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</style:style>
    <style:style style:name="ce78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87" style:family="table-cell" style:parent-style-name="Default">
      <style:table-cell-properties fo:border-bottom="none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9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95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9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100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101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ext-properties fo:color="#000000"/>
    </style:style>
    <style:style style:name="ce105" style:family="table-cell" style:parent-style-name="Default">
      <style:text-properties fo:color="#c9211e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107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6"/>
    <style:style style:name="ce110" style:family="table-cell" style:parent-style-name="Default" style:data-style-name="N127">
      <style:text-properties fo:color="#000000"/>
    </style:style>
    <style:style style:name="ce11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12" style:family="table-cell" style:parent-style-name="Default" style:data-style-name="N61"/>
    <style:style style:name="ce66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67" style:family="table-cell" style:parent-style-name="Default" style:data-style-name="N126">
      <style:table-cell-properties fo:border-bottom="none" fo:background-color="#ffff00" fo:border-left="none" fo:border-right="0.06pt solid #000000" fo:border-top="none"/>
    </style:style>
    <style:style style:name="ce113" style:family="table-cell" style:parent-style-name="Default" style:data-style-name="N127">
      <style:table-cell-properties fo:border-bottom="none" fo:border-left="none" fo:border-right="0.06pt solid #000000" fo:border-top="none"/>
      <style:text-properties fo:color="#000000"/>
    </style:style>
    <style:style style:name="ce114" style:family="table-cell" style:parent-style-name="Default" style:data-style-name="N126">
      <style:text-properties fo:color="#000000"/>
    </style:style>
    <style:style style:name="ce111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2" style:family="table-cell" style:parent-style-name="Default">
      <style:table-cell-properties fo:border-bottom="none" fo:background-color="#ffff00" fo:border-left="0.06pt solid #000000" fo:border-right="none" fo:border-top="none"/>
      <style:text-properties fo:color="#0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</style:style>
    <style:style style:name="ce128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129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30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20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20"/>
        </table:table-row>
        <table:table-row table:style-name="ro2" table:number-rows-repeated="3">
          <table:table-cell table:number-columns-repeated="22"/>
        </table:table-row>
        <table:table-row table:style-name="ro2">
          <table:table-cell table:number-columns-repeated="2"/>
          <table:table-cell table:style-name="ce74" office:value-type="string" calcext:value-type="string" table:number-columns-spanned="6" table:number-rows-spanned="2">
            <text:p>V=0.83 m/s</text:p>
          </table:table-cell>
          <table:covered-table-cell table:number-columns-repeated="4" table:style-name="ce78"/>
          <table:covered-table-cell table:style-name="ce87"/>
          <table:table-cell/>
          <table:table-cell table:style-name="ce74" office:value-type="string" calcext:value-type="string" table:number-columns-spanned="6" table:number-rows-spanned="2">
            <text:p>V=0.3 m/s</text:p>
          </table:table-cell>
          <table:covered-table-cell table:number-columns-repeated="4" table:style-name="ce78"/>
          <table:covered-table-cell table:style-name="ce87"/>
          <table:table-cell/>
          <table:table-cell table:style-name="ce74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78"/>
          <table:covered-table-cell table:style-name="ce87"/>
        </table:table-row>
        <table:table-row table:style-name="ro2">
          <table:table-cell table:number-columns-repeated="2"/>
          <table:covered-table-cell table:style-name="ce75"/>
          <table:covered-table-cell table:number-columns-repeated="4"/>
          <table:covered-table-cell table:style-name="ce88"/>
          <table:table-cell/>
          <table:covered-table-cell table:style-name="ce75"/>
          <table:covered-table-cell table:number-columns-repeated="4"/>
          <table:covered-table-cell table:style-name="ce88"/>
          <table:table-cell/>
          <table:covered-table-cell table:style-name="ce75"/>
          <table:covered-table-cell table:number-columns-repeated="4"/>
          <table:covered-table-cell table:style-name="ce88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79" office:value-type="string" calcext:value-type="string">
            <text:p>d [m]</text:p>
          </table:table-cell>
          <table:table-cell table:style-name="ce79" office:value-type="string" calcext:value-type="string">
            <text:p>d [mm]</text:p>
          </table:table-cell>
          <table:table-cell table:style-name="ce79" office:value-type="string" calcext:value-type="string">
            <text:p>f+</text:p>
          </table:table-cell>
          <table:table-cell table:style-name="ce79" office:value-type="string" calcext:value-type="string">
            <text:p>d+</text:p>
          </table:table-cell>
          <table:table-cell table:style-name="ce89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79" office:value-type="string" calcext:value-type="string">
            <text:p>d [m]</text:p>
          </table:table-cell>
          <table:table-cell table:style-name="ce79" office:value-type="string" calcext:value-type="string">
            <text:p>d [mm]</text:p>
          </table:table-cell>
          <table:table-cell table:style-name="ce79" office:value-type="string" calcext:value-type="string">
            <text:p>f+</text:p>
          </table:table-cell>
          <table:table-cell table:style-name="ce79" office:value-type="string" calcext:value-type="string">
            <text:p>d+</text:p>
          </table:table-cell>
          <table:table-cell table:style-name="ce89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79" office:value-type="string" calcext:value-type="string">
            <text:p>d [m]</text:p>
          </table:table-cell>
          <table:table-cell table:style-name="ce79" office:value-type="string" calcext:value-type="string">
            <text:p>d [mm]</text:p>
          </table:table-cell>
          <table:table-cell table:style-name="ce79" office:value-type="string" calcext:value-type="string">
            <text:p>f+</text:p>
          </table:table-cell>
          <table:table-cell table:style-name="ce79" office:value-type="string" calcext:value-type="string">
            <text:p>d+</text:p>
          </table:table-cell>
          <table:table-cell table:style-name="ce89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75" office:value-type="float" office:value="8" calcext:value-type="float">
            <text:p>8</text:p>
          </table:table-cell>
          <table:table-cell table:style-name="ce13" table:formula="of:=AVERAGE([$'Data-Delta'.B7:$'Data-Delta'.B12])" office:value-type="float" office:value="0.0098719" calcext:value-type="float">
            <text:p>0.009872</text:p>
          </table:table-cell>
          <table:table-cell table:style-name="ce14" table:formula="of:=[.D19]*1000" office:value-type="float" office:value="9.8719" calcext:value-type="float">
            <text:p>9.872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1.57916684257071" calcext:value-type="float">
            <text:p>1.579</text:p>
          </table:table-cell>
          <table:table-cell table:style-name="ce88" office:value-type="float" office:value="0.287" calcext:value-type="float">
            <text:p>0.287</text:p>
          </table:table-cell>
          <table:table-cell/>
          <table:table-cell table:style-name="ce75" office:value-type="float" office:value="8" calcext:value-type="float">
            <text:p>8</text:p>
          </table:table-cell>
          <table:table-cell table:style-name="ce13"/>
          <table:table-cell table:style-name="ce14" table:formula="of:=[.K19]*1000" office:value-type="float" office:value="0" calcext:value-type="float">
            <text:p>0.000</text:p>
          </table:table-cell>
          <table:table-cell table:style-name="ce15" table:formula="of:=[.J19]/[.$B$9]" office:value-type="float" office:value="0.602863602110023" calcext:value-type="float">
            <text:p>0.6029</text:p>
          </table:table-cell>
          <table:table-cell table:style-name="ce14"/>
          <table:table-cell table:style-name="ce88"/>
          <table:table-cell/>
          <table:table-cell table:style-name="ce75" office:value-type="float" office:value="8" calcext:value-type="float">
            <text:p>8</text:p>
          </table:table-cell>
          <table:table-cell table:style-name="ce13"/>
          <table:table-cell table:style-name="ce14" table:formula="of:=[.R19]*1000" office:value-type="float" office:value="0" calcext:value-type="float">
            <text:p>0.000</text:p>
          </table:table-cell>
          <table:table-cell table:style-name="ce15" table:formula="of:=[.Q19]/[.$B$9]" office:value-type="float" office:value="0.602863602110023" calcext:value-type="float">
            <text:p>0.6029</text:p>
          </table:table-cell>
          <table:table-cell table:style-name="ce14"/>
          <table:table-cell table:style-name="ce88"/>
        </table:table-row>
        <table:table-row table:style-name="ro2">
          <table:table-cell table:number-columns-repeated="2"/>
          <table:table-cell table:style-name="ce75" office:value-type="float" office:value="10" calcext:value-type="float">
            <text:p>10</text:p>
          </table:table-cell>
          <table:table-cell table:style-name="ce13" table:formula="of:=AVERAGE([$'Data-Delta'.D9:$'Data-Delta'.D14])" office:value-type="float" office:value="0.0117918833333333" calcext:value-type="float">
            <text:p>0.011792</text:p>
          </table:table-cell>
          <table:table-cell table:style-name="ce14" table:formula="of:=[.D20]*1000" office:value-type="float" office:value="11.7918833333333" calcext:value-type="float">
            <text:p>11.792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1.88629860224093" calcext:value-type="float">
            <text:p>1.886</text:p>
          </table:table-cell>
          <table:table-cell table:style-name="ce88" office:value-type="float" office:value="0.117" calcext:value-type="float">
            <text:p>0.117</text:p>
          </table:table-cell>
          <table:table-cell/>
          <table:table-cell table:style-name="ce75" office:value-type="float" office:value="10" calcext:value-type="float">
            <text:p>10</text:p>
          </table:table-cell>
          <table:table-cell table:style-name="ce13"/>
          <table:table-cell table:style-name="ce14" table:formula="of:=[.K20]*1000" office:value-type="float" office:value="0" calcext:value-type="float">
            <text:p>0.000</text:p>
          </table:table-cell>
          <table:table-cell table:style-name="ce15" table:formula="of:=[.J20]/[.$B$9]" office:value-type="float" office:value="0.753579502637528" calcext:value-type="float">
            <text:p>0.7536</text:p>
          </table:table-cell>
          <table:table-cell table:style-name="ce14"/>
          <table:table-cell table:style-name="ce88"/>
          <table:table-cell/>
          <table:table-cell table:style-name="ce75" office:value-type="float" office:value="10" calcext:value-type="float">
            <text:p>10</text:p>
          </table:table-cell>
          <table:table-cell table:style-name="ce13"/>
          <table:table-cell table:style-name="ce14" table:formula="of:=[.R20]*1000" office:value-type="float" office:value="0" calcext:value-type="float">
            <text:p>0.000</text:p>
          </table:table-cell>
          <table:table-cell table:style-name="ce15" table:formula="of:=[.Q20]/[.$B$9]" office:value-type="float" office:value="0.753579502637528" calcext:value-type="float">
            <text:p>0.7536</text:p>
          </table:table-cell>
          <table:table-cell table:style-name="ce14"/>
          <table:table-cell table:style-name="ce88"/>
        </table:table-row>
        <table:table-row table:style-name="ro2">
          <table:table-cell table:number-columns-repeated="2"/>
          <table:table-cell table:style-name="ce75" office:value-type="float" office:value="12" calcext:value-type="float">
            <text:p>12</text:p>
          </table:table-cell>
          <table:table-cell table:style-name="ce13" table:formula="of:=AVERAGE([$'Data-Delta'.F11:$'Data-Delta'.F16])" office:value-type="float" office:value="0.0116099666666667" calcext:value-type="float">
            <text:p>0.011610</text:p>
          </table:table-cell>
          <table:table-cell table:style-name="ce14" table:formula="of:=[.D21]*1000" office:value-type="float" office:value="11.6099666666667" calcext:value-type="float">
            <text:p>11.61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1.85719814861893" calcext:value-type="float">
            <text:p>1.857</text:p>
          </table:table-cell>
          <table:table-cell table:style-name="ce88" office:value-type="float" office:value="-0.083" calcext:value-type="float">
            <text:p>-0.083</text:p>
          </table:table-cell>
          <table:table-cell/>
          <table:table-cell table:style-name="ce75" office:value-type="float" office:value="12" calcext:value-type="float">
            <text:p>12</text:p>
          </table:table-cell>
          <table:table-cell table:style-name="ce13"/>
          <table:table-cell table:style-name="ce14" table:formula="of:=[.K21]*1000" office:value-type="float" office:value="0" calcext:value-type="float">
            <text:p>0.000</text:p>
          </table:table-cell>
          <table:table-cell table:style-name="ce15" table:formula="of:=[.J21]/[.$B$9]" office:value-type="float" office:value="0.904295403165034" calcext:value-type="float">
            <text:p>0.9043</text:p>
          </table:table-cell>
          <table:table-cell table:style-name="ce14" table:formula="of:=[.K21]/[.$B$11]" office:value-type="float" office:value="0" calcext:value-type="float">
            <text:p>0.000</text:p>
          </table:table-cell>
          <table:table-cell table:style-name="ce88"/>
          <table:table-cell/>
          <table:table-cell table:style-name="ce75" office:value-type="float" office:value="12" calcext:value-type="float">
            <text:p>12</text:p>
          </table:table-cell>
          <table:table-cell table:style-name="ce13"/>
          <table:table-cell table:style-name="ce14" table:formula="of:=[.R21]*1000" office:value-type="float" office:value="0" calcext:value-type="float">
            <text:p>0.000</text:p>
          </table:table-cell>
          <table:table-cell table:style-name="ce15" table:formula="of:=[.Q21]/[.$B$9]" office:value-type="float" office:value="0.904295403165034" calcext:value-type="float">
            <text:p>0.9043</text:p>
          </table:table-cell>
          <table:table-cell table:style-name="ce14" table:formula="of:=[.R21]/[.B11]" office:value-type="float" office:value="0" calcext:value-type="float">
            <text:p>0.000</text:p>
          </table:table-cell>
          <table:table-cell table:style-name="ce88" office:value-type="float" office:value="0.336" calcext:value-type="float">
            <text:p>0.336</text:p>
          </table:table-cell>
        </table:table-row>
        <table:table-row table:style-name="ro2">
          <table:table-cell table:number-columns-repeated="2"/>
          <table:table-cell table:style-name="ce75" office:value-type="float" office:value="14" calcext:value-type="float">
            <text:p>14</text:p>
          </table:table-cell>
          <table:table-cell table:style-name="ce13" table:formula="of:=AVERAGE([$'Data-Delta'.H10:$'Data-Delta'.H17])" office:value-type="float" office:value="0.0097397625" calcext:value-type="float">
            <text:p>0.009740</text:p>
          </table:table-cell>
          <table:table-cell table:style-name="ce14" table:formula="of:=[.D22]*1000" office:value-type="float" office:value="9.7397625" calcext:value-type="float">
            <text:p>9.740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1.55802935549526" calcext:value-type="float">
            <text:p>1.558</text:p>
          </table:table-cell>
          <table:table-cell table:style-name="ce88" office:value-type="float" office:value="-0.109" calcext:value-type="float">
            <text:p>-0.109</text:p>
          </table:table-cell>
          <table:table-cell/>
          <table:table-cell table:style-name="ce75" office:value-type="float" office:value="14" calcext:value-type="float">
            <text:p>14</text:p>
          </table:table-cell>
          <table:table-cell table:style-name="ce13"/>
          <table:table-cell table:style-name="ce14" table:formula="of:=[.K22]*1000" office:value-type="float" office:value="0" calcext:value-type="float">
            <text:p>0.000</text:p>
          </table:table-cell>
          <table:table-cell table:style-name="ce15" table:formula="of:=[.J22]/[.$B$9]" office:value-type="float" office:value="1.05501130369254" calcext:value-type="float">
            <text:p>1.0550</text:p>
          </table:table-cell>
          <table:table-cell table:style-name="ce14" table:formula="of:=[.K22]/[.$B$11]" office:value-type="float" office:value="0" calcext:value-type="float">
            <text:p>0.000</text:p>
          </table:table-cell>
          <table:table-cell table:style-name="ce88"/>
          <table:table-cell/>
          <table:table-cell table:style-name="ce75" office:value-type="float" office:value="14" calcext:value-type="float">
            <text:p>14</text:p>
          </table:table-cell>
          <table:table-cell table:style-name="ce13"/>
          <table:table-cell table:style-name="ce14" table:formula="of:=[.R22]*1000" office:value-type="float" office:value="0" calcext:value-type="float">
            <text:p>0.000</text:p>
          </table:table-cell>
          <table:table-cell table:style-name="ce15" table:formula="of:=[.Q22]/[.$B$9]" office:value-type="float" office:value="1.05501130369254" calcext:value-type="float">
            <text:p>1.0550</text:p>
          </table:table-cell>
          <table:table-cell table:style-name="ce14"/>
          <table:table-cell table:style-name="ce88"/>
        </table:table-row>
        <table:table-row table:style-name="ro2">
          <table:table-cell table:number-columns-repeated="2"/>
          <table:table-cell table:style-name="ce75" office:value-type="float" office:value="16" calcext:value-type="float">
            <text:p>16</text:p>
          </table:table-cell>
          <table:table-cell table:style-name="ce13" table:formula="of:=AVERAGE([$'Data-Delta'.J12:$'Data-Delta'.J19])" office:value-type="float" office:value="0.0076061125" calcext:value-type="float">
            <text:p>0.007606</text:p>
          </table:table-cell>
          <table:table-cell table:style-name="ce14" table:formula="of:=[.D23]*1000" office:value-type="float" office:value="7.6061125" calcext:value-type="float">
            <text:p>7.606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1.21671822656861" calcext:value-type="float">
            <text:p>1.217</text:p>
          </table:table-cell>
          <table:table-cell table:style-name="ce88" office:value-type="float" office:value="-0.058" calcext:value-type="float">
            <text:p>-0.058</text:p>
          </table:table-cell>
          <table:table-cell/>
          <table:table-cell table:style-name="ce75" office:value-type="float" office:value="16" calcext:value-type="float">
            <text:p>16</text:p>
          </table:table-cell>
          <table:table-cell table:style-name="ce13"/>
          <table:table-cell table:style-name="ce14" table:formula="of:=[.K23]*1000" office:value-type="float" office:value="0" calcext:value-type="float">
            <text:p>0.000</text:p>
          </table:table-cell>
          <table:table-cell table:style-name="ce15" table:formula="of:=[.J23]/[.$B$9]" office:value-type="float" office:value="1.20572720422005" calcext:value-type="float">
            <text:p>1.2057</text:p>
          </table:table-cell>
          <table:table-cell table:style-name="ce14"/>
          <table:table-cell table:style-name="ce88"/>
          <table:table-cell/>
          <table:table-cell table:style-name="ce75" office:value-type="float" office:value="16" calcext:value-type="float">
            <text:p>16</text:p>
          </table:table-cell>
          <table:table-cell table:style-name="ce13"/>
          <table:table-cell table:style-name="ce14" table:formula="of:=[.R23]*1000" office:value-type="float" office:value="0" calcext:value-type="float">
            <text:p>0.000</text:p>
          </table:table-cell>
          <table:table-cell table:style-name="ce15" table:formula="of:=[.Q23]/[.$B$9]" office:value-type="float" office:value="1.20572720422005" calcext:value-type="float">
            <text:p>1.2057</text:p>
          </table:table-cell>
          <table:table-cell table:style-name="ce14"/>
          <table:table-cell table:style-name="ce88"/>
        </table:table-row>
        <table:table-row table:style-name="ro2">
          <table:table-cell table:number-columns-repeated="2"/>
          <table:table-cell table:style-name="ce75" office:value-type="float" office:value="18" calcext:value-type="float">
            <text:p>18</text:p>
          </table:table-cell>
          <table:table-cell table:style-name="ce13" table:formula="of:=AVERAGE([$'Data-Delta'.L12:$'Data-Delta'.L21])" office:value-type="float" office:value="0.00582058" calcext:value-type="float">
            <text:p>0.005821</text:p>
          </table:table-cell>
          <table:table-cell table:style-name="ce14" table:formula="of:=[.D24]*1000" office:value-type="float" office:value="5.82058" calcext:value-type="float">
            <text:p>5.821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.931094008299338" calcext:value-type="float">
            <text:p>0.9311</text:p>
          </table:table-cell>
          <table:table-cell table:style-name="ce88" office:value-type="float" office:value="0.008" calcext:value-type="float">
            <text:p>0.008</text:p>
          </table:table-cell>
          <table:table-cell/>
          <table:table-cell table:style-name="ce75" office:value-type="float" office:value="18" calcext:value-type="float">
            <text:p>18</text:p>
          </table:table-cell>
          <table:table-cell table:style-name="ce13"/>
          <table:table-cell table:style-name="ce14" table:formula="of:=[.K24]*1000" office:value-type="float" office:value="0" calcext:value-type="float">
            <text:p>0.000</text:p>
          </table:table-cell>
          <table:table-cell table:style-name="ce15" table:formula="of:=[.J24]/[.$B$9]" office:value-type="float" office:value="1.35644310474755" calcext:value-type="float">
            <text:p>1.3564</text:p>
          </table:table-cell>
          <table:table-cell table:style-name="ce15"/>
          <table:table-cell table:style-name="ce88"/>
          <table:table-cell/>
          <table:table-cell table:style-name="ce75" office:value-type="float" office:value="18" calcext:value-type="float">
            <text:p>18</text:p>
          </table:table-cell>
          <table:table-cell table:style-name="ce13"/>
          <table:table-cell table:style-name="ce14" table:formula="of:=[.R24]*1000" office:value-type="float" office:value="0" calcext:value-type="float">
            <text:p>0.000</text:p>
          </table:table-cell>
          <table:table-cell table:style-name="ce15" table:formula="of:=[.Q24]/[.$B$9]" office:value-type="float" office:value="1.35644310474755" calcext:value-type="float">
            <text:p>1.3564</text:p>
          </table:table-cell>
          <table:table-cell table:style-name="ce15"/>
          <table:table-cell table:style-name="ce88"/>
        </table:table-row>
        <table:table-row table:style-name="ro2">
          <table:table-cell table:number-columns-repeated="2"/>
          <table:table-cell table:style-name="ce77" office:value-type="float" office:value="20" calcext:value-type="float">
            <text:p>20</text:p>
          </table:table-cell>
          <table:table-cell table:style-name="ce38" table:formula="of:=AVERAGE([$'Data-Delta'.N14:$'Data-Delta'.N23])" office:value-type="float" office:value="0.00466454" calcext:value-type="float">
            <text:p>0.004665</text:p>
          </table:table-cell>
          <table:table-cell table:style-name="ce40" table:formula="of:=[.D25]*1000" office:value-type="float" office:value="4.66454" calcext:value-type="float">
            <text:p>4.665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.746167090817856" calcext:value-type="float">
            <text:p>0.7462</text:p>
          </table:table-cell>
          <table:table-cell table:style-name="ce90" office:value-type="float" office:value="0.074" calcext:value-type="float">
            <text:p>0.074</text:p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38"/>
          <table:table-cell table:style-name="ce40" table:formula="of:=[.K25]*1000" office:value-type="float" office:value="0" calcext:value-type="float">
            <text:p>0.000</text:p>
          </table:table-cell>
          <table:table-cell table:style-name="ce42" table:formula="of:=[.J25]/[.$B$9]" office:value-type="float" office:value="1.50715900527506" calcext:value-type="float">
            <text:p>1.5072</text:p>
          </table:table-cell>
          <table:table-cell table:style-name="ce42"/>
          <table:table-cell table:style-name="ce90"/>
          <table:table-cell/>
          <table:table-cell table:style-name="ce77" office:value-type="float" office:value="20" calcext:value-type="float">
            <text:p>20</text:p>
          </table:table-cell>
          <table:table-cell table:style-name="ce38"/>
          <table:table-cell table:style-name="ce40" table:formula="of:=[.R25]*1000" office:value-type="float" office:value="0" calcext:value-type="float">
            <text:p>0.000</text:p>
          </table:table-cell>
          <table:table-cell table:style-name="ce42" table:formula="of:=[.Q25]/[.$B$9]" office:value-type="float" office:value="1.50715900527506" calcext:value-type="float">
            <text:p>1.5072</text:p>
          </table:table-cell>
          <table:table-cell table:style-name="ce42"/>
          <table:table-cell table:style-name="ce90"/>
        </table:table-row>
      </table:table>
      <table:table table:name="Data-Delta-newDomain" table:style-name="ta1">
        <table:table-column table:style-name="co3" table:number-columns-repeated="4" table:default-cell-style-name="Default"/>
        <table:table-column table:style-name="co3" table:default-cell-style-name="ce112"/>
        <table:table-column table:style-name="co3" table:default-cell-style-name="Default"/>
        <table:table-column table:style-name="co3" table:number-columns-repeated="3" table:default-cell-style-name="ce112"/>
        <table:table-column table:style-name="co3" table:number-columns-repeated="5" table:default-cell-style-name="Default"/>
        <table:table-row table:style-name="ro2">
          <table:table-cell table:style-name="ce74" office:value-type="string" calcext:value-type="string" table:number-columns-spanned="14" table:number-rows-spanned="2">
            <text:p>V=0.83 m/s</text:p>
          </table:table-cell>
          <table:covered-table-cell table:style-name="ce78" office:value-type="string" calcext:value-type="string">
            <text:p>m/s</text:p>
          </table:covered-table-cell>
          <table:covered-table-cell table:number-columns-repeated="11" table:style-name="ce78"/>
          <table:covered-table-cell table:style-name="ce87"/>
        </table:table-row>
        <table:table-row table:style-name="ro2">
          <table:covered-table-cell table:style-name="ce7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75"/>
          <table:table-cell table:style-name="ce98"/>
          <table:table-cell table:number-columns-repeated="2"/>
          <table:table-cell table:style-name="ce75" office:value-type="float" office:value="1.039" calcext:value-type="float">
            <text:p>1.039</text:p>
          </table:table-cell>
          <table:table-cell table:style-name="ce88" table:formula="of:=0.0419731-0.03" office:value-type="float" office:value="0.0119731" calcext:value-type="float">
            <text:p>0.0119731</text:p>
          </table:table-cell>
          <table:table-cell table:style-name="Default"/>
          <table:table-cell table:style-name="ce109"/>
          <table:table-cell table:style-name="ce75"/>
          <table:table-cell table:style-name="ce88"/>
          <table:table-cell table:style-name="ce75"/>
          <table:table-cell table:style-name="ce98"/>
          <table:table-cell/>
          <table:table-cell table:style-name="ce98"/>
        </table:table-row>
        <table:table-row table:style-name="ro2">
          <table:table-cell table:style-name="ce75"/>
          <table:table-cell table:style-name="ce98"/>
          <table:table-cell table:number-columns-repeated="2"/>
          <table:table-cell table:style-name="ce75" office:value-type="float" office:value="1.081" calcext:value-type="float">
            <text:p>1.081</text:p>
          </table:table-cell>
          <table:table-cell table:style-name="ce88" table:formula="of:=0.03-0.0181287" office:value-type="float" office:value="0.0118713" calcext:value-type="float">
            <text:p>0.0118713</text:p>
          </table:table-cell>
          <table:table-cell table:style-name="Default"/>
          <table:table-cell table:style-name="ce109"/>
          <table:table-cell table:style-name="ce75"/>
          <table:table-cell table:style-name="ce98"/>
          <table:table-cell table:style-name="ce75"/>
          <table:table-cell table:style-name="ce98"/>
          <table:table-cell/>
          <table:table-cell table:style-name="ce98"/>
        </table:table-row>
        <table:table-row table:style-name="ro2">
          <table:table-cell table:style-name="ce93"/>
          <table:table-cell table:style-name="ce98"/>
          <table:table-cell table:number-columns-repeated="2"/>
          <table:table-cell table:style-name="ce75" office:value-type="float" office:value="1.123" calcext:value-type="float">
            <text:p>1.123</text:p>
          </table:table-cell>
          <table:table-cell table:style-name="ce88" table:formula="of:=0.0418066-0.03" office:value-type="float" office:value="0.0118066" calcext:value-type="float">
            <text:p>0.0118066</text:p>
          </table:table-cell>
          <table:table-cell table:style-name="Default"/>
          <table:table-cell table:style-name="ce109"/>
          <table:table-cell table:style-name="ce93"/>
          <table:table-cell table:style-name="ce88"/>
          <table:table-cell table:style-name="ce75"/>
          <table:table-cell table:style-name="ce98"/>
          <table:table-cell/>
          <table:table-cell table:style-name="ce98"/>
        </table:table-row>
        <table:table-row table:style-name="ro2">
          <table:table-cell table:style-name="ce94"/>
          <table:table-cell table:style-name="ce98"/>
          <table:table-cell table:style-name="ce104"/>
          <table:table-cell/>
          <table:table-cell table:style-name="ce75" office:value-type="float" office:value="1.165" calcext:value-type="float">
            <text:p>1.165</text:p>
          </table:table-cell>
          <table:table-cell table:style-name="ce88" table:formula="of:=0.03-0.0182146" office:value-type="float" office:value="0.0117854" calcext:value-type="float">
            <text:p>0.0117854</text:p>
          </table:table-cell>
          <table:table-cell table:style-name="ce104"/>
          <table:table-cell table:style-name="ce109"/>
          <table:table-cell table:style-name="ce75"/>
          <table:table-cell table:style-name="ce88"/>
          <table:table-cell table:style-name="ce93"/>
          <table:table-cell table:style-name="ce98"/>
          <table:table-cell/>
          <table:table-cell table:style-name="ce98"/>
        </table:table-row>
        <table:table-row table:style-name="ro2">
          <table:table-cell table:style-name="ce75"/>
          <table:table-cell table:style-name="ce88"/>
          <table:table-cell table:style-name="ce105"/>
          <table:table-cell/>
          <table:table-cell table:style-name="ce93" office:value-type="float" office:value="1.206" calcext:value-type="float">
            <text:p>1.206</text:p>
          </table:table-cell>
          <table:table-cell table:style-name="ce88" table:formula="of:=0.0417659-0.03" office:value-type="float" office:value="0.0117659" calcext:value-type="float">
            <text:p>0.0117659</text:p>
          </table:table-cell>
          <table:table-cell table:style-name="Default" table:number-columns-repeated="2"/>
          <table:table-cell table:style-name="ce75"/>
          <table:table-cell table:style-name="ce88"/>
          <table:table-cell table:style-name="ce75"/>
          <table:table-cell table:style-name="ce88"/>
          <table:table-cell table:style-name="ce104"/>
          <table:table-cell table:style-name="ce98"/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93" office:value-type="float" office:value="1.248" calcext:value-type="float">
            <text:p>1.248</text:p>
          </table:table-cell>
          <table:table-cell table:style-name="ce88" table:formula="of:=0.03-0.0182262" office:value-type="float" office:value="0.0117738" calcext:value-type="float">
            <text:p>0.0117738</text:p>
          </table:table-cell>
          <table:table-cell table:style-name="ce104"/>
          <table:table-cell table:style-name="Default"/>
          <table:table-cell table:style-name="ce93"/>
          <table:table-cell table:style-name="ce88"/>
          <table:table-cell table:style-name="ce75"/>
          <table:table-cell table:style-name="ce88"/>
          <table:table-cell/>
          <table:table-cell table:style-name="ce98"/>
        </table:table-row>
        <table:table-row table:style-name="ro2">
          <table:table-cell table:style-name="ce75"/>
          <table:table-cell table:style-name="ce88"/>
          <table:table-cell/>
          <table:table-cell table:style-name="ce109"/>
          <table:table-cell table:style-name="ce75" office:value-type="float" office:value="1.29" calcext:value-type="float">
            <text:p>1.29</text:p>
          </table:table-cell>
          <table:table-cell table:style-name="ce88" table:formula="of:=0.0417706-0.03" office:value-type="float" office:value="0.0117706" calcext:value-type="float">
            <text:p>0.0117706</text:p>
          </table:table-cell>
          <table:table-cell table:style-name="ce105"/>
          <table:table-cell table:style-name="Default"/>
          <table:table-cell table:style-name="ce75"/>
          <table:table-cell table:style-name="ce98"/>
          <table:table-cell table:style-name="ce75"/>
          <table:table-cell table:style-name="ce88"/>
          <table:table-cell/>
          <table:table-cell table:style-name="ce98"/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 office:value-type="float" office:value="1.332" calcext:value-type="float">
            <text:p>1.332</text:p>
          </table:table-cell>
          <table:table-cell table:style-name="ce88" table:formula="of:=0.03-0.0182347" office:value-type="float" office:value="0.0117653" calcext:value-type="float">
            <text:p>0.0117653</text:p>
          </table:table-cell>
          <table:table-cell table:style-name="Default" table:number-columns-repeated="2"/>
          <table:table-cell table:style-name="ce111"/>
          <table:table-cell table:style-name="ce88"/>
          <table:table-cell table:style-name="ce75"/>
          <table:table-cell table:style-name="ce88"/>
          <table:table-cell/>
          <table:table-cell table:style-name="ce98"/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118" office:value-type="float" office:value="1.373" calcext:value-type="float">
            <text:p>1.373</text:p>
          </table:table-cell>
          <table:table-cell table:style-name="ce66" table:formula="of:=0.0417646-0.03" office:value-type="float" office:value="0.0117646" calcext:value-type="float">
            <text:p>0.0117646</text:p>
          </table:table-cell>
          <table:table-cell table:style-name="Default" table:number-columns-repeated="2"/>
          <table:table-cell table:style-name="ce75"/>
          <table:table-cell table:style-name="ce88"/>
          <table:table-cell table:style-name="ce111"/>
          <table:table-cell table:style-name="ce88"/>
          <table:table-cell/>
          <table:table-cell table:style-name="ce98"/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118" office:value-type="float" office:value="1.415" calcext:value-type="float">
            <text:p>1.415</text:p>
          </table:table-cell>
          <table:table-cell table:style-name="ce66" table:formula="of:=0.03-0.0182317" office:value-type="float" office:value="0.0117683" calcext:value-type="float">
            <text:p>0.0117683</text:p>
          </table:table-cell>
          <table:table-cell table:style-name="Default" table:number-columns-repeated="2"/>
          <table:table-cell table:style-name="ce75"/>
          <table:table-cell table:style-name="ce88"/>
          <table:table-cell table:style-name="ce75"/>
          <table:table-cell table:style-name="ce88"/>
          <table:table-cell table:style-name="ce105"/>
          <table:table-cell table:style-name="ce88"/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118" office:value-type="float" office:value="1.457" calcext:value-type="float">
            <text:p>1.457</text:p>
          </table:table-cell>
          <table:table-cell table:style-name="ce67" table:formula="of:=0.041761-0.03" office:value-type="float" office:value="0.011761" calcext:value-type="float">
            <text:p>0.0117610</text:p>
          </table:table-cell>
          <table:table-cell table:style-name="Default" table:number-columns-repeated="2"/>
          <table:table-cell table:style-name="ce75"/>
          <table:table-cell table:style-name="ce88"/>
          <table:table-cell table:style-name="ce75"/>
          <table:table-cell table:style-name="ce88"/>
          <table:table-cell/>
          <table:table-cell table:style-name="ce88"/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118" office:value-type="float" office:value="1.498" calcext:value-type="float">
            <text:p>1.498</text:p>
          </table:table-cell>
          <table:table-cell table:style-name="ce67" table:formula="of:=0.03-0.018234" office:value-type="float" office:value="0.011766" calcext:value-type="float">
            <text:p>0.0117660</text:p>
          </table:table-cell>
          <table:table-cell table:style-name="Default" table:number-columns-repeated="2"/>
          <table:table-cell table:style-name="ce75"/>
          <table:table-cell table:style-name="ce88"/>
          <table:table-cell table:style-name="ce75"/>
          <table:table-cell table:style-name="ce88"/>
          <table:table-cell/>
          <table:table-cell table:style-name="ce88"/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/>
          <table:table-cell table:style-name="ce88"/>
          <table:table-cell table:style-name="Default" table:number-columns-repeated="2"/>
          <table:table-cell table:style-name="ce75"/>
          <table:table-cell table:style-name="ce88"/>
          <table:table-cell table:style-name="ce75"/>
          <table:table-cell table:style-name="ce88"/>
          <table:table-cell/>
          <table:table-cell table:style-name="ce98"/>
        </table:table-row>
        <table:table-row table:style-name="ro2" table:number-rows-repeated="5">
          <table:table-cell table:style-name="ce75"/>
          <table:table-cell table:style-name="ce88"/>
          <table:table-cell table:number-columns-repeated="2"/>
          <table:table-cell table:style-name="ce75"/>
          <table:table-cell table:style-name="ce88"/>
          <table:table-cell table:style-name="Default" table:number-columns-repeated="2"/>
          <table:table-cell table:style-name="ce75"/>
          <table:table-cell table:style-name="ce88"/>
          <table:table-cell table:style-name="ce75"/>
          <table:table-cell table:style-name="ce88"/>
          <table:table-cell/>
          <table:table-cell table:style-name="ce88"/>
        </table:table-row>
        <table:table-row table:style-name="ro2">
          <table:table-cell table:style-name="ce77"/>
          <table:table-cell table:style-name="ce90"/>
          <table:table-cell table:style-name="ce106" table:number-columns-repeated="2"/>
          <table:table-cell table:style-name="ce77"/>
          <table:table-cell table:style-name="ce90"/>
          <table:table-cell table:style-name="ce106" table:number-columns-repeated="2"/>
          <table:table-cell table:style-name="ce77"/>
          <table:table-cell table:style-name="ce90"/>
          <table:table-cell table:style-name="ce77"/>
          <table:table-cell table:style-name="ce90"/>
          <table:table-cell table:style-name="ce106"/>
          <table:table-cell table:style-name="ce90"/>
        </table:table-row>
        <table:table-row table:style-name="ro2">
          <table:table-cell table:style-name="ce74" office:value-type="string" calcext:value-type="string" table:number-columns-spanned="14" table:number-rows-spanned="2">
            <text:p>V=0.3 m/s</text:p>
          </table:table-cell>
          <table:covered-table-cell table:style-name="ce78" office:value-type="string" calcext:value-type="string">
            <text:p>m/s</text:p>
          </table:covered-table-cell>
          <table:covered-table-cell table:number-columns-repeated="11" table:style-name="ce78"/>
          <table:covered-table-cell table:style-name="ce87"/>
        </table:table-row>
        <table:table-row table:style-name="ro2">
          <table:covered-table-cell table:style-name="ce7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93"/>
          <table:table-cell table:style-name="ce99"/>
          <table:table-cell table:number-columns-repeated="2"/>
          <table:table-cell table:style-name="ce93"/>
          <table:table-cell table:style-name="ce113"/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/>
          <table:table-cell table:style-name="ce109"/>
          <table:table-cell table:style-name="ce93"/>
          <table:table-cell table:style-name="ce113"/>
          <table:table-cell table:style-name="ce104"/>
          <table:table-cell table:style-name="ce114"/>
          <table:table-cell table:style-name="ce93"/>
          <table:table-cell table:style-name="ce99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99"/>
          <table:table-cell table:number-columns-repeated="2"/>
          <table:table-cell table:style-name="ce93"/>
          <table:table-cell table:style-name="ce113"/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/>
          <table:table-cell table:style-name="ce109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99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13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99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5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95"/>
          <table:table-cell table:style-name="ce101"/>
          <table:table-cell table:style-name="ce107"/>
          <table:table-cell table:style-name="ce101"/>
        </table:table-row>
        <table:table-row table:style-name="ro2">
          <table:table-cell table:style-name="ce74" office:value-type="string" calcext:value-type="string" table:number-columns-spanned="14" table:number-rows-spanned="2">
            <text:p>V=1.45 m/s</text:p>
          </table:table-cell>
          <table:covered-table-cell table:style-name="ce78" office:value-type="string" calcext:value-type="string">
            <text:p>m/s</text:p>
          </table:covered-table-cell>
          <table:covered-table-cell table:number-columns-repeated="11" table:style-name="ce78"/>
          <table:covered-table-cell table:style-name="ce87"/>
        </table:table-row>
        <table:table-row table:style-name="ro2">
          <table:covered-table-cell table:style-name="ce7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93"/>
          <table:table-cell table:style-name="ce99"/>
          <table:table-cell table:style-name="ce104" table:number-columns-repeated="2"/>
          <table:table-cell table:style-name="ce93"/>
          <table:table-cell table:style-name="ce100"/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 table:style-name="ce104"/>
          <table:table-cell table:style-name="ce110"/>
          <table:table-cell table:style-name="ce93"/>
          <table:table-cell table:style-name="ce100"/>
          <table:table-cell table:style-name="ce104"/>
          <table:table-cell table:style-name="ce114"/>
          <table:table-cell table:style-name="ce93"/>
          <table:table-cell table:style-name="ce99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99"/>
          <table:table-cell table:style-name="ce104"/>
          <table:table-cell table:style-name="ce110"/>
          <table:table-cell table:style-name="ce93"/>
          <table:table-cell table:style-name="ce100"/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100"/>
          <table:table-cell table:style-name="ce104"/>
          <table:table-cell table:style-name="ce110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/>
          <table:table-cell table:style-name="ce110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99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100"/>
          <table:table-cell table:style-name="ce104"/>
          <table:table-cell table:style-name="ce110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99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5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95"/>
          <table:table-cell table:style-name="ce101"/>
          <table:table-cell table:style-name="ce107"/>
          <table:table-cell table:style-name="ce101"/>
        </table:table-row>
        <table:table-row table:style-name="ro2" table:number-rows-repeated="24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2" table:number-rows-repeated="4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Delta" table:style-name="ta1">
        <table:table-column table:style-name="co3" table:number-columns-repeated="4" table:default-cell-style-name="Default"/>
        <table:table-column table:style-name="co3" table:default-cell-style-name="ce112"/>
        <table:table-column table:style-name="co3" table:default-cell-style-name="Default"/>
        <table:table-column table:style-name="co3" table:number-columns-repeated="3" table:default-cell-style-name="ce112"/>
        <table:table-column table:style-name="co3" table:number-columns-repeated="5" table:default-cell-style-name="Default"/>
        <table:table-row table:style-name="ro2">
          <table:table-cell table:style-name="ce74" office:value-type="string" calcext:value-type="string" table:number-columns-spanned="14" table:number-rows-spanned="2">
            <text:p>V=0.83 m/s</text:p>
          </table:table-cell>
          <table:covered-table-cell table:style-name="ce78" office:value-type="string" calcext:value-type="string">
            <text:p>m/s</text:p>
          </table:covered-table-cell>
          <table:covered-table-cell table:number-columns-repeated="11" table:style-name="ce78"/>
          <table:covered-table-cell table:style-name="ce87"/>
        </table:table-row>
        <table:table-row table:style-name="ro2">
          <table:covered-table-cell table:style-name="ce7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75" office:value-type="float" office:value="1.041" calcext:value-type="float">
            <text:p>1.041</text:p>
          </table:table-cell>
          <table:table-cell table:style-name="ce98" table:formula="of:=0.0398614-0.03" office:value-type="float" office:value="0.0098614" calcext:value-type="float">
            <text:p>0.0098614</text:p>
          </table:table-cell>
          <table:table-cell office:value-type="float" office:value="1.039" calcext:value-type="float">
            <text:p>1.039</text:p>
          </table:table-cell>
          <table:table-cell table:formula="of:=0.04166-0.03" office:value-type="float" office:value="0.01166" calcext:value-type="float">
            <text:p>0.01166</text:p>
          </table:table-cell>
          <table:table-cell table:style-name="ce75" office:value-type="float" office:value="1.039" calcext:value-type="float">
            <text:p>1.039</text:p>
          </table:table-cell>
          <table:table-cell table:style-name="ce88" table:formula="of:=0.0418192-0.03" office:value-type="float" office:value="0.0118192" calcext:value-type="float">
            <text:p>0.0118192</text:p>
          </table:table-cell>
          <table:table-cell table:style-name="Default" office:value-type="float" office:value="1.039" calcext:value-type="float">
            <text:p>1.039</text:p>
          </table:table-cell>
          <table:table-cell table:style-name="ce109" table:formula="of:=0.0401341-0.03" office:value-type="float" office:value="0.0101341" calcext:value-type="float">
            <text:p>0.0101341</text:p>
          </table:table-cell>
          <table:table-cell table:style-name="ce75" office:value-type="float" office:value="1.038" calcext:value-type="float">
            <text:p>1.038</text:p>
          </table:table-cell>
          <table:table-cell table:style-name="ce88" table:formula="of:=0.0379086-0.03" office:value-type="float" office:value="0.0079086" calcext:value-type="float">
            <text:p>0.0079086</text:p>
          </table:table-cell>
          <table:table-cell table:style-name="ce75" office:value-type="float" office:value="1.036" calcext:value-type="float">
            <text:p>1.036</text:p>
          </table:table-cell>
          <table:table-cell table:style-name="ce98" table:formula="of:=0.0357837-0.03" office:value-type="float" office:value="0.0057837" calcext:value-type="float">
            <text:p>0.0057837</text:p>
          </table:table-cell>
          <table:table-cell office:value-type="float" office:value="1.033" calcext:value-type="float">
            <text:p>1.033</text:p>
          </table:table-cell>
          <table:table-cell table:style-name="ce98" table:formula="of:=0.0345896-0.03" office:value-type="float" office:value="0.0045896" calcext:value-type="float">
            <text:p>0.0045896</text:p>
          </table:table-cell>
        </table:table-row>
        <table:table-row table:style-name="ro2">
          <table:table-cell table:style-name="ce75" office:value-type="float" office:value="1.103" calcext:value-type="float">
            <text:p>1.103</text:p>
          </table:table-cell>
          <table:table-cell table:style-name="ce98" table:formula="of:=0.03-0.0200408" office:value-type="float" office:value="0.0099592" calcext:value-type="float">
            <text:p>0.0099592</text:p>
          </table:table-cell>
          <table:table-cell office:value-type="float" office:value="1.089" calcext:value-type="float">
            <text:p>1.089</text:p>
          </table:table-cell>
          <table:table-cell table:formula="of:=0.03-0.0181953" office:value-type="float" office:value="0.0118047" calcext:value-type="float">
            <text:p>0.0118047</text:p>
          </table:table-cell>
          <table:table-cell table:style-name="ce75" office:value-type="float" office:value="1.081" calcext:value-type="float">
            <text:p>1.081</text:p>
          </table:table-cell>
          <table:table-cell table:style-name="ce88" table:formula="of:=0.03-0.0182959" office:value-type="float" office:value="0.0117041" calcext:value-type="float">
            <text:p>0.0117041</text:p>
          </table:table-cell>
          <table:table-cell table:style-name="Default" office:value-type="float" office:value="1.076" calcext:value-type="float">
            <text:p>1.076</text:p>
          </table:table-cell>
          <table:table-cell table:style-name="ce109" table:formula="of:=0.03-0.0201364" office:value-type="float" office:value="0.0098636" calcext:value-type="float">
            <text:p>0.0098636</text:p>
          </table:table-cell>
          <table:table-cell table:style-name="ce75" office:value-type="float" office:value="1.07" calcext:value-type="float">
            <text:p>1.07</text:p>
          </table:table-cell>
          <table:table-cell table:style-name="ce98" table:formula="of:=0.03-0.022981" office:value-type="float" office:value="0.007019" calcext:value-type="float">
            <text:p>0.0070190</text:p>
          </table:table-cell>
          <table:table-cell table:style-name="ce75" office:value-type="float" office:value="1.064" calcext:value-type="float">
            <text:p>1.064</text:p>
          </table:table-cell>
          <table:table-cell table:style-name="ce98" table:formula="of:=0.03-0.024232" office:value-type="float" office:value="0.005768" calcext:value-type="float">
            <text:p>0.0057680</text:p>
          </table:table-cell>
          <table:table-cell office:value-type="float" office:value="1.058" calcext:value-type="float">
            <text:p>1.058</text:p>
          </table:table-cell>
          <table:table-cell table:style-name="ce98" table:formula="of:=0.03-0.0253736" office:value-type="float" office:value="0.0046264" calcext:value-type="float">
            <text:p>0.0046264</text:p>
          </table:table-cell>
        </table:table-row>
        <table:table-row table:style-name="ro2">
          <table:table-cell table:style-name="ce93" office:value-type="float" office:value="1.165" calcext:value-type="float">
            <text:p>1.165</text:p>
          </table:table-cell>
          <table:table-cell table:style-name="ce98" table:formula="of:=0.039877-0.03" office:value-type="float" office:value="0.009877" calcext:value-type="float">
            <text:p>0.0098770</text:p>
          </table:table-cell>
          <table:table-cell office:value-type="float" office:value="1.139" calcext:value-type="float">
            <text:p>1.139</text:p>
          </table:table-cell>
          <table:table-cell table:formula="of:=0.0418044-0.03" office:value-type="float" office:value="0.0118044" calcext:value-type="float">
            <text:p>0.0118044</text:p>
          </table:table-cell>
          <table:table-cell table:style-name="ce75" office:value-type="float" office:value="1.123" calcext:value-type="float">
            <text:p>1.123</text:p>
          </table:table-cell>
          <table:table-cell table:style-name="ce88" table:formula="of:=0.0416409-0.03" office:value-type="float" office:value="0.0116409" calcext:value-type="float">
            <text:p>0.0116409</text:p>
          </table:table-cell>
          <table:table-cell table:style-name="Default" office:value-type="float" office:value="1.111" calcext:value-type="float">
            <text:p>1.111</text:p>
          </table:table-cell>
          <table:table-cell table:style-name="ce109" table:formula="of:=0.0397512-0.03" office:value-type="float" office:value="0.0097512" calcext:value-type="float">
            <text:p>0.0097512</text:p>
          </table:table-cell>
          <table:table-cell table:style-name="ce93" office:value-type="float" office:value="1.101" calcext:value-type="float">
            <text:p>1.101</text:p>
          </table:table-cell>
          <table:table-cell table:style-name="ce88" table:formula="of:=0.0375952-0.03" office:value-type="float" office:value="0.0075952" calcext:value-type="float">
            <text:p>0.0075952</text:p>
          </table:table-cell>
          <table:table-cell table:style-name="ce75" office:value-type="float" office:value="1.092" calcext:value-type="float">
            <text:p>1.092</text:p>
          </table:table-cell>
          <table:table-cell table:style-name="ce98" table:formula="of:=0.035772-0.03" office:value-type="float" office:value="0.005772" calcext:value-type="float">
            <text:p>0.0057720</text:p>
          </table:table-cell>
          <table:table-cell office:value-type="float" office:value="1.084" calcext:value-type="float">
            <text:p>1.084</text:p>
          </table:table-cell>
          <table:table-cell table:style-name="ce98" table:formula="of:=0.0346851-0.03" office:value-type="float" office:value="0.0046851" calcext:value-type="float">
            <text:p>0.0046851</text:p>
          </table:table-cell>
        </table:table-row>
        <table:table-row table:style-name="ro2">
          <table:table-cell table:style-name="ce94" office:value-type="float" office:value="1.228" calcext:value-type="float">
            <text:p>1.228</text:p>
          </table:table-cell>
          <table:table-cell table:style-name="ce98" table:formula="of:=0.03-0.0201388" office:value-type="float" office:value="0.0098612" calcext:value-type="float">
            <text:p>0.0098612</text:p>
          </table:table-cell>
          <table:table-cell table:style-name="ce104" office:value-type="float" office:value="1.189" calcext:value-type="float">
            <text:p>1.189</text:p>
          </table:table-cell>
          <table:table-cell table:formula="of:=0.03-0.018207" office:value-type="float" office:value="0.011793" calcext:value-type="float">
            <text:p>0.011793</text:p>
          </table:table-cell>
          <table:table-cell table:style-name="ce75" office:value-type="float" office:value="1.165" calcext:value-type="float">
            <text:p>1.165</text:p>
          </table:table-cell>
          <table:table-cell table:style-name="ce88" table:formula="of:=0.03-0.0183798" office:value-type="float" office:value="0.0116202" calcext:value-type="float">
            <text:p>0.0116202</text:p>
          </table:table-cell>
          <table:table-cell table:style-name="ce104" office:value-type="float" office:value="1.147" calcext:value-type="float">
            <text:p>1.147</text:p>
          </table:table-cell>
          <table:table-cell table:style-name="ce109" table:formula="of:=0.03-0.020286" office:value-type="float" office:value="0.009714" calcext:value-type="float">
            <text:p>0.0097140</text:p>
          </table:table-cell>
          <table:table-cell table:style-name="ce75" office:value-type="float" office:value="1.132" calcext:value-type="float">
            <text:p>1.132</text:p>
          </table:table-cell>
          <table:table-cell table:style-name="ce88" table:formula="of:=0.03-0.0224067" office:value-type="float" office:value="0.0075933" calcext:value-type="float">
            <text:p>0.0075933</text:p>
          </table:table-cell>
          <table:table-cell table:style-name="ce93" office:value-type="float" office:value="1.119" calcext:value-type="float">
            <text:p>1.119</text:p>
          </table:table-cell>
          <table:table-cell table:style-name="ce98" table:formula="of:=0.03-0.0241693" office:value-type="float" office:value="0.0058307" calcext:value-type="float">
            <text:p>0.0058307</text:p>
          </table:table-cell>
          <table:table-cell office:value-type="float" office:value="1.108" calcext:value-type="float">
            <text:p>1.108</text:p>
          </table:table-cell>
          <table:table-cell table:style-name="ce98" table:formula="of:=0.03-0.0253209" office:value-type="float" office:value="0.0046791" calcext:value-type="float">
            <text:p>0.0046791</text:p>
          </table:table-cell>
        </table:table-row>
        <table:table-row table:style-name="ro2">
          <table:table-cell table:style-name="ce75" office:value-type="float" office:value="1.29" calcext:value-type="float">
            <text:p>1.29</text:p>
          </table:table-cell>
          <table:table-cell table:style-name="ce88" table:formula="of:=0.0398728-0.03" office:value-type="float" office:value="0.0098728" calcext:value-type="float">
            <text:p>0.0098728</text:p>
          </table:table-cell>
          <table:table-cell table:style-name="ce105" office:value-type="float" office:value="1.239" calcext:value-type="float">
            <text:p>1.239</text:p>
          </table:table-cell>
          <table:table-cell table:formula="of:=0.0417906-0.03" office:value-type="float" office:value="0.0117906" calcext:value-type="float">
            <text:p>0.0117906</text:p>
          </table:table-cell>
          <table:table-cell table:style-name="ce93" office:value-type="float" office:value="1.207" calcext:value-type="float">
            <text:p>1.207</text:p>
          </table:table-cell>
          <table:table-cell table:style-name="ce88" table:formula="of:=0.0416086-0.03" office:value-type="float" office:value="0.0116086" calcext:value-type="float">
            <text:p>0.0116086</text:p>
          </table:table-cell>
          <table:table-cell table:style-name="Default" office:value-type="float" office:value="1.183" calcext:value-type="float">
            <text:p>1.183</text:p>
          </table:table-cell>
          <table:table-cell table:style-name="Default" table:formula="of:=0.0397061-0.03" office:value-type="float" office:value="0.0097061" calcext:value-type="float">
            <text:p>0.0097061</text:p>
          </table:table-cell>
          <table:table-cell table:style-name="ce75" office:value-type="float" office:value="1.163" calcext:value-type="float">
            <text:p>1.163</text:p>
          </table:table-cell>
          <table:table-cell table:style-name="ce88" table:formula="of:=0.0376387-0.03" office:value-type="float" office:value="0.0076387" calcext:value-type="float">
            <text:p>0.0076387</text:p>
          </table:table-cell>
          <table:table-cell table:style-name="ce75" office:value-type="float" office:value="1.147" calcext:value-type="float">
            <text:p>1.147</text:p>
          </table:table-cell>
          <table:table-cell table:style-name="ce88" table:formula="of:=0.0358158-0.03" office:value-type="float" office:value="0.0058158" calcext:value-type="float">
            <text:p>0.0058158</text:p>
          </table:table-cell>
          <table:table-cell table:style-name="ce104" office:value-type="float" office:value="1.133" calcext:value-type="float">
            <text:p>1.133</text:p>
          </table:table-cell>
          <table:table-cell table:style-name="ce98" table:formula="of:=0.0346515-0.03" office:value-type="float" office:value="0.0046515" calcext:value-type="float">
            <text:p>0.0046515</text:p>
          </table:table-cell>
        </table:table-row>
        <table:table-row table:style-name="ro2">
          <table:table-cell table:style-name="ce75" office:value-type="float" office:value="1.353" calcext:value-type="float">
            <text:p>1.353</text:p>
          </table:table-cell>
          <table:table-cell table:style-name="ce88" table:formula="of:=0.03-0.0201255" office:value-type="float" office:value="0.0098745" calcext:value-type="float">
            <text:p>0.0098745</text:p>
          </table:table-cell>
          <table:table-cell office:value-type="float" office:value="1.289" calcext:value-type="float">
            <text:p>1.289</text:p>
          </table:table-cell>
          <table:table-cell table:formula="of:=0.03-0.0182094" office:value-type="float" office:value="0.0117906" calcext:value-type="float">
            <text:p>0.0117906</text:p>
          </table:table-cell>
          <table:table-cell table:style-name="ce111" office:value-type="float" office:value="1.248" calcext:value-type="float">
            <text:p>1.248</text:p>
          </table:table-cell>
          <table:table-cell table:style-name="ce88" table:formula="of:=0.03-0.0183887" office:value-type="float" office:value="0.0116113" calcext:value-type="float">
            <text:p>0.0116113</text:p>
          </table:table-cell>
          <table:table-cell table:style-name="ce104" office:value-type="float" office:value="1.219" calcext:value-type="float">
            <text:p>1.219</text:p>
          </table:table-cell>
          <table:table-cell table:style-name="Default" table:formula="of:=0.03-0.0202893" office:value-type="float" office:value="0.0097107" calcext:value-type="float">
            <text:p>0.0097107</text:p>
          </table:table-cell>
          <table:table-cell table:style-name="ce93" office:value-type="float" office:value="1.195" calcext:value-type="float">
            <text:p>1.195</text:p>
          </table:table-cell>
          <table:table-cell table:style-name="ce88" table:formula="of:=0.03-0.0223782" office:value-type="float" office:value="0.0076218" calcext:value-type="float">
            <text:p>0.0076218</text:p>
          </table:table-cell>
          <table:table-cell table:style-name="ce75" office:value-type="float" office:value="1.175" calcext:value-type="float">
            <text:p>1.175</text:p>
          </table:table-cell>
          <table:table-cell table:style-name="ce88" table:formula="of:=0.03-0.0241593" office:value-type="float" office:value="0.0058407" calcext:value-type="float">
            <text:p>0.0058407</text:p>
          </table:table-cell>
          <table:table-cell office:value-type="float" office:value="1.158" calcext:value-type="float">
            <text:p>1.158</text:p>
          </table:table-cell>
          <table:table-cell table:style-name="ce98" table:formula="of:=0.03-0.0253355" office:value-type="float" office:value="0.0046645" calcext:value-type="float">
            <text:p>0.0046645</text:p>
          </table:table-cell>
        </table:table-row>
        <table:table-row table:style-name="ro2">
          <table:table-cell table:style-name="ce75" office:value-type="float" office:value="1.415" calcext:value-type="float">
            <text:p>1.415</text:p>
          </table:table-cell>
          <table:table-cell table:style-name="ce88" table:formula="of:=0.0398737-0.03" office:value-type="float" office:value="0.0098737" calcext:value-type="float">
            <text:p>0.0098737</text:p>
          </table:table-cell>
          <table:table-cell office:value-type="float" office:value="1.339" calcext:value-type="float">
            <text:p>1.339</text:p>
          </table:table-cell>
          <table:table-cell table:style-name="ce109" table:formula="of:=0.04179-0.03" office:value-type="float" office:value="0.01179" calcext:value-type="float">
            <text:p>0.0117900</text:p>
          </table:table-cell>
          <table:table-cell table:style-name="ce75" office:value-type="float" office:value="1.29" calcext:value-type="float">
            <text:p>1.29</text:p>
          </table:table-cell>
          <table:table-cell table:style-name="ce88" table:formula="of:=0.0416125-0.03" office:value-type="float" office:value="0.0116125" calcext:value-type="float">
            <text:p>0.0116125</text:p>
          </table:table-cell>
          <table:table-cell table:style-name="ce105" office:value-type="float" office:value="1.255" calcext:value-type="float">
            <text:p>1.255</text:p>
          </table:table-cell>
          <table:table-cell table:style-name="Default" table:formula="of:=0.0397186-0.03" office:value-type="float" office:value="0.0097186" calcext:value-type="float">
            <text:p>0.0097186</text:p>
          </table:table-cell>
          <table:table-cell table:style-name="ce75" office:value-type="float" office:value="1.226" calcext:value-type="float">
            <text:p>1.226</text:p>
          </table:table-cell>
          <table:table-cell table:style-name="ce98" table:formula="of:=0.037587-0.03" office:value-type="float" office:value="0.007587" calcext:value-type="float">
            <text:p>0.0075870</text:p>
          </table:table-cell>
          <table:table-cell table:style-name="ce75" office:value-type="float" office:value="1.203" calcext:value-type="float">
            <text:p>1.203</text:p>
          </table:table-cell>
          <table:table-cell table:style-name="ce88" table:formula="of:=0.0358126-0.03" office:value-type="float" office:value="0.0058126" calcext:value-type="float">
            <text:p>0.0058126</text:p>
          </table:table-cell>
          <table:table-cell office:value-type="float" office:value="1.183" calcext:value-type="float">
            <text:p>1.183</text:p>
          </table:table-cell>
          <table:table-cell table:style-name="ce98" table:formula="of:=0.0346714-0.03" office:value-type="float" office:value="0.0046714" calcext:value-type="float">
            <text:p>0.0046714</text:p>
          </table:table-cell>
        </table:table-row>
        <table:table-row table:style-name="ro2">
          <table:table-cell table:style-name="ce75" office:value-type="float" office:value="1.478" calcext:value-type="float">
            <text:p>1.478</text:p>
          </table:table-cell>
          <table:table-cell table:style-name="ce88" table:formula="of:=0.03-0.0201278" office:value-type="float" office:value="0.0098722" calcext:value-type="float">
            <text:p>0.0098722</text:p>
          </table:table-cell>
          <table:table-cell office:value-type="float" office:value="1.389" calcext:value-type="float">
            <text:p>1.389</text:p>
          </table:table-cell>
          <table:table-cell table:formula="of:=0.03-0.0182074" office:value-type="float" office:value="0.0117926" calcext:value-type="float">
            <text:p>0.0117926</text:p>
          </table:table-cell>
          <table:table-cell table:style-name="ce75" office:value-type="float" office:value="1.332" calcext:value-type="float">
            <text:p>1.332</text:p>
          </table:table-cell>
          <table:table-cell table:style-name="ce88" table:formula="of:=0.03-0.0183924" office:value-type="float" office:value="0.0116076" calcext:value-type="float">
            <text:p>0.0116076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table:formula="of:=0.03-0.0202732" office:value-type="float" office:value="0.0097268" calcext:value-type="float">
            <text:p>0.0097268</text:p>
          </table:table-cell>
          <table:table-cell table:style-name="ce111" office:value-type="float" office:value="1.257" calcext:value-type="float">
            <text:p>1.257</text:p>
          </table:table-cell>
          <table:table-cell table:style-name="ce88" table:formula="of:=0.03-0.0224005" office:value-type="float" office:value="0.0075995" calcext:value-type="float">
            <text:p>0.0075995</text:p>
          </table:table-cell>
          <table:table-cell table:style-name="ce75" office:value-type="float" office:value="1.231" calcext:value-type="float">
            <text:p>1.231</text:p>
          </table:table-cell>
          <table:table-cell table:style-name="ce88" table:formula="of:=0.03-0.0241739" office:value-type="float" office:value="0.0058261" calcext:value-type="float">
            <text:p>0.0058261</text:p>
          </table:table-cell>
          <table:table-cell office:value-type="float" office:value="1.208" calcext:value-type="float">
            <text:p>1.208</text:p>
          </table:table-cell>
          <table:table-cell table:style-name="ce98" table:formula="of:=0.03-0.025344" office:value-type="float" office:value="0.004656" calcext:value-type="float">
            <text:p>0.0046560</text:p>
          </table:table-cell>
        </table:table-row>
        <table:table-row table:style-name="ro2">
          <table:table-cell table:style-name="ce75"/>
          <table:table-cell table:style-name="ce88"/>
          <table:table-cell office:value-type="float" office:value="1.439" calcext:value-type="float">
            <text:p>1.439</text:p>
          </table:table-cell>
          <table:table-cell table:formula="of:=0.0417929-0.03" office:value-type="float" office:value="0.0117929" calcext:value-type="float">
            <text:p>0.0117929</text:p>
          </table:table-cell>
          <table:table-cell table:style-name="ce75" office:value-type="float" office:value="1.373" calcext:value-type="float">
            <text:p>1.373</text:p>
          </table:table-cell>
          <table:table-cell table:style-name="ce88" table:formula="of:=0.0416101-0.03" office:value-type="float" office:value="0.0116101" calcext:value-type="float">
            <text:p>0.0116101</text:p>
          </table:table-cell>
          <table:table-cell table:style-name="Default" office:value-type="float" office:value="1.326" calcext:value-type="float">
            <text:p>1.326</text:p>
          </table:table-cell>
          <table:table-cell table:style-name="Default" table:formula="of:=0.0397432-0.03" office:value-type="float" office:value="0.0097432" calcext:value-type="float">
            <text:p>0.0097432</text:p>
          </table:table-cell>
          <table:table-cell table:style-name="ce75" office:value-type="float" office:value="1.288" calcext:value-type="float">
            <text:p>1.288</text:p>
          </table:table-cell>
          <table:table-cell table:style-name="ce88" table:formula="of:=0.0376273-0.03" office:value-type="float" office:value="0.0076273" calcext:value-type="float">
            <text:p>0.0076273</text:p>
          </table:table-cell>
          <table:table-cell table:style-name="ce111" office:value-type="float" office:value="1.258" calcext:value-type="float">
            <text:p>1.258</text:p>
          </table:table-cell>
          <table:table-cell table:style-name="ce88" table:formula="of:=0.0358093-0.03" office:value-type="float" office:value="0.0058093" calcext:value-type="float">
            <text:p>0.0058093</text:p>
          </table:table-cell>
          <table:table-cell office:value-type="float" office:value="1.233" calcext:value-type="float">
            <text:p>1.233</text:p>
          </table:table-cell>
          <table:table-cell table:style-name="ce98" table:formula="of:=0.0346628-0.03" office:value-type="float" office:value="0.0046628" calcext:value-type="float">
            <text:p>0.0046628</text:p>
          </table:table-cell>
        </table:table-row>
        <table:table-row table:style-name="ro2">
          <table:table-cell table:style-name="ce75"/>
          <table:table-cell table:style-name="ce88"/>
          <table:table-cell office:value-type="float" office:value="1.489" calcext:value-type="float">
            <text:p>1.489</text:p>
          </table:table-cell>
          <table:table-cell table:formula="of:=0.03-0.0182054" office:value-type="float" office:value="0.0117946" calcext:value-type="float">
            <text:p>0.0117946</text:p>
          </table:table-cell>
          <table:table-cell table:style-name="ce75" office:value-type="float" office:value="1.415" calcext:value-type="float">
            <text:p>1.415</text:p>
          </table:table-cell>
          <table:table-cell table:style-name="ce88" table:formula="of:=0.03-0.0183877" office:value-type="float" office:value="0.0116123" calcext:value-type="float">
            <text:p>0.0116123</text:p>
          </table:table-cell>
          <table:table-cell table:style-name="Default" office:value-type="float" office:value="1.362" calcext:value-type="float">
            <text:p>1.362</text:p>
          </table:table-cell>
          <table:table-cell table:style-name="Default" table:formula="of:=0.03-0.0202482" office:value-type="float" office:value="0.0097518" calcext:value-type="float">
            <text:p>0.0097518</text:p>
          </table:table-cell>
          <table:table-cell table:style-name="ce75" office:value-type="float" office:value="1.32" calcext:value-type="float">
            <text:p>1.32</text:p>
          </table:table-cell>
          <table:table-cell table:style-name="ce88" table:formula="of:=0.03-0.0223865" office:value-type="float" office:value="0.0076135" calcext:value-type="float">
            <text:p>0.0076135</text:p>
          </table:table-cell>
          <table:table-cell table:style-name="ce75" office:value-type="float" office:value="1.286" calcext:value-type="float">
            <text:p>1.286</text:p>
          </table:table-cell>
          <table:table-cell table:style-name="ce88" table:formula="of:=0.03-0.0241683" office:value-type="float" office:value="0.0058317" calcext:value-type="float">
            <text:p>0.0058317</text:p>
          </table:table-cell>
          <table:table-cell table:style-name="ce105" office:value-type="float" office:value="1.258" calcext:value-type="float">
            <text:p>1.258</text:p>
          </table:table-cell>
          <table:table-cell table:style-name="ce88" table:formula="of:=0.03-0.0253269" office:value-type="float" office:value="0.0046731" calcext:value-type="float">
            <text:p>0.0046731</text:p>
          </table:table-cell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 office:value-type="float" office:value="1.457" calcext:value-type="float">
            <text:p>1.457</text:p>
          </table:table-cell>
          <table:table-cell table:style-name="ce88" table:formula="of:=0.0416069-0.03" office:value-type="float" office:value="0.0116069" calcext:value-type="float">
            <text:p>0.0116069</text:p>
          </table:table-cell>
          <table:table-cell table:style-name="Default" office:value-type="float" office:value="1.398" calcext:value-type="float">
            <text:p>1.398</text:p>
          </table:table-cell>
          <table:table-cell table:style-name="Default" table:formula="of:=0.0397492-0.03" office:value-type="float" office:value="0.0097492" calcext:value-type="float">
            <text:p>0.0097492</text:p>
          </table:table-cell>
          <table:table-cell table:style-name="ce75" office:value-type="float" office:value="1.351" calcext:value-type="float">
            <text:p>1.351</text:p>
          </table:table-cell>
          <table:table-cell table:style-name="ce88" table:formula="of:=0.0375946-0.03" office:value-type="float" office:value="0.0075946" calcext:value-type="float">
            <text:p>0.0075946</text:p>
          </table:table-cell>
          <table:table-cell table:style-name="ce75" office:value-type="float" office:value="1.314" calcext:value-type="float">
            <text:p>1.314</text:p>
          </table:table-cell>
          <table:table-cell table:style-name="ce88" table:formula="of:=0.0358155-0.03" office:value-type="float" office:value="0.0058155" calcext:value-type="float">
            <text:p>0.0058155</text:p>
          </table:table-cell>
          <table:table-cell office:value-type="float" office:value="1.283" calcext:value-type="float">
            <text:p>1.283</text:p>
          </table:table-cell>
          <table:table-cell table:style-name="ce88" table:formula="of:=0.0346614-0.03" office:value-type="float" office:value="0.0046614" calcext:value-type="float">
            <text:p>0.0046614</text:p>
          </table:table-cell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 office:value-type="float" office:value="1.498" calcext:value-type="float">
            <text:p>1.498</text:p>
          </table:table-cell>
          <table:table-cell table:style-name="ce88" table:formula="of:=0.03-0.0183896" office:value-type="float" office:value="0.0116104" calcext:value-type="float">
            <text:p>0.0116104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Default" table:formula="of:=0.03-0.0202407" office:value-type="float" office:value="0.0097593" calcext:value-type="float">
            <text:p>0.0097593</text:p>
          </table:table-cell>
          <table:table-cell table:style-name="ce75" office:value-type="float" office:value="1.382" calcext:value-type="float">
            <text:p>1.382</text:p>
          </table:table-cell>
          <table:table-cell table:style-name="ce88" table:formula="of:=0.03-0.0223939" office:value-type="float" office:value="0.0076061" calcext:value-type="float">
            <text:p>0.0076061</text:p>
          </table:table-cell>
          <table:table-cell table:style-name="ce75" office:value-type="float" office:value="1.342" calcext:value-type="float">
            <text:p>1.342</text:p>
          </table:table-cell>
          <table:table-cell table:style-name="ce88" table:formula="of:=0.03-0.0241726" office:value-type="float" office:value="0.0058274" calcext:value-type="float">
            <text:p>0.0058274</text:p>
          </table:table-cell>
          <table:table-cell office:value-type="float" office:value="1.308" calcext:value-type="float">
            <text:p>1.308</text:p>
          </table:table-cell>
          <table:table-cell table:style-name="ce88" table:formula="of:=0.03-0.0253417" office:value-type="float" office:value="0.0046583" calcext:value-type="float">
            <text:p>0.0046583</text:p>
          </table:table-cell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/>
          <table:table-cell table:style-name="ce88"/>
          <table:table-cell table:style-name="Default" office:value-type="float" office:value="1.469" calcext:value-type="float">
            <text:p>1.469</text:p>
          </table:table-cell>
          <table:table-cell table:style-name="Default" table:formula="of:=0.0397585-0.03" office:value-type="float" office:value="0.0097585" calcext:value-type="float">
            <text:p>0.0097585</text:p>
          </table:table-cell>
          <table:table-cell table:style-name="ce75" office:value-type="float" office:value="1.413" calcext:value-type="float">
            <text:p>1.413</text:p>
          </table:table-cell>
          <table:table-cell table:style-name="ce88" table:formula="of:=0.0376204-0.03" office:value-type="float" office:value="0.0076204" calcext:value-type="float">
            <text:p>0.0076204</text:p>
          </table:table-cell>
          <table:table-cell table:style-name="ce75" office:value-type="float" office:value="1.369" calcext:value-type="float">
            <text:p>1.369</text:p>
          </table:table-cell>
          <table:table-cell table:style-name="ce88" table:formula="of:=0.0358097-0.03" office:value-type="float" office:value="0.0058097" calcext:value-type="float">
            <text:p>0.0058097</text:p>
          </table:table-cell>
          <table:table-cell office:value-type="float" office:value="1.333" calcext:value-type="float">
            <text:p>1.333</text:p>
          </table:table-cell>
          <table:table-cell table:style-name="ce98" table:formula="of:=0.03467-0.03" office:value-type="float" office:value="0.00467" calcext:value-type="float">
            <text:p>0.0046700</text:p>
          </table:table-cell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/>
          <table:table-cell table:style-name="ce88"/>
          <table:table-cell table:style-name="Default" table:number-columns-repeated="2"/>
          <table:table-cell table:style-name="ce75" office:value-type="float" office:value="1.445" calcext:value-type="float">
            <text:p>1.445</text:p>
          </table:table-cell>
          <table:table-cell table:style-name="ce88" table:formula="of:=0.03-0.0223916" office:value-type="float" office:value="0.0076084" calcext:value-type="float">
            <text:p>0.0076084</text:p>
          </table:table-cell>
          <table:table-cell table:style-name="ce75" office:value-type="float" office:value="1.397" calcext:value-type="float">
            <text:p>1.397</text:p>
          </table:table-cell>
          <table:table-cell table:style-name="ce88" table:formula="of:=0.03-0.0241719" office:value-type="float" office:value="0.0058281" calcext:value-type="float">
            <text:p>0.0058281</text:p>
          </table:table-cell>
          <table:table-cell office:value-type="float" office:value="1.358" calcext:value-type="float">
            <text:p>1.358</text:p>
          </table:table-cell>
          <table:table-cell table:style-name="ce88" table:formula="of:=0.03-0.0253337" office:value-type="float" office:value="0.0046663" calcext:value-type="float">
            <text:p>0.0046663</text:p>
          </table:table-cell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/>
          <table:table-cell table:style-name="ce88"/>
          <table:table-cell table:style-name="Default" table:number-columns-repeated="2"/>
          <table:table-cell table:style-name="ce75" office:value-type="float" office:value="1.475" calcext:value-type="float">
            <text:p>1.475</text:p>
          </table:table-cell>
          <table:table-cell table:style-name="ce88" table:formula="of:=0.0375791-0.03" office:value-type="float" office:value="0.0075791" calcext:value-type="float">
            <text:p>0.0075791</text:p>
          </table:table-cell>
          <table:table-cell table:style-name="ce75" office:value-type="float" office:value="1.425" calcext:value-type="float">
            <text:p>1.425</text:p>
          </table:table-cell>
          <table:table-cell table:style-name="ce88" table:formula="of:=0.0358181-0.03" office:value-type="float" office:value="0.0058181" calcext:value-type="float">
            <text:p>0.0058181</text:p>
          </table:table-cell>
          <table:table-cell office:value-type="float" office:value="1.383" calcext:value-type="float">
            <text:p>1.383</text:p>
          </table:table-cell>
          <table:table-cell table:style-name="ce88" table:formula="of:=0.0346584-0.03" office:value-type="float" office:value="0.0046584" calcext:value-type="float">
            <text:p>0.0046584</text:p>
          </table:table-cell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/>
          <table:table-cell table:style-name="ce88"/>
          <table:table-cell table:style-name="Default" table:number-columns-repeated="2"/>
          <table:table-cell table:style-name="ce75"/>
          <table:table-cell table:style-name="ce88"/>
          <table:table-cell table:style-name="ce75" office:value-type="float" office:value="1.453" calcext:value-type="float">
            <text:p>1.453</text:p>
          </table:table-cell>
          <table:table-cell table:style-name="ce88" table:formula="of:=0.03-0.0241726" office:value-type="float" office:value="0.0058274" calcext:value-type="float">
            <text:p>0.0058274</text:p>
          </table:table-cell>
          <table:table-cell office:value-type="float" office:value="1.408" calcext:value-type="float">
            <text:p>1.408</text:p>
          </table:table-cell>
          <table:table-cell table:style-name="ce88" table:formula="of:=0.03-0.025334" office:value-type="float" office:value="0.004666" calcext:value-type="float">
            <text:p>0.004666</text:p>
          </table:table-cell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/>
          <table:table-cell table:style-name="ce88"/>
          <table:table-cell table:style-name="Default" table:number-columns-repeated="2"/>
          <table:table-cell table:style-name="ce75"/>
          <table:table-cell table:style-name="ce88"/>
          <table:table-cell table:style-name="ce75" office:value-type="float" office:value="1.481" calcext:value-type="float">
            <text:p>1.481</text:p>
          </table:table-cell>
          <table:table-cell table:style-name="ce88" table:formula="of:=0.0358125-0.03" office:value-type="float" office:value="0.0058125" calcext:value-type="float">
            <text:p>0.0058125</text:p>
          </table:table-cell>
          <table:table-cell office:value-type="float" office:value="1.433" calcext:value-type="float">
            <text:p>1.433</text:p>
          </table:table-cell>
          <table:table-cell table:style-name="ce88" table:formula="of:=0.0346685-0.03" office:value-type="float" office:value="0.0046685" calcext:value-type="float">
            <text:p>0.0046685</text:p>
          </table:table-cell>
        </table:table-row>
        <table:table-row table:style-name="ro2">
          <table:table-cell table:style-name="ce75"/>
          <table:table-cell table:style-name="ce88"/>
          <table:table-cell table:number-columns-repeated="2"/>
          <table:table-cell table:style-name="ce75"/>
          <table:table-cell table:style-name="ce88"/>
          <table:table-cell table:style-name="Default" table:number-columns-repeated="2"/>
          <table:table-cell table:style-name="ce75"/>
          <table:table-cell table:style-name="ce88"/>
          <table:table-cell table:style-name="ce75"/>
          <table:table-cell table:style-name="ce88"/>
          <table:table-cell office:value-type="float" office:value="1.458" calcext:value-type="float">
            <text:p>1.458</text:p>
          </table:table-cell>
          <table:table-cell table:style-name="ce88" table:formula="of:=0.03-0.0253392" office:value-type="float" office:value="0.0046608" calcext:value-type="float">
            <text:p>0.0046608</text:p>
          </table:table-cell>
        </table:table-row>
        <table:table-row table:style-name="ro2">
          <table:table-cell table:style-name="ce77"/>
          <table:table-cell table:style-name="ce90"/>
          <table:table-cell table:style-name="ce106" table:number-columns-repeated="2"/>
          <table:table-cell table:style-name="ce77"/>
          <table:table-cell table:style-name="ce90"/>
          <table:table-cell table:style-name="ce106" table:number-columns-repeated="2"/>
          <table:table-cell table:style-name="ce77"/>
          <table:table-cell table:style-name="ce90"/>
          <table:table-cell table:style-name="ce77"/>
          <table:table-cell table:style-name="ce90"/>
          <table:table-cell table:style-name="ce106" office:value-type="float" office:value="1.483" calcext:value-type="float">
            <text:p>1.483</text:p>
          </table:table-cell>
          <table:table-cell table:style-name="ce90" table:formula="of:=0.0346626-0.03" office:value-type="float" office:value="0.0046626" calcext:value-type="float">
            <text:p>0.0046626</text:p>
          </table:table-cell>
        </table:table-row>
        <table:table-row table:style-name="ro2">
          <table:table-cell table:style-name="ce74" office:value-type="string" calcext:value-type="string" table:number-columns-spanned="14" table:number-rows-spanned="2">
            <text:p>V=0.3 m/s</text:p>
          </table:table-cell>
          <table:covered-table-cell table:style-name="ce78" office:value-type="string" calcext:value-type="string">
            <text:p>m/s</text:p>
          </table:covered-table-cell>
          <table:covered-table-cell table:number-columns-repeated="11" table:style-name="ce78"/>
          <table:covered-table-cell table:style-name="ce87"/>
        </table:table-row>
        <table:table-row table:style-name="ro2">
          <table:covered-table-cell table:style-name="ce7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93"/>
          <table:table-cell table:style-name="ce99"/>
          <table:table-cell office:value-type="float" office:value="1.041" calcext:value-type="float">
            <text:p>1.041</text:p>
          </table:table-cell>
          <table:table-cell table:formula="of:=0.0433642-0.03" office:value-type="float" office:value="0.0133642" calcext:value-type="float">
            <text:p>0.0133642</text:p>
          </table:table-cell>
          <table:table-cell table:style-name="ce93" office:value-type="float" office:value="1.042" calcext:value-type="float">
            <text:p>1.042</text:p>
          </table:table-cell>
          <table:table-cell table:style-name="ce113" table:formula="of:=0.0427188-0.03" office:value-type="float" office:value="0.0127188" calcext:value-type="float">
            <text:p>0.012719</text:p>
          </table:table-cell>
          <table:table-cell table:style-name="ce104" office:value-type="float" office:value="1.043" calcext:value-type="float">
            <text:p>1.043</text:p>
          </table:table-cell>
          <table:table-cell table:style-name="ce114" table:formula="of:=0.0399211-0.03" office:value-type="float" office:value="0.0099211" calcext:value-type="float">
            <text:p>0.0099211</text:p>
          </table:table-cell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 office:value-type="float" office:value="1.091" calcext:value-type="float">
            <text:p>1.091</text:p>
          </table:table-cell>
          <table:table-cell table:style-name="ce109" table:formula="of:=0.03-0.01657" office:value-type="float" office:value="0.01343" calcext:value-type="float">
            <text:p>0.0134300</text:p>
          </table:table-cell>
          <table:table-cell table:style-name="ce93" office:value-type="float" office:value="1.084" calcext:value-type="float">
            <text:p>1.084</text:p>
          </table:table-cell>
          <table:table-cell table:style-name="ce113" table:formula="of:=0.03-0.0175544" office:value-type="float" office:value="0.0124456" calcext:value-type="float">
            <text:p>0.012446</text:p>
          </table:table-cell>
          <table:table-cell table:style-name="ce104" office:value-type="float" office:value="1.079" calcext:value-type="float">
            <text:p>1.079</text:p>
          </table:table-cell>
          <table:table-cell table:style-name="ce114" table:formula="of:=0.03-0.0203532" office:value-type="float" office:value="0.0096468" calcext:value-type="float">
            <text:p>0.0096468</text:p>
          </table:table-cell>
          <table:table-cell table:style-name="ce93"/>
          <table:table-cell table:style-name="ce99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 office:value-type="float" office:value="1.141" calcext:value-type="float">
            <text:p>1.141</text:p>
          </table:table-cell>
          <table:table-cell table:formula="of:=0.0433637-0.03" office:value-type="float" office:value="0.0133637" calcext:value-type="float">
            <text:p>0.0133637</text:p>
          </table:table-cell>
          <table:table-cell table:style-name="ce93" office:value-type="float" office:value="1.126" calcext:value-type="float">
            <text:p>1.126</text:p>
          </table:table-cell>
          <table:table-cell table:style-name="ce113" table:formula="of:=0.042259-0.03" office:value-type="float" office:value="0.012259" calcext:value-type="float">
            <text:p>0.012259</text:p>
          </table:table-cell>
          <table:table-cell table:style-name="ce104" office:value-type="float" office:value="1.115" calcext:value-type="float">
            <text:p>1.115</text:p>
          </table:table-cell>
          <table:table-cell table:style-name="ce114" table:formula="of:=0.0395379-0.03" office:value-type="float" office:value="0.0095379" calcext:value-type="float">
            <text:p>0.0095379</text:p>
          </table:table-cell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 office:value-type="float" office:value="1.191" calcext:value-type="float">
            <text:p>1.191</text:p>
          </table:table-cell>
          <table:table-cell table:formula="of:=0.03-0.0166338" office:value-type="float" office:value="0.0133662" calcext:value-type="float">
            <text:p>0.0133662</text:p>
          </table:table-cell>
          <table:table-cell table:style-name="ce93" office:value-type="float" office:value="1.168" calcext:value-type="float">
            <text:p>1.168</text:p>
          </table:table-cell>
          <table:table-cell table:style-name="ce113" table:formula="of:=0.03-0.0177168" office:value-type="float" office:value="0.0122832" calcext:value-type="float">
            <text:p>0.012283</text:p>
          </table:table-cell>
          <table:table-cell table:style-name="ce104" office:value-type="float" office:value="1.151" calcext:value-type="float">
            <text:p>1.151</text:p>
          </table:table-cell>
          <table:table-cell table:style-name="ce114" table:formula="of:=0.03-0.0204507" office:value-type="float" office:value="0.0095493" calcext:value-type="float">
            <text:p>0.0095493</text:p>
          </table:table-cell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office:value-type="float" office:value="1.241" calcext:value-type="float">
            <text:p>1.241</text:p>
          </table:table-cell>
          <table:table-cell table:formula="of:=0.0432928-0.03" office:value-type="float" office:value="0.0132928" calcext:value-type="float">
            <text:p>0.0132928</text:p>
          </table:table-cell>
          <table:table-cell table:style-name="ce93" office:value-type="float" office:value="1.21" calcext:value-type="float">
            <text:p>1.21</text:p>
          </table:table-cell>
          <table:table-cell table:style-name="ce113" table:formula="of:=0.0422412-0.03" office:value-type="float" office:value="0.0122412" calcext:value-type="float">
            <text:p>0.012241</text:p>
          </table:table-cell>
          <table:table-cell table:style-name="ce104" office:value-type="float" office:value="1.187" calcext:value-type="float">
            <text:p>1.187</text:p>
          </table:table-cell>
          <table:table-cell table:style-name="ce104" table:formula="of:=0.0395383-0.03" office:value-type="float" office:value="0.0095383" calcext:value-type="float">
            <text:p>0.0095383</text:p>
          </table:table-cell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office:value-type="float" office:value="1.291" calcext:value-type="float">
            <text:p>1.291</text:p>
          </table:table-cell>
          <table:table-cell table:style-name="ce109" table:formula="of:=0.03-0.016635" office:value-type="float" office:value="0.013365" calcext:value-type="float">
            <text:p>0.0133650</text:p>
          </table:table-cell>
          <table:table-cell table:style-name="ce93" office:value-type="float" office:value="1.252" calcext:value-type="float">
            <text:p>1.252</text:p>
          </table:table-cell>
          <table:table-cell table:style-name="ce113" table:formula="of:=0.03-0.01772552" office:value-type="float" office:value="0.01227448" calcext:value-type="float">
            <text:p>0.012274</text:p>
          </table:table-cell>
          <table:table-cell table:style-name="ce104" office:value-type="float" office:value="1.222" calcext:value-type="float">
            <text:p>1.222</text:p>
          </table:table-cell>
          <table:table-cell table:style-name="ce104" table:formula="of:=0.03-0.0204216" office:value-type="float" office:value="0.0095784" calcext:value-type="float">
            <text:p>0.0095784</text:p>
          </table:table-cell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office:value-type="float" office:value="1.342" calcext:value-type="float">
            <text:p>1.342</text:p>
          </table:table-cell>
          <table:table-cell table:formula="of:=0.0432527-0.03" office:value-type="float" office:value="0.0132527" calcext:value-type="float">
            <text:p>0.0132527</text:p>
          </table:table-cell>
          <table:table-cell table:style-name="ce93" office:value-type="float" office:value="1.293" calcext:value-type="float">
            <text:p>1.293</text:p>
          </table:table-cell>
          <table:table-cell table:style-name="ce113" table:formula="of:=0.0422146-0.03" office:value-type="float" office:value="0.0122146" calcext:value-type="float">
            <text:p>0.012215</text:p>
          </table:table-cell>
          <table:table-cell table:style-name="ce104" office:value-type="float" office:value="1.258" calcext:value-type="float">
            <text:p>1.258</text:p>
          </table:table-cell>
          <table:table-cell table:style-name="ce104" table:formula="of:=0.0395648-0.03" office:value-type="float" office:value="0.0095648" calcext:value-type="float">
            <text:p>0.0095648</text:p>
          </table:table-cell>
          <table:table-cell table:style-name="ce93"/>
          <table:table-cell table:style-name="ce99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391" calcext:value-type="float">
            <text:p>1.391</text:p>
          </table:table-cell>
          <table:table-cell table:style-name="ce104" table:formula="of:=0.03-0.0166903" office:value-type="float" office:value="0.0133097" calcext:value-type="float">
            <text:p>0.0133097</text:p>
          </table:table-cell>
          <table:table-cell table:style-name="ce93" office:value-type="float" office:value="1.335" calcext:value-type="float">
            <text:p>1.335</text:p>
          </table:table-cell>
          <table:table-cell table:style-name="ce113" table:formula="of:=0.03-0.017686" office:value-type="float" office:value="0.012314" calcext:value-type="float">
            <text:p>0.012314</text:p>
          </table:table-cell>
          <table:table-cell table:style-name="ce104" office:value-type="float" office:value="1.293" calcext:value-type="float">
            <text:p>1.293</text:p>
          </table:table-cell>
          <table:table-cell table:style-name="ce104" table:formula="of:=0.03-0.0204199" office:value-type="float" office:value="0.0095801" calcext:value-type="float">
            <text:p>0.0095801</text:p>
          </table:table-cell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442" calcext:value-type="float">
            <text:p>1.442</text:p>
          </table:table-cell>
          <table:table-cell table:style-name="ce104" table:formula="of:=0.0434218-0.03" office:value-type="float" office:value="0.0134218" calcext:value-type="float">
            <text:p>0.0134218</text:p>
          </table:table-cell>
          <table:table-cell table:style-name="ce93" office:value-type="float" office:value="1.377" calcext:value-type="float">
            <text:p>1.377</text:p>
          </table:table-cell>
          <table:table-cell table:style-name="ce113" table:formula="of:=0.0422413-0.03" office:value-type="float" office:value="0.0122413" calcext:value-type="float">
            <text:p>0.012241</text:p>
          </table:table-cell>
          <table:table-cell table:style-name="ce104" office:value-type="float" office:value="1.329" calcext:value-type="float">
            <text:p>1.329</text:p>
          </table:table-cell>
          <table:table-cell table:style-name="ce104" table:formula="of:=0.0395743-0.03" office:value-type="float" office:value="0.0095743" calcext:value-type="float">
            <text:p>0.0095743</text:p>
          </table:table-cell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491" calcext:value-type="float">
            <text:p>1.491</text:p>
          </table:table-cell>
          <table:table-cell table:style-name="ce104" table:formula="of:=0.03-0.0165167" office:value-type="float" office:value="0.0134833" calcext:value-type="float">
            <text:p>0.0134833</text:p>
          </table:table-cell>
          <table:table-cell table:style-name="ce93" office:value-type="float" office:value="1.418" calcext:value-type="float">
            <text:p>1.418</text:p>
          </table:table-cell>
          <table:table-cell table:style-name="ce113" table:formula="of:=0.03-0.0176757" office:value-type="float" office:value="0.0123243" calcext:value-type="float">
            <text:p>0.012324</text:p>
          </table:table-cell>
          <table:table-cell table:style-name="ce104" office:value-type="float" office:value="1.365" calcext:value-type="float">
            <text:p>1.365</text:p>
          </table:table-cell>
          <table:table-cell table:style-name="ce104" table:formula="of:=0.03-0.0203836" office:value-type="float" office:value="0.0096164" calcext:value-type="float">
            <text:p>0.0096164</text:p>
          </table:table-cell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544" calcext:value-type="float">
            <text:p>1.544</text:p>
          </table:table-cell>
          <table:table-cell table:style-name="ce104" table:formula="of:=0.0422674-0.03" office:value-type="float" office:value="0.0122674" calcext:value-type="float">
            <text:p>0.0122674</text:p>
          </table:table-cell>
          <table:table-cell table:style-name="ce93" office:value-type="float" office:value="1.46" calcext:value-type="float">
            <text:p>1.46</text:p>
          </table:table-cell>
          <table:table-cell table:style-name="ce113" table:formula="of:=0.0422545-0.03" office:value-type="float" office:value="0.0122545" calcext:value-type="float">
            <text:p>0.012255</text:p>
          </table:table-cell>
          <table:table-cell table:style-name="ce104" office:value-type="float" office:value="1.401" calcext:value-type="float">
            <text:p>1.401</text:p>
          </table:table-cell>
          <table:table-cell table:style-name="ce104" table:formula="of:=0.0395432-0.03" office:value-type="float" office:value="0.0095432" calcext:value-type="float">
            <text:p>0.0095432</text:p>
          </table:table-cell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585" calcext:value-type="float">
            <text:p>1.585</text:p>
          </table:table-cell>
          <table:table-cell table:style-name="ce104" table:formula="of:=0.03-0.0176626" office:value-type="float" office:value="0.0123374" calcext:value-type="float">
            <text:p>0.0123374</text:p>
          </table:table-cell>
          <table:table-cell table:style-name="ce93"/>
          <table:table-cell table:style-name="ce99"/>
          <table:table-cell table:style-name="ce104" office:value-type="float" office:value="1.436" calcext:value-type="float">
            <text:p>1.436</text:p>
          </table:table-cell>
          <table:table-cell table:style-name="ce104" table:formula="of:=0.03-0.0203727" office:value-type="float" office:value="0.0096273" calcext:value-type="float">
            <text:p>0.0096273</text:p>
          </table:table-cell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627" calcext:value-type="float">
            <text:p>1.627</text:p>
          </table:table-cell>
          <table:table-cell table:style-name="ce104" table:formula="of:=0.0422951-0.03" office:value-type="float" office:value="0.0122951" calcext:value-type="float">
            <text:p>0.0122951</text:p>
          </table:table-cell>
          <table:table-cell table:style-name="ce93"/>
          <table:table-cell table:style-name="ce100"/>
          <table:table-cell table:style-name="ce104" office:value-type="float" office:value="1.472" calcext:value-type="float">
            <text:p>1.472</text:p>
          </table:table-cell>
          <table:table-cell table:style-name="ce104" table:formula="of:=0.0395209-0.03" office:value-type="float" office:value="0.0095209" calcext:value-type="float">
            <text:p>0.0095209</text:p>
          </table:table-cell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668" calcext:value-type="float">
            <text:p>1.668</text:p>
          </table:table-cell>
          <table:table-cell table:style-name="ce104" table:formula="of:=0.03-0.0176373" office:value-type="float" office:value="0.0123627" calcext:value-type="float">
            <text:p>0.0123627</text:p>
          </table:table-cell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711" calcext:value-type="float">
            <text:p>1.711</text:p>
          </table:table-cell>
          <table:table-cell table:style-name="ce104" table:formula="of:=0.0423143-0.03" office:value-type="float" office:value="0.0123143" calcext:value-type="float">
            <text:p>0.0123143</text:p>
          </table:table-cell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 table:number-rows-repeated="3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95"/>
          <table:table-cell table:style-name="ce101"/>
          <table:table-cell table:style-name="ce107"/>
          <table:table-cell table:style-name="ce101"/>
        </table:table-row>
        <table:table-row table:style-name="ro2" table:number-rows-repeated="12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74" office:value-type="string" calcext:value-type="string" table:number-columns-spanned="14" table:number-rows-spanned="2">
            <text:p>V=1.45 m/s</text:p>
          </table:table-cell>
          <table:covered-table-cell table:style-name="ce78" office:value-type="string" calcext:value-type="string">
            <text:p>m/s</text:p>
          </table:covered-table-cell>
          <table:covered-table-cell table:number-columns-repeated="11" table:style-name="ce78"/>
          <table:covered-table-cell table:style-name="ce87"/>
        </table:table-row>
        <table:table-row table:style-name="ro2">
          <table:covered-table-cell table:style-name="ce75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88"/>
        </table:table-row>
        <table:table-row table:style-name="ro2">
          <table:table-cell table:style-name="ce91" office:value-type="string" calcext:value-type="string" table:number-columns-spanned="2" table:number-rows-spanned="1">
            <text:p><text:s/>8 Hz</text:p>
          </table:table-cell>
          <table:covered-table-cell table:style-name="ce96"/>
          <table:table-cell table:style-name="ce102" office:value-type="string" calcext:value-type="string" table:number-columns-spanned="2" table:number-rows-spanned="1">
            <text:p><text:s/>10 Hz</text:p>
          </table:table-cell>
          <table:covered-table-cell table:style-name="ce108" office:value-type="float" office:value="10" calcext:value-type="float">
            <text:p>10</text:p>
          </table:covered-table-cell>
          <table:table-cell table:style-name="ce91" office:value-type="string" calcext:value-type="string" table:number-columns-spanned="2" table:number-rows-spanned="1">
            <text:p><text:s/>12 Hz</text:p>
          </table:table-cell>
          <table:covered-table-cell table:style-name="ce96" office:value-type="float" office:value="12" calcext:value-type="float">
            <text:p>12</text:p>
          </table:covered-table-cell>
          <table:table-cell table:style-name="ce102" office:value-type="string" calcext:value-type="string" table:number-columns-spanned="2" table:number-rows-spanned="1">
            <text:p><text:s/>14 Hz</text:p>
          </table:table-cell>
          <table:covered-table-cell table:style-name="ce108"/>
          <table:table-cell table:style-name="ce91" office:value-type="string" calcext:value-type="string" table:number-columns-spanned="2" table:number-rows-spanned="1">
            <text:p><text:s/>16 Hz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<text:s/>18 Hz</text:p>
          </table:table-cell>
          <table:covered-table-cell table:style-name="ce96"/>
          <table:table-cell table:style-name="ce115" office:value-type="string" calcext:value-type="string" table:number-columns-spanned="2" table:number-rows-spanned="1">
            <text:p>20 Hz</text:p>
          </table:table-cell>
          <table:covered-table-cell table:style-name="ce96"/>
        </table:table-row>
        <table:table-row table:style-name="ro2"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103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92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  <table:table-cell table:style-name="ce103" office:value-type="string" calcext:value-type="string">
            <text:p>t [s]</text:p>
          </table:table-cell>
          <table:table-cell table:style-name="ce97" office:value-type="string" calcext:value-type="string">
            <text:p>d [m]</text:p>
          </table:table-cell>
        </table:table-row>
        <table:table-row table:style-name="ro2">
          <table:table-cell table:style-name="ce93"/>
          <table:table-cell table:style-name="ce99"/>
          <table:table-cell table:style-name="ce104" office:value-type="float" office:value="1.037" calcext:value-type="float">
            <text:p>1.037</text:p>
          </table:table-cell>
          <table:table-cell table:style-name="ce104" table:formula="of:=0.040227-0.03" office:value-type="float" office:value="0.010227" calcext:value-type="float">
            <text:p>0.010227</text:p>
          </table:table-cell>
          <table:table-cell table:style-name="ce93" office:value-type="float" office:value="1.037" calcext:value-type="float">
            <text:p>1.037</text:p>
          </table:table-cell>
          <table:table-cell table:style-name="ce100" table:formula="of:=0.0406296-0.03" office:value-type="float" office:value="0.0106296" calcext:value-type="float">
            <text:p>0.0106296</text:p>
          </table:table-cell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 table:style-name="ce104" office:value-type="float" office:value="1.087" calcext:value-type="float">
            <text:p>1.087</text:p>
          </table:table-cell>
          <table:table-cell table:style-name="ce110" table:formula="of:=0.03-0.0195137" office:value-type="float" office:value="0.0104863" calcext:value-type="float">
            <text:p>0.010486</text:p>
          </table:table-cell>
          <table:table-cell table:style-name="ce93" office:value-type="float" office:value="1.08" calcext:value-type="float">
            <text:p>1.08</text:p>
          </table:table-cell>
          <table:table-cell table:style-name="ce100" table:formula="of:=0.03-0.0195605" office:value-type="float" office:value="0.0104395" calcext:value-type="float">
            <text:p>0.0104395</text:p>
          </table:table-cell>
          <table:table-cell table:style-name="ce104"/>
          <table:table-cell table:style-name="ce114"/>
          <table:table-cell table:style-name="ce93"/>
          <table:table-cell table:style-name="ce99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 table:style-name="ce104" office:value-type="float" office:value="1.138" calcext:value-type="float">
            <text:p>1.138</text:p>
          </table:table-cell>
          <table:table-cell table:style-name="ce110" table:formula="of:=0.0407531-0.03" office:value-type="float" office:value="0.0107531" calcext:value-type="float">
            <text:p>0.010753</text:p>
          </table:table-cell>
          <table:table-cell table:style-name="ce93" office:value-type="float" office:value="1.121" calcext:value-type="float">
            <text:p>1.121</text:p>
          </table:table-cell>
          <table:table-cell table:style-name="ce100" table:formula="of:=0.0404287-0.03" office:value-type="float" office:value="0.0104287" calcext:value-type="float">
            <text:p>0.0104287</text:p>
          </table:table-cell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99"/>
          <table:table-cell table:style-name="ce104" office:value-type="float" office:value="1.187" calcext:value-type="float">
            <text:p>1.187</text:p>
          </table:table-cell>
          <table:table-cell table:style-name="ce110" table:formula="of:=0.03-0.0192978" office:value-type="float" office:value="0.0107022" calcext:value-type="float">
            <text:p>0.010702</text:p>
          </table:table-cell>
          <table:table-cell table:style-name="ce93" office:value-type="float" office:value="1.163" calcext:value-type="float">
            <text:p>1.163</text:p>
          </table:table-cell>
          <table:table-cell table:style-name="ce100" table:formula="of:=0.03-0.0195803" office:value-type="float" office:value="0.0104197" calcext:value-type="float">
            <text:p>0.0104197</text:p>
          </table:table-cell>
          <table:table-cell table:style-name="ce104"/>
          <table:table-cell table:style-name="ce114"/>
          <table:table-cell table:style-name="ce93"/>
          <table:table-cell table:style-name="ce100"/>
          <table:table-cell table:style-name="ce93"/>
          <table:table-cell table:style-name="ce99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237" calcext:value-type="float">
            <text:p>1.237</text:p>
          </table:table-cell>
          <table:table-cell table:style-name="ce110" table:formula="of:=0.0406217-0.03" office:value-type="float" office:value="0.0106217" calcext:value-type="float">
            <text:p>0.010622</text:p>
          </table:table-cell>
          <table:table-cell table:style-name="ce93" office:value-type="float" office:value="1.205" calcext:value-type="float">
            <text:p>1.205</text:p>
          </table:table-cell>
          <table:table-cell table:style-name="ce100" table:formula="of:=0.0403511-0.03" office:value-type="float" office:value="0.0103511" calcext:value-type="float">
            <text:p>0.0103511</text:p>
          </table:table-cell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287" calcext:value-type="float">
            <text:p>1.287</text:p>
          </table:table-cell>
          <table:table-cell table:style-name="ce110" table:formula="of:=0.03-0.0194028" office:value-type="float" office:value="0.0105972" calcext:value-type="float">
            <text:p>0.010597</text:p>
          </table:table-cell>
          <table:table-cell table:style-name="ce93" office:value-type="float" office:value="1.246" calcext:value-type="float">
            <text:p>1.246</text:p>
          </table:table-cell>
          <table:table-cell table:style-name="ce100" table:formula="of:=0.03-0.0196603" office:value-type="float" office:value="0.0103397" calcext:value-type="float">
            <text:p>0.0103397</text:p>
          </table:table-cell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337" calcext:value-type="float">
            <text:p>1.337</text:p>
          </table:table-cell>
          <table:table-cell table:style-name="ce110" table:formula="of:=0.0406603-0.03" office:value-type="float" office:value="0.0106603" calcext:value-type="float">
            <text:p>0.010660</text:p>
          </table:table-cell>
          <table:table-cell table:style-name="ce93" office:value-type="float" office:value="1.288" calcext:value-type="float">
            <text:p>1.288</text:p>
          </table:table-cell>
          <table:table-cell table:style-name="ce100" table:formula="of:=0.0403573-0.03" office:value-type="float" office:value="0.0103573" calcext:value-type="float">
            <text:p>0.0103573</text:p>
          </table:table-cell>
          <table:table-cell table:style-name="ce104" table:number-columns-repeated="2"/>
          <table:table-cell table:style-name="ce93"/>
          <table:table-cell table:style-name="ce99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388" calcext:value-type="float">
            <text:p>1.388</text:p>
          </table:table-cell>
          <table:table-cell table:style-name="ce110" table:formula="of:=0.03-0.0193465" office:value-type="float" office:value="0.0106535" calcext:value-type="float">
            <text:p>0.010654</text:p>
          </table:table-cell>
          <table:table-cell table:style-name="ce93" office:value-type="float" office:value="1.33" calcext:value-type="float">
            <text:p>1.33</text:p>
          </table:table-cell>
          <table:table-cell table:style-name="ce100" table:formula="of:=0.03-0.0196991" office:value-type="float" office:value="0.0103009" calcext:value-type="float">
            <text:p>0.0103009</text:p>
          </table:table-cell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office:value-type="float" office:value="1.438" calcext:value-type="float">
            <text:p>1.438</text:p>
          </table:table-cell>
          <table:table-cell table:style-name="ce110" table:formula="of:=0.0407161-0.03" office:value-type="float" office:value="0.0107161" calcext:value-type="float">
            <text:p>0.010716</text:p>
          </table:table-cell>
          <table:table-cell table:style-name="ce93" office:value-type="float" office:value="1.371" calcext:value-type="float">
            <text:p>1.371</text:p>
          </table:table-cell>
          <table:table-cell table:style-name="ce100" table:formula="of:=0.0403438-0.03" office:value-type="float" office:value="0.0103438" calcext:value-type="float">
            <text:p>0.0103438</text:p>
          </table:table-cell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 office:value-type="float" office:value="1.413" calcext:value-type="float">
            <text:p>1.413</text:p>
          </table:table-cell>
          <table:table-cell table:style-name="ce100" table:formula="of:=0.03-0.0196894" office:value-type="float" office:value="0.0103106" calcext:value-type="float">
            <text:p>0.0103106</text:p>
          </table:table-cell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 office:value-type="float" office:value="1.455" calcext:value-type="float">
            <text:p>1.455</text:p>
          </table:table-cell>
          <table:table-cell table:style-name="ce100" table:formula="of:=0.0403319-0.03" office:value-type="float" office:value="0.0103319" calcext:value-type="float">
            <text:p>0.0103319</text:p>
          </table:table-cell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 office:value-type="float" office:value="1.497" calcext:value-type="float">
            <text:p>1.497</text:p>
          </table:table-cell>
          <table:table-cell table:style-name="ce99" table:formula="of:=0.03-0.019682" office:value-type="float" office:value="0.010318" calcext:value-type="float">
            <text:p>0.0103180</text:p>
          </table:table-cell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99"/>
        </table:table-row>
        <table:table-row table:style-name="ro2" table:number-rows-repeated="5"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104" table:number-columns-repeated="2"/>
          <table:table-cell table:style-name="ce93"/>
          <table:table-cell table:style-name="ce100"/>
          <table:table-cell table:style-name="ce93"/>
          <table:table-cell table:style-name="ce100"/>
          <table:table-cell table:style-name="ce104"/>
          <table:table-cell table:style-name="ce100"/>
        </table:table-row>
        <table:table-row table:style-name="ro2"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107" table:number-columns-repeated="2"/>
          <table:table-cell table:style-name="ce95"/>
          <table:table-cell table:style-name="ce101"/>
          <table:table-cell table:style-name="ce95"/>
          <table:table-cell table:style-name="ce101"/>
          <table:table-cell table:style-name="ce107"/>
          <table:table-cell table:style-name="ce101"/>
        </table:table-row>
        <table:table-row table:style-name="ro2" table:number-rows-repeated="12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2" table:number-rows-repeated="4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default-cell-style-name="ce75"/>
        <table:table-column table:style-name="co3" table:default-cell-style-name="ce88"/>
        <table:table-column table:style-name="co3" table:default-cell-style-name="ce75"/>
        <table:table-column table:style-name="co3" table:default-cell-style-name="ce129"/>
        <table:table-column table:style-name="co3" table:default-cell-style-name="ce75"/>
        <table:table-column table:style-name="co3" table:default-cell-style-name="ce88"/>
        <table:table-column table:style-name="co3" table:default-cell-style-name="ce75"/>
        <table:table-column table:style-name="co3" table:default-cell-style-name="ce129"/>
        <table:table-column table:style-name="co3" table:default-cell-style-name="ce75"/>
        <table:table-column table:style-name="co3" table:default-cell-style-name="ce129"/>
        <table:table-column table:style-name="co3" table:default-cell-style-name="ce75"/>
        <table:table-column table:style-name="co3" table:default-cell-style-name="ce129"/>
        <table:table-column table:style-name="co3" table:default-cell-style-name="Default"/>
        <table:table-column table:style-name="co3" table:default-cell-style-name="ce129"/>
        <table:table-row table:style-name="ro2">
          <table:table-cell table:style-name="ce116" office:value-type="string" calcext:value-type="string" table:number-columns-spanned="14" table:number-rows-spanned="2">
            <text:p>V=0.83 m/s</text:p>
          </table:table-cell>
          <table:covered-table-cell table:style-name="ce78" office:value-type="string" calcext:value-type="string">
            <text:p>m/s</text:p>
          </table:covered-table-cell>
          <table:covered-table-cell table:number-columns-repeated="11" table:style-name="ce78"/>
          <table:covered-table-cell table:style-name="ce87"/>
        </table:table-row>
        <table:table-row table:style-name="ro2">
          <table:covered-table-cell/>
          <table:covered-table-cell table:number-columns-repeated="11" table:style-name="Default"/>
          <table:covered-table-cell/>
          <table:covered-table-cell table:style-name="ce88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89"/>
          <table:table-cell table:style-name="ce126" office:value-type="string" calcext:value-type="string" table:number-columns-spanned="2" table:number-rows-spanned="1">
            <text:p><text:s/>10 Hz</text:p>
          </table:table-cell>
          <table:covered-table-cell table:style-name="ce79" office:value-type="float" office:value="10" calcext:value-type="float">
            <text:p>10</text:p>
          </table:covered-table-cell>
          <table:table-cell table:style-name="ce126" office:value-type="string" calcext:value-type="string" table:number-columns-spanned="2" table:number-rows-spanned="1">
            <text:p><text:s/>12 Hz</text:p>
          </table:table-cell>
          <table:covered-table-cell table:style-name="ce79" office:value-type="float" office:value="12" calcext:value-type="float">
            <text:p>12</text:p>
          </table:covered-table-cell>
          <table:table-cell table:style-name="ce126" office:value-type="string" calcext:value-type="string" table:number-columns-spanned="2" table:number-rows-spanned="1">
            <text:p><text:s/>14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6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8 Hz</text:p>
          </table:table-cell>
          <table:covered-table-cell table:style-name="ce79"/>
          <table:table-cell table:style-name="ce131" office:value-type="string" calcext:value-type="string" table:number-columns-spanned="2" table:number-rows-spanned="1">
            <text:p>20 Hz</text:p>
          </table:table-cell>
          <table:covered-table-cell table:style-name="ce8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241" calcext:value-type="float">
            <text:p>-0.241</text:p>
          </table:table-cell>
          <table:table-cell table:style-name="ce127" office:value-type="float" office:value="1" calcext:value-type="float">
            <text:p>1</text:p>
          </table:table-cell>
          <table:table-cell table:style-name="ce128" office:value-type="float" office:value="-1.207689539813" calcext:value-type="float">
            <text:p>-1.21E+00</text:p>
          </table:table-cell>
          <table:table-cell table:style-name="ce127" office:value-type="float" office:value="1" calcext:value-type="float">
            <text:p>1</text:p>
          </table:table-cell>
          <table:table-cell table:style-name="ce87" office:value-type="float" office:value="-1.320615970893" calcext:value-type="float">
            <text:p>-1.320615970893</text:p>
          </table:table-cell>
          <table:table-cell table:style-name="ce127" office:value-type="float" office:value="1" calcext:value-type="float">
            <text:p>1</text:p>
          </table:table-cell>
          <table:table-cell table:style-name="ce128" office:value-type="float" office:value="0.3351017917388" calcext:value-type="float">
            <text:p>3.35E-01</text:p>
          </table:table-cell>
          <table:table-cell table:style-name="ce127" office:value-type="float" office:value="1" calcext:value-type="float">
            <text:p>1</text:p>
          </table:table-cell>
          <table:table-cell table:style-name="ce128" office:value-type="float" office:value="1.516014865212" calcext:value-type="float">
            <text:p>1.52E+00</text:p>
          </table:table-cell>
          <table:table-cell table:style-name="ce127" office:value-type="float" office:value="1" calcext:value-type="float">
            <text:p>1</text:p>
          </table:table-cell>
          <table:table-cell table:style-name="ce128" office:value-type="float" office:value="0.9411213245386" calcext:value-type="float">
            <text:p>9.41E-01</text:p>
          </table:table-cell>
          <table:table-cell office:value-type="float" office:value="1" calcext:value-type="float">
            <text:p>1</text:p>
          </table:table-cell>
          <table:table-cell office:value-type="float" office:value="0.6489780522989" calcext:value-type="float">
            <text:p>6.49E-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001" calcext:value-type="float">
            <text:p>1.001</text:p>
          </table:table-cell>
          <table:table-cell office:value-type="float" office:value="-1.48137861854" calcext:value-type="float">
            <text:p>-1.48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2.145211299838" calcext:value-type="float">
            <text:p>-2.145211299838</text:p>
          </table:table-cell>
          <table:table-cell office:value-type="float" office:value="1.001" calcext:value-type="float">
            <text:p>1.001</text:p>
          </table:table-cell>
          <table:table-cell office:value-type="float" office:value="-0.4295626862144" calcext:value-type="float">
            <text:p>-4.30E-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401662306217" calcext:value-type="float">
            <text:p>1.40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8016310848" calcext:value-type="float">
            <text:p>1.01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7554270697456" calcext:value-type="float">
            <text:p>7.55E-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02" calcext:value-type="float">
            <text:p>1.002</text:p>
          </table:table-cell>
          <table:table-cell office:value-type="float" office:value="-1.022299959025" calcext:value-type="float">
            <text:p>-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1.361635316514" calcext:value-type="float">
            <text:p>-1.361635316514</text:p>
          </table:table-cell>
          <table:table-cell office:value-type="float" office:value="1.002" calcext:value-type="float">
            <text:p>1.002</text:p>
          </table:table-cell>
          <table:table-cell office:value-type="float" office:value="-0.1043418264574" calcext:value-type="float">
            <text:p>-1.04E-01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7636179338" calcext:value-type="float">
            <text:p>1.34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6592514595" calcext:value-type="float">
            <text:p>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0.7846723394422" calcext:value-type="float">
            <text:p>7.85E-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03" calcext:value-type="float">
            <text:p>1.003</text:p>
          </table:table-cell>
          <table:table-cell office:value-type="float" office:value="-1.140683308729" calcext:value-type="float">
            <text:p>-1.14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1.720025883355" calcext:value-type="float">
            <text:p>-1.720025883355</text:p>
          </table:table-cell>
          <table:table-cell office:value-type="float" office:value="1.003" calcext:value-type="float">
            <text:p>1.003</text:p>
          </table:table-cell>
          <table:table-cell office:value-type="float" office:value="-0.6559554186156" calcext:value-type="float">
            <text:p>-6.56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880249377927" calcext:value-type="float">
            <text:p>8.88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624332595585" calcext:value-type="float">
            <text:p>8.62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249547573912" calcext:value-type="float">
            <text:p>7.25E-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4" calcext:value-type="float">
            <text:p>1.004</text:p>
          </table:table-cell>
          <table:table-cell office:value-type="float" office:value="-1.131743899793" calcext:value-type="float">
            <text:p>-1.13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999593343752" calcext:value-type="float">
            <text:p>-1.999593343752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6192308123" calcext:value-type="float">
            <text:p>-1.06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0.482401290173" calcext:value-type="float">
            <text:p>4.82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7281798112582" calcext:value-type="float">
            <text:p>7.28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6459403293232" calcext:value-type="float">
            <text:p>6.46E-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.005" calcext:value-type="float">
            <text:p>1.005</text:p>
          </table:table-cell>
          <table:table-cell office:value-type="float" office:value="-1.020756629533" calcext:value-type="float">
            <text:p>-1.02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2.085905116734" calcext:value-type="float">
            <text:p>-2.085905116734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7236780735" calcext:value-type="float">
            <text:p>-1.27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21892371809" calcext:value-type="float">
            <text:p>1.02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512715300625" calcext:value-type="float">
            <text:p>5.51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139675716998" calcext:value-type="float">
            <text:p>5.14E-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006" calcext:value-type="float">
            <text:p>1.006</text:p>
          </table:table-cell>
          <table:table-cell office:value-type="float" office:value="-0.9255055205489" calcext:value-type="float">
            <text:p>-9.26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.121740020079" calcext:value-type="float">
            <text:p>-2.121740020079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53132656104" calcext:value-type="float">
            <text:p>-1.4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0.2953086989997" calcext:value-type="float">
            <text:p>-2.95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235744286362" calcext:value-type="float">
            <text:p>3.24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364404398101" calcext:value-type="float">
            <text:p>3.36E-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0.14" calcext:value-type="float">
            <text:p>0.14</text:p>
          </table:table-cell>
          <table:table-cell office:value-type="float" office:value="1.007" calcext:value-type="float">
            <text:p>1.007</text:p>
          </table:table-cell>
          <table:table-cell office:value-type="float" office:value="-0.8010651528166" calcext:value-type="float">
            <text:p>-8.01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.157253827027" calcext:value-type="float">
            <text:p>-2.157253827027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17467205547" calcext:value-type="float">
            <text:p>-1.62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0.6558838698318" calcext:value-type="float">
            <text:p>-6.56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354813487183" calcext:value-type="float">
            <text:p>8.35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0.1465595498486" calcext:value-type="float">
            <text:p>1.47E-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.217" calcext:value-type="float">
            <text:p>0.217</text:p>
          </table:table-cell>
          <table:table-cell office:value-type="float" office:value="1.008" calcext:value-type="float">
            <text:p>1.008</text:p>
          </table:table-cell>
          <table:table-cell office:value-type="float" office:value="-0.6515452533916" calcext:value-type="float">
            <text:p>-6.52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.139910415087" calcext:value-type="float">
            <text:p>-2.139910415087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65992197035" calcext:value-type="float">
            <text:p>-1.7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0.9444705727429" calcext:value-type="float">
            <text:p>-9.44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146886582581" calcext:value-type="float">
            <text:p>-1.47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03635379222281" calcext:value-type="float">
            <text:p>-3.64E-02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0.297" calcext:value-type="float">
            <text:p>0.297</text:p>
          </table:table-cell>
          <table:table-cell office:value-type="float" office:value="1.009" calcext:value-type="float">
            <text:p>1.009</text:p>
          </table:table-cell>
          <table:table-cell office:value-type="float" office:value="-0.4924006178333" calcext:value-type="float">
            <text:p>-4.92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.102212160962" calcext:value-type="float">
            <text:p>-2.102212160962</text:p>
          </table:table-cell>
          <table:table-cell office:value-type="float" office:value="1.009" calcext:value-type="float">
            <text:p>1.009</text:p>
          </table:table-cell>
          <table:table-cell office:value-type="float" office:value="-1.893611313503" calcext:value-type="float">
            <text:p>-1.89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151212877763" calcext:value-type="float">
            <text:p>-1.15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565438124029" calcext:value-type="float">
            <text:p>-3.57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0.1946322284823" calcext:value-type="float">
            <text:p>-1.95E-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0.376" calcext:value-type="float">
            <text:p>0.376</text:p>
          </table:table-cell>
          <table:table-cell office:value-type="float" office:value="1.01" calcext:value-type="float">
            <text:p>1.01</text:p>
          </table:table-cell>
          <table:table-cell office:value-type="float" office:value="-0.3134748714129" calcext:value-type="float">
            <text:p>-3.1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1.988554562711" calcext:value-type="float">
            <text:p>-1.988554562711</text:p>
          </table:table-cell>
          <table:table-cell office:value-type="float" office:value="1.01" calcext:value-type="float">
            <text:p>1.01</text:p>
          </table:table-cell>
          <table:table-cell office:value-type="float" office:value="-2.006902465881" calcext:value-type="float">
            <text:p>-2.01E+00</text:p>
          </table:table-cell>
          <table:table-cell office:value-type="float" office:value="1.01" calcext:value-type="float">
            <text:p>1.01</text:p>
          </table:table-cell>
          <table:table-cell office:value-type="float" office:value="-1.27711349551" calcext:value-type="float">
            <text:p>-1.28E+00</text:p>
          </table:table-cell>
          <table:table-cell office:value-type="float" office:value="1.01" calcext:value-type="float">
            <text:p>1.01</text:p>
          </table:table-cell>
          <table:table-cell office:value-type="float" office:value="-0.5331104197407" calcext:value-type="float">
            <text:p>-5.3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3242395135595" calcext:value-type="float">
            <text:p>-3.24E-01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0.455" calcext:value-type="float">
            <text:p>0.455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171779618229" calcext:value-type="float">
            <text:p>-1.17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.822478755304" calcext:value-type="float">
            <text:p>-1.822478755304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02980729723" calcext:value-type="float">
            <text:p>-2.10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1.340259629574" calcext:value-type="float">
            <text:p>-1.34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0.6713955938904" calcext:value-type="float">
            <text:p>-6.71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4240439654678" calcext:value-type="float">
            <text:p>-4.24E-01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0.534" calcext:value-type="float">
            <text:p>0.534</text:p>
          </table:table-cell>
          <table:table-cell office:value-type="float" office:value="1.012" calcext:value-type="float">
            <text:p>1.012</text:p>
          </table:table-cell>
          <table:table-cell office:value-type="float" office:value="0.07977439870994" calcext:value-type="float">
            <text:p>7.98E-02</text:p>
          </table:table-cell>
          <table:table-cell office:value-type="float" office:value="1.012" calcext:value-type="float">
            <text:p>1.012</text:p>
          </table:table-cell>
          <table:table-cell office:value-type="float" office:value="-1.616842195441" calcext:value-type="float">
            <text:p>-1.616842195441</text:p>
          </table:table-cell>
          <table:table-cell office:value-type="float" office:value="1.012" calcext:value-type="float">
            <text:p>1.012</text:p>
          </table:table-cell>
          <table:table-cell office:value-type="float" office:value="-2.160116289948" calcext:value-type="float">
            <text:p>-2.16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1.350939419531" calcext:value-type="float">
            <text:p>-1.35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0.7716524682224" calcext:value-type="float">
            <text:p>-7.72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4841496990865" calcext:value-type="float">
            <text:p>-4.84E-01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0.611" calcext:value-type="float">
            <text:p>0.611</text:p>
          </table:table-cell>
          <table:table-cell office:value-type="float" office:value="1.013" calcext:value-type="float">
            <text:p>1.013</text:p>
          </table:table-cell>
          <table:table-cell office:value-type="float" office:value="0.282891940144" calcext:value-type="float">
            <text:p>2.83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9673032021" calcext:value-type="float">
            <text:p>-1.339673032021</text:p>
          </table:table-cell>
          <table:table-cell office:value-type="float" office:value="1.013" calcext:value-type="float">
            <text:p>1.013</text:p>
          </table:table-cell>
          <table:table-cell office:value-type="float" office:value="-2.16443832994" calcext:value-type="float">
            <text:p>-2.16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671808351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0.83440589706" calcext:value-type="float">
            <text:p>-8.3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5167412248079" calcext:value-type="float">
            <text:p>-5.17E-01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0.68" calcext:value-type="float">
            <text:p>0.68</text:p>
          </table:table-cell>
          <table:table-cell office:value-type="float" office:value="1.014" calcext:value-type="float">
            <text:p>1.014</text:p>
          </table:table-cell>
          <table:table-cell office:value-type="float" office:value="0.485835146915" calcext:value-type="float">
            <text:p>4.86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1.040565542381" calcext:value-type="float">
            <text:p>-1.040565542381</text:p>
          </table:table-cell>
          <table:table-cell office:value-type="float" office:value="1.014" calcext:value-type="float">
            <text:p>1.014</text:p>
          </table:table-cell>
          <table:table-cell office:value-type="float" office:value="-2.080676298898" calcext:value-type="float">
            <text:p>-2.08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.321721501885" calcext:value-type="float">
            <text:p>-1.3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0.8676124469751" calcext:value-type="float">
            <text:p>-8.68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195326773061" calcext:value-type="float">
            <text:p>-5.20E-01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5" calcext:value-type="float">
            <text:p>1.015</text:p>
          </table:table-cell>
          <table:table-cell office:value-type="float" office:value="0.6796785388552" calcext:value-type="float">
            <text:p>6.80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7004593644215" calcext:value-type="float">
            <text:p>-0.7004593644215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25754925973" calcext:value-type="float">
            <text:p>-1.93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1.307899290414" calcext:value-type="float">
            <text:p>-1.31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0.8626906479779" calcext:value-type="float">
            <text:p>-8.6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4903148474761" calcext:value-type="float">
            <text:p>-4.90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0.806" calcext:value-type="float">
            <text:p>0.806</text:p>
          </table:table-cell>
          <table:table-cell office:value-type="float" office:value="1.016" calcext:value-type="float">
            <text:p>1.016</text:p>
          </table:table-cell>
          <table:table-cell office:value-type="float" office:value="0.868711901343" calcext:value-type="float">
            <text:p>8.69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3504729308108" calcext:value-type="float">
            <text:p>-0.3504729308108</text:p>
          </table:table-cell>
          <table:table-cell office:value-type="float" office:value="1.016" calcext:value-type="float">
            <text:p>1.016</text:p>
          </table:table-cell>
          <table:table-cell office:value-type="float" office:value="-1.693556253714" calcext:value-type="float">
            <text:p>-1.69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.283860623093" calcext:value-type="float">
            <text:p>-1.28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0.8181317698467" calcext:value-type="float">
            <text:p>-8.18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4288916463384" calcext:value-type="float">
            <text:p>-4.29E-01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0.86" calcext:value-type="float">
            <text:p>0.86</text:p>
          </table:table-cell>
          <table:table-cell office:value-type="float" office:value="1.017" calcext:value-type="float">
            <text:p>1.017</text:p>
          </table:table-cell>
          <table:table-cell office:value-type="float" office:value="1.039344924132" calcext:value-type="float">
            <text:p>1.04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17787517317" calcext:value-type="float">
            <text:p>0.0117787517317</text:p>
          </table:table-cell>
          <table:table-cell office:value-type="float" office:value="1.017" calcext:value-type="float">
            <text:p>1.017</text:p>
          </table:table-cell>
          <table:table-cell office:value-type="float" office:value="-1.381516737974" calcext:value-type="float">
            <text:p>-1.3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.223353052867" calcext:value-type="float">
            <text:p>-1.22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0.7270389816164" calcext:value-type="float">
            <text:p>-7.27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-0.3393883844187" calcext:value-type="float">
            <text:p>-3.39E-01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0.909" calcext:value-type="float">
            <text:p>0.9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203194361869" calcext:value-type="float">
            <text:p>1.2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0.3658215699282" calcext:value-type="float">
            <text:p>0.3658215699282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20705953875" calcext:value-type="float">
            <text:p>-1.02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.113625372218" calcext:value-type="float">
            <text:p>-1.1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0.5996534187237" calcext:value-type="float">
            <text:p>-6.00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0.2259482155032" calcext:value-type="float">
            <text:p>-2.26E-01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0.95" calcext:value-type="float">
            <text:p>0.95</text:p>
          </table:table-cell>
          <table:table-cell office:value-type="float" office:value="1.019" calcext:value-type="float">
            <text:p>1.019</text:p>
          </table:table-cell>
          <table:table-cell office:value-type="float" office:value="1.352169642958" calcext:value-type="float">
            <text:p>1.3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0.7048443575605" calcext:value-type="float">
            <text:p>0.7048443575605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411629649605" calcext:value-type="float">
            <text:p>-6.4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921312490249" calcext:value-type="float">
            <text:p>-9.2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4532244952671" calcext:value-type="float">
            <text:p>-4.53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1093115826359" calcext:value-type="float">
            <text:p>-1.09E-01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02" calcext:value-type="float">
            <text:p>1.02</text:p>
          </table:table-cell>
          <table:table-cell office:value-type="float" office:value="1.479149875621" calcext:value-type="float">
            <text:p>1.48E+00</text:p>
          </table:table-cell>
          <table:table-cell office:value-type="float" office:value="1.02" calcext:value-type="float">
            <text:p>1.02</text:p>
          </table:table-cell>
          <table:table-cell office:value-type="float" office:value="1.019810918517" calcext:value-type="float">
            <text:p>1.019810918517</text:p>
          </table:table-cell>
          <table:table-cell office:value-type="float" office:value="1.02" calcext:value-type="float">
            <text:p>1.02</text:p>
          </table:table-cell>
          <table:table-cell office:value-type="float" office:value="-0.2514231776534" calcext:value-type="float">
            <text:p>-2.51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6559687481383" calcext:value-type="float">
            <text:p>-6.56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2886993923123" calcext:value-type="float">
            <text:p>-2.89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008449355673818" calcext:value-type="float">
            <text:p>8.45E-03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1.01" calcext:value-type="float">
            <text:p>1.01</text:p>
          </table:table-cell>
          <table:table-cell office:value-type="float" office:value="1.021" calcext:value-type="float">
            <text:p>1.021</text:p>
          </table:table-cell>
          <table:table-cell office:value-type="float" office:value="1.582062971224" calcext:value-type="float">
            <text:p>1.58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1.309920362252" calcext:value-type="float">
            <text:p>1.309920362252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2263104269" calcext:value-type="float">
            <text:p>1.22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3533404444503" calcext:value-type="float">
            <text:p>-3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1212157665858" calcext:value-type="float">
            <text:p>-1.21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9120834732" calcext:value-type="float">
            <text:p>1.29E-01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1.03" calcext:value-type="float">
            <text:p>1.03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8447646591" calcext:value-type="float">
            <text:p>1.66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1.555566269534" calcext:value-type="float">
            <text:p>1.555566269534</text:p>
          </table:table-cell>
          <table:table-cell office:value-type="float" office:value="1.022" calcext:value-type="float">
            <text:p>1.022</text:p>
          </table:table-cell>
          <table:table-cell office:value-type="float" office:value="0.4615284247579" calcext:value-type="float">
            <text:p>4.62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-0.03834181595517" calcext:value-type="float">
            <text:p>-3.8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05032556327203" calcext:value-type="float">
            <text:p>5.0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2577462736682" calcext:value-type="float">
            <text:p>2.58E-01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1.05" calcext:value-type="float">
            <text:p>1.05</text:p>
          </table:table-cell>
          <table:table-cell office:value-type="float" office:value="1.023" calcext:value-type="float">
            <text:p>1.023</text:p>
          </table:table-cell>
          <table:table-cell office:value-type="float" office:value="1.710182065765" calcext:value-type="float">
            <text:p>1.71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1.758831998559" calcext:value-type="float">
            <text:p>1.758831998559</text:p>
          </table:table-cell>
          <table:table-cell office:value-type="float" office:value="1.023" calcext:value-type="float">
            <text:p>1.023</text:p>
          </table:table-cell>
          <table:table-cell office:value-type="float" office:value="0.7648355894792" calcext:value-type="float">
            <text:p>7.65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688706383967" calcext:value-type="float">
            <text:p>2.69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257268418738" calcext:value-type="float">
            <text:p>2.26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3964821796562" calcext:value-type="float">
            <text:p>3.96E-01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1.05" calcext:value-type="float">
            <text:p>1.05</text:p>
          </table:table-cell>
          <table:table-cell office:value-type="float" office:value="1.024" calcext:value-type="float">
            <text:p>1.024</text:p>
          </table:table-cell>
          <table:table-cell office:value-type="float" office:value="1.731346668726" calcext:value-type="float">
            <text:p>1.7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917103283049" calcext:value-type="float">
            <text:p>1.917103283049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990022678" calcext:value-type="float">
            <text:p>1.02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24526101246" calcext:value-type="float">
            <text:p>5.3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4024320196577" calcext:value-type="float">
            <text:p>4.0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62478346359" calcext:value-type="float">
            <text:p>5.36E-01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1.04" calcext:value-type="float">
            <text:p>1.04</text:p>
          </table:table-cell>
          <table:table-cell office:value-type="float" office:value="1.025" calcext:value-type="float">
            <text:p>1.025</text:p>
          </table:table-cell>
          <table:table-cell office:value-type="float" office:value="1.725117722525" calcext:value-type="float">
            <text:p>1.73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2.021664207039" calcext:value-type="float">
            <text:p>2.021664207039</text:p>
          </table:table-cell>
          <table:table-cell office:value-type="float" office:value="1.025" calcext:value-type="float">
            <text:p>1.025</text:p>
          </table:table-cell>
          <table:table-cell office:value-type="float" office:value="1.248790782826" calcext:value-type="float">
            <text:p>1.2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7444410591614" calcext:value-type="float">
            <text:p>7.44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5770205416063" calcext:value-type="float">
            <text:p>5.77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6624796648991" calcext:value-type="float">
            <text:p>6.62E-01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1.03" calcext:value-type="float">
            <text:p>1.03</text:p>
          </table:table-cell>
          <table:table-cell office:value-type="float" office:value="1.026" calcext:value-type="float">
            <text:p>1.026</text:p>
          </table:table-cell>
          <table:table-cell office:value-type="float" office:value="1.688418883752" calcext:value-type="float">
            <text:p>1.69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76899974965" calcext:value-type="float">
            <text:p>2.076899974965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9647840515" calcext:value-type="float">
            <text:p>1.4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086273394317" calcext:value-type="float">
            <text:p>9.09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383193965667" calcext:value-type="float">
            <text:p>7.38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531394500321" calcext:value-type="float">
            <text:p>7.53E-01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1.01" calcext:value-type="float">
            <text:p>1.01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4762928073" calcext:value-type="float">
            <text:p>1.62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2.0856198208" calcext:value-type="float">
            <text:p>2.0856198208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8443480959" calcext:value-type="float">
            <text:p>1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7815735448" calcext:value-type="float">
            <text:p>1.0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724369565548" calcext:value-type="float">
            <text:p>8.72E-01</text:p>
          </table:table-cell>
          <table:table-cell office:value-type="float" office:value="1.027" calcext:value-type="float">
            <text:p>1.027</text:p>
          </table:table-cell>
          <table:table-cell office:value-type="float" office:value="0.7877792640211" calcext:value-type="float">
            <text:p>7.88E-01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0.977" calcext:value-type="float">
            <text:p>0.977</text:p>
          </table:table-cell>
          <table:table-cell office:value-type="float" office:value="1.028" calcext:value-type="float">
            <text:p>1.028</text:p>
          </table:table-cell>
          <table:table-cell office:value-type="float" office:value="1.539637839428" calcext:value-type="float">
            <text:p>1.54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2.053426453839" calcext:value-type="float">
            <text:p>2.053426453839</text:p>
          </table:table-cell>
          <table:table-cell office:value-type="float" office:value="1.028" calcext:value-type="float">
            <text:p>1.028</text:p>
          </table:table-cell>
          <table:table-cell office:value-type="float" office:value="1.790029558652" calcext:value-type="float">
            <text:p>1.79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11997002838" calcext:value-type="float">
            <text:p>1.12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9586447774018" calcext:value-type="float">
            <text:p>9.59E-01</text:p>
          </table:table-cell>
          <table:table-cell office:value-type="float" office:value="1.028" calcext:value-type="float">
            <text:p>1.028</text:p>
          </table:table-cell>
          <table:table-cell office:value-type="float" office:value="0.7527398129395" calcext:value-type="float">
            <text:p>7.53E-01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0.934" calcext:value-type="float">
            <text:p>0.934</text:p>
          </table:table-cell>
          <table:table-cell office:value-type="float" office:value="1.029" calcext:value-type="float">
            <text:p>1.029</text:p>
          </table:table-cell>
          <table:table-cell office:value-type="float" office:value="1.429636703969" calcext:value-type="float">
            <text:p>1.43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75132531977" calcext:value-type="float">
            <text:p>1.975132531977</text:p>
          </table:table-cell>
          <table:table-cell office:value-type="float" office:value="1.029" calcext:value-type="float">
            <text:p>1.029</text:p>
          </table:table-cell>
          <table:table-cell office:value-type="float" office:value="1.907448526541" calcext:value-type="float">
            <text:p>1.9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188070933434" calcext:value-type="float">
            <text:p>1.19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9760176401735" calcext:value-type="float">
            <text:p>9.76E-01</text:p>
          </table:table-cell>
          <table:table-cell office:value-type="float" office:value="1.029" calcext:value-type="float">
            <text:p>1.029</text:p>
          </table:table-cell>
          <table:table-cell office:value-type="float" office:value="0.6485842791811" calcext:value-type="float">
            <text:p>6.49E-01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0.892" calcext:value-type="float">
            <text:p>0.892</text:p>
          </table:table-cell>
          <table:table-cell office:value-type="float" office:value="1.03" calcext:value-type="float">
            <text:p>1.03</text:p>
          </table:table-cell>
          <table:table-cell office:value-type="float" office:value="1.31248492562" calcext:value-type="float">
            <text:p>1.31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866587692438" calcext:value-type="float">
            <text:p>1.866587692438</text:p>
          </table:table-cell>
          <table:table-cell office:value-type="float" office:value="1.03" calcext:value-type="float">
            <text:p>1.03</text:p>
          </table:table-cell>
          <table:table-cell office:value-type="float" office:value="1.970899109658" calcext:value-type="float">
            <text:p>1.97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24260285326" calcext:value-type="float">
            <text:p>1.24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9233209110781" calcext:value-type="float">
            <text:p>9.23E-01</text:p>
          </table:table-cell>
          <table:table-cell office:value-type="float" office:value="1.03" calcext:value-type="float">
            <text:p>1.03</text:p>
          </table:table-cell>
          <table:table-cell office:value-type="float" office:value="0.4941488078882" calcext:value-type="float">
            <text:p>4.94E-01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0.837" calcext:value-type="float">
            <text:p>0.837</text:p>
          </table:table-cell>
          <table:table-cell office:value-type="float" office:value="1.031" calcext:value-type="float">
            <text:p>1.031</text:p>
          </table:table-cell>
          <table:table-cell office:value-type="float" office:value="1.180233719931" calcext:value-type="float">
            <text:p>1.18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720591053553" calcext:value-type="float">
            <text:p>1.720591053553</text:p>
          </table:table-cell>
          <table:table-cell office:value-type="float" office:value="1.031" calcext:value-type="float">
            <text:p>1.031</text:p>
          </table:table-cell>
          <table:table-cell office:value-type="float" office:value="1.949473108486" calcext:value-type="float">
            <text:p>1.9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264856686207" calcext:value-type="float">
            <text:p>1.26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0.7998263982701" calcext:value-type="float">
            <text:p>8.00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3057444114655" calcext:value-type="float">
            <text:p>3.06E-01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8" calcext:value-type="float">
            <text:p>0.78</text:p>
          </table:table-cell>
          <table:table-cell office:value-type="float" office:value="1.032" calcext:value-type="float">
            <text:p>1.032</text:p>
          </table:table-cell>
          <table:table-cell office:value-type="float" office:value="1.04523021246" calcext:value-type="float">
            <text:p>1.05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546676568621" calcext:value-type="float">
            <text:p>1.546676568621</text:p>
          </table:table-cell>
          <table:table-cell office:value-type="float" office:value="1.032" calcext:value-type="float">
            <text:p>1.032</text:p>
          </table:table-cell>
          <table:table-cell office:value-type="float" office:value="1.833876759247" calcext:value-type="float">
            <text:p>1.83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238948758083" calcext:value-type="float">
            <text:p>1.24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0.6199855147381" calcext:value-type="float">
            <text:p>6.20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0.1078038482621" calcext:value-type="float">
            <text:p>1.08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0.718" calcext:value-type="float">
            <text:p>0.718</text:p>
          </table:table-cell>
          <table:table-cell office:value-type="float" office:value="1.033" calcext:value-type="float">
            <text:p>1.033</text:p>
          </table:table-cell>
          <table:table-cell office:value-type="float" office:value="0.8994907558129" calcext:value-type="float">
            <text:p>8.99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339163712274" calcext:value-type="float">
            <text:p>1.339163712274</text:p>
          </table:table-cell>
          <table:table-cell office:value-type="float" office:value="1.033" calcext:value-type="float">
            <text:p>1.033</text:p>
          </table:table-cell>
          <table:table-cell office:value-type="float" office:value="1.618000222864" calcext:value-type="float">
            <text:p>1.62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147202717604" calcext:value-type="float">
            <text:p>1.1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0.4067757572034" calcext:value-type="float">
            <text:p>4.07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7675668716171" calcext:value-type="float">
            <text:p>-7.68E-02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0.652" calcext:value-type="float">
            <text:p>0.652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85118136685" calcext:value-type="float">
            <text:p>7.4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91934539254" calcext:value-type="float">
            <text:p>1.091934539254</text:p>
          </table:table-cell>
          <table:table-cell office:value-type="float" office:value="1.034" calcext:value-type="float">
            <text:p>1.034</text:p>
          </table:table-cell>
          <table:table-cell office:value-type="float" office:value="1.306637809419" calcext:value-type="float">
            <text:p>1.3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0.9792779446123" calcext:value-type="float">
            <text:p>9.7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0.1807776385212" calcext:value-type="float">
            <text:p>1.81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-0.2309575304575" calcext:value-type="float">
            <text:p>-2.31E-01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0.585" calcext:value-type="float">
            <text:p>0.585</text:p>
          </table:table-cell>
          <table:table-cell office:value-type="float" office:value="1.035" calcext:value-type="float">
            <text:p>1.035</text:p>
          </table:table-cell>
          <table:table-cell office:value-type="float" office:value="0.5953268609206" calcext:value-type="float">
            <text:p>5.9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8275353074297" calcext:value-type="float">
            <text:p>0.8275353074297</text:p>
          </table:table-cell>
          <table:table-cell office:value-type="float" office:value="1.035" calcext:value-type="float">
            <text:p>1.035</text:p>
          </table:table-cell>
          <table:table-cell office:value-type="float" office:value="0.9318596648485" calcext:value-type="float">
            <text:p>9.32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7355183979154" calcext:value-type="float">
            <text:p>7.36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3511699790671" calcext:value-type="float">
            <text:p>-3.51E-02</text:p>
          </table:table-cell>
          <table:table-cell office:value-type="float" office:value="1.035" calcext:value-type="float">
            <text:p>1.035</text:p>
          </table:table-cell>
          <table:table-cell office:value-type="float" office:value="-0.3425054453556" calcext:value-type="float">
            <text:p>-3.43E-01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0.515" calcext:value-type="float">
            <text:p>0.5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4260554143577" calcext:value-type="float">
            <text:p>4.26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335312598542" calcext:value-type="float">
            <text:p>0.5335312598542</text:p>
          </table:table-cell>
          <table:table-cell office:value-type="float" office:value="1.036" calcext:value-type="float">
            <text:p>1.036</text:p>
          </table:table-cell>
          <table:table-cell office:value-type="float" office:value="0.5123412027503" calcext:value-type="float">
            <text:p>5.1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432841494574" calcext:value-type="float">
            <text:p>4.33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2265865304444" calcext:value-type="float">
            <text:p>-2.27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4188834707716" calcext:value-type="float">
            <text:p>-4.19E-01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0.446" calcext:value-type="float">
            <text:p>0.446</text:p>
          </table:table-cell>
          <table:table-cell office:value-type="float" office:value="1.037" calcext:value-type="float">
            <text:p>1.037</text:p>
          </table:table-cell>
          <table:table-cell office:value-type="float" office:value="0.2586027812603" calcext:value-type="float">
            <text:p>2.5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2298740205181" calcext:value-type="float">
            <text:p>0.2298740205181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579766577031" calcext:value-type="float">
            <text:p>9.58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715746111564" calcext:value-type="float">
            <text:p>9.72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-0.3831498243569" calcext:value-type="float">
            <text:p>-3.83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-0.462686965712" calcext:value-type="float">
            <text:p>-4.63E-01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0.376" calcext:value-type="float">
            <text:p>0.376</text:p>
          </table:table-cell>
          <table:table-cell office:value-type="float" office:value="1.038" calcext:value-type="float">
            <text:p>1.038</text:p>
          </table:table-cell>
          <table:table-cell office:value-type="float" office:value="0.07321432951817" calcext:value-type="float">
            <text:p>7.32E-02</text:p>
          </table:table-cell>
          <table:table-cell office:value-type="float" office:value="1.038" calcext:value-type="float">
            <text:p>1.038</text:p>
          </table:table-cell>
          <table:table-cell office:value-type="float" office:value="-0.08820589274519" calcext:value-type="float">
            <text:p>-0.08820589274519</text:p>
          </table:table-cell>
          <table:table-cell office:value-type="float" office:value="1.038" calcext:value-type="float">
            <text:p>1.038</text:p>
          </table:table-cell>
          <table:table-cell office:value-type="float" office:value="-0.3006411403519" calcext:value-type="float">
            <text:p>-3.01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481357981262" calcext:value-type="float">
            <text:p>-2.48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501874826854" calcext:value-type="float">
            <text:p>-5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4841394998602" calcext:value-type="float">
            <text:p>-4.84E-01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039" calcext:value-type="float">
            <text:p>1.039</text:p>
          </table:table-cell>
          <table:table-cell office:value-type="float" office:value="-0.1150222012482" calcext:value-type="float">
            <text:p>-1.1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039115878376" calcext:value-type="float">
            <text:p>-0.4039115878376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447288315102" calcext:value-type="float">
            <text:p>-6.4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689771474565" calcext:value-type="float">
            <text:p>-5.69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912285713448" calcext:value-type="float">
            <text:p>-5.91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734498879346" calcext:value-type="float">
            <text:p>-4.73E-01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0.232" calcext:value-type="float">
            <text:p>0.232</text:p>
          </table:table-cell>
          <table:table-cell office:value-type="float" office:value="1.04" calcext:value-type="float">
            <text:p>1.04</text:p>
          </table:table-cell>
          <table:table-cell office:value-type="float" office:value="-0.3038199581926" calcext:value-type="float">
            <text:p>-3.0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7085229632248" calcext:value-type="float">
            <text:p>-0.7085229632248</text:p>
          </table:table-cell>
          <table:table-cell office:value-type="float" office:value="1.04" calcext:value-type="float">
            <text:p>1.04</text:p>
          </table:table-cell>
          <table:table-cell office:value-type="float" office:value="-0.9267968786318" calcext:value-type="float">
            <text:p>-9.27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8441518444067" calcext:value-type="float">
            <text:p>-8.4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6556078019075" calcext:value-type="float">
            <text:p>-6.56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4431335831705" calcext:value-type="float">
            <text:p>-4.43E-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41" calcext:value-type="float">
            <text:p>1.041</text:p>
          </table:table-cell>
          <table:table-cell office:value-type="float" office:value="-0.493247861514" calcext:value-type="float">
            <text:p>-4.93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9864953844283" calcext:value-type="float">
            <text:p>-0.9864953844283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47180613361" calcext:value-type="float">
            <text:p>-1.15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060996330107" calcext:value-type="float">
            <text:p>-1.06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0.7040934629207" calcext:value-type="float">
            <text:p>-7.04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3853299564824" calcext:value-type="float">
            <text:p>-3.85E-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0.0886" calcext:value-type="float">
            <text:p>0.0886</text:p>
          </table:table-cell>
          <table:table-cell office:value-type="float" office:value="1.042" calcext:value-type="float">
            <text:p>1.042</text:p>
          </table:table-cell>
          <table:table-cell office:value-type="float" office:value="-0.6671950148385" calcext:value-type="float">
            <text:p>-6.6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36626950123" calcext:value-type="float">
            <text:p>-1.236626950123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9406987651" calcext:value-type="float">
            <text:p>-1.3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10230058353" calcext:value-type="float">
            <text:p>-1.2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0.736642380395" calcext:value-type="float">
            <text:p>-7.3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3063552187678" calcext:value-type="float">
            <text:p>-3.06E-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43" calcext:value-type="float">
            <text:p>1.043</text:p>
          </table:table-cell>
          <table:table-cell office:value-type="float" office:value="-0.8367725300733" calcext:value-type="float">
            <text:p>-8.37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68382577769" calcext:value-type="float">
            <text:p>-1.468382577769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43291737669" calcext:value-type="float">
            <text:p>-1.44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29868213224" calcext:value-type="float">
            <text:p>-1.30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482918721191" calcext:value-type="float">
            <text:p>-7.48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73201363975" calcext:value-type="float">
            <text:p>-2.07E-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1.044" calcext:value-type="float">
            <text:p>1.044</text:p>
          </table:table-cell>
          <table:table-cell office:value-type="float" office:value="-0.9864189940331" calcext:value-type="float">
            <text:p>-9.86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.660831738614" calcext:value-type="float">
            <text:p>-1.660831738614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1621519235" calcext:value-type="float">
            <text:p>-1.55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332175435182" calcext:value-type="float">
            <text:p>-1.33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0.7240607692296" calcext:value-type="float">
            <text:p>-7.24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09805632943114" calcext:value-type="float">
            <text:p>-9.81E-02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045" calcext:value-type="float">
            <text:p>1.045</text:p>
          </table:table-cell>
          <table:table-cell office:value-type="float" office:value="-1.109630173832" calcext:value-type="float">
            <text:p>-1.11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826880690049" calcext:value-type="float">
            <text:p>-1.826880690049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3058798064" calcext:value-type="float">
            <text:p>-1.6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331012367123" calcext:value-type="float">
            <text:p>-1.33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0.6558312964604" calcext:value-type="float">
            <text:p>-6.56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0.01883138513628" calcext:value-type="float">
            <text:p>1.88E-02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0.179" calcext:value-type="float">
            <text:p>-0.179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09507463334" calcext:value-type="float">
            <text:p>-1.2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973277640691" calcext:value-type="float">
            <text:p>-1.973277640691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84458127388" calcext:value-type="float">
            <text:p>-1.78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92852564972" calcext:value-type="float">
            <text:p>-1.29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0.5445443589477" calcext:value-type="float">
            <text:p>-5.45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0.1455492470468" calcext:value-type="float">
            <text:p>1.46E-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91288782425" calcext:value-type="float">
            <text:p>-1.29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2.092994303038" calcext:value-type="float">
            <text:p>-2.092994303038</text:p>
          </table:table-cell>
          <table:table-cell office:value-type="float" office:value="1.047" calcext:value-type="float">
            <text:p>1.047</text:p>
          </table:table-cell>
          <table:table-cell office:value-type="float" office:value="-1.897647915881" calcext:value-type="float">
            <text:p>-1.90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31603239655" calcext:value-type="float">
            <text:p>-1.2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0.3983321763789" calcext:value-type="float">
            <text:p>-3.98E-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282822597242" calcext:value-type="float">
            <text:p>2.83E-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048" calcext:value-type="float">
            <text:p>1.048</text:p>
          </table:table-cell>
          <table:table-cell office:value-type="float" office:value="-1.362498754263" calcext:value-type="float">
            <text:p>-1.36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192987606834" calcext:value-type="float">
            <text:p>-2.192987606834</text:p>
          </table:table-cell>
          <table:table-cell office:value-type="float" office:value="1.048" calcext:value-type="float">
            <text:p>1.048</text:p>
          </table:table-cell>
          <table:table-cell office:value-type="float" office:value="-1.998922670472" calcext:value-type="float">
            <text:p>-2.00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1.141969076906" calcext:value-type="float">
            <text:p>-1.14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263011648241" calcext:value-type="float">
            <text:p>-2.26E-01</text:p>
          </table:table-cell>
          <table:table-cell office:value-type="float" office:value="1.048" calcext:value-type="float">
            <text:p>1.048</text:p>
          </table:table-cell>
          <table:table-cell office:value-type="float" office:value="0.4276672602245" calcext:value-type="float">
            <text:p>4.28E-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49" calcext:value-type="float">
            <text:p>1.049</text:p>
          </table:table-cell>
          <table:table-cell office:value-type="float" office:value="-1.407628431927" calcext:value-type="float">
            <text:p>-1.41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251181865699" calcext:value-type="float">
            <text:p>-2.251181865699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5089423547" calcext:value-type="float">
            <text:p>-2.05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1.02013768043" calcext:value-type="float">
            <text:p>-1.02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0.04789776259394" calcext:value-type="float">
            <text:p>-4.79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0.5666739357601" calcext:value-type="float">
            <text:p>5.67E-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0.345" calcext:value-type="float">
            <text:p>-0.345</text:p>
          </table:table-cell>
          <table:table-cell office:value-type="float" office:value="1.05" calcext:value-type="float">
            <text:p>1.05</text:p>
          </table:table-cell>
          <table:table-cell office:value-type="float" office:value="-1.444903218245" calcext:value-type="float">
            <text:p>-1.4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273190022481" calcext:value-type="float">
            <text:p>-2.273190022481</text:p>
          </table:table-cell>
          <table:table-cell office:value-type="float" office:value="1.05" calcext:value-type="float">
            <text:p>1.05</text:p>
          </table:table-cell>
          <table:table-cell office:value-type="float" office:value="-2.03525911668" calcext:value-type="float">
            <text:p>-2.0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0.8603531254874" calcext:value-type="float">
            <text:p>-8.60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1274999048732" calcext:value-type="float">
            <text:p>1.27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6823627463324" calcext:value-type="float">
            <text:p>6.82E-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0.36" calcext:value-type="float">
            <text:p>-0.36</text:p>
          </table:table-cell>
          <table:table-cell office:value-type="float" office:value="1.051" calcext:value-type="float">
            <text:p>1.051</text:p>
          </table:table-cell>
          <table:table-cell office:value-type="float" office:value="-1.461396017849" calcext:value-type="float">
            <text:p>-1.46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2.251673184772" calcext:value-type="float">
            <text:p>-2.251673184772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00244050674" calcext:value-type="float">
            <text:p>-1.90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0.6514640730166" calcext:value-type="float">
            <text:p>-6.51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2963838916289" calcext:value-type="float">
            <text:p>2.96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7541953993516" calcext:value-type="float">
            <text:p>7.54E-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052" calcext:value-type="float">
            <text:p>1.052</text:p>
          </table:table-cell>
          <table:table-cell office:value-type="float" office:value="-1.461635564742" calcext:value-type="float">
            <text:p>-1.46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2.171961774005" calcext:value-type="float">
            <text:p>-2.171961774005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01835662974" calcext:value-type="float">
            <text:p>-1.7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0.4066588090704" calcext:value-type="float">
            <text:p>-4.07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4520287779309" calcext:value-type="float">
            <text:p>4.52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7679771883127" calcext:value-type="float">
            <text:p>7.68E-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46189425481" calcext:value-type="float">
            <text:p>-1.45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2.042592920022" calcext:value-type="float">
            <text:p>-2.042592920022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07612100856" calcext:value-type="float">
            <text:p>-1.41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0.1412444996605" calcext:value-type="float">
            <text:p>-1.41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592739585851" calcext:value-type="float">
            <text:p>5.93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7162797755913" calcext:value-type="float">
            <text:p>7.16E-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054" calcext:value-type="float">
            <text:p>1.054</text:p>
          </table:table-cell>
          <table:table-cell office:value-type="float" office:value="-1.401780502746" calcext:value-type="float">
            <text:p>-1.40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813528498448" calcext:value-type="float">
            <text:p>-1.813528498448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59933584503" calcext:value-type="float">
            <text:p>-1.06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0.1305110758451" calcext:value-type="float">
            <text:p>1.31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7134654710989" calcext:value-type="float">
            <text:p>7.13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6052580291363" calcext:value-type="float">
            <text:p>6.05E-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0.405" calcext:value-type="float">
            <text:p>-0.405</text:p>
          </table:table-cell>
          <table:table-cell office:value-type="float" office:value="1.055" calcext:value-type="float">
            <text:p>1.055</text:p>
          </table:table-cell>
          <table:table-cell office:value-type="float" office:value="-1.328028657847" calcext:value-type="float">
            <text:p>-1.33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1.562345387813" calcext:value-type="float">
            <text:p>-1.562345387813</text:p>
          </table:table-cell>
          <table:table-cell office:value-type="float" office:value="1.055" calcext:value-type="float">
            <text:p>1.055</text:p>
          </table:table-cell>
          <table:table-cell office:value-type="float" office:value="-0.6724629943188" calcext:value-type="float">
            <text:p>-6.72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3966502737469" calcext:value-type="float">
            <text:p>3.97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04690189059" calcext:value-type="float">
            <text:p>8.10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450538270343" calcext:value-type="float">
            <text:p>4.51E-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0.409" calcext:value-type="float">
            <text:p>-0.409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17833793825" calcext:value-type="float">
            <text:p>-1.22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46322767633" calcext:value-type="float">
            <text:p>-1.246322767633</text:p>
          </table:table-cell>
          <table:table-cell office:value-type="float" office:value="1.056" calcext:value-type="float">
            <text:p>1.056</text:p>
          </table:table-cell>
          <table:table-cell office:value-type="float" office:value="-0.281170474966" calcext:value-type="float">
            <text:p>-2.81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6431833974618" calcext:value-type="float">
            <text:p>6.43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8703082401564" calcext:value-type="float">
            <text:p>8.70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2709164589145" calcext:value-type="float">
            <text:p>2.71E-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0.415" calcext:value-type="float">
            <text:p>-0.415</text:p>
          </table:table-cell>
          <table:table-cell office:value-type="float" office:value="1.057" calcext:value-type="float">
            <text:p>1.057</text:p>
          </table:table-cell>
          <table:table-cell office:value-type="float" office:value="-1.083497136966" calcext:value-type="float">
            <text:p>-1.08E+00</text:p>
          </table:table-cell>
          <table:table-cell office:value-type="float" office:value="1.057" calcext:value-type="float">
            <text:p>1.057</text:p>
          </table:table-cell>
          <table:table-cell office:value-type="float" office:value="-0.9088598470098" calcext:value-type="float">
            <text:p>-0.9088598470098</text:p>
          </table:table-cell>
          <table:table-cell office:value-type="float" office:value="1.057" calcext:value-type="float">
            <text:p>1.057</text:p>
          </table:table-cell>
          <table:table-cell office:value-type="float" office:value="0.06821752647231" calcext:value-type="float">
            <text:p>6.82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8547526079673" calcext:value-type="float">
            <text:p>8.55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8838189719478" calcext:value-type="float">
            <text:p>8.84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8917780562008" calcext:value-type="float">
            <text:p>8.92E-02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0.419" calcext:value-type="float">
            <text:p>-0.419</text:p>
          </table:table-cell>
          <table:table-cell office:value-type="float" office:value="1.058" calcext:value-type="float">
            <text:p>1.058</text:p>
          </table:table-cell>
          <table:table-cell office:value-type="float" office:value="-0.9259574644461" calcext:value-type="float">
            <text:p>-9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5496268853603" calcext:value-type="float">
            <text:p>-0.5496268853603</text:p>
          </table:table-cell>
          <table:table-cell office:value-type="float" office:value="1.058" calcext:value-type="float">
            <text:p>1.058</text:p>
          </table:table-cell>
          <table:table-cell office:value-type="float" office:value="0.3864603383192" calcext:value-type="float">
            <text:p>3.8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28808439661" calcext:value-type="float">
            <text:p>1.03E+00</text:p>
          </table:table-cell>
          <table:table-cell office:value-type="float" office:value="1.058" calcext:value-type="float">
            <text:p>1.058</text:p>
          </table:table-cell>
          <table:table-cell office:value-type="float" office:value="0.8417308312829" calcext:value-type="float">
            <text:p>8.42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07792804937345" calcext:value-type="float">
            <text:p>-7.79E-02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059" calcext:value-type="float">
            <text:p>1.059</text:p>
          </table:table-cell>
          <table:table-cell office:value-type="float" office:value="-0.7394851787972" calcext:value-type="float">
            <text:p>-7.3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1679526554391" calcext:value-type="float">
            <text:p>-0.167952655439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592180776763" calcext:value-type="float">
            <text:p>6.5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1.155969290921" calcext:value-type="float">
            <text:p>1.16E+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7445024626489" calcext:value-type="float">
            <text:p>7.45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2153346248836" calcext:value-type="float">
            <text:p>-2.15E-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06" calcext:value-type="float">
            <text:p>1.06</text:p>
          </table:table-cell>
          <table:table-cell office:value-type="float" office:value="-0.5292909001994" calcext:value-type="float">
            <text:p>-5.29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2096610496344" calcext:value-type="float">
            <text:p>0.2096610496344</text:p>
          </table:table-cell>
          <table:table-cell office:value-type="float" office:value="1.06" calcext:value-type="float">
            <text:p>1.06</text:p>
          </table:table-cell>
          <table:table-cell office:value-type="float" office:value="0.90385254106" calcext:value-type="float">
            <text:p>9.04E-01</text:p>
          </table:table-cell>
          <table:table-cell office:value-type="float" office:value="1.06" calcext:value-type="float">
            <text:p>1.06</text:p>
          </table:table-cell>
          <table:table-cell office:value-type="float" office:value="1.23628473104" calcext:value-type="float">
            <text:p>1.24E+00</text:p>
          </table:table-cell>
          <table:table-cell office:value-type="float" office:value="1.06" calcext:value-type="float">
            <text:p>1.06</text:p>
          </table:table-cell>
          <table:table-cell office:value-type="float" office:value="0.5925754268266" calcext:value-type="float">
            <text:p>5.93E-01</text:p>
          </table:table-cell>
          <table:table-cell office:value-type="float" office:value="1.06" calcext:value-type="float">
            <text:p>1.06</text:p>
          </table:table-cell>
          <table:table-cell office:value-type="float" office:value="-0.3207336916777" calcext:value-type="float">
            <text:p>-3.21E-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083386332892" calcext:value-type="float">
            <text:p>-3.08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652568645535" calcext:value-type="float">
            <text:p>0.5652568645535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7097439121" calcext:value-type="float">
            <text:p>1.12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1.2600264277" calcext:value-type="float">
            <text:p>1.26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0.4023387343633" calcext:value-type="float">
            <text:p>4.02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953149122914" calcext:value-type="float">
            <text:p>-3.95E-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062" calcext:value-type="float">
            <text:p>1.062</text:p>
          </table:table-cell>
          <table:table-cell office:value-type="float" office:value="-0.07814130629989" calcext:value-type="float">
            <text:p>-7.81E-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9017559327041" calcext:value-type="float">
            <text:p>0.901755932704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28246457503" calcext:value-type="float">
            <text:p>1.3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235183052507" calcext:value-type="float">
            <text:p>1.2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0.1904948193553" calcext:value-type="float">
            <text:p>1.90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-0.4441967344601" calcext:value-type="float">
            <text:p>-4.44E-01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63" calcext:value-type="float">
            <text:p>1.063</text:p>
          </table:table-cell>
          <table:table-cell office:value-type="float" office:value="0.1516965899392" calcext:value-type="float">
            <text:p>1.52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1.205349533137" calcext:value-type="float">
            <text:p>1.205349533137</text:p>
          </table:table-cell>
          <table:table-cell office:value-type="float" office:value="1.063" calcext:value-type="float">
            <text:p>1.063</text:p>
          </table:table-cell>
          <table:table-cell office:value-type="float" office:value="1.537825349929" calcext:value-type="float">
            <text:p>1.5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149154191313" calcext:value-type="float">
            <text:p>1.15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0.02446159553039" calcext:value-type="float">
            <text:p>-2.45E-02</text:p>
          </table:table-cell>
          <table:table-cell office:value-type="float" office:value="1.063" calcext:value-type="float">
            <text:p>1.063</text:p>
          </table:table-cell>
          <table:table-cell office:value-type="float" office:value="-0.4737858723612" calcext:value-type="float">
            <text:p>-4.74E-01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0.263" calcext:value-type="float">
            <text:p>-0.263</text:p>
          </table:table-cell>
          <table:table-cell office:value-type="float" office:value="1.064" calcext:value-type="float">
            <text:p>1.064</text:p>
          </table:table-cell>
          <table:table-cell office:value-type="float" office:value="0.3812587423048" calcext:value-type="float">
            <text:p>3.81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1.473565038011" calcext:value-type="float">
            <text:p>1.473565038011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7749202711" calcext:value-type="float">
            <text:p>1.74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009818365408" calcext:value-type="float">
            <text:p>1.0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-0.224585237023" calcext:value-type="float">
            <text:p>-2.2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-0.47977860186" calcext:value-type="float">
            <text:p>-4.80E-01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.065" calcext:value-type="float">
            <text:p>1.065</text:p>
          </table:table-cell>
          <table:table-cell office:value-type="float" office:value="0.6020711273322" calcext:value-type="float">
            <text:p>6.02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1.700154424857" calcext:value-type="float">
            <text:p>1.700154424857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6035382156" calcext:value-type="float">
            <text:p>1.9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96742721216" calcext:value-type="float">
            <text:p>8.3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3998144743616" calcext:value-type="float">
            <text:p>-4.0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4601597015522" calcext:value-type="float">
            <text:p>-4.60E-01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066" calcext:value-type="float">
            <text:p>1.066</text:p>
          </table:table-cell>
          <table:table-cell office:value-type="float" office:value="0.8150513678422" calcext:value-type="float">
            <text:p>8.15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1.878956816627" calcext:value-type="float">
            <text:p>1.878956816627</text:p>
          </table:table-cell>
          <table:table-cell office:value-type="float" office:value="1.066" calcext:value-type="float">
            <text:p>1.066</text:p>
          </table:table-cell>
          <table:table-cell office:value-type="float" office:value="2.004212314012" calcext:value-type="float">
            <text:p>2.00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0.6073023907733" calcext:value-type="float">
            <text:p>6.07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5413991505438" calcext:value-type="float">
            <text:p>-5.41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4057001801215" calcext:value-type="float">
            <text:p>-4.06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6567743765" calcext:value-type="float">
            <text:p>1.02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6931196316" calcext:value-type="float">
            <text:p>2.006931196316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9833581007" calcext:value-type="float">
            <text:p>2.0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0.3621370763397" calcext:value-type="float">
            <text:p>3.62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6467017883794" calcext:value-type="float">
            <text:p>-6.47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3254041119653" calcext:value-type="float">
            <text:p>-3.25E-01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0.0164" calcext:value-type="float">
            <text:p>0.0164</text:p>
          </table:table-cell>
          <table:table-cell office:value-type="float" office:value="1.068" calcext:value-type="float">
            <text:p>1.068</text:p>
          </table:table-cell>
          <table:table-cell office:value-type="float" office:value="1.206543611483" calcext:value-type="float">
            <text:p>1.2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2.078499175679" calcext:value-type="float">
            <text:p>2.078499175679</text:p>
          </table:table-cell>
          <table:table-cell office:value-type="float" office:value="1.068" calcext:value-type="float">
            <text:p>1.068</text:p>
          </table:table-cell>
          <table:table-cell office:value-type="float" office:value="1.888165894991" calcext:value-type="float">
            <text:p>1.89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0.1019080300561" calcext:value-type="float">
            <text:p>1.02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7193959393477" calcext:value-type="float">
            <text:p>-7.19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22099471476" calcext:value-type="float">
            <text:p>-2.21E-01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1.069" calcext:value-type="float">
            <text:p>1.069</text:p>
          </table:table-cell>
          <table:table-cell office:value-type="float" office:value="1.382333190029" calcext:value-type="float">
            <text:p>1.38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2.109151545298" calcext:value-type="float">
            <text:p>2.109151545298</text:p>
          </table:table-cell>
          <table:table-cell office:value-type="float" office:value="1.069" calcext:value-type="float">
            <text:p>1.069</text:p>
          </table:table-cell>
          <table:table-cell office:value-type="float" office:value="1.654760883442" calcext:value-type="float">
            <text:p>1.65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564960292308" calcext:value-type="float">
            <text:p>-1.56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7611204539887" calcext:value-type="float">
            <text:p>-7.61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023353757888" calcext:value-type="float">
            <text:p>-1.02E-01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189" calcext:value-type="float">
            <text:p>0.189</text:p>
          </table:table-cell>
          <table:table-cell office:value-type="float" office:value="1.07" calcext:value-type="float">
            <text:p>1.07</text:p>
          </table:table-cell>
          <table:table-cell office:value-type="float" office:value="1.530182854878" calcext:value-type="float">
            <text:p>1.53E+00</text:p>
          </table:table-cell>
          <table:table-cell office:value-type="float" office:value="1.07" calcext:value-type="float">
            <text:p>1.07</text:p>
          </table:table-cell>
          <table:table-cell office:value-type="float" office:value="2.090009656346" calcext:value-type="float">
            <text:p>2.090009656346</text:p>
          </table:table-cell>
          <table:table-cell office:value-type="float" office:value="1.07" calcext:value-type="float">
            <text:p>1.07</text:p>
          </table:table-cell>
          <table:table-cell office:value-type="float" office:value="1.312870688197" calcext:value-type="float">
            <text:p>1.31E+00</text:p>
          </table:table-cell>
          <table:table-cell office:value-type="float" office:value="1.07" calcext:value-type="float">
            <text:p>1.07</text:p>
          </table:table-cell>
          <table:table-cell office:value-type="float" office:value="-0.4048098565957" calcext:value-type="float">
            <text:p>-4.05E-01</text:p>
          </table:table-cell>
          <table:table-cell office:value-type="float" office:value="1.07" calcext:value-type="float">
            <text:p>1.07</text:p>
          </table:table-cell>
          <table:table-cell office:value-type="float" office:value="-0.7745358979296" calcext:value-type="float">
            <text:p>-7.75E-01</text:p>
          </table:table-cell>
          <table:table-cell office:value-type="float" office:value="1.07" calcext:value-type="float">
            <text:p>1.07</text:p>
          </table:table-cell>
          <table:table-cell office:value-type="float" office:value="0.02432735802243" calcext:value-type="float">
            <text:p>2.43E-02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0.279" calcext:value-type="float">
            <text:p>0.279</text:p>
          </table:table-cell>
          <table:table-cell office:value-type="float" office:value="1.071" calcext:value-type="float">
            <text:p>1.071</text:p>
          </table:table-cell>
          <table:table-cell office:value-type="float" office:value="1.653166057887" calcext:value-type="float">
            <text:p>1.6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2.02730519128" calcext:value-type="float">
            <text:p>2.02730519128</text:p>
          </table:table-cell>
          <table:table-cell office:value-type="float" office:value="1.071" calcext:value-type="float">
            <text:p>1.071</text:p>
          </table:table-cell>
          <table:table-cell office:value-type="float" office:value="0.8983215172132" calcext:value-type="float">
            <text:p>8.9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6279725383347" calcext:value-type="float">
            <text:p>-6.2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7563926632403" calcext:value-type="float">
            <text:p>-7.5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0.1559286747162" calcext:value-type="float">
            <text:p>1.56E-01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0.371" calcext:value-type="float">
            <text:p>0.371</text:p>
          </table:table-cell>
          <table:table-cell office:value-type="float" office:value="1.072" calcext:value-type="float">
            <text:p>1.072</text:p>
          </table:table-cell>
          <table:table-cell office:value-type="float" office:value="1.752041459226" calcext:value-type="float">
            <text:p>1.7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1.924844233812" calcext:value-type="float">
            <text:p>1.924844233812</text:p>
          </table:table-cell>
          <table:table-cell office:value-type="float" office:value="1.072" calcext:value-type="float">
            <text:p>1.072</text:p>
          </table:table-cell>
          <table:table-cell office:value-type="float" office:value="0.4571000928706" calcext:value-type="float">
            <text:p>4.5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8234797554617" calcext:value-type="float">
            <text:p>-8.23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6973506152322" calcext:value-type="float">
            <text:p>-6.9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909441033597" calcext:value-type="float">
            <text:p>2.91E-01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0.459" calcext:value-type="float">
            <text:p>0.459</text:p>
          </table:table-cell>
          <table:table-cell office:value-type="float" office:value="1.073" calcext:value-type="float">
            <text:p>1.073</text:p>
          </table:table-cell>
          <table:table-cell office:value-type="float" office:value="1.811537880878" calcext:value-type="float">
            <text:p>1.81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1.780312233751" calcext:value-type="float">
            <text:p>1.78031223375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779843699133" calcext:value-type="float">
            <text:p>1.78E-02</text:p>
          </table:table-cell>
          <table:table-cell office:value-type="float" office:value="1.073" calcext:value-type="float">
            <text:p>1.073</text:p>
          </table:table-cell>
          <table:table-cell office:value-type="float" office:value="-0.9846303170484" calcext:value-type="float">
            <text:p>-9.85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-0.5975776817446" calcext:value-type="float">
            <text:p>-5.98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4262222433905" calcext:value-type="float">
            <text:p>4.26E-01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0.548" calcext:value-type="float">
            <text:p>0.548</text:p>
          </table:table-cell>
          <table:table-cell office:value-type="float" office:value="1.074" calcext:value-type="float">
            <text:p>1.074</text:p>
          </table:table-cell>
          <table:table-cell office:value-type="float" office:value="1.834447218594" calcext:value-type="float">
            <text:p>1.8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1.606040357459" calcext:value-type="float">
            <text:p>1.606040357459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760937036625" calcext:value-type="float">
            <text:p>-3.76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-1.108238931975" calcext:value-type="float">
            <text:p>-1.11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4676605303433" calcext:value-type="float">
            <text:p>-4.68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534195026608" calcext:value-type="float">
            <text:p>5.53E-01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0.629" calcext:value-type="float">
            <text:p>0.629</text:p>
          </table:table-cell>
          <table:table-cell office:value-type="float" office:value="1.075" calcext:value-type="float">
            <text:p>1.075</text:p>
          </table:table-cell>
          <table:table-cell office:value-type="float" office:value="1.825021454" calcext:value-type="float">
            <text:p>1.83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1.389398773779" calcext:value-type="float">
            <text:p>1.389398773779</text:p>
          </table:table-cell>
          <table:table-cell office:value-type="float" office:value="1.075" calcext:value-type="float">
            <text:p>1.075</text:p>
          </table:table-cell>
          <table:table-cell office:value-type="float" office:value="-0.7029713222729" calcext:value-type="float">
            <text:p>-7.03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-1.201996860175" calcext:value-type="float">
            <text:p>-1.20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3151093968146" calcext:value-type="float">
            <text:p>-3.15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607427293758" calcext:value-type="float">
            <text:p>6.61E-01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0.709" calcext:value-type="float">
            <text:p>0.709</text:p>
          </table:table-cell>
          <table:table-cell office:value-type="float" office:value="1.076" calcext:value-type="float">
            <text:p>1.076</text:p>
          </table:table-cell>
          <table:table-cell office:value-type="float" office:value="1.786784625604" calcext:value-type="float">
            <text:p>1.79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1.145950681505" calcext:value-type="float">
            <text:p>1.145950681505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465093105196" calcext:value-type="float">
            <text:p>-9.4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-1.262445905963" calcext:value-type="float">
            <text:p>-1.2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1551090623509" calcext:value-type="float">
            <text:p>-1.55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310007838873" calcext:value-type="float">
            <text:p>7.31E-01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0.778" calcext:value-type="float">
            <text:p>0.778</text:p>
          </table:table-cell>
          <table:table-cell office:value-type="float" office:value="1.077" calcext:value-type="float">
            <text:p>1.077</text:p>
          </table:table-cell>
          <table:table-cell office:value-type="float" office:value="1.714523855859" calcext:value-type="float">
            <text:p>1.71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8690028482806" calcext:value-type="float">
            <text:p>0.869002848280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118722212676" calcext:value-type="float">
            <text:p>-1.1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.285121828952" calcext:value-type="float">
            <text:p>-1.29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8421450905195" calcext:value-type="float">
            <text:p>8.42E-03</text:p>
          </table:table-cell>
          <table:table-cell office:value-type="float" office:value="1.077" calcext:value-type="float">
            <text:p>1.077</text:p>
          </table:table-cell>
          <table:table-cell office:value-type="float" office:value="0.753093220672" calcext:value-type="float">
            <text:p>7.53E-01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0.84" calcext:value-type="float">
            <text:p>0.84</text:p>
          </table:table-cell>
          <table:table-cell office:value-type="float" office:value="1.078" calcext:value-type="float">
            <text:p>1.078</text:p>
          </table:table-cell>
          <table:table-cell office:value-type="float" office:value="1.623354085008" calcext:value-type="float">
            <text:p>1.62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05690313529" calcext:value-type="float">
            <text:p>0.5705690313529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33098387471" calcext:value-type="float">
            <text:p>-1.2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66505019322" calcext:value-type="float">
            <text:p>-1.2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1694271852307" calcext:value-type="float">
            <text:p>1.6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7151997275406" calcext:value-type="float">
            <text:p>7.15E-01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0.898" calcext:value-type="float">
            <text:p>0.898</text:p>
          </table:table-cell>
          <table:table-cell office:value-type="float" office:value="1.079" calcext:value-type="float">
            <text:p>1.079</text:p>
          </table:table-cell>
          <table:table-cell office:value-type="float" office:value="1.513763535511" calcext:value-type="float">
            <text:p>1.5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2609624567879" calcext:value-type="float">
            <text:p>0.2609624567879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2191211448" calcext:value-type="float">
            <text:p>-1.32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.200455990974" calcext:value-type="float">
            <text:p>-1.20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3316450767882" calcext:value-type="float">
            <text:p>3.32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0.6199912798411" calcext:value-type="float">
            <text:p>6.20E-01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.944" calcext:value-type="float">
            <text:p>0.944</text:p>
          </table:table-cell>
          <table:table-cell office:value-type="float" office:value="1.08" calcext:value-type="float">
            <text:p>1.08</text:p>
          </table:table-cell>
          <table:table-cell office:value-type="float" office:value="1.391266379838" calcext:value-type="float">
            <text:p>1.39E+00</text:p>
          </table:table-cell>
          <table:table-cell office:value-type="float" office:value="1.08" calcext:value-type="float">
            <text:p>1.08</text:p>
          </table:table-cell>
          <table:table-cell office:value-type="float" office:value="-0.06159056791343" calcext:value-type="float">
            <text:p>-0.06159056791343</text:p>
          </table:table-cell>
          <table:table-cell office:value-type="float" office:value="1.08" calcext:value-type="float">
            <text:p>1.08</text:p>
          </table:table-cell>
          <table:table-cell office:value-type="float" office:value="-1.413212281097" calcext:value-type="float">
            <text:p>-1.41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.076333538757" calcext:value-type="float">
            <text:p>-1.08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4935661369746" calcext:value-type="float">
            <text:p>4.94E-01</text:p>
          </table:table-cell>
          <table:table-cell office:value-type="float" office:value="1.08" calcext:value-type="float">
            <text:p>1.08</text:p>
          </table:table-cell>
          <table:table-cell office:value-type="float" office:value="0.4796958408073" calcext:value-type="float">
            <text:p>4.80E-01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0.984" calcext:value-type="float">
            <text:p>0.984</text:p>
          </table:table-cell>
          <table:table-cell office:value-type="float" office:value="1.081" calcext:value-type="float">
            <text:p>1.081</text:p>
          </table:table-cell>
          <table:table-cell office:value-type="float" office:value="1.264054187934" calcext:value-type="float">
            <text:p>1.26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3719949221348" calcext:value-type="float">
            <text:p>-0.3719949221348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17144866984" calcext:value-type="float">
            <text:p>-1.52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8992544221105" calcext:value-type="float">
            <text:p>-8.99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6479764508991" calcext:value-type="float">
            <text:p>6.48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3081754435857" calcext:value-type="float">
            <text:p>3.08E-01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02" calcext:value-type="float">
            <text:p>1.0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23776386732" calcext:value-type="float">
            <text:p>1.12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28292096725" calcext:value-type="float">
            <text:p>-0.6728292096725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927905678" calcext:value-type="float">
            <text:p>-1.64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37952744419" calcext:value-type="float">
            <text:p>-6.74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7846727207952" calcext:value-type="float">
            <text:p>7.85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1263442198152" calcext:value-type="float">
            <text:p>1.26E-01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1.04" calcext:value-type="float">
            <text:p>1.0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27396238847" calcext:value-type="float">
            <text:p>9.83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9547102902141" calcext:value-type="float">
            <text:p>-0.954710290214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0172235225" calcext:value-type="float">
            <text:p>-1.78E+00</text:p>
          </table:table-cell>
          <table:table-cell office:value-type="float" office:value="1.083" calcext:value-type="float">
            <text:p>1.083</text:p>
          </table:table-cell>
          <table:table-cell office:value-type="float" office:value="-0.4206824251176" calcext:value-type="float">
            <text:p>-4.21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886735235798" calcext:value-type="float">
            <text:p>8.8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04895424328568" calcext:value-type="float">
            <text:p>-4.90E-02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1.06" calcext:value-type="float">
            <text:p>1.06</text:p>
          </table:table-cell>
          <table:table-cell office:value-type="float" office:value="1.084" calcext:value-type="float">
            <text:p>1.084</text:p>
          </table:table-cell>
          <table:table-cell office:value-type="float" office:value="0.8306374753315" calcext:value-type="float">
            <text:p>8.31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210634303351" calcext:value-type="float">
            <text:p>-1.21063430335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03147575418" calcext:value-type="float">
            <text:p>-1.90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0.1661157655081" calcext:value-type="float">
            <text:p>-1.6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9360633604647" calcext:value-type="float">
            <text:p>9.3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0.2015586267165" calcext:value-type="float">
            <text:p>-2.02E-01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1.07" calcext:value-type="float">
            <text:p>1.07</text:p>
          </table:table-cell>
          <table:table-cell office:value-type="float" office:value="1.085" calcext:value-type="float">
            <text:p>1.085</text:p>
          </table:table-cell>
          <table:table-cell office:value-type="float" office:value="0.6724113395173" calcext:value-type="float">
            <text:p>6.7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.436801061123" calcext:value-type="float">
            <text:p>-1.436801061123</text:p>
          </table:table-cell>
          <table:table-cell office:value-type="float" office:value="1.085" calcext:value-type="float">
            <text:p>1.085</text:p>
          </table:table-cell>
          <table:table-cell office:value-type="float" office:value="-1.967334393878" calcext:value-type="float">
            <text:p>-1.9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0.08072375318443" calcext:value-type="float">
            <text:p>8.07E-02</text:p>
          </table:table-cell>
          <table:table-cell office:value-type="float" office:value="1.085" calcext:value-type="float">
            <text:p>1.085</text:p>
          </table:table-cell>
          <table:table-cell office:value-type="float" office:value="0.9190354675166" calcext:value-type="float">
            <text:p>9.19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32340148275" calcext:value-type="float">
            <text:p>-3.23E-01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1.07" calcext:value-type="float">
            <text:p>1.07</text:p>
          </table:table-cell>
          <table:table-cell office:value-type="float" office:value="1.086" calcext:value-type="float">
            <text:p>1.086</text:p>
          </table:table-cell>
          <table:table-cell office:value-type="float" office:value="0.4990303736354" calcext:value-type="float">
            <text:p>4.99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.632859284128" calcext:value-type="float">
            <text:p>-1.632859284128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64585270473" calcext:value-type="float">
            <text:p>-1.96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0.3102663964025" calcext:value-type="float">
            <text:p>3.10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8316576561661" calcext:value-type="float">
            <text:p>8.32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4139782320997" calcext:value-type="float">
            <text:p>-4.14E-01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1.07" calcext:value-type="float">
            <text:p>1.07</text:p>
          </table:table-cell>
          <table:table-cell office:value-type="float" office:value="1.087" calcext:value-type="float">
            <text:p>1.087</text:p>
          </table:table-cell>
          <table:table-cell office:value-type="float" office:value="0.3105638731152" calcext:value-type="float">
            <text:p>3.11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1016894281" calcext:value-type="float">
            <text:p>-1.8101689428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40809275048" calcext:value-type="float">
            <text:p>-1.84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0.5250700904165" calcext:value-type="float">
            <text:p>5.25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6833200162142" calcext:value-type="float">
            <text:p>6.8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4747642474859" calcext:value-type="float">
            <text:p>-4.75E-01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1.05" calcext:value-type="float">
            <text:p>1.05</text:p>
          </table:table-cell>
          <table:table-cell office:value-type="float" office:value="1.088" calcext:value-type="float">
            <text:p>1.088</text:p>
          </table:table-cell>
          <table:table-cell office:value-type="float" office:value="0.1157305247298" calcext:value-type="float">
            <text:p>1.16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.956743427449" calcext:value-type="float">
            <text:p>-1.956743427449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20471319699" calcext:value-type="float">
            <text:p>-1.62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7254931441598" calcext:value-type="float">
            <text:p>7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4898128951743" calcext:value-type="float">
            <text:p>4.90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5080444803221" calcext:value-type="float">
            <text:p>-5.08E-01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1.03" calcext:value-type="float">
            <text:p>1.03</text:p>
          </table:table-cell>
          <table:table-cell office:value-type="float" office:value="1.089" calcext:value-type="float">
            <text:p>1.089</text:p>
          </table:table-cell>
          <table:table-cell office:value-type="float" office:value="-0.0915581114954" calcext:value-type="float">
            <text:p>-9.16E-02</text:p>
          </table:table-cell>
          <table:table-cell office:value-type="float" office:value="1.089" calcext:value-type="float">
            <text:p>1.089</text:p>
          </table:table-cell>
          <table:table-cell office:value-type="float" office:value="-2.074054235408" calcext:value-type="float">
            <text:p>-2.074054235408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29529818426" calcext:value-type="float">
            <text:p>-1.33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0.9140895901255" calcext:value-type="float">
            <text:p>9.14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0.2718672010968" calcext:value-type="float">
            <text:p>2.72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5135772489323" calcext:value-type="float">
            <text:p>-5.14E-01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0.991" calcext:value-type="float">
            <text:p>0.991</text:p>
          </table:table-cell>
          <table:table-cell office:value-type="float" office:value="1.09" calcext:value-type="float">
            <text:p>1.09</text:p>
          </table:table-cell>
          <table:table-cell office:value-type="float" office:value="-0.2951504173365" calcext:value-type="float">
            <text:p>-2.9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2.193693550388" calcext:value-type="float">
            <text:p>-2.193693550388</text:p>
          </table:table-cell>
          <table:table-cell office:value-type="float" office:value="1.09" calcext:value-type="float">
            <text:p>1.09</text:p>
          </table:table-cell>
          <table:table-cell office:value-type="float" office:value="-0.9469084550564" calcext:value-type="float">
            <text:p>-9.47E-01</text:p>
          </table:table-cell>
          <table:table-cell office:value-type="float" office:value="1.09" calcext:value-type="float">
            <text:p>1.09</text:p>
          </table:table-cell>
          <table:table-cell office:value-type="float" office:value="1.086128987308" calcext:value-type="float">
            <text:p>1.09E+00</text:p>
          </table:table-cell>
          <table:table-cell office:value-type="float" office:value="1.09" calcext:value-type="float">
            <text:p>1.09</text:p>
          </table:table-cell>
          <table:table-cell office:value-type="float" office:value="0.05155641942443" calcext:value-type="float">
            <text:p>5.16E-02</text:p>
          </table:table-cell>
          <table:table-cell office:value-type="float" office:value="1.09" calcext:value-type="float">
            <text:p>1.09</text:p>
          </table:table-cell>
          <table:table-cell office:value-type="float" office:value="-0.4846312228656" calcext:value-type="float">
            <text:p>-4.85E-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0.949" calcext:value-type="float">
            <text:p>0.949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006551525582" calcext:value-type="float">
            <text:p>-5.01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.243662416041" calcext:value-type="float">
            <text:p>-2.24366241604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660217569352" calcext:value-type="float">
            <text:p>-5.6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1.229858185955" calcext:value-type="float">
            <text:p>1.23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1521323406438" calcext:value-type="float">
            <text:p>-1.52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242459600421" calcext:value-type="float">
            <text:p>-4.24E-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92" calcext:value-type="float">
            <text:p>1.092</text:p>
          </table:table-cell>
          <table:table-cell office:value-type="float" office:value="-0.6935608540464" calcext:value-type="float">
            <text:p>-6.94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.27555736409" calcext:value-type="float">
            <text:p>-2.27555736409</text:p>
          </table:table-cell>
          <table:table-cell office:value-type="float" office:value="1.092" calcext:value-type="float">
            <text:p>1.092</text:p>
          </table:table-cell>
          <table:table-cell office:value-type="float" office:value="-0.1918321544829" calcext:value-type="float">
            <text:p>-1.92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1.327189231618" calcext:value-type="float">
            <text:p>1.33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249306888456" calcext:value-type="float">
            <text:p>-3.25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322799333572" calcext:value-type="float">
            <text:p>-3.32E-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0.838" calcext:value-type="float">
            <text:p>0.838</text:p>
          </table:table-cell>
          <table:table-cell office:value-type="float" office:value="1.093" calcext:value-type="float">
            <text:p>1.093</text:p>
          </table:table-cell>
          <table:table-cell office:value-type="float" office:value="-0.8650394946097" calcext:value-type="float">
            <text:p>-8.65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.242940019285" calcext:value-type="float">
            <text:p>-2.242940019285</text:p>
          </table:table-cell>
          <table:table-cell office:value-type="float" office:value="1.093" calcext:value-type="float">
            <text:p>1.093</text:p>
          </table:table-cell>
          <table:table-cell office:value-type="float" office:value="0.1359719213137" calcext:value-type="float">
            <text:p>1.36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1.350534577316" calcext:value-type="float">
            <text:p>1.35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-0.4630487951444" calcext:value-type="float">
            <text:p>-4.63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2206066901112" calcext:value-type="float">
            <text:p>-2.21E-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0.774" calcext:value-type="float">
            <text:p>0.774</text:p>
          </table:table-cell>
          <table:table-cell office:value-type="float" office:value="1.094" calcext:value-type="float">
            <text:p>1.094</text:p>
          </table:table-cell>
          <table:table-cell office:value-type="float" office:value="-1.016869043218" calcext:value-type="float">
            <text:p>-1.02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2.155486676384" calcext:value-type="float">
            <text:p>-2.155486676384</text:p>
          </table:table-cell>
          <table:table-cell office:value-type="float" office:value="1.094" calcext:value-type="float">
            <text:p>1.094</text:p>
          </table:table-cell>
          <table:table-cell office:value-type="float" office:value="0.4239455275724" calcext:value-type="float">
            <text:p>4.24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1.29418965977" calcext:value-type="float">
            <text:p>1.2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0.5660829320583" calcext:value-type="float">
            <text:p>-5.66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1011633007908" calcext:value-type="float">
            <text:p>-1.01E-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95" calcext:value-type="float">
            <text:p>1.095</text:p>
          </table:table-cell>
          <table:table-cell office:value-type="float" office:value="-1.144018501405" calcext:value-type="float">
            <text:p>-1.1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2.006179784605" calcext:value-type="float">
            <text:p>-2.006179784605</text:p>
          </table:table-cell>
          <table:table-cell office:value-type="float" office:value="1.095" calcext:value-type="float">
            <text:p>1.095</text:p>
          </table:table-cell>
          <table:table-cell office:value-type="float" office:value="0.6693262665613" calcext:value-type="float">
            <text:p>6.69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9252941563" calcext:value-type="float">
            <text:p>1.15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0.6395140130913" calcext:value-type="float">
            <text:p>-6.40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0.02089893168482" calcext:value-type="float">
            <text:p>2.09E-02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0.64" calcext:value-type="float">
            <text:p>0.64</text:p>
          </table:table-cell>
          <table:table-cell office:value-type="float" office:value="1.096" calcext:value-type="float">
            <text:p>1.096</text:p>
          </table:table-cell>
          <table:table-cell office:value-type="float" office:value="-1.249971766284" calcext:value-type="float">
            <text:p>-1.25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-1.80163322244" calcext:value-type="float">
            <text:p>-1.80163322244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64549451118" calcext:value-type="float">
            <text:p>8.86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9290757300399" calcext:value-type="float">
            <text:p>9.29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-0.687847683608" calcext:value-type="float">
            <text:p>-6.88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1454944649007" calcext:value-type="float">
            <text:p>1.45E-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0.572" calcext:value-type="float">
            <text:p>0.572</text:p>
          </table:table-cell>
          <table:table-cell office:value-type="float" office:value="1.097" calcext:value-type="float">
            <text:p>1.097</text:p>
          </table:table-cell>
          <table:table-cell office:value-type="float" office:value="-1.324752904255" calcext:value-type="float">
            <text:p>-1.32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-1.54776754118" calcext:value-type="float">
            <text:p>-1.54776754118</text:p>
          </table:table-cell>
          <table:table-cell office:value-type="float" office:value="1.097" calcext:value-type="float">
            <text:p>1.097</text:p>
          </table:table-cell>
          <table:table-cell office:value-type="float" office:value="1.098085294354" calcext:value-type="float">
            <text:p>1.10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0.6522738858192" calcext:value-type="float">
            <text:p>6.52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722895056251" calcext:value-type="float">
            <text:p>-7.23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0.2751675045522" calcext:value-type="float">
            <text:p>2.75E-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0.502" calcext:value-type="float">
            <text:p>0.502</text:p>
          </table:table-cell>
          <table:table-cell office:value-type="float" office:value="1.098" calcext:value-type="float">
            <text:p>1.098</text:p>
          </table:table-cell>
          <table:table-cell office:value-type="float" office:value="-1.392197686695" calcext:value-type="float">
            <text:p>-1.39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-1.228218644095" calcext:value-type="float">
            <text:p>-1.228218644095</text:p>
          </table:table-cell>
          <table:table-cell office:value-type="float" office:value="1.098" calcext:value-type="float">
            <text:p>1.098</text:p>
          </table:table-cell>
          <table:table-cell office:value-type="float" office:value="1.316452424755" calcext:value-type="float">
            <text:p>1.32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0.3449108917705" calcext:value-type="float">
            <text:p>3.45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-0.7399606386459" calcext:value-type="float">
            <text:p>-7.40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0.4106394489322" calcext:value-type="float">
            <text:p>4.11E-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0.434" calcext:value-type="float">
            <text:p>0.434</text:p>
          </table:table-cell>
          <table:table-cell office:value-type="float" office:value="1.099" calcext:value-type="float">
            <text:p>1.099</text:p>
          </table:table-cell>
          <table:table-cell office:value-type="float" office:value="-1.439834418785" calcext:value-type="float">
            <text:p>-1.44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-0.8797611726108" calcext:value-type="float">
            <text:p>-0.8797611726108</text:p>
          </table:table-cell>
          <table:table-cell office:value-type="float" office:value="1.099" calcext:value-type="float">
            <text:p>1.099</text:p>
          </table:table-cell>
          <table:table-cell office:value-type="float" office:value="1.55631725809" calcext:value-type="float">
            <text:p>1.56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0.03790231739991" calcext:value-type="float">
            <text:p>3.79E-02</text:p>
          </table:table-cell>
          <table:table-cell office:value-type="float" office:value="1.099" calcext:value-type="float">
            <text:p>1.099</text:p>
          </table:table-cell>
          <table:table-cell office:value-type="float" office:value="-0.7293333279826" calcext:value-type="float">
            <text:p>-7.29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5443326215421" calcext:value-type="float">
            <text:p>5.44E-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365" calcext:value-type="float">
            <text:p>0.365</text:p>
          </table:table-cell>
          <table:table-cell office:value-type="float" office:value="1.1" calcext:value-type="float">
            <text:p>1.1</text:p>
          </table:table-cell>
          <table:table-cell office:value-type="float" office:value="-1.482210994843" calcext:value-type="float">
            <text:p>-1.4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5153837094389" calcext:value-type="float">
            <text:p>-0.5153837094389</text:p>
          </table:table-cell>
          <table:table-cell office:value-type="float" office:value="1.1" calcext:value-type="float">
            <text:p>1.1</text:p>
          </table:table-cell>
          <table:table-cell office:value-type="float" office:value="1.783865809574" calcext:value-type="float">
            <text:p>1.7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2477848852368" calcext:value-type="float">
            <text:p>-2.48E-01</text:p>
          </table:table-cell>
          <table:table-cell office:value-type="float" office:value="1.1" calcext:value-type="float">
            <text:p>1.1</text:p>
          </table:table-cell>
          <table:table-cell office:value-type="float" office:value="-0.6819753662582" calcext:value-type="float">
            <text:p>-6.82E-01</text:p>
          </table:table-cell>
          <table:table-cell office:value-type="float" office:value="1.1" calcext:value-type="float">
            <text:p>1.1</text:p>
          </table:table-cell>
          <table:table-cell office:value-type="float" office:value="0.6656614643792" calcext:value-type="float">
            <text:p>6.66E-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294" calcext:value-type="float">
            <text:p>0.294</text:p>
          </table:table-cell>
          <table:table-cell office:value-type="float" office:value="1.101" calcext:value-type="float">
            <text:p>1.101</text:p>
          </table:table-cell>
          <table:table-cell office:value-type="float" office:value="-1.512000599486" calcext:value-type="float">
            <text:p>-1.51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133449531454" calcext:value-type="float">
            <text:p>-0.1334495314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971846875101" calcext:value-type="float">
            <text:p>1.97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4918404593233" calcext:value-type="float">
            <text:p>-4.92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-0.5886407244251" calcext:value-type="float">
            <text:p>-5.89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7528660430817" calcext:value-type="float">
            <text:p>7.53E-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0.223" calcext:value-type="float">
            <text:p>0.223</text:p>
          </table:table-cell>
          <table:table-cell office:value-type="float" office:value="1.102" calcext:value-type="float">
            <text:p>1.102</text:p>
          </table:table-cell>
          <table:table-cell office:value-type="float" office:value="-1.518974642928" calcext:value-type="float">
            <text:p>-1.52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0.2324520411638" calcext:value-type="float">
            <text:p>0.2324520411638</text:p>
          </table:table-cell>
          <table:table-cell office:value-type="float" office:value="1.102" calcext:value-type="float">
            <text:p>1.102</text:p>
          </table:table-cell>
          <table:table-cell office:value-type="float" office:value="2.068671396535" calcext:value-type="float">
            <text:p>2.07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-0.6879860824021" calcext:value-type="float">
            <text:p>-6.88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-0.4529557867954" calcext:value-type="float">
            <text:p>-4.53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7863997502283" calcext:value-type="float">
            <text:p>7.86E-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1.103" calcext:value-type="float">
            <text:p>1.103</text:p>
          </table:table-cell>
          <table:table-cell office:value-type="float" office:value="-1.500069852864" calcext:value-type="float">
            <text:p>-1.50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98427904675" calcext:value-type="float">
            <text:p>0.5898427904675</text:p>
          </table:table-cell>
          <table:table-cell office:value-type="float" office:value="1.103" calcext:value-type="float">
            <text:p>1.103</text:p>
          </table:table-cell>
          <table:table-cell office:value-type="float" office:value="2.043154914228" calcext:value-type="float">
            <text:p>2.04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-0.837697833292" calcext:value-type="float">
            <text:p>-8.38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3004950866272" calcext:value-type="float">
            <text:p>-3.00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0.7537408349766" calcext:value-type="float">
            <text:p>7.54E-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.083" calcext:value-type="float">
            <text:p>0.083</text:p>
          </table:table-cell>
          <table:table-cell office:value-type="float" office:value="1.104" calcext:value-type="float">
            <text:p>1.104</text:p>
          </table:table-cell>
          <table:table-cell office:value-type="float" office:value="-1.465521399493" calcext:value-type="float">
            <text:p>-1.47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9261409073813" calcext:value-type="float">
            <text:p>0.9261409073813</text:p>
          </table:table-cell>
          <table:table-cell office:value-type="float" office:value="1.104" calcext:value-type="float">
            <text:p>1.104</text:p>
          </table:table-cell>
          <table:table-cell office:value-type="float" office:value="1.885317087632" calcext:value-type="float">
            <text:p>1.89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-0.9424638688289" calcext:value-type="float">
            <text:p>-9.42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-0.1261670394284" calcext:value-type="float">
            <text:p>-1.26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6543637145804" calcext:value-type="float">
            <text:p>6.54E-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0.011" calcext:value-type="float">
            <text:p>0.01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397033124542" calcext:value-type="float">
            <text:p>-1.40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225859086484" calcext:value-type="float">
            <text:p>1.225859086484</text:p>
          </table:table-cell>
          <table:table-cell office:value-type="float" office:value="1.105" calcext:value-type="float">
            <text:p>1.105</text:p>
          </table:table-cell>
          <table:table-cell office:value-type="float" office:value="1.592018359397" calcext:value-type="float">
            <text:p>1.59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-1.022993697069" calcext:value-type="float">
            <text:p>-1.02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0.05361368400382" calcext:value-type="float">
            <text:p>5.3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5017334674238" calcext:value-type="float">
            <text:p>5.02E-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106" calcext:value-type="float">
            <text:p>1.106</text:p>
          </table:table-cell>
          <table:table-cell office:value-type="float" office:value="-1.291794566547" calcext:value-type="float">
            <text:p>-1.2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496454809546" calcext:value-type="float">
            <text:p>1.496454809546</text:p>
          </table:table-cell>
          <table:table-cell office:value-type="float" office:value="1.106" calcext:value-type="float">
            <text:p>1.106</text:p>
          </table:table-cell>
          <table:table-cell office:value-type="float" office:value="1.20400747643" calcext:value-type="float">
            <text:p>1.20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-1.082006076132" calcext:value-type="float">
            <text:p>-1.08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0.2255442337216" calcext:value-type="float">
            <text:p>2.26E-01</text:p>
          </table:table-cell>
          <table:table-cell office:value-type="float" office:value="1.106" calcext:value-type="float">
            <text:p>1.106</text:p>
          </table:table-cell>
          <table:table-cell office:value-type="float" office:value="0.3150283818909" calcext:value-type="float">
            <text:p>3.15E-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0.123" calcext:value-type="float">
            <text:p>-0.123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45900791384" calcext:value-type="float">
            <text:p>-1.1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1.71611738087" calcext:value-type="float">
            <text:p>1.71611738087</text:p>
          </table:table-cell>
          <table:table-cell office:value-type="float" office:value="1.107" calcext:value-type="float">
            <text:p>1.107</text:p>
          </table:table-cell>
          <table:table-cell office:value-type="float" office:value="0.74902630294" calcext:value-type="float">
            <text:p>7.4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32281044355" calcext:value-type="float">
            <text:p>-1.13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388744012208" calcext:value-type="float">
            <text:p>3.8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1169539009985" calcext:value-type="float">
            <text:p>1.17E-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108" calcext:value-type="float">
            <text:p>1.108</text:p>
          </table:table-cell>
          <table:table-cell office:value-type="float" office:value="-0.9820265679857" calcext:value-type="float">
            <text:p>-9.82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1.888129780322" calcext:value-type="float">
            <text:p>1.888129780322</text:p>
          </table:table-cell>
          <table:table-cell office:value-type="float" office:value="1.108" calcext:value-type="float">
            <text:p>1.108</text:p>
          </table:table-cell>
          <table:table-cell office:value-type="float" office:value="0.2863571174658" calcext:value-type="float">
            <text:p>2.8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1.172180071522" calcext:value-type="float">
            <text:p>-1.1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5363038632109" calcext:value-type="float">
            <text:p>5.3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0.07039309215896" calcext:value-type="float">
            <text:p>-7.04E-02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0.232" calcext:value-type="float">
            <text:p>-0.232</text:p>
          </table:table-cell>
          <table:table-cell office:value-type="float" office:value="1.109" calcext:value-type="float">
            <text:p>1.109</text:p>
          </table:table-cell>
          <table:table-cell office:value-type="float" office:value="-0.7813967268872" calcext:value-type="float">
            <text:p>-7.81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2.008375428656" calcext:value-type="float">
            <text:p>2.008375428656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460714889799" calcext:value-type="float">
            <text:p>-1.46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1.191681914237" calcext:value-type="float">
            <text:p>-1.19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0.6674124034606" calcext:value-type="float">
            <text:p>6.67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0.2288466974019" calcext:value-type="float">
            <text:p>-2.29E-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0.278" calcext:value-type="float">
            <text:p>-0.278</text:p>
          </table:table-cell>
          <table:table-cell office:value-type="float" office:value="1.11" calcext:value-type="float">
            <text:p>1.11</text:p>
          </table:table-cell>
          <table:table-cell office:value-type="float" office:value="-0.5623806928404" calcext:value-type="float">
            <text:p>-5.62E-01</text:p>
          </table:table-cell>
          <table:table-cell office:value-type="float" office:value="1.11" calcext:value-type="float">
            <text:p>1.11</text:p>
          </table:table-cell>
          <table:table-cell office:value-type="float" office:value="2.078309001196" calcext:value-type="float">
            <text:p>2.078309001196</text:p>
          </table:table-cell>
          <table:table-cell office:value-type="float" office:value="1.11" calcext:value-type="float">
            <text:p>1.11</text:p>
          </table:table-cell>
          <table:table-cell office:value-type="float" office:value="-0.5181822055731" calcext:value-type="float">
            <text:p>-5.18E-01</text:p>
          </table:table-cell>
          <table:table-cell office:value-type="float" office:value="1.11" calcext:value-type="float">
            <text:p>1.11</text:p>
          </table:table-cell>
          <table:table-cell office:value-type="float" office:value="-1.178440724731" calcext:value-type="float">
            <text:p>-1.18E+00</text:p>
          </table:table-cell>
          <table:table-cell office:value-type="float" office:value="1.11" calcext:value-type="float">
            <text:p>1.11</text:p>
          </table:table-cell>
          <table:table-cell office:value-type="float" office:value="0.7764167452708" calcext:value-type="float">
            <text:p>7.76E-01</text:p>
          </table:table-cell>
          <table:table-cell office:value-type="float" office:value="1.11" calcext:value-type="float">
            <text:p>1.11</text:p>
          </table:table-cell>
          <table:table-cell office:value-type="float" office:value="-0.3505850883561" calcext:value-type="float">
            <text:p>-3.51E-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0.312" calcext:value-type="float">
            <text:p>-0.312</text:p>
          </table:table-cell>
          <table:table-cell office:value-type="float" office:value="1.111" calcext:value-type="float">
            <text:p>1.111</text:p>
          </table:table-cell>
          <table:table-cell office:value-type="float" office:value="-0.3362120918493" calcext:value-type="float">
            <text:p>-3.36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2.099522283867" calcext:value-type="float">
            <text:p>2.099522283867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997825333004" calcext:value-type="float">
            <text:p>-8.0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1.103481118309" calcext:value-type="float">
            <text:p>-1.10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0.8540743571924" calcext:value-type="float">
            <text:p>8.54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0.4338212758188" calcext:value-type="float">
            <text:p>-4.34E-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9918055351415" calcext:value-type="float">
            <text:p>-9.92E-02</text:p>
          </table:table-cell>
          <table:table-cell office:value-type="float" office:value="1.112" calcext:value-type="float">
            <text:p>1.112</text:p>
          </table:table-cell>
          <table:table-cell office:value-type="float" office:value="2.072620550625" calcext:value-type="float">
            <text:p>2.07262055062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919140048032" calcext:value-type="float">
            <text:p>-9.92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28368128971" calcext:value-type="float">
            <text:p>-9.63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893263470353" calcext:value-type="float">
            <text:p>8.89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4859488310728" calcext:value-type="float">
            <text:p>-4.86E-01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.113" calcext:value-type="float">
            <text:p>1.113</text:p>
          </table:table-cell>
          <table:table-cell office:value-type="float" office:value="0.1326267735246" calcext:value-type="float">
            <text:p>1.3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2.007724481027" calcext:value-type="float">
            <text:p>2.007724481027</text:p>
          </table:table-cell>
          <table:table-cell office:value-type="float" office:value="1.113" calcext:value-type="float">
            <text:p>1.113</text:p>
          </table:table-cell>
          <table:table-cell office:value-type="float" office:value="-1.108166060244" calcext:value-type="float">
            <text:p>-1.1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0.7526972240625" calcext:value-type="float">
            <text:p>-7.5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3773892781" calcext:value-type="float">
            <text:p>8.72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-0.5083514816975" calcext:value-type="float">
            <text:p>-5.08E-01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0.362" calcext:value-type="float">
            <text:p>-0.362</text:p>
          </table:table-cell>
          <table:table-cell office:value-type="float" office:value="1.114" calcext:value-type="float">
            <text:p>1.114</text:p>
          </table:table-cell>
          <table:table-cell office:value-type="float" office:value="0.364290788716" calcext:value-type="float">
            <text:p>3.64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1.898691536729" calcext:value-type="float">
            <text:p>1.898691536729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83753573501" calcext:value-type="float">
            <text:p>-1.1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1126007233" calcext:value-type="float">
            <text:p>-5.01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7953992886984" calcext:value-type="float">
            <text:p>7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0350049321" calcext:value-type="float">
            <text:p>-5.01E-01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0.368" calcext:value-type="float">
            <text:p>-0.368</text:p>
          </table:table-cell>
          <table:table-cell office:value-type="float" office:value="1.115" calcext:value-type="float">
            <text:p>1.115</text:p>
          </table:table-cell>
          <table:table-cell office:value-type="float" office:value="0.590340714751" calcext:value-type="float">
            <text:p>5.90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1.756239152059" calcext:value-type="float">
            <text:p>1.756239152059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48623847757" calcext:value-type="float">
            <text:p>-1.25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0.2210054199177" calcext:value-type="float">
            <text:p>-2.21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6666297162439" calcext:value-type="float">
            <text:p>6.67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-0.4694977944045" calcext:value-type="float">
            <text:p>-4.69E-01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371" calcext:value-type="float">
            <text:p>-0.37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1222510263" calcext:value-type="float">
            <text:p>8.11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1.575809472417" calcext:value-type="float">
            <text:p>1.575809472417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34579013233" calcext:value-type="float">
            <text:p>-1.33E+00</text:p>
          </table:table-cell>
          <table:table-cell table:style-name="ce111" office:value-type="float" office:value="1.116" calcext:value-type="float">
            <text:p>1.116</text:p>
          </table:table-cell>
          <table:table-cell office:value-type="float" office:value="0.04698278466067" calcext:value-type="float">
            <text:p>4.70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0.490054398878" calcext:value-type="float">
            <text:p>4.90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-0.4062018637462" calcext:value-type="float">
            <text:p>-4.06E-01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117" calcext:value-type="float">
            <text:p>1.117</text:p>
          </table:table-cell>
          <table:table-cell office:value-type="float" office:value="1.02767005639" calcext:value-type="float">
            <text:p>1.0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1.356339648345" calcext:value-type="float">
            <text:p>1.356339648345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53279176504" calcext:value-type="float">
            <text:p>-1.45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78760130801" calcext:value-type="float">
            <text:p>2.88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42845164488" calcext:value-type="float">
            <text:p>2.84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-0.3189262594327" calcext:value-type="float">
            <text:p>-3.19E-01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-0.385" calcext:value-type="float">
            <text:p>-0.385</text:p>
          </table:table-cell>
          <table:table-cell office:value-type="float" office:value="1.118" calcext:value-type="float">
            <text:p>1.118</text:p>
          </table:table-cell>
          <table:table-cell office:value-type="float" office:value="1.217012214292" calcext:value-type="float">
            <text:p>1.22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1.109189106716" calcext:value-type="float">
            <text:p>1.109189106716</text:p>
          </table:table-cell>
          <table:table-cell office:value-type="float" office:value="1.118" calcext:value-type="float">
            <text:p>1.118</text:p>
          </table:table-cell>
          <table:table-cell office:value-type="float" office:value="-1.607820592127" calcext:value-type="float">
            <text:p>-1.61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0.4949612771072" calcext:value-type="float">
            <text:p>4.95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06740679831762" calcext:value-type="float">
            <text:p>6.74E-02</text:p>
          </table:table-cell>
          <table:table-cell office:value-type="float" office:value="1.118" calcext:value-type="float">
            <text:p>1.118</text:p>
          </table:table-cell>
          <table:table-cell office:value-type="float" office:value="-0.2161571451953" calcext:value-type="float">
            <text:p>-2.16E-01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-0.396" calcext:value-type="float">
            <text:p>-0.396</text:p>
          </table:table-cell>
          <table:table-cell office:value-type="float" office:value="1.119" calcext:value-type="float">
            <text:p>1.119</text:p>
          </table:table-cell>
          <table:table-cell office:value-type="float" office:value="1.395463890619" calcext:value-type="float">
            <text:p>1.40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8269431560086" calcext:value-type="float">
            <text:p>0.8269431560086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67106994843" calcext:value-type="float">
            <text:p>-1.7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6691092777131" calcext:value-type="float">
            <text:p>6.6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429037308" calcext:value-type="float">
            <text:p>-1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030106525566" calcext:value-type="float">
            <text:p>-1.03E-01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-0.402" calcext:value-type="float">
            <text:p>-0.402</text:p>
          </table:table-cell>
          <table:table-cell office:value-type="float" office:value="1.12" calcext:value-type="float">
            <text:p>1.12</text:p>
          </table:table-cell>
          <table:table-cell office:value-type="float" office:value="1.551549212309" calcext:value-type="float">
            <text:p>1.55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5287789987905" calcext:value-type="float">
            <text:p>0.5287789987905</text:p>
          </table:table-cell>
          <table:table-cell office:value-type="float" office:value="1.12" calcext:value-type="float">
            <text:p>1.12</text:p>
          </table:table-cell>
          <table:table-cell office:value-type="float" office:value="-1.912925251021" calcext:value-type="float">
            <text:p>-1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8190149140994" calcext:value-type="float">
            <text:p>8.19E-01</text:p>
          </table:table-cell>
          <table:table-cell office:value-type="float" office:value="1.12" calcext:value-type="float">
            <text:p>1.12</text:p>
          </table:table-cell>
          <table:table-cell office:value-type="float" office:value="-0.3281842234748" calcext:value-type="float">
            <text:p>-3.28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01449657936011" calcext:value-type="float">
            <text:p>1.45E-02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-0.4" calcext:value-type="float">
            <text:p>-0.4</text:p>
          </table:table-cell>
          <table:table-cell office:value-type="float" office:value="1.121" calcext:value-type="float">
            <text:p>1.121</text:p>
          </table:table-cell>
          <table:table-cell office:value-type="float" office:value="1.676235912803" calcext:value-type="float">
            <text:p>1.6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2099240104608" calcext:value-type="float">
            <text:p>0.2099240104608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0169102998" calcext:value-type="float">
            <text:p>-1.99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75181536566" calcext:value-type="float">
            <text:p>9.58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0.4903621863342" calcext:value-type="float">
            <text:p>-4.90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139206958844" calcext:value-type="float">
            <text:p>1.39E-01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122" calcext:value-type="float">
            <text:p>1.122</text:p>
          </table:table-cell>
          <table:table-cell office:value-type="float" office:value="1.766131756188" calcext:value-type="float">
            <text:p>1.7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1119056978089" calcext:value-type="float">
            <text:p>-0.1119056978089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55817399919" calcext:value-type="float">
            <text:p>-1.96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8871194464" calcext:value-type="float">
            <text:p>1.09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6113868032175" calcext:value-type="float">
            <text:p>-6.11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2757671812144" calcext:value-type="float">
            <text:p>2.76E-01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123" calcext:value-type="float">
            <text:p>1.123</text:p>
          </table:table-cell>
          <table:table-cell office:value-type="float" office:value="1.832020152533" calcext:value-type="float">
            <text:p>1.83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4266872125519" calcext:value-type="float">
            <text:p>-0.4266872125519</text:p>
          </table:table-cell>
          <table:table-cell office:value-type="float" office:value="1.123" calcext:value-type="float">
            <text:p>1.123</text:p>
          </table:table-cell>
          <table:table-cell office:value-type="float" office:value="-1.799774315645" calcext:value-type="float">
            <text:p>-1.8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1.204777593522" calcext:value-type="float">
            <text:p>1.2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6985331281547" calcext:value-type="float">
            <text:p>-6.99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4211568071007" calcext:value-type="float">
            <text:p>4.21E-01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124" calcext:value-type="float">
            <text:p>1.124</text:p>
          </table:table-cell>
          <table:table-cell office:value-type="float" office:value="1.844582500643" calcext:value-type="float">
            <text:p>1.8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288152909829" calcext:value-type="float">
            <text:p>-0.7288152909829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39687589681" calcext:value-type="float">
            <text:p>-1.5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1.286589503529" calcext:value-type="float">
            <text:p>1.2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542671675821" calcext:value-type="float">
            <text:p>-7.54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56308313334" calcext:value-type="float">
            <text:p>5.63E-01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-0.304" calcext:value-type="float">
            <text:p>-0.304</text:p>
          </table:table-cell>
          <table:table-cell office:value-type="float" office:value="1.125" calcext:value-type="float">
            <text:p>1.125</text:p>
          </table:table-cell>
          <table:table-cell office:value-type="float" office:value="1.830946017017" calcext:value-type="float">
            <text:p>1.83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005833123494" calcext:value-type="float">
            <text:p>-1.005833123494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02607076318" calcext:value-type="float">
            <text:p>-1.20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1.30796826483" calcext:value-type="float">
            <text:p>1.31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0.7941998834962" calcext:value-type="float">
            <text:p>-7.94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6852441140006" calcext:value-type="float">
            <text:p>6.85E-01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-0.251" calcext:value-type="float">
            <text:p>-0.251</text:p>
          </table:table-cell>
          <table:table-cell office:value-type="float" office:value="1.126" calcext:value-type="float">
            <text:p>1.126</text:p>
          </table:table-cell>
          <table:table-cell office:value-type="float" office:value="1.790027649663" calcext:value-type="float">
            <text:p>1.79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.258876695044" calcext:value-type="float">
            <text:p>-1.258876695044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261529490448" calcext:value-type="float">
            <text:p>-8.2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1.246841621121" calcext:value-type="float">
            <text:p>1.25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7860563337969" calcext:value-type="float">
            <text:p>-7.8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7658646660425" calcext:value-type="float">
            <text:p>7.66E-01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-0.197" calcext:value-type="float">
            <text:p>-0.197</text:p>
          </table:table-cell>
          <table:table-cell office:value-type="float" office:value="1.127" calcext:value-type="float">
            <text:p>1.127</text:p>
          </table:table-cell>
          <table:table-cell office:value-type="float" office:value="1.71644609382" calcext:value-type="float">
            <text:p>1.7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.473346112413" calcext:value-type="float">
            <text:p>-1.473346112413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394027534686" calcext:value-type="float">
            <text:p>-4.39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1.092123902149" calcext:value-type="float">
            <text:p>1.09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7451209624875" calcext:value-type="float">
            <text:p>-7.45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7868152153199" calcext:value-type="float">
            <text:p>7.87E-01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-0.125" calcext:value-type="float">
            <text:p>-0.125</text:p>
          </table:table-cell>
          <table:table-cell office:value-type="float" office:value="1.128" calcext:value-type="float">
            <text:p>1.128</text:p>
          </table:table-cell>
          <table:table-cell office:value-type="float" office:value="1.620859964935" calcext:value-type="float">
            <text:p>1.62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.662911395198" calcext:value-type="float">
            <text:p>-1.662911395198</text:p>
          </table:table-cell>
          <table:table-cell office:value-type="float" office:value="1.128" calcext:value-type="float">
            <text:p>1.128</text:p>
          </table:table-cell>
          <table:table-cell office:value-type="float" office:value="-0.08867744555084" calcext:value-type="float">
            <text:p>-8.87E-02</text:p>
          </table:table-cell>
          <table:table-cell office:value-type="float" office:value="1.128" calcext:value-type="float">
            <text:p>1.128</text:p>
          </table:table-cell>
          <table:table-cell office:value-type="float" office:value="0.8526573253257" calcext:value-type="float">
            <text:p>8.53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6681221726815" calcext:value-type="float">
            <text:p>-6.68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7392738877917" calcext:value-type="float">
            <text:p>7.39E-01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1.129" calcext:value-type="float">
            <text:p>1.129</text:p>
          </table:table-cell>
          <table:table-cell office:value-type="float" office:value="1.521533565637" calcext:value-type="float">
            <text:p>1.52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.83684200017" calcext:value-type="float">
            <text:p>-1.836842000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07874570894" calcext:value-type="float">
            <text:p>2.21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5497475291912" calcext:value-type="float">
            <text:p>5.50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553146470155" calcext:value-type="float">
            <text:p>-5.53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6292218038371" calcext:value-type="float">
            <text:p>6.29E-01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.13" calcext:value-type="float">
            <text:p>1.13</text:p>
          </table:table-cell>
          <table:table-cell office:value-type="float" office:value="1.39874840038" calcext:value-type="float">
            <text:p>1.40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.95791830701" calcext:value-type="float">
            <text:p>-1.957918307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6150371495" calcext:value-type="float">
            <text:p>4.76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2100266182194" calcext:value-type="float">
            <text:p>2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4125824555698" calcext:value-type="float">
            <text:p>-4.13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08475743211" calcext:value-type="float">
            <text:p>4.71E-01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0.0999" calcext:value-type="float">
            <text:p>0.0999</text:p>
          </table:table-cell>
          <table:table-cell office:value-type="float" office:value="1.131" calcext:value-type="float">
            <text:p>1.131</text:p>
          </table:table-cell>
          <table:table-cell office:value-type="float" office:value="1.275249348606" calcext:value-type="float">
            <text:p>1.28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.099525489992" calcext:value-type="float">
            <text:p>-2.099525489992</text:p>
          </table:table-cell>
          <table:table-cell office:value-type="float" office:value="1.131" calcext:value-type="float">
            <text:p>1.131</text:p>
          </table:table-cell>
          <table:table-cell office:value-type="float" office:value="0.7014372292841" calcext:value-type="float">
            <text:p>7.01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1304945142287" calcext:value-type="float">
            <text:p>-1.30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519196982214" calcext:value-type="float">
            <text:p>-2.52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0.2852936728202" calcext:value-type="float">
            <text:p>2.85E-01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0.183" calcext:value-type="float">
            <text:p>0.18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45940535931" calcext:value-type="float">
            <text:p>1.1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.165343820958" calcext:value-type="float">
            <text:p>-2.165343820958</text:p>
          </table:table-cell>
          <table:table-cell office:value-type="float" office:value="1.132" calcext:value-type="float">
            <text:p>1.132</text:p>
          </table:table-cell>
          <table:table-cell office:value-type="float" office:value="0.9099951923398" calcext:value-type="float">
            <text:p>9.10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442030136637" calcext:value-type="float">
            <text:p>-4.42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08605038434812" calcext:value-type="float">
            <text:p>-8.61E-02</text:p>
          </table:table-cell>
          <table:table-cell office:value-type="float" office:value="1.132" calcext:value-type="float">
            <text:p>1.132</text:p>
          </table:table-cell>
          <table:table-cell office:value-type="float" office:value="0.09316672747844" calcext:value-type="float">
            <text:p>9.32E-02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269" calcext:value-type="float">
            <text:p>0.269</text:p>
          </table:table-cell>
          <table:table-cell office:value-type="float" office:value="1.133" calcext:value-type="float">
            <text:p>1.133</text:p>
          </table:table-cell>
          <table:table-cell office:value-type="float" office:value="1.003665859245" calcext:value-type="float">
            <text:p>1.00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2.228626642777" calcext:value-type="float">
            <text:p>-2.228626642777</text:p>
          </table:table-cell>
          <table:table-cell office:value-type="float" office:value="1.133" calcext:value-type="float">
            <text:p>1.133</text:p>
          </table:table-cell>
          <table:table-cell office:value-type="float" office:value="1.128488494065" calcext:value-type="float">
            <text:p>1.13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0.7081393174367" calcext:value-type="float">
            <text:p>-7.08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0805030039132" calcext:value-type="float">
            <text:p>8.05E-02</text:p>
          </table:table-cell>
          <table:table-cell table:style-name="ce105" office:value-type="float" office:value="1.133" calcext:value-type="float">
            <text:p>1.133</text:p>
          </table:table-cell>
          <table:table-cell office:value-type="float" office:value="-0.08248514378752" calcext:value-type="float">
            <text:p>-8.25E-02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0.357" calcext:value-type="float">
            <text:p>0.357</text:p>
          </table:table-cell>
          <table:table-cell office:value-type="float" office:value="1.134" calcext:value-type="float">
            <text:p>1.134</text:p>
          </table:table-cell>
          <table:table-cell office:value-type="float" office:value="0.8587597043624" calcext:value-type="float">
            <text:p>8.59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.24747207857" calcext:value-type="float">
            <text:p>-2.24747207857</text:p>
          </table:table-cell>
          <table:table-cell office:value-type="float" office:value="1.134" calcext:value-type="float">
            <text:p>1.134</text:p>
          </table:table-cell>
          <table:table-cell office:value-type="float" office:value="1.374908655947" calcext:value-type="float">
            <text:p>1.37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-0.9056315743455" calcext:value-type="float">
            <text:p>-9.0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0.2456157967638" calcext:value-type="float">
            <text:p>2.4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2261051192578" calcext:value-type="float">
            <text:p>-2.26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0.446" calcext:value-type="float">
            <text:p>0.446</text:p>
          </table:table-cell>
          <table:table-cell office:value-type="float" office:value="1.135" calcext:value-type="float">
            <text:p>1.135</text:p>
          </table:table-cell>
          <table:table-cell office:value-type="float" office:value="0.6918563444994" calcext:value-type="float">
            <text:p>6.92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2.196712316649" calcext:value-type="float">
            <text:p>-2.196712316649</text:p>
          </table:table-cell>
          <table:table-cell office:value-type="float" office:value="1.135" calcext:value-type="float">
            <text:p>1.135</text:p>
          </table:table-cell>
          <table:table-cell office:value-type="float" office:value="1.635502645687" calcext:value-type="float">
            <text:p>1.6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1.044476449921" calcext:value-type="float">
            <text:p>-1.0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0.4093198710677" calcext:value-type="float">
            <text:p>4.09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347899402837" calcext:value-type="float">
            <text:p>-3.35E-01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0.529" calcext:value-type="float">
            <text:p>0.529</text:p>
          </table:table-cell>
          <table:table-cell office:value-type="float" office:value="1.136" calcext:value-type="float">
            <text:p>1.136</text:p>
          </table:table-cell>
          <table:table-cell office:value-type="float" office:value="0.5137584122777" calcext:value-type="float">
            <text:p>5.14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2.117799593789" calcext:value-type="float">
            <text:p>-2.117799593789</text:p>
          </table:table-cell>
          <table:table-cell office:value-type="float" office:value="1.136" calcext:value-type="float">
            <text:p>1.136</text:p>
          </table:table-cell>
          <table:table-cell office:value-type="float" office:value="1.884936101185" calcext:value-type="float">
            <text:p>1.88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1.114653311304" calcext:value-type="float">
            <text:p>-1.11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5691858263589" calcext:value-type="float">
            <text:p>5.69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410716150334" calcext:value-type="float">
            <text:p>-4.11E-01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0.608" calcext:value-type="float">
            <text:p>0.608</text:p>
          </table:table-cell>
          <table:table-cell office:value-type="float" office:value="1.137" calcext:value-type="float">
            <text:p>1.137</text:p>
          </table:table-cell>
          <table:table-cell office:value-type="float" office:value="0.3223274160052" calcext:value-type="float">
            <text:p>3.22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1.945901140226" calcext:value-type="float">
            <text:p>-1.945901140226</text:p>
          </table:table-cell>
          <table:table-cell office:value-type="float" office:value="1.137" calcext:value-type="float">
            <text:p>1.137</text:p>
          </table:table-cell>
          <table:table-cell office:value-type="float" office:value="2.063265293775" calcext:value-type="float">
            <text:p>2.0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1.145882548926" calcext:value-type="float">
            <text:p>-1.15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7170682471094" calcext:value-type="float">
            <text:p>7.17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456873679231" calcext:value-type="float">
            <text:p>-4.57E-01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0.687" calcext:value-type="float">
            <text:p>0.687</text:p>
          </table:table-cell>
          <table:table-cell office:value-type="float" office:value="1.138" calcext:value-type="float">
            <text:p>1.138</text:p>
          </table:table-cell>
          <table:table-cell office:value-type="float" office:value="0.1177035925358" calcext:value-type="float">
            <text:p>1.18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1.739473888719" calcext:value-type="float">
            <text:p>-1.739473888719</text:p>
          </table:table-cell>
          <table:table-cell office:value-type="float" office:value="1.138" calcext:value-type="float">
            <text:p>1.138</text:p>
          </table:table-cell>
          <table:table-cell office:value-type="float" office:value="2.128420784977" calcext:value-type="float">
            <text:p>2.13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1.153612123702" calcext:value-type="float">
            <text:p>-1.15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0.8392752168066" calcext:value-type="float">
            <text:p>8.39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4833243688312" calcext:value-type="float">
            <text:p>-4.83E-01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0.755" calcext:value-type="float">
            <text:p>0.755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9547819996814" calcext:value-type="float">
            <text:p>-9.55E-02</text:p>
          </table:table-cell>
          <table:table-cell office:value-type="float" office:value="1.139" calcext:value-type="float">
            <text:p>1.139</text:p>
          </table:table-cell>
          <table:table-cell office:value-type="float" office:value="-1.462765551057" calcext:value-type="float">
            <text:p>-1.462765551057</text:p>
          </table:table-cell>
          <table:table-cell office:value-type="float" office:value="1.139" calcext:value-type="float">
            <text:p>1.139</text:p>
          </table:table-cell>
          <table:table-cell office:value-type="float" office:value="2.046976432544" calcext:value-type="float">
            <text:p>2.0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1.149125761622" calcext:value-type="float">
            <text:p>-1.1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0.9202484655205" calcext:value-type="float">
            <text:p>9.20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4818078449461" calcext:value-type="float">
            <text:p>-4.82E-01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0.819" calcext:value-type="float">
            <text:p>0.819</text:p>
          </table:table-cell>
          <table:table-cell office:value-type="float" office:value="1.14" calcext:value-type="float">
            <text:p>1.14</text:p>
          </table:table-cell>
          <table:table-cell office:value-type="float" office:value="-0.3100611338084" calcext:value-type="float">
            <text:p>-3.10E-01</text:p>
          </table:table-cell>
          <table:table-cell office:value-type="float" office:value="1.14" calcext:value-type="float">
            <text:p>1.14</text:p>
          </table:table-cell>
          <table:table-cell office:value-type="float" office:value="-1.139161017627" calcext:value-type="float">
            <text:p>-1.139161017627</text:p>
          </table:table-cell>
          <table:table-cell office:value-type="float" office:value="1.14" calcext:value-type="float">
            <text:p>1.14</text:p>
          </table:table-cell>
          <table:table-cell office:value-type="float" office:value="1.821322986643" calcext:value-type="float">
            <text:p>1.82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.142921551234" calcext:value-type="float">
            <text:p>-1.14E+00</text:p>
          </table:table-cell>
          <table:table-cell office:value-type="float" office:value="1.14" calcext:value-type="float">
            <text:p>1.14</text:p>
          </table:table-cell>
          <table:table-cell office:value-type="float" office:value="0.9418892470029" calcext:value-type="float">
            <text:p>9.42E-01</text:p>
          </table:table-cell>
          <table:table-cell office:value-type="float" office:value="1.14" calcext:value-type="float">
            <text:p>1.14</text:p>
          </table:table-cell>
          <table:table-cell office:value-type="float" office:value="-0.4573856104482" calcext:value-type="float">
            <text:p>-4.57E-01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0.869" calcext:value-type="float">
            <text:p>0.869</text:p>
          </table:table-cell>
          <table:table-cell office:value-type="float" office:value="1.141" calcext:value-type="float">
            <text:p>1.141</text:p>
          </table:table-cell>
          <table:table-cell office:value-type="float" office:value="-0.5123287123317" calcext:value-type="float">
            <text:p>-5.12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7834653732382" calcext:value-type="float">
            <text:p>-0.7834653732382</text:p>
          </table:table-cell>
          <table:table-cell office:value-type="float" office:value="1.141" calcext:value-type="float">
            <text:p>1.141</text:p>
          </table:table-cell>
          <table:table-cell office:value-type="float" office:value="1.470637836079" calcext:value-type="float">
            <text:p>1.47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-1.114525596997" calcext:value-type="float">
            <text:p>-1.11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0.8951743423393" calcext:value-type="float">
            <text:p>8.95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4056633403934" calcext:value-type="float">
            <text:p>-4.06E-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0.918" calcext:value-type="float">
            <text:p>0.918</text:p>
          </table:table-cell>
          <table:table-cell office:value-type="float" office:value="1.142" calcext:value-type="float">
            <text:p>1.142</text:p>
          </table:table-cell>
          <table:table-cell office:value-type="float" office:value="-0.7046598834805" calcext:value-type="float">
            <text:p>-7.05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4208951002916" calcext:value-type="float">
            <text:p>-0.4208951002916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0415068158" calcext:value-type="float">
            <text:p>1.03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-1.061227571961" calcext:value-type="float">
            <text:p>-1.06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0.7805018946704" calcext:value-type="float">
            <text:p>7.8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3268836928358" calcext:value-type="float">
            <text:p>-3.27E-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0.955" calcext:value-type="float">
            <text:p>0.955</text:p>
          </table:table-cell>
          <table:table-cell office:value-type="float" office:value="1.143" calcext:value-type="float">
            <text:p>1.143</text:p>
          </table:table-cell>
          <table:table-cell office:value-type="float" office:value="-0.8747569702663" calcext:value-type="float">
            <text:p>-8.75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04442990421379" calcext:value-type="float">
            <text:p>-0.04442990421379</text:p>
          </table:table-cell>
          <table:table-cell office:value-type="float" office:value="1.143" calcext:value-type="float">
            <text:p>1.143</text:p>
          </table:table-cell>
          <table:table-cell office:value-type="float" office:value="0.5563427291833" calcext:value-type="float">
            <text:p>5.56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9705750562454" calcext:value-type="float">
            <text:p>-9.71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6090991992064" calcext:value-type="float">
            <text:p>6.0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2242484211503" calcext:value-type="float">
            <text:p>-2.24E-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0.987" calcext:value-type="float">
            <text:p>0.987</text:p>
          </table:table-cell>
          <table:table-cell office:value-type="float" office:value="1.144" calcext:value-type="float">
            <text:p>1.144</text:p>
          </table:table-cell>
          <table:table-cell office:value-type="float" office:value="-1.019084012421" calcext:value-type="float">
            <text:p>-1.02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0.3244137889697" calcext:value-type="float">
            <text:p>0.3244137889697</text:p>
          </table:table-cell>
          <table:table-cell office:value-type="float" office:value="1.144" calcext:value-type="float">
            <text:p>1.144</text:p>
          </table:table-cell>
          <table:table-cell office:value-type="float" office:value="0.08808576002084" calcext:value-type="float">
            <text:p>8.81E-02</text:p>
          </table:table-cell>
          <table:table-cell office:value-type="float" office:value="1.144" calcext:value-type="float">
            <text:p>1.144</text:p>
          </table:table-cell>
          <table:table-cell office:value-type="float" office:value="-0.791789707988" calcext:value-type="float">
            <text:p>-7.9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020478532567" calcext:value-type="float">
            <text:p>4.0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-0.1081313076434" calcext:value-type="float">
            <text:p>-1.08E-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1.01" calcext:value-type="float">
            <text:p>1.01</text:p>
          </table:table-cell>
          <table:table-cell office:value-type="float" office:value="1.145" calcext:value-type="float">
            <text:p>1.145</text:p>
          </table:table-cell>
          <table:table-cell office:value-type="float" office:value="-1.141110929409" calcext:value-type="float">
            <text:p>-1.1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0.6716520435993" calcext:value-type="float">
            <text:p>0.6716520435993</text:p>
          </table:table-cell>
          <table:table-cell office:value-type="float" office:value="1.145" calcext:value-type="float">
            <text:p>1.145</text:p>
          </table:table-cell>
          <table:table-cell office:value-type="float" office:value="-0.3182536995464" calcext:value-type="float">
            <text:p>-3.1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5668228879348" calcext:value-type="float">
            <text:p>-5.67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1785114192233" calcext:value-type="float">
            <text:p>1.79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01582207949468" calcext:value-type="float">
            <text:p>1.58E-02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1.03" calcext:value-type="float">
            <text:p>1.03</text:p>
          </table:table-cell>
          <table:table-cell office:value-type="float" office:value="1.146" calcext:value-type="float">
            <text:p>1.146</text:p>
          </table:table-cell>
          <table:table-cell office:value-type="float" office:value="-1.236066704597" calcext:value-type="float">
            <text:p>-1.24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1.000106561847" calcext:value-type="float">
            <text:p>1.000106561847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406429018001" calcext:value-type="float">
            <text:p>-6.41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303378568733" calcext:value-type="float">
            <text:p>-3.03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03906980450625" calcext:value-type="float">
            <text:p>-3.9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1466979272738" calcext:value-type="float">
            <text:p>1.47E-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1.05" calcext:value-type="float">
            <text:p>1.05</text:p>
          </table:table-cell>
          <table:table-cell office:value-type="float" office:value="1.147" calcext:value-type="float">
            <text:p>1.147</text:p>
          </table:table-cell>
          <table:table-cell office:value-type="float" office:value="-1.317630674626" calcext:value-type="float">
            <text:p>-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1.293171664192" calcext:value-type="float">
            <text:p>1.29317166419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721655991922" calcext:value-type="float">
            <text:p>-8.72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02666650559667" calcext:value-type="float">
            <text:p>-2.67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236730111223" calcext:value-type="float">
            <text:p>-2.3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0.2846820382965" calcext:value-type="float">
            <text:p>2.85E-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1.05" calcext:value-type="float">
            <text:p>1.05</text:p>
          </table:table-cell>
          <table:table-cell office:value-type="float" office:value="1.148" calcext:value-type="float">
            <text:p>1.148</text:p>
          </table:table-cell>
          <table:table-cell office:value-type="float" office:value="-1.380990186607" calcext:value-type="float">
            <text:p>-1.3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1.54844300692" calcext:value-type="float">
            <text:p>1.54844300692</text:p>
          </table:table-cell>
          <table:table-cell office:value-type="float" office:value="1.148" calcext:value-type="float">
            <text:p>1.148</text:p>
          </table:table-cell>
          <table:table-cell office:value-type="float" office:value="-1.007256700101" calcext:value-type="float">
            <text:p>-1.01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0.2380491126914" calcext:value-type="float">
            <text:p>2.38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-0.3962373648371" calcext:value-type="float">
            <text:p>-3.96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4251118832902" calcext:value-type="float">
            <text:p>4.25E-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1.04" calcext:value-type="float">
            <text:p>1.04</text:p>
          </table:table-cell>
          <table:table-cell office:value-type="float" office:value="1.149" calcext:value-type="float">
            <text:p>1.149</text:p>
          </table:table-cell>
          <table:table-cell office:value-type="float" office:value="-1.434783557436" calcext:value-type="float">
            <text:p>-1.43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1.751660917346" calcext:value-type="float">
            <text:p>1.751660917346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82075168427" calcext:value-type="float">
            <text:p>-1.08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0.4773915536475" calcext:value-type="float">
            <text:p>4.77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-0.5218364582092" calcext:value-type="float">
            <text:p>-5.22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5581801216289" calcext:value-type="float">
            <text:p>5.58E-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1.03" calcext:value-type="float">
            <text:p>1.03</text:p>
          </table:table-cell>
          <table:table-cell office:value-type="float" office:value="1.15" calcext:value-type="float">
            <text:p>1.15</text:p>
          </table:table-cell>
          <table:table-cell office:value-type="float" office:value="-1.484836631888" calcext:value-type="float">
            <text:p>-1.48E+00</text:p>
          </table:table-cell>
          <table:table-cell office:value-type="float" office:value="1.15" calcext:value-type="float">
            <text:p>1.15</text:p>
          </table:table-cell>
          <table:table-cell office:value-type="float" office:value="1.920228588921" calcext:value-type="float">
            <text:p>1.920228588921</text:p>
          </table:table-cell>
          <table:table-cell office:value-type="float" office:value="1.15" calcext:value-type="float">
            <text:p>1.15</text:p>
          </table:table-cell>
          <table:table-cell office:value-type="float" office:value="-1.13226286351" calcext:value-type="float">
            <text:p>-1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0.6782818784851" calcext:value-type="float">
            <text:p>6.78E-01</text:p>
          </table:table-cell>
          <table:table-cell office:value-type="float" office:value="1.15" calcext:value-type="float">
            <text:p>1.15</text:p>
          </table:table-cell>
          <table:table-cell office:value-type="float" office:value="-0.6128874084999" calcext:value-type="float">
            <text:p>-6.13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668722420111" calcext:value-type="float">
            <text:p>6.69E-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1.01" calcext:value-type="float">
            <text:p>1.01</text:p>
          </table:table-cell>
          <table:table-cell office:value-type="float" office:value="1.151" calcext:value-type="float">
            <text:p>1.151</text:p>
          </table:table-cell>
          <table:table-cell office:value-type="float" office:value="-1.491383350962" calcext:value-type="float">
            <text:p>-1.49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2.023911077513" calcext:value-type="float">
            <text:p>2.023911077513</text:p>
          </table:table-cell>
          <table:table-cell office:value-type="float" office:value="1.151" calcext:value-type="float">
            <text:p>1.151</text:p>
          </table:table-cell>
          <table:table-cell office:value-type="float" office:value="-1.201672464622" calcext:value-type="float">
            <text:p>-1.20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0.8375171579121" calcext:value-type="float">
            <text:p>8.38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-0.6755344979377" calcext:value-type="float">
            <text:p>-6.76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7398263414831" calcext:value-type="float">
            <text:p>7.40E-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.978" calcext:value-type="float">
            <text:p>0.97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20336948827" calcext:value-type="float">
            <text:p>-1.52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2.086800716808" calcext:value-type="float">
            <text:p>2.08680071680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99304438222" calcext:value-type="float">
            <text:p>-1.3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9619414766082" calcext:value-type="float">
            <text:p>9.6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-0.72230684354" calcext:value-type="float">
            <text:p>-7.2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0.758552729269" calcext:value-type="float">
            <text:p>7.59E-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0.946" calcext:value-type="float">
            <text:p>0.946</text:p>
          </table:table-cell>
          <table:table-cell office:value-type="float" office:value="1.153" calcext:value-type="float">
            <text:p>1.153</text:p>
          </table:table-cell>
          <table:table-cell office:value-type="float" office:value="-1.522198069932" calcext:value-type="float">
            <text:p>-1.5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2.098793256979" calcext:value-type="float">
            <text:p>2.098793256979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5356390242" calcext:value-type="float">
            <text:p>-1.45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1.058225545783" calcext:value-type="float">
            <text:p>1.06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0.7454304458752" calcext:value-type="float">
            <text:p>-7.45E-01</text:p>
          </table:table-cell>
          <table:table-cell office:value-type="float" office:value="1.153" calcext:value-type="float">
            <text:p>1.153</text:p>
          </table:table-cell>
          <table:table-cell office:value-type="float" office:value="0.7157628847118" calcext:value-type="float">
            <text:p>7.16E-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0.895" calcext:value-type="float">
            <text:p>0.895</text:p>
          </table:table-cell>
          <table:table-cell office:value-type="float" office:value="1.154" calcext:value-type="float">
            <text:p>1.154</text:p>
          </table:table-cell>
          <table:table-cell office:value-type="float" office:value="-1.468779107208" calcext:value-type="float">
            <text:p>-1.4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2.063549069442" calcext:value-type="float">
            <text:p>2.063549069442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33643426405" calcext:value-type="float">
            <text:p>-1.6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1.133653663681" calcext:value-type="float">
            <text:p>1.1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0.7502206850291" calcext:value-type="float">
            <text:p>-7.50E-01</text:p>
          </table:table-cell>
          <table:table-cell office:value-type="float" office:value="1.154" calcext:value-type="float">
            <text:p>1.154</text:p>
          </table:table-cell>
          <table:table-cell office:value-type="float" office:value="0.6162797046733" calcext:value-type="float">
            <text:p>6.16E-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0.84" calcext:value-type="float">
            <text:p>0.84</text:p>
          </table:table-cell>
          <table:table-cell office:value-type="float" office:value="1.155" calcext:value-type="float">
            <text:p>1.155</text:p>
          </table:table-cell>
          <table:table-cell office:value-type="float" office:value="-1.401990475232" calcext:value-type="float">
            <text:p>-1.4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984482956128" calcext:value-type="float">
            <text:p>1.984482956128</text:p>
          </table:table-cell>
          <table:table-cell office:value-type="float" office:value="1.155" calcext:value-type="float">
            <text:p>1.155</text:p>
          </table:table-cell>
          <table:table-cell office:value-type="float" office:value="-1.803870451192" calcext:value-type="float">
            <text:p>-1.8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183129766542" calcext:value-type="float">
            <text:p>1.18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0.7255931151404" calcext:value-type="float">
            <text:p>-7.26E-01</text:p>
          </table:table-cell>
          <table:table-cell office:value-type="float" office:value="1.155" calcext:value-type="float">
            <text:p>1.155</text:p>
          </table:table-cell>
          <table:table-cell office:value-type="float" office:value="0.4714861892685" calcext:value-type="float">
            <text:p>4.71E-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0.781" calcext:value-type="float">
            <text:p>0.781</text:p>
          </table:table-cell>
          <table:table-cell office:value-type="float" office:value="1.156" calcext:value-type="float">
            <text:p>1.156</text:p>
          </table:table-cell>
          <table:table-cell office:value-type="float" office:value="-1.292687779548" calcext:value-type="float">
            <text:p>-1.2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866420778962" calcext:value-type="float">
            <text:p>1.866420778962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4611887481" calcext:value-type="float">
            <text:p>-1.95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19444024043" calcext:value-type="float">
            <text:p>1.1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0.6550039338738" calcext:value-type="float">
            <text:p>-6.55E-01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9114750435" calcext:value-type="float">
            <text:p>2.99E-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0.717" calcext:value-type="float">
            <text:p>0.717</text:p>
          </table:table-cell>
          <table:table-cell office:value-type="float" office:value="1.157" calcext:value-type="float">
            <text:p>1.157</text:p>
          </table:table-cell>
          <table:table-cell office:value-type="float" office:value="-1.150004101889" calcext:value-type="float">
            <text:p>-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710962167807" calcext:value-type="float">
            <text:p>1.710962167807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599010741" calcext:value-type="float">
            <text:p>-2.02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152552334525" calcext:value-type="float">
            <text:p>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0.5463144123039" calcext:value-type="float">
            <text:p>-5.46E-01</text:p>
          </table:table-cell>
          <table:table-cell office:value-type="float" office:value="1.157" calcext:value-type="float">
            <text:p>1.157</text:p>
          </table:table-cell>
          <table:table-cell office:value-type="float" office:value="0.1180561504824" calcext:value-type="float">
            <text:p>1.18E-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9756629917936" calcext:value-type="float">
            <text:p>-9.76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1.516094620835" calcext:value-type="float">
            <text:p>1.516094620835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44367328736" calcext:value-type="float">
            <text:p>-1.9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1.052264860129" calcext:value-type="float">
            <text:p>1.05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0.3970576217409" calcext:value-type="float">
            <text:p>-3.97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357159221611" calcext:value-type="float">
            <text:p>-5.36E-02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0.587" calcext:value-type="float">
            <text:p>0.587</text:p>
          </table:table-cell>
          <table:table-cell office:value-type="float" office:value="1.159" calcext:value-type="float">
            <text:p>1.159</text:p>
          </table:table-cell>
          <table:table-cell office:value-type="float" office:value="-0.7853141503259" calcext:value-type="float">
            <text:p>-7.85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1.288365032028" calcext:value-type="float">
            <text:p>1.288365032028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42097538492" calcext:value-type="float">
            <text:p>-1.7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80316301722" calcext:value-type="float">
            <text:p>8.78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2314464885566" calcext:value-type="float">
            <text:p>-2.31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1998455058051" calcext:value-type="float">
            <text:p>-2.00E-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0.521" calcext:value-type="float">
            <text:p>0.521</text:p>
          </table:table-cell>
          <table:table-cell office:value-type="float" office:value="1.16" calcext:value-type="float">
            <text:p>1.16</text:p>
          </table:table-cell>
          <table:table-cell office:value-type="float" office:value="-0.5666816490685" calcext:value-type="float">
            <text:p>-5.67E-01</text:p>
          </table:table-cell>
          <table:table-cell office:value-type="float" office:value="1.16" calcext:value-type="float">
            <text:p>1.16</text:p>
          </table:table-cell>
          <table:table-cell office:value-type="float" office:value="1.024253333202" calcext:value-type="float">
            <text:p>1.024253333202</text:p>
          </table:table-cell>
          <table:table-cell office:value-type="float" office:value="1.16" calcext:value-type="float">
            <text:p>1.16</text:p>
          </table:table-cell>
          <table:table-cell office:value-type="float" office:value="-1.44330012308" calcext:value-type="float">
            <text:p>-1.44E+00</text:p>
          </table:table-cell>
          <table:table-cell office:value-type="float" office:value="1.16" calcext:value-type="float">
            <text:p>1.16</text:p>
          </table:table-cell>
          <table:table-cell office:value-type="float" office:value="0.6441381359738" calcext:value-type="float">
            <text:p>6.44E-01</text:p>
          </table:table-cell>
          <table:table-cell office:value-type="float" office:value="1.16" calcext:value-type="float">
            <text:p>1.16</text:p>
          </table:table-cell>
          <table:table-cell office:value-type="float" office:value="-0.05407323036012" calcext:value-type="float">
            <text:p>-5.41E-02</text:p>
          </table:table-cell>
          <table:table-cell office:value-type="float" office:value="1.16" calcext:value-type="float">
            <text:p>1.16</text:p>
          </table:table-cell>
          <table:table-cell office:value-type="float" office:value="-0.3153586674964" calcext:value-type="float">
            <text:p>-3.15E-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0.456" calcext:value-type="float">
            <text:p>0.456</text:p>
          </table:table-cell>
          <table:table-cell office:value-type="float" office:value="1.161" calcext:value-type="float">
            <text:p>1.161</text:p>
          </table:table-cell>
          <table:table-cell office:value-type="float" office:value="-0.333208837864" calcext:value-type="float">
            <text:p>-3.3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80701886015" calcext:value-type="float">
            <text:p>0.7380701886015</text:p>
          </table:table-cell>
          <table:table-cell office:value-type="float" office:value="1.161" calcext:value-type="float">
            <text:p>1.161</text:p>
          </table:table-cell>
          <table:table-cell office:value-type="float" office:value="-1.082795222189" calcext:value-type="float">
            <text:p>-1.08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0.3607002605061" calcext:value-type="float">
            <text:p>3.61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1227304874403" calcext:value-type="float">
            <text:p>1.2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0.4009565380994" calcext:value-type="float">
            <text:p>-4.01E-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0.391" calcext:value-type="float">
            <text:p>0.39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1052152247518" calcext:value-type="float">
            <text:p>-1.0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330548483204" calcext:value-type="float">
            <text:p>0.4330548483204</text:p>
          </table:table-cell>
          <table:table-cell office:value-type="float" office:value="1.162" calcext:value-type="float">
            <text:p>1.162</text:p>
          </table:table-cell>
          <table:table-cell office:value-type="float" office:value="-0.6959465529405" calcext:value-type="float">
            <text:p>-6.96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05161896105623" calcext:value-type="float">
            <text:p>5.16E-02</text:p>
          </table:table-cell>
          <table:table-cell office:value-type="float" office:value="1.162" calcext:value-type="float">
            <text:p>1.162</text:p>
          </table:table-cell>
          <table:table-cell office:value-type="float" office:value="0.2939008490348" calcext:value-type="float">
            <text:p>2.94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582831822785" calcext:value-type="float">
            <text:p>-4.58E-01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0.325" calcext:value-type="float">
            <text:p>0.325</text:p>
          </table:table-cell>
          <table:table-cell office:value-type="float" office:value="1.163" calcext:value-type="float">
            <text:p>1.163</text:p>
          </table:table-cell>
          <table:table-cell office:value-type="float" office:value="0.1307318862275" calcext:value-type="float">
            <text:p>1.31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1123139398931" calcext:value-type="float">
            <text:p>0.112313939893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242796037199" calcext:value-type="float">
            <text:p>-3.24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25857976182" calcext:value-type="float">
            <text:p>-2.59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30874673669" calcext:value-type="float">
            <text:p>4.53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49536373325" calcext:value-type="float">
            <text:p>-4.95E-01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4" calcext:value-type="float">
            <text:p>1.164</text:p>
          </table:table-cell>
          <table:table-cell office:value-type="float" office:value="0.3611230849838" calcext:value-type="float">
            <text:p>3.6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2044261124369" calcext:value-type="float">
            <text:p>-0.2044261124369</text:p>
          </table:table-cell>
          <table:table-cell table:style-name="ce111" office:value-type="float" office:value="1.164" calcext:value-type="float">
            <text:p>1.164</text:p>
          </table:table-cell>
          <table:table-cell office:value-type="float" office:value="0.01043680502096" calcext:value-type="float">
            <text:p>1.04E-02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436511616766" calcext:value-type="float">
            <text:p>-5.44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5976230776809" calcext:value-type="float">
            <text:p>5.98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015156436444" calcext:value-type="float">
            <text:p>-5.02E-01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0.188" calcext:value-type="float">
            <text:p>0.188</text:p>
          </table:table-cell>
          <table:table-cell office:value-type="float" office:value="1.165" calcext:value-type="float">
            <text:p>1.165</text:p>
          </table:table-cell>
          <table:table-cell office:value-type="float" office:value="0.5919091143301" calcext:value-type="float">
            <text:p>5.9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517267583468" calcext:value-type="float">
            <text:p>-0.517267583468</text:p>
          </table:table-cell>
          <table:table-cell office:value-type="float" office:value="1.165" calcext:value-type="float">
            <text:p>1.165</text:p>
          </table:table-cell>
          <table:table-cell office:value-type="float" office:value="0.2907859092213" calcext:value-type="float">
            <text:p>2.91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7925737880706" calcext:value-type="float">
            <text:p>-7.93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7222770673146" calcext:value-type="float">
            <text:p>7.2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4764380051035" calcext:value-type="float">
            <text:p>-4.76E-01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166" calcext:value-type="float">
            <text:p>1.166</text:p>
          </table:table-cell>
          <table:table-cell office:value-type="float" office:value="0.8120765432168" calcext:value-type="float">
            <text:p>8.1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8065362499688" calcext:value-type="float">
            <text:p>-0.8065362499688</text:p>
          </table:table-cell>
          <table:table-cell office:value-type="float" office:value="1.166" calcext:value-type="float">
            <text:p>1.166</text:p>
          </table:table-cell>
          <table:table-cell office:value-type="float" office:value="0.5292491224806" calcext:value-type="float">
            <text:p>5.29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9815474356056" calcext:value-type="float">
            <text:p>-9.8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822466331518" calcext:value-type="float">
            <text:p>8.2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4184197456686" calcext:value-type="float">
            <text:p>-4.18E-01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167" calcext:value-type="float">
            <text:p>1.167</text:p>
          </table:table-cell>
          <table:table-cell office:value-type="float" office:value="1.025526175837" calcext:value-type="float">
            <text:p>1.03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.073399587529" calcext:value-type="float">
            <text:p>-1.073399587529</text:p>
          </table:table-cell>
          <table:table-cell office:value-type="float" office:value="1.167" calcext:value-type="float">
            <text:p>1.167</text:p>
          </table:table-cell>
          <table:table-cell office:value-type="float" office:value="0.7415526352261" calcext:value-type="float">
            <text:p>7.42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1.119680918697" calcext:value-type="float">
            <text:p>-1.12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8837418337738" calcext:value-type="float">
            <text:p>8.84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0.3318947499532" calcext:value-type="float">
            <text:p>-3.32E-01</text:p>
          </table:table-cell>
        </table:table-row>
        <table:table-row table:style-name="ro2">
          <table:table-cell table:style-name="ce93" office:value-type="float" office:value="1.168" calcext:value-type="float">
            <text:p>1.168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1.168" calcext:value-type="float">
            <text:p>1.168</text:p>
          </table:table-cell>
          <table:table-cell office:value-type="float" office:value="1.222829824041" calcext:value-type="float">
            <text:p>1.22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.31505350406" calcext:value-type="float">
            <text:p>-1.31505350406</text:p>
          </table:table-cell>
          <table:table-cell office:value-type="float" office:value="1.168" calcext:value-type="float">
            <text:p>1.168</text:p>
          </table:table-cell>
          <table:table-cell office:value-type="float" office:value="0.9569234023691" calcext:value-type="float">
            <text:p>9.5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1.20026506078" calcext:value-type="float">
            <text:p>-1.20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8965402004306" calcext:value-type="float">
            <text:p>8.9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2234939894107" calcext:value-type="float">
            <text:p>-2.23E-01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-0.086" calcext:value-type="float">
            <text:p>-0.086</text:p>
          </table:table-cell>
          <table:table-cell office:value-type="float" office:value="1.169" calcext:value-type="float">
            <text:p>1.169</text:p>
          </table:table-cell>
          <table:table-cell office:value-type="float" office:value="1.399191762897" calcext:value-type="float">
            <text:p>1.4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523251001598" calcext:value-type="float">
            <text:p>-1.52325100159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98068177664" calcext:value-type="float">
            <text:p>1.2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236425947857" calcext:value-type="float">
            <text:p>-1.24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0.8525873419603" calcext:value-type="float">
            <text:p>8.5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041984693906" calcext:value-type="float">
            <text:p>-1.04E-01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-0.147" calcext:value-type="float">
            <text:p>-0.147</text:p>
          </table:table-cell>
          <table:table-cell office:value-type="float" office:value="1.17" calcext:value-type="float">
            <text:p>1.17</text:p>
          </table:table-cell>
          <table:table-cell office:value-type="float" office:value="1.560064523394" calcext:value-type="float">
            <text:p>1.56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709832757425" calcext:value-type="float">
            <text:p>-1.709832757425</text:p>
          </table:table-cell>
          <table:table-cell office:value-type="float" office:value="1.17" calcext:value-type="float">
            <text:p>1.17</text:p>
          </table:table-cell>
          <table:table-cell office:value-type="float" office:value="1.471079099709" calcext:value-type="float">
            <text:p>1.47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235589204649" calcext:value-type="float">
            <text:p>-1.24E+00</text:p>
          </table:table-cell>
          <table:table-cell office:value-type="float" office:value="1.17" calcext:value-type="float">
            <text:p>1.17</text:p>
          </table:table-cell>
          <table:table-cell office:value-type="float" office:value="0.7476031547888" calcext:value-type="float">
            <text:p>7.48E-01</text:p>
          </table:table-cell>
          <table:table-cell office:value-type="float" office:value="1.17" calcext:value-type="float">
            <text:p>1.17</text:p>
          </table:table-cell>
          <table:table-cell office:value-type="float" office:value="0.02101634714705" calcext:value-type="float">
            <text:p>2.10E-02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-0.201" calcext:value-type="float">
            <text:p>-0.201</text:p>
          </table:table-cell>
          <table:table-cell office:value-type="float" office:value="1.171" calcext:value-type="float">
            <text:p>1.171</text:p>
          </table:table-cell>
          <table:table-cell office:value-type="float" office:value="1.681301114364" calcext:value-type="float">
            <text:p>1.68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863257650979" calcext:value-type="float">
            <text:p>-1.863257650979</text:p>
          </table:table-cell>
          <table:table-cell office:value-type="float" office:value="1.171" calcext:value-type="float">
            <text:p>1.171</text:p>
          </table:table-cell>
          <table:table-cell office:value-type="float" office:value="1.749380151003" calcext:value-type="float">
            <text:p>1.7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212204050035" calcext:value-type="float">
            <text:p>-1.21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0.5940448405046" calcext:value-type="float">
            <text:p>5.94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1473891034158" calcext:value-type="float">
            <text:p>1.47E-01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172" calcext:value-type="float">
            <text:p>1.172</text:p>
          </table:table-cell>
          <table:table-cell office:value-type="float" office:value="1.775005879664" calcext:value-type="float">
            <text:p>1.78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.014887600014" calcext:value-type="float">
            <text:p>-2.014887600014</text:p>
          </table:table-cell>
          <table:table-cell office:value-type="float" office:value="1.172" calcext:value-type="float">
            <text:p>1.172</text:p>
          </table:table-cell>
          <table:table-cell office:value-type="float" office:value="1.99236937401" calcext:value-type="float">
            <text:p>1.9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1.168155333941" calcext:value-type="float">
            <text:p>-1.17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0.4002870157755" calcext:value-type="float">
            <text:p>4.00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2782511497316" calcext:value-type="float">
            <text:p>2.78E-01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-0.28" calcext:value-type="float">
            <text:p>-0.28</text:p>
          </table:table-cell>
          <table:table-cell office:value-type="float" office:value="1.173" calcext:value-type="float">
            <text:p>1.173</text:p>
          </table:table-cell>
          <table:table-cell office:value-type="float" office:value="1.826023952223" calcext:value-type="float">
            <text:p>1.83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.106590445042" calcext:value-type="float">
            <text:p>-2.106590445042</text:p>
          </table:table-cell>
          <table:table-cell office:value-type="float" office:value="1.173" calcext:value-type="float">
            <text:p>1.173</text:p>
          </table:table-cell>
          <table:table-cell office:value-type="float" office:value="2.143502666929" calcext:value-type="float">
            <text:p>2.14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1.090522390976" calcext:value-type="float">
            <text:p>-1.09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0.1857181933975" calcext:value-type="float">
            <text:p>1.86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0.4123829458646" calcext:value-type="float">
            <text:p>4.12E-01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831182546489" calcext:value-type="float">
            <text:p>1.83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.181638680561" calcext:value-type="float">
            <text:p>-2.181638680561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0064026736" calcext:value-type="float">
            <text:p>2.15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0.9714422557969" calcext:value-type="float">
            <text:p>-9.71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02904027775604" calcext:value-type="float">
            <text:p>-2.90E-02</text:p>
          </table:table-cell>
          <table:table-cell office:value-type="float" office:value="1.174" calcext:value-type="float">
            <text:p>1.174</text:p>
          </table:table-cell>
          <table:table-cell office:value-type="float" office:value="0.5431487460166" calcext:value-type="float">
            <text:p>5.43E-01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75" calcext:value-type="float">
            <text:p>1.175</text:p>
          </table:table-cell>
          <table:table-cell office:value-type="float" office:value="1.826049505597" calcext:value-type="float">
            <text:p>1.83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.235179062371" calcext:value-type="float">
            <text:p>-2.235179062371</text:p>
          </table:table-cell>
          <table:table-cell office:value-type="float" office:value="1.175" calcext:value-type="float">
            <text:p>1.175</text:p>
          </table:table-cell>
          <table:table-cell office:value-type="float" office:value="2.00661485233" calcext:value-type="float">
            <text:p>2.01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049945858253" calcext:value-type="float">
            <text:p>-8.05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2301278409834" calcext:value-type="float">
            <text:p>-2.30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0.6592391051547" calcext:value-type="float">
            <text:p>6.59E-01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176" calcext:value-type="float">
            <text:p>1.176</text:p>
          </table:table-cell>
          <table:table-cell office:value-type="float" office:value="1.776940068005" calcext:value-type="float">
            <text:p>1.78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.240063433043" calcext:value-type="float">
            <text:p>-2.240063433043</text:p>
          </table:table-cell>
          <table:table-cell office:value-type="float" office:value="1.176" calcext:value-type="float">
            <text:p>1.176</text:p>
          </table:table-cell>
          <table:table-cell office:value-type="float" office:value="1.709564954622" calcext:value-type="float">
            <text:p>1.71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6018253797732" calcext:value-type="float">
            <text:p>-6.02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4034759829876" calcext:value-type="float">
            <text:p>-4.03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0.7406600516001" calcext:value-type="float">
            <text:p>7.41E-01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-0.334" calcext:value-type="float">
            <text:p>-0.334</text:p>
          </table:table-cell>
          <table:table-cell office:value-type="float" office:value="1.177" calcext:value-type="float">
            <text:p>1.177</text:p>
          </table:table-cell>
          <table:table-cell office:value-type="float" office:value="1.703076481779" calcext:value-type="float">
            <text:p>1.70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.189454503272" calcext:value-type="float">
            <text:p>-2.189454503272</text:p>
          </table:table-cell>
          <table:table-cell office:value-type="float" office:value="1.177" calcext:value-type="float">
            <text:p>1.177</text:p>
          </table:table-cell>
          <table:table-cell office:value-type="float" office:value="1.308634208562" calcext:value-type="float">
            <text:p>1.31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609536384136" calcext:value-type="float">
            <text:p>-3.61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5445090580995" calcext:value-type="float">
            <text:p>-5.45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0.7719544387633" calcext:value-type="float">
            <text:p>7.72E-01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-0.346" calcext:value-type="float">
            <text:p>-0.346</text:p>
          </table:table-cell>
          <table:table-cell office:value-type="float" office:value="1.178" calcext:value-type="float">
            <text:p>1.178</text:p>
          </table:table-cell>
          <table:table-cell office:value-type="float" office:value="1.619528258373" calcext:value-type="float">
            <text:p>1.62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.061746008964" calcext:value-type="float">
            <text:p>-2.061746008964</text:p>
          </table:table-cell>
          <table:table-cell office:value-type="float" office:value="1.178" calcext:value-type="float">
            <text:p>1.178</text:p>
          </table:table-cell>
          <table:table-cell office:value-type="float" office:value="0.8372636098212" calcext:value-type="float">
            <text:p>8.37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1057430264096" calcext:value-type="float">
            <text:p>-1.0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6518435110463" calcext:value-type="float">
            <text:p>-6.52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0.739850399834" calcext:value-type="float">
            <text:p>7.40E-01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79" calcext:value-type="float">
            <text:p>1.179</text:p>
          </table:table-cell>
          <table:table-cell office:value-type="float" office:value="1.515606012002" calcext:value-type="float">
            <text:p>1.5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1.893224843534" calcext:value-type="float">
            <text:p>-1.893224843534</text:p>
          </table:table-cell>
          <table:table-cell office:value-type="float" office:value="1.179" calcext:value-type="float">
            <text:p>1.179</text:p>
          </table:table-cell>
          <table:table-cell office:value-type="float" office:value="0.3541330379678" calcext:value-type="float">
            <text:p>3.54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1485472378021" calcext:value-type="float">
            <text:p>1.4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7255979016551" calcext:value-type="float">
            <text:p>-7.26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6433009015114" calcext:value-type="float">
            <text:p>6.43E-01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-0.36" calcext:value-type="float">
            <text:p>-0.36</text:p>
          </table:table-cell>
          <table:table-cell office:value-type="float" office:value="1.18" calcext:value-type="float">
            <text:p>1.18</text:p>
          </table:table-cell>
          <table:table-cell office:value-type="float" office:value="1.403604786276" calcext:value-type="float">
            <text:p>1.40E+00</text:p>
          </table:table-cell>
          <table:table-cell office:value-type="float" office:value="1.18" calcext:value-type="float">
            <text:p>1.18</text:p>
          </table:table-cell>
          <table:table-cell office:value-type="float" office:value="-1.659611342339" calcext:value-type="float">
            <text:p>-1.659611342339</text:p>
          </table:table-cell>
          <table:table-cell office:value-type="float" office:value="1.18" calcext:value-type="float">
            <text:p>1.18</text:p>
          </table:table-cell>
          <table:table-cell office:value-type="float" office:value="-0.08955356360396" calcext:value-type="float">
            <text:p>-8.96E-02</text:p>
          </table:table-cell>
          <table:table-cell office:value-type="float" office:value="1.18" calcext:value-type="float">
            <text:p>1.18</text:p>
          </table:table-cell>
          <table:table-cell office:value-type="float" office:value="0.397848286739" calcext:value-type="float">
            <text:p>3.98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769361376853" calcext:value-type="float">
            <text:p>-7.69E-01</text:p>
          </table:table-cell>
          <table:table-cell office:value-type="float" office:value="1.18" calcext:value-type="float">
            <text:p>1.18</text:p>
          </table:table-cell>
          <table:table-cell office:value-type="float" office:value="0.4973187675849" calcext:value-type="float">
            <text:p>4.97E-01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181" calcext:value-type="float">
            <text:p>1.181</text:p>
          </table:table-cell>
          <table:table-cell office:value-type="float" office:value="1.283692452638" calcext:value-type="float">
            <text:p>1.2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1.360520067793" calcext:value-type="float">
            <text:p>-1.360520067793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586028734887" calcext:value-type="float">
            <text:p>-4.5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6228194235515" calcext:value-type="float">
            <text:p>6.23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7886444646294" calcext:value-type="float">
            <text:p>-7.8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174948711086" calcext:value-type="float">
            <text:p>3.17E-01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-0.381" calcext:value-type="float">
            <text:p>-0.381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6751620868" calcext:value-type="float">
            <text:p>1.16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.033091883052" calcext:value-type="float">
            <text:p>-1.033091883052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287115023423" calcext:value-type="float">
            <text:p>-7.29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8166597014839" calcext:value-type="float">
            <text:p>8.17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745591262705" calcext:value-type="float">
            <text:p>-7.75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1251551950472" calcext:value-type="float">
            <text:p>1.25E-01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183" calcext:value-type="float">
            <text:p>1.183</text:p>
          </table:table-cell>
          <table:table-cell office:value-type="float" office:value="1.017869710826" calcext:value-type="float">
            <text:p>1.02E+00</text:p>
          </table:table-cell>
          <table:table-cell office:value-type="float" office:value="1.183" calcext:value-type="float">
            <text:p>1.183</text:p>
          </table:table-cell>
          <table:table-cell office:value-type="float" office:value="-0.6756063475719" calcext:value-type="float">
            <text:p>-0.6756063475719</text:p>
          </table:table-cell>
          <table:table-cell office:value-type="float" office:value="1.183" calcext:value-type="float">
            <text:p>1.183</text:p>
          </table:table-cell>
          <table:table-cell office:value-type="float" office:value="-0.9006869392535" calcext:value-type="float">
            <text:p>-9.01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9798079302046" calcext:value-type="float">
            <text:p>9.80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7234372640302" calcext:value-type="float">
            <text:p>-7.23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05898858685095" calcext:value-type="float">
            <text:p>-5.90E-02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386" calcext:value-type="float">
            <text:p>-0.386</text:p>
          </table:table-cell>
          <table:table-cell office:value-type="float" office:value="1.184" calcext:value-type="float">
            <text:p>1.184</text:p>
          </table:table-cell>
          <table:table-cell office:value-type="float" office:value="0.8645179934137" calcext:value-type="float">
            <text:p>8.65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3060090496458" calcext:value-type="float">
            <text:p>-0.3060090496458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904908545429" calcext:value-type="float">
            <text:p>-9.9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1.108181604419" calcext:value-type="float">
            <text:p>1.11E+00</text:p>
          </table:table-cell>
          <table:table-cell office:value-type="float" office:value="1.184" calcext:value-type="float">
            <text:p>1.184</text:p>
          </table:table-cell>
          <table:table-cell office:value-type="float" office:value="-0.6301001131893" calcext:value-type="float">
            <text:p>-6.3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2152833911348" calcext:value-type="float">
            <text:p>-2.15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0.374" calcext:value-type="float">
            <text:p>-0.374</text:p>
          </table:table-cell>
          <table:table-cell office:value-type="float" office:value="1.185" calcext:value-type="float">
            <text:p>1.185</text:p>
          </table:table-cell>
          <table:table-cell office:value-type="float" office:value="0.7027769220093" calcext:value-type="float">
            <text:p>7.03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06668649496548" calcext:value-type="float">
            <text:p>0.06668649496548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40937253027" calcext:value-type="float">
            <text:p>-1.04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7797675961" calcext:value-type="float">
            <text:p>1.20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0.5008866544254" calcext:value-type="float">
            <text:p>-5.01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-0.3376694553588" calcext:value-type="float">
            <text:p>-3.38E-01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86" calcext:value-type="float">
            <text:p>1.186</text:p>
          </table:table-cell>
          <table:table-cell office:value-type="float" office:value="0.5177307807041" calcext:value-type="float">
            <text:p>5.1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430456137824" calcext:value-type="float">
            <text:p>0.430456137824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94325609179" calcext:value-type="float">
            <text:p>-1.09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1.237636301888" calcext:value-type="float">
            <text:p>1.24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0.347554023985" calcext:value-type="float">
            <text:p>-3.4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4258717169382" calcext:value-type="float">
            <text:p>-4.26E-01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187" calcext:value-type="float">
            <text:p>1.187</text:p>
          </table:table-cell>
          <table:table-cell office:value-type="float" office:value="0.3187050814309" calcext:value-type="float">
            <text:p>3.19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7757066831762" calcext:value-type="float">
            <text:p>0.7757066831762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75949489875" calcext:value-type="float">
            <text:p>-1.18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1.223030568735" calcext:value-type="float">
            <text:p>1.22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0.1835697305788" calcext:value-type="float">
            <text:p>-1.84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0.4803319807531" calcext:value-type="float">
            <text:p>-4.80E-01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188" calcext:value-type="float">
            <text:p>1.188</text:p>
          </table:table-cell>
          <table:table-cell office:value-type="float" office:value="0.1091495642678" calcext:value-type="float">
            <text:p>1.09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1.094816534766" calcext:value-type="float">
            <text:p>1.094816534766</text:p>
          </table:table-cell>
          <table:table-cell office:value-type="float" office:value="1.188" calcext:value-type="float">
            <text:p>1.188</text:p>
          </table:table-cell>
          <table:table-cell office:value-type="float" office:value="-1.311489806807" calcext:value-type="float">
            <text:p>-1.31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1.152646404029" calcext:value-type="float">
            <text:p>1.1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0.01530509166465" calcext:value-type="float">
            <text:p>-1.53E-02</text:p>
          </table:table-cell>
          <table:table-cell office:value-type="float" office:value="1.188" calcext:value-type="float">
            <text:p>1.188</text:p>
          </table:table-cell>
          <table:table-cell office:value-type="float" office:value="-0.508820062662" calcext:value-type="float">
            <text:p>-5.09E-01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0.214" calcext:value-type="float">
            <text:p>-0.214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072645199733" calcext:value-type="float">
            <text:p>-1.07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1.3719823597" calcext:value-type="float">
            <text:p>1.3719823597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96810926204" calcext:value-type="float">
            <text:p>-1.5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1.017347176445" calcext:value-type="float">
            <text:p>1.02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0.1512693299436" calcext:value-type="float">
            <text:p>1.51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0.5047089298533" calcext:value-type="float">
            <text:p>-5.05E-01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9" calcext:value-type="float">
            <text:p>1.19</text:p>
          </table:table-cell>
          <table:table-cell office:value-type="float" office:value="-0.3171029514762" calcext:value-type="float">
            <text:p>-3.17E-01</text:p>
          </table:table-cell>
          <table:table-cell office:value-type="float" office:value="1.19" calcext:value-type="float">
            <text:p>1.19</text:p>
          </table:table-cell>
          <table:table-cell office:value-type="float" office:value="1.61303343174" calcext:value-type="float">
            <text:p>1.61303343174</text:p>
          </table:table-cell>
          <table:table-cell office:value-type="float" office:value="1.19" calcext:value-type="float">
            <text:p>1.19</text:p>
          </table:table-cell>
          <table:table-cell office:value-type="float" office:value="-1.698623222104" calcext:value-type="float">
            <text:p>-1.70E+00</text:p>
          </table:table-cell>
          <table:table-cell office:value-type="float" office:value="1.19" calcext:value-type="float">
            <text:p>1.19</text:p>
          </table:table-cell>
          <table:table-cell office:value-type="float" office:value="0.830430693964" calcext:value-type="float">
            <text:p>8.30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3163497544252" calcext:value-type="float">
            <text:p>3.16E-01</text:p>
          </table:table-cell>
          <table:table-cell office:value-type="float" office:value="1.19" calcext:value-type="float">
            <text:p>1.19</text:p>
          </table:table-cell>
          <table:table-cell office:value-type="float" office:value="-0.47297503716" calcext:value-type="float">
            <text:p>-4.73E-01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1.191" calcext:value-type="float">
            <text:p>1.191</text:p>
          </table:table-cell>
          <table:table-cell office:value-type="float" office:value="-0.521540942221" calcext:value-type="float">
            <text:p>-5.22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1.808127648661" calcext:value-type="float">
            <text:p>1.808127648661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92853393867" calcext:value-type="float">
            <text:p>-1.89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0.5961321133887" calcext:value-type="float">
            <text:p>5.96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4784739966873" calcext:value-type="float">
            <text:p>4.78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-0.412688433935" calcext:value-type="float">
            <text:p>-4.13E-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1.192" calcext:value-type="float">
            <text:p>1.192</text:p>
          </table:table-cell>
          <table:table-cell office:value-type="float" office:value="-0.7056101697786" calcext:value-type="float">
            <text:p>-7.06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1.955391522597" calcext:value-type="float">
            <text:p>1.955391522597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2362641757" calcext:value-type="float">
            <text:p>-2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0.3353675622559" calcext:value-type="float">
            <text:p>3.35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6328680125912" calcext:value-type="float">
            <text:p>6.33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-0.3211776729871" calcext:value-type="float">
            <text:p>-3.21E-01</text:p>
          </table:table-cell>
        </table:table-row>
        <table:table-row table:style-name="ro2">
          <table:table-cell table:style-name="ce118" office:value-type="float" office:value="1.193" calcext:value-type="float">
            <text:p>1.19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193" calcext:value-type="float">
            <text:p>1.193</text:p>
          </table:table-cell>
          <table:table-cell office:value-type="float" office:value="-0.8735628753662" calcext:value-type="float">
            <text:p>-8.7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2.045550269796" calcext:value-type="float">
            <text:p>2.045550269796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26955380584" calcext:value-type="float">
            <text:p>-2.03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0.06296474009223" calcext:value-type="float">
            <text:p>6.30E-02</text:p>
          </table:table-cell>
          <table:table-cell office:value-type="float" office:value="1.193" calcext:value-type="float">
            <text:p>1.193</text:p>
          </table:table-cell>
          <table:table-cell office:value-type="float" office:value="0.7705054173488" calcext:value-type="float">
            <text:p>7.71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-0.2143829438736" calcext:value-type="float">
            <text:p>-2.14E-01</text:p>
          </table:table-cell>
        </table:table-row>
        <table:table-row table:style-name="ro2">
          <table:table-cell table:style-name="ce121" office:value-type="float" office:value="1.194" calcext:value-type="float">
            <text:p>1.194</text:p>
          </table:table-cell>
          <table:table-cell office:value-type="float" office:value="0.14" calcext:value-type="float">
            <text:p>0.14</text:p>
          </table:table-cell>
          <table:table-cell office:value-type="float" office:value="1.194" calcext:value-type="float">
            <text:p>1.194</text:p>
          </table:table-cell>
          <table:table-cell office:value-type="float" office:value="-1.010555761468" calcext:value-type="float">
            <text:p>-1.0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2.087242620911" calcext:value-type="float">
            <text:p>2.087242620911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11261237711" calcext:value-type="float">
            <text:p>-1.9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0.2056713728707" calcext:value-type="float">
            <text:p>-2.06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8770191787152" calcext:value-type="float">
            <text:p>8.7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-0.100685889312" calcext:value-type="float">
            <text:p>-1.01E-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0.226" calcext:value-type="float">
            <text:p>0.226</text:p>
          </table:table-cell>
          <table:table-cell office:value-type="float" office:value="1.195" calcext:value-type="float">
            <text:p>1.195</text:p>
          </table:table-cell>
          <table:table-cell office:value-type="float" office:value="-1.128038217597" calcext:value-type="float">
            <text:p>-1.13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2.084946607058" calcext:value-type="float">
            <text:p>2.084946607058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68872934868" calcext:value-type="float">
            <text:p>-1.67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0.4529595437235" calcext:value-type="float">
            <text:p>-4.5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32563191383" calcext:value-type="float">
            <text:p>9.3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1799268073093" calcext:value-type="float">
            <text:p>1.80E-02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0.311" calcext:value-type="float">
            <text:p>0.311</text:p>
          </table:table-cell>
          <table:table-cell office:value-type="float" office:value="1.196" calcext:value-type="float">
            <text:p>1.196</text:p>
          </table:table-cell>
          <table:table-cell office:value-type="float" office:value="-1.220302714105" calcext:value-type="float">
            <text:p>-1.22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2.035425568054" calcext:value-type="float">
            <text:p>2.035425568054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37211129726" calcext:value-type="float">
            <text:p>-1.34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0.672113052513" calcext:value-type="float">
            <text:p>-6.72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72935646571" calcext:value-type="float">
            <text:p>9.27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1420419199978" calcext:value-type="float">
            <text:p>1.42E-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0.397" calcext:value-type="float">
            <text:p>0.397</text:p>
          </table:table-cell>
          <table:table-cell office:value-type="float" office:value="1.197" calcext:value-type="float">
            <text:p>1.197</text:p>
          </table:table-cell>
          <table:table-cell office:value-type="float" office:value="-1.298841208533" calcext:value-type="float">
            <text:p>-1.30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1.945609949845" calcext:value-type="float">
            <text:p>1.945609949845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59516075537" calcext:value-type="float">
            <text:p>-9.60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-0.855296446599" calcext:value-type="float">
            <text:p>-8.55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8517889269881" calcext:value-type="float">
            <text:p>8.52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2758504517982" calcext:value-type="float">
            <text:p>2.76E-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0.483" calcext:value-type="float">
            <text:p>0.483</text:p>
          </table:table-cell>
          <table:table-cell office:value-type="float" office:value="1.198" calcext:value-type="float">
            <text:p>1.198</text:p>
          </table:table-cell>
          <table:table-cell office:value-type="float" office:value="-1.365053934298" calcext:value-type="float">
            <text:p>-1.37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1.818229618839" calcext:value-type="float">
            <text:p>1.818229618839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719247722712" calcext:value-type="float">
            <text:p>-5.72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-0.9997316772123" calcext:value-type="float">
            <text:p>-1.00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0.7144780619628" calcext:value-type="float">
            <text:p>7.14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4165563979079" calcext:value-type="float">
            <text:p>4.17E-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0.565" calcext:value-type="float">
            <text:p>0.565</text:p>
          </table:table-cell>
          <table:table-cell office:value-type="float" office:value="1.199" calcext:value-type="float">
            <text:p>1.199</text:p>
          </table:table-cell>
          <table:table-cell office:value-type="float" office:value="-1.41670465019" calcext:value-type="float">
            <text:p>-1.42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1.651955118404" calcext:value-type="float">
            <text:p>1.651955118404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084296156524" calcext:value-type="float">
            <text:p>-2.08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-1.107241104534" calcext:value-type="float">
            <text:p>-1.11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0.5267026308189" calcext:value-type="float">
            <text:p>5.27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0.5562520741576" calcext:value-type="float">
            <text:p>5.56E-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42" calcext:value-type="float">
            <text:p>0.642</text:p>
          </table:table-cell>
          <table:table-cell office:value-type="float" office:value="1.2" calcext:value-type="float">
            <text:p>1.2</text:p>
          </table:table-cell>
          <table:table-cell office:value-type="float" office:value="-1.47681358308" calcext:value-type="float">
            <text:p>-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1.450754611855" calcext:value-type="float">
            <text:p>1.450754611855</text:p>
          </table:table-cell>
          <table:table-cell office:value-type="float" office:value="1.2" calcext:value-type="float">
            <text:p>1.2</text:p>
          </table:table-cell>
          <table:table-cell office:value-type="float" office:value="0.09152810506262" calcext:value-type="float">
            <text:p>9.15E-02</text:p>
          </table:table-cell>
          <table:table-cell office:value-type="float" office:value="1.2" calcext:value-type="float">
            <text:p>1.2</text:p>
          </table:table-cell>
          <table:table-cell office:value-type="float" office:value="-1.18088370217" calcext:value-type="float">
            <text:p>-1.18E+00</text:p>
          </table:table-cell>
          <table:table-cell office:value-type="float" office:value="1.2" calcext:value-type="float">
            <text:p>1.2</text:p>
          </table:table-cell>
          <table:table-cell office:value-type="float" office:value="0.3115188083944" calcext:value-type="float">
            <text:p>3.12E-01</text:p>
          </table:table-cell>
          <table:table-cell office:value-type="float" office:value="1.2" calcext:value-type="float">
            <text:p>1.2</text:p>
          </table:table-cell>
          <table:table-cell office:value-type="float" office:value="0.6780573310315" calcext:value-type="float">
            <text:p>6.78E-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714" calcext:value-type="float">
            <text:p>0.714</text:p>
          </table:table-cell>
          <table:table-cell office:value-type="float" office:value="1.201" calcext:value-type="float">
            <text:p>1.201</text:p>
          </table:table-cell>
          <table:table-cell office:value-type="float" office:value="-1.513056390669" calcext:value-type="float">
            <text:p>-1.51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1.213810257986" calcext:value-type="float">
            <text:p>1.213810257986</text:p>
          </table:table-cell>
          <table:table-cell office:value-type="float" office:value="1.201" calcext:value-type="float">
            <text:p>1.201</text:p>
          </table:table-cell>
          <table:table-cell office:value-type="float" office:value="0.3534959252661" calcext:value-type="float">
            <text:p>3.53E-01</text:p>
          </table:table-cell>
          <table:table-cell office:value-type="float" office:value="1.201" calcext:value-type="float">
            <text:p>1.201</text:p>
          </table:table-cell>
          <table:table-cell office:value-type="float" office:value="-1.229315839706" calcext:value-type="float">
            <text:p>-1.23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8862454253795" calcext:value-type="float">
            <text:p>8.86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7626087595991" calcext:value-type="float">
            <text:p>7.63E-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0.779" calcext:value-type="float">
            <text:p>0.779</text:p>
          </table:table-cell>
          <table:table-cell office:value-type="float" office:value="1.202" calcext:value-type="float">
            <text:p>1.202</text:p>
          </table:table-cell>
          <table:table-cell office:value-type="float" office:value="-1.52280074737" calcext:value-type="float">
            <text:p>-1.52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0.9440589512971" calcext:value-type="float">
            <text:p>0.944058951297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85091181305" calcext:value-type="float">
            <text:p>5.79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-1.245727719453" calcext:value-type="float">
            <text:p>-1.25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0.1225625026309" calcext:value-type="float">
            <text:p>-1.23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7886099577782" calcext:value-type="float">
            <text:p>7.89E-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0.839" calcext:value-type="float">
            <text:p>0.839</text:p>
          </table:table-cell>
          <table:table-cell office:value-type="float" office:value="1.203" calcext:value-type="float">
            <text:p>1.203</text:p>
          </table:table-cell>
          <table:table-cell office:value-type="float" office:value="-1.519941166561" calcext:value-type="float">
            <text:p>-1.5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0.6522178546984" calcext:value-type="float">
            <text:p>0.6522178546984</text:p>
          </table:table-cell>
          <table:table-cell office:value-type="float" office:value="1.203" calcext:value-type="float">
            <text:p>1.203</text:p>
          </table:table-cell>
          <table:table-cell office:value-type="float" office:value="0.7941326191608" calcext:value-type="float">
            <text:p>7.9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217539244924" calcext:value-type="float">
            <text:p>-1.2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-0.3041569915723" calcext:value-type="float">
            <text:p>-3.0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457012451792" calcext:value-type="float">
            <text:p>7.46E-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0.886" calcext:value-type="float">
            <text:p>0.886</text:p>
          </table:table-cell>
          <table:table-cell office:value-type="float" office:value="1.204" calcext:value-type="float">
            <text:p>1.204</text:p>
          </table:table-cell>
          <table:table-cell office:value-type="float" office:value="-1.48005607071" calcext:value-type="float">
            <text:p>-1.48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0.3374235270128" calcext:value-type="float">
            <text:p>0.3374235270128</text:p>
          </table:table-cell>
          <table:table-cell office:value-type="float" office:value="1.204" calcext:value-type="float">
            <text:p>1.204</text:p>
          </table:table-cell>
          <table:table-cell office:value-type="float" office:value="1.024466142311" calcext:value-type="float">
            <text:p>1.02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1.165521086953" calcext:value-type="float">
            <text:p>-1.17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542259095717" calcext:value-type="float">
            <text:p>-4.54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0.6387156409961" calcext:value-type="float">
            <text:p>6.39E-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0.93" calcext:value-type="float">
            <text:p>0.93</text:p>
          </table:table-cell>
          <table:table-cell office:value-type="float" office:value="1.205" calcext:value-type="float">
            <text:p>1.205</text:p>
          </table:table-cell>
          <table:table-cell office:value-type="float" office:value="-1.403231156655" calcext:value-type="float">
            <text:p>-1.4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01758354202318" calcext:value-type="float">
            <text:p>0.01758354202318</text:p>
          </table:table-cell>
          <table:table-cell office:value-type="float" office:value="1.205" calcext:value-type="float">
            <text:p>1.205</text:p>
          </table:table-cell>
          <table:table-cell office:value-type="float" office:value="1.291681227545" calcext:value-type="float">
            <text:p>1.29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1.048753193647" calcext:value-type="float">
            <text:p>-1.05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0.5673586111772" calcext:value-type="float">
            <text:p>-5.67E-01</text:p>
          </table:table-cell>
          <table:table-cell office:value-type="float" office:value="1.205" calcext:value-type="float">
            <text:p>1.205</text:p>
          </table:table-cell>
          <table:table-cell office:value-type="float" office:value="0.4816231344635" calcext:value-type="float">
            <text:p>4.82E-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0.964" calcext:value-type="float">
            <text:p>0.964</text:p>
          </table:table-cell>
          <table:table-cell office:value-type="float" office:value="1.206" calcext:value-type="float">
            <text:p>1.206</text:p>
          </table:table-cell>
          <table:table-cell office:value-type="float" office:value="-1.294730470709" calcext:value-type="float">
            <text:p>-1.2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303073430374" calcext:value-type="float">
            <text:p>-0.303073430374</text:p>
          </table:table-cell>
          <table:table-cell office:value-type="float" office:value="1.206" calcext:value-type="float">
            <text:p>1.206</text:p>
          </table:table-cell>
          <table:table-cell office:value-type="float" office:value="1.584177493628" calcext:value-type="float">
            <text:p>1.58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8808633588328" calcext:value-type="float">
            <text:p>-8.81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-0.6459400075371" calcext:value-type="float">
            <text:p>-6.46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3800807961" calcext:value-type="float">
            <text:p>2.94E-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0.997" calcext:value-type="float">
            <text:p>0.997</text:p>
          </table:table-cell>
          <table:table-cell office:value-type="float" office:value="1.207" calcext:value-type="float">
            <text:p>1.207</text:p>
          </table:table-cell>
          <table:table-cell office:value-type="float" office:value="-1.144975814835" calcext:value-type="float">
            <text:p>-1.14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0864233006" calcext:value-type="float">
            <text:p>-0.60864233006</text:p>
          </table:table-cell>
          <table:table-cell office:value-type="float" office:value="1.207" calcext:value-type="float">
            <text:p>1.207</text:p>
          </table:table-cell>
          <table:table-cell office:value-type="float" office:value="1.868443392055" calcext:value-type="float">
            <text:p>1.87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592863711186" calcext:value-type="float">
            <text:p>-6.5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986877445722" calcext:value-type="float">
            <text:p>-6.9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929680707165" calcext:value-type="float">
            <text:p>9.93E-02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1.02" calcext:value-type="float">
            <text:p>1.02</text:p>
          </table:table-cell>
          <table:table-cell office:value-type="float" office:value="1.208" calcext:value-type="float">
            <text:p>1.208</text:p>
          </table:table-cell>
          <table:table-cell office:value-type="float" office:value="-0.9707102187538" calcext:value-type="float">
            <text:p>-9.71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8952920628698" calcext:value-type="float">
            <text:p>-0.8952920628698</text:p>
          </table:table-cell>
          <table:table-cell office:value-type="float" office:value="1.208" calcext:value-type="float">
            <text:p>1.208</text:p>
          </table:table-cell>
          <table:table-cell office:value-type="float" office:value="2.090352146332" calcext:value-type="float">
            <text:p>2.09E+00</text:p>
          </table:table-cell>
          <table:table-cell office:value-type="float" office:value="1.208" calcext:value-type="float">
            <text:p>1.208</text:p>
          </table:table-cell>
          <table:table-cell office:value-type="float" office:value="-0.4133398837367" calcext:value-type="float">
            <text:p>-4.13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7364770880549" calcext:value-type="float">
            <text:p>-7.36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08002114739997" calcext:value-type="float">
            <text:p>-8.00E-02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1.04" calcext:value-type="float">
            <text:p>1.04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758811204396" calcext:value-type="float">
            <text:p>-7.76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.158554933021" calcext:value-type="float">
            <text:p>-1.158554933021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7447113198" calcext:value-type="float">
            <text:p>2.19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-0.1572687940016" calcext:value-type="float">
            <text:p>-1.57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548114687471" calcext:value-type="float">
            <text:p>-7.55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2300167443804" calcext:value-type="float">
            <text:p>-2.30E-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float" office:value="-0.5603739278742" calcext:value-type="float">
            <text:p>-5.60E-01</text:p>
          </table:table-cell>
          <table:table-cell office:value-type="float" office:value="1.21" calcext:value-type="float">
            <text:p>1.21</text:p>
          </table:table-cell>
          <table:table-cell office:value-type="float" office:value="-1.385161406251" calcext:value-type="float">
            <text:p>-1.385161406251</text:p>
          </table:table-cell>
          <table:table-cell office:value-type="float" office:value="1.21" calcext:value-type="float">
            <text:p>1.21</text:p>
          </table:table-cell>
          <table:table-cell office:value-type="float" office:value="2.128811782767" calcext:value-type="float">
            <text:p>2.13E+00</text:p>
          </table:table-cell>
          <table:table-cell office:value-type="float" office:value="1.21" calcext:value-type="float">
            <text:p>1.21</text:p>
          </table:table-cell>
          <table:table-cell office:value-type="float" office:value="0.09418754601567" calcext:value-type="float">
            <text:p>9.42E-02</text:p>
          </table:table-cell>
          <table:table-cell office:value-type="float" office:value="1.21" calcext:value-type="float">
            <text:p>1.21</text:p>
          </table:table-cell>
          <table:table-cell office:value-type="float" office:value="-0.7420811109335" calcext:value-type="float">
            <text:p>-7.42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3426756250065" calcext:value-type="float">
            <text:p>-3.43E-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1.05" calcext:value-type="float">
            <text:p>1.05</text:p>
          </table:table-cell>
          <table:table-cell office:value-type="float" office:value="1.211" calcext:value-type="float">
            <text:p>1.211</text:p>
          </table:table-cell>
          <table:table-cell office:value-type="float" office:value="-0.3323323807102" calcext:value-type="float">
            <text:p>-3.32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.586434619914" calcext:value-type="float">
            <text:p>-1.586434619914</text:p>
          </table:table-cell>
          <table:table-cell office:value-type="float" office:value="1.211" calcext:value-type="float">
            <text:p>1.211</text:p>
          </table:table-cell>
          <table:table-cell office:value-type="float" office:value="1.915136173333" calcext:value-type="float">
            <text:p>1.92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0.3256406364266" calcext:value-type="float">
            <text:p>3.26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6972062688173" calcext:value-type="float">
            <text:p>-6.97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4196292614607" calcext:value-type="float">
            <text:p>-4.20E-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1.05" calcext:value-type="float">
            <text:p>1.05</text:p>
          </table:table-cell>
          <table:table-cell office:value-type="float" office:value="1.212" calcext:value-type="float">
            <text:p>1.212</text:p>
          </table:table-cell>
          <table:table-cell office:value-type="float" office:value="-0.1041716277583" calcext:value-type="float">
            <text:p>-1.04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1.760128966255" calcext:value-type="float">
            <text:p>-1.760128966255</text:p>
          </table:table-cell>
          <table:table-cell office:value-type="float" office:value="1.212" calcext:value-type="float">
            <text:p>1.212</text:p>
          </table:table-cell>
          <table:table-cell office:value-type="float" office:value="1.568090397095" calcext:value-type="float">
            <text:p>1.57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0.5361186761054" calcext:value-type="float">
            <text:p>5.36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6094573206051" calcext:value-type="float">
            <text:p>-6.09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4671113354997" calcext:value-type="float">
            <text:p>-4.67E-01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1.03" calcext:value-type="float">
            <text:p>1.03</text:p>
          </table:table-cell>
          <table:table-cell table:style-name="ce93" office:value-type="float" office:value="1.213" calcext:value-type="float">
            <text:p>1.213</text:p>
          </table:table-cell>
          <table:table-cell office:value-type="float" office:value="0.1306660571391" calcext:value-type="float">
            <text:p>1.31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1.908533533532" calcext:value-type="float">
            <text:p>-1.908533533532</text:p>
          </table:table-cell>
          <table:table-cell office:value-type="float" office:value="1.213" calcext:value-type="float">
            <text:p>1.213</text:p>
          </table:table-cell>
          <table:table-cell office:value-type="float" office:value="1.123316456716" calcext:value-type="float">
            <text:p>1.12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0.7264656847217" calcext:value-type="float">
            <text:p>7.2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761657471221" calcext:value-type="float">
            <text:p>-4.7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903085141202" calcext:value-type="float">
            <text:p>-4.90E-01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0.996" calcext:value-type="float">
            <text:p>0.996</text:p>
          </table:table-cell>
          <table:table-cell office:value-type="float" office:value="1.214" calcext:value-type="float">
            <text:p>1.214</text:p>
          </table:table-cell>
          <table:table-cell office:value-type="float" office:value="0.361209695501" calcext:value-type="float">
            <text:p>3.61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2.045395029303" calcext:value-type="float">
            <text:p>-2.045395029303</text:p>
          </table:table-cell>
          <table:table-cell office:value-type="float" office:value="1.214" calcext:value-type="float">
            <text:p>1.214</text:p>
          </table:table-cell>
          <table:table-cell office:value-type="float" office:value="0.6427188834067" calcext:value-type="float">
            <text:p>6.43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0.9004506928293" calcext:value-type="float">
            <text:p>9.00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247245011173" calcext:value-type="float">
            <text:p>-3.25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488167210023" calcext:value-type="float">
            <text:p>-4.88E-01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0.966" calcext:value-type="float">
            <text:p>0.966</text:p>
          </table:table-cell>
          <table:table-cell office:value-type="float" office:value="1.215" calcext:value-type="float">
            <text:p>1.215</text:p>
          </table:table-cell>
          <table:table-cell office:value-type="float" office:value="0.5909278796905" calcext:value-type="float">
            <text:p>5.9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2.124755704053" calcext:value-type="float">
            <text:p>-2.124755704053</text:p>
          </table:table-cell>
          <table:table-cell office:value-type="float" office:value="1.215" calcext:value-type="float">
            <text:p>1.215</text:p>
          </table:table-cell>
          <table:table-cell office:value-type="float" office:value="0.1747618709363" calcext:value-type="float">
            <text:p>1.75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1.057771954658" calcext:value-type="float">
            <text:p>1.06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1502919243979" calcext:value-type="float">
            <text:p>-1.50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4579753929099" calcext:value-type="float">
            <text:p>-4.58E-01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0.922" calcext:value-type="float">
            <text:p>0.922</text:p>
          </table:table-cell>
          <table:table-cell office:value-type="float" office:value="1.216" calcext:value-type="float">
            <text:p>1.216</text:p>
          </table:table-cell>
          <table:table-cell office:value-type="float" office:value="0.8142406537037" calcext:value-type="float">
            <text:p>8.1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.206583278824" calcext:value-type="float">
            <text:p>-2.206583278824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338412081991" calcext:value-type="float">
            <text:p>-2.3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188258123505" calcext:value-type="float">
            <text:p>1.19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2444096914788" calcext:value-type="float">
            <text:p>2.44E-02</text:p>
          </table:table-cell>
          <table:table-cell office:value-type="float" office:value="1.216" calcext:value-type="float">
            <text:p>1.216</text:p>
          </table:table-cell>
          <table:table-cell office:value-type="float" office:value="-0.404031260171" calcext:value-type="float">
            <text:p>-4.04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1.217" calcext:value-type="float">
            <text:p>1.217</text:p>
          </table:table-cell>
          <table:table-cell office:value-type="float" office:value="1.026670712968" calcext:value-type="float">
            <text:p>1.03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.245750578707" calcext:value-type="float">
            <text:p>-2.245750578707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513429886445" calcext:value-type="float">
            <text:p>-5.5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1.280974909655" calcext:value-type="float">
            <text:p>1.28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0.1987131244802" calcext:value-type="float">
            <text:p>1.99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209274088802" calcext:value-type="float">
            <text:p>-3.21E-01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0.812" calcext:value-type="float">
            <text:p>0.812</text:p>
          </table:table-cell>
          <table:table-cell office:value-type="float" office:value="1.218" calcext:value-type="float">
            <text:p>1.218</text:p>
          </table:table-cell>
          <table:table-cell office:value-type="float" office:value="1.226921888463" calcext:value-type="float">
            <text:p>1.23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.218683434732" calcext:value-type="float">
            <text:p>-2.218683434732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687988722288" calcext:value-type="float">
            <text:p>-7.69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1.310767755338" calcext:value-type="float">
            <text:p>1.31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0.3643566745769" calcext:value-type="float">
            <text:p>3.64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2194153364993" calcext:value-type="float">
            <text:p>-2.19E-01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0.751" calcext:value-type="float">
            <text:p>0.751</text:p>
          </table:table-cell>
          <table:table-cell office:value-type="float" office:value="1.219" calcext:value-type="float">
            <text:p>1.219</text:p>
          </table:table-cell>
          <table:table-cell office:value-type="float" office:value="1.408883724881" calcext:value-type="float">
            <text:p>1.41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.148242681629" calcext:value-type="float">
            <text:p>-2.148242681629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923972569401" calcext:value-type="float">
            <text:p>-8.92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265418975077" calcext:value-type="float">
            <text:p>1.27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0.5181477652553" calcext:value-type="float">
            <text:p>5.18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1066091421814" calcext:value-type="float">
            <text:p>-1.07E-01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0.689" calcext:value-type="float">
            <text:p>0.689</text:p>
          </table:table-cell>
          <table:table-cell office:value-type="float" office:value="1.22" calcext:value-type="float">
            <text:p>1.22</text:p>
          </table:table-cell>
          <table:table-cell office:value-type="float" office:value="1.55785552609" calcext:value-type="float">
            <text:p>1.56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.00819990788" calcext:value-type="float">
            <text:p>-2.00819990788</text:p>
          </table:table-cell>
          <table:table-cell office:value-type="float" office:value="1.22" calcext:value-type="float">
            <text:p>1.22</text:p>
          </table:table-cell>
          <table:table-cell office:value-type="float" office:value="-0.9593087081395" calcext:value-type="float">
            <text:p>-9.59E-01</text:p>
          </table:table-cell>
          <table:table-cell office:value-type="float" office:value="1.22" calcext:value-type="float">
            <text:p>1.22</text:p>
          </table:table-cell>
          <table:table-cell office:value-type="float" office:value="1.13912046031" calcext:value-type="float">
            <text:p>1.14E+00</text:p>
          </table:table-cell>
          <table:table-cell office:value-type="float" office:value="1.22" calcext:value-type="float">
            <text:p>1.22</text:p>
          </table:table-cell>
          <table:table-cell office:value-type="float" office:value="0.6566572700523" calcext:value-type="float">
            <text:p>6.57E-01</text:p>
          </table:table-cell>
          <table:table-cell office:value-type="float" office:value="1.22" calcext:value-type="float">
            <text:p>1.22</text:p>
          </table:table-cell>
          <table:table-cell office:value-type="float" office:value="0.01591255125933" calcext:value-type="float">
            <text:p>1.59E-02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0.624" calcext:value-type="float">
            <text:p>0.624</text:p>
          </table:table-cell>
          <table:table-cell office:value-type="float" office:value="1.221" calcext:value-type="float">
            <text:p>1.221</text:p>
          </table:table-cell>
          <table:table-cell office:value-type="float" office:value="1.673063215135" calcext:value-type="float">
            <text:p>1.67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1.817109704657" calcext:value-type="float">
            <text:p>-1.817109704657</text:p>
          </table:table-cell>
          <table:table-cell office:value-type="float" office:value="1.221" calcext:value-type="float">
            <text:p>1.221</text:p>
          </table:table-cell>
          <table:table-cell office:value-type="float" office:value="-1.010188441529" calcext:value-type="float">
            <text:p>-1.0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0.9365338929857" calcext:value-type="float">
            <text:p>9.37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7726479054995" calcext:value-type="float">
            <text:p>7.73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1450603767968" calcext:value-type="float">
            <text:p>1.45E-01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0.562" calcext:value-type="float">
            <text:p>0.562</text:p>
          </table:table-cell>
          <table:table-cell office:value-type="float" office:value="1.222" calcext:value-type="float">
            <text:p>1.222</text:p>
          </table:table-cell>
          <table:table-cell office:value-type="float" office:value="1.76385218647" calcext:value-type="float">
            <text:p>1.76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56029523037" calcext:value-type="float">
            <text:p>-1.56029523037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74598230818" calcext:value-type="float">
            <text:p>-1.07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0.6759327288735" calcext:value-type="float">
            <text:p>6.76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8575483493841" calcext:value-type="float">
            <text:p>8.58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2836987858042" calcext:value-type="float">
            <text:p>2.84E-01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0.497" calcext:value-type="float">
            <text:p>0.497</text:p>
          </table:table-cell>
          <table:table-cell office:value-type="float" office:value="1.223" calcext:value-type="float">
            <text:p>1.223</text:p>
          </table:table-cell>
          <table:table-cell office:value-type="float" office:value="1.811389529805" calcext:value-type="float">
            <text:p>1.81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253357174432" calcext:value-type="float">
            <text:p>-1.253357174432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92867334636" calcext:value-type="float">
            <text:p>-1.19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0.376239678908" calcext:value-type="float">
            <text:p>3.76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8985367686758" calcext:value-type="float">
            <text:p>8.99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4262575302918" calcext:value-type="float">
            <text:p>4.26E-01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.434" calcext:value-type="float">
            <text:p>0.434</text:p>
          </table:table-cell>
          <table:table-cell office:value-type="float" office:value="1.224" calcext:value-type="float">
            <text:p>1.224</text:p>
          </table:table-cell>
          <table:table-cell office:value-type="float" office:value="1.831547280038" calcext:value-type="float">
            <text:p>1.8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0.9242472947494" calcext:value-type="float">
            <text:p>-0.9242472947494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59145380904" calcext:value-type="float">
            <text:p>-1.36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0.06784059172569" calcext:value-type="float">
            <text:p>6.78E-02</text:p>
          </table:table-cell>
          <table:table-cell office:value-type="float" office:value="1.224" calcext:value-type="float">
            <text:p>1.224</text:p>
          </table:table-cell>
          <table:table-cell office:value-type="float" office:value="0.8839097462448" calcext:value-type="float">
            <text:p>8.8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5626031033172" calcext:value-type="float">
            <text:p>5.63E-01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0.368" calcext:value-type="float">
            <text:p>0.368</text:p>
          </table:table-cell>
          <table:table-cell office:value-type="float" office:value="1.225" calcext:value-type="float">
            <text:p>1.225</text:p>
          </table:table-cell>
          <table:table-cell office:value-type="float" office:value="1.813355953277" calcext:value-type="float">
            <text:p>1.81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5738273988772" calcext:value-type="float">
            <text:p>-0.5738273988772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65942871543" calcext:value-type="float">
            <text:p>-1.57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2245851866697" calcext:value-type="float">
            <text:p>-2.25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21201915747" calcext:value-type="float">
            <text:p>8.12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676616591648" calcext:value-type="float">
            <text:p>6.77E-01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0.302" calcext:value-type="float">
            <text:p>0.30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68476774885" calcext:value-type="float">
            <text:p>1.77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1835999782306" calcext:value-type="float">
            <text:p>-0.1835999782306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85237954538" calcext:value-type="float">
            <text:p>-1.79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4833015614087" calcext:value-type="float">
            <text:p>-4.83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6838501430511" calcext:value-type="float">
            <text:p>6.84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74997205214" calcext:value-type="float">
            <text:p>7.50E-01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1.227" calcext:value-type="float">
            <text:p>1.227</text:p>
          </table:table-cell>
          <table:table-cell office:value-type="float" office:value="1.702068666069" calcext:value-type="float">
            <text:p>1.70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0.1860505455232" calcext:value-type="float">
            <text:p>0.1860505455232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68075502396" calcext:value-type="float">
            <text:p>-1.9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0.6965220920382" calcext:value-type="float">
            <text:p>-6.97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5087242775626" calcext:value-type="float">
            <text:p>5.09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7683033302981" calcext:value-type="float">
            <text:p>7.68E-01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0.161" calcext:value-type="float">
            <text:p>0.161</text:p>
          </table:table-cell>
          <table:table-cell office:value-type="float" office:value="1.228" calcext:value-type="float">
            <text:p>1.228</text:p>
          </table:table-cell>
          <table:table-cell office:value-type="float" office:value="1.61879358365" calcext:value-type="float">
            <text:p>1.6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0.542944718639" calcext:value-type="float">
            <text:p>0.542944718639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8482272038" calcext:value-type="float">
            <text:p>-2.06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0.8593264627604" calcext:value-type="float">
            <text:p>-8.59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3024935375939" calcext:value-type="float">
            <text:p>3.0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7228549186312" calcext:value-type="float">
            <text:p>7.23E-01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229" calcext:value-type="float">
            <text:p>1.229</text:p>
          </table:table-cell>
          <table:table-cell office:value-type="float" office:value="1.521925271598" calcext:value-type="float">
            <text:p>1.52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0.8812888761958" calcext:value-type="float">
            <text:p>0.8812888761958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2763921601" calcext:value-type="float">
            <text:p>-2.03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0.9751542775708" calcext:value-type="float">
            <text:p>-9.75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08599190776305" calcext:value-type="float">
            <text:p>8.60E-02</text:p>
          </table:table-cell>
          <table:table-cell office:value-type="float" office:value="1.229" calcext:value-type="float">
            <text:p>1.229</text:p>
          </table:table-cell>
          <table:table-cell office:value-type="float" office:value="0.6194222445909" calcext:value-type="float">
            <text:p>6.19E-01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0.016" calcext:value-type="float">
            <text:p>0.016</text:p>
          </table:table-cell>
          <table:table-cell office:value-type="float" office:value="1.23" calcext:value-type="float">
            <text:p>1.23</text:p>
          </table:table-cell>
          <table:table-cell office:value-type="float" office:value="1.410833956475" calcext:value-type="float">
            <text:p>1.41E+00</text:p>
          </table:table-cell>
          <table:table-cell office:value-type="float" office:value="1.23" calcext:value-type="float">
            <text:p>1.23</text:p>
          </table:table-cell>
          <table:table-cell office:value-type="float" office:value="1.182739494459" calcext:value-type="float">
            <text:p>1.182739494459</text:p>
          </table:table-cell>
          <table:table-cell office:value-type="float" office:value="1.23" calcext:value-type="float">
            <text:p>1.23</text:p>
          </table:table-cell>
          <table:table-cell office:value-type="float" office:value="-1.861431454166" calcext:value-type="float">
            <text:p>-1.8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05589711427" calcext:value-type="float">
            <text:p>-1.0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0.124415514064" calcext:value-type="float">
            <text:p>-1.24E-01</text:p>
          </table:table-cell>
          <table:table-cell office:value-type="float" office:value="1.23" calcext:value-type="float">
            <text:p>1.23</text:p>
          </table:table-cell>
          <table:table-cell office:value-type="float" office:value="0.4682629204648" calcext:value-type="float">
            <text:p>4.68E-01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1.231" calcext:value-type="float">
            <text:p>1.231</text:p>
          </table:table-cell>
          <table:table-cell office:value-type="float" office:value="1.295227893913" calcext:value-type="float">
            <text:p>1.30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1.445259623907" calcext:value-type="float">
            <text:p>1.445259623907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74576730369" calcext:value-type="float">
            <text:p>-1.57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112158876785" calcext:value-type="float">
            <text:p>-1.11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0.3119269858479" calcext:value-type="float">
            <text:p>-3.12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08481572703" calcext:value-type="float">
            <text:p>2.91E-01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232" calcext:value-type="float">
            <text:p>1.232</text:p>
          </table:table-cell>
          <table:table-cell office:value-type="float" office:value="1.166079277913" calcext:value-type="float">
            <text:p>1.17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683349905911" calcext:value-type="float">
            <text:p>1.683349905911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26402142482" calcext:value-type="float">
            <text:p>-1.23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150123218628" calcext:value-type="float">
            <text:p>-1.15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0.4699139936121" calcext:value-type="float">
            <text:p>-4.70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1073094445343" calcext:value-type="float">
            <text:p>1.07E-01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233" calcext:value-type="float">
            <text:p>1.233</text:p>
          </table:table-cell>
          <table:table-cell office:value-type="float" office:value="1.024673392894" calcext:value-type="float">
            <text:p>1.02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1.858815095371" calcext:value-type="float">
            <text:p>1.85881509537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275416714149" calcext:value-type="float">
            <text:p>-8.28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1.179426929943" calcext:value-type="float">
            <text:p>-1.18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5928533718552" calcext:value-type="float">
            <text:p>-5.93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519129932136" calcext:value-type="float">
            <text:p>-6.52E-02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-0.224" calcext:value-type="float">
            <text:p>-0.224</text:p>
          </table:table-cell>
          <table:table-cell office:value-type="float" office:value="1.234" calcext:value-type="float">
            <text:p>1.234</text:p>
          </table:table-cell>
          <table:table-cell office:value-type="float" office:value="0.8703441420463" calcext:value-type="float">
            <text:p>8.70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1.987766036661" calcext:value-type="float">
            <text:p>1.98776603666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577747042083" calcext:value-type="float">
            <text:p>-4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1.185637223051" calcext:value-type="float">
            <text:p>-1.1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6829391990063" calcext:value-type="float">
            <text:p>-6.83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2093706846486" calcext:value-type="float">
            <text:p>-2.09E-01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235" calcext:value-type="float">
            <text:p>1.235</text:p>
          </table:table-cell>
          <table:table-cell office:value-type="float" office:value="0.6982230726065" calcext:value-type="float">
            <text:p>6.98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2.070392630996" calcext:value-type="float">
            <text:p>2.070392630996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238601281487" calcext:value-type="float">
            <text:p>-1.24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1.157810175319" calcext:value-type="float">
            <text:p>-1.16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7426495401405" calcext:value-type="float">
            <text:p>-7.43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3217344773145" calcext:value-type="float">
            <text:p>-3.2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236" calcext:value-type="float">
            <text:p>1.236</text:p>
          </table:table-cell>
          <table:table-cell office:value-type="float" office:value="0.5104152376894" calcext:value-type="float">
            <text:p>5.10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2.095912786896" calcext:value-type="float">
            <text:p>2.095912786896</text:p>
          </table:table-cell>
          <table:table-cell office:value-type="float" office:value="1.236" calcext:value-type="float">
            <text:p>1.236</text:p>
          </table:table-cell>
          <table:table-cell office:value-type="float" office:value="0.1652628566505" calcext:value-type="float">
            <text:p>1.6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1.092574720972" calcext:value-type="float">
            <text:p>-1.0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0.7775315906295" calcext:value-type="float">
            <text:p>-7.78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0.4026992891942" calcext:value-type="float">
            <text:p>-4.03E-01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237" calcext:value-type="float">
            <text:p>1.237</text:p>
          </table:table-cell>
          <table:table-cell office:value-type="float" office:value="0.3073573369734" calcext:value-type="float">
            <text:p>3.0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2.078074340616" calcext:value-type="float">
            <text:p>2.078074340616</text:p>
          </table:table-cell>
          <table:table-cell office:value-type="float" office:value="1.237" calcext:value-type="float">
            <text:p>1.237</text:p>
          </table:table-cell>
          <table:table-cell office:value-type="float" office:value="0.4116258450077" calcext:value-type="float">
            <text:p>4.1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9457397028815" calcext:value-type="float">
            <text:p>-9.46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7816516800301" calcext:value-type="float">
            <text:p>-7.8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4588620760493" calcext:value-type="float">
            <text:p>-4.59E-01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238" calcext:value-type="float">
            <text:p>1.238</text:p>
          </table:table-cell>
          <table:table-cell office:value-type="float" office:value="0.0964736150513" calcext:value-type="float">
            <text:p>9.65E-02</text:p>
          </table:table-cell>
          <table:table-cell office:value-type="float" office:value="1.238" calcext:value-type="float">
            <text:p>1.238</text:p>
          </table:table-cell>
          <table:table-cell office:value-type="float" office:value="2.017896324971" calcext:value-type="float">
            <text:p>2.017896324971</text:p>
          </table:table-cell>
          <table:table-cell office:value-type="float" office:value="1.238" calcext:value-type="float">
            <text:p>1.238</text:p>
          </table:table-cell>
          <table:table-cell office:value-type="float" office:value="0.6335312291115" calcext:value-type="float">
            <text:p>6.34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42498713854" calcext:value-type="float">
            <text:p>-7.42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569669249244" calcext:value-type="float">
            <text:p>-7.57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491172945124" calcext:value-type="float">
            <text:p>-4.91E-01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0.33" calcext:value-type="float">
            <text:p>-0.33</text:p>
          </table:table-cell>
          <table:table-cell office:value-type="float" office:value="1.239" calcext:value-type="float">
            <text:p>1.239</text:p>
          </table:table-cell>
          <table:table-cell office:value-type="float" office:value="-0.1163155804842" calcext:value-type="float">
            <text:p>-1.16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1.912334378775" calcext:value-type="float">
            <text:p>1.912334378775</text:p>
          </table:table-cell>
          <table:table-cell office:value-type="float" office:value="1.239" calcext:value-type="float">
            <text:p>1.239</text:p>
          </table:table-cell>
          <table:table-cell office:value-type="float" office:value="0.8605216149014" calcext:value-type="float">
            <text:p>8.61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01552038483" calcext:value-type="float">
            <text:p>-4.90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684002323523" calcext:value-type="float">
            <text:p>-6.84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63911233489" calcext:value-type="float">
            <text:p>-4.96E-01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0.34" calcext:value-type="float">
            <text:p>-0.34</text:p>
          </table:table-cell>
          <table:table-cell office:value-type="float" office:value="1.24" calcext:value-type="float">
            <text:p>1.24</text:p>
          </table:table-cell>
          <table:table-cell office:value-type="float" office:value="-0.3267700093271" calcext:value-type="float">
            <text:p>-3.27E-01</text:p>
          </table:table-cell>
          <table:table-cell office:value-type="float" office:value="1.24" calcext:value-type="float">
            <text:p>1.24</text:p>
          </table:table-cell>
          <table:table-cell office:value-type="float" office:value="1.773956210812" calcext:value-type="float">
            <text:p>1.773956210812</text:p>
          </table:table-cell>
          <table:table-cell office:value-type="float" office:value="1.24" calcext:value-type="float">
            <text:p>1.24</text:p>
          </table:table-cell>
          <table:table-cell office:value-type="float" office:value="1.111448352163" calcext:value-type="float">
            <text:p>1.11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2261439702819" calcext:value-type="float">
            <text:p>-2.2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5757449274123" calcext:value-type="float">
            <text:p>-5.7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470442381247" calcext:value-type="float">
            <text:p>-4.70E-01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0.348" calcext:value-type="float">
            <text:p>-0.348</text:p>
          </table:table-cell>
          <table:table-cell office:value-type="float" office:value="1.241" calcext:value-type="float">
            <text:p>1.241</text:p>
          </table:table-cell>
          <table:table-cell office:value-type="float" office:value="-0.5261261764378" calcext:value-type="float">
            <text:p>-5.26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88910414638" calcext:value-type="float">
            <text:p>1.588910414638</text:p>
          </table:table-cell>
          <table:table-cell office:value-type="float" office:value="1.241" calcext:value-type="float">
            <text:p>1.241</text:p>
          </table:table-cell>
          <table:table-cell office:value-type="float" office:value="1.4019346593" calcext:value-type="float">
            <text:p>1.4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194311481897" calcext:value-type="float">
            <text:p>4.19E-02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335778232095" calcext:value-type="float">
            <text:p>-4.34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162136475336" calcext:value-type="float">
            <text:p>-4.16E-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242" calcext:value-type="float">
            <text:p>1.242</text:p>
          </table:table-cell>
          <table:table-cell office:value-type="float" office:value="-0.707027695277" calcext:value-type="float">
            <text:p>-7.07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1.376295289879" calcext:value-type="float">
            <text:p>1.376295289879</text:p>
          </table:table-cell>
          <table:table-cell office:value-type="float" office:value="1.242" calcext:value-type="float">
            <text:p>1.242</text:p>
          </table:table-cell>
          <table:table-cell office:value-type="float" office:value="1.704745994176" calcext:value-type="float">
            <text:p>1.7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0.2863717639954" calcext:value-type="float">
            <text:p>2.8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2756262620345" calcext:value-type="float">
            <text:p>-2.7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3310477124736" calcext:value-type="float">
            <text:p>-3.31E-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243" calcext:value-type="float">
            <text:p>1.243</text:p>
          </table:table-cell>
          <table:table-cell office:value-type="float" office:value="-0.8643059409976" calcext:value-type="float">
            <text:p>-8.64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1.125470067031" calcext:value-type="float">
            <text:p>1.125470067031</text:p>
          </table:table-cell>
          <table:table-cell office:value-type="float" office:value="1.243" calcext:value-type="float">
            <text:p>1.243</text:p>
          </table:table-cell>
          <table:table-cell office:value-type="float" office:value="1.969742821588" calcext:value-type="float">
            <text:p>1.97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0.501202785056" calcext:value-type="float">
            <text:p>5.01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1096482986105" calcext:value-type="float">
            <text:p>-1.10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2253299676665" calcext:value-type="float">
            <text:p>-2.25E-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0.382" calcext:value-type="float">
            <text:p>-0.382</text:p>
          </table:table-cell>
          <table:table-cell office:value-type="float" office:value="1.244" calcext:value-type="float">
            <text:p>1.244</text:p>
          </table:table-cell>
          <table:table-cell office:value-type="float" office:value="-1.003473241506" calcext:value-type="float">
            <text:p>-1.00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8466603249397" calcext:value-type="float">
            <text:p>0.8466603249397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6360992571" calcext:value-type="float">
            <text:p>2.15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68080900198" calcext:value-type="float">
            <text:p>6.81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988975937168" calcext:value-type="float">
            <text:p>5.99E-02</text:p>
          </table:table-cell>
          <table:table-cell office:value-type="float" office:value="1.244" calcext:value-type="float">
            <text:p>1.244</text:p>
          </table:table-cell>
          <table:table-cell office:value-type="float" office:value="-0.1061490510853" calcext:value-type="float">
            <text:p>-1.06E-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245" calcext:value-type="float">
            <text:p>1.245</text:p>
          </table:table-cell>
          <table:table-cell office:value-type="float" office:value="-1.118458745723" calcext:value-type="float">
            <text:p>-1.12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5464567236907" calcext:value-type="float">
            <text:p>0.5464567236907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3156900403" calcext:value-type="float">
            <text:p>2.18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8372575038993" calcext:value-type="float">
            <text:p>8.37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2256046880975" calcext:value-type="float">
            <text:p>2.26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01927952320516" calcext:value-type="float">
            <text:p>1.93E-02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0.39" calcext:value-type="float">
            <text:p>-0.39</text:p>
          </table:table-cell>
          <table:table-cell office:value-type="float" office:value="1.246" calcext:value-type="float">
            <text:p>1.246</text:p>
          </table:table-cell>
          <table:table-cell office:value-type="float" office:value="-1.218090186722" calcext:value-type="float">
            <text:p>-1.22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94506321355" calcext:value-type="float">
            <text:p>0.2294506321355</text:p>
          </table:table-cell>
          <table:table-cell office:value-type="float" office:value="1.246" calcext:value-type="float">
            <text:p>1.246</text:p>
          </table:table-cell>
          <table:table-cell office:value-type="float" office:value="2.064004416483" calcext:value-type="float">
            <text:p>2.06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9719256030977" calcext:value-type="float">
            <text:p>9.72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97077022638" calcext:value-type="float">
            <text:p>3.90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1479753763733" calcext:value-type="float">
            <text:p>1.48E-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247" calcext:value-type="float">
            <text:p>1.247</text:p>
          </table:table-cell>
          <table:table-cell office:value-type="float" office:value="-1.294530416498" calcext:value-type="float">
            <text:p>-1.29E+00</text:p>
          </table:table-cell>
          <table:table-cell table:style-name="ce94" office:value-type="float" office:value="1.247" calcext:value-type="float">
            <text:p>1.247</text:p>
          </table:table-cell>
          <table:table-cell office:value-type="float" office:value="-0.08835519497353" calcext:value-type="float">
            <text:p>-0.08835519497353</text:p>
          </table:table-cell>
          <table:table-cell office:value-type="float" office:value="1.247" calcext:value-type="float">
            <text:p>1.247</text:p>
          </table:table-cell>
          <table:table-cell office:value-type="float" office:value="1.789075784002" calcext:value-type="float">
            <text:p>1.79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822161456" calcext:value-type="float">
            <text:p>1.10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0.5479182023868" calcext:value-type="float">
            <text:p>5.48E-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2813709686389" calcext:value-type="float">
            <text:p>2.81E-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248" calcext:value-type="float">
            <text:p>1.248</text:p>
          </table:table-cell>
          <table:table-cell office:value-type="float" office:value="-1.364294313412" calcext:value-type="float">
            <text:p>-1.36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-0.4069191454863" calcext:value-type="float">
            <text:p>-0.4069191454863</text:p>
          </table:table-cell>
          <table:table-cell office:value-type="float" office:value="1.248" calcext:value-type="float">
            <text:p>1.248</text:p>
          </table:table-cell>
          <table:table-cell office:value-type="float" office:value="1.402619438864" calcext:value-type="float">
            <text:p>1.4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1.198619065586" calcext:value-type="float">
            <text:p>1.2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6956275791169" calcext:value-type="float">
            <text:p>6.96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0.4178040785229" calcext:value-type="float">
            <text:p>4.18E-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49" calcext:value-type="float">
            <text:p>1.249</text:p>
          </table:table-cell>
          <table:table-cell office:value-type="float" office:value="-1.431868210566" calcext:value-type="float">
            <text:p>-1.43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7038067924717" calcext:value-type="float">
            <text:p>-0.7038067924717</text:p>
          </table:table-cell>
          <table:table-cell office:value-type="float" office:value="1.249" calcext:value-type="float">
            <text:p>1.249</text:p>
          </table:table-cell>
          <table:table-cell office:value-type="float" office:value="0.9429391003963" calcext:value-type="float">
            <text:p>9.43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1.265908694502" calcext:value-type="float">
            <text:p>1.27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0.8198321340135" calcext:value-type="float">
            <text:p>8.20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549316024195" calcext:value-type="float">
            <text:p>5.49E-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25" calcext:value-type="float">
            <text:p>1.25</text:p>
          </table:table-cell>
          <table:table-cell office:value-type="float" office:value="-1.480511836049" calcext:value-type="float">
            <text:p>-1.48E+00</text:p>
          </table:table-cell>
          <table:table-cell office:value-type="float" office:value="1.25" calcext:value-type="float">
            <text:p>1.25</text:p>
          </table:table-cell>
          <table:table-cell office:value-type="float" office:value="-0.9842013202541" calcext:value-type="float">
            <text:p>-0.9842013202541</text:p>
          </table:table-cell>
          <table:table-cell office:value-type="float" office:value="1.25" calcext:value-type="float">
            <text:p>1.25</text:p>
          </table:table-cell>
          <table:table-cell office:value-type="float" office:value="0.4669365428953" calcext:value-type="float">
            <text:p>4.67E-01</text:p>
          </table:table-cell>
          <table:table-cell office:value-type="float" office:value="1.25" calcext:value-type="float">
            <text:p>1.25</text:p>
          </table:table-cell>
          <table:table-cell office:value-type="float" office:value="1.27441231962" calcext:value-type="float">
            <text:p>1.27E+00</text:p>
          </table:table-cell>
          <table:table-cell office:value-type="float" office:value="1.25" calcext:value-type="float">
            <text:p>1.25</text:p>
          </table:table-cell>
          <table:table-cell office:value-type="float" office:value="0.9055567485849" calcext:value-type="float">
            <text:p>9.06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6614146162763" calcext:value-type="float">
            <text:p>6.61E-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251" calcext:value-type="float">
            <text:p>1.251</text:p>
          </table:table-cell>
          <table:table-cell office:value-type="float" office:value="-1.519188927637" calcext:value-type="float">
            <text:p>-1.52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-1.229296845515" calcext:value-type="float">
            <text:p>-1.229296845515</text:p>
          </table:table-cell>
          <table:table-cell office:value-type="float" office:value="1.251" calcext:value-type="float">
            <text:p>1.251</text:p>
          </table:table-cell>
          <table:table-cell office:value-type="float" office:value="0.02858817662598" calcext:value-type="float">
            <text:p>2.86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058342911" calcext:value-type="float">
            <text:p>1.21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9355041542724" calcext:value-type="float">
            <text:p>9.36E-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7395535814324" calcext:value-type="float">
            <text:p>7.40E-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0.188" calcext:value-type="float">
            <text:p>-0.188</text:p>
          </table:table-cell>
          <table:table-cell office:value-type="float" office:value="1.252" calcext:value-type="float">
            <text:p>1.252</text:p>
          </table:table-cell>
          <table:table-cell office:value-type="float" office:value="-1.53133969665" calcext:value-type="float">
            <text:p>-1.53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1.454492453429" calcext:value-type="float">
            <text:p>-1.454492453429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73626770572" calcext:value-type="float">
            <text:p>-3.37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1.05514660422" calcext:value-type="float">
            <text:p>1.06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0.9001450919412" calcext:value-type="float">
            <text:p>9.00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54270886197" calcext:value-type="float">
            <text:p>7.65E-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253" calcext:value-type="float">
            <text:p>1.253</text:p>
          </table:table-cell>
          <table:table-cell office:value-type="float" office:value="-1.52661637623" calcext:value-type="float">
            <text:p>-1.53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1.645456663579" calcext:value-type="float">
            <text:p>-1.645456663579</text:p>
          </table:table-cell>
          <table:table-cell office:value-type="float" office:value="1.253" calcext:value-type="float">
            <text:p>1.253</text:p>
          </table:table-cell>
          <table:table-cell office:value-type="float" office:value="-0.6065913802012" calcext:value-type="float">
            <text:p>-6.07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825789256484" calcext:value-type="float">
            <text:p>8.26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992393413958" calcext:value-type="float">
            <text:p>7.99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30308132956" calcext:value-type="float">
            <text:p>7.30E-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254" calcext:value-type="float">
            <text:p>1.254</text:p>
          </table:table-cell>
          <table:table-cell office:value-type="float" office:value="-1.485346747837" calcext:value-type="float">
            <text:p>-1.49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1.810264056333" calcext:value-type="float">
            <text:p>-1.810264056333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64458624421" calcext:value-type="float">
            <text:p>-7.76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5365617270671" calcext:value-type="float">
            <text:p>5.37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85091204316" calcext:value-type="float">
            <text:p>6.39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39636476537" calcext:value-type="float">
            <text:p>6.34E-01</text:p>
          </table:table-cell>
        </table:table-row>
        <table:table-row table:style-name="ro2">
          <table:table-cell table:style-name="ce93" office:value-type="float" office:value="1.255" calcext:value-type="float">
            <text:p>1.25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.255" calcext:value-type="float">
            <text:p>1.255</text:p>
          </table:table-cell>
          <table:table-cell office:value-type="float" office:value="-1.404784854995" calcext:value-type="float">
            <text:p>-1.40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1.963726844183" calcext:value-type="float">
            <text:p>-1.963726844183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725733037291" calcext:value-type="float">
            <text:p>-8.73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214041036717" calcext:value-type="float">
            <text:p>2.14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372905042777" calcext:value-type="float">
            <text:p>4.37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888771927643" calcext:value-type="float">
            <text:p>4.89E-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256" calcext:value-type="float">
            <text:p>1.256</text:p>
          </table:table-cell>
          <table:table-cell office:value-type="float" office:value="-1.293583834586" calcext:value-type="float">
            <text:p>-1.29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2.067940383117" calcext:value-type="float">
            <text:p>-2.067940383117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316931435629" calcext:value-type="float">
            <text:p>-9.3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-0.1117136196681" calcext:value-type="float">
            <text:p>-1.1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2154778466378" calcext:value-type="float">
            <text:p>2.15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3125831882563" calcext:value-type="float">
            <text:p>3.13E-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0.178" calcext:value-type="float">
            <text:p>0.17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145648199362" calcext:value-type="float">
            <text:p>-1.15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2.164881907723" calcext:value-type="float">
            <text:p>-2.164881907723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946956862948" calcext:value-type="float">
            <text:p>-9.95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4159871804914" calcext:value-type="float">
            <text:p>-4.16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04112679490078" calcext:value-type="float">
            <text:p>-4.11E-03</text:p>
          </table:table-cell>
          <table:table-cell office:value-type="float" office:value="1.257" calcext:value-type="float">
            <text:p>1.257</text:p>
          </table:table-cell>
          <table:table-cell office:value-type="float" office:value="0.1238972281071" calcext:value-type="float">
            <text:p>1.24E-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9769760516717" calcext:value-type="float">
            <text:p>-9.77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.222349365614" calcext:value-type="float">
            <text:p>-2.222349365614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88167541077" calcext:value-type="float">
            <text:p>-1.09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0.6756522487155" calcext:value-type="float">
            <text:p>-6.76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2044954572376" calcext:value-type="float">
            <text:p>-2.04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05499895073979" calcext:value-type="float">
            <text:p>-5.50E-02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0.35" calcext:value-type="float">
            <text:p>0.35</text:p>
          </table:table-cell>
          <table:table-cell office:value-type="float" office:value="1.259" calcext:value-type="float">
            <text:p>1.259</text:p>
          </table:table-cell>
          <table:table-cell office:value-type="float" office:value="-0.7771481816347" calcext:value-type="float">
            <text:p>-7.77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.242394253982" calcext:value-type="float">
            <text:p>-2.242394253982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36737985614" calcext:value-type="float">
            <text:p>-1.24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0.8792035846914" calcext:value-type="float">
            <text:p>-8.79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750293381234" calcext:value-type="float">
            <text:p>-3.75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2080434716711" calcext:value-type="float">
            <text:p>-2.08E-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0.437" calcext:value-type="float">
            <text:p>0.437</text:p>
          </table:table-cell>
          <table:table-cell office:value-type="float" office:value="1.26" calcext:value-type="float">
            <text:p>1.26</text:p>
          </table:table-cell>
          <table:table-cell office:value-type="float" office:value="-0.5603364088759" calcext:value-type="float">
            <text:p>-5.60E-01</text:p>
          </table:table-cell>
          <table:table-cell office:value-type="float" office:value="1.26" calcext:value-type="float">
            <text:p>1.26</text:p>
          </table:table-cell>
          <table:table-cell office:value-type="float" office:value="-2.207471140847" calcext:value-type="float">
            <text:p>-2.207471140847</text:p>
          </table:table-cell>
          <table:table-cell office:value-type="float" office:value="1.26" calcext:value-type="float">
            <text:p>1.26</text:p>
          </table:table-cell>
          <table:table-cell office:value-type="float" office:value="-1.430978526806" calcext:value-type="float">
            <text:p>-1.43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021218757012" calcext:value-type="float">
            <text:p>-1.02E+00</text:p>
          </table:table-cell>
          <table:table-cell office:value-type="float" office:value="1.26" calcext:value-type="float">
            <text:p>1.26</text:p>
          </table:table-cell>
          <table:table-cell office:value-type="float" office:value="-0.5074787326341" calcext:value-type="float">
            <text:p>-5.07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286365021517" calcext:value-type="float">
            <text:p>-3.29E-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0.521" calcext:value-type="float">
            <text:p>0.52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3389425974957" calcext:value-type="float">
            <text:p>-3.39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.09672541709" calcext:value-type="float">
            <text:p>-2.09672541709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58718727114" calcext:value-type="float">
            <text:p>-1.6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106939025561" calcext:value-type="float">
            <text:p>-1.11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0.6069494643981" calcext:value-type="float">
            <text:p>-6.07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4166249981877" calcext:value-type="float">
            <text:p>-4.17E-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0.602" calcext:value-type="float">
            <text:p>0.602</text:p>
          </table:table-cell>
          <table:table-cell office:value-type="float" office:value="1.262" calcext:value-type="float">
            <text:p>1.262</text:p>
          </table:table-cell>
          <table:table-cell office:value-type="float" office:value="-0.1074433279673" calcext:value-type="float">
            <text:p>-1.07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.960886269256" calcext:value-type="float">
            <text:p>-1.960886269256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74141259821" calcext:value-type="float">
            <text:p>-1.8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15282447846" calcext:value-type="float">
            <text:p>-1.15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6752897301834" calcext:value-type="float">
            <text:p>-6.7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4751266349468" calcext:value-type="float">
            <text:p>-4.75E-01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0.676" calcext:value-type="float">
            <text:p>0.676</text:p>
          </table:table-cell>
          <table:table-cell table:style-name="ce122" office:value-type="float" office:value="1.263" calcext:value-type="float">
            <text:p>1.263</text:p>
          </table:table-cell>
          <table:table-cell office:value-type="float" office:value="0.1272103361397" calcext:value-type="float">
            <text:p>1.27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.733602393213" calcext:value-type="float">
            <text:p>-1.733602393213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8851599587" calcext:value-type="float">
            <text:p>-2.03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1.169877199117" calcext:value-type="float">
            <text:p>-1.1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0.7224406614435" calcext:value-type="float">
            <text:p>-7.22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5044114223892" calcext:value-type="float">
            <text:p>-5.04E-01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0.747" calcext:value-type="float">
            <text:p>0.747</text:p>
          </table:table-cell>
          <table:table-cell office:value-type="float" office:value="1.264" calcext:value-type="float">
            <text:p>1.264</text:p>
          </table:table-cell>
          <table:table-cell office:value-type="float" office:value="0.3607981394704" calcext:value-type="float">
            <text:p>3.61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.475818543558" calcext:value-type="float">
            <text:p>-1.475818543558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77706044844" calcext:value-type="float">
            <text:p>-2.08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1.170253114369" calcext:value-type="float">
            <text:p>-1.17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0.7467569555286" calcext:value-type="float">
            <text:p>-7.47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5070318724631" calcext:value-type="float">
            <text:p>-5.07E-01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0.807" calcext:value-type="float">
            <text:p>0.807</text:p>
          </table:table-cell>
          <table:table-cell office:value-type="float" office:value="1.265" calcext:value-type="float">
            <text:p>1.265</text:p>
          </table:table-cell>
          <table:table-cell office:value-type="float" office:value="0.5921029982237" calcext:value-type="float">
            <text:p>5.92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49670477149" calcext:value-type="float">
            <text:p>-1.149670477149</text:p>
          </table:table-cell>
          <table:table-cell office:value-type="float" office:value="1.265" calcext:value-type="float">
            <text:p>1.265</text:p>
          </table:table-cell>
          <table:table-cell office:value-type="float" office:value="-1.99533088802" calcext:value-type="float">
            <text:p>-2.00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64711035384" calcext:value-type="float">
            <text:p>-1.16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0.7552966787991" calcext:value-type="float">
            <text:p>-7.55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0.4786238009327" calcext:value-type="float">
            <text:p>-4.79E-01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0.861" calcext:value-type="float">
            <text:p>0.861</text:p>
          </table:table-cell>
          <table:table-cell office:value-type="float" office:value="1.266" calcext:value-type="float">
            <text:p>1.266</text:p>
          </table:table-cell>
          <table:table-cell office:value-type="float" office:value="0.8163775617365" calcext:value-type="float">
            <text:p>8.16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8082239510169" calcext:value-type="float">
            <text:p>-0.8082239510169</text:p>
          </table:table-cell>
          <table:table-cell office:value-type="float" office:value="1.266" calcext:value-type="float">
            <text:p>1.266</text:p>
          </table:table-cell>
          <table:table-cell office:value-type="float" office:value="-1.780546589054" calcext:value-type="float">
            <text:p>-1.78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1.134592932686" calcext:value-type="float">
            <text:p>-1.13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0.7314293087252" calcext:value-type="float">
            <text:p>-7.3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4141226312032" calcext:value-type="float">
            <text:p>-4.14E-01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0.912" calcext:value-type="float">
            <text:p>0.912</text:p>
          </table:table-cell>
          <table:table-cell office:value-type="float" office:value="1.267" calcext:value-type="float">
            <text:p>1.267</text:p>
          </table:table-cell>
          <table:table-cell office:value-type="float" office:value="1.031286934847" calcext:value-type="float">
            <text:p>1.0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4350929491057" calcext:value-type="float">
            <text:p>-0.4350929491057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67767905267" calcext:value-type="float">
            <text:p>-1.4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.072228758879" calcext:value-type="float">
            <text:p>-1.0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6631072452675" calcext:value-type="float">
            <text:p>-6.63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0.3264216583457" calcext:value-type="float">
            <text:p>-3.26E-01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268" calcext:value-type="float">
            <text:p>1.268</text:p>
          </table:table-cell>
          <table:table-cell office:value-type="float" office:value="1.221194532988" calcext:value-type="float">
            <text:p>1.22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6392427271194" calcext:value-type="float">
            <text:p>-0.06392427271194</text:p>
          </table:table-cell>
          <table:table-cell office:value-type="float" office:value="1.268" calcext:value-type="float">
            <text:p>1.268</text:p>
          </table:table-cell>
          <table:table-cell office:value-type="float" office:value="-1.095620299929" calcext:value-type="float">
            <text:p>-1.1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9550904736716" calcext:value-type="float">
            <text:p>-9.55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5535868761165" calcext:value-type="float">
            <text:p>-5.5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2178097184137" calcext:value-type="float">
            <text:p>-2.18E-01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0.983" calcext:value-type="float">
            <text:p>0.983</text:p>
          </table:table-cell>
          <table:table-cell office:value-type="float" office:value="1.269" calcext:value-type="float">
            <text:p>1.269</text:p>
          </table:table-cell>
          <table:table-cell office:value-type="float" office:value="1.400006579926" calcext:value-type="float">
            <text:p>1.40E+00</text:p>
          </table:table-cell>
          <table:table-cell table:style-name="ce118" office:value-type="float" office:value="1.269" calcext:value-type="float">
            <text:p>1.269</text:p>
          </table:table-cell>
          <table:table-cell office:value-type="float" office:value="0.308120138835" calcext:value-type="float">
            <text:p>0.308120138835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192949300814" calcext:value-type="float">
            <text:p>-7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882448958467" calcext:value-type="float">
            <text:p>-7.88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4131762606919" calcext:value-type="float">
            <text:p>-4.13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1014139892094" calcext:value-type="float">
            <text:p>-1.01E-01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27" calcext:value-type="float">
            <text:p>1.27</text:p>
          </table:table-cell>
          <table:table-cell office:value-type="float" office:value="1.556115376468" calcext:value-type="float">
            <text:p>1.56E+00</text:p>
          </table:table-cell>
          <table:table-cell office:value-type="float" office:value="1.27" calcext:value-type="float">
            <text:p>1.27</text:p>
          </table:table-cell>
          <table:table-cell office:value-type="float" office:value="0.6590503323139" calcext:value-type="float">
            <text:p>0.6590503323139</text:p>
          </table:table-cell>
          <table:table-cell office:value-type="float" office:value="1.27" calcext:value-type="float">
            <text:p>1.27</text:p>
          </table:table-cell>
          <table:table-cell office:value-type="float" office:value="-0.3518123954566" calcext:value-type="float">
            <text:p>-3.52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5589938969343" calcext:value-type="float">
            <text:p>-5.59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2460094799068" calcext:value-type="float">
            <text:p>-2.46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01942017543558" calcext:value-type="float">
            <text:p>1.94E-02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1.04" calcext:value-type="float">
            <text:p>1.04</text:p>
          </table:table-cell>
          <table:table-cell office:value-type="float" office:value="1.271" calcext:value-type="float">
            <text:p>1.271</text:p>
          </table:table-cell>
          <table:table-cell office:value-type="float" office:value="1.673315530313" calcext:value-type="float">
            <text:p>1.67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0.9857261116618" calcext:value-type="float">
            <text:p>0.9857261116618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089302843729" calcext:value-type="float">
            <text:p>-4.09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-0.3001483867523" calcext:value-type="float">
            <text:p>-3.00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7255701422632" calcext:value-type="float">
            <text:p>-7.26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0.1431440258521" calcext:value-type="float">
            <text:p>1.43E-01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1.05" calcext:value-type="float">
            <text:p>1.05</text:p>
          </table:table-cell>
          <table:table-cell office:value-type="float" office:value="1.272" calcext:value-type="float">
            <text:p>1.272</text:p>
          </table:table-cell>
          <table:table-cell office:value-type="float" office:value="1.758620670044" calcext:value-type="float">
            <text:p>1.7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1.28102371325" calcext:value-type="float">
            <text:p>1.28102371325</text:p>
          </table:table-cell>
          <table:table-cell table:style-name="ce118" office:value-type="float" office:value="1.272" calcext:value-type="float">
            <text:p>1.272</text:p>
          </table:table-cell>
          <table:table-cell office:value-type="float" office:value="0.2331279161477" calcext:value-type="float">
            <text:p>2.33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289925947066" calcext:value-type="float">
            <text:p>-2.90E-02</text:p>
          </table:table-cell>
          <table:table-cell table:style-name="ce118" office:value-type="float" office:value="1.272" calcext:value-type="float">
            <text:p>1.272</text:p>
          </table:table-cell>
          <table:table-cell office:value-type="float" office:value="0.1036919808503" calcext:value-type="float">
            <text:p>1.04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2753374014006" calcext:value-type="float">
            <text:p>2.75E-01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1.06" calcext:value-type="float">
            <text:p>1.06</text:p>
          </table:table-cell>
          <table:table-cell office:value-type="float" office:value="1.273" calcext:value-type="float">
            <text:p>1.273</text:p>
          </table:table-cell>
          <table:table-cell office:value-type="float" office:value="1.809685115218" calcext:value-type="float">
            <text:p>1.81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1.538175915705" calcext:value-type="float">
            <text:p>1.538175915705</text:p>
          </table:table-cell>
          <table:table-cell office:value-type="float" office:value="1.273" calcext:value-type="float">
            <text:p>1.273</text:p>
          </table:table-cell>
          <table:table-cell office:value-type="float" office:value="0.4725567645024" calcext:value-type="float">
            <text:p>4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312464612375" calcext:value-type="float">
            <text:p>2.31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734050457277" calcext:value-type="float">
            <text:p>2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39199074673" calcext:value-type="float">
            <text:p>4.14E-01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1.06" calcext:value-type="float">
            <text:p>1.06</text:p>
          </table:table-cell>
          <table:table-cell office:value-type="float" office:value="1.274" calcext:value-type="float">
            <text:p>1.274</text:p>
          </table:table-cell>
          <table:table-cell office:value-type="float" office:value="1.826206325991" calcext:value-type="float">
            <text:p>1.83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1.749884070284" calcext:value-type="float">
            <text:p>1.749884070284</text:p>
          </table:table-cell>
          <table:table-cell office:value-type="float" office:value="1.274" calcext:value-type="float">
            <text:p>1.274</text:p>
          </table:table-cell>
          <table:table-cell office:value-type="float" office:value="0.700841116328" calcext:value-type="float">
            <text:p>7.0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666368601467" calcext:value-type="float">
            <text:p>4.67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341248275987" calcext:value-type="float">
            <text:p>4.34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5507430558038" calcext:value-type="float">
            <text:p>5.51E-01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1.05" calcext:value-type="float">
            <text:p>1.05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1275653397" calcext:value-type="float">
            <text:p>1.8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1.906429425418" calcext:value-type="float">
            <text:p>1.906429425418</text:p>
          </table:table-cell>
          <table:table-cell office:value-type="float" office:value="1.275" calcext:value-type="float">
            <text:p>1.275</text:p>
          </table:table-cell>
          <table:table-cell office:value-type="float" office:value="0.9426731055976" calcext:value-type="float">
            <text:p>9.4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14525560073" calcext:value-type="float">
            <text:p>6.7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5826142702551" calcext:value-type="float">
            <text:p>5.8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07217474795" calcext:value-type="float">
            <text:p>6.71E-01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1.02" calcext:value-type="float">
            <text:p>1.02</text:p>
          </table:table-cell>
          <table:table-cell office:value-type="float" office:value="1.276" calcext:value-type="float">
            <text:p>1.276</text:p>
          </table:table-cell>
          <table:table-cell office:value-type="float" office:value="1.76739834167" calcext:value-type="float">
            <text:p>1.77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2.024865708334" calcext:value-type="float">
            <text:p>2.024865708334</text:p>
          </table:table-cell>
          <table:table-cell office:value-type="float" office:value="1.276" calcext:value-type="float">
            <text:p>1.276</text:p>
          </table:table-cell>
          <table:table-cell office:value-type="float" office:value="1.216599027088" calcext:value-type="float">
            <text:p>1.22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8359307196146" calcext:value-type="float">
            <text:p>8.36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135549837367" calcext:value-type="float">
            <text:p>7.14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55286189195" calcext:value-type="float">
            <text:p>7.55E-01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0.993" calcext:value-type="float">
            <text:p>0.993</text:p>
          </table:table-cell>
          <table:table-cell office:value-type="float" office:value="1.277" calcext:value-type="float">
            <text:p>1.277</text:p>
          </table:table-cell>
          <table:table-cell office:value-type="float" office:value="1.705929587017" calcext:value-type="float">
            <text:p>1.7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080456723913" calcext:value-type="float">
            <text:p>2.080456723913</text:p>
          </table:table-cell>
          <table:table-cell office:value-type="float" office:value="1.277" calcext:value-type="float">
            <text:p>1.277</text:p>
          </table:table-cell>
          <table:table-cell office:value-type="float" office:value="1.514736197708" calcext:value-type="float">
            <text:p>1.5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99701492943" calcext:value-type="float">
            <text:p>9.70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8179732994698" calcext:value-type="float">
            <text:p>8.18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7839995899141" calcext:value-type="float">
            <text:p>7.84E-01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0.947" calcext:value-type="float">
            <text:p>0.947</text:p>
          </table:table-cell>
          <table:table-cell office:value-type="float" office:value="1.278" calcext:value-type="float">
            <text:p>1.278</text:p>
          </table:table-cell>
          <table:table-cell office:value-type="float" office:value="1.632794144419" calcext:value-type="float">
            <text:p>1.63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2.090386736428" calcext:value-type="float">
            <text:p>2.090386736428</text:p>
          </table:table-cell>
          <table:table-cell office:value-type="float" office:value="1.278" calcext:value-type="float">
            <text:p>1.278</text:p>
          </table:table-cell>
          <table:table-cell office:value-type="float" office:value="1.812112233438" calcext:value-type="float">
            <text:p>1.8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07610936476" calcext:value-type="float">
            <text:p>1.08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8849538478924" calcext:value-type="float">
            <text:p>8.85E-01</text:p>
          </table:table-cell>
          <table:table-cell office:value-type="float" office:value="1.278" calcext:value-type="float">
            <text:p>1.278</text:p>
          </table:table-cell>
          <table:table-cell office:value-type="float" office:value="0.7461692453682" calcext:value-type="float">
            <text:p>7.46E-01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0.895" calcext:value-type="float">
            <text:p>0.895</text:p>
          </table:table-cell>
          <table:table-cell office:value-type="float" office:value="1.279" calcext:value-type="float">
            <text:p>1.279</text:p>
          </table:table-cell>
          <table:table-cell office:value-type="float" office:value="1.530625695336" calcext:value-type="float">
            <text:p>1.5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59430103814" calcext:value-type="float">
            <text:p>2.059430103814</text:p>
          </table:table-cell>
          <table:table-cell office:value-type="float" office:value="1.279" calcext:value-type="float">
            <text:p>1.279</text:p>
          </table:table-cell>
          <table:table-cell office:value-type="float" office:value="2.046227092921" calcext:value-type="float">
            <text:p>2.0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1.159785128269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021842057311" calcext:value-type="float">
            <text:p>9.02E-01</text:p>
          </table:table-cell>
          <table:table-cell office:value-type="float" office:value="1.279" calcext:value-type="float">
            <text:p>1.279</text:p>
          </table:table-cell>
          <table:table-cell office:value-type="float" office:value="0.6428032178713" calcext:value-type="float">
            <text:p>6.43E-01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0.842" calcext:value-type="float">
            <text:p>0.842</text:p>
          </table:table-cell>
          <table:table-cell office:value-type="float" office:value="1.28" calcext:value-type="float">
            <text:p>1.28</text:p>
          </table:table-cell>
          <table:table-cell office:value-type="float" office:value="1.420831612615" calcext:value-type="float">
            <text:p>1.42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97701131534" calcext:value-type="float">
            <text:p>1.97701131534</text:p>
          </table:table-cell>
          <table:table-cell office:value-type="float" office:value="1.28" calcext:value-type="float">
            <text:p>1.28</text:p>
          </table:table-cell>
          <table:table-cell office:value-type="float" office:value="2.168820169336" calcext:value-type="float">
            <text:p>2.17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5023219258" calcext:value-type="float">
            <text:p>1.21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8609568244614" calcext:value-type="float">
            <text:p>8.61E-01</text:p>
          </table:table-cell>
          <table:table-cell office:value-type="float" office:value="1.28" calcext:value-type="float">
            <text:p>1.28</text:p>
          </table:table-cell>
          <table:table-cell office:value-type="float" office:value="0.4889518383729" calcext:value-type="float">
            <text:p>4.89E-01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0.783" calcext:value-type="float">
            <text:p>0.783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3327914446" calcext:value-type="float">
            <text:p>1.30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86878965021" calcext:value-type="float">
            <text:p>1.86878965021</text:p>
          </table:table-cell>
          <table:table-cell office:value-type="float" office:value="1.281" calcext:value-type="float">
            <text:p>1.281</text:p>
          </table:table-cell>
          <table:table-cell office:value-type="float" office:value="2.140479705172" calcext:value-type="float">
            <text:p>2.14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211053350743" calcext:value-type="float">
            <text:p>1.2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0.7611197996687" calcext:value-type="float">
            <text:p>7.61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3041119289036" calcext:value-type="float">
            <text:p>3.04E-01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0.722" calcext:value-type="float">
            <text:p>0.722</text:p>
          </table:table-cell>
          <table:table-cell office:value-type="float" office:value="1.282" calcext:value-type="float">
            <text:p>1.282</text:p>
          </table:table-cell>
          <table:table-cell office:value-type="float" office:value="1.172719355057" calcext:value-type="float">
            <text:p>1.1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714942499828" calcext:value-type="float">
            <text:p>1.714942499828</text:p>
          </table:table-cell>
          <table:table-cell office:value-type="float" office:value="1.282" calcext:value-type="float">
            <text:p>1.282</text:p>
          </table:table-cell>
          <table:table-cell office:value-type="float" office:value="1.963664181713" calcext:value-type="float">
            <text:p>1.9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156878897737" calcext:value-type="float">
            <text:p>1.1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0.6067199089124" calcext:value-type="float">
            <text:p>6.07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1091127394165" calcext:value-type="float">
            <text:p>1.09E-01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0.658" calcext:value-type="float">
            <text:p>0.658</text:p>
          </table:table-cell>
          <table:table-cell office:value-type="float" office:value="1.283" calcext:value-type="float">
            <text:p>1.283</text:p>
          </table:table-cell>
          <table:table-cell office:value-type="float" office:value="1.025717998118" calcext:value-type="float">
            <text:p>1.03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524884418707" calcext:value-type="float">
            <text:p>1.524884418707</text:p>
          </table:table-cell>
          <table:table-cell office:value-type="float" office:value="1.283" calcext:value-type="float">
            <text:p>1.283</text:p>
          </table:table-cell>
          <table:table-cell office:value-type="float" office:value="1.650719393099" calcext:value-type="float">
            <text:p>1.6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040950423173" calcext:value-type="float">
            <text:p>1.04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0.4155371702467" calcext:value-type="float">
            <text:p>4.16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-0.07370551682813" calcext:value-type="float">
            <text:p>-7.37E-02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84" calcext:value-type="float">
            <text:p>1.284</text:p>
          </table:table-cell>
          <table:table-cell office:value-type="float" office:value="0.8667935583154" calcext:value-type="float">
            <text:p>8.6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344072503" calcext:value-type="float">
            <text:p>1.299344072503</text:p>
          </table:table-cell>
          <table:table-cell office:value-type="float" office:value="1.284" calcext:value-type="float">
            <text:p>1.284</text:p>
          </table:table-cell>
          <table:table-cell office:value-type="float" office:value="1.236997866031" calcext:value-type="float">
            <text:p>1.24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0.8569383822433" calcext:value-type="float">
            <text:p>8.5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2025065607457" calcext:value-type="float">
            <text:p>2.03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-0.2267375491533" calcext:value-type="float">
            <text:p>-2.27E-01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0.533" calcext:value-type="float">
            <text:p>0.533</text:p>
          </table:table-cell>
          <table:table-cell office:value-type="float" office:value="1.285" calcext:value-type="float">
            <text:p>1.285</text:p>
          </table:table-cell>
          <table:table-cell office:value-type="float" office:value="0.6924407251223" calcext:value-type="float">
            <text:p>6.92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1.038796313299" calcext:value-type="float">
            <text:p>1.038796313299</text:p>
          </table:table-cell>
          <table:table-cell office:value-type="float" office:value="1.285" calcext:value-type="float">
            <text:p>1.285</text:p>
          </table:table-cell>
          <table:table-cell office:value-type="float" office:value="0.7759373494758" calcext:value-type="float">
            <text:p>7.76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134326464732" calcext:value-type="float">
            <text:p>6.13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-0.01293717222892" calcext:value-type="float">
            <text:p>-1.29E-02</text:p>
          </table:table-cell>
          <table:table-cell office:value-type="float" office:value="1.285" calcext:value-type="float">
            <text:p>1.285</text:p>
          </table:table-cell>
          <table:table-cell office:value-type="float" office:value="-0.3426572949191" calcext:value-type="float">
            <text:p>-3.43E-01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0.47" calcext:value-type="float">
            <text:p>0.47</text:p>
          </table:table-cell>
          <table:table-cell office:value-type="float" office:value="1.286" calcext:value-type="float">
            <text:p>1.286</text:p>
          </table:table-cell>
          <table:table-cell office:value-type="float" office:value="0.503506945531" calcext:value-type="float">
            <text:p>5.0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7542842823063" calcext:value-type="float">
            <text:p>0.7542842823063</text:p>
          </table:table-cell>
          <table:table-cell office:value-type="float" office:value="1.286" calcext:value-type="float">
            <text:p>1.286</text:p>
          </table:table-cell>
          <table:table-cell office:value-type="float" office:value="0.3198480539973" calcext:value-type="float">
            <text:p>3.2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283442416257" calcext:value-type="float">
            <text:p>3.28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2139467477994" calcext:value-type="float">
            <text:p>-2.1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4241202269674" calcext:value-type="float">
            <text:p>-4.24E-01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0.407" calcext:value-type="float">
            <text:p>0.407</text:p>
          </table:table-cell>
          <table:table-cell office:value-type="float" office:value="1.287" calcext:value-type="float">
            <text:p>1.287</text:p>
          </table:table-cell>
          <table:table-cell office:value-type="float" office:value="0.2997689019508" calcext:value-type="float">
            <text:p>3.0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467323776285" calcext:value-type="float">
            <text:p>0.4467323776285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8276031051012" calcext:value-type="float">
            <text:p>-8.28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0.02395521570352" calcext:value-type="float">
            <text:p>2.40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-0.3876275780458" calcext:value-type="float">
            <text:p>-3.88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740162761003" calcext:value-type="float">
            <text:p>-4.74E-01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0.34" calcext:value-type="float">
            <text:p>0.34</text:p>
          </table:table-cell>
          <table:table-cell office:value-type="float" office:value="1.288" calcext:value-type="float">
            <text:p>1.288</text:p>
          </table:table-cell>
          <table:table-cell office:value-type="float" office:value="0.09004918234528" calcext:value-type="float">
            <text:p>9.00E-02</text:p>
          </table:table-cell>
          <table:table-cell office:value-type="float" office:value="1.288" calcext:value-type="float">
            <text:p>1.288</text:p>
          </table:table-cell>
          <table:table-cell office:value-type="float" office:value="0.1290682554951" calcext:value-type="float">
            <text:p>0.129068255495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016862778861" calcext:value-type="float">
            <text:p>-4.02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2735793856763" calcext:value-type="float">
            <text:p>-2.74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5287036988801" calcext:value-type="float">
            <text:p>-5.2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989036237122" calcext:value-type="float">
            <text:p>-4.99E-01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0.27" calcext:value-type="float">
            <text:p>0.27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205977458396" calcext:value-type="float">
            <text:p>-1.21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904899188911" calcext:value-type="float">
            <text:p>-0.190489918891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99892045413" calcext:value-type="float">
            <text:p>-6.30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5475125074978" calcext:value-type="float">
            <text:p>-5.48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367192626759" calcext:value-type="float">
            <text:p>-6.37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4953934861601" calcext:value-type="float">
            <text:p>-4.95E-01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-0.326706869224" calcext:value-type="float">
            <text:p>-3.27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5061932806242" calcext:value-type="float">
            <text:p>-0.5061932806242</text:p>
          </table:table-cell>
          <table:table-cell office:value-type="float" office:value="1.29" calcext:value-type="float">
            <text:p>1.29</text:p>
          </table:table-cell>
          <table:table-cell office:value-type="float" office:value="-0.7710351549198" calcext:value-type="float">
            <text:p>-7.71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820885563641" calcext:value-type="float">
            <text:p>-7.82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102486339793" calcext:value-type="float">
            <text:p>-7.10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4644572179645" calcext:value-type="float">
            <text:p>-4.64E-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0.127" calcext:value-type="float">
            <text:p>0.127</text:p>
          </table:table-cell>
          <table:table-cell office:value-type="float" office:value="1.291" calcext:value-type="float">
            <text:p>1.291</text:p>
          </table:table-cell>
          <table:table-cell office:value-type="float" office:value="-0.5210470399673" calcext:value-type="float">
            <text:p>-5.21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004179380815" calcext:value-type="float">
            <text:p>-0.8004179380815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547719704448" calcext:value-type="float">
            <text:p>-8.5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9651358120454" calcext:value-type="float">
            <text:p>-9.6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7578270367171" calcext:value-type="float">
            <text:p>-7.58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4047124850459" calcext:value-type="float">
            <text:p>-4.05E-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0.0517" calcext:value-type="float">
            <text:p>0.0517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014321478917" calcext:value-type="float">
            <text:p>-7.01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7655820269" calcext:value-type="float">
            <text:p>-1.07655820269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219531960459" calcext:value-type="float">
            <text:p>-9.2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9402803933" calcext:value-type="float">
            <text:p>-1.09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818343384451" calcext:value-type="float">
            <text:p>-7.8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0.3203033772701" calcext:value-type="float">
            <text:p>-3.20E-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1.293" calcext:value-type="float">
            <text:p>1.293</text:p>
          </table:table-cell>
          <table:table-cell office:value-type="float" office:value="-0.8567566529376" calcext:value-type="float">
            <text:p>-8.57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.310999721268" calcext:value-type="float">
            <text:p>-1.310999721268</text:p>
          </table:table-cell>
          <table:table-cell office:value-type="float" office:value="1.293" calcext:value-type="float">
            <text:p>1.293</text:p>
          </table:table-cell>
          <table:table-cell office:value-type="float" office:value="-1.005053312944" calcext:value-type="float">
            <text:p>-1.01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1.171114269742" calcext:value-type="float">
            <text:p>-1.17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7706168635939" calcext:value-type="float">
            <text:p>-7.71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0.2167968006782" calcext:value-type="float">
            <text:p>-2.17E-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1.294" calcext:value-type="float">
            <text:p>1.294</text:p>
          </table:table-cell>
          <table:table-cell office:value-type="float" office:value="-0.9956298874484" calcext:value-type="float">
            <text:p>-9.96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.524562295333" calcext:value-type="float">
            <text:p>-1.524562295333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29156133956" calcext:value-type="float">
            <text:p>-1.13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212337208652" calcext:value-type="float">
            <text:p>-1.21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0.7268704527064" calcext:value-type="float">
            <text:p>-7.27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37298281208" calcext:value-type="float">
            <text:p>-1.04E-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110533097316" calcext:value-type="float">
            <text:p>-1.11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705479080392" calcext:value-type="float">
            <text:p>-1.70547908039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303974908537" calcext:value-type="float">
            <text:p>-1.30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30197375414" calcext:value-type="float">
            <text:p>-1.2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0.6421501444451" calcext:value-type="float">
            <text:p>-6.42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0.01684888260185" calcext:value-type="float">
            <text:p>1.68E-02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6545118501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872033337547" calcext:value-type="float">
            <text:p>-1.872033337547</text:p>
          </table:table-cell>
          <table:table-cell office:value-type="float" office:value="1.296" calcext:value-type="float">
            <text:p>1.296</text:p>
          </table:table-cell>
          <table:table-cell office:value-type="float" office:value="-1.525348584759" calcext:value-type="float">
            <text:p>-1.53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7992139723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0.5197361789388" calcext:value-type="float">
            <text:p>-5.20E-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1436591003826" calcext:value-type="float">
            <text:p>1.44E-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0.25" calcext:value-type="float">
            <text:p>-0.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295965187038" calcext:value-type="float">
            <text:p>-1.30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99031474025" calcext:value-type="float">
            <text:p>-1.990314740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46149335605" calcext:value-type="float">
            <text:p>-1.75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178121377251" calcext:value-type="float">
            <text:p>-1.18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673934284451" calcext:value-type="float">
            <text:p>-3.67E-01</text:p>
          </table:table-cell>
          <table:table-cell office:value-type="float" office:value="1.297" calcext:value-type="float">
            <text:p>1.297</text:p>
          </table:table-cell>
          <table:table-cell office:value-type="float" office:value="0.2806832159234" calcext:value-type="float">
            <text:p>2.81E-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0.283" calcext:value-type="float">
            <text:p>-0.28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369995282681" calcext:value-type="float">
            <text:p>-1.37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2.103879062613" calcext:value-type="float">
            <text:p>-2.10387906261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48028301814" calcext:value-type="float">
            <text:p>-1.9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108781257639" calcext:value-type="float">
            <text:p>-1.11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0.2033103499176" calcext:value-type="float">
            <text:p>-2.03E-01</text:p>
          </table:table-cell>
          <table:table-cell office:value-type="float" office:value="1.298" calcext:value-type="float">
            <text:p>1.298</text:p>
          </table:table-cell>
          <table:table-cell office:value-type="float" office:value="0.4232139109458" calcext:value-type="float">
            <text:p>4.23E-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0.305" calcext:value-type="float">
            <text:p>-0.305</text:p>
          </table:table-cell>
          <table:table-cell office:value-type="float" office:value="1.299" calcext:value-type="float">
            <text:p>1.299</text:p>
          </table:table-cell>
          <table:table-cell office:value-type="float" office:value="-1.432224321103" calcext:value-type="float">
            <text:p>-1.4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195644845695" calcext:value-type="float">
            <text:p>-2.195644845695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2135186664" calcext:value-type="float">
            <text:p>-2.06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0.9789034371213" calcext:value-type="float">
            <text:p>-9.79E-01</text:p>
          </table:table-cell>
          <table:table-cell office:value-type="float" office:value="1.299" calcext:value-type="float">
            <text:p>1.299</text:p>
          </table:table-cell>
          <table:table-cell office:value-type="float" office:value="-0.0308924060312" calcext:value-type="float">
            <text:p>-3.09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0.5611994600746" calcext:value-type="float">
            <text:p>5.61E-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3" calcext:value-type="float">
            <text:p>1.3</text:p>
          </table:table-cell>
          <table:table-cell office:value-type="float" office:value="-1.484763424776" calcext:value-type="float">
            <text:p>-1.4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232904830471" calcext:value-type="float">
            <text:p>-2.232904830471</text:p>
          </table:table-cell>
          <table:table-cell office:value-type="float" office:value="1.3" calcext:value-type="float">
            <text:p>1.3</text:p>
          </table:table-cell>
          <table:table-cell office:value-type="float" office:value="-2.07113617102" calcext:value-type="float">
            <text:p>-2.07E+00</text:p>
          </table:table-cell>
          <table:table-cell office:value-type="float" office:value="1.3" calcext:value-type="float">
            <text:p>1.3</text:p>
          </table:table-cell>
          <table:table-cell office:value-type="float" office:value="-0.8179566186906" calcext:value-type="float">
            <text:p>-8.18E-01</text:p>
          </table:table-cell>
          <table:table-cell office:value-type="float" office:value="1.3" calcext:value-type="float">
            <text:p>1.3</text:p>
          </table:table-cell>
          <table:table-cell office:value-type="float" office:value="0.1348710632393" calcext:value-type="float">
            <text:p>1.35E-01</text:p>
          </table:table-cell>
          <table:table-cell office:value-type="float" office:value="1.3" calcext:value-type="float">
            <text:p>1.3</text:p>
          </table:table-cell>
          <table:table-cell office:value-type="float" office:value="0.6786555054126" calcext:value-type="float">
            <text:p>6.79E-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301" calcext:value-type="float">
            <text:p>1.301</text:p>
          </table:table-cell>
          <table:table-cell office:value-type="float" office:value="-1.524549620351" calcext:value-type="float">
            <text:p>-1.52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2.235983298689" calcext:value-type="float">
            <text:p>-2.235983298689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40233516446" calcext:value-type="float">
            <text:p>-1.94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0.6066697583581" calcext:value-type="float">
            <text:p>-6.07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3001190430454" calcext:value-type="float">
            <text:p>3.00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7548071545867" calcext:value-type="float">
            <text:p>7.55E-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0.338" calcext:value-type="float">
            <text:p>-0.338</text:p>
          </table:table-cell>
          <table:table-cell office:value-type="float" office:value="1.302" calcext:value-type="float">
            <text:p>1.302</text:p>
          </table:table-cell>
          <table:table-cell office:value-type="float" office:value="-1.538246825636" calcext:value-type="float">
            <text:p>-1.54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2.192291382831" calcext:value-type="float">
            <text:p>-2.192291382831</text:p>
          </table:table-cell>
          <table:table-cell office:value-type="float" office:value="1.302" calcext:value-type="float">
            <text:p>1.302</text:p>
          </table:table-cell>
          <table:table-cell office:value-type="float" office:value="-1.68669193572" calcext:value-type="float">
            <text:p>-1.69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602806099802" calcext:value-type="float">
            <text:p>-3.60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4611651593804" calcext:value-type="float">
            <text:p>4.61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7766866326709" calcext:value-type="float">
            <text:p>7.77E-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303" calcext:value-type="float">
            <text:p>1.303</text:p>
          </table:table-cell>
          <table:table-cell office:value-type="float" office:value="-1.52844740081" calcext:value-type="float">
            <text:p>-1.53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2.067056366829" calcext:value-type="float">
            <text:p>-2.067056366829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55273992711" calcext:value-type="float">
            <text:p>-1.36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0.1020232644115" calcext:value-type="float">
            <text:p>-1.02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6146174096794" calcext:value-type="float">
            <text:p>6.15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7309712789255" calcext:value-type="float">
            <text:p>7.31E-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0.353" calcext:value-type="float">
            <text:p>-0.353</text:p>
          </table:table-cell>
          <table:table-cell office:value-type="float" office:value="1.304" calcext:value-type="float">
            <text:p>1.304</text:p>
          </table:table-cell>
          <table:table-cell office:value-type="float" office:value="-1.477625022339" calcext:value-type="float">
            <text:p>-1.48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888436979888" calcext:value-type="float">
            <text:p>-1.888436979888</text:p>
          </table:table-cell>
          <table:table-cell office:value-type="float" office:value="1.304" calcext:value-type="float">
            <text:p>1.304</text:p>
          </table:table-cell>
          <table:table-cell office:value-type="float" office:value="-0.9820015046785" calcext:value-type="float">
            <text:p>-9.82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1540509126472" calcext:value-type="float">
            <text:p>1.54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7526301831561" calcext:value-type="float">
            <text:p>7.53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624742561602" calcext:value-type="float">
            <text:p>6.25E-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0.363" calcext:value-type="float">
            <text:p>-0.36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410395623054" calcext:value-type="float">
            <text:p>-1.41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1.651360688596" calcext:value-type="float">
            <text:p>-1.651360688596</text:p>
          </table:table-cell>
          <table:table-cell office:value-type="float" office:value="1.305" calcext:value-type="float">
            <text:p>1.305</text:p>
          </table:table-cell>
          <table:table-cell office:value-type="float" office:value="-0.5969877164904" calcext:value-type="float">
            <text:p>-5.97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3958176495625" calcext:value-type="float">
            <text:p>3.96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86115749527" calcext:value-type="float">
            <text:p>8.61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4716776617791" calcext:value-type="float">
            <text:p>4.72E-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306" calcext:value-type="float">
            <text:p>1.306</text:p>
          </table:table-cell>
          <table:table-cell office:value-type="float" office:value="-1.298085235263" calcext:value-type="float">
            <text:p>-1.30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1.370830131423" calcext:value-type="float">
            <text:p>-1.37083013142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625762074387" calcext:value-type="float">
            <text:p>-2.63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6157881739093" calcext:value-type="float">
            <text:p>6.16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238546897102" calcext:value-type="float">
            <text:p>9.24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2896687539954" calcext:value-type="float">
            <text:p>2.90E-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7" calcext:value-type="float">
            <text:p>1.307</text:p>
          </table:table-cell>
          <table:table-cell office:value-type="float" office:value="-1.149814517083" calcext:value-type="float">
            <text:p>-1.1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-1.034463039162" calcext:value-type="float">
            <text:p>-1.03446303916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954895265839" calcext:value-type="float">
            <text:p>3.95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8042014683582" calcext:value-type="float">
            <text:p>8.04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926460855487" calcext:value-type="float">
            <text:p>9.26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1020534838382" calcext:value-type="float">
            <text:p>1.02E-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308" calcext:value-type="float">
            <text:p>1.308</text:p>
          </table:table-cell>
          <table:table-cell office:value-type="float" office:value="-0.9744216711157" calcext:value-type="float">
            <text:p>-9.7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6801760545621" calcext:value-type="float">
            <text:p>-0.680176054562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37672695411" calcext:value-type="float">
            <text:p>3.0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9635651196934" calcext:value-type="float">
            <text:p>9.6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8618076373802" calcext:value-type="float">
            <text:p>8.62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07157249593566" calcext:value-type="float">
            <text:p>-7.16E-02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9" calcext:value-type="float">
            <text:p>1.309</text:p>
          </table:table-cell>
          <table:table-cell office:value-type="float" office:value="-0.7781982207544" calcext:value-type="float">
            <text:p>-7.78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3106870665455" calcext:value-type="float">
            <text:p>-0.3106870665455</text:p>
          </table:table-cell>
          <table:table-cell office:value-type="float" office:value="1.309" calcext:value-type="float">
            <text:p>1.309</text:p>
          </table:table-cell>
          <table:table-cell office:value-type="float" office:value="0.5405226554309" calcext:value-type="float">
            <text:p>5.41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1.096716449993" calcext:value-type="float">
            <text:p>1.10E+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7339453568022" calcext:value-type="float">
            <text:p>7.34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2173259786269" calcext:value-type="float">
            <text:p>-2.17E-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31" calcext:value-type="float">
            <text:p>1.31</text:p>
          </table:table-cell>
          <table:table-cell office:value-type="float" office:value="-0.5569361052968" calcext:value-type="float">
            <text:p>-5.57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06136579950698" calcext:value-type="float">
            <text:p>0.06136579950698</text:p>
          </table:table-cell>
          <table:table-cell office:value-type="float" office:value="1.31" calcext:value-type="float">
            <text:p>1.31</text:p>
          </table:table-cell>
          <table:table-cell office:value-type="float" office:value="0.7782494646931" calcext:value-type="float">
            <text:p>7.78E-01</text:p>
          </table:table-cell>
          <table:table-cell office:value-type="float" office:value="1.31" calcext:value-type="float">
            <text:p>1.31</text:p>
          </table:table-cell>
          <table:table-cell office:value-type="float" office:value="1.191821153106" calcext:value-type="float">
            <text:p>1.19E+00</text:p>
          </table:table-cell>
          <table:table-cell office:value-type="float" office:value="1.31" calcext:value-type="float">
            <text:p>1.31</text:p>
          </table:table-cell>
          <table:table-cell office:value-type="float" office:value="0.5537767987762" calcext:value-type="float">
            <text:p>5.54E-01</text:p>
          </table:table-cell>
          <table:table-cell office:value-type="float" office:value="1.31" calcext:value-type="float">
            <text:p>1.31</text:p>
          </table:table-cell>
          <table:table-cell office:value-type="float" office:value="-0.327673057227" calcext:value-type="float">
            <text:p>-3.28E-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311" calcext:value-type="float">
            <text:p>1.311</text:p>
          </table:table-cell>
          <table:table-cell office:value-type="float" office:value="-0.3382829896769" calcext:value-type="float">
            <text:p>-3.38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425265410495" calcext:value-type="float">
            <text:p>0.425265410495</text:p>
          </table:table-cell>
          <table:table-cell office:value-type="float" office:value="1.311" calcext:value-type="float">
            <text:p>1.311</text:p>
          </table:table-cell>
          <table:table-cell office:value-type="float" office:value="1.034899908959" calcext:value-type="float">
            <text:p>1.03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1.243654351728" calcext:value-type="float">
            <text:p>1.24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0.3432486218084" calcext:value-type="float">
            <text:p>3.43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-0.4086030149378" calcext:value-type="float">
            <text:p>-4.09E-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0.317" calcext:value-type="float">
            <text:p>-0.317</text:p>
          </table:table-cell>
          <table:table-cell office:value-type="float" office:value="1.312" calcext:value-type="float">
            <text:p>1.312</text:p>
          </table:table-cell>
          <table:table-cell office:value-type="float" office:value="-0.1076130952928" calcext:value-type="float">
            <text:p>-1.0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769234699659" calcext:value-type="float">
            <text:p>0.769234699659</text:p>
          </table:table-cell>
          <table:table-cell office:value-type="float" office:value="1.312" calcext:value-type="float">
            <text:p>1.312</text:p>
          </table:table-cell>
          <table:table-cell office:value-type="float" office:value="1.31822320309" calcext:value-type="float">
            <text:p>1.32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239724847133" calcext:value-type="float">
            <text:p>1.24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1199077030006" calcext:value-type="float">
            <text:p>1.20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-0.4597156049375" calcext:value-type="float">
            <text:p>-4.60E-01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313" calcext:value-type="float">
            <text:p>1.313</text:p>
          </table:table-cell>
          <table:table-cell office:value-type="float" office:value="0.1284459103016" calcext:value-type="float">
            <text:p>1.28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1.090792950867" calcext:value-type="float">
            <text:p>1.090792950867</text:p>
          </table:table-cell>
          <table:table-cell office:value-type="float" office:value="1.313" calcext:value-type="float">
            <text:p>1.313</text:p>
          </table:table-cell>
          <table:table-cell office:value-type="float" office:value="1.623112794354" calcext:value-type="float">
            <text:p>1.62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177198505879" calcext:value-type="float">
            <text:p>1.18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0.09483195946855" calcext:value-type="float">
            <text:p>-9.48E-02</text:p>
          </table:table-cell>
          <table:table-cell office:value-type="float" office:value="1.313" calcext:value-type="float">
            <text:p>1.313</text:p>
          </table:table-cell>
          <table:table-cell office:value-type="float" office:value="-0.4881991931579" calcext:value-type="float">
            <text:p>-4.88E-01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0.221" calcext:value-type="float">
            <text:p>-0.221</text:p>
          </table:table-cell>
          <table:table-cell office:value-type="float" office:value="1.314" calcext:value-type="float">
            <text:p>1.314</text:p>
          </table:table-cell>
          <table:table-cell office:value-type="float" office:value="0.3625671395628" calcext:value-type="float">
            <text:p>3.63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1.371304744996" calcext:value-type="float">
            <text:p>1.371304744996</text:p>
          </table:table-cell>
          <table:table-cell office:value-type="float" office:value="1.314" calcext:value-type="float">
            <text:p>1.314</text:p>
          </table:table-cell>
          <table:table-cell office:value-type="float" office:value="1.897123201804" calcext:value-type="float">
            <text:p>1.9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046130358185" calcext:value-type="float">
            <text:p>1.05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-0.2821133066899" calcext:value-type="float">
            <text:p>-2.82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-0.4913995493968" calcext:value-type="float">
            <text:p>-4.91E-01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15" calcext:value-type="float">
            <text:p>1.315</text:p>
          </table:table-cell>
          <table:table-cell office:value-type="float" office:value="0.5928295116538" calcext:value-type="float">
            <text:p>5.93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1.610982435165" calcext:value-type="float">
            <text:p>1.610982435165</text:p>
          </table:table-cell>
          <table:table-cell office:value-type="float" office:value="1.315" calcext:value-type="float">
            <text:p>1.315</text:p>
          </table:table-cell>
          <table:table-cell office:value-type="float" office:value="2.091891648887" calcext:value-type="float">
            <text:p>2.09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0.8538189436543" calcext:value-type="float">
            <text:p>8.54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37800496637" calcext:value-type="float">
            <text:p>-4.38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643107131617" calcext:value-type="float">
            <text:p>-4.64E-01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1.316" calcext:value-type="float">
            <text:p>1.316</text:p>
          </table:table-cell>
          <table:table-cell office:value-type="float" office:value="0.8150680807816" calcext:value-type="float">
            <text:p>8.15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1.806025817288" calcext:value-type="float">
            <text:p>1.806025817288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2523399631" calcext:value-type="float">
            <text:p>2.16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0.6127590160258" calcext:value-type="float">
            <text:p>6.13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5557484109485" calcext:value-type="float">
            <text:p>-5.56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4111080258734" calcext:value-type="float">
            <text:p>-4.11E-01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1.317" calcext:value-type="float">
            <text:p>1.317</text:p>
          </table:table-cell>
          <table:table-cell office:value-type="float" office:value="1.032998946074" calcext:value-type="float">
            <text:p>1.03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1.953414028229" calcext:value-type="float">
            <text:p>1.953414028229</text:p>
          </table:table-cell>
          <table:table-cell office:value-type="float" office:value="1.317" calcext:value-type="float">
            <text:p>1.317</text:p>
          </table:table-cell>
          <table:table-cell office:value-type="float" office:value="2.078499237895" calcext:value-type="float">
            <text:p>2.0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0.3389036021055" calcext:value-type="float">
            <text:p>3.39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6426477915662" calcext:value-type="float">
            <text:p>-6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3290945144816" calcext:value-type="float">
            <text:p>-3.29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1.318" calcext:value-type="float">
            <text:p>1.318</text:p>
          </table:table-cell>
          <table:table-cell office:value-type="float" office:value="1.229814227499" calcext:value-type="float">
            <text:p>1.23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2.054918103827" calcext:value-type="float">
            <text:p>2.054918103827</text:p>
          </table:table-cell>
          <table:table-cell office:value-type="float" office:value="1.318" calcext:value-type="float">
            <text:p>1.318</text:p>
          </table:table-cell>
          <table:table-cell office:value-type="float" office:value="1.853228928568" calcext:value-type="float">
            <text:p>1.85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0.05458424463658" calcext:value-type="float">
            <text:p>5.46E-02</text:p>
          </table:table-cell>
          <table:table-cell office:value-type="float" office:value="1.318" calcext:value-type="float">
            <text:p>1.318</text:p>
          </table:table-cell>
          <table:table-cell office:value-type="float" office:value="-0.7014980556813" calcext:value-type="float">
            <text:p>-7.01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-0.222185699953" calcext:value-type="float">
            <text:p>-2.22E-01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0.135" calcext:value-type="float">
            <text:p>0.135</text:p>
          </table:table-cell>
          <table:table-cell office:value-type="float" office:value="1.319" calcext:value-type="float">
            <text:p>1.319</text:p>
          </table:table-cell>
          <table:table-cell office:value-type="float" office:value="1.400174984693" calcext:value-type="float">
            <text:p>1.40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2.095136511769" calcext:value-type="float">
            <text:p>2.095136511769</text:p>
          </table:table-cell>
          <table:table-cell office:value-type="float" office:value="1.319" calcext:value-type="float">
            <text:p>1.319</text:p>
          </table:table-cell>
          <table:table-cell office:value-type="float" office:value="1.506278985656" calcext:value-type="float">
            <text:p>1.51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-0.2248664895761" calcext:value-type="float">
            <text:p>-2.25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7389365347044" calcext:value-type="float">
            <text:p>-7.39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1061030281327" calcext:value-type="float">
            <text:p>-1.06E-01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.221" calcext:value-type="float">
            <text:p>0.221</text:p>
          </table:table-cell>
          <table:table-cell office:value-type="float" office:value="1.32" calcext:value-type="float">
            <text:p>1.32</text:p>
          </table:table-cell>
          <table:table-cell office:value-type="float" office:value="1.550980636996" calcext:value-type="float">
            <text:p>1.55E+00</text:p>
          </table:table-cell>
          <table:table-cell office:value-type="float" office:value="1.32" calcext:value-type="float">
            <text:p>1.32</text:p>
          </table:table-cell>
          <table:table-cell office:value-type="float" office:value="2.087865798201" calcext:value-type="float">
            <text:p>2.087865798201</text:p>
          </table:table-cell>
          <table:table-cell office:value-type="float" office:value="1.32" calcext:value-type="float">
            <text:p>1.32</text:p>
          </table:table-cell>
          <table:table-cell office:value-type="float" office:value="1.086092127288" calcext:value-type="float">
            <text:p>1.09E+00</text:p>
          </table:table-cell>
          <table:table-cell office:value-type="float" office:value="1.32" calcext:value-type="float">
            <text:p>1.32</text:p>
          </table:table-cell>
          <table:table-cell office:value-type="float" office:value="-0.4783316124791" calcext:value-type="float">
            <text:p>-4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-0.7585878349992" calcext:value-type="float">
            <text:p>-7.59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01788492144267" calcext:value-type="float">
            <text:p>1.79E-02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1" calcext:value-type="float">
            <text:p>1.321</text:p>
          </table:table-cell>
          <table:table-cell office:value-type="float" office:value="1.666436421413" calcext:value-type="float">
            <text:p>1.6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2.044957919829" calcext:value-type="float">
            <text:p>2.044957919829</text:p>
          </table:table-cell>
          <table:table-cell office:value-type="float" office:value="1.321" calcext:value-type="float">
            <text:p>1.321</text:p>
          </table:table-cell>
          <table:table-cell office:value-type="float" office:value="0.6328371403777" calcext:value-type="float">
            <text:p>6.33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6969715348658" calcext:value-type="float">
            <text:p>-6.97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7492011851402" calcext:value-type="float">
            <text:p>-7.49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1471628759864" calcext:value-type="float">
            <text:p>1.47E-01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0.395" calcext:value-type="float">
            <text:p>0.3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756638437109" calcext:value-type="float">
            <text:p>1.76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1.952134128741" calcext:value-type="float">
            <text:p>1.95213412874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043326122363" calcext:value-type="float">
            <text:p>2.04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8759154057712" calcext:value-type="float">
            <text:p>-8.76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708468798541" calcext:value-type="float">
            <text:p>-7.08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828925366599" calcext:value-type="float">
            <text:p>2.83E-01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0.483" calcext:value-type="float">
            <text:p>0.4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807036634756" calcext:value-type="float">
            <text:p>1.8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1.823462839434" calcext:value-type="float">
            <text:p>1.823462839434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38457972406" calcext:value-type="float">
            <text:p>-1.64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-1.011687107251" calcext:value-type="float">
            <text:p>-1.0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6232854853321" calcext:value-type="float">
            <text:p>-6.23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4213751823535" calcext:value-type="float">
            <text:p>4.21E-01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0.564" calcext:value-type="float">
            <text:p>0.564</text:p>
          </table:table-cell>
          <table:table-cell office:value-type="float" office:value="1.324" calcext:value-type="float">
            <text:p>1.324</text:p>
          </table:table-cell>
          <table:table-cell office:value-type="float" office:value="1.820478892201" calcext:value-type="float">
            <text:p>1.82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1.656898688753" calcext:value-type="float">
            <text:p>1.656898688753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44805896235" calcext:value-type="float">
            <text:p>-4.4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-1.101927433194" calcext:value-type="float">
            <text:p>-1.10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967389875121" calcext:value-type="float">
            <text:p>-4.97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5536630054153" calcext:value-type="float">
            <text:p>5.54E-01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0.64" calcext:value-type="float">
            <text:p>0.64</text:p>
          </table:table-cell>
          <table:table-cell office:value-type="float" office:value="1.325" calcext:value-type="float">
            <text:p>1.325</text:p>
          </table:table-cell>
          <table:table-cell office:value-type="float" office:value="1.812060994192" calcext:value-type="float">
            <text:p>1.81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1.454141425206" calcext:value-type="float">
            <text:p>1.454141425206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09971452494" calcext:value-type="float">
            <text:p>-6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-1.171463486043" calcext:value-type="float">
            <text:p>-1.1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3407364066354" calcext:value-type="float">
            <text:p>-3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6659563735743" calcext:value-type="float">
            <text:p>6.66E-01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0.714" calcext:value-type="float">
            <text:p>0.714</text:p>
          </table:table-cell>
          <table:table-cell office:value-type="float" office:value="1.326" calcext:value-type="float">
            <text:p>1.326</text:p>
          </table:table-cell>
          <table:table-cell office:value-type="float" office:value="1.775316040059" calcext:value-type="float">
            <text:p>1.78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1.215996012769" calcext:value-type="float">
            <text:p>1.215996012769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85305176092" calcext:value-type="float">
            <text:p>-7.69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-1.212091587644" calcext:value-type="float">
            <text:p>-1.2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170343686599" calcext:value-type="float">
            <text:p>-1.70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7414546044468" calcext:value-type="float">
            <text:p>7.41E-01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0.777" calcext:value-type="float">
            <text:p>0.777</text:p>
          </table:table-cell>
          <table:table-cell office:value-type="float" office:value="1.327" calcext:value-type="float">
            <text:p>1.327</text:p>
          </table:table-cell>
          <table:table-cell office:value-type="float" office:value="1.71147349161" calcext:value-type="float">
            <text:p>1.7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9458816040207" calcext:value-type="float">
            <text:p>0.9458816040207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524252457649" calcext:value-type="float">
            <text:p>-8.52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1.226158954006" calcext:value-type="float">
            <text:p>-1.23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005081359217357" calcext:value-type="float">
            <text:p>5.08E-03</text:p>
          </table:table-cell>
          <table:table-cell office:value-type="float" office:value="1.327" calcext:value-type="float">
            <text:p>1.327</text:p>
          </table:table-cell>
          <table:table-cell office:value-type="float" office:value="0.7638229979327" calcext:value-type="float">
            <text:p>7.64E-01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0.834" calcext:value-type="float">
            <text:p>0.83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33900210192" calcext:value-type="float">
            <text:p>1.6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650348997077" calcext:value-type="float">
            <text:p>0.650348997077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348027419919" calcext:value-type="float">
            <text:p>-9.35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1.210312747119" calcext:value-type="float">
            <text:p>-1.21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1785038848453" calcext:value-type="float">
            <text:p>1.79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725624133765" calcext:value-type="float">
            <text:p>7.26E-01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0.887" calcext:value-type="float">
            <text:p>0.887</text:p>
          </table:table-cell>
          <table:table-cell office:value-type="float" office:value="1.329" calcext:value-type="float">
            <text:p>1.329</text:p>
          </table:table-cell>
          <table:table-cell office:value-type="float" office:value="1.535756449729" calcext:value-type="float">
            <text:p>1.5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363854817931" calcext:value-type="float">
            <text:p>0.336385481793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41220498671" calcext:value-type="float">
            <text:p>-1.0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1.154648109338" calcext:value-type="float">
            <text:p>-1.15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455429940004" calcext:value-type="float">
            <text:p>3.46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6264503699229" calcext:value-type="float">
            <text:p>6.26E-01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0.926" calcext:value-type="float">
            <text:p>0.926</text:p>
          </table:table-cell>
          <table:table-cell office:value-type="float" office:value="1.33" calcext:value-type="float">
            <text:p>1.33</text:p>
          </table:table-cell>
          <table:table-cell office:value-type="float" office:value="1.426708354743" calcext:value-type="float">
            <text:p>1.43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02002926407216" calcext:value-type="float">
            <text:p>0.02002926407216</text:p>
          </table:table-cell>
          <table:table-cell office:value-type="float" office:value="1.33" calcext:value-type="float">
            <text:p>1.33</text:p>
          </table:table-cell>
          <table:table-cell office:value-type="float" office:value="-1.196861968926" calcext:value-type="float">
            <text:p>-1.20E+00</text:p>
          </table:table-cell>
          <table:table-cell office:value-type="float" office:value="1.33" calcext:value-type="float">
            <text:p>1.33</text:p>
          </table:table-cell>
          <table:table-cell office:value-type="float" office:value="-1.046463662136" calcext:value-type="float">
            <text:p>-1.05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5023518415082" calcext:value-type="float">
            <text:p>5.02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4809740433108" calcext:value-type="float">
            <text:p>4.81E-01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04881487812" calcext:value-type="float">
            <text:p>1.30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3021534500619" calcext:value-type="float">
            <text:p>-0.3021534500619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8788784464" calcext:value-type="float">
            <text:p>-1.39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8726473982936" calcext:value-type="float">
            <text:p>-8.7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6440000562005" calcext:value-type="float">
            <text:p>6.44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3048966502112" calcext:value-type="float">
            <text:p>3.05E-01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0.997" calcext:value-type="float">
            <text:p>0.997</text:p>
          </table:table-cell>
          <table:table-cell office:value-type="float" office:value="1.332" calcext:value-type="float">
            <text:p>1.332</text:p>
          </table:table-cell>
          <table:table-cell office:value-type="float" office:value="1.169649661122" calcext:value-type="float">
            <text:p>1.17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051146269745" calcext:value-type="float">
            <text:p>-0.6051146269745</text:p>
          </table:table-cell>
          <table:table-cell office:value-type="float" office:value="1.332" calcext:value-type="float">
            <text:p>1.332</text:p>
          </table:table-cell>
          <table:table-cell office:value-type="float" office:value="-1.612588093734" calcext:value-type="float">
            <text:p>-1.6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672369025892" calcext:value-type="float">
            <text:p>-6.67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7656295224596" calcext:value-type="float">
            <text:p>7.66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1184988051659" calcext:value-type="float">
            <text:p>1.18E-01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1.02" calcext:value-type="float">
            <text:p>1.02</text:p>
          </table:table-cell>
          <table:table-cell office:value-type="float" office:value="1.333" calcext:value-type="float">
            <text:p>1.333</text:p>
          </table:table-cell>
          <table:table-cell office:value-type="float" office:value="1.021434459727" calcext:value-type="float">
            <text:p>1.02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8928022241283" calcext:value-type="float">
            <text:p>-0.8928022241283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3578107938" calcext:value-type="float">
            <text:p>-1.84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4208264222206" calcext:value-type="float">
            <text:p>-4.21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8550337093095" calcext:value-type="float">
            <text:p>8.55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5661974091871" calcext:value-type="float">
            <text:p>-5.66E-02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1.04" calcext:value-type="float">
            <text:p>1.04</text:p>
          </table:table-cell>
          <table:table-cell office:value-type="float" office:value="1.334" calcext:value-type="float">
            <text:p>1.334</text:p>
          </table:table-cell>
          <table:table-cell office:value-type="float" office:value="0.8583464008823" calcext:value-type="float">
            <text:p>8.58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.150342233426" calcext:value-type="float">
            <text:p>-1.150342233426</text:p>
          </table:table-cell>
          <table:table-cell office:value-type="float" office:value="1.334" calcext:value-type="float">
            <text:p>1.334</text:p>
          </table:table-cell>
          <table:table-cell office:value-type="float" office:value="-2.023406150135" calcext:value-type="float">
            <text:p>-2.02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0.1619258006553" calcext:value-type="float">
            <text:p>-1.62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9032927656482" calcext:value-type="float">
            <text:p>9.03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0.2072925874385" calcext:value-type="float">
            <text:p>-2.0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1.06" calcext:value-type="float">
            <text:p>1.06</text:p>
          </table:table-cell>
          <table:table-cell office:value-type="float" office:value="1.335" calcext:value-type="float">
            <text:p>1.335</text:p>
          </table:table-cell>
          <table:table-cell office:value-type="float" office:value="0.6845745000994" calcext:value-type="float">
            <text:p>6.85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.38047215211" calcext:value-type="float">
            <text:p>-1.38047215211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703827467" calcext:value-type="float">
            <text:p>-2.09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9490965424227" calcext:value-type="float">
            <text:p>9.49E-02</text:p>
          </table:table-cell>
          <table:table-cell office:value-type="float" office:value="1.335" calcext:value-type="float">
            <text:p>1.335</text:p>
          </table:table-cell>
          <table:table-cell office:value-type="float" office:value="0.8927012642182" calcext:value-type="float">
            <text:p>8.93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0.324783710797" calcext:value-type="float">
            <text:p>-3.25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1.06" calcext:value-type="float">
            <text:p>1.06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48594442166" calcext:value-type="float">
            <text:p>4.95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.57498019757" calcext:value-type="float">
            <text:p>-1.57498019757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42048618355" calcext:value-type="float">
            <text:p>-2.04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0.3310373196044" calcext:value-type="float">
            <text:p>3.31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0.8231773811564" calcext:value-type="float">
            <text:p>8.23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4116726089506" calcext:value-type="float">
            <text:p>-4.12E-01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1.05" calcext:value-type="float">
            <text:p>1.05</text:p>
          </table:table-cell>
          <table:table-cell office:value-type="float" office:value="1.337" calcext:value-type="float">
            <text:p>1.337</text:p>
          </table:table-cell>
          <table:table-cell office:value-type="float" office:value="0.2929582006064" calcext:value-type="float">
            <text:p>2.9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.756743306987" calcext:value-type="float">
            <text:p>-1.756743306987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66072171046" calcext:value-type="float">
            <text:p>-1.87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5428557049578" calcext:value-type="float">
            <text:p>5.4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0.6974196032928" calcext:value-type="float">
            <text:p>6.97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4698193475243" calcext:value-type="float">
            <text:p>-4.70E-01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1.04" calcext:value-type="float">
            <text:p>1.04</text:p>
          </table:table-cell>
          <table:table-cell office:value-type="float" office:value="1.338" calcext:value-type="float">
            <text:p>1.338</text:p>
          </table:table-cell>
          <table:table-cell office:value-type="float" office:value="0.08749189758129" calcext:value-type="float">
            <text:p>8.75E-0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902199921272" calcext:value-type="float">
            <text:p>-1.90219992127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586734967815" calcext:value-type="float">
            <text:p>-1.59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0.7320912540959" calcext:value-type="float">
            <text:p>7.32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0.5231209252163" calcext:value-type="float">
            <text:p>5.23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5001612871563" calcext:value-type="float">
            <text:p>-5.00E-01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1.01" calcext:value-type="float">
            <text:p>1.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1174788972656" calcext:value-type="float">
            <text:p>-1.17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2.03178383316" calcext:value-type="float">
            <text:p>-2.03178383316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4728914793" calcext:value-type="float">
            <text:p>-1.25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0.8989729543994" calcext:value-type="float">
            <text:p>8.9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0.3190693591999" calcext:value-type="float">
            <text:p>3.1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4969968914602" calcext:value-type="float">
            <text:p>-4.97E-01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" calcext:value-type="float">
            <text:p>1.34</text:p>
          </table:table-cell>
          <table:table-cell office:value-type="float" office:value="-0.3228296789863" calcext:value-type="float">
            <text:p>-3.23E-01</text:p>
          </table:table-cell>
          <table:table-cell office:value-type="float" office:value="1.34" calcext:value-type="float">
            <text:p>1.34</text:p>
          </table:table-cell>
          <table:table-cell office:value-type="float" office:value="-2.119130682151" calcext:value-type="float">
            <text:p>-2.119130682151</text:p>
          </table:table-cell>
          <table:table-cell office:value-type="float" office:value="1.34" calcext:value-type="float">
            <text:p>1.34</text:p>
          </table:table-cell>
          <table:table-cell office:value-type="float" office:value="-0.8675923339825" calcext:value-type="float">
            <text:p>-8.68E-01</text:p>
          </table:table-cell>
          <table:table-cell office:value-type="float" office:value="1.34" calcext:value-type="float">
            <text:p>1.34</text:p>
          </table:table-cell>
          <table:table-cell office:value-type="float" office:value="1.046642443684" calcext:value-type="float">
            <text:p>1.05E+00</text:p>
          </table:table-cell>
          <table:table-cell office:value-type="float" office:value="1.34" calcext:value-type="float">
            <text:p>1.34</text:p>
          </table:table-cell>
          <table:table-cell office:value-type="float" office:value="0.1022590660494" calcext:value-type="float">
            <text:p>1.02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4786027919463" calcext:value-type="float">
            <text:p>-4.79E-01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0.919" calcext:value-type="float">
            <text:p>0.919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142740908879" calcext:value-type="float">
            <text:p>-5.14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.18613575704" calcext:value-type="float">
            <text:p>-2.18613575704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057759644743" calcext:value-type="float">
            <text:p>-5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7176494862" calcext:value-type="float">
            <text:p>1.17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1059607043635" calcext:value-type="float">
            <text:p>-1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4160233834957" calcext:value-type="float">
            <text:p>-4.16E-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0.868" calcext:value-type="float">
            <text:p>0.86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6919480366113" calcext:value-type="float">
            <text:p>-6.92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.241446194208" calcext:value-type="float">
            <text:p>-2.24144619420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752917795084" calcext:value-type="float">
            <text:p>-1.75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1.2585679845" calcext:value-type="float">
            <text:p>1.26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2967771506283" calcext:value-type="float">
            <text:p>-2.97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283642948701" calcext:value-type="float">
            <text:p>-3.28E-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0.808" calcext:value-type="float">
            <text:p>0.808</text:p>
          </table:table-cell>
          <table:table-cell office:value-type="float" office:value="1.343" calcext:value-type="float">
            <text:p>1.343</text:p>
          </table:table-cell>
          <table:table-cell office:value-type="float" office:value="-0.8519814025768" calcext:value-type="float">
            <text:p>-8.52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.225905654394" calcext:value-type="float">
            <text:p>-2.225905654394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12100941531" calcext:value-type="float">
            <text:p>1.11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1.291288469374" calcext:value-type="float">
            <text:p>1.29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-0.4554164372408" calcext:value-type="float">
            <text:p>-4.5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2206406749709" calcext:value-type="float">
            <text:p>-2.21E-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.749" calcext:value-type="float">
            <text:p>0.74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922113566696" calcext:value-type="float">
            <text:p>-9.92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.155582811138" calcext:value-type="float">
            <text:p>-2.155582811138</text:p>
          </table:table-cell>
          <table:table-cell office:value-type="float" office:value="1.344" calcext:value-type="float">
            <text:p>1.344</text:p>
          </table:table-cell>
          <table:table-cell office:value-type="float" office:value="0.3732184383688" calcext:value-type="float">
            <text:p>3.73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1.254366729782" calcext:value-type="float">
            <text:p>1.25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-0.5792253065613" calcext:value-type="float">
            <text:p>-5.79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032929367382" calcext:value-type="float">
            <text:p>-1.03E-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0.688" calcext:value-type="float">
            <text:p>0.688</text:p>
          </table:table-cell>
          <table:table-cell office:value-type="float" office:value="1.345" calcext:value-type="float">
            <text:p>1.345</text:p>
          </table:table-cell>
          <table:table-cell office:value-type="float" office:value="-1.110755512632" calcext:value-type="float">
            <text:p>-1.11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2.016680902635" calcext:value-type="float">
            <text:p>-2.016680902635</text:p>
          </table:table-cell>
          <table:table-cell office:value-type="float" office:value="1.345" calcext:value-type="float">
            <text:p>1.345</text:p>
          </table:table-cell>
          <table:table-cell office:value-type="float" office:value="0.612532169507" calcext:value-type="float">
            <text:p>6.13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1.138074152878" calcext:value-type="float">
            <text:p>1.14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0.6694152965148" calcext:value-type="float">
            <text:p>-6.69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193446411461" calcext:value-type="float">
            <text:p>1.93E-02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0.624" calcext:value-type="float">
            <text:p>0.624</text:p>
          </table:table-cell>
          <table:table-cell office:value-type="float" office:value="1.346" calcext:value-type="float">
            <text:p>1.346</text:p>
          </table:table-cell>
          <table:table-cell office:value-type="float" office:value="-1.21953963751" calcext:value-type="float">
            <text:p>-1.22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-1.819509988874" calcext:value-type="float">
            <text:p>-1.819509988874</text:p>
          </table:table-cell>
          <table:table-cell office:value-type="float" office:value="1.346" calcext:value-type="float">
            <text:p>1.346</text:p>
          </table:table-cell>
          <table:table-cell office:value-type="float" office:value="0.8620502635873" calcext:value-type="float">
            <text:p>8.62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9466641880183" calcext:value-type="float">
            <text:p>9.47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-0.7310716221978" calcext:value-type="float">
            <text:p>-7.31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1450442013659" calcext:value-type="float">
            <text:p>1.45E-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0.563" calcext:value-type="float">
            <text:p>0.563</text:p>
          </table:table-cell>
          <table:table-cell office:value-type="float" office:value="1.347" calcext:value-type="float">
            <text:p>1.347</text:p>
          </table:table-cell>
          <table:table-cell office:value-type="float" office:value="-1.310589634517" calcext:value-type="float">
            <text:p>-1.31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-1.565917104099" calcext:value-type="float">
            <text:p>-1.565917104099</text:p>
          </table:table-cell>
          <table:table-cell office:value-type="float" office:value="1.347" calcext:value-type="float">
            <text:p>1.347</text:p>
          </table:table-cell>
          <table:table-cell office:value-type="float" office:value="1.129992496975" calcext:value-type="float">
            <text:p>1.13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0.6924861319684" calcext:value-type="float">
            <text:p>6.92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-0.7674233611491" calcext:value-type="float">
            <text:p>-7.67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0.2772319747266" calcext:value-type="float">
            <text:p>2.77E-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0.501" calcext:value-type="float">
            <text:p>0.501</text:p>
          </table:table-cell>
          <table:table-cell office:value-type="float" office:value="1.348" calcext:value-type="float">
            <text:p>1.348</text:p>
          </table:table-cell>
          <table:table-cell office:value-type="float" office:value="-1.379820328903" calcext:value-type="float">
            <text:p>-1.3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-1.260465261588" calcext:value-type="float">
            <text:p>-1.260465261588</text:p>
          </table:table-cell>
          <table:table-cell office:value-type="float" office:value="1.348" calcext:value-type="float">
            <text:p>1.348</text:p>
          </table:table-cell>
          <table:table-cell office:value-type="float" office:value="1.421024004162" calcext:value-type="float">
            <text:p>1.42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0.4003231597742" calcext:value-type="float">
            <text:p>4.00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-0.7792603615614" calcext:value-type="float">
            <text:p>-7.79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4146825330876" calcext:value-type="float">
            <text:p>4.15E-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0.44" calcext:value-type="float">
            <text:p>0.44</text:p>
          </table:table-cell>
          <table:table-cell office:value-type="float" office:value="1.349" calcext:value-type="float">
            <text:p>1.349</text:p>
          </table:table-cell>
          <table:table-cell office:value-type="float" office:value="-1.436932204594" calcext:value-type="float">
            <text:p>-1.44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-0.9245708075017" calcext:value-type="float">
            <text:p>-0.9245708075017</text:p>
          </table:table-cell>
          <table:table-cell office:value-type="float" office:value="1.349" calcext:value-type="float">
            <text:p>1.349</text:p>
          </table:table-cell>
          <table:table-cell office:value-type="float" office:value="1.71250974092" calcext:value-type="float">
            <text:p>1.71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0.09136757812098" calcext:value-type="float">
            <text:p>9.14E-02</text:p>
          </table:table-cell>
          <table:table-cell office:value-type="float" office:value="1.349" calcext:value-type="float">
            <text:p>1.349</text:p>
          </table:table-cell>
          <table:table-cell office:value-type="float" office:value="-0.7561571154533" calcext:value-type="float">
            <text:p>-7.56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5494536176762" calcext:value-type="float">
            <text:p>5.49E-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0.374" calcext:value-type="float">
            <text:p>0.374</text:p>
          </table:table-cell>
          <table:table-cell office:value-type="float" office:value="1.35" calcext:value-type="float">
            <text:p>1.35</text:p>
          </table:table-cell>
          <table:table-cell office:value-type="float" office:value="-1.494956519862" calcext:value-type="float">
            <text:p>-1.49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5626568906699" calcext:value-type="float">
            <text:p>-0.5626568906699</text:p>
          </table:table-cell>
          <table:table-cell office:value-type="float" office:value="1.35" calcext:value-type="float">
            <text:p>1.35</text:p>
          </table:table-cell>
          <table:table-cell office:value-type="float" office:value="1.958139818349" calcext:value-type="float">
            <text:p>1.96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2048743507759" calcext:value-type="float">
            <text:p>-2.05E-01</text:p>
          </table:table-cell>
          <table:table-cell office:value-type="float" office:value="1.35" calcext:value-type="float">
            <text:p>1.35</text:p>
          </table:table-cell>
          <table:table-cell office:value-type="float" office:value="-0.6982654665608" calcext:value-type="float">
            <text:p>-6.98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6667203005566" calcext:value-type="float">
            <text:p>6.67E-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0.306" calcext:value-type="float">
            <text:p>0.306</text:p>
          </table:table-cell>
          <table:table-cell office:value-type="float" office:value="1.351" calcext:value-type="float">
            <text:p>1.351</text:p>
          </table:table-cell>
          <table:table-cell office:value-type="float" office:value="-1.53726065581" calcext:value-type="float">
            <text:p>-1.54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1883768751072" calcext:value-type="float">
            <text:p>-0.1883768751072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5417603712" calcext:value-type="float">
            <text:p>2.11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4730011547045" calcext:value-type="float">
            <text:p>-4.7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-0.5892464213046" calcext:value-type="float">
            <text:p>-5.89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7490313029958" calcext:value-type="float">
            <text:p>7.49E-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0.237" calcext:value-type="float">
            <text:p>0.237</text:p>
          </table:table-cell>
          <table:table-cell office:value-type="float" office:value="1.352" calcext:value-type="float">
            <text:p>1.352</text:p>
          </table:table-cell>
          <table:table-cell office:value-type="float" office:value="-1.551663086392" calcext:value-type="float">
            <text:p>-1.55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0.1819957470676" calcext:value-type="float">
            <text:p>0.1819957470676</text:p>
          </table:table-cell>
          <table:table-cell office:value-type="float" office:value="1.352" calcext:value-type="float">
            <text:p>1.352</text:p>
          </table:table-cell>
          <table:table-cell office:value-type="float" office:value="2.126964827346" calcext:value-type="float">
            <text:p>2.13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-0.6969510357564" calcext:value-type="float">
            <text:p>-6.97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-0.4495183790462" calcext:value-type="float">
            <text:p>-4.50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7775415737328" calcext:value-type="float">
            <text:p>7.78E-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0.163" calcext:value-type="float">
            <text:p>0.163</text:p>
          </table:table-cell>
          <table:table-cell office:value-type="float" office:value="1.353" calcext:value-type="float">
            <text:p>1.353</text:p>
          </table:table-cell>
          <table:table-cell office:value-type="float" office:value="-1.527160019005" calcext:value-type="float">
            <text:p>-1.53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0.5411927275196" calcext:value-type="float">
            <text:p>0.5411927275196</text:p>
          </table:table-cell>
          <table:table-cell office:value-type="float" office:value="1.353" calcext:value-type="float">
            <text:p>1.353</text:p>
          </table:table-cell>
          <table:table-cell office:value-type="float" office:value="1.998615596507" calcext:value-type="float">
            <text:p>2.0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-0.8686458583055" calcext:value-type="float">
            <text:p>-8.69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-0.2934830820774" calcext:value-type="float">
            <text:p>-2.93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7402602322695" calcext:value-type="float">
            <text:p>7.40E-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354" calcext:value-type="float">
            <text:p>1.354</text:p>
          </table:table-cell>
          <table:table-cell office:value-type="float" office:value="-1.481339864321" calcext:value-type="float">
            <text:p>-1.48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0.8784353759256" calcext:value-type="float">
            <text:p>0.8784353759256</text:p>
          </table:table-cell>
          <table:table-cell office:value-type="float" office:value="1.354" calcext:value-type="float">
            <text:p>1.354</text:p>
          </table:table-cell>
          <table:table-cell office:value-type="float" office:value="1.740340391229" calcext:value-type="float">
            <text:p>1.74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-0.9947250502514" calcext:value-type="float">
            <text:p>-9.95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-0.1265249344866" calcext:value-type="float">
            <text:p>-1.27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6409781759511" calcext:value-type="float">
            <text:p>6.41E-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0.014" calcext:value-type="float">
            <text:p>0.014</text:p>
          </table:table-cell>
          <table:table-cell office:value-type="float" office:value="1.355" calcext:value-type="float">
            <text:p>1.355</text:p>
          </table:table-cell>
          <table:table-cell office:value-type="float" office:value="-1.400060240111" calcext:value-type="float">
            <text:p>-1.40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186926661701" calcext:value-type="float">
            <text:p>1.186926661701</text:p>
          </table:table-cell>
          <table:table-cell office:value-type="float" office:value="1.355" calcext:value-type="float">
            <text:p>1.355</text:p>
          </table:table-cell>
          <table:table-cell office:value-type="float" office:value="1.376449705929" calcext:value-type="float">
            <text:p>1.3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-1.077977034035" calcext:value-type="float">
            <text:p>-1.0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0.04207433547392" calcext:value-type="float">
            <text:p>4.21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4903630875969" calcext:value-type="float">
            <text:p>4.90E-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1.356" calcext:value-type="float">
            <text:p>1.356</text:p>
          </table:table-cell>
          <table:table-cell office:value-type="float" office:value="-1.287017273833" calcext:value-type="float">
            <text:p>-1.29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1.450484135853" calcext:value-type="float">
            <text:p>1.450484135853</text:p>
          </table:table-cell>
          <table:table-cell office:value-type="float" office:value="1.356" calcext:value-type="float">
            <text:p>1.356</text:p>
          </table:table-cell>
          <table:table-cell office:value-type="float" office:value="0.9512512661702" calcext:value-type="float">
            <text:p>9.51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-1.130364129945" calcext:value-type="float">
            <text:p>-1.13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2102056700133" calcext:value-type="float">
            <text:p>2.10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84099336913" calcext:value-type="float">
            <text:p>3.08E-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49575891124" calcext:value-type="float">
            <text:p>-1.15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683623446233" calcext:value-type="float">
            <text:p>1.683623446233</text:p>
          </table:table-cell>
          <table:table-cell office:value-type="float" office:value="1.357" calcext:value-type="float">
            <text:p>1.357</text:p>
          </table:table-cell>
          <table:table-cell office:value-type="float" office:value="0.5140487975026" calcext:value-type="float">
            <text:p>5.14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65827999946" calcext:value-type="float">
            <text:p>-1.17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3729009277447" calcext:value-type="float">
            <text:p>3.73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0.1150798664191" calcext:value-type="float">
            <text:p>1.15E-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0.181" calcext:value-type="float">
            <text:p>-0.18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9631246085964" calcext:value-type="float">
            <text:p>-9.63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1.861945839629" calcext:value-type="float">
            <text:p>1.861945839629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09995390812" calcext:value-type="float">
            <text:p>1.11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1.18530263533" calcext:value-type="float">
            <text:p>-1.1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5299351371048" calcext:value-type="float">
            <text:p>5.30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06620033890731" calcext:value-type="float">
            <text:p>-6.62E-02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0.23" calcext:value-type="float">
            <text:p>-0.23</text:p>
          </table:table-cell>
          <table:table-cell office:value-type="float" office:value="1.359" calcext:value-type="float">
            <text:p>1.359</text:p>
          </table:table-cell>
          <table:table-cell office:value-type="float" office:value="-0.7795434142714" calcext:value-type="float">
            <text:p>-7.80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1.99129915868" calcext:value-type="float">
            <text:p>1.99129915868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44754297558" calcext:value-type="float">
            <text:p>-2.24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1.18050724795" calcext:value-type="float">
            <text:p>-1.18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0.6774057354136" calcext:value-type="float">
            <text:p>6.77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01519201485" calcext:value-type="float">
            <text:p>-2.20E-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36" calcext:value-type="float">
            <text:p>1.36</text:p>
          </table:table-cell>
          <table:table-cell office:value-type="float" office:value="-0.5610099570971" calcext:value-type="float">
            <text:p>-5.61E-01</text:p>
          </table:table-cell>
          <table:table-cell office:value-type="float" office:value="1.36" calcext:value-type="float">
            <text:p>1.36</text:p>
          </table:table-cell>
          <table:table-cell office:value-type="float" office:value="2.064240623301" calcext:value-type="float">
            <text:p>2.064240623301</text:p>
          </table:table-cell>
          <table:table-cell office:value-type="float" office:value="1.36" calcext:value-type="float">
            <text:p>1.36</text:p>
          </table:table-cell>
          <table:table-cell office:value-type="float" office:value="-0.4788616641331" calcext:value-type="float">
            <text:p>-4.79E-01</text:p>
          </table:table-cell>
          <table:table-cell office:value-type="float" office:value="1.36" calcext:value-type="float">
            <text:p>1.36</text:p>
          </table:table-cell>
          <table:table-cell office:value-type="float" office:value="-1.150381614944" calcext:value-type="float">
            <text:p>-1.15E+00</text:p>
          </table:table-cell>
          <table:table-cell office:value-type="float" office:value="1.36" calcext:value-type="float">
            <text:p>1.36</text:p>
          </table:table-cell>
          <table:table-cell office:value-type="float" office:value="0.8030028239889" calcext:value-type="float">
            <text:p>8.03E-01</text:p>
          </table:table-cell>
          <table:table-cell office:value-type="float" office:value="1.36" calcext:value-type="float">
            <text:p>1.36</text:p>
          </table:table-cell>
          <table:table-cell office:value-type="float" office:value="-0.3381304571008" calcext:value-type="float">
            <text:p>-3.38E-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361" calcext:value-type="float">
            <text:p>1.361</text:p>
          </table:table-cell>
          <table:table-cell office:value-type="float" office:value="-0.3358960713928" calcext:value-type="float">
            <text:p>-3.36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2.094031723084" calcext:value-type="float">
            <text:p>2.094031723084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66537295337" calcext:value-type="float">
            <text:p>-6.57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1.07282192012" calcext:value-type="float">
            <text:p>-1.07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0.8931688361003" calcext:value-type="float">
            <text:p>8.93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0.4232881282153" calcext:value-type="float">
            <text:p>-4.23E-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0.315" calcext:value-type="float">
            <text:p>-0.315</text:p>
          </table:table-cell>
          <table:table-cell office:value-type="float" office:value="1.362" calcext:value-type="float">
            <text:p>1.362</text:p>
          </table:table-cell>
          <table:table-cell office:value-type="float" office:value="-0.1065550455637" calcext:value-type="float">
            <text:p>-1.07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2.076272983986" calcext:value-type="float">
            <text:p>2.076272983986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9579219216" calcext:value-type="float">
            <text:p>-7.80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9278921222822" calcext:value-type="float">
            <text:p>-9.28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313886525435" calcext:value-type="float">
            <text:p>9.31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4760084994111" calcext:value-type="float">
            <text:p>-4.76E-01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363" calcext:value-type="float">
            <text:p>1.363</text:p>
          </table:table-cell>
          <table:table-cell office:value-type="float" office:value="0.1280118676261" calcext:value-type="float">
            <text:p>1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2.012543454397" calcext:value-type="float">
            <text:p>2.012543454397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723146124935" calcext:value-type="float">
            <text:p>-8.72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7363473245215" calcext:value-type="float">
            <text:p>-7.36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044461235016" calcext:value-type="float">
            <text:p>9.04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5003106976501" calcext:value-type="float">
            <text:p>-5.00E-01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0.329" calcext:value-type="float">
            <text:p>-0.329</text:p>
          </table:table-cell>
          <table:table-cell office:value-type="float" office:value="1.364" calcext:value-type="float">
            <text:p>1.364</text:p>
          </table:table-cell>
          <table:table-cell office:value-type="float" office:value="0.3606044246733" calcext:value-type="float">
            <text:p>3.61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1.910942449952" calcext:value-type="float">
            <text:p>1.910942449952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70134182678" calcext:value-type="float">
            <text:p>-9.70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4975868229473" calcext:value-type="float">
            <text:p>-4.98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127133731581" calcext:value-type="float">
            <text:p>8.13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5001058688471" calcext:value-type="float">
            <text:p>-5.00E-01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365" calcext:value-type="float">
            <text:p>1.365</text:p>
          </table:table-cell>
          <table:table-cell office:value-type="float" office:value="0.5943297620177" calcext:value-type="float">
            <text:p>5.94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1.769316694861" calcext:value-type="float">
            <text:p>1.769316694861</text:p>
          </table:table-cell>
          <table:table-cell office:value-type="float" office:value="1.365" calcext:value-type="float">
            <text:p>1.365</text:p>
          </table:table-cell>
          <table:table-cell office:value-type="float" office:value="-1.100391732362" calcext:value-type="float">
            <text:p>-1.1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0.2291940086984" calcext:value-type="float">
            <text:p>-2.29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6609819458212" calcext:value-type="float">
            <text:p>6.6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-0.4678165078393" calcext:value-type="float">
            <text:p>-4.68E-01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343" calcext:value-type="float">
            <text:p>-0.343</text:p>
          </table:table-cell>
          <table:table-cell office:value-type="float" office:value="1.366" calcext:value-type="float">
            <text:p>1.366</text:p>
          </table:table-cell>
          <table:table-cell office:value-type="float" office:value="0.8177510801659" calcext:value-type="float">
            <text:p>8.1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1.592029792549" calcext:value-type="float">
            <text:p>1.592029792549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68819650091" calcext:value-type="float">
            <text:p>-1.27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904614412048" calcext:value-type="float">
            <text:p>3.90E-02</text:p>
          </table:table-cell>
          <table:table-cell office:value-type="float" office:value="1.366" calcext:value-type="float">
            <text:p>1.366</text:p>
          </table:table-cell>
          <table:table-cell office:value-type="float" office:value="0.4641627690392" calcext:value-type="float">
            <text:p>4.64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-0.4107429194638" calcext:value-type="float">
            <text:p>-4.11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367" calcext:value-type="float">
            <text:p>1.367</text:p>
          </table:table-cell>
          <table:table-cell office:value-type="float" office:value="1.029046331067" calcext:value-type="float">
            <text:p>1.03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1.377998925614" calcext:value-type="float">
            <text:p>1.377998925614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72827081155" calcext:value-type="float">
            <text:p>-1.4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0.2858765446858" calcext:value-type="float">
            <text:p>2.86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2469535986516" calcext:value-type="float">
            <text:p>2.47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-0.3225315395573" calcext:value-type="float">
            <text:p>-3.23E-01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-0.373" calcext:value-type="float">
            <text:p>-0.373</text:p>
          </table:table-cell>
          <table:table-cell office:value-type="float" office:value="1.368" calcext:value-type="float">
            <text:p>1.368</text:p>
          </table:table-cell>
          <table:table-cell office:value-type="float" office:value="1.223642935134" calcext:value-type="float">
            <text:p>1.2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1.129464353935" calcext:value-type="float">
            <text:p>1.129464353935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95422648442" calcext:value-type="float">
            <text:p>-1.70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0.5042615771975" calcext:value-type="float">
            <text:p>5.04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590369691971" calcext:value-type="float">
            <text:p>2.59E-02</text:p>
          </table:table-cell>
          <table:table-cell office:value-type="float" office:value="1.368" calcext:value-type="float">
            <text:p>1.368</text:p>
          </table:table-cell>
          <table:table-cell office:value-type="float" office:value="-0.2171342566023" calcext:value-type="float">
            <text:p>-2.17E-01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369" calcext:value-type="float">
            <text:p>1.369</text:p>
          </table:table-cell>
          <table:table-cell office:value-type="float" office:value="1.404124399346" calcext:value-type="float">
            <text:p>1.40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8534961528924" calcext:value-type="float">
            <text:p>0.8534961528924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94633717951" calcext:value-type="float">
            <text:p>-1.8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6902163108668" calcext:value-type="float">
            <text:p>6.90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789849410367" calcext:value-type="float">
            <text:p>-1.79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026929622189" calcext:value-type="float">
            <text:p>-1.03E-01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37" calcext:value-type="float">
            <text:p>1.37</text:p>
          </table:table-cell>
          <table:table-cell office:value-type="float" office:value="1.549323635014" calcext:value-type="float">
            <text:p>1.55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5507614939066" calcext:value-type="float">
            <text:p>0.5507614939066</text:p>
          </table:table-cell>
          <table:table-cell office:value-type="float" office:value="1.37" calcext:value-type="float">
            <text:p>1.37</text:p>
          </table:table-cell>
          <table:table-cell office:value-type="float" office:value="-2.027851615942" calcext:value-type="float">
            <text:p>-2.03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8485732647199" calcext:value-type="float">
            <text:p>8.4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0.3531051984945" calcext:value-type="float">
            <text:p>-3.53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0176183553876" calcext:value-type="float">
            <text:p>1.76E-02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-0.395" calcext:value-type="float">
            <text:p>-0.395</text:p>
          </table:table-cell>
          <table:table-cell office:value-type="float" office:value="1.371" calcext:value-type="float">
            <text:p>1.371</text:p>
          </table:table-cell>
          <table:table-cell office:value-type="float" office:value="1.666443716567" calcext:value-type="float">
            <text:p>1.67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2364568080464" calcext:value-type="float">
            <text:p>0.2364568080464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0263758326" calcext:value-type="float">
            <text:p>-2.08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9855897327664" calcext:value-type="float">
            <text:p>9.86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0.4948150021209" calcext:value-type="float">
            <text:p>-4.95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1433293543475" calcext:value-type="float">
            <text:p>1.43E-01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-0.388" calcext:value-type="float">
            <text:p>-0.388</text:p>
          </table:table-cell>
          <table:table-cell office:value-type="float" office:value="1.372" calcext:value-type="float">
            <text:p>1.372</text:p>
          </table:table-cell>
          <table:table-cell office:value-type="float" office:value="1.753097768178" calcext:value-type="float">
            <text:p>1.75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08647423436758" calcext:value-type="float">
            <text:p>-0.08647423436758</text:p>
          </table:table-cell>
          <table:table-cell office:value-type="float" office:value="1.372" calcext:value-type="float">
            <text:p>1.372</text:p>
          </table:table-cell>
          <table:table-cell office:value-type="float" office:value="-1.990460287981" calcext:value-type="float">
            <text:p>-1.99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1.105531991507" calcext:value-type="float">
            <text:p>1.11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5985710293862" calcext:value-type="float">
            <text:p>-5.9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2778577016778" calcext:value-type="float">
            <text:p>2.78E-01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373" calcext:value-type="float">
            <text:p>1.373</text:p>
          </table:table-cell>
          <table:table-cell office:value-type="float" office:value="1.808550460229" calcext:value-type="float">
            <text:p>1.8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4021079298642" calcext:value-type="float">
            <text:p>-0.4021079298642</text:p>
          </table:table-cell>
          <table:table-cell office:value-type="float" office:value="1.373" calcext:value-type="float">
            <text:p>1.373</text:p>
          </table:table-cell>
          <table:table-cell office:value-type="float" office:value="-1.776912468664" calcext:value-type="float">
            <text:p>-1.78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1.199690336422" calcext:value-type="float">
            <text:p>1.20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6738981381813" calcext:value-type="float">
            <text:p>-6.74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4196923621383" calcext:value-type="float">
            <text:p>4.20E-01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374" calcext:value-type="float">
            <text:p>1.374</text:p>
          </table:table-cell>
          <table:table-cell office:value-type="float" office:value="1.824934787105" calcext:value-type="float">
            <text:p>1.82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038398320526" calcext:value-type="float">
            <text:p>-0.7038398320526</text:p>
          </table:table-cell>
          <table:table-cell office:value-type="float" office:value="1.374" calcext:value-type="float">
            <text:p>1.374</text:p>
          </table:table-cell>
          <table:table-cell office:value-type="float" office:value="-1.480428951706" calcext:value-type="float">
            <text:p>-1.48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1.257914974568" calcext:value-type="float">
            <text:p>1.26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2199822546" calcext:value-type="float">
            <text:p>-7.22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5576327839082" calcext:value-type="float">
            <text:p>5.58E-01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375" calcext:value-type="float">
            <text:p>1.375</text:p>
          </table:table-cell>
          <table:table-cell office:value-type="float" office:value="1.814208856772" calcext:value-type="float">
            <text:p>1.81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9848848218835" calcext:value-type="float">
            <text:p>-0.9848848218835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25461778617" calcext:value-type="float">
            <text:p>-1.13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1.258416953057" calcext:value-type="float">
            <text:p>1.26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7523183593224" calcext:value-type="float">
            <text:p>-7.52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67664543607" calcext:value-type="float">
            <text:p>6.77E-01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376" calcext:value-type="float">
            <text:p>1.376</text:p>
          </table:table-cell>
          <table:table-cell office:value-type="float" office:value="1.780430340344" calcext:value-type="float">
            <text:p>1.78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.23360872328" calcext:value-type="float">
            <text:p>-1.23360872328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641676970442" calcext:value-type="float">
            <text:p>-7.64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1.185420324106" calcext:value-type="float">
            <text:p>1.19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591602910604" calcext:value-type="float">
            <text:p>-7.59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7570084982809" calcext:value-type="float">
            <text:p>7.57E-01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-0.19" calcext:value-type="float">
            <text:p>-0.19</text:p>
          </table:table-cell>
          <table:table-cell office:value-type="float" office:value="1.377" calcext:value-type="float">
            <text:p>1.377</text:p>
          </table:table-cell>
          <table:table-cell office:value-type="float" office:value="1.715191414211" calcext:value-type="float">
            <text:p>1.72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.454248660091" calcext:value-type="float">
            <text:p>-1.45424866009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083351535122" calcext:value-type="float">
            <text:p>-4.08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1.033587095719" calcext:value-type="float">
            <text:p>1.03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7350718819823" calcext:value-type="float">
            <text:p>-7.35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7803293956251" calcext:value-type="float">
            <text:p>7.80E-01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378" calcext:value-type="float">
            <text:p>1.378</text:p>
          </table:table-cell>
          <table:table-cell office:value-type="float" office:value="1.640240951017" calcext:value-type="float">
            <text:p>1.64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.646268843478" calcext:value-type="float">
            <text:p>-1.64626884347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9142680990152" calcext:value-type="float">
            <text:p>-9.14E-02</text:p>
          </table:table-cell>
          <table:table-cell office:value-type="float" office:value="1.378" calcext:value-type="float">
            <text:p>1.378</text:p>
          </table:table-cell>
          <table:table-cell office:value-type="float" office:value="0.808958174226" calcext:value-type="float">
            <text:p>8.09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-0.6720344926247" calcext:value-type="float">
            <text:p>-6.72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7373275861134" calcext:value-type="float">
            <text:p>7.37E-01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1.379" calcext:value-type="float">
            <text:p>1.379</text:p>
          </table:table-cell>
          <table:table-cell office:value-type="float" office:value="1.540444666298" calcext:value-type="float">
            <text:p>1.5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.809241083089" calcext:value-type="float">
            <text:p>-1.809241083089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93474980202" calcext:value-type="float">
            <text:p>1.89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5281943097313" calcext:value-type="float">
            <text:p>5.2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-0.5679101689995" calcext:value-type="float">
            <text:p>-5.6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6315329703799" calcext:value-type="float">
            <text:p>6.32E-01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0.0173" calcext:value-type="float">
            <text:p>0.0173</text:p>
          </table:table-cell>
          <table:table-cell office:value-type="float" office:value="1.38" calcext:value-type="float">
            <text:p>1.38</text:p>
          </table:table-cell>
          <table:table-cell office:value-type="float" office:value="1.426950053413" calcext:value-type="float">
            <text:p>1.43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.951089464622" calcext:value-type="float">
            <text:p>-1.951089464622</text:p>
          </table:table-cell>
          <table:table-cell office:value-type="float" office:value="1.38" calcext:value-type="float">
            <text:p>1.38</text:p>
          </table:table-cell>
          <table:table-cell office:value-type="float" office:value="0.4490736770126" calcext:value-type="float">
            <text:p>4.49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2163885326825" calcext:value-type="float">
            <text:p>2.16E-01</text:p>
          </table:table-cell>
          <table:table-cell office:value-type="float" office:value="1.38" calcext:value-type="float">
            <text:p>1.38</text:p>
          </table:table-cell>
          <table:table-cell office:value-type="float" office:value="-0.4253406206307" calcext:value-type="float">
            <text:p>-4.25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47760496462" calcext:value-type="float">
            <text:p>4.78E-01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0.098" calcext:value-type="float">
            <text:p>0.098</text:p>
          </table:table-cell>
          <table:table-cell office:value-type="float" office:value="1.381" calcext:value-type="float">
            <text:p>1.381</text:p>
          </table:table-cell>
          <table:table-cell office:value-type="float" office:value="1.303738662535" calcext:value-type="float">
            <text:p>1.30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.069297396005" calcext:value-type="float">
            <text:p>-2.069297396005</text:p>
          </table:table-cell>
          <table:table-cell office:value-type="float" office:value="1.381" calcext:value-type="float">
            <text:p>1.381</text:p>
          </table:table-cell>
          <table:table-cell office:value-type="float" office:value="0.6945069371741" calcext:value-type="float">
            <text:p>6.95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019745618946" calcext:value-type="float">
            <text:p>-1.02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2655139413" calcext:value-type="float">
            <text:p>-2.66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0.2935766258043" calcext:value-type="float">
            <text:p>2.94E-01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0.178" calcext:value-type="float">
            <text:p>0.178</text:p>
          </table:table-cell>
          <table:table-cell office:value-type="float" office:value="1.382" calcext:value-type="float">
            <text:p>1.382</text:p>
          </table:table-cell>
          <table:table-cell office:value-type="float" office:value="1.165237541613" calcext:value-type="float">
            <text:p>1.17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.164590909878" calcext:value-type="float">
            <text:p>-2.164590909878</text:p>
          </table:table-cell>
          <table:table-cell office:value-type="float" office:value="1.382" calcext:value-type="float">
            <text:p>1.382</text:p>
          </table:table-cell>
          <table:table-cell office:value-type="float" office:value="0.9490983076983" calcext:value-type="float">
            <text:p>9.49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995953567269" calcext:value-type="float">
            <text:p>-4.0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09198488563488" calcext:value-type="float">
            <text:p>-9.20E-02</text:p>
          </table:table-cell>
          <table:table-cell office:value-type="float" office:value="1.382" calcext:value-type="float">
            <text:p>1.382</text:p>
          </table:table-cell>
          <table:table-cell office:value-type="float" office:value="0.1035076877463" calcext:value-type="float">
            <text:p>1.04E-01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0.265" calcext:value-type="float">
            <text:p>0.265</text:p>
          </table:table-cell>
          <table:table-cell office:value-type="float" office:value="1.383" calcext:value-type="float">
            <text:p>1.383</text:p>
          </table:table-cell>
          <table:table-cell office:value-type="float" office:value="1.016345926128" calcext:value-type="float">
            <text:p>1.0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.211453298325" calcext:value-type="float">
            <text:p>-2.211453298325</text:p>
          </table:table-cell>
          <table:table-cell office:value-type="float" office:value="1.383" calcext:value-type="float">
            <text:p>1.383</text:p>
          </table:table-cell>
          <table:table-cell office:value-type="float" office:value="1.219629034842" calcext:value-type="float">
            <text:p>1.2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0.6574303905098" calcext:value-type="float">
            <text:p>-6.57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08324406085709" calcext:value-type="float">
            <text:p>8.32E-02</text:p>
          </table:table-cell>
          <table:table-cell office:value-type="float" office:value="1.383" calcext:value-type="float">
            <text:p>1.383</text:p>
          </table:table-cell>
          <table:table-cell office:value-type="float" office:value="-0.07446444954586" calcext:value-type="float">
            <text:p>-7.45E-02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1.384" calcext:value-type="float">
            <text:p>1.384</text:p>
          </table:table-cell>
          <table:table-cell office:value-type="float" office:value="0.8533181269633" calcext:value-type="float">
            <text:p>8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.239860447295" calcext:value-type="float">
            <text:p>-2.239860447295</text:p>
          </table:table-cell>
          <table:table-cell office:value-type="float" office:value="1.384" calcext:value-type="float">
            <text:p>1.384</text:p>
          </table:table-cell>
          <table:table-cell office:value-type="float" office:value="1.509482357152" calcext:value-type="float">
            <text:p>1.51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-0.8611305748267" calcext:value-type="float">
            <text:p>-8.61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0.2532529490737" calcext:value-type="float">
            <text:p>2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2218406025449" calcext:value-type="float">
            <text:p>-2.22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0.44" calcext:value-type="float">
            <text:p>0.44</text:p>
          </table:table-cell>
          <table:table-cell office:value-type="float" office:value="1.385" calcext:value-type="float">
            <text:p>1.385</text:p>
          </table:table-cell>
          <table:table-cell office:value-type="float" office:value="0.6783274732943" calcext:value-type="float">
            <text:p>6.78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.212820064029" calcext:value-type="float">
            <text:p>-2.212820064029</text:p>
          </table:table-cell>
          <table:table-cell office:value-type="float" office:value="1.385" calcext:value-type="float">
            <text:p>1.385</text:p>
          </table:table-cell>
          <table:table-cell office:value-type="float" office:value="1.782931326441" calcext:value-type="float">
            <text:p>1.78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-1.008140555617" calcext:value-type="float">
            <text:p>-1.01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0.4160452157734" calcext:value-type="float">
            <text:p>4.16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350462079835" calcext:value-type="float">
            <text:p>-3.35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0.524" calcext:value-type="float">
            <text:p>0.524</text:p>
          </table:table-cell>
          <table:table-cell office:value-type="float" office:value="1.386" calcext:value-type="float">
            <text:p>1.386</text:p>
          </table:table-cell>
          <table:table-cell office:value-type="float" office:value="0.4922034816382" calcext:value-type="float">
            <text:p>4.92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2.113128112463" calcext:value-type="float">
            <text:p>-2.113128112463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9391766939" calcext:value-type="float">
            <text:p>2.0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1.102328528014" calcext:value-type="float">
            <text:p>-1.1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0.567572423879" calcext:value-type="float">
            <text:p>5.68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4139864840768" calcext:value-type="float">
            <text:p>-4.14E-01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7" calcext:value-type="float">
            <text:p>1.387</text:p>
          </table:table-cell>
          <table:table-cell office:value-type="float" office:value="0.2932792398895" calcext:value-type="float">
            <text:p>2.93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1.945865463845" calcext:value-type="float">
            <text:p>-1.945865463845</text:p>
          </table:table-cell>
          <table:table-cell office:value-type="float" office:value="1.387" calcext:value-type="float">
            <text:p>1.387</text:p>
          </table:table-cell>
          <table:table-cell office:value-type="float" office:value="2.104018435108" calcext:value-type="float">
            <text:p>2.10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1.155178997156" calcext:value-type="float">
            <text:p>-1.16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0.7023914903197" calcext:value-type="float">
            <text:p>7.02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4648001538921" calcext:value-type="float">
            <text:p>-4.65E-01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0.684" calcext:value-type="float">
            <text:p>0.684</text:p>
          </table:table-cell>
          <table:table-cell office:value-type="float" office:value="1.388" calcext:value-type="float">
            <text:p>1.388</text:p>
          </table:table-cell>
          <table:table-cell office:value-type="float" office:value="0.09118831789476" calcext:value-type="float">
            <text:p>9.12E-02</text:p>
          </table:table-cell>
          <table:table-cell office:value-type="float" office:value="1.388" calcext:value-type="float">
            <text:p>1.388</text:p>
          </table:table-cell>
          <table:table-cell office:value-type="float" office:value="-1.721265633414" calcext:value-type="float">
            <text:p>-1.721265633414</text:p>
          </table:table-cell>
          <table:table-cell office:value-type="float" office:value="1.388" calcext:value-type="float">
            <text:p>1.388</text:p>
          </table:table-cell>
          <table:table-cell office:value-type="float" office:value="2.083286778034" calcext:value-type="float">
            <text:p>2.0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1.1800653083" calcext:value-type="float">
            <text:p>-1.1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0.8120240240692" calcext:value-type="float">
            <text:p>8.12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4909886580759" calcext:value-type="float">
            <text:p>-4.91E-01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0.747" calcext:value-type="float">
            <text:p>0.747</text:p>
          </table:table-cell>
          <table:table-cell office:value-type="float" office:value="1.389" calcext:value-type="float">
            <text:p>1.389</text:p>
          </table:table-cell>
          <table:table-cell office:value-type="float" office:value="-0.1156724020385" calcext:value-type="float">
            <text:p>-1.16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1.468393294596" calcext:value-type="float">
            <text:p>-1.468393294596</text:p>
          </table:table-cell>
          <table:table-cell office:value-type="float" office:value="1.389" calcext:value-type="float">
            <text:p>1.389</text:p>
          </table:table-cell>
          <table:table-cell office:value-type="float" office:value="1.918855257839" calcext:value-type="float">
            <text:p>1.92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1.18577825541" calcext:value-type="float">
            <text:p>-1.1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0.8845154282777" calcext:value-type="float">
            <text:p>8.85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4934116183305" calcext:value-type="float">
            <text:p>-4.93E-01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0.808" calcext:value-type="float">
            <text:p>0.808</text:p>
          </table:table-cell>
          <table:table-cell office:value-type="float" office:value="1.39" calcext:value-type="float">
            <text:p>1.39</text:p>
          </table:table-cell>
          <table:table-cell office:value-type="float" office:value="-0.3162519263476" calcext:value-type="float">
            <text:p>-3.16E-01</text:p>
          </table:table-cell>
          <table:table-cell office:value-type="float" office:value="1.39" calcext:value-type="float">
            <text:p>1.39</text:p>
          </table:table-cell>
          <table:table-cell office:value-type="float" office:value="-1.15148159702" calcext:value-type="float">
            <text:p>-1.15148159702</text:p>
          </table:table-cell>
          <table:table-cell office:value-type="float" office:value="1.39" calcext:value-type="float">
            <text:p>1.39</text:p>
          </table:table-cell>
          <table:table-cell office:value-type="float" office:value="1.63326275793" calcext:value-type="float">
            <text:p>1.63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.176977038096" calcext:value-type="float">
            <text:p>-1.18E+00</text:p>
          </table:table-cell>
          <table:table-cell office:value-type="float" office:value="1.39" calcext:value-type="float">
            <text:p>1.39</text:p>
          </table:table-cell>
          <table:table-cell office:value-type="float" office:value="0.9070151835944" calcext:value-type="float">
            <text:p>9.07E-01</text:p>
          </table:table-cell>
          <table:table-cell office:value-type="float" office:value="1.39" calcext:value-type="float">
            <text:p>1.39</text:p>
          </table:table-cell>
          <table:table-cell office:value-type="float" office:value="-0.4640406923287" calcext:value-type="float">
            <text:p>-4.64E-01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0.857" calcext:value-type="float">
            <text:p>0.857</text:p>
          </table:table-cell>
          <table:table-cell office:value-type="float" office:value="1.391" calcext:value-type="float">
            <text:p>1.391</text:p>
          </table:table-cell>
          <table:table-cell office:value-type="float" office:value="-0.5094027670146" calcext:value-type="float">
            <text:p>-5.09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8035074099475" calcext:value-type="float">
            <text:p>-0.8035074099475</text:p>
          </table:table-cell>
          <table:table-cell office:value-type="float" office:value="1.391" calcext:value-type="float">
            <text:p>1.391</text:p>
          </table:table-cell>
          <table:table-cell office:value-type="float" office:value="1.25891767604" calcext:value-type="float">
            <text:p>1.26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-1.143832626431" calcext:value-type="float">
            <text:p>-1.14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0.8707816431561" calcext:value-type="float">
            <text:p>8.7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406408378989" calcext:value-type="float">
            <text:p>-4.06E-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.903" calcext:value-type="float">
            <text:p>0.90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6887488545301" calcext:value-type="float">
            <text:p>-6.89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4290307395188" calcext:value-type="float">
            <text:p>-0.4290307395188</text:p>
          </table:table-cell>
          <table:table-cell office:value-type="float" office:value="1.392" calcext:value-type="float">
            <text:p>1.392</text:p>
          </table:table-cell>
          <table:table-cell office:value-type="float" office:value="0.8348934797069" calcext:value-type="float">
            <text:p>8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.075451902346" calcext:value-type="float">
            <text:p>-1.08E+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7737958242474" calcext:value-type="float">
            <text:p>7.74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32345771667" calcext:value-type="float">
            <text:p>-3.23E-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0.949" calcext:value-type="float">
            <text:p>0.949</text:p>
          </table:table-cell>
          <table:table-cell office:value-type="float" office:value="1.393" calcext:value-type="float">
            <text:p>1.393</text:p>
          </table:table-cell>
          <table:table-cell office:value-type="float" office:value="-0.8482137268542" calcext:value-type="float">
            <text:p>-8.48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06164594319538" calcext:value-type="float">
            <text:p>-0.06164594319538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3962292485" calcext:value-type="float">
            <text:p>4.1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9600971279342" calcext:value-type="float">
            <text:p>-9.60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6243723908558" calcext:value-type="float">
            <text:p>6.2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2214631988517" calcext:value-type="float">
            <text:p>-2.21E-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0.982" calcext:value-type="float">
            <text:p>0.98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9908169553128" calcext:value-type="float">
            <text:p>-9.91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048518205452" calcext:value-type="float">
            <text:p>0.3048518205452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481318281818" calcext:value-type="float">
            <text:p>3.48E-0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7819022109367" calcext:value-type="float">
            <text:p>-7.82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330828532429" calcext:value-type="float">
            <text:p>4.3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-0.1053143784751" calcext:value-type="float">
            <text:p>-1.05E-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1.01" calcext:value-type="float">
            <text:p>1.01</text:p>
          </table:table-cell>
          <table:table-cell office:value-type="float" office:value="1.395" calcext:value-type="float">
            <text:p>1.395</text:p>
          </table:table-cell>
          <table:table-cell office:value-type="float" office:value="-1.111213042345" calcext:value-type="float">
            <text:p>-1.1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0.6555513655407" calcext:value-type="float">
            <text:p>0.6555513655407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798206450526" calcext:value-type="float">
            <text:p>-2.8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5532572417058" calcext:value-type="float">
            <text:p>-5.5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2204110380153" calcext:value-type="float">
            <text:p>2.2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01731005122214" calcext:value-type="float">
            <text:p>1.73E-02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1.03" calcext:value-type="float">
            <text:p>1.03</text:p>
          </table:table-cell>
          <table:table-cell office:value-type="float" office:value="1.396" calcext:value-type="float">
            <text:p>1.396</text:p>
          </table:table-cell>
          <table:table-cell office:value-type="float" office:value="-1.218932863177" calcext:value-type="float">
            <text:p>-1.22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0.9825803620957" calcext:value-type="float">
            <text:p>0.9825803620957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68462589611" calcext:value-type="float">
            <text:p>-5.17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-0.298992367338" calcext:value-type="float">
            <text:p>-2.99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4102114054127" calcext:value-type="float">
            <text:p>4.10E-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1463423309437" calcext:value-type="float">
            <text:p>1.46E-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1.05" calcext:value-type="float">
            <text:p>1.05</text:p>
          </table:table-cell>
          <table:table-cell office:value-type="float" office:value="1.397" calcext:value-type="float">
            <text:p>1.397</text:p>
          </table:table-cell>
          <table:table-cell office:value-type="float" office:value="-1.305998834525" calcext:value-type="float">
            <text:p>-1.31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1.273880160238" calcext:value-type="float">
            <text:p>1.273880160238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84903618459" calcext:value-type="float">
            <text:p>-6.85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03303535334509" calcext:value-type="float">
            <text:p>-3.30E-02</text:p>
          </table:table-cell>
          <table:table-cell office:value-type="float" office:value="1.397" calcext:value-type="float">
            <text:p>1.397</text:p>
          </table:table-cell>
          <table:table-cell office:value-type="float" office:value="-0.1963747164264" calcext:value-type="float">
            <text:p>-1.96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0.2824352168322" calcext:value-type="float">
            <text:p>2.82E-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1.06" calcext:value-type="float">
            <text:p>1.06</text:p>
          </table:table-cell>
          <table:table-cell office:value-type="float" office:value="1.398" calcext:value-type="float">
            <text:p>1.398</text:p>
          </table:table-cell>
          <table:table-cell office:value-type="float" office:value="-1.381178016562" calcext:value-type="float">
            <text:p>-1.38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1.535968101749" calcext:value-type="float">
            <text:p>1.535968101749</text:p>
          </table:table-cell>
          <table:table-cell office:value-type="float" office:value="1.398" calcext:value-type="float">
            <text:p>1.398</text:p>
          </table:table-cell>
          <table:table-cell office:value-type="float" office:value="-0.8045416870138" calcext:value-type="float">
            <text:p>-8.05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2272312696981" calcext:value-type="float">
            <text:p>2.27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716718699268" calcext:value-type="float">
            <text:p>-3.72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4227333781274" calcext:value-type="float">
            <text:p>4.23E-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1.06" calcext:value-type="float">
            <text:p>1.06</text:p>
          </table:table-cell>
          <table:table-cell office:value-type="float" office:value="1.399" calcext:value-type="float">
            <text:p>1.399</text:p>
          </table:table-cell>
          <table:table-cell office:value-type="float" office:value="-1.44369972513" calcext:value-type="float">
            <text:p>-1.4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1.747427575159" calcext:value-type="float">
            <text:p>1.747427575159</text:p>
          </table:table-cell>
          <table:table-cell office:value-type="float" office:value="1.399" calcext:value-type="float">
            <text:p>1.399</text:p>
          </table:table-cell>
          <table:table-cell office:value-type="float" office:value="-0.9084529090988" calcext:value-type="float">
            <text:p>-9.08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461336299108" calcext:value-type="float">
            <text:p>4.61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-0.5142008798235" calcext:value-type="float">
            <text:p>-5.14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5571415292116" calcext:value-type="float">
            <text:p>5.57E-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  <table:table-cell office:value-type="float" office:value="-1.495746808585" calcext:value-type="float">
            <text:p>-1.50E+00</text:p>
          </table:table-cell>
          <table:table-cell office:value-type="float" office:value="1.4" calcext:value-type="float">
            <text:p>1.4</text:p>
          </table:table-cell>
          <table:table-cell office:value-type="float" office:value="1.90562373919" calcext:value-type="float">
            <text:p>1.90562373919</text:p>
          </table:table-cell>
          <table:table-cell office:value-type="float" office:value="1.4" calcext:value-type="float">
            <text:p>1.4</text:p>
          </table:table-cell>
          <table:table-cell office:value-type="float" office:value="-1.026216502097" calcext:value-type="float">
            <text:p>-1.03E+00</text:p>
          </table:table-cell>
          <table:table-cell office:value-type="float" office:value="1.4" calcext:value-type="float">
            <text:p>1.4</text:p>
          </table:table-cell>
          <table:table-cell office:value-type="float" office:value="0.6654850036588" calcext:value-type="float">
            <text:p>6.65E-01</text:p>
          </table:table-cell>
          <table:table-cell office:value-type="float" office:value="1.4" calcext:value-type="float">
            <text:p>1.4</text:p>
          </table:table-cell>
          <table:table-cell office:value-type="float" office:value="-0.6226883014838" calcext:value-type="float">
            <text:p>-6.23E-01</text:p>
          </table:table-cell>
          <table:table-cell office:value-type="float" office:value="1.4" calcext:value-type="float">
            <text:p>1.4</text:p>
          </table:table-cell>
          <table:table-cell office:value-type="float" office:value="0.6713366132048" calcext:value-type="float">
            <text:p>6.71E-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1.02" calcext:value-type="float">
            <text:p>1.02</text:p>
          </table:table-cell>
          <table:table-cell office:value-type="float" office:value="1.401" calcext:value-type="float">
            <text:p>1.401</text:p>
          </table:table-cell>
          <table:table-cell office:value-type="float" office:value="-1.521426318272" calcext:value-type="float">
            <text:p>-1.52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2.028459134627" calcext:value-type="float">
            <text:p>2.028459134627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67902949944" calcext:value-type="float">
            <text:p>-1.17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0.8332130827072" calcext:value-type="float">
            <text:p>8.3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-0.6994770334283" calcext:value-type="float">
            <text:p>-6.99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468946550936" calcext:value-type="float">
            <text:p>7.47E-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0.988" calcext:value-type="float">
            <text:p>0.988</text:p>
          </table:table-cell>
          <table:table-cell office:value-type="float" office:value="1.402" calcext:value-type="float">
            <text:p>1.402</text:p>
          </table:table-cell>
          <table:table-cell office:value-type="float" office:value="-1.545114608727" calcext:value-type="float">
            <text:p>-1.5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2.082062545981" calcext:value-type="float">
            <text:p>2.082062545981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45652288803" calcext:value-type="float">
            <text:p>-1.3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35591456601" calcext:value-type="float">
            <text:p>9.7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-0.7517029476698" calcext:value-type="float">
            <text:p>-7.52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7675226539773" calcext:value-type="float">
            <text:p>7.68E-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30590259501" calcext:value-type="float">
            <text:p>-1.53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2.09324096414" calcext:value-type="float">
            <text:p>2.09324096414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5033185123" calcext:value-type="float">
            <text:p>-1.55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1.08715976691" calcext:value-type="float">
            <text:p>1.09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0.773450157743" calcext:value-type="float">
            <text:p>-7.73E-01</text:p>
          </table:table-cell>
          <table:table-cell office:value-type="float" office:value="1.403" calcext:value-type="float">
            <text:p>1.403</text:p>
          </table:table-cell>
          <table:table-cell office:value-type="float" office:value="0.7263284976894" calcext:value-type="float">
            <text:p>7.26E-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0.897" calcext:value-type="float">
            <text:p>0.897</text:p>
          </table:table-cell>
          <table:table-cell office:value-type="float" office:value="1.404" calcext:value-type="float">
            <text:p>1.404</text:p>
          </table:table-cell>
          <table:table-cell office:value-type="float" office:value="-1.485854824263" calcext:value-type="float">
            <text:p>-1.4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2.061055873445" calcext:value-type="float">
            <text:p>2.061055873445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62737968265" calcext:value-type="float">
            <text:p>-1.76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1.173500601381" calcext:value-type="float">
            <text:p>1.17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0.7734934221985" calcext:value-type="float">
            <text:p>-7.73E-01</text:p>
          </table:table-cell>
          <table:table-cell office:value-type="float" office:value="1.404" calcext:value-type="float">
            <text:p>1.404</text:p>
          </table:table-cell>
          <table:table-cell office:value-type="float" office:value="0.6241746256042" calcext:value-type="float">
            <text:p>6.24E-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0.838" calcext:value-type="float">
            <text:p>0.838</text:p>
          </table:table-cell>
          <table:table-cell office:value-type="float" office:value="1.405" calcext:value-type="float">
            <text:p>1.405</text:p>
          </table:table-cell>
          <table:table-cell office:value-type="float" office:value="-1.398422467524" calcext:value-type="float">
            <text:p>-1.40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986588518081" calcext:value-type="float">
            <text:p>1.986588518081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49732434449" calcext:value-type="float">
            <text:p>-1.95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223214548788" calcext:value-type="float">
            <text:p>1.22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0.7347259533113" calcext:value-type="float">
            <text:p>-7.35E-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4752371733858" calcext:value-type="float">
            <text:p>4.75E-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0.775" calcext:value-type="float">
            <text:p>0.775</text:p>
          </table:table-cell>
          <table:table-cell office:value-type="float" office:value="1.406" calcext:value-type="float">
            <text:p>1.406</text:p>
          </table:table-cell>
          <table:table-cell office:value-type="float" office:value="-1.29497820056" calcext:value-type="float">
            <text:p>-1.2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874154194701" calcext:value-type="float">
            <text:p>1.874154194701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61325210931" calcext:value-type="float">
            <text:p>-2.0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224874562241" calcext:value-type="float">
            <text:p>1.22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0.6543858147418" calcext:value-type="float">
            <text:p>-6.54E-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2986290201506" calcext:value-type="float">
            <text:p>2.99E-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0.715" calcext:value-type="float">
            <text:p>0.715</text:p>
          </table:table-cell>
          <table:table-cell office:value-type="float" office:value="1.407" calcext:value-type="float">
            <text:p>1.407</text:p>
          </table:table-cell>
          <table:table-cell office:value-type="float" office:value="-1.141190667572" calcext:value-type="float">
            <text:p>-1.1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716341429106" calcext:value-type="float">
            <text:p>1.716341429106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55411279782" calcext:value-type="float">
            <text:p>-2.06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165077488621" calcext:value-type="float">
            <text:p>1.17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0.5344804181549" calcext:value-type="float">
            <text:p>-5.34E-01</text:p>
          </table:table-cell>
          <table:table-cell office:value-type="float" office:value="1.407" calcext:value-type="float">
            <text:p>1.407</text:p>
          </table:table-cell>
          <table:table-cell office:value-type="float" office:value="0.1131490825821" calcext:value-type="float">
            <text:p>1.13E-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0.654" calcext:value-type="float">
            <text:p>0.654</text:p>
          </table:table-cell>
          <table:table-cell office:value-type="float" office:value="1.408" calcext:value-type="float">
            <text:p>1.408</text:p>
          </table:table-cell>
          <table:table-cell office:value-type="float" office:value="-0.9779970909152" calcext:value-type="float">
            <text:p>-9.78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1.526524930104" calcext:value-type="float">
            <text:p>1.526524930104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3332962017" calcext:value-type="float">
            <text:p>-1.9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1.037203451865" calcext:value-type="float">
            <text:p>1.04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0.3865115982425" calcext:value-type="float">
            <text:p>-3.87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-0.0618106591838" calcext:value-type="float">
            <text:p>-6.18E-02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0.595" calcext:value-type="float">
            <text:p>0.595</text:p>
          </table:table-cell>
          <table:table-cell office:value-type="float" office:value="1.409" calcext:value-type="float">
            <text:p>1.409</text:p>
          </table:table-cell>
          <table:table-cell office:value-type="float" office:value="-0.775316299076" calcext:value-type="float">
            <text:p>-7.7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1.299133913913" calcext:value-type="float">
            <text:p>1.299133913913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00563933883" calcext:value-type="float">
            <text:p>-1.70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0.8451541157548" calcext:value-type="float">
            <text:p>8.4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231600504901" calcext:value-type="float">
            <text:p>-2.23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099156144144" calcext:value-type="float">
            <text:p>-2.10E-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0.532" calcext:value-type="float">
            <text:p>0.532</text:p>
          </table:table-cell>
          <table:table-cell office:value-type="float" office:value="1.41" calcext:value-type="float">
            <text:p>1.41</text:p>
          </table:table-cell>
          <table:table-cell office:value-type="float" office:value="-0.5652053151813" calcext:value-type="float">
            <text:p>-5.65E-01</text:p>
          </table:table-cell>
          <table:table-cell office:value-type="float" office:value="1.41" calcext:value-type="float">
            <text:p>1.41</text:p>
          </table:table-cell>
          <table:table-cell office:value-type="float" office:value="1.038527954718" calcext:value-type="float">
            <text:p>1.038527954718</text:p>
          </table:table-cell>
          <table:table-cell office:value-type="float" office:value="1.41" calcext:value-type="float">
            <text:p>1.41</text:p>
          </table:table-cell>
          <table:table-cell office:value-type="float" office:value="-1.385837210237" calcext:value-type="float">
            <text:p>-1.39E+00</text:p>
          </table:table-cell>
          <table:table-cell office:value-type="float" office:value="1.41" calcext:value-type="float">
            <text:p>1.41</text:p>
          </table:table-cell>
          <table:table-cell office:value-type="float" office:value="0.5962382097809" calcext:value-type="float">
            <text:p>5.96E-01</text:p>
          </table:table-cell>
          <table:table-cell office:value-type="float" office:value="1.41" calcext:value-type="float">
            <text:p>1.41</text:p>
          </table:table-cell>
          <table:table-cell office:value-type="float" office:value="-0.05149916291478" calcext:value-type="float">
            <text:p>-5.15E-02</text:p>
          </table:table-cell>
          <table:table-cell office:value-type="float" office:value="1.41" calcext:value-type="float">
            <text:p>1.41</text:p>
          </table:table-cell>
          <table:table-cell office:value-type="float" office:value="-0.3259709019143" calcext:value-type="float">
            <text:p>-3.26E-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0.472" calcext:value-type="float">
            <text:p>0.472</text:p>
          </table:table-cell>
          <table:table-cell office:value-type="float" office:value="1.411" calcext:value-type="float">
            <text:p>1.411</text:p>
          </table:table-cell>
          <table:table-cell office:value-type="float" office:value="-0.340273589821" calcext:value-type="float">
            <text:p>-3.40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7516230251506" calcext:value-type="float">
            <text:p>0.7516230251506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26443048032" calcext:value-type="float">
            <text:p>-1.03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0.3084159341276" calcext:value-type="float">
            <text:p>3.08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1169737038438" calcext:value-type="float">
            <text:p>1.17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4075818816545" calcext:value-type="float">
            <text:p>-4.08E-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0.409" calcext:value-type="float">
            <text:p>0.409</text:p>
          </table:table-cell>
          <table:table-cell office:value-type="float" office:value="1.412" calcext:value-type="float">
            <text:p>1.412</text:p>
          </table:table-cell>
          <table:table-cell office:value-type="float" office:value="-0.1090838187459" calcext:value-type="float">
            <text:p>-1.09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4441514975131" calcext:value-type="float">
            <text:p>0.444151497513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729659899602" calcext:value-type="float">
            <text:p>-6.7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007235034480191" calcext:value-type="float">
            <text:p>7.24E-03</text:p>
          </table:table-cell>
          <table:table-cell office:value-type="float" office:value="1.412" calcext:value-type="float">
            <text:p>1.412</text:p>
          </table:table-cell>
          <table:table-cell office:value-type="float" office:value="0.2830352214111" calcext:value-type="float">
            <text:p>2.8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4642046371224" calcext:value-type="float">
            <text:p>-4.64E-01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0.343" calcext:value-type="float">
            <text:p>0.343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63520323802" calcext:value-type="float">
            <text:p>1.26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59311970754" calcext:value-type="float">
            <text:p>0.1259311970754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152890317531" calcext:value-type="float">
            <text:p>-3.15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2868947849282" calcext:value-type="float">
            <text:p>-2.87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4440138572258" calcext:value-type="float">
            <text:p>4.44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4939556411314" calcext:value-type="float">
            <text:p>-4.94E-01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0.273" calcext:value-type="float">
            <text:p>0.273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25483473544" calcext:value-type="float">
            <text:p>3.63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1951683597944" calcext:value-type="float">
            <text:p>-0.1951683597944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07441033130032" calcext:value-type="float">
            <text:p>-7.44E-03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522494656367" calcext:value-type="float">
            <text:p>-5.52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5975571991862" calcext:value-type="float">
            <text:p>5.98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4995971408986" calcext:value-type="float">
            <text:p>-5.00E-01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0.2" calcext:value-type="float">
            <text:p>0.2</text:p>
          </table:table-cell>
          <table:table-cell office:value-type="float" office:value="1.415" calcext:value-type="float">
            <text:p>1.415</text:p>
          </table:table-cell>
          <table:table-cell office:value-type="float" office:value="0.5930120389324" calcext:value-type="float">
            <text:p>5.93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5057355120107" calcext:value-type="float">
            <text:p>-0.5057355120107</text:p>
          </table:table-cell>
          <table:table-cell office:value-type="float" office:value="1.415" calcext:value-type="float">
            <text:p>1.415</text:p>
          </table:table-cell>
          <table:table-cell office:value-type="float" office:value="0.2696146614374" calcext:value-type="float">
            <text:p>2.7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7802317884819" calcext:value-type="float">
            <text:p>-7.8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735604127989" calcext:value-type="float">
            <text:p>7.36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4719499842271" calcext:value-type="float">
            <text:p>-4.72E-01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.124" calcext:value-type="float">
            <text:p>0.124</text:p>
          </table:table-cell>
          <table:table-cell office:value-type="float" office:value="1.416" calcext:value-type="float">
            <text:p>1.416</text:p>
          </table:table-cell>
          <table:table-cell office:value-type="float" office:value="0.8169958044342" calcext:value-type="float">
            <text:p>8.1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7983922785738" calcext:value-type="float">
            <text:p>-0.7983922785738</text:p>
          </table:table-cell>
          <table:table-cell office:value-type="float" office:value="1.416" calcext:value-type="float">
            <text:p>1.416</text:p>
          </table:table-cell>
          <table:table-cell office:value-type="float" office:value="0.526288807522" calcext:value-type="float">
            <text:p>5.26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9539179768058" calcext:value-type="float">
            <text:p>-9.54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8467420616583" calcext:value-type="float">
            <text:p>8.4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4185151453538" calcext:value-type="float">
            <text:p>-4.19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1.417" calcext:value-type="float">
            <text:p>1.417</text:p>
          </table:table-cell>
          <table:table-cell office:value-type="float" office:value="1.027916248163" calcext:value-type="float">
            <text:p>1.03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65550337138" calcext:value-type="float">
            <text:p>-1.065550337138</text:p>
          </table:table-cell>
          <table:table-cell office:value-type="float" office:value="1.417" calcext:value-type="float">
            <text:p>1.417</text:p>
          </table:table-cell>
          <table:table-cell office:value-type="float" office:value="0.7736669252888" calcext:value-type="float">
            <text:p>7.74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77221224879" calcext:value-type="float">
            <text:p>-1.08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9153620911382" calcext:value-type="float">
            <text:p>9.15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0.3285284204446" calcext:value-type="float">
            <text:p>-3.29E-01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418" calcext:value-type="float">
            <text:p>1.418</text:p>
          </table:table-cell>
          <table:table-cell office:value-type="float" office:value="1.224151315378" calcext:value-type="float">
            <text:p>1.2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308421282493" calcext:value-type="float">
            <text:p>-1.308421282493</text:p>
          </table:table-cell>
          <table:table-cell office:value-type="float" office:value="1.418" calcext:value-type="float">
            <text:p>1.418</text:p>
          </table:table-cell>
          <table:table-cell office:value-type="float" office:value="1.031278272527" calcext:value-type="float">
            <text:p>1.03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162179698566" calcext:value-type="float">
            <text:p>-1.16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0.9263668183165" calcext:value-type="float">
            <text:p>9.26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2214335799718" calcext:value-type="float">
            <text:p>-2.21E-01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1.419" calcext:value-type="float">
            <text:p>1.419</text:p>
          </table:table-cell>
          <table:table-cell office:value-type="float" office:value="1.392900109575" calcext:value-type="float">
            <text:p>1.39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515898989188" calcext:value-type="float">
            <text:p>-1.515898989188</text:p>
          </table:table-cell>
          <table:table-cell office:value-type="float" office:value="1.419" calcext:value-type="float">
            <text:p>1.419</text:p>
          </table:table-cell>
          <table:table-cell office:value-type="float" office:value="1.306818957054" calcext:value-type="float">
            <text:p>1.31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20073441713" calcext:value-type="float">
            <text:p>-1.20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0.8706265370764" calcext:value-type="float">
            <text:p>8.71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1042172501116" calcext:value-type="float">
            <text:p>-1.04E-01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-0.155" calcext:value-type="float">
            <text:p>-0.155</text:p>
          </table:table-cell>
          <table:table-cell office:value-type="float" office:value="1.42" calcext:value-type="float">
            <text:p>1.42</text:p>
          </table:table-cell>
          <table:table-cell office:value-type="float" office:value="1.565302972839" calcext:value-type="float">
            <text:p>1.57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7035531974" calcext:value-type="float">
            <text:p>-1.7035531974</text:p>
          </table:table-cell>
          <table:table-cell office:value-type="float" office:value="1.42" calcext:value-type="float">
            <text:p>1.42</text:p>
          </table:table-cell>
          <table:table-cell office:value-type="float" office:value="1.586125492691" calcext:value-type="float">
            <text:p>1.59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222133260284" calcext:value-type="float">
            <text:p>-1.22E+00</text:p>
          </table:table-cell>
          <table:table-cell office:value-type="float" office:value="1.42" calcext:value-type="float">
            <text:p>1.42</text:p>
          </table:table-cell>
          <table:table-cell office:value-type="float" office:value="0.7517636007963" calcext:value-type="float">
            <text:p>7.52E-01</text:p>
          </table:table-cell>
          <table:table-cell office:value-type="float" office:value="1.42" calcext:value-type="float">
            <text:p>1.42</text:p>
          </table:table-cell>
          <table:table-cell office:value-type="float" office:value="0.018756359596" calcext:value-type="float">
            <text:p>1.88E-02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-0.209" calcext:value-type="float">
            <text:p>-0.209</text:p>
          </table:table-cell>
          <table:table-cell office:value-type="float" office:value="1.421" calcext:value-type="float">
            <text:p>1.421</text:p>
          </table:table-cell>
          <table:table-cell office:value-type="float" office:value="1.665661100602" calcext:value-type="float">
            <text:p>1.67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861963288841" calcext:value-type="float">
            <text:p>-1.8619632888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839953433776" calcext:value-type="float">
            <text:p>1.84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21016329594" calcext:value-type="float">
            <text:p>-1.21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0.5793334395626" calcext:value-type="float">
            <text:p>5.7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0.146147227628" calcext:value-type="float">
            <text:p>1.46E-01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-0.252" calcext:value-type="float">
            <text:p>-0.252</text:p>
          </table:table-cell>
          <table:table-cell office:value-type="float" office:value="1.422" calcext:value-type="float">
            <text:p>1.422</text:p>
          </table:table-cell>
          <table:table-cell office:value-type="float" office:value="1.74889045569" calcext:value-type="float">
            <text:p>1.75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993603549534" calcext:value-type="float">
            <text:p>-1.993603549534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4413708" calcext:value-type="float">
            <text:p>2.02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17596003579" calcext:value-type="float">
            <text:p>-1.18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0.3720355354093" calcext:value-type="float">
            <text:p>3.72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0.2794798757765" calcext:value-type="float">
            <text:p>2.79E-01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423" calcext:value-type="float">
            <text:p>1.423</text:p>
          </table:table-cell>
          <table:table-cell office:value-type="float" office:value="1.807452263812" calcext:value-type="float">
            <text:p>1.81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.104822136888" calcext:value-type="float">
            <text:p>-2.104822136888</text:p>
          </table:table-cell>
          <table:table-cell office:value-type="float" office:value="1.423" calcext:value-type="float">
            <text:p>1.423</text:p>
          </table:table-cell>
          <table:table-cell office:value-type="float" office:value="2.092639239992" calcext:value-type="float">
            <text:p>2.09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04791179211" calcext:value-type="float">
            <text:p>-1.10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0.1493541183184" calcext:value-type="float">
            <text:p>1.49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0.4167150812326" calcext:value-type="float">
            <text:p>4.17E-01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-0.3" calcext:value-type="float">
            <text:p>-0.3</text:p>
          </table:table-cell>
          <table:table-cell office:value-type="float" office:value="1.424" calcext:value-type="float">
            <text:p>1.424</text:p>
          </table:table-cell>
          <table:table-cell office:value-type="float" office:value="1.830046694559" calcext:value-type="float">
            <text:p>1.8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.191623138709" calcext:value-type="float">
            <text:p>-2.191623138709</text:p>
          </table:table-cell>
          <table:table-cell office:value-type="float" office:value="1.424" calcext:value-type="float">
            <text:p>1.424</text:p>
          </table:table-cell>
          <table:table-cell office:value-type="float" office:value="2.032671517075" calcext:value-type="float">
            <text:p>2.0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0.9942559089965" calcext:value-type="float">
            <text:p>-9.9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06612347684471" calcext:value-type="float">
            <text:p>-6.61E-02</text:p>
          </table:table-cell>
          <table:table-cell office:value-type="float" office:value="1.424" calcext:value-type="float">
            <text:p>1.424</text:p>
          </table:table-cell>
          <table:table-cell office:value-type="float" office:value="0.5498426589041" calcext:value-type="float">
            <text:p>5.50E-01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425" calcext:value-type="float">
            <text:p>1.425</text:p>
          </table:table-cell>
          <table:table-cell office:value-type="float" office:value="1.818571252315" calcext:value-type="float">
            <text:p>1.82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.236845292562" calcext:value-type="float">
            <text:p>-2.236845292562</text:p>
          </table:table-cell>
          <table:table-cell office:value-type="float" office:value="1.425" calcext:value-type="float">
            <text:p>1.425</text:p>
          </table:table-cell>
          <table:table-cell office:value-type="float" office:value="1.838996839358" calcext:value-type="float">
            <text:p>1.8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0.82161295978" calcext:value-type="float">
            <text:p>-8.22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2597595870718" calcext:value-type="float">
            <text:p>-2.60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0.6653219877621" calcext:value-type="float">
            <text:p>6.65E-01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-0.326" calcext:value-type="float">
            <text:p>-0.326</text:p>
          </table:table-cell>
          <table:table-cell office:value-type="float" office:value="1.426" calcext:value-type="float">
            <text:p>1.426</text:p>
          </table:table-cell>
          <table:table-cell office:value-type="float" office:value="1.78062283485" calcext:value-type="float">
            <text:p>1.78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.237398594474" calcext:value-type="float">
            <text:p>-2.237398594474</text:p>
          </table:table-cell>
          <table:table-cell office:value-type="float" office:value="1.426" calcext:value-type="float">
            <text:p>1.426</text:p>
          </table:table-cell>
          <table:table-cell office:value-type="float" office:value="1.533042530882" calcext:value-type="float">
            <text:p>1.53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0.6090650974478" calcext:value-type="float">
            <text:p>-6.09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4211815699393" calcext:value-type="float">
            <text:p>-4.21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0.7452524662258" calcext:value-type="float">
            <text:p>7.45E-01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427" calcext:value-type="float">
            <text:p>1.427</text:p>
          </table:table-cell>
          <table:table-cell office:value-type="float" office:value="1.720771521592" calcext:value-type="float">
            <text:p>1.72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.183825187047" calcext:value-type="float">
            <text:p>-2.183825187047</text:p>
          </table:table-cell>
          <table:table-cell office:value-type="float" office:value="1.427" calcext:value-type="float">
            <text:p>1.427</text:p>
          </table:table-cell>
          <table:table-cell office:value-type="float" office:value="1.149017522987" calcext:value-type="float">
            <text:p>1.15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725350776877" calcext:value-type="float">
            <text:p>-3.73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5449044048008" calcext:value-type="float">
            <text:p>-5.45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0.7719954465538" calcext:value-type="float">
            <text:p>7.72E-01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-0.34" calcext:value-type="float">
            <text:p>-0.34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9580615864" calcext:value-type="float">
            <text:p>1.64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.067264955212" calcext:value-type="float">
            <text:p>-2.067264955212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09330665062" calcext:value-type="float">
            <text:p>7.31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09960165644308" calcext:value-type="float">
            <text:p>-9.96E-02</text:p>
          </table:table-cell>
          <table:table-cell office:value-type="float" office:value="1.428" calcext:value-type="float">
            <text:p>1.428</text:p>
          </table:table-cell>
          <table:table-cell office:value-type="float" office:value="-0.6365433701507" calcext:value-type="float">
            <text:p>-6.37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58872892359" calcext:value-type="float">
            <text:p>7.36E-01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429" calcext:value-type="float">
            <text:p>1.429</text:p>
          </table:table-cell>
          <table:table-cell office:value-type="float" office:value="1.540504901839" calcext:value-type="float">
            <text:p>1.54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1.889259100264" calcext:value-type="float">
            <text:p>-1.889259100264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08072128774" calcext:value-type="float">
            <text:p>3.2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1566904567118" calcext:value-type="float">
            <text:p>1.57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6990935140973" calcext:value-type="float">
            <text:p>-6.99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636891864118" calcext:value-type="float">
            <text:p>6.37E-01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-0.364" calcext:value-type="float">
            <text:p>-0.364</text:p>
          </table:table-cell>
          <table:table-cell office:value-type="float" office:value="1.43" calcext:value-type="float">
            <text:p>1.43</text:p>
          </table:table-cell>
          <table:table-cell office:value-type="float" office:value="1.423140351661" calcext:value-type="float">
            <text:p>1.42E+00</text:p>
          </table:table-cell>
          <table:table-cell office:value-type="float" office:value="1.43" calcext:value-type="float">
            <text:p>1.43</text:p>
          </table:table-cell>
          <table:table-cell office:value-type="float" office:value="-1.652324504091" calcext:value-type="float">
            <text:p>-1.652324504091</text:p>
          </table:table-cell>
          <table:table-cell office:value-type="float" office:value="1.43" calcext:value-type="float">
            <text:p>1.43</text:p>
          </table:table-cell>
          <table:table-cell office:value-type="float" office:value="-0.03963382051616" calcext:value-type="float">
            <text:p>-3.96E-02</text:p>
          </table:table-cell>
          <table:table-cell office:value-type="float" office:value="1.43" calcext:value-type="float">
            <text:p>1.43</text:p>
          </table:table-cell>
          <table:table-cell office:value-type="float" office:value="0.3950655636569" calcext:value-type="float">
            <text:p>3.95E-01</text:p>
          </table:table-cell>
          <table:table-cell office:value-type="float" office:value="1.43" calcext:value-type="float">
            <text:p>1.43</text:p>
          </table:table-cell>
          <table:table-cell office:value-type="float" office:value="-0.737329689896" calcext:value-type="float">
            <text:p>-7.37E-01</text:p>
          </table:table-cell>
          <table:table-cell office:value-type="float" office:value="1.43" calcext:value-type="float">
            <text:p>1.43</text:p>
          </table:table-cell>
          <table:table-cell office:value-type="float" office:value="0.4883891945648" calcext:value-type="float">
            <text:p>4.88E-01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-0.377" calcext:value-type="float">
            <text:p>-0.377</text:p>
          </table:table-cell>
          <table:table-cell office:value-type="float" office:value="1.431" calcext:value-type="float">
            <text:p>1.431</text:p>
          </table:table-cell>
          <table:table-cell office:value-type="float" office:value="1.297773931611" calcext:value-type="float">
            <text:p>1.30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1.36423664952" calcext:value-type="float">
            <text:p>-1.36423664952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55175291039" calcext:value-type="float">
            <text:p>-3.36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6101441733995" calcext:value-type="float">
            <text:p>6.10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-0.7629027680509" calcext:value-type="float">
            <text:p>-7.63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3080627368808" calcext:value-type="float">
            <text:p>3.08E-01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432" calcext:value-type="float">
            <text:p>1.432</text:p>
          </table:table-cell>
          <table:table-cell office:value-type="float" office:value="1.160090458954" calcext:value-type="float">
            <text:p>1.1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1.036316387362" calcext:value-type="float">
            <text:p>-1.036316387362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609283873577" calcext:value-type="float">
            <text:p>-5.61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7959135420677" calcext:value-type="float">
            <text:p>7.96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-0.7551572124567" calcext:value-type="float">
            <text:p>-7.55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1180879705723" calcext:value-type="float">
            <text:p>1.18E-01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433" calcext:value-type="float">
            <text:p>1.433</text:p>
          </table:table-cell>
          <table:table-cell office:value-type="float" office:value="1.009792625139" calcext:value-type="float">
            <text:p>1.01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0.6750123507088" calcext:value-type="float">
            <text:p>-0.6750123507088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240438112417" calcext:value-type="float">
            <text:p>-7.24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51629390939" calcext:value-type="float">
            <text:p>9.55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03977591972" calcext:value-type="float">
            <text:p>-7.10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06108600814056" calcext:value-type="float">
            <text:p>-6.11E-02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434" calcext:value-type="float">
            <text:p>1.434</text:p>
          </table:table-cell>
          <table:table-cell office:value-type="float" office:value="0.8506839664766" calcext:value-type="float">
            <text:p>8.51E-01</text:p>
          </table:table-cell>
          <table:table-cell table:style-name="ce118" office:value-type="float" office:value="1.434" calcext:value-type="float">
            <text:p>1.434</text:p>
          </table:table-cell>
          <table:table-cell office:value-type="float" office:value="-0.3105401198715" calcext:value-type="float">
            <text:p>-0.3105401198715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445609818804" calcext:value-type="float">
            <text:p>-8.45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1.086922208875" calcext:value-type="float">
            <text:p>1.09E+00</text:p>
          </table:table-cell>
          <table:table-cell office:value-type="float" office:value="1.434" calcext:value-type="float">
            <text:p>1.434</text:p>
          </table:table-cell>
          <table:table-cell office:value-type="float" office:value="-0.6302633545239" calcext:value-type="float">
            <text:p>-6.30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2113993310118" calcext:value-type="float">
            <text:p>-2.11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435" calcext:value-type="float">
            <text:p>1.435</text:p>
          </table:table-cell>
          <table:table-cell office:value-type="float" office:value="0.6772047013652" calcext:value-type="float">
            <text:p>6.77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06070837625298" calcext:value-type="float">
            <text:p>0.06070837625298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540450014497" calcext:value-type="float">
            <text:p>-9.54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86525532753" calcext:value-type="float">
            <text:p>1.19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0.5076489085455" calcext:value-type="float">
            <text:p>-5.0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-0.3333082014438" calcext:value-type="float">
            <text:p>-3.33E-01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0.355" calcext:value-type="float">
            <text:p>-0.3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4933207288389" calcext:value-type="float">
            <text:p>4.93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4247575835089" calcext:value-type="float">
            <text:p>0.4247575835089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81104057083" calcext:value-type="float">
            <text:p>-1.08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1.243749398963" calcext:value-type="float">
            <text:p>1.24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0.3601083422738" calcext:value-type="float">
            <text:p>-3.60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0.4194606164635" calcext:value-type="float">
            <text:p>-4.19E-01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0.316" calcext:value-type="float">
            <text:p>-0.316</text:p>
          </table:table-cell>
          <table:table-cell office:value-type="float" office:value="1.437" calcext:value-type="float">
            <text:p>1.437</text:p>
          </table:table-cell>
          <table:table-cell office:value-type="float" office:value="0.2965893316625" calcext:value-type="float">
            <text:p>2.9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7713526051574" calcext:value-type="float">
            <text:p>0.7713526051574</text:p>
          </table:table-cell>
          <table:table-cell office:value-type="float" office:value="1.437" calcext:value-type="float">
            <text:p>1.437</text:p>
          </table:table-cell>
          <table:table-cell office:value-type="float" office:value="-1.228688311782" calcext:value-type="float">
            <text:p>-1.23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1.249021541562" calcext:value-type="float">
            <text:p>1.25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0.1889141876834" calcext:value-type="float">
            <text:p>-1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0.4740762004027" calcext:value-type="float">
            <text:p>-4.74E-01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580973797551" calcext:value-type="float">
            <text:p>9.58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1.087875395966" calcext:value-type="float">
            <text:p>1.087875395966</text:p>
          </table:table-cell>
          <table:table-cell office:value-type="float" office:value="1.438" calcext:value-type="float">
            <text:p>1.438</text:p>
          </table:table-cell>
          <table:table-cell office:value-type="float" office:value="-1.411532897747" calcext:value-type="float">
            <text:p>-1.4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1.190286167655" calcext:value-type="float">
            <text:p>1.1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1448043591302" calcext:value-type="float">
            <text:p>-1.45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-0.5018860976641" calcext:value-type="float">
            <text:p>-5.02E-01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439" calcext:value-type="float">
            <text:p>1.439</text:p>
          </table:table-cell>
          <table:table-cell office:value-type="float" office:value="-0.1096867199645" calcext:value-type="float">
            <text:p>-1.10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1.370064701139" calcext:value-type="float">
            <text:p>1.370064701139</text:p>
          </table:table-cell>
          <table:table-cell office:value-type="float" office:value="1.439" calcext:value-type="float">
            <text:p>1.439</text:p>
          </table:table-cell>
          <table:table-cell office:value-type="float" office:value="-1.618080562823" calcext:value-type="float">
            <text:p>-1.62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1.061971147028" calcext:value-type="float">
            <text:p>1.06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0.1581488455057" calcext:value-type="float">
            <text:p>1.58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-0.4987602974124" calcext:value-type="float">
            <text:p>-4.99E-01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  <table:table-cell office:value-type="float" office:value="1.44" calcext:value-type="float">
            <text:p>1.44</text:p>
          </table:table-cell>
          <table:table-cell office:value-type="float" office:value="-0.3124764953681" calcext:value-type="float">
            <text:p>-3.12E-01</text:p>
          </table:table-cell>
          <table:table-cell office:value-type="float" office:value="1.44" calcext:value-type="float">
            <text:p>1.44</text:p>
          </table:table-cell>
          <table:table-cell office:value-type="float" office:value="1.614287663473" calcext:value-type="float">
            <text:p>1.614287663473</text:p>
          </table:table-cell>
          <table:table-cell office:value-type="float" office:value="1.44" calcext:value-type="float">
            <text:p>1.44</text:p>
          </table:table-cell>
          <table:table-cell office:value-type="float" office:value="-1.818968220021" calcext:value-type="float">
            <text:p>-1.82E+00</text:p>
          </table:table-cell>
          <table:table-cell office:value-type="float" office:value="1.44" calcext:value-type="float">
            <text:p>1.44</text:p>
          </table:table-cell>
          <table:table-cell office:value-type="float" office:value="0.8708703594133" calcext:value-type="float">
            <text:p>8.71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3266255694548" calcext:value-type="float">
            <text:p>3.27E-01</text:p>
          </table:table-cell>
          <table:table-cell office:value-type="float" office:value="1.44" calcext:value-type="float">
            <text:p>1.44</text:p>
          </table:table-cell>
          <table:table-cell office:value-type="float" office:value="-0.4715003677776" calcext:value-type="float">
            <text:p>-4.72E-01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5067202380908" calcext:value-type="float">
            <text:p>-5.07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1.806111164708" calcext:value-type="float">
            <text:p>1.806111164708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82249569791" calcext:value-type="float">
            <text:p>-1.98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0.6229593659387" calcext:value-type="float">
            <text:p>6.23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4847214978639" calcext:value-type="float">
            <text:p>4.85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4121727137246" calcext:value-type="float">
            <text:p>-4.12E-01</text:p>
          </table:table-cell>
        </table:table-row>
        <table:table-row table:style-name="ro2">
          <table:table-cell table:style-name="ce122" office:value-type="float" office:value="1.442" calcext:value-type="float">
            <text:p>1.442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6867817151565" calcext:value-type="float">
            <text:p>-6.87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1.953182170444" calcext:value-type="float">
            <text:p>1.953182170444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59192777742" calcext:value-type="float">
            <text:p>-2.06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0.3431768070823" calcext:value-type="float">
            <text:p>3.43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6297235762427" calcext:value-type="float">
            <text:p>6.30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-0.3251948079202" calcext:value-type="float">
            <text:p>-3.25E-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0.0557" calcext:value-type="float">
            <text:p>0.0557</text:p>
          </table:table-cell>
          <table:table-cell office:value-type="float" office:value="1.443" calcext:value-type="float">
            <text:p>1.443</text:p>
          </table:table-cell>
          <table:table-cell office:value-type="float" office:value="-0.8511066518934" calcext:value-type="float">
            <text:p>-8.51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2.04982556461" calcext:value-type="float">
            <text:p>2.04982556461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21366123552" calcext:value-type="float">
            <text:p>-2.02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0.04922959885305" calcext:value-type="float">
            <text:p>4.92E-02</text:p>
          </table:table-cell>
          <table:table-cell office:value-type="float" office:value="1.443" calcext:value-type="float">
            <text:p>1.443</text:p>
          </table:table-cell>
          <table:table-cell office:value-type="float" office:value="0.7559189618399" calcext:value-type="float">
            <text:p>7.56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-0.218397770768" calcext:value-type="float">
            <text:p>-2.18E-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0.136" calcext:value-type="float">
            <text:p>0.13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9929913055125" calcext:value-type="float">
            <text:p>-9.9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2.093152952633" calcext:value-type="float">
            <text:p>2.093152952633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70811612926" calcext:value-type="float">
            <text:p>-1.87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0.2328347776658" calcext:value-type="float">
            <text:p>-2.3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8512823400411" calcext:value-type="float">
            <text:p>8.51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022732362642" calcext:value-type="float">
            <text:p>-1.02E-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0.222" calcext:value-type="float">
            <text:p>0.222</text:p>
          </table:table-cell>
          <table:table-cell office:value-type="float" office:value="1.445" calcext:value-type="float">
            <text:p>1.445</text:p>
          </table:table-cell>
          <table:table-cell office:value-type="float" office:value="-1.117821451636" calcext:value-type="float">
            <text:p>-1.12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2.088086069243" calcext:value-type="float">
            <text:p>2.088086069243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03619450195" calcext:value-type="float">
            <text:p>-1.6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0.4931325041719" calcext:value-type="float">
            <text:p>-4.9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026622124528" calcext:value-type="float">
            <text:p>9.0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01873040944138" calcext:value-type="float">
            <text:p>1.87E-02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0.309" calcext:value-type="float">
            <text:p>0.309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18718554465" calcext:value-type="float">
            <text:p>-1.22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2.038897858704" calcext:value-type="float">
            <text:p>2.038897858704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84504049114" calcext:value-type="float">
            <text:p>-1.28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0.7125411477226" calcext:value-type="float">
            <text:p>-7.13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003802705497" calcext:value-type="float">
            <text:p>9.00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4327468781" calcext:value-type="float">
            <text:p>1.44E-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0.396" calcext:value-type="float">
            <text:p>0.396</text:p>
          </table:table-cell>
          <table:table-cell office:value-type="float" office:value="1.447" calcext:value-type="float">
            <text:p>1.447</text:p>
          </table:table-cell>
          <table:table-cell office:value-type="float" office:value="-1.31083462705" calcext:value-type="float">
            <text:p>-1.31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1.9507587196" calcext:value-type="float">
            <text:p>1.9507587196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249571750785" calcext:value-type="float">
            <text:p>-9.25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-0.8885305724289" calcext:value-type="float">
            <text:p>-8.89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8358549178989" calcext:value-type="float">
            <text:p>8.36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2776319185967" calcext:value-type="float">
            <text:p>2.78E-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0.484" calcext:value-type="float">
            <text:p>0.484</text:p>
          </table:table-cell>
          <table:table-cell office:value-type="float" office:value="1.448" calcext:value-type="float">
            <text:p>1.448</text:p>
          </table:table-cell>
          <table:table-cell office:value-type="float" office:value="-1.383466564826" calcext:value-type="float">
            <text:p>-1.38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1.821731173728" calcext:value-type="float">
            <text:p>1.821731173728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643831761487" calcext:value-type="float">
            <text:p>-5.64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-1.019774697917" calcext:value-type="float">
            <text:p>-1.02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0.7123189677225" calcext:value-type="float">
            <text:p>7.12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0.4175626824582" calcext:value-type="float">
            <text:p>4.18E-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0.562" calcext:value-type="float">
            <text:p>0.562</text:p>
          </table:table-cell>
          <table:table-cell office:value-type="float" office:value="1.449" calcext:value-type="float">
            <text:p>1.449</text:p>
          </table:table-cell>
          <table:table-cell office:value-type="float" office:value="-1.44458957127" calcext:value-type="float">
            <text:p>-1.44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1.656085838456" calcext:value-type="float">
            <text:p>1.656085838456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260742911042" calcext:value-type="float">
            <text:p>-2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-1.110312348732" calcext:value-type="float">
            <text:p>-1.11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0.542115849394" calcext:value-type="float">
            <text:p>5.42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5551580482105" calcext:value-type="float">
            <text:p>5.55E-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45" calcext:value-type="float">
            <text:p>1.45</text:p>
          </table:table-cell>
          <table:table-cell office:value-type="float" office:value="-1.492609020591" calcext:value-type="float">
            <text:p>-1.49E+00</text:p>
          </table:table-cell>
          <table:table-cell office:value-type="float" office:value="1.45" calcext:value-type="float">
            <text:p>1.45</text:p>
          </table:table-cell>
          <table:table-cell office:value-type="float" office:value="1.452483059766" calcext:value-type="float">
            <text:p>1.452483059766</text:p>
          </table:table-cell>
          <table:table-cell office:value-type="float" office:value="1.45" calcext:value-type="float">
            <text:p>1.45</text:p>
          </table:table-cell>
          <table:table-cell office:value-type="float" office:value="0.07526339770864" calcext:value-type="float">
            <text:p>7.53E-02</text:p>
          </table:table-cell>
          <table:table-cell office:value-type="float" office:value="1.45" calcext:value-type="float">
            <text:p>1.45</text:p>
          </table:table-cell>
          <table:table-cell office:value-type="float" office:value="-1.167733008251" calcext:value-type="float">
            <text:p>-1.17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3389119136023" calcext:value-type="float">
            <text:p>3.39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6735395416645" calcext:value-type="float">
            <text:p>6.74E-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1.451" calcext:value-type="float">
            <text:p>1.451</text:p>
          </table:table-cell>
          <table:table-cell office:value-type="float" office:value="-1.527408978734" calcext:value-type="float">
            <text:p>-1.53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1.215331763623" calcext:value-type="float">
            <text:p>1.215331763623</text:p>
          </table:table-cell>
          <table:table-cell office:value-type="float" office:value="1.451" calcext:value-type="float">
            <text:p>1.451</text:p>
          </table:table-cell>
          <table:table-cell office:value-type="float" office:value="0.3522728979551" calcext:value-type="float">
            <text:p>3.5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-1.211366272445" calcext:value-type="float">
            <text:p>-1.21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1216944331788" calcext:value-type="float">
            <text:p>1.2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7551961097591" calcext:value-type="float">
            <text:p>7.55E-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0.776" calcext:value-type="float">
            <text:p>0.776</text:p>
          </table:table-cell>
          <table:table-cell office:value-type="float" office:value="1.452" calcext:value-type="float">
            <text:p>1.452</text:p>
          </table:table-cell>
          <table:table-cell office:value-type="float" office:value="-1.535752692885" calcext:value-type="float">
            <text:p>-1.54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0.9493235838604" calcext:value-type="float">
            <text:p>0.9493235838604</text:p>
          </table:table-cell>
          <table:table-cell office:value-type="float" office:value="1.452" calcext:value-type="float">
            <text:p>1.452</text:p>
          </table:table-cell>
          <table:table-cell office:value-type="float" office:value="0.6019927221762" calcext:value-type="float">
            <text:p>6.02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-1.21548008392" calcext:value-type="float">
            <text:p>-1.22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0.08879408983575" calcext:value-type="float">
            <text:p>-8.88E-02</text:p>
          </table:table-cell>
          <table:table-cell office:value-type="float" office:value="1.452" calcext:value-type="float">
            <text:p>1.452</text:p>
          </table:table-cell>
          <table:table-cell office:value-type="float" office:value="0.7806548158354" calcext:value-type="float">
            <text:p>7.81E-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0.834" calcext:value-type="float">
            <text:p>0.834</text:p>
          </table:table-cell>
          <table:table-cell office:value-type="float" office:value="1.453" calcext:value-type="float">
            <text:p>1.453</text:p>
          </table:table-cell>
          <table:table-cell office:value-type="float" office:value="-1.521635597029" calcext:value-type="float">
            <text:p>-1.52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0.6553560197102" calcext:value-type="float">
            <text:p>0.65535601971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8509012908626" calcext:value-type="float">
            <text:p>8.51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-1.200129347989" calcext:value-type="float">
            <text:p>-1.20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-0.2786891711087" calcext:value-type="float">
            <text:p>-2.79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7399074180147" calcext:value-type="float">
            <text:p>7.40E-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0.883" calcext:value-type="float">
            <text:p>0.883</text:p>
          </table:table-cell>
          <table:table-cell office:value-type="float" office:value="1.454" calcext:value-type="float">
            <text:p>1.454</text:p>
          </table:table-cell>
          <table:table-cell office:value-type="float" office:value="-1.491201499283" calcext:value-type="float">
            <text:p>-1.49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0.341393502927" calcext:value-type="float">
            <text:p>0.341393502927</text:p>
          </table:table-cell>
          <table:table-cell office:value-type="float" office:value="1.454" calcext:value-type="float">
            <text:p>1.454</text:p>
          </table:table-cell>
          <table:table-cell office:value-type="float" office:value="1.10880500742" calcext:value-type="float">
            <text:p>1.11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1.146037814725" calcext:value-type="float">
            <text:p>-1.15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4400629871217" calcext:value-type="float">
            <text:p>-4.40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635271850305" calcext:value-type="float">
            <text:p>6.35E-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0.925" calcext:value-type="float">
            <text:p>0.925</text:p>
          </table:table-cell>
          <table:table-cell office:value-type="float" office:value="1.455" calcext:value-type="float">
            <text:p>1.455</text:p>
          </table:table-cell>
          <table:table-cell office:value-type="float" office:value="-1.40494796937" calcext:value-type="float">
            <text:p>-1.40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197761303477" calcext:value-type="float">
            <text:p>0.02197761303477</text:p>
          </table:table-cell>
          <table:table-cell office:value-type="float" office:value="1.455" calcext:value-type="float">
            <text:p>1.455</text:p>
          </table:table-cell>
          <table:table-cell office:value-type="float" office:value="1.381265415936" calcext:value-type="float">
            <text:p>1.38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1.038952383105" calcext:value-type="float">
            <text:p>-1.04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0.5655753632076" calcext:value-type="float">
            <text:p>-5.66E-01</text:p>
          </table:table-cell>
          <table:table-cell office:value-type="float" office:value="1.455" calcext:value-type="float">
            <text:p>1.455</text:p>
          </table:table-cell>
          <table:table-cell office:value-type="float" office:value="0.4832123224837" calcext:value-type="float">
            <text:p>4.83E-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0.964" calcext:value-type="float">
            <text:p>0.964</text:p>
          </table:table-cell>
          <table:table-cell office:value-type="float" office:value="1.456" calcext:value-type="float">
            <text:p>1.456</text:p>
          </table:table-cell>
          <table:table-cell office:value-type="float" office:value="-1.285600670122" calcext:value-type="float">
            <text:p>-1.29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2978347788711" calcext:value-type="float">
            <text:p>-0.297834778871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52158386613" calcext:value-type="float">
            <text:p>1.65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784296619916" calcext:value-type="float">
            <text:p>-8.7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-0.6583262331045" calcext:value-type="float">
            <text:p>-6.5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0.2988037959156" calcext:value-type="float">
            <text:p>2.99E-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.457" calcext:value-type="float">
            <text:p>1.457</text:p>
          </table:table-cell>
          <table:table-cell office:value-type="float" office:value="-1.146316412358" calcext:value-type="float">
            <text:p>-1.15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041154941109" calcext:value-type="float">
            <text:p>-0.6041154941109</text:p>
          </table:table-cell>
          <table:table-cell office:value-type="float" office:value="1.457" calcext:value-type="float">
            <text:p>1.457</text:p>
          </table:table-cell>
          <table:table-cell office:value-type="float" office:value="1.886516886741" calcext:value-type="float">
            <text:p>1.89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741755149809" calcext:value-type="float">
            <text:p>-6.74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-0.7218377967103" calcext:value-type="float">
            <text:p>-7.2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0.1069136846738" calcext:value-type="float">
            <text:p>1.07E-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1.02" calcext:value-type="float">
            <text:p>1.02</text:p>
          </table:table-cell>
          <table:table-cell office:value-type="float" office:value="1.458" calcext:value-type="float">
            <text:p>1.458</text:p>
          </table:table-cell>
          <table:table-cell office:value-type="float" office:value="-0.9746887378056" calcext:value-type="float">
            <text:p>-9.75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8921652410401" calcext:value-type="float">
            <text:p>-0.89216524104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3942430828" calcext:value-type="float">
            <text:p>2.04E+00</text:p>
          </table:table-cell>
          <table:table-cell office:value-type="float" office:value="1.458" calcext:value-type="float">
            <text:p>1.458</text:p>
          </table:table-cell>
          <table:table-cell office:value-type="float" office:value="-0.41817306663" calcext:value-type="float">
            <text:p>-4.18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7619516559145" calcext:value-type="float">
            <text:p>-7.62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07149206840351" calcext:value-type="float">
            <text:p>-7.15E-02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1.04" calcext:value-type="float">
            <text:p>1.04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31046402059" calcext:value-type="float">
            <text:p>-7.73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.152826884292" calcext:value-type="float">
            <text:p>-1.152826884292</text:p>
          </table:table-cell>
          <table:table-cell office:value-type="float" office:value="1.459" calcext:value-type="float">
            <text:p>1.459</text:p>
          </table:table-cell>
          <table:table-cell office:value-type="float" office:value="2.0779963295" calcext:value-type="float">
            <text:p>2.08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-0.1566245273449" calcext:value-type="float">
            <text:p>-1.57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08781539932" calcext:value-type="float">
            <text:p>-7.71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2221305604404" calcext:value-type="float">
            <text:p>-2.22E-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office:value-type="float" office:value="-0.5635359777143" calcext:value-type="float">
            <text:p>-5.64E-01</text:p>
          </table:table-cell>
          <table:table-cell office:value-type="float" office:value="1.46" calcext:value-type="float">
            <text:p>1.46</text:p>
          </table:table-cell>
          <table:table-cell office:value-type="float" office:value="-1.384328450844" calcext:value-type="float">
            <text:p>-1.384328450844</text:p>
          </table:table-cell>
          <table:table-cell office:value-type="float" office:value="1.46" calcext:value-type="float">
            <text:p>1.46</text:p>
          </table:table-cell>
          <table:table-cell office:value-type="float" office:value="1.984136808037" calcext:value-type="float">
            <text:p>1.98E+00</text:p>
          </table:table-cell>
          <table:table-cell office:value-type="float" office:value="1.46" calcext:value-type="float">
            <text:p>1.46</text:p>
          </table:table-cell>
          <table:table-cell office:value-type="float" office:value="0.09626209642117" calcext:value-type="float">
            <text:p>9.63E-02</text:p>
          </table:table-cell>
          <table:table-cell office:value-type="float" office:value="1.46" calcext:value-type="float">
            <text:p>1.46</text:p>
          </table:table-cell>
          <table:table-cell office:value-type="float" office:value="-0.7551453576325" calcext:value-type="float">
            <text:p>-7.55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336800368747" calcext:value-type="float">
            <text:p>-3.37E-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1.06" calcext:value-type="float">
            <text:p>1.0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3405617700624" calcext:value-type="float">
            <text:p>-3.4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.583311947523" calcext:value-type="float">
            <text:p>-1.583311947523</text:p>
          </table:table-cell>
          <table:table-cell office:value-type="float" office:value="1.461" calcext:value-type="float">
            <text:p>1.461</text:p>
          </table:table-cell>
          <table:table-cell office:value-type="float" office:value="1.765859505112" calcext:value-type="float">
            <text:p>1.77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0.3343507010329" calcext:value-type="float">
            <text:p>3.34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703255761789" calcext:value-type="float">
            <text:p>-7.03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418032238673" calcext:value-type="float">
            <text:p>-4.18E-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1.06" calcext:value-type="float">
            <text:p>1.06</text:p>
          </table:table-cell>
          <table:table-cell table:style-name="ce118" office:value-type="float" office:value="1.462" calcext:value-type="float">
            <text:p>1.462</text:p>
          </table:table-cell>
          <table:table-cell office:value-type="float" office:value="-0.1060234943178" calcext:value-type="float">
            <text:p>-1.06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54491485003" calcext:value-type="float">
            <text:p>-1.754491485003</text:p>
          </table:table-cell>
          <table:table-cell office:value-type="float" office:value="1.462" calcext:value-type="float">
            <text:p>1.462</text:p>
          </table:table-cell>
          <table:table-cell office:value-type="float" office:value="1.442970779384" calcext:value-type="float">
            <text:p>1.4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0.5465603648095" calcext:value-type="float">
            <text:p>5.47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6019391908188" calcext:value-type="float">
            <text:p>-6.02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4687826727552" calcext:value-type="float">
            <text:p>-4.69E-01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1.04" calcext:value-type="float">
            <text:p>1.04</text:p>
          </table:table-cell>
          <table:table-cell office:value-type="float" office:value="1.463" calcext:value-type="float">
            <text:p>1.463</text:p>
          </table:table-cell>
          <table:table-cell office:value-type="float" office:value="0.1295298877382" calcext:value-type="float">
            <text:p>1.30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1.906955756827" calcext:value-type="float">
            <text:p>-1.906955756827</text:p>
          </table:table-cell>
          <table:table-cell office:value-type="float" office:value="1.463" calcext:value-type="float">
            <text:p>1.463</text:p>
          </table:table-cell>
          <table:table-cell office:value-type="float" office:value="1.04829500376" calcext:value-type="float">
            <text:p>1.05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0.7344972380033" calcext:value-type="float">
            <text:p>7.34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730556634814" calcext:value-type="float">
            <text:p>-4.73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937985532423" calcext:value-type="float">
            <text:p>-4.94E-01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1.01" calcext:value-type="float">
            <text:p>1.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3630221019707" calcext:value-type="float">
            <text:p>3.63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2.027564950024" calcext:value-type="float">
            <text:p>-2.027564950024</text:p>
          </table:table-cell>
          <table:table-cell office:value-type="float" office:value="1.464" calcext:value-type="float">
            <text:p>1.464</text:p>
          </table:table-cell>
          <table:table-cell office:value-type="float" office:value="0.6296202243717" calcext:value-type="float">
            <text:p>6.30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8980573212063" calcext:value-type="float">
            <text:p>8.98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155935977244" calcext:value-type="float">
            <text:p>-3.16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496468157803" calcext:value-type="float">
            <text:p>-4.96E-01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0.968" calcext:value-type="float">
            <text:p>0.968</text:p>
          </table:table-cell>
          <table:table-cell office:value-type="float" office:value="1.465" calcext:value-type="float">
            <text:p>1.465</text:p>
          </table:table-cell>
          <table:table-cell office:value-type="float" office:value="0.5924495636123" calcext:value-type="float">
            <text:p>5.9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2.136463173401" calcext:value-type="float">
            <text:p>-2.136463173401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8665311381" calcext:value-type="float">
            <text:p>2.3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041327181066" calcext:value-type="float">
            <text:p>1.04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469577052948" calcext:value-type="float">
            <text:p>-1.47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4642899192636" calcext:value-type="float">
            <text:p>-4.64E-01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921" calcext:value-type="float">
            <text:p>0.921</text:p>
          </table:table-cell>
          <table:table-cell office:value-type="float" office:value="1.466" calcext:value-type="float">
            <text:p>1.466</text:p>
          </table:table-cell>
          <table:table-cell office:value-type="float" office:value="0.8163152961976" calcext:value-type="float">
            <text:p>8.16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.203719587319" calcext:value-type="float">
            <text:p>-2.203719587319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0631528058" calcext:value-type="float">
            <text:p>-1.19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1.1617341592" calcext:value-type="float">
            <text:p>1.16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0.02442740214642" calcext:value-type="float">
            <text:p>2.44E-02</text:p>
          </table:table-cell>
          <table:table-cell office:value-type="float" office:value="1.466" calcext:value-type="float">
            <text:p>1.466</text:p>
          </table:table-cell>
          <table:table-cell office:value-type="float" office:value="-0.4093755736225" calcext:value-type="float">
            <text:p>-4.09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0.865" calcext:value-type="float">
            <text:p>0.865</text:p>
          </table:table-cell>
          <table:table-cell office:value-type="float" office:value="1.467" calcext:value-type="float">
            <text:p>1.467</text:p>
          </table:table-cell>
          <table:table-cell office:value-type="float" office:value="1.027958550459" calcext:value-type="float">
            <text:p>1.03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.235752690162" calcext:value-type="float">
            <text:p>-2.235752690162</text:p>
          </table:table-cell>
          <table:table-cell office:value-type="float" office:value="1.467" calcext:value-type="float">
            <text:p>1.467</text:p>
          </table:table-cell>
          <table:table-cell office:value-type="float" office:value="-0.4013597280072" calcext:value-type="float">
            <text:p>-4.01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1.244538148323" calcext:value-type="float">
            <text:p>1.24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0.1917559988943" calcext:value-type="float">
            <text:p>1.92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244983726913" calcext:value-type="float">
            <text:p>-3.24E-01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0.806" calcext:value-type="float">
            <text:p>0.806</text:p>
          </table:table-cell>
          <table:table-cell office:value-type="float" office:value="1.468" calcext:value-type="float">
            <text:p>1.468</text:p>
          </table:table-cell>
          <table:table-cell office:value-type="float" office:value="1.220720539227" calcext:value-type="float">
            <text:p>1.22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.219282413331" calcext:value-type="float">
            <text:p>-2.21928241333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15444941487" calcext:value-type="float">
            <text:p>-6.15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1.281018974014" calcext:value-type="float">
            <text:p>1.2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0.3558290566518" calcext:value-type="float">
            <text:p>3.56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2187985857184" calcext:value-type="float">
            <text:p>-2.19E-01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0.745" calcext:value-type="float">
            <text:p>0.745</text:p>
          </table:table-cell>
          <table:table-cell office:value-type="float" office:value="1.469" calcext:value-type="float">
            <text:p>1.469</text:p>
          </table:table-cell>
          <table:table-cell office:value-type="float" office:value="1.395241558025" calcext:value-type="float">
            <text:p>1.40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.141525478172" calcext:value-type="float">
            <text:p>-2.141525478172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711713118984" calcext:value-type="float">
            <text:p>-7.71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1.245104899333" calcext:value-type="float">
            <text:p>1.2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0.5137484040946" calcext:value-type="float">
            <text:p>5.14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1044988633234" calcext:value-type="float">
            <text:p>-1.04E-01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0.685" calcext:value-type="float">
            <text:p>0.685</text:p>
          </table:table-cell>
          <table:table-cell office:value-type="float" office:value="1.47" calcext:value-type="float">
            <text:p>1.47</text:p>
          </table:table-cell>
          <table:table-cell office:value-type="float" office:value="1.545695199149" calcext:value-type="float">
            <text:p>1.5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.01186983181" calcext:value-type="float">
            <text:p>-2.01186983181</text:p>
          </table:table-cell>
          <table:table-cell office:value-type="float" office:value="1.47" calcext:value-type="float">
            <text:p>1.47</text:p>
          </table:table-cell>
          <table:table-cell office:value-type="float" office:value="-0.8940261901768" calcext:value-type="float">
            <text:p>-8.94E-01</text:p>
          </table:table-cell>
          <table:table-cell office:value-type="float" office:value="1.47" calcext:value-type="float">
            <text:p>1.47</text:p>
          </table:table-cell>
          <table:table-cell office:value-type="float" office:value="1.134930726873" calcext:value-type="float">
            <text:p>1.13E+00</text:p>
          </table:table-cell>
          <table:table-cell office:value-type="float" office:value="1.47" calcext:value-type="float">
            <text:p>1.47</text:p>
          </table:table-cell>
          <table:table-cell office:value-type="float" office:value="0.6608564637118" calcext:value-type="float">
            <text:p>6.61E-01</text:p>
          </table:table-cell>
          <table:table-cell office:value-type="float" office:value="1.47" calcext:value-type="float">
            <text:p>1.47</text:p>
          </table:table-cell>
          <table:table-cell office:value-type="float" office:value="0.0172895347091" calcext:value-type="float">
            <text:p>1.73E-02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0.622" calcext:value-type="float">
            <text:p>0.622</text:p>
          </table:table-cell>
          <table:table-cell office:value-type="float" office:value="1.471" calcext:value-type="float">
            <text:p>1.471</text:p>
          </table:table-cell>
          <table:table-cell office:value-type="float" office:value="1.662967436239" calcext:value-type="float">
            <text:p>1.66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1.812820234746" calcext:value-type="float">
            <text:p>-1.812820234746</text:p>
          </table:table-cell>
          <table:table-cell office:value-type="float" office:value="1.471" calcext:value-type="float">
            <text:p>1.471</text:p>
          </table:table-cell>
          <table:table-cell office:value-type="float" office:value="-1.004488312147" calcext:value-type="float">
            <text:p>-1.00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0.9502942013281" calcext:value-type="float">
            <text:p>9.50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7878106781725" calcext:value-type="float">
            <text:p>7.88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1449999801277" calcext:value-type="float">
            <text:p>1.45E-01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0.565" calcext:value-type="float">
            <text:p>0.565</text:p>
          </table:table-cell>
          <table:table-cell office:value-type="float" office:value="1.472" calcext:value-type="float">
            <text:p>1.472</text:p>
          </table:table-cell>
          <table:table-cell office:value-type="float" office:value="1.748416020889" calcext:value-type="float">
            <text:p>1.75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565333959833" calcext:value-type="float">
            <text:p>-1.565333959833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37407219511" calcext:value-type="float">
            <text:p>-1.14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7041815166409" calcext:value-type="float">
            <text:p>7.0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881572252732" calcext:value-type="float">
            <text:p>8.82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2809599722443" calcext:value-type="float">
            <text:p>2.81E-01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0.505" calcext:value-type="float">
            <text:p>0.505</text:p>
          </table:table-cell>
          <table:table-cell office:value-type="float" office:value="1.473" calcext:value-type="float">
            <text:p>1.473</text:p>
          </table:table-cell>
          <table:table-cell office:value-type="float" office:value="1.807231071119" calcext:value-type="float">
            <text:p>1.81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3673065831" calcext:value-type="float">
            <text:p>-1.253673065831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89560931446" calcext:value-type="float">
            <text:p>-1.29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4150195424343" calcext:value-type="float">
            <text:p>4.1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9258612296245" calcext:value-type="float">
            <text:p>9.26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4220165875938" calcext:value-type="float">
            <text:p>4.22E-01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0.443" calcext:value-type="float">
            <text:p>0.443</text:p>
          </table:table-cell>
          <table:table-cell office:value-type="float" office:value="1.474" calcext:value-type="float">
            <text:p>1.474</text:p>
          </table:table-cell>
          <table:table-cell office:value-type="float" office:value="1.832455214371" calcext:value-type="float">
            <text:p>1.83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-0.9082347518497" calcext:value-type="float">
            <text:p>-0.9082347518497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7552531036" calcext:value-type="float">
            <text:p>-1.48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0.106354898978" calcext:value-type="float">
            <text:p>1.06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9086673220133" calcext:value-type="float">
            <text:p>9.09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5584515291549" calcext:value-type="float">
            <text:p>5.58E-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0.377" calcext:value-type="float">
            <text:p>0.377</text:p>
          </table:table-cell>
          <table:table-cell office:value-type="float" office:value="1.475" calcext:value-type="float">
            <text:p>1.475</text:p>
          </table:table-cell>
          <table:table-cell office:value-type="float" office:value="1.814717532744" calcext:value-type="float">
            <text:p>1.81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5595376298962" calcext:value-type="float">
            <text:p>-0.5595376298962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7188551991" calcext:value-type="float">
            <text:p>-1.67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1928309903707" calcext:value-type="float">
            <text:p>-1.9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8252678828202" calcext:value-type="float">
            <text:p>8.25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6737251035555" calcext:value-type="float">
            <text:p>6.74E-01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0.311" calcext:value-type="float">
            <text:p>0.3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789256576079" calcext:value-type="float">
            <text:p>1.79E+00</text:p>
          </table:table-cell>
          <table:table-cell table:style-name="ce121" office:value-type="float" office:value="1.476" calcext:value-type="float">
            <text:p>1.476</text:p>
          </table:table-cell>
          <table:table-cell office:value-type="float" office:value="-0.1795033202207" calcext:value-type="float">
            <text:p>-0.1795033202207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71847235877" calcext:value-type="float">
            <text:p>-1.87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4651660751866" calcext:value-type="float">
            <text:p>-4.65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6824003899293" calcext:value-type="float">
            <text:p>6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7507253072618" calcext:value-type="float">
            <text:p>7.51E-01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0.238" calcext:value-type="float">
            <text:p>0.238</text:p>
          </table:table-cell>
          <table:table-cell office:value-type="float" office:value="1.477" calcext:value-type="float">
            <text:p>1.477</text:p>
          </table:table-cell>
          <table:table-cell office:value-type="float" office:value="1.718666543324" calcext:value-type="float">
            <text:p>1.72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0.185283575512" calcext:value-type="float">
            <text:p>0.185283575512</text:p>
          </table:table-cell>
          <table:table-cell office:value-type="float" office:value="1.477" calcext:value-type="float">
            <text:p>1.477</text:p>
          </table:table-cell>
          <table:table-cell office:value-type="float" office:value="-2.001026151201" calcext:value-type="float">
            <text:p>-2.00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0.6950259360079" calcext:value-type="float">
            <text:p>-6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933589227007" calcext:value-type="float">
            <text:p>4.93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724094130351" calcext:value-type="float">
            <text:p>7.72E-01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0.163" calcext:value-type="float">
            <text:p>0.163</text:p>
          </table:table-cell>
          <table:table-cell office:value-type="float" office:value="1.478" calcext:value-type="float">
            <text:p>1.478</text:p>
          </table:table-cell>
          <table:table-cell office:value-type="float" office:value="1.63772931644" calcext:value-type="float">
            <text:p>1.6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0.5411385088105" calcext:value-type="float">
            <text:p>0.5411385088105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49869523366" calcext:value-type="float">
            <text:p>-2.05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0.8732172467629" calcext:value-type="float">
            <text:p>-8.73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2754565310007" calcext:value-type="float">
            <text:p>2.75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7299298628407" calcext:value-type="float">
            <text:p>7.30E-01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0.0892" calcext:value-type="float">
            <text:p>0.0892</text:p>
          </table:table-cell>
          <table:table-cell office:value-type="float" office:value="1.479" calcext:value-type="float">
            <text:p>1.479</text:p>
          </table:table-cell>
          <table:table-cell office:value-type="float" office:value="1.537227879002" calcext:value-type="float">
            <text:p>1.54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8789498934702" calcext:value-type="float">
            <text:p>0.8789498934702</text:p>
          </table:table-cell>
          <table:table-cell office:value-type="float" office:value="1.479" calcext:value-type="float">
            <text:p>1.479</text:p>
          </table:table-cell>
          <table:table-cell office:value-type="float" office:value="-1.969731080947" calcext:value-type="float">
            <text:p>-1.97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.005533249351" calcext:value-type="float">
            <text:p>-1.0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05415490280624" calcext:value-type="float">
            <text:p>5.42E-02</text:p>
          </table:table-cell>
          <table:table-cell office:value-type="float" office:value="1.479" calcext:value-type="float">
            <text:p>1.479</text:p>
          </table:table-cell>
          <table:table-cell office:value-type="float" office:value="0.6256147049615" calcext:value-type="float">
            <text:p>6.26E-01</text:p>
          </table:table-cell>
        </table:table-row>
        <table:table-row table:style-name="ro2">
          <table:table-cell table:style-name="ce93" office:value-type="float" office:value="1.48" calcext:value-type="float">
            <text:p>1.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48" calcext:value-type="float">
            <text:p>1.48</text:p>
          </table:table-cell>
          <table:table-cell office:value-type="float" office:value="1.418501943441" calcext:value-type="float">
            <text:p>1.42E+00</text:p>
          </table:table-cell>
          <table:table-cell office:value-type="float" office:value="1.48" calcext:value-type="float">
            <text:p>1.48</text:p>
          </table:table-cell>
          <table:table-cell office:value-type="float" office:value="1.186373766242" calcext:value-type="float">
            <text:p>1.186373766242</text:p>
          </table:table-cell>
          <table:table-cell office:value-type="float" office:value="1.48" calcext:value-type="float">
            <text:p>1.48</text:p>
          </table:table-cell>
          <table:table-cell office:value-type="float" office:value="-1.799625246834" calcext:value-type="float">
            <text:p>-1.80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090320441553" calcext:value-type="float">
            <text:p>-1.09E+00</text:p>
          </table:table-cell>
          <table:table-cell office:value-type="float" office:value="1.48" calcext:value-type="float">
            <text:p>1.48</text:p>
          </table:table-cell>
          <table:table-cell office:value-type="float" office:value="-0.1529277593044" calcext:value-type="float">
            <text:p>-1.53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4754495677948" calcext:value-type="float">
            <text:p>4.75E-01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1.481" calcext:value-type="float">
            <text:p>1.481</text:p>
          </table:table-cell>
          <table:table-cell office:value-type="float" office:value="1.294158362741" calcext:value-type="float">
            <text:p>1.29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456185218952" calcext:value-type="float">
            <text:p>1.456185218952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20545403003" calcext:value-type="float">
            <text:p>-1.52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143124635161" calcext:value-type="float">
            <text:p>-1.14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0.3345184889437" calcext:value-type="float">
            <text:p>-3.35E-01</text:p>
          </table:table-cell>
          <table:table-cell office:value-type="float" office:value="1.481" calcext:value-type="float">
            <text:p>1.481</text:p>
          </table:table-cell>
          <table:table-cell office:value-type="float" office:value="0.2964533948505" calcext:value-type="float">
            <text:p>2.96E-01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482" calcext:value-type="float">
            <text:p>1.482</text:p>
          </table:table-cell>
          <table:table-cell office:value-type="float" office:value="1.156995548446" calcext:value-type="float">
            <text:p>1.16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1.68481071334" calcext:value-type="float">
            <text:p>1.68481071334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90222047162" calcext:value-type="float">
            <text:p>-1.19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73741942784" calcext:value-type="float">
            <text:p>-1.17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0.4805064928417" calcext:value-type="float">
            <text:p>-4.81E-01</text:p>
          </table:table-cell>
          <table:table-cell table:style-name="ce105" office:value-type="float" office:value="1.482" calcext:value-type="float">
            <text:p>1.482</text:p>
          </table:table-cell>
          <table:table-cell office:value-type="float" office:value="0.1087539633669" calcext:value-type="float">
            <text:p>1.09E-01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483" calcext:value-type="float">
            <text:p>1.483</text:p>
          </table:table-cell>
          <table:table-cell office:value-type="float" office:value="1.007675604768" calcext:value-type="float">
            <text:p>1.01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1.859142547845" calcext:value-type="float">
            <text:p>1.859142547845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302680034572" calcext:value-type="float">
            <text:p>-8.30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1.190601088802" calcext:value-type="float">
            <text:p>-1.1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5913076702687" calcext:value-type="float">
            <text:p>-5.91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0.06664524910607" calcext:value-type="float">
            <text:p>-6.66E-02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484" calcext:value-type="float">
            <text:p>1.484</text:p>
          </table:table-cell>
          <table:table-cell office:value-type="float" office:value="0.8495678203193" calcext:value-type="float">
            <text:p>8.5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1.988313907927" calcext:value-type="float">
            <text:p>1.988313907927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669622061088" calcext:value-type="float">
            <text:p>-4.67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1.189143187268" calcext:value-type="float">
            <text:p>-1.19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669520451487" calcext:value-type="float">
            <text:p>-6.7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0.2143108353257" calcext:value-type="float">
            <text:p>-2.14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85" calcext:value-type="float">
            <text:p>1.485</text:p>
          </table:table-cell>
          <table:table-cell office:value-type="float" office:value="0.6790252444964" calcext:value-type="float">
            <text:p>6.79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2.067293886086" calcext:value-type="float">
            <text:p>2.067293886086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350461904253" calcext:value-type="float">
            <text:p>-1.35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1.151857261266" calcext:value-type="float">
            <text:p>-1.15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72108272107" calcext:value-type="float">
            <text:p>-7.21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0.3288509664671" calcext:value-type="float">
            <text:p>-3.29E-01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86" calcext:value-type="float">
            <text:p>1.486</text:p>
          </table:table-cell>
          <table:table-cell office:value-type="float" office:value="0.4977696125113" calcext:value-type="float">
            <text:p>4.98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2.095940805742" calcext:value-type="float">
            <text:p>2.095940805742</text:p>
          </table:table-cell>
          <table:table-cell table:style-name="ce122" office:value-type="float" office:value="1.486" calcext:value-type="float">
            <text:p>1.486</text:p>
          </table:table-cell>
          <table:table-cell office:value-type="float" office:value="0.1592188506561" calcext:value-type="float">
            <text:p>1.59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1.070797541717" calcext:value-type="float">
            <text:p>-1.0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0.7546482106524" calcext:value-type="float">
            <text:p>-7.55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0.4097143057508" calcext:value-type="float">
            <text:p>-4.10E-01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0.31" calcext:value-type="float">
            <text:p>-0.31</text:p>
          </table:table-cell>
          <table:table-cell office:value-type="float" office:value="1.487" calcext:value-type="float">
            <text:p>1.487</text:p>
          </table:table-cell>
          <table:table-cell office:value-type="float" office:value="0.3018570351507" calcext:value-type="float">
            <text:p>3.02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2.076497727527" calcext:value-type="float">
            <text:p>2.076497727527</text:p>
          </table:table-cell>
          <table:table-cell office:value-type="float" office:value="1.487" calcext:value-type="float">
            <text:p>1.487</text:p>
          </table:table-cell>
          <table:table-cell office:value-type="float" office:value="0.4259270213107" calcext:value-type="float">
            <text:p>4.2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9314607872804" calcext:value-type="float">
            <text:p>-9.31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7661072668563" calcext:value-type="float">
            <text:p>-7.6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4648502759556" calcext:value-type="float">
            <text:p>-4.65E-01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0.321" calcext:value-type="float">
            <text:p>-0.321</text:p>
          </table:table-cell>
          <table:table-cell table:style-name="ce93" office:value-type="float" office:value="1.488" calcext:value-type="float">
            <text:p>1.488</text:p>
          </table:table-cell>
          <table:table-cell office:value-type="float" office:value="0.09978915116276" calcext:value-type="float">
            <text:p>9.98E-02</text:p>
          </table:table-cell>
          <table:table-cell office:value-type="float" office:value="1.488" calcext:value-type="float">
            <text:p>1.488</text:p>
          </table:table-cell>
          <table:table-cell office:value-type="float" office:value="2.016641439979" calcext:value-type="float">
            <text:p>2.016641439979</text:p>
          </table:table-cell>
          <table:table-cell office:value-type="float" office:value="1.488" calcext:value-type="float">
            <text:p>1.488</text:p>
          </table:table-cell>
          <table:table-cell office:value-type="float" office:value="0.6765850927879" calcext:value-type="float">
            <text:p>6.77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322317985947" calcext:value-type="float">
            <text:p>-7.3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430194188231" calcext:value-type="float">
            <text:p>-7.43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4914191805303" calcext:value-type="float">
            <text:p>-4.91E-01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1.489" calcext:value-type="float">
            <text:p>1.489</text:p>
          </table:table-cell>
          <table:table-cell office:value-type="float" office:value="-0.1064915817772" calcext:value-type="float">
            <text:p>-1.0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1.914496060966" calcext:value-type="float">
            <text:p>1.914496060966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39695233659" calcext:value-type="float">
            <text:p>9.24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876218733447" calcext:value-type="float">
            <text:p>-4.88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6765497688778" calcext:value-type="float">
            <text:p>-6.77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954740624583" calcext:value-type="float">
            <text:p>-4.95E-01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" calcext:value-type="float">
            <text:p>1.49</text:p>
          </table:table-cell>
          <table:table-cell office:value-type="float" office:value="-0.3096963429464" calcext:value-type="float">
            <text:p>-3.10E-01</text:p>
          </table:table-cell>
          <table:table-cell office:value-type="float" office:value="1.49" calcext:value-type="float">
            <text:p>1.49</text:p>
          </table:table-cell>
          <table:table-cell office:value-type="float" office:value="1.771788052042" calcext:value-type="float">
            <text:p>1.771788052042</text:p>
          </table:table-cell>
          <table:table-cell office:value-type="float" office:value="1.49" calcext:value-type="float">
            <text:p>1.49</text:p>
          </table:table-cell>
          <table:table-cell office:value-type="float" office:value="1.18335265364" calcext:value-type="float">
            <text:p>1.18E+00</text:p>
          </table:table-cell>
          <table:table-cell table:style-name="ce111" office:value-type="float" office:value="1.49" calcext:value-type="float">
            <text:p>1.49</text:p>
          </table:table-cell>
          <table:table-cell office:value-type="float" office:value="-0.2274785666787" calcext:value-type="float">
            <text:p>-2.27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5783004073607" calcext:value-type="float">
            <text:p>-5.78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4693794836105" calcext:value-type="float">
            <text:p>-4.69E-01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491" calcext:value-type="float">
            <text:p>1.491</text:p>
          </table:table-cell>
          <table:table-cell office:value-type="float" office:value="-0.505354590353" calcext:value-type="float">
            <text:p>-5.05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1.594427146251" calcext:value-type="float">
            <text:p>1.594427146251</text:p>
          </table:table-cell>
          <table:table-cell office:value-type="float" office:value="1.491" calcext:value-type="float">
            <text:p>1.491</text:p>
          </table:table-cell>
          <table:table-cell office:value-type="float" office:value="1.45096353087" calcext:value-type="float">
            <text:p>1.45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0.03827149276959" calcext:value-type="float">
            <text:p>3.83E-02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398402493923" calcext:value-type="float">
            <text:p>-4.40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127782921781" calcext:value-type="float">
            <text:p>-4.13E-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492" calcext:value-type="float">
            <text:p>1.492</text:p>
          </table:table-cell>
          <table:table-cell office:value-type="float" office:value="-0.6877393259755" calcext:value-type="float">
            <text:p>-6.88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1.379001115562" calcext:value-type="float">
            <text:p>1.379001115562</text:p>
          </table:table-cell>
          <table:table-cell office:value-type="float" office:value="1.492" calcext:value-type="float">
            <text:p>1.492</text:p>
          </table:table-cell>
          <table:table-cell office:value-type="float" office:value="1.71389389397" calcext:value-type="float">
            <text:p>1.7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0.2891595705808" calcext:value-type="float">
            <text:p>2.89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840817916391" calcext:value-type="float">
            <text:p>-2.84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3274070722129" calcext:value-type="float">
            <text:p>-3.27E-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493" calcext:value-type="float">
            <text:p>1.493</text:p>
          </table:table-cell>
          <table:table-cell office:value-type="float" office:value="-0.8536438875597" calcext:value-type="float">
            <text:p>-8.54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1.129777614049" calcext:value-type="float">
            <text:p>1.129777614049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9230750968" calcext:value-type="float">
            <text:p>1.93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0.5055326207134" calcext:value-type="float">
            <text:p>5.06E-01</text:p>
          </table:table-cell>
          <table:table-cell table:style-name="ce118" office:value-type="float" office:value="1.493" calcext:value-type="float">
            <text:p>1.493</text:p>
          </table:table-cell>
          <table:table-cell office:value-type="float" office:value="-0.1115553486658" calcext:value-type="float">
            <text:p>-1.12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2220051131645" calcext:value-type="float">
            <text:p>-2.22E-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494" calcext:value-type="float">
            <text:p>1.494</text:p>
          </table:table-cell>
          <table:table-cell office:value-type="float" office:value="-0.9979982543836" calcext:value-type="float">
            <text:p>-9.98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8493700151394" calcext:value-type="float">
            <text:p>0.8493700151394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4516607598" calcext:value-type="float">
            <text:p>2.05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6944744926824" calcext:value-type="float">
            <text:p>6.94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256861486418" calcext:value-type="float">
            <text:p>6.26E-02</text:p>
          </table:table-cell>
          <table:table-cell office:value-type="float" office:value="1.494" calcext:value-type="float">
            <text:p>1.494</text:p>
          </table:table-cell>
          <table:table-cell office:value-type="float" office:value="-0.1046371297248" calcext:value-type="float">
            <text:p>-1.05E-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495" calcext:value-type="float">
            <text:p>1.495</text:p>
          </table:table-cell>
          <table:table-cell office:value-type="float" office:value="-1.12338822297" calcext:value-type="float">
            <text:p>-1.12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5489941069064" calcext:value-type="float">
            <text:p>0.5489941069064</text:p>
          </table:table-cell>
          <table:table-cell office:value-type="float" office:value="1.495" calcext:value-type="float">
            <text:p>1.495</text:p>
          </table:table-cell>
          <table:table-cell office:value-type="float" office:value="2.062421436109" calcext:value-type="float">
            <text:p>2.06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855116701254" calcext:value-type="float">
            <text:p>8.55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2337682054328" calcext:value-type="float">
            <text:p>2.34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01864700062624" calcext:value-type="float">
            <text:p>1.86E-02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496" calcext:value-type="float">
            <text:p>1.496</text:p>
          </table:table-cell>
          <table:table-cell office:value-type="float" office:value="-1.226486522524" calcext:value-type="float">
            <text:p>-1.23E+00</text:p>
          </table:table-cell>
          <table:table-cell table:style-name="ce94" office:value-type="float" office:value="1.496" calcext:value-type="float">
            <text:p>1.496</text:p>
          </table:table-cell>
          <table:table-cell office:value-type="float" office:value="0.2326189691902" calcext:value-type="float">
            <text:p>0.2326189691902</text:p>
          </table:table-cell>
          <table:table-cell office:value-type="float" office:value="1.496" calcext:value-type="float">
            <text:p>1.496</text:p>
          </table:table-cell>
          <table:table-cell office:value-type="float" office:value="1.94322058939" calcext:value-type="float">
            <text:p>1.94E+00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37010101816" calcext:value-type="float">
            <text:p>9.94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3973173169844" calcext:value-type="float">
            <text:p>3.9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1465170278163" calcext:value-type="float">
            <text:p>1.47E-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497" calcext:value-type="float">
            <text:p>1.497</text:p>
          </table:table-cell>
          <table:table-cell office:value-type="float" office:value="-1.317849740417" calcext:value-type="float">
            <text:p>-1.32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-0.08937219283223" calcext:value-type="float">
            <text:p>-0.08937219283223</text:p>
          </table:table-cell>
          <table:table-cell office:value-type="float" office:value="1.497" calcext:value-type="float">
            <text:p>1.497</text:p>
          </table:table-cell>
          <table:table-cell office:value-type="float" office:value="1.696628492543" calcext:value-type="float">
            <text:p>1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1.112693929602" calcext:value-type="float">
            <text:p>1.11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0.5513650544874" calcext:value-type="float">
            <text:p>5.51E-01</text:p>
          </table:table-cell>
          <table:table-cell office:value-type="float" office:value="1.497" calcext:value-type="float">
            <text:p>1.497</text:p>
          </table:table-cell>
          <table:table-cell office:value-type="float" office:value="0.280750459969" calcext:value-type="float">
            <text:p>2.81E-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498" calcext:value-type="float">
            <text:p>1.498</text:p>
          </table:table-cell>
          <table:table-cell office:value-type="float" office:value="-1.382404744755" calcext:value-type="float">
            <text:p>-1.38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-0.4049525736972" calcext:value-type="float">
            <text:p>-0.4049525736972</text:p>
          </table:table-cell>
          <table:table-cell office:value-type="float" office:value="1.498" calcext:value-type="float">
            <text:p>1.498</text:p>
          </table:table-cell>
          <table:table-cell office:value-type="float" office:value="1.348785641804" calcext:value-type="float">
            <text:p>1.35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1.202813011737" calcext:value-type="float">
            <text:p>1.20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0.6898612603358" calcext:value-type="float">
            <text:p>6.90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0.4189080040576" calcext:value-type="float">
            <text:p>4.19E-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9" calcext:value-type="float">
            <text:p>1.499</text:p>
          </table:table-cell>
          <table:table-cell office:value-type="float" office:value="-1.443269535528" calcext:value-type="float">
            <text:p>-1.44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-0.7037632926911" calcext:value-type="float">
            <text:p>-0.703763292691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472766403668" calcext:value-type="float">
            <text:p>9.47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1.252375493897" calcext:value-type="float">
            <text:p>1.25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0.8033459212797" calcext:value-type="float">
            <text:p>8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5525484749445" calcext:value-type="float">
            <text:p>5.53E-01</text:p>
          </table:table-cell>
        </table:table-row>
        <table:table-row table:style-name="ro2">
          <table:table-cell table:style-name="ce77" office:value-type="float" office:value="1.5" calcext:value-type="float">
            <text:p>1.5</text:p>
          </table:table-cell>
          <table:table-cell table:style-name="ce90" office:value-type="float" office:value="-0.297" calcext:value-type="float">
            <text:p>-0.297</text:p>
          </table:table-cell>
          <table:table-cell table:style-name="ce77" office:value-type="float" office:value="1.5" calcext:value-type="float">
            <text:p>1.5</text:p>
          </table:table-cell>
          <table:table-cell table:style-name="ce130" office:value-type="float" office:value="-1.492863172855" calcext:value-type="float">
            <text:p>-1.49E+00</text:p>
          </table:table-cell>
          <table:table-cell table:style-name="ce77" office:value-type="float" office:value="1.5" calcext:value-type="float">
            <text:p>1.5</text:p>
          </table:table-cell>
          <table:table-cell table:style-name="ce90" office:value-type="float" office:value="-0.981571736368" calcext:value-type="float">
            <text:p>-0.981571736368</text:p>
          </table:table-cell>
          <table:table-cell table:style-name="ce77" office:value-type="float" office:value="1.5" calcext:value-type="float">
            <text:p>1.5</text:p>
          </table:table-cell>
          <table:table-cell table:style-name="ce130" office:value-type="float" office:value="0.5284724031603" calcext:value-type="float">
            <text:p>5.28E-01</text:p>
          </table:table-cell>
          <table:table-cell table:style-name="ce77" office:value-type="float" office:value="1.5" calcext:value-type="float">
            <text:p>1.5</text:p>
          </table:table-cell>
          <table:table-cell table:style-name="ce130" office:value-type="float" office:value="1.24799829628" calcext:value-type="float">
            <text:p>1.25E+00</text:p>
          </table:table-cell>
          <table:table-cell table:style-name="ce77" office:value-type="float" office:value="1.5" calcext:value-type="float">
            <text:p>1.5</text:p>
          </table:table-cell>
          <table:table-cell table:style-name="ce130" office:value-type="float" office:value="0.8819800778455" calcext:value-type="float">
            <text:p>8.82E-01</text:p>
          </table:table-cell>
          <table:table-cell table:style-name="ce106" office:value-type="float" office:value="1.5" calcext:value-type="float">
            <text:p>1.5</text:p>
          </table:table-cell>
          <table:table-cell table:style-name="ce130" office:value-type="float" office:value="0.6668658716352" calcext:value-type="float">
            <text:p>6.67E-01</text:p>
          </table:table-cell>
        </table:table-row>
      </table:table>
      <table:table table:name="Data-CD-03" table:style-name="ta1">
        <table:table-column table:style-name="co3" table:number-columns-repeated="3" table:default-cell-style-name="Default"/>
        <table:table-column table:style-name="co3" table:default-cell-style-name="ce112"/>
        <table:table-column table:style-name="co3" table:default-cell-style-name="Default"/>
        <table:table-column table:style-name="co4" table:default-cell-style-name="ce112"/>
        <table:table-column table:style-name="co3" table:default-cell-style-name="Default"/>
        <table:table-column table:style-name="co3" table:default-cell-style-name="ce112"/>
        <table:table-column table:style-name="co3" table:number-columns-repeated="6" table:default-cell-style-name="Default"/>
        <table:table-row table:style-name="ro2">
          <table:table-cell table:style-name="ce116" office:value-type="string" calcext:value-type="string" table:number-columns-spanned="14" table:number-rows-spanned="2">
            <text:p>V=0.3 m/s</text:p>
          </table:table-cell>
          <table:covered-table-cell table:style-name="ce78" office:value-type="string" calcext:value-type="string">
            <text:p>m/s</text:p>
          </table:covered-table-cell>
          <table:covered-table-cell table:number-columns-repeated="11" table:style-name="ce78"/>
          <table:covered-table-cell table:style-name="ce87"/>
        </table:table-row>
        <table:table-row table:style-name="ro2">
          <table:covered-table-cell table:style-name="ce75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5"/>
          <table:covered-table-cell table:style-name="ce88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89"/>
          <table:table-cell table:style-name="ce126" office:value-type="string" calcext:value-type="string" table:number-columns-spanned="2" table:number-rows-spanned="1">
            <text:p><text:s/>10 Hz</text:p>
          </table:table-cell>
          <table:covered-table-cell table:style-name="ce79" office:value-type="float" office:value="10" calcext:value-type="float">
            <text:p>10</text:p>
          </table:covered-table-cell>
          <table:table-cell table:style-name="ce126" office:value-type="string" calcext:value-type="string" table:number-columns-spanned="2" table:number-rows-spanned="1">
            <text:p><text:s/>12 Hz</text:p>
          </table:table-cell>
          <table:covered-table-cell table:style-name="ce79" office:value-type="float" office:value="12" calcext:value-type="float">
            <text:p>12</text:p>
          </table:covered-table-cell>
          <table:table-cell table:style-name="ce126" office:value-type="string" calcext:value-type="string" table:number-columns-spanned="2" table:number-rows-spanned="1">
            <text:p><text:s/>14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6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8 Hz</text:p>
          </table:table-cell>
          <table:covered-table-cell table:style-name="ce79"/>
          <table:table-cell table:style-name="ce131" office:value-type="string" calcext:value-type="string" table:number-columns-spanned="2" table:number-rows-spanned="1">
            <text:p>20 Hz</text:p>
          </table:table-cell>
          <table:covered-table-cell table:style-name="ce8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7.76174341556" calcext:value-type="float">
            <text:p>-1.78E+01</text:p>
          </table:table-cell>
          <table:table-cell office:value-type="float" office:value="1" calcext:value-type="float">
            <text:p>1</text:p>
          </table:table-cell>
          <table:table-cell office:value-type="float" office:value="-16.30244241026" calcext:value-type="float">
            <text:p>-1.63E+01</text:p>
          </table:table-cell>
          <table:table-cell office:value-type="float" office:value="1" calcext:value-type="float">
            <text:p>1</text:p>
          </table:table-cell>
          <table:table-cell office:value-type="float" office:value="0.08494858242665" calcext:value-type="float">
            <text:p>8.49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1" calcext:value-type="float">
            <text:p>1.001</text:p>
          </table:table-cell>
          <table:table-cell office:value-type="float" office:value="-20.14346843683" calcext:value-type="float">
            <text:p>-2.01E+01</text:p>
          </table:table-cell>
          <table:table-cell office:value-type="float" office:value="1.001" calcext:value-type="float">
            <text:p>1.001</text:p>
          </table:table-cell>
          <table:table-cell office:value-type="float" office:value="-24.45280307734" calcext:value-type="float">
            <text:p>-2.45E+01</text:p>
          </table:table-cell>
          <table:table-cell office:value-type="float" office:value="1.001" calcext:value-type="float">
            <text:p>1.001</text:p>
          </table:table-cell>
          <table:table-cell office:value-type="float" office:value="-10.51066742847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2" calcext:value-type="float">
            <text:p>1.002</text:p>
          </table:table-cell>
          <table:table-cell office:value-type="float" office:value="-15.80256921164" calcext:value-type="float">
            <text:p>-1.58E+01</text:p>
          </table:table-cell>
          <table:table-cell office:value-type="float" office:value="1.002" calcext:value-type="float">
            <text:p>1.002</text:p>
          </table:table-cell>
          <table:table-cell office:value-type="float" office:value="-17.35058476007" calcext:value-type="float">
            <text:p>-1.74E+01</text:p>
          </table:table-cell>
          <table:table-cell office:value-type="float" office:value="1.002" calcext:value-type="float">
            <text:p>1.002</text:p>
          </table:table-cell>
          <table:table-cell office:value-type="float" office:value="-8.040770784536" calcext:value-type="float">
            <text:p>-8.0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3" calcext:value-type="float">
            <text:p>1.003</text:p>
          </table:table-cell>
          <table:table-cell office:value-type="float" office:value="-16.69177255313" calcext:value-type="float">
            <text:p>-1.67E+01</text:p>
          </table:table-cell>
          <table:table-cell office:value-type="float" office:value="1.003" calcext:value-type="float">
            <text:p>1.003</text:p>
          </table:table-cell>
          <table:table-cell office:value-type="float" office:value="-20.33555920506" calcext:value-type="float">
            <text:p>-2.03E+01</text:p>
          </table:table-cell>
          <table:table-cell office:value-type="float" office:value="1.003" calcext:value-type="float">
            <text:p>1.003</text:p>
          </table:table-cell>
          <table:table-cell office:value-type="float" office:value="-7.637946851793" calcext:value-type="float">
            <text:p>-7.6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4" calcext:value-type="float">
            <text:p>1.004</text:p>
          </table:table-cell>
          <table:table-cell office:value-type="float" office:value="-16.61645742973" calcext:value-type="float">
            <text:p>-1.66E+01</text:p>
          </table:table-cell>
          <table:table-cell office:value-type="float" office:value="1.004" calcext:value-type="float">
            <text:p>1.004</text:p>
          </table:table-cell>
          <table:table-cell office:value-type="float" office:value="-23.47891857361" calcext:value-type="float">
            <text:p>-2.35E+01</text:p>
          </table:table-cell>
          <table:table-cell office:value-type="float" office:value="1.004" calcext:value-type="float">
            <text:p>1.004</text:p>
          </table:table-cell>
          <table:table-cell office:value-type="float" office:value="-8.824416531322" calcext:value-type="float">
            <text:p>-8.8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5" calcext:value-type="float">
            <text:p>1.005</text:p>
          </table:table-cell>
          <table:table-cell office:value-type="float" office:value="-15.63680187509" calcext:value-type="float">
            <text:p>-1.56E+01</text:p>
          </table:table-cell>
          <table:table-cell office:value-type="float" office:value="1.005" calcext:value-type="float">
            <text:p>1.005</text:p>
          </table:table-cell>
          <table:table-cell office:value-type="float" office:value="-24.99614690906" calcext:value-type="float">
            <text:p>-2.50E+01</text:p>
          </table:table-cell>
          <table:table-cell office:value-type="float" office:value="1.005" calcext:value-type="float">
            <text:p>1.005</text:p>
          </table:table-cell>
          <table:table-cell office:value-type="float" office:value="-10.53158198579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6" calcext:value-type="float">
            <text:p>1.006</text:p>
          </table:table-cell>
          <table:table-cell office:value-type="float" office:value="-14.52899751432" calcext:value-type="float">
            <text:p>-1.45E+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5.99019188055" calcext:value-type="float">
            <text:p>-2.60E+01</text:p>
          </table:table-cell>
          <table:table-cell office:value-type="float" office:value="1.006" calcext:value-type="float">
            <text:p>1.006</text:p>
          </table:table-cell>
          <table:table-cell office:value-type="float" office:value="-12.21237274839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7" calcext:value-type="float">
            <text:p>1.007</text:p>
          </table:table-cell>
          <table:table-cell office:value-type="float" office:value="-13.29164180438" calcext:value-type="float">
            <text:p>-1.33E+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6.70235376062" calcext:value-type="float">
            <text:p>-2.67E+01</text:p>
          </table:table-cell>
          <table:table-cell office:value-type="float" office:value="1.007" calcext:value-type="float">
            <text:p>1.007</text:p>
          </table:table-cell>
          <table:table-cell office:value-type="float" office:value="-13.64287288398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-11.69717171669" calcext:value-type="float">
            <text:p>-1.17E+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7.14888627948" calcext:value-type="float">
            <text:p>-2.71E+01</text:p>
          </table:table-cell>
          <table:table-cell office:value-type="float" office:value="1.008" calcext:value-type="float">
            <text:p>1.008</text:p>
          </table:table-cell>
          <table:table-cell office:value-type="float" office:value="-14.92071969521" calcext:value-type="float">
            <text:p>-1.4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09" calcext:value-type="float">
            <text:p>1.009</text:p>
          </table:table-cell>
          <table:table-cell office:value-type="float" office:value="-10.10683484527" calcext:value-type="float">
            <text:p>-1.01E+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6.97675427358" calcext:value-type="float">
            <text:p>-2.70E+01</text:p>
          </table:table-cell>
          <table:table-cell office:value-type="float" office:value="1.009" calcext:value-type="float">
            <text:p>1.009</text:p>
          </table:table-cell>
          <table:table-cell office:value-type="float" office:value="-16.2053722903" calcext:value-type="float">
            <text:p>-1.6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-8.321025359685" calcext:value-type="float">
            <text:p>-8.32E+00</text:p>
          </table:table-cell>
          <table:table-cell office:value-type="float" office:value="1.01" calcext:value-type="float">
            <text:p>1.01</text:p>
          </table:table-cell>
          <table:table-cell office:value-type="float" office:value="-26.39124712919" calcext:value-type="float">
            <text:p>-2.64E+01</text:p>
          </table:table-cell>
          <table:table-cell office:value-type="float" office:value="1.01" calcext:value-type="float">
            <text:p>1.01</text:p>
          </table:table-cell>
          <table:table-cell office:value-type="float" office:value="-17.48587976456" calcext:value-type="float">
            <text:p>-1.7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1" calcext:value-type="float">
            <text:p>1.011</text:p>
          </table:table-cell>
          <table:table-cell office:value-type="float" office:value="-6.512471681464" calcext:value-type="float">
            <text:p>-6.51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25.33213530094" calcext:value-type="float">
            <text:p>-2.53E+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8.92680982629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2" calcext:value-type="float">
            <text:p>1.012</text:p>
          </table:table-cell>
          <table:table-cell office:value-type="float" office:value="-4.666223936771" calcext:value-type="float">
            <text:p>-4.67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23.94090706826" calcext:value-type="float">
            <text:p>-2.39E+01</text:p>
          </table:table-cell>
          <table:table-cell office:value-type="float" office:value="1.012" calcext:value-type="float">
            <text:p>1.012</text:p>
          </table:table-cell>
          <table:table-cell office:value-type="float" office:value="-20.18818064651" calcext:value-type="float">
            <text:p>-2.0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3" calcext:value-type="float">
            <text:p>1.013</text:p>
          </table:table-cell>
          <table:table-cell office:value-type="float" office:value="-2.841921591289" calcext:value-type="float">
            <text:p>-2.8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22.11767145767" calcext:value-type="float">
            <text:p>-2.21E+01</text:p>
          </table:table-cell>
          <table:table-cell office:value-type="float" office:value="1.013" calcext:value-type="float">
            <text:p>1.013</text:p>
          </table:table-cell>
          <table:table-cell office:value-type="float" office:value="-21.01099984889" calcext:value-type="float">
            <text:p>-2.1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4" calcext:value-type="float">
            <text:p>1.014</text:p>
          </table:table-cell>
          <table:table-cell office:value-type="float" office:value="-1.05864036774" calcext:value-type="float">
            <text:p>-1.06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9.88152142612" calcext:value-type="float">
            <text:p>-1.99E+01</text:p>
          </table:table-cell>
          <table:table-cell office:value-type="float" office:value="1.014" calcext:value-type="float">
            <text:p>1.014</text:p>
          </table:table-cell>
          <table:table-cell office:value-type="float" office:value="-21.72648638846" calcext:value-type="float">
            <text:p>-2.1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5" calcext:value-type="float">
            <text:p>1.015</text:p>
          </table:table-cell>
          <table:table-cell office:value-type="float" office:value="0.64289647671" calcext:value-type="float">
            <text:p>6.4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17.23580334563" calcext:value-type="float">
            <text:p>-1.72E+01</text:p>
          </table:table-cell>
          <table:table-cell office:value-type="float" office:value="1.015" calcext:value-type="float">
            <text:p>1.015</text:p>
          </table:table-cell>
          <table:table-cell office:value-type="float" office:value="-21.38417843149" calcext:value-type="float">
            <text:p>-2.1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6" calcext:value-type="float">
            <text:p>1.016</text:p>
          </table:table-cell>
          <table:table-cell office:value-type="float" office:value="2.222947033789" calcext:value-type="float">
            <text:p>2.22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4.44358098896" calcext:value-type="float">
            <text:p>-1.44E+01</text:p>
          </table:table-cell>
          <table:table-cell office:value-type="float" office:value="1.016" calcext:value-type="float">
            <text:p>1.016</text:p>
          </table:table-cell>
          <table:table-cell office:value-type="float" office:value="-20.61306068141" calcext:value-type="float">
            <text:p>-2.0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3.679777441861" calcext:value-type="float">
            <text:p>3.6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1.3645148482" calcext:value-type="float">
            <text:p>-1.14E+01</text:p>
          </table:table-cell>
          <table:table-cell office:value-type="float" office:value="1.017" calcext:value-type="float">
            <text:p>1.017</text:p>
          </table:table-cell>
          <table:table-cell office:value-type="float" office:value="-19.2549356641" calcext:value-type="float">
            <text:p>-1.9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8" calcext:value-type="float">
            <text:p>1.018</text:p>
          </table:table-cell>
          <table:table-cell office:value-type="float" office:value="4.995581071373" calcext:value-type="float">
            <text:p>5.0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8.208937886811" calcext:value-type="float">
            <text:p>-8.2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7.21881293138" calcext:value-type="float">
            <text:p>-1.7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19" calcext:value-type="float">
            <text:p>1.019</text:p>
          </table:table-cell>
          <table:table-cell office:value-type="float" office:value="6.147894398348" calcext:value-type="float">
            <text:p>6.1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-5.167360295437" calcext:value-type="float">
            <text:p>-5.17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-14.87115853563" calcext:value-type="float">
            <text:p>-1.4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7.060211874626" calcext:value-type="float">
            <text:p>7.06E+00</text:p>
          </table:table-cell>
          <table:table-cell office:value-type="float" office:value="1.02" calcext:value-type="float">
            <text:p>1.02</text:p>
          </table:table-cell>
          <table:table-cell office:value-type="float" office:value="-2.159974586102" calcext:value-type="float">
            <text:p>-2.16E+00</text:p>
          </table:table-cell>
          <table:table-cell office:value-type="float" office:value="1.02" calcext:value-type="float">
            <text:p>1.02</text:p>
          </table:table-cell>
          <table:table-cell office:value-type="float" office:value="-12.16350961477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1" calcext:value-type="float">
            <text:p>1.021</text:p>
          </table:table-cell>
          <table:table-cell office:value-type="float" office:value="7.763025495899" calcext:value-type="float">
            <text:p>7.76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0.6301919166113" calcext:value-type="float">
            <text:p>6.30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9.396386463843" calcext:value-type="float">
            <text:p>-9.4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2" calcext:value-type="float">
            <text:p>1.022</text:p>
          </table:table-cell>
          <table:table-cell office:value-type="float" office:value="8.20950502665" calcext:value-type="float">
            <text:p>8.21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3.090389445903" calcext:value-type="float">
            <text:p>3.09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-6.697162790376" calcext:value-type="float">
            <text:p>-6.7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3" calcext:value-type="float">
            <text:p>1.023</text:p>
          </table:table-cell>
          <table:table-cell office:value-type="float" office:value="8.426129729124" calcext:value-type="float">
            <text:p>8.43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5.223283214275" calcext:value-type="float">
            <text:p>5.22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-4.121674580372" calcext:value-type="float">
            <text:p>-4.1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4" calcext:value-type="float">
            <text:p>1.024</text:p>
          </table:table-cell>
          <table:table-cell office:value-type="float" office:value="8.325979541026" calcext:value-type="float">
            <text:p>8.3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6.937736971558" calcext:value-type="float">
            <text:p>6.94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-1.877207148698" calcext:value-type="float">
            <text:p>-1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5" calcext:value-type="float">
            <text:p>1.025</text:p>
          </table:table-cell>
          <table:table-cell office:value-type="float" office:value="8.001946580756" calcext:value-type="float">
            <text:p>8.00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8.214233180794" calcext:value-type="float">
            <text:p>8.21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1599863367712" calcext:value-type="float">
            <text:p>1.60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6" calcext:value-type="float">
            <text:p>1.026</text:p>
          </table:table-cell>
          <table:table-cell office:value-type="float" office:value="7.423094152252" calcext:value-type="float">
            <text:p>7.42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9.052200400346" calcext:value-type="float">
            <text:p>9.0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1.96821818501" calcext:value-type="float">
            <text:p>1.9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7" calcext:value-type="float">
            <text:p>1.027</text:p>
          </table:table-cell>
          <table:table-cell office:value-type="float" office:value="6.628505113162" calcext:value-type="float">
            <text:p>6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9.449940679822" calcext:value-type="float">
            <text:p>9.45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3.645950975203" calcext:value-type="float">
            <text:p>3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8" calcext:value-type="float">
            <text:p>1.028</text:p>
          </table:table-cell>
          <table:table-cell office:value-type="float" office:value="5.68456963298" calcext:value-type="float">
            <text:p>5.68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9.507462234034" calcext:value-type="float">
            <text:p>9.51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5.22427178817" calcext:value-type="float">
            <text:p>5.2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29" calcext:value-type="float">
            <text:p>1.029</text:p>
          </table:table-cell>
          <table:table-cell office:value-type="float" office:value="4.541000237272" calcext:value-type="float">
            <text:p>4.54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9.177755432811" calcext:value-type="float">
            <text:p>9.18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6.607532688108" calcext:value-type="float">
            <text:p>6.6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3.347645792354" calcext:value-type="float">
            <text:p>3.35E+00</text:p>
          </table:table-cell>
          <table:table-cell office:value-type="float" office:value="1.03" calcext:value-type="float">
            <text:p>1.03</text:p>
          </table:table-cell>
          <table:table-cell office:value-type="float" office:value="8.562024303075" calcext:value-type="float">
            <text:p>8.56E+00</text:p>
          </table:table-cell>
          <table:table-cell office:value-type="float" office:value="1.03" calcext:value-type="float">
            <text:p>1.03</text:p>
          </table:table-cell>
          <table:table-cell office:value-type="float" office:value="7.707497587614" calcext:value-type="float">
            <text:p>7.7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1" calcext:value-type="float">
            <text:p>1.031</text:p>
          </table:table-cell>
          <table:table-cell office:value-type="float" office:value="2.038114408581" calcext:value-type="float">
            <text:p>2.04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7.598745036873" calcext:value-type="float">
            <text:p>7.60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8.317249540294" calcext:value-type="float">
            <text:p>8.3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2" calcext:value-type="float">
            <text:p>1.032</text:p>
          </table:table-cell>
          <table:table-cell office:value-type="float" office:value="0.7314856110755" calcext:value-type="float">
            <text:p>7.31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6.368884064469" calcext:value-type="float">
            <text:p>6.37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8.302742151733" calcext:value-type="float">
            <text:p>8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3" calcext:value-type="float">
            <text:p>1.033</text:p>
          </table:table-cell>
          <table:table-cell office:value-type="float" office:value="-0.6045441910979" calcext:value-type="float">
            <text:p>-6.05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4.849903362236" calcext:value-type="float">
            <text:p>4.8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7.572414864311" calcext:value-type="float">
            <text:p>7.5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4" calcext:value-type="float">
            <text:p>1.034</text:p>
          </table:table-cell>
          <table:table-cell office:value-type="float" office:value="-1.982139612406" calcext:value-type="float">
            <text:p>-1.98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2.998505835543" calcext:value-type="float">
            <text:p>3.00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6.059181212415" calcext:value-type="float">
            <text:p>6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5" calcext:value-type="float">
            <text:p>1.035</text:p>
          </table:table-cell>
          <table:table-cell office:value-type="float" office:value="-3.337337552426" calcext:value-type="float">
            <text:p>-3.34E+00</text:p>
          </table:table-cell>
          <table:table-cell office:value-type="float" office:value="1.035" calcext:value-type="float">
            <text:p>1.035</text:p>
          </table:table-cell>
          <table:table-cell office:value-type="float" office:value="0.9689314470873" calcext:value-type="float">
            <text:p>9.69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3.94227750452" calcext:value-type="float">
            <text:p>3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6" calcext:value-type="float">
            <text:p>1.036</text:p>
          </table:table-cell>
          <table:table-cell office:value-type="float" office:value="-4.784139328562" calcext:value-type="float">
            <text:p>-4.78E+00</text:p>
          </table:table-cell>
          <table:table-cell office:value-type="float" office:value="1.036" calcext:value-type="float">
            <text:p>1.036</text:p>
          </table:table-cell>
          <table:table-cell office:value-type="float" office:value="-1.315917834844" calcext:value-type="float">
            <text:p>-1.32E+00</text:p>
          </table:table-cell>
          <table:table-cell office:value-type="float" office:value="1.036" calcext:value-type="float">
            <text:p>1.036</text:p>
          </table:table-cell>
          <table:table-cell office:value-type="float" office:value="1.357821904295" calcext:value-type="float">
            <text:p>1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7" calcext:value-type="float">
            <text:p>1.037</text:p>
          </table:table-cell>
          <table:table-cell office:value-type="float" office:value="-6.180401615624" calcext:value-type="float">
            <text:p>-6.18E+00</text:p>
          </table:table-cell>
          <table:table-cell office:value-type="float" office:value="1.037" calcext:value-type="float">
            <text:p>1.037</text:p>
          </table:table-cell>
          <table:table-cell office:value-type="float" office:value="-3.667791669029" calcext:value-type="float">
            <text:p>-3.67E+00</text:p>
          </table:table-cell>
          <table:table-cell office:value-type="float" office:value="1.037" calcext:value-type="float">
            <text:p>1.037</text:p>
          </table:table-cell>
          <table:table-cell office:value-type="float" office:value="-1.392073042518" calcext:value-type="float">
            <text:p>-1.3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8" calcext:value-type="float">
            <text:p>1.038</text:p>
          </table:table-cell>
          <table:table-cell office:value-type="float" office:value="-7.685527330714" calcext:value-type="float">
            <text:p>-7.69E+00</text:p>
          </table:table-cell>
          <table:table-cell office:value-type="float" office:value="1.038" calcext:value-type="float">
            <text:p>1.038</text:p>
          </table:table-cell>
          <table:table-cell office:value-type="float" office:value="-6.094125010915" calcext:value-type="float">
            <text:p>-6.09E+00</text:p>
          </table:table-cell>
          <table:table-cell office:value-type="float" office:value="1.038" calcext:value-type="float">
            <text:p>1.038</text:p>
          </table:table-cell>
          <table:table-cell office:value-type="float" office:value="-4.073635150783" calcext:value-type="float">
            <text:p>-4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39" calcext:value-type="float">
            <text:p>1.039</text:p>
          </table:table-cell>
          <table:table-cell office:value-type="float" office:value="-9.195266916967" calcext:value-type="float">
            <text:p>-9.20E+00</text:p>
          </table:table-cell>
          <table:table-cell office:value-type="float" office:value="1.039" calcext:value-type="float">
            <text:p>1.039</text:p>
          </table:table-cell>
          <table:table-cell office:value-type="float" office:value="-8.462300500118" calcext:value-type="float">
            <text:p>-8.46E+00</text:p>
          </table:table-cell>
          <table:table-cell office:value-type="float" office:value="1.039" calcext:value-type="float">
            <text:p>1.039</text:p>
          </table:table-cell>
          <table:table-cell office:value-type="float" office:value="-6.534717713907" calcext:value-type="float">
            <text:p>-6.5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-10.68479487161" calcext:value-type="float">
            <text:p>-1.07E+01</text:p>
          </table:table-cell>
          <table:table-cell office:value-type="float" office:value="1.04" calcext:value-type="float">
            <text:p>1.04</text:p>
          </table:table-cell>
          <table:table-cell office:value-type="float" office:value="-10.71050848939" calcext:value-type="float">
            <text:p>-1.07E+01</text:p>
          </table:table-cell>
          <table:table-cell office:value-type="float" office:value="1.04" calcext:value-type="float">
            <text:p>1.04</text:p>
          </table:table-cell>
          <table:table-cell office:value-type="float" office:value="-8.5451632461" calcext:value-type="float">
            <text:p>-8.5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1" calcext:value-type="float">
            <text:p>1.041</text:p>
          </table:table-cell>
          <table:table-cell office:value-type="float" office:value="-12.18743457588" calcext:value-type="float">
            <text:p>-1.22E+01</text:p>
          </table:table-cell>
          <table:table-cell office:value-type="float" office:value="1.041" calcext:value-type="float">
            <text:p>1.041</text:p>
          </table:table-cell>
          <table:table-cell office:value-type="float" office:value="-12.84093694018" calcext:value-type="float">
            <text:p>-1.28E+01</text:p>
          </table:table-cell>
          <table:table-cell office:value-type="float" office:value="1.041" calcext:value-type="float">
            <text:p>1.041</text:p>
          </table:table-cell>
          <table:table-cell office:value-type="float" office:value="-10.07056525534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2" calcext:value-type="float">
            <text:p>1.042</text:p>
          </table:table-cell>
          <table:table-cell office:value-type="float" office:value="-13.62817493915" calcext:value-type="float">
            <text:p>-1.36E+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4.71031594554" calcext:value-type="float">
            <text:p>-1.47E+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1.14616185387" calcext:value-type="float">
            <text:p>-1.1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3" calcext:value-type="float">
            <text:p>1.043</text:p>
          </table:table-cell>
          <table:table-cell office:value-type="float" office:value="-15.03476490557" calcext:value-type="float">
            <text:p>-1.50E+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6.47478109719" calcext:value-type="float">
            <text:p>-1.65E+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1.95296191496" calcext:value-type="float">
            <text:p>-1.2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4" calcext:value-type="float">
            <text:p>1.044</text:p>
          </table:table-cell>
          <table:table-cell office:value-type="float" office:value="-16.33457185416" calcext:value-type="float">
            <text:p>-1.63E+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8.07876038445" calcext:value-type="float">
            <text:p>-1.81E+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2.63904883252" calcext:value-type="float">
            <text:p>-1.2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5" calcext:value-type="float">
            <text:p>1.045</text:p>
          </table:table-cell>
          <table:table-cell office:value-type="float" office:value="-17.59719151435" calcext:value-type="float">
            <text:p>-1.76E+01</text:p>
          </table:table-cell>
          <table:table-cell office:value-type="float" office:value="1.045" calcext:value-type="float">
            <text:p>1.045</text:p>
          </table:table-cell>
          <table:table-cell office:value-type="float" office:value="-19.6895001657" calcext:value-type="float">
            <text:p>-1.97E+01</text:p>
          </table:table-cell>
          <table:table-cell office:value-type="float" office:value="1.045" calcext:value-type="float">
            <text:p>1.045</text:p>
          </table:table-cell>
          <table:table-cell office:value-type="float" office:value="-13.43153849294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6" calcext:value-type="float">
            <text:p>1.046</text:p>
          </table:table-cell>
          <table:table-cell office:value-type="float" office:value="-18.59681108011" calcext:value-type="float">
            <text:p>-1.86E+01</text:p>
          </table:table-cell>
          <table:table-cell office:value-type="float" office:value="1.046" calcext:value-type="float">
            <text:p>1.046</text:p>
          </table:table-cell>
          <table:table-cell office:value-type="float" office:value="-21.2268325346" calcext:value-type="float">
            <text:p>-2.12E+01</text:p>
          </table:table-cell>
          <table:table-cell office:value-type="float" office:value="1.046" calcext:value-type="float">
            <text:p>1.046</text:p>
          </table:table-cell>
          <table:table-cell office:value-type="float" office:value="-14.42622311544" calcext:value-type="float">
            <text:p>-1.4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7" calcext:value-type="float">
            <text:p>1.047</text:p>
          </table:table-cell>
          <table:table-cell office:value-type="float" office:value="-19.5179344966" calcext:value-type="float">
            <text:p>-1.95E+01</text:p>
          </table:table-cell>
          <table:table-cell office:value-type="float" office:value="1.047" calcext:value-type="float">
            <text:p>1.047</text:p>
          </table:table-cell>
          <table:table-cell office:value-type="float" office:value="-22.73674137989" calcext:value-type="float">
            <text:p>-2.27E+01</text:p>
          </table:table-cell>
          <table:table-cell office:value-type="float" office:value="1.047" calcext:value-type="float">
            <text:p>1.047</text:p>
          </table:table-cell>
          <table:table-cell office:value-type="float" office:value="-15.73510912814" calcext:value-type="float">
            <text:p>-1.5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8" calcext:value-type="float">
            <text:p>1.048</text:p>
          </table:table-cell>
          <table:table-cell office:value-type="float" office:value="-20.26326034232" calcext:value-type="float">
            <text:p>-2.03E+01</text:p>
          </table:table-cell>
          <table:table-cell office:value-type="float" office:value="1.048" calcext:value-type="float">
            <text:p>1.048</text:p>
          </table:table-cell>
          <table:table-cell office:value-type="float" office:value="-24.18857990691" calcext:value-type="float">
            <text:p>-2.42E+01</text:p>
          </table:table-cell>
          <table:table-cell office:value-type="float" office:value="1.048" calcext:value-type="float">
            <text:p>1.048</text:p>
          </table:table-cell>
          <table:table-cell office:value-type="float" office:value="-17.17042944662" calcext:value-type="float">
            <text:p>-1.7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49" calcext:value-type="float">
            <text:p>1.049</text:p>
          </table:table-cell>
          <table:table-cell office:value-type="float" office:value="-20.7701304749" calcext:value-type="float">
            <text:p>-2.08E+01</text:p>
          </table:table-cell>
          <table:table-cell office:value-type="float" office:value="1.049" calcext:value-type="float">
            <text:p>1.049</text:p>
          </table:table-cell>
          <table:table-cell office:value-type="float" office:value="-25.419695126" calcext:value-type="float">
            <text:p>-2.54E+01</text:p>
          </table:table-cell>
          <table:table-cell office:value-type="float" office:value="1.049" calcext:value-type="float">
            <text:p>1.049</text:p>
          </table:table-cell>
          <table:table-cell office:value-type="float" office:value="-18.36826123064" calcext:value-type="float">
            <text:p>-1.8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-21.09188843959" calcext:value-type="float">
            <text:p>-2.11E+01</text:p>
          </table:table-cell>
          <table:table-cell office:value-type="float" office:value="1.05" calcext:value-type="float">
            <text:p>1.05</text:p>
          </table:table-cell>
          <table:table-cell office:value-type="float" office:value="-26.21383543482" calcext:value-type="float">
            <text:p>-2.62E+01</text:p>
          </table:table-cell>
          <table:table-cell office:value-type="float" office:value="1.05" calcext:value-type="float">
            <text:p>1.05</text:p>
          </table:table-cell>
          <table:table-cell office:value-type="float" office:value="-19.31011160419" calcext:value-type="float">
            <text:p>-1.9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1" calcext:value-type="float">
            <text:p>1.051</text:p>
          </table:table-cell>
          <table:table-cell office:value-type="float" office:value="-21.12862851488" calcext:value-type="float">
            <text:p>-2.11E+01</text:p>
          </table:table-cell>
          <table:table-cell office:value-type="float" office:value="1.051" calcext:value-type="float">
            <text:p>1.051</text:p>
          </table:table-cell>
          <table:table-cell office:value-type="float" office:value="-26.73082828555" calcext:value-type="float">
            <text:p>-2.67E+01</text:p>
          </table:table-cell>
          <table:table-cell office:value-type="float" office:value="1.051" calcext:value-type="float">
            <text:p>1.051</text:p>
          </table:table-cell>
          <table:table-cell office:value-type="float" office:value="-19.59309854463" calcext:value-type="float">
            <text:p>-1.9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-21.13819616617" calcext:value-type="float">
            <text:p>-2.11E+01</text:p>
          </table:table-cell>
          <table:table-cell office:value-type="float" office:value="1.052" calcext:value-type="float">
            <text:p>1.052</text:p>
          </table:table-cell>
          <table:table-cell office:value-type="float" office:value="-26.77833317389" calcext:value-type="float">
            <text:p>-2.68E+01</text:p>
          </table:table-cell>
          <table:table-cell office:value-type="float" office:value="1.052" calcext:value-type="float">
            <text:p>1.052</text:p>
          </table:table-cell>
          <table:table-cell office:value-type="float" office:value="-19.09130125435" calcext:value-type="float">
            <text:p>-1.9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3" calcext:value-type="float">
            <text:p>1.053</text:p>
          </table:table-cell>
          <table:table-cell office:value-type="float" office:value="-20.82764799339" calcext:value-type="float">
            <text:p>-2.08E+01</text:p>
          </table:table-cell>
          <table:table-cell office:value-type="float" office:value="1.053" calcext:value-type="float">
            <text:p>1.053</text:p>
          </table:table-cell>
          <table:table-cell office:value-type="float" office:value="-26.2905178561" calcext:value-type="float">
            <text:p>-2.63E+01</text:p>
          </table:table-cell>
          <table:table-cell office:value-type="float" office:value="1.053" calcext:value-type="float">
            <text:p>1.053</text:p>
          </table:table-cell>
          <table:table-cell office:value-type="float" office:value="-17.91130338285" calcext:value-type="float">
            <text:p>-1.7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4" calcext:value-type="float">
            <text:p>1.054</text:p>
          </table:table-cell>
          <table:table-cell office:value-type="float" office:value="-20.39131693507" calcext:value-type="float">
            <text:p>-2.04E+01</text:p>
          </table:table-cell>
          <table:table-cell office:value-type="float" office:value="1.054" calcext:value-type="float">
            <text:p>1.054</text:p>
          </table:table-cell>
          <table:table-cell office:value-type="float" office:value="-25.24478342188" calcext:value-type="float">
            <text:p>-2.52E+01</text:p>
          </table:table-cell>
          <table:table-cell office:value-type="float" office:value="1.054" calcext:value-type="float">
            <text:p>1.054</text:p>
          </table:table-cell>
          <table:table-cell office:value-type="float" office:value="-16.12222678448" calcext:value-type="float">
            <text:p>-1.6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5" calcext:value-type="float">
            <text:p>1.055</text:p>
          </table:table-cell>
          <table:table-cell office:value-type="float" office:value="-19.68905422384" calcext:value-type="float">
            <text:p>-1.97E+01</text:p>
          </table:table-cell>
          <table:table-cell office:value-type="float" office:value="1.055" calcext:value-type="float">
            <text:p>1.055</text:p>
          </table:table-cell>
          <table:table-cell office:value-type="float" office:value="-23.59329313433" calcext:value-type="float">
            <text:p>-2.36E+01</text:p>
          </table:table-cell>
          <table:table-cell office:value-type="float" office:value="1.055" calcext:value-type="float">
            <text:p>1.055</text:p>
          </table:table-cell>
          <table:table-cell office:value-type="float" office:value="-13.86571955456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-18.78012446127" calcext:value-type="float">
            <text:p>-1.88E+01</text:p>
          </table:table-cell>
          <table:table-cell office:value-type="float" office:value="1.056" calcext:value-type="float">
            <text:p>1.056</text:p>
          </table:table-cell>
          <table:table-cell office:value-type="float" office:value="-21.48273904682" calcext:value-type="float">
            <text:p>-2.15E+01</text:p>
          </table:table-cell>
          <table:table-cell office:value-type="float" office:value="1.056" calcext:value-type="float">
            <text:p>1.056</text:p>
          </table:table-cell>
          <table:table-cell office:value-type="float" office:value="-11.3428901232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7" calcext:value-type="float">
            <text:p>1.057</text:p>
          </table:table-cell>
          <table:table-cell office:value-type="float" office:value="-17.56426980231" calcext:value-type="float">
            <text:p>-1.76E+01</text:p>
          </table:table-cell>
          <table:table-cell office:value-type="float" office:value="1.057" calcext:value-type="float">
            <text:p>1.057</text:p>
          </table:table-cell>
          <table:table-cell office:value-type="float" office:value="-18.93784794154" calcext:value-type="float">
            <text:p>-1.89E+01</text:p>
          </table:table-cell>
          <table:table-cell office:value-type="float" office:value="1.057" calcext:value-type="float">
            <text:p>1.057</text:p>
          </table:table-cell>
          <table:table-cell office:value-type="float" office:value="-8.682626279827" calcext:value-type="float">
            <text:p>-8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8" calcext:value-type="float">
            <text:p>1.058</text:p>
          </table:table-cell>
          <table:table-cell office:value-type="float" office:value="-16.03258505644" calcext:value-type="float">
            <text:p>-1.60E+01</text:p>
          </table:table-cell>
          <table:table-cell office:value-type="float" office:value="1.058" calcext:value-type="float">
            <text:p>1.058</text:p>
          </table:table-cell>
          <table:table-cell office:value-type="float" office:value="-16.18141972264" calcext:value-type="float">
            <text:p>-1.62E+01</text:p>
          </table:table-cell>
          <table:table-cell office:value-type="float" office:value="1.058" calcext:value-type="float">
            <text:p>1.058</text:p>
          </table:table-cell>
          <table:table-cell office:value-type="float" office:value="-6.159278916717" calcext:value-type="float">
            <text:p>-6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-14.22669549981" calcext:value-type="float">
            <text:p>-1.42E+01</text:p>
          </table:table-cell>
          <table:table-cell office:value-type="float" office:value="1.059" calcext:value-type="float">
            <text:p>1.059</text:p>
          </table:table-cell>
          <table:table-cell office:value-type="float" office:value="-13.07817950009" calcext:value-type="float">
            <text:p>-1.31E+01</text:p>
          </table:table-cell>
          <table:table-cell office:value-type="float" office:value="1.059" calcext:value-type="float">
            <text:p>1.059</text:p>
          </table:table-cell>
          <table:table-cell office:value-type="float" office:value="-3.870278843599" calcext:value-type="float">
            <text:p>-3.8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-12.23756702542" calcext:value-type="float">
            <text:p>-1.22E+01</text:p>
          </table:table-cell>
          <table:table-cell office:value-type="float" office:value="1.06" calcext:value-type="float">
            <text:p>1.06</text:p>
          </table:table-cell>
          <table:table-cell office:value-type="float" office:value="-9.897299885356" calcext:value-type="float">
            <text:p>-9.90E+00</text:p>
          </table:table-cell>
          <table:table-cell office:value-type="float" office:value="1.06" calcext:value-type="float">
            <text:p>1.06</text:p>
          </table:table-cell>
          <table:table-cell office:value-type="float" office:value="-1.881804277431" calcext:value-type="float">
            <text:p>-1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1" calcext:value-type="float">
            <text:p>1.061</text:p>
          </table:table-cell>
          <table:table-cell office:value-type="float" office:value="-10.10346423661" calcext:value-type="float">
            <text:p>-1.01E+01</text:p>
          </table:table-cell>
          <table:table-cell office:value-type="float" office:value="1.061" calcext:value-type="float">
            <text:p>1.061</text:p>
          </table:table-cell>
          <table:table-cell office:value-type="float" office:value="-6.881576711312" calcext:value-type="float">
            <text:p>-6.88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-0.1350614333252" calcext:value-type="float">
            <text:p>-1.35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2" calcext:value-type="float">
            <text:p>1.062</text:p>
          </table:table-cell>
          <table:table-cell office:value-type="float" office:value="-7.943657811047" calcext:value-type="float">
            <text:p>-7.9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-3.829834083726" calcext:value-type="float">
            <text:p>-3.8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503760575874" calcext:value-type="float">
            <text:p>1.5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3" calcext:value-type="float">
            <text:p>1.063</text:p>
          </table:table-cell>
          <table:table-cell office:value-type="float" office:value="-5.713350875681" calcext:value-type="float">
            <text:p>-5.71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1.03873484652" calcext:value-type="float">
            <text:p>-1.0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3.13703731514" calcext:value-type="float">
            <text:p>3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4" calcext:value-type="float">
            <text:p>1.064</text:p>
          </table:table-cell>
          <table:table-cell office:value-type="float" office:value="-3.567090883688" calcext:value-type="float">
            <text:p>-3.57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592768643627" calcext:value-type="float">
            <text:p>1.59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4.781470132521" calcext:value-type="float">
            <text:p>4.7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5" calcext:value-type="float">
            <text:p>1.065</text:p>
          </table:table-cell>
          <table:table-cell office:value-type="float" office:value="-1.508218054711" calcext:value-type="float">
            <text:p>-1.5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3.920405179344" calcext:value-type="float">
            <text:p>3.92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6.369516609518" calcext:value-type="float">
            <text:p>6.3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6" calcext:value-type="float">
            <text:p>1.066</text:p>
          </table:table-cell>
          <table:table-cell office:value-type="float" office:value="0.4816991829372" calcext:value-type="float">
            <text:p>4.82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5.912870546784" calcext:value-type="float">
            <text:p>5.91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7.661769467561" calcext:value-type="float">
            <text:p>7.6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7" calcext:value-type="float">
            <text:p>1.067</text:p>
          </table:table-cell>
          <table:table-cell office:value-type="float" office:value="2.369238664901" calcext:value-type="float">
            <text:p>2.37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7.514021518253" calcext:value-type="float">
            <text:p>7.5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8.463378016229" calcext:value-type="float">
            <text:p>8.4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8" calcext:value-type="float">
            <text:p>1.068</text:p>
          </table:table-cell>
          <table:table-cell office:value-type="float" office:value="4.081604892657" calcext:value-type="float">
            <text:p>4.08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8.664585159122" calcext:value-type="float">
            <text:p>8.66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8.503268330365" calcext:value-type="float">
            <text:p>8.5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69" calcext:value-type="float">
            <text:p>1.069</text:p>
          </table:table-cell>
          <table:table-cell office:value-type="float" office:value="5.633255230777" calcext:value-type="float">
            <text:p>5.63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9.414470445887" calcext:value-type="float">
            <text:p>9.41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7.680199589311" calcext:value-type="float">
            <text:p>7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6.940882769879" calcext:value-type="float">
            <text:p>6.94E+00</text:p>
          </table:table-cell>
          <table:table-cell office:value-type="float" office:value="1.07" calcext:value-type="float">
            <text:p>1.07</text:p>
          </table:table-cell>
          <table:table-cell office:value-type="float" office:value="9.745423822371" calcext:value-type="float">
            <text:p>9.75E+00</text:p>
          </table:table-cell>
          <table:table-cell office:value-type="float" office:value="1.07" calcext:value-type="float">
            <text:p>1.07</text:p>
          </table:table-cell>
          <table:table-cell office:value-type="float" office:value="6.013682688267" calcext:value-type="float">
            <text:p>6.0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1" calcext:value-type="float">
            <text:p>1.071</text:p>
          </table:table-cell>
          <table:table-cell office:value-type="float" office:value="8.039758038543" calcext:value-type="float">
            <text:p>8.04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9.62807290823" calcext:value-type="float">
            <text:p>9.63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3.653718680135" calcext:value-type="float">
            <text:p>3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2" calcext:value-type="float">
            <text:p>1.072</text:p>
          </table:table-cell>
          <table:table-cell office:value-type="float" office:value="8.805950109198" calcext:value-type="float">
            <text:p>8.81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9.139138029864" calcext:value-type="float">
            <text:p>9.14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0.8813514627941" calcext:value-type="float">
            <text:p>8.81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3" calcext:value-type="float">
            <text:p>1.073</text:p>
          </table:table-cell>
          <table:table-cell office:value-type="float" office:value="9.238893302168" calcext:value-type="float">
            <text:p>9.24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8.251262059097" calcext:value-type="float">
            <text:p>8.25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-2.051643952021" calcext:value-type="float">
            <text:p>-2.0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4" calcext:value-type="float">
            <text:p>1.074</text:p>
          </table:table-cell>
          <table:table-cell office:value-type="float" office:value="9.366880492435" calcext:value-type="float">
            <text:p>9.37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7.07119937851" calcext:value-type="float">
            <text:p>7.07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4.789838561239" calcext:value-type="float">
            <text:p>-4.7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5" calcext:value-type="float">
            <text:p>1.075</text:p>
          </table:table-cell>
          <table:table-cell office:value-type="float" office:value="9.115443238173" calcext:value-type="float">
            <text:p>9.12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5.53845122019" calcext:value-type="float">
            <text:p>5.54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7.147923790684" calcext:value-type="float">
            <text:p>-7.1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6" calcext:value-type="float">
            <text:p>1.076</text:p>
          </table:table-cell>
          <table:table-cell office:value-type="float" office:value="8.601548296082" calcext:value-type="float">
            <text:p>8.60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3.726783355152" calcext:value-type="float">
            <text:p>3.73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8.912333822047" calcext:value-type="float">
            <text:p>-8.9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7" calcext:value-type="float">
            <text:p>1.077</text:p>
          </table:table-cell>
          <table:table-cell office:value-type="float" office:value="7.801324707183" calcext:value-type="float">
            <text:p>7.80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1.695391903258" calcext:value-type="float">
            <text:p>1.70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0.07932830067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8" calcext:value-type="float">
            <text:p>1.078</text:p>
          </table:table-cell>
          <table:table-cell office:value-type="float" office:value="6.773459872277" calcext:value-type="float">
            <text:p>6.7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0.5293843375074" calcext:value-type="float">
            <text:p>-5.2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-10.77289538862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79" calcext:value-type="float">
            <text:p>1.079</text:p>
          </table:table-cell>
          <table:table-cell office:value-type="float" office:value="5.613736947948" calcext:value-type="float">
            <text:p>5.6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2.831742938626" calcext:value-type="float">
            <text:p>-2.83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1.17542788141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4.327834374954" calcext:value-type="float">
            <text:p>4.33E+00</text:p>
          </table:table-cell>
          <table:table-cell office:value-type="float" office:value="1.08" calcext:value-type="float">
            <text:p>1.08</text:p>
          </table:table-cell>
          <table:table-cell office:value-type="float" office:value="-5.221188303628" calcext:value-type="float">
            <text:p>-5.22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1.58577509188" calcext:value-type="float">
            <text:p>-1.1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1" calcext:value-type="float">
            <text:p>1.081</text:p>
          </table:table-cell>
          <table:table-cell office:value-type="float" office:value="3.026605732976" calcext:value-type="float">
            <text:p>3.03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7.532871636033" calcext:value-type="float">
            <text:p>-7.53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12.22080115741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2" calcext:value-type="float">
            <text:p>1.082</text:p>
          </table:table-cell>
          <table:table-cell office:value-type="float" office:value="1.663169131497" calcext:value-type="float">
            <text:p>1.66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9.777938198858" calcext:value-type="float">
            <text:p>-9.78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13.25666417584" calcext:value-type="float">
            <text:p>-1.3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3" calcext:value-type="float">
            <text:p>1.083</text:p>
          </table:table-cell>
          <table:table-cell office:value-type="float" office:value="0.3280913126395" calcext:value-type="float">
            <text:p>3.28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11.89658863311" calcext:value-type="float">
            <text:p>-1.19E+01</text:p>
          </table:table-cell>
          <table:table-cell office:value-type="float" office:value="1.083" calcext:value-type="float">
            <text:p>1.083</text:p>
          </table:table-cell>
          <table:table-cell office:value-type="float" office:value="-14.67289710761" calcext:value-type="float">
            <text:p>-1.4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4" calcext:value-type="float">
            <text:p>1.084</text:p>
          </table:table-cell>
          <table:table-cell office:value-type="float" office:value="-1.035929737992" calcext:value-type="float">
            <text:p>-1.04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13.82906533086" calcext:value-type="float">
            <text:p>-1.38E+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6.26496038523" calcext:value-type="float">
            <text:p>-1.6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5" calcext:value-type="float">
            <text:p>1.085</text:p>
          </table:table-cell>
          <table:table-cell office:value-type="float" office:value="-2.433305069034" calcext:value-type="float">
            <text:p>-2.43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-15.60601131638" calcext:value-type="float">
            <text:p>-1.56E+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7.7866001518" calcext:value-type="float">
            <text:p>-1.7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6" calcext:value-type="float">
            <text:p>1.086</text:p>
          </table:table-cell>
          <table:table-cell office:value-type="float" office:value="-3.846139112822" calcext:value-type="float">
            <text:p>-3.85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-17.30019783939" calcext:value-type="float">
            <text:p>-1.73E+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8.83812263864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7" calcext:value-type="float">
            <text:p>1.087</text:p>
          </table:table-cell>
          <table:table-cell office:value-type="float" office:value="-5.367078244609" calcext:value-type="float">
            <text:p>-5.37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-18.99653674768" calcext:value-type="float">
            <text:p>-1.90E+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9.07210835369" calcext:value-type="float">
            <text:p>-1.9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8" calcext:value-type="float">
            <text:p>1.088</text:p>
          </table:table-cell>
          <table:table-cell office:value-type="float" office:value="-6.880922604761" calcext:value-type="float">
            <text:p>-6.88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-20.60704102809" calcext:value-type="float">
            <text:p>-2.06E+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8.60116105787" calcext:value-type="float">
            <text:p>-1.8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89" calcext:value-type="float">
            <text:p>1.089</text:p>
          </table:table-cell>
          <table:table-cell office:value-type="float" office:value="-8.515994237243" calcext:value-type="float">
            <text:p>-8.52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-22.16885399986" calcext:value-type="float">
            <text:p>-2.22E+01</text:p>
          </table:table-cell>
          <table:table-cell office:value-type="float" office:value="1.089" calcext:value-type="float">
            <text:p>1.089</text:p>
          </table:table-cell>
          <table:table-cell office:value-type="float" office:value="-17.28844409077" calcext:value-type="float">
            <text:p>-1.7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-10.1594196267" calcext:value-type="float">
            <text:p>-1.02E+01</text:p>
          </table:table-cell>
          <table:table-cell office:value-type="float" office:value="1.09" calcext:value-type="float">
            <text:p>1.09</text:p>
          </table:table-cell>
          <table:table-cell office:value-type="float" office:value="-23.63980488385" calcext:value-type="float">
            <text:p>-2.36E+01</text:p>
          </table:table-cell>
          <table:table-cell office:value-type="float" office:value="1.09" calcext:value-type="float">
            <text:p>1.09</text:p>
          </table:table-cell>
          <table:table-cell office:value-type="float" office:value="-15.3333989546" calcext:value-type="float">
            <text:p>-1.5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1" calcext:value-type="float">
            <text:p>1.091</text:p>
          </table:table-cell>
          <table:table-cell office:value-type="float" office:value="-11.74379079195" calcext:value-type="float">
            <text:p>-1.17E+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4.87665676361" calcext:value-type="float">
            <text:p>-2.49E+01</text:p>
          </table:table-cell>
          <table:table-cell office:value-type="float" office:value="1.091" calcext:value-type="float">
            <text:p>1.091</text:p>
          </table:table-cell>
          <table:table-cell office:value-type="float" office:value="-12.94150731816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2" calcext:value-type="float">
            <text:p>1.092</text:p>
          </table:table-cell>
          <table:table-cell office:value-type="float" office:value="-13.2968230175" calcext:value-type="float">
            <text:p>-1.33E+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5.84440955259" calcext:value-type="float">
            <text:p>-2.58E+01</text:p>
          </table:table-cell>
          <table:table-cell office:value-type="float" office:value="1.092" calcext:value-type="float">
            <text:p>1.092</text:p>
          </table:table-cell>
          <table:table-cell office:value-type="float" office:value="-10.36421319177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3" calcext:value-type="float">
            <text:p>1.093</text:p>
          </table:table-cell>
          <table:table-cell office:value-type="float" office:value="-14.77335024235" calcext:value-type="float">
            <text:p>-1.48E+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6.25022002895" calcext:value-type="float">
            <text:p>-2.63E+01</text:p>
          </table:table-cell>
          <table:table-cell office:value-type="float" office:value="1.093" calcext:value-type="float">
            <text:p>1.093</text:p>
          </table:table-cell>
          <table:table-cell office:value-type="float" office:value="-7.875276972805" calcext:value-type="float">
            <text:p>-7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4" calcext:value-type="float">
            <text:p>1.094</text:p>
          </table:table-cell>
          <table:table-cell office:value-type="float" office:value="-16.16785692591" calcext:value-type="float">
            <text:p>-1.62E+01</text:p>
          </table:table-cell>
          <table:table-cell office:value-type="float" office:value="1.094" calcext:value-type="float">
            <text:p>1.094</text:p>
          </table:table-cell>
          <table:table-cell office:value-type="float" office:value="-26.2290243969" calcext:value-type="float">
            <text:p>-2.62E+01</text:p>
          </table:table-cell>
          <table:table-cell office:value-type="float" office:value="1.094" calcext:value-type="float">
            <text:p>1.094</text:p>
          </table:table-cell>
          <table:table-cell office:value-type="float" office:value="-5.471395168089" calcext:value-type="float">
            <text:p>-5.4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-17.36751925395" calcext:value-type="float">
            <text:p>-1.74E+01</text:p>
          </table:table-cell>
          <table:table-cell office:value-type="float" office:value="1.095" calcext:value-type="float">
            <text:p>1.095</text:p>
          </table:table-cell>
          <table:table-cell office:value-type="float" office:value="-25.85595332977" calcext:value-type="float">
            <text:p>-2.59E+01</text:p>
          </table:table-cell>
          <table:table-cell office:value-type="float" office:value="1.095" calcext:value-type="float">
            <text:p>1.095</text:p>
          </table:table-cell>
          <table:table-cell office:value-type="float" office:value="-3.396171415169" calcext:value-type="float">
            <text:p>-3.4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6" calcext:value-type="float">
            <text:p>1.096</text:p>
          </table:table-cell>
          <table:table-cell office:value-type="float" office:value="-18.49714811605" calcext:value-type="float">
            <text:p>-1.85E+01</text:p>
          </table:table-cell>
          <table:table-cell office:value-type="float" office:value="1.096" calcext:value-type="float">
            <text:p>1.096</text:p>
          </table:table-cell>
          <table:table-cell office:value-type="float" office:value="-24.7269427179" calcext:value-type="float">
            <text:p>-2.47E+01</text:p>
          </table:table-cell>
          <table:table-cell office:value-type="float" office:value="1.096" calcext:value-type="float">
            <text:p>1.096</text:p>
          </table:table-cell>
          <table:table-cell office:value-type="float" office:value="-1.684129789362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7" calcext:value-type="float">
            <text:p>1.097</text:p>
          </table:table-cell>
          <table:table-cell office:value-type="float" office:value="-19.44142671092" calcext:value-type="float">
            <text:p>-1.94E+01</text:p>
          </table:table-cell>
          <table:table-cell office:value-type="float" office:value="1.097" calcext:value-type="float">
            <text:p>1.097</text:p>
          </table:table-cell>
          <table:table-cell office:value-type="float" office:value="-23.10138357525" calcext:value-type="float">
            <text:p>-2.31E+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07042436178273" calcext:value-type="float">
            <text:p>-7.04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8" calcext:value-type="float">
            <text:p>1.098</text:p>
          </table:table-cell>
          <table:table-cell office:value-type="float" office:value="-20.29441956525" calcext:value-type="float">
            <text:p>-2.03E+01</text:p>
          </table:table-cell>
          <table:table-cell office:value-type="float" office:value="1.098" calcext:value-type="float">
            <text:p>1.098</text:p>
          </table:table-cell>
          <table:table-cell office:value-type="float" office:value="-21.16669917885" calcext:value-type="float">
            <text:p>-2.12E+01</text:p>
          </table:table-cell>
          <table:table-cell office:value-type="float" office:value="1.098" calcext:value-type="float">
            <text:p>1.098</text:p>
          </table:table-cell>
          <table:table-cell office:value-type="float" office:value="1.488244995801" calcext:value-type="float">
            <text:p>1.4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099" calcext:value-type="float">
            <text:p>1.099</text:p>
          </table:table-cell>
          <table:table-cell office:value-type="float" office:value="-20.9358479579" calcext:value-type="float">
            <text:p>-2.09E+01</text:p>
          </table:table-cell>
          <table:table-cell office:value-type="float" office:value="1.099" calcext:value-type="float">
            <text:p>1.099</text:p>
          </table:table-cell>
          <table:table-cell office:value-type="float" office:value="-18.72551460015" calcext:value-type="float">
            <text:p>-1.87E+01</text:p>
          </table:table-cell>
          <table:table-cell office:value-type="float" office:value="1.099" calcext:value-type="float">
            <text:p>1.099</text:p>
          </table:table-cell>
          <table:table-cell office:value-type="float" office:value="3.161971997203" calcext:value-type="float">
            <text:p>3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-21.42282536188" calcext:value-type="float">
            <text:p>-2.14E+01</text:p>
          </table:table-cell>
          <table:table-cell office:value-type="float" office:value="1.1" calcext:value-type="float">
            <text:p>1.1</text:p>
          </table:table-cell>
          <table:table-cell office:value-type="float" office:value="-15.97123981486" calcext:value-type="float">
            <text:p>-1.60E+01</text:p>
          </table:table-cell>
          <table:table-cell office:value-type="float" office:value="1.1" calcext:value-type="float">
            <text:p>1.1</text:p>
          </table:table-cell>
          <table:table-cell office:value-type="float" office:value="4.909995574096" calcext:value-type="float">
            <text:p>4.9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1" calcext:value-type="float">
            <text:p>1.101</text:p>
          </table:table-cell>
          <table:table-cell office:value-type="float" office:value="-21.78563203621" calcext:value-type="float">
            <text:p>-2.18E+01</text:p>
          </table:table-cell>
          <table:table-cell office:value-type="float" office:value="1.101" calcext:value-type="float">
            <text:p>1.101</text:p>
          </table:table-cell>
          <table:table-cell office:value-type="float" office:value="-13.05988095682" calcext:value-type="float">
            <text:p>-1.31E+01</text:p>
          </table:table-cell>
          <table:table-cell office:value-type="float" office:value="1.101" calcext:value-type="float">
            <text:p>1.101</text:p>
          </table:table-cell>
          <table:table-cell office:value-type="float" office:value="6.606970272517" calcext:value-type="float">
            <text:p>6.6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2" calcext:value-type="float">
            <text:p>1.102</text:p>
          </table:table-cell>
          <table:table-cell office:value-type="float" office:value="-21.9053487242" calcext:value-type="float">
            <text:p>-2.19E+01</text:p>
          </table:table-cell>
          <table:table-cell office:value-type="float" office:value="1.102" calcext:value-type="float">
            <text:p>1.102</text:p>
          </table:table-cell>
          <table:table-cell office:value-type="float" office:value="-10.04078756004" calcext:value-type="float">
            <text:p>-1.00E+01</text:p>
          </table:table-cell>
          <table:table-cell office:value-type="float" office:value="1.102" calcext:value-type="float">
            <text:p>1.102</text:p>
          </table:table-cell>
          <table:table-cell office:value-type="float" office:value="7.935290166728" calcext:value-type="float">
            <text:p>7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3" calcext:value-type="float">
            <text:p>1.103</text:p>
          </table:table-cell>
          <table:table-cell office:value-type="float" office:value="-21.85293065675" calcext:value-type="float">
            <text:p>-2.19E+01</text:p>
          </table:table-cell>
          <table:table-cell office:value-type="float" office:value="1.103" calcext:value-type="float">
            <text:p>1.103</text:p>
          </table:table-cell>
          <table:table-cell office:value-type="float" office:value="-7.055212246239" calcext:value-type="float">
            <text:p>-7.06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8.613295193375" calcext:value-type="float">
            <text:p>8.6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4" calcext:value-type="float">
            <text:p>1.104</text:p>
          </table:table-cell>
          <table:table-cell office:value-type="float" office:value="-21.59755645988" calcext:value-type="float">
            <text:p>-2.16E+01</text:p>
          </table:table-cell>
          <table:table-cell office:value-type="float" office:value="1.104" calcext:value-type="float">
            <text:p>1.104</text:p>
          </table:table-cell>
          <table:table-cell office:value-type="float" office:value="-4.006902918378" calcext:value-type="float">
            <text:p>-4.01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8.423767625671" calcext:value-type="float">
            <text:p>8.4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5" calcext:value-type="float">
            <text:p>1.105</text:p>
          </table:table-cell>
          <table:table-cell office:value-type="float" office:value="-20.91224602098" calcext:value-type="float">
            <text:p>-2.09E+0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131927742089" calcext:value-type="float">
            <text:p>-1.13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7.260540196847" calcext:value-type="float">
            <text:p>7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6" calcext:value-type="float">
            <text:p>1.106</text:p>
          </table:table-cell>
          <table:table-cell office:value-type="float" office:value="-19.95740984157" calcext:value-type="float">
            <text:p>-2.00E+01</text:p>
          </table:table-cell>
          <table:table-cell office:value-type="float" office:value="1.106" calcext:value-type="float">
            <text:p>1.106</text:p>
          </table:table-cell>
          <table:table-cell office:value-type="float" office:value="1.393309707617" calcext:value-type="float">
            <text:p>1.3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5.251705669785" calcext:value-type="float">
            <text:p>5.2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7" calcext:value-type="float">
            <text:p>1.107</text:p>
          </table:table-cell>
          <table:table-cell office:value-type="float" office:value="-18.66417994747" calcext:value-type="float">
            <text:p>-1.87E+01</text:p>
          </table:table-cell>
          <table:table-cell office:value-type="float" office:value="1.107" calcext:value-type="float">
            <text:p>1.107</text:p>
          </table:table-cell>
          <table:table-cell office:value-type="float" office:value="3.676774309029" calcext:value-type="float">
            <text:p>3.68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2.575215871426" calcext:value-type="float">
            <text:p>2.5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8" calcext:value-type="float">
            <text:p>1.108</text:p>
          </table:table-cell>
          <table:table-cell office:value-type="float" office:value="-17.10120422944" calcext:value-type="float">
            <text:p>-1.71E+01</text:p>
          </table:table-cell>
          <table:table-cell office:value-type="float" office:value="1.108" calcext:value-type="float">
            <text:p>1.108</text:p>
          </table:table-cell>
          <table:table-cell office:value-type="float" office:value="5.566386563541" calcext:value-type="float">
            <text:p>5.5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-0.4161685598426" calcext:value-type="float">
            <text:p>-4.16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09" calcext:value-type="float">
            <text:p>1.109</text:p>
          </table:table-cell>
          <table:table-cell office:value-type="float" office:value="-15.26033234303" calcext:value-type="float">
            <text:p>-1.53E+01</text:p>
          </table:table-cell>
          <table:table-cell office:value-type="float" office:value="1.109" calcext:value-type="float">
            <text:p>1.109</text:p>
          </table:table-cell>
          <table:table-cell office:value-type="float" office:value="7.060248666095" calcext:value-type="float">
            <text:p>7.06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-3.386059294748" calcext:value-type="float">
            <text:p>-3.3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-13.21483827161" calcext:value-type="float">
            <text:p>-1.32E+01</text:p>
          </table:table-cell>
          <table:table-cell office:value-type="float" office:value="1.11" calcext:value-type="float">
            <text:p>1.11</text:p>
          </table:table-cell>
          <table:table-cell office:value-type="float" office:value="8.093245394396" calcext:value-type="float">
            <text:p>8.09E+00</text:p>
          </table:table-cell>
          <table:table-cell office:value-type="float" office:value="1.11" calcext:value-type="float">
            <text:p>1.11</text:p>
          </table:table-cell>
          <table:table-cell office:value-type="float" office:value="-6.023843998799" calcext:value-type="float">
            <text:p>-6.0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1" calcext:value-type="float">
            <text:p>1.111</text:p>
          </table:table-cell>
          <table:table-cell office:value-type="float" office:value="-11.05263946584" calcext:value-type="float">
            <text:p>-1.11E+01</text:p>
          </table:table-cell>
          <table:table-cell office:value-type="float" office:value="1.111" calcext:value-type="float">
            <text:p>1.111</text:p>
          </table:table-cell>
          <table:table-cell office:value-type="float" office:value="8.719098680203" calcext:value-type="float">
            <text:p>8.72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-8.082485946525" calcext:value-type="float">
            <text:p>-8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2" calcext:value-type="float">
            <text:p>1.112</text:p>
          </table:table-cell>
          <table:table-cell office:value-type="float" office:value="-8.724092191265" calcext:value-type="float">
            <text:p>-8.72E+00</text:p>
          </table:table-cell>
          <table:table-cell office:value-type="float" office:value="1.112" calcext:value-type="float">
            <text:p>1.112</text:p>
          </table:table-cell>
          <table:table-cell office:value-type="float" office:value="8.91955563461" calcext:value-type="float">
            <text:p>8.92E+00</text:p>
          </table:table-cell>
          <table:table-cell office:value-type="float" office:value="1.112" calcext:value-type="float">
            <text:p>1.112</text:p>
          </table:table-cell>
          <table:table-cell office:value-type="float" office:value="-9.451941237899" calcext:value-type="float">
            <text:p>-9.4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3" calcext:value-type="float">
            <text:p>1.113</text:p>
          </table:table-cell>
          <table:table-cell office:value-type="float" office:value="-6.509283522291" calcext:value-type="float">
            <text:p>-6.5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8.761582111881" calcext:value-type="float">
            <text:p>8.76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10.14710214158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4" calcext:value-type="float">
            <text:p>1.114</text:p>
          </table:table-cell>
          <table:table-cell office:value-type="float" office:value="-4.27633190534" calcext:value-type="float">
            <text:p>-4.2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8.244861510619" calcext:value-type="float">
            <text:p>8.24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10.44817641465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5" calcext:value-type="float">
            <text:p>1.115</text:p>
          </table:table-cell>
          <table:table-cell office:value-type="float" office:value="-2.114992847316" calcext:value-type="float">
            <text:p>-2.11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7.39699454981" calcext:value-type="float">
            <text:p>7.40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10.56193301156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6" calcext:value-type="float">
            <text:p>1.116</text:p>
          </table:table-cell>
          <table:table-cell office:value-type="float" office:value="-0.04006150492511" calcext:value-type="float">
            <text:p>-4.01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6.271121120703" calcext:value-type="float">
            <text:p>6.27E+00</text:p>
          </table:table-cell>
          <table:table-cell office:value-type="float" office:value="1.116" calcext:value-type="float">
            <text:p>1.116</text:p>
          </table:table-cell>
          <table:table-cell office:value-type="float" office:value="-10.81379559081" calcext:value-type="float">
            <text:p>-1.0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7" calcext:value-type="float">
            <text:p>1.117</text:p>
          </table:table-cell>
          <table:table-cell office:value-type="float" office:value="1.93307373309" calcext:value-type="float">
            <text:p>1.9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4.817301178758" calcext:value-type="float">
            <text:p>4.82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-11.50739308109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8" calcext:value-type="float">
            <text:p>1.118</text:p>
          </table:table-cell>
          <table:table-cell office:value-type="float" office:value="3.793911229916" calcext:value-type="float">
            <text:p>3.79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3.16301138193" calcext:value-type="float">
            <text:p>3.16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-12.68666291617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19" calcext:value-type="float">
            <text:p>1.119</text:p>
          </table:table-cell>
          <table:table-cell office:value-type="float" office:value="5.460939137925" calcext:value-type="float">
            <text:p>5.46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1.272643084174" calcext:value-type="float">
            <text:p>1.2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-14.37063956699" calcext:value-type="float">
            <text:p>-1.4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6.912889813231" calcext:value-type="float">
            <text:p>6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-0.7668877679566" calcext:value-type="float">
            <text:p>-7.67E-01</text:p>
          </table:table-cell>
          <table:table-cell office:value-type="float" office:value="1.12" calcext:value-type="float">
            <text:p>1.12</text:p>
          </table:table-cell>
          <table:table-cell office:value-type="float" office:value="-16.17042369936" calcext:value-type="float">
            <text:p>-1.6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1" calcext:value-type="float">
            <text:p>1.121</text:p>
          </table:table-cell>
          <table:table-cell office:value-type="float" office:value="8.075745916027" calcext:value-type="float">
            <text:p>8.0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-2.933199231413" calcext:value-type="float">
            <text:p>-2.93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-17.7333201076" calcext:value-type="float">
            <text:p>-1.7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2" calcext:value-type="float">
            <text:p>1.122</text:p>
          </table:table-cell>
          <table:table-cell office:value-type="float" office:value="8.905424562685" calcext:value-type="float">
            <text:p>8.91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5.170466113916" calcext:value-type="float">
            <text:p>-5.1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18.73935182295" calcext:value-type="float">
            <text:p>-1.8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3" calcext:value-type="float">
            <text:p>1.123</text:p>
          </table:table-cell>
          <table:table-cell office:value-type="float" office:value="9.397208476126" calcext:value-type="float">
            <text:p>9.4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7.380105146529" calcext:value-type="float">
            <text:p>-7.38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18.86007661705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4" calcext:value-type="float">
            <text:p>1.124</text:p>
          </table:table-cell>
          <table:table-cell office:value-type="float" office:value="9.488068846727" calcext:value-type="float">
            <text:p>9.4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9.548790508535" calcext:value-type="float">
            <text:p>-9.55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18.09771236442" calcext:value-type="float">
            <text:p>-1.8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float" office:value="9.268286566992" calcext:value-type="float">
            <text:p>9.27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1.61625910329" calcext:value-type="float">
            <text:p>-1.16E+01</text:p>
          </table:table-cell>
          <table:table-cell office:value-type="float" office:value="1.125" calcext:value-type="float">
            <text:p>1.125</text:p>
          </table:table-cell>
          <table:table-cell office:value-type="float" office:value="-16.52051475902" calcext:value-type="float">
            <text:p>-1.6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6" calcext:value-type="float">
            <text:p>1.126</text:p>
          </table:table-cell>
          <table:table-cell office:value-type="float" office:value="8.661696382778" calcext:value-type="float">
            <text:p>8.66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3.51670607481" calcext:value-type="float">
            <text:p>-1.35E+01</text:p>
          </table:table-cell>
          <table:table-cell office:value-type="float" office:value="1.126" calcext:value-type="float">
            <text:p>1.126</text:p>
          </table:table-cell>
          <table:table-cell office:value-type="float" office:value="-14.33949154308" calcext:value-type="float">
            <text:p>-1.4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7" calcext:value-type="float">
            <text:p>1.127</text:p>
          </table:table-cell>
          <table:table-cell office:value-type="float" office:value="7.816846941792" calcext:value-type="float">
            <text:p>7.8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5.23172674801" calcext:value-type="float">
            <text:p>-1.52E+01</text:p>
          </table:table-cell>
          <table:table-cell office:value-type="float" office:value="1.127" calcext:value-type="float">
            <text:p>1.127</text:p>
          </table:table-cell>
          <table:table-cell office:value-type="float" office:value="-11.83173562984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8" calcext:value-type="float">
            <text:p>1.128</text:p>
          </table:table-cell>
          <table:table-cell office:value-type="float" office:value="6.739709278701" calcext:value-type="float">
            <text:p>6.74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6.86175724349" calcext:value-type="float">
            <text:p>-1.69E+01</text:p>
          </table:table-cell>
          <table:table-cell office:value-type="float" office:value="1.128" calcext:value-type="float">
            <text:p>1.128</text:p>
          </table:table-cell>
          <table:table-cell office:value-type="float" office:value="-9.168833920338" calcext:value-type="float">
            <text:p>-9.1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29" calcext:value-type="float">
            <text:p>1.129</text:p>
          </table:table-cell>
          <table:table-cell office:value-type="float" office:value="5.534165501075" calcext:value-type="float">
            <text:p>5.53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8.38490480522" calcext:value-type="float">
            <text:p>-1.84E+01</text:p>
          </table:table-cell>
          <table:table-cell office:value-type="float" office:value="1.129" calcext:value-type="float">
            <text:p>1.129</text:p>
          </table:table-cell>
          <table:table-cell office:value-type="float" office:value="-6.765848127655" calcext:value-type="float">
            <text:p>-6.7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4.236882425268" calcext:value-type="float">
            <text:p>4.24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9.84313139063" calcext:value-type="float">
            <text:p>-1.98E+01</text:p>
          </table:table-cell>
          <table:table-cell office:value-type="float" office:value="1.13" calcext:value-type="float">
            <text:p>1.13</text:p>
          </table:table-cell>
          <table:table-cell office:value-type="float" office:value="-4.54028896408" calcext:value-type="float">
            <text:p>-4.5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1" calcext:value-type="float">
            <text:p>1.131</text:p>
          </table:table-cell>
          <table:table-cell office:value-type="float" office:value="2.914441698301" calcext:value-type="float">
            <text:p>2.91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1.30702210745" calcext:value-type="float">
            <text:p>-2.13E+01</text:p>
          </table:table-cell>
          <table:table-cell office:value-type="float" office:value="1.131" calcext:value-type="float">
            <text:p>1.131</text:p>
          </table:table-cell>
          <table:table-cell office:value-type="float" office:value="-2.732386650928" calcext:value-type="float">
            <text:p>-2.7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2" calcext:value-type="float">
            <text:p>1.132</text:p>
          </table:table-cell>
          <table:table-cell office:value-type="float" office:value="1.646426868589" calcext:value-type="float">
            <text:p>1.6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2.73969977721" calcext:value-type="float">
            <text:p>-2.27E+01</text:p>
          </table:table-cell>
          <table:table-cell office:value-type="float" office:value="1.132" calcext:value-type="float">
            <text:p>1.132</text:p>
          </table:table-cell>
          <table:table-cell office:value-type="float" office:value="-1.1632140218" calcext:value-type="float">
            <text:p>-1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3" calcext:value-type="float">
            <text:p>1.133</text:p>
          </table:table-cell>
          <table:table-cell office:value-type="float" office:value="0.37880763718" calcext:value-type="float">
            <text:p>3.79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-23.89633702284" calcext:value-type="float">
            <text:p>-2.39E+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3336840170113" calcext:value-type="float">
            <text:p>3.34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4" calcext:value-type="float">
            <text:p>1.134</text:p>
          </table:table-cell>
          <table:table-cell office:value-type="float" office:value="-0.8420375096392" calcext:value-type="float">
            <text:p>-8.42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4.784527872" calcext:value-type="float">
            <text:p>-2.48E+01</text:p>
          </table:table-cell>
          <table:table-cell office:value-type="float" office:value="1.134" calcext:value-type="float">
            <text:p>1.134</text:p>
          </table:table-cell>
          <table:table-cell office:value-type="float" office:value="1.9449075437" calcext:value-type="float">
            <text:p>1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5" calcext:value-type="float">
            <text:p>1.135</text:p>
          </table:table-cell>
          <table:table-cell office:value-type="float" office:value="-2.095055359633" calcext:value-type="float">
            <text:p>-2.10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25.20292437455" calcext:value-type="float">
            <text:p>-2.52E+01</text:p>
          </table:table-cell>
          <table:table-cell office:value-type="float" office:value="1.135" calcext:value-type="float">
            <text:p>1.135</text:p>
          </table:table-cell>
          <table:table-cell office:value-type="float" office:value="3.744268178603" calcext:value-type="float">
            <text:p>3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6" calcext:value-type="float">
            <text:p>1.136</text:p>
          </table:table-cell>
          <table:table-cell office:value-type="float" office:value="-3.396570853869" calcext:value-type="float">
            <text:p>-3.40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25.20762906546" calcext:value-type="float">
            <text:p>-2.52E+01</text:p>
          </table:table-cell>
          <table:table-cell office:value-type="float" office:value="1.136" calcext:value-type="float">
            <text:p>1.136</text:p>
          </table:table-cell>
          <table:table-cell office:value-type="float" office:value="5.666809469414" calcext:value-type="float">
            <text:p>5.6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7" calcext:value-type="float">
            <text:p>1.137</text:p>
          </table:table-cell>
          <table:table-cell office:value-type="float" office:value="-4.756098498756" calcext:value-type="float">
            <text:p>-4.7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24.60059282029" calcext:value-type="float">
            <text:p>-2.46E+01</text:p>
          </table:table-cell>
          <table:table-cell office:value-type="float" office:value="1.137" calcext:value-type="float">
            <text:p>1.137</text:p>
          </table:table-cell>
          <table:table-cell office:value-type="float" office:value="7.405991070484" calcext:value-type="float">
            <text:p>7.4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8" calcext:value-type="float">
            <text:p>1.138</text:p>
          </table:table-cell>
          <table:table-cell office:value-type="float" office:value="-6.224732354142" calcext:value-type="float">
            <text:p>-6.22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23.56159231842" calcext:value-type="float">
            <text:p>-2.36E+01</text:p>
          </table:table-cell>
          <table:table-cell office:value-type="float" office:value="1.138" calcext:value-type="float">
            <text:p>1.138</text:p>
          </table:table-cell>
          <table:table-cell office:value-type="float" office:value="8.649961630845" calcext:value-type="float">
            <text:p>8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39" calcext:value-type="float">
            <text:p>1.139</text:p>
          </table:table-cell>
          <table:table-cell office:value-type="float" office:value="-7.793491151916" calcext:value-type="float">
            <text:p>-7.79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21.98212071821" calcext:value-type="float">
            <text:p>-2.20E+01</text:p>
          </table:table-cell>
          <table:table-cell office:value-type="float" office:value="1.139" calcext:value-type="float">
            <text:p>1.139</text:p>
          </table:table-cell>
          <table:table-cell office:value-type="float" office:value="9.088677344602" calcext:value-type="float">
            <text:p>9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-9.435998077359" calcext:value-type="float">
            <text:p>-9.44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9.96334767798" calcext:value-type="float">
            <text:p>-2.00E+01</text:p>
          </table:table-cell>
          <table:table-cell office:value-type="float" office:value="1.14" calcext:value-type="float">
            <text:p>1.14</text:p>
          </table:table-cell>
          <table:table-cell office:value-type="float" office:value="8.495606839933" calcext:value-type="float">
            <text:p>8.5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1" calcext:value-type="float">
            <text:p>1.141</text:p>
          </table:table-cell>
          <table:table-cell office:value-type="float" office:value="-11.11527753328" calcext:value-type="float">
            <text:p>-1.11E+01</text:p>
          </table:table-cell>
          <table:table-cell office:value-type="float" office:value="1.141" calcext:value-type="float">
            <text:p>1.141</text:p>
          </table:table-cell>
          <table:table-cell office:value-type="float" office:value="-17.50932652865" calcext:value-type="float">
            <text:p>-1.75E+01</text:p>
          </table:table-cell>
          <table:table-cell office:value-type="float" office:value="1.141" calcext:value-type="float">
            <text:p>1.141</text:p>
          </table:table-cell>
          <table:table-cell office:value-type="float" office:value="6.894184815418" calcext:value-type="float">
            <text:p>6.8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2" calcext:value-type="float">
            <text:p>1.142</text:p>
          </table:table-cell>
          <table:table-cell office:value-type="float" office:value="-12.73153642228" calcext:value-type="float">
            <text:p>-1.27E+01</text:p>
          </table:table-cell>
          <table:table-cell office:value-type="float" office:value="1.142" calcext:value-type="float">
            <text:p>1.142</text:p>
          </table:table-cell>
          <table:table-cell office:value-type="float" office:value="-14.8279991759" calcext:value-type="float">
            <text:p>-1.48E+01</text:p>
          </table:table-cell>
          <table:table-cell office:value-type="float" office:value="1.142" calcext:value-type="float">
            <text:p>1.142</text:p>
          </table:table-cell>
          <table:table-cell office:value-type="float" office:value="4.450438508839" calcext:value-type="float">
            <text:p>4.4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3" calcext:value-type="float">
            <text:p>1.143</text:p>
          </table:table-cell>
          <table:table-cell office:value-type="float" office:value="-14.29631493244" calcext:value-type="float">
            <text:p>-1.43E+01</text:p>
          </table:table-cell>
          <table:table-cell office:value-type="float" office:value="1.143" calcext:value-type="float">
            <text:p>1.143</text:p>
          </table:table-cell>
          <table:table-cell office:value-type="float" office:value="-11.93709962464" calcext:value-type="float">
            <text:p>-1.19E+01</text:p>
          </table:table-cell>
          <table:table-cell office:value-type="float" office:value="1.143" calcext:value-type="float">
            <text:p>1.143</text:p>
          </table:table-cell>
          <table:table-cell office:value-type="float" office:value="1.482182146057" calcext:value-type="float">
            <text:p>1.4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4" calcext:value-type="float">
            <text:p>1.144</text:p>
          </table:table-cell>
          <table:table-cell office:value-type="float" office:value="-15.74788598853" calcext:value-type="float">
            <text:p>-1.57E+01</text:p>
          </table:table-cell>
          <table:table-cell office:value-type="float" office:value="1.144" calcext:value-type="float">
            <text:p>1.144</text:p>
          </table:table-cell>
          <table:table-cell office:value-type="float" office:value="-8.891759509895" calcext:value-type="float">
            <text:p>-8.89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-1.672032604013" calcext:value-type="float">
            <text:p>-1.6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5" calcext:value-type="float">
            <text:p>1.145</text:p>
          </table:table-cell>
          <table:table-cell office:value-type="float" office:value="-17.07417070704" calcext:value-type="float">
            <text:p>-1.71E+01</text:p>
          </table:table-cell>
          <table:table-cell office:value-type="float" office:value="1.145" calcext:value-type="float">
            <text:p>1.145</text:p>
          </table:table-cell>
          <table:table-cell office:value-type="float" office:value="-5.940300145529" calcext:value-type="float">
            <text:p>-5.9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-4.618569454143" calcext:value-type="float">
            <text:p>-4.6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6" calcext:value-type="float">
            <text:p>1.146</text:p>
          </table:table-cell>
          <table:table-cell office:value-type="float" office:value="-18.15088843608" calcext:value-type="float">
            <text:p>-1.82E+01</text:p>
          </table:table-cell>
          <table:table-cell office:value-type="float" office:value="1.146" calcext:value-type="float">
            <text:p>1.146</text:p>
          </table:table-cell>
          <table:table-cell office:value-type="float" office:value="-3.054735259957" calcext:value-type="float">
            <text:p>-3.05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-7.064873062504" calcext:value-type="float">
            <text:p>-7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7" calcext:value-type="float">
            <text:p>1.147</text:p>
          </table:table-cell>
          <table:table-cell office:value-type="float" office:value="-19.19116072471" calcext:value-type="float">
            <text:p>-1.92E+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3473134317275" calcext:value-type="float">
            <text:p>-3.4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8.754071954939" calcext:value-type="float">
            <text:p>-8.7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8" calcext:value-type="float">
            <text:p>1.148</text:p>
          </table:table-cell>
          <table:table-cell office:value-type="float" office:value="-19.97274233931" calcext:value-type="float">
            <text:p>-2.00E+01</text:p>
          </table:table-cell>
          <table:table-cell office:value-type="float" office:value="1.148" calcext:value-type="float">
            <text:p>1.148</text:p>
          </table:table-cell>
          <table:table-cell office:value-type="float" office:value="2.133258288386" calcext:value-type="float">
            <text:p>2.13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-9.698210492055" calcext:value-type="float">
            <text:p>-9.7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49" calcext:value-type="float">
            <text:p>1.149</text:p>
          </table:table-cell>
          <table:table-cell office:value-type="float" office:value="-20.64802115938" calcext:value-type="float">
            <text:p>-2.06E+01</text:p>
          </table:table-cell>
          <table:table-cell office:value-type="float" office:value="1.149" calcext:value-type="float">
            <text:p>1.149</text:p>
          </table:table-cell>
          <table:table-cell office:value-type="float" office:value="4.270327991614" calcext:value-type="float">
            <text:p>4.27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-10.05478218452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-21.20750842887" calcext:value-type="float">
            <text:p>-2.12E+01</text:p>
          </table:table-cell>
          <table:table-cell office:value-type="float" office:value="1.15" calcext:value-type="float">
            <text:p>1.15</text:p>
          </table:table-cell>
          <table:table-cell office:value-type="float" office:value="6.12740552812" calcext:value-type="float">
            <text:p>6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-10.03472715793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1" calcext:value-type="float">
            <text:p>1.151</text:p>
          </table:table-cell>
          <table:table-cell office:value-type="float" office:value="-21.53831016921" calcext:value-type="float">
            <text:p>-2.15E+01</text:p>
          </table:table-cell>
          <table:table-cell office:value-type="float" office:value="1.151" calcext:value-type="float">
            <text:p>1.151</text:p>
          </table:table-cell>
          <table:table-cell office:value-type="float" office:value="7.548236597245" calcext:value-type="float">
            <text:p>7.55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-10.12648621093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2" calcext:value-type="float">
            <text:p>1.152</text:p>
          </table:table-cell>
          <table:table-cell office:value-type="float" office:value="-21.79403986643" calcext:value-type="float">
            <text:p>-2.18E+01</text:p>
          </table:table-cell>
          <table:table-cell office:value-type="float" office:value="1.152" calcext:value-type="float">
            <text:p>1.152</text:p>
          </table:table-cell>
          <table:table-cell office:value-type="float" office:value="8.603831649118" calcext:value-type="float">
            <text:p>8.6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-10.49359086768" calcext:value-type="float">
            <text:p>-1.0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3" calcext:value-type="float">
            <text:p>1.153</text:p>
          </table:table-cell>
          <table:table-cell office:value-type="float" office:value="-21.67838082099" calcext:value-type="float">
            <text:p>-2.17E+01</text:p>
          </table:table-cell>
          <table:table-cell office:value-type="float" office:value="1.153" calcext:value-type="float">
            <text:p>1.153</text:p>
          </table:table-cell>
          <table:table-cell office:value-type="float" office:value="9.291770524929" calcext:value-type="float">
            <text:p>9.29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11.43424701826" calcext:value-type="float">
            <text:p>-1.1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4" calcext:value-type="float">
            <text:p>1.154</text:p>
          </table:table-cell>
          <table:table-cell office:value-type="float" office:value="-21.42634650738" calcext:value-type="float">
            <text:p>-2.14E+01</text:p>
          </table:table-cell>
          <table:table-cell office:value-type="float" office:value="1.154" calcext:value-type="float">
            <text:p>1.154</text:p>
          </table:table-cell>
          <table:table-cell office:value-type="float" office:value="9.567122717734" calcext:value-type="float">
            <text:p>9.5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12.96951446749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5" calcext:value-type="float">
            <text:p>1.155</text:p>
          </table:table-cell>
          <table:table-cell office:value-type="float" office:value="-20.83883447864" calcext:value-type="float">
            <text:p>-2.08E+01</text:p>
          </table:table-cell>
          <table:table-cell office:value-type="float" office:value="1.155" calcext:value-type="float">
            <text:p>1.155</text:p>
          </table:table-cell>
          <table:table-cell office:value-type="float" office:value="9.495240339378" calcext:value-type="float">
            <text:p>9.5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14.93654627923" calcext:value-type="float">
            <text:p>-1.4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6" calcext:value-type="float">
            <text:p>1.156</text:p>
          </table:table-cell>
          <table:table-cell office:value-type="float" office:value="-19.8554003831" calcext:value-type="float">
            <text:p>-1.99E+01</text:p>
          </table:table-cell>
          <table:table-cell office:value-type="float" office:value="1.156" calcext:value-type="float">
            <text:p>1.156</text:p>
          </table:table-cell>
          <table:table-cell office:value-type="float" office:value="9.042686399886" calcext:value-type="float">
            <text:p>9.04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16.92774635907" calcext:value-type="float">
            <text:p>-1.6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7" calcext:value-type="float">
            <text:p>1.157</text:p>
          </table:table-cell>
          <table:table-cell office:value-type="float" office:value="-18.6257784641" calcext:value-type="float">
            <text:p>-1.86E+01</text:p>
          </table:table-cell>
          <table:table-cell office:value-type="float" office:value="1.157" calcext:value-type="float">
            <text:p>1.157</text:p>
          </table:table-cell>
          <table:table-cell office:value-type="float" office:value="8.25702349346" calcext:value-type="float">
            <text:p>8.26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18.50439746686" calcext:value-type="float">
            <text:p>-1.8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8" calcext:value-type="float">
            <text:p>1.158</text:p>
          </table:table-cell>
          <table:table-cell office:value-type="float" office:value="-17.0813021955" calcext:value-type="float">
            <text:p>-1.71E+01</text:p>
          </table:table-cell>
          <table:table-cell office:value-type="float" office:value="1.158" calcext:value-type="float">
            <text:p>1.158</text:p>
          </table:table-cell>
          <table:table-cell office:value-type="float" office:value="7.122851868796" calcext:value-type="float">
            <text:p>7.12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19.1705599324" calcext:value-type="float">
            <text:p>-1.9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59" calcext:value-type="float">
            <text:p>1.159</text:p>
          </table:table-cell>
          <table:table-cell office:value-type="float" office:value="-15.22854027945" calcext:value-type="float">
            <text:p>-1.52E+01</text:p>
          </table:table-cell>
          <table:table-cell office:value-type="float" office:value="1.159" calcext:value-type="float">
            <text:p>1.159</text:p>
          </table:table-cell>
          <table:table-cell office:value-type="float" office:value="5.643606978488" calcext:value-type="float">
            <text:p>5.6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-19.07588825267" calcext:value-type="float">
            <text:p>-1.9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" calcext:value-type="float">
            <text:p>1.16</text:p>
          </table:table-cell>
          <table:table-cell office:value-type="float" office:value="-13.12060654891" calcext:value-type="float">
            <text:p>-1.31E+01</text:p>
          </table:table-cell>
          <table:table-cell office:value-type="float" office:value="1.16" calcext:value-type="float">
            <text:p>1.16</text:p>
          </table:table-cell>
          <table:table-cell office:value-type="float" office:value="3.873322668819" calcext:value-type="float">
            <text:p>3.87E+00</text:p>
          </table:table-cell>
          <table:table-cell office:value-type="float" office:value="1.16" calcext:value-type="float">
            <text:p>1.16</text:p>
          </table:table-cell>
          <table:table-cell office:value-type="float" office:value="-18.0036126968" calcext:value-type="float">
            <text:p>-1.8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1" calcext:value-type="float">
            <text:p>1.161</text:p>
          </table:table-cell>
          <table:table-cell office:value-type="float" office:value="-10.88720900626" calcext:value-type="float">
            <text:p>-1.09E+01</text:p>
          </table:table-cell>
          <table:table-cell office:value-type="float" office:value="1.161" calcext:value-type="float">
            <text:p>1.161</text:p>
          </table:table-cell>
          <table:table-cell office:value-type="float" office:value="1.805883073014" calcext:value-type="float">
            <text:p>1.81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-16.15797884031" calcext:value-type="float">
            <text:p>-1.6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2" calcext:value-type="float">
            <text:p>1.162</text:p>
          </table:table-cell>
          <table:table-cell office:value-type="float" office:value="-8.714324087017" calcext:value-type="float">
            <text:p>-8.71E+00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603981627714" calcext:value-type="float">
            <text:p>-4.60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13.71609945724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3" calcext:value-type="float">
            <text:p>1.163</text:p>
          </table:table-cell>
          <table:table-cell office:value-type="float" office:value="-6.454973667708" calcext:value-type="float">
            <text:p>-6.45E+00</text:p>
          </table:table-cell>
          <table:table-cell office:value-type="float" office:value="1.163" calcext:value-type="float">
            <text:p>1.163</text:p>
          </table:table-cell>
          <table:table-cell office:value-type="float" office:value="-2.885753741449" calcext:value-type="float">
            <text:p>-2.89E+00</text:p>
          </table:table-cell>
          <table:table-cell office:value-type="float" office:value="1.163" calcext:value-type="float">
            <text:p>1.163</text:p>
          </table:table-cell>
          <table:table-cell office:value-type="float" office:value="-11.08741489472" calcext:value-type="float">
            <text:p>-1.1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4" calcext:value-type="float">
            <text:p>1.164</text:p>
          </table:table-cell>
          <table:table-cell office:value-type="float" office:value="-4.256278784618" calcext:value-type="float">
            <text:p>-4.26E+00</text:p>
          </table:table-cell>
          <table:table-cell office:value-type="float" office:value="1.164" calcext:value-type="float">
            <text:p>1.164</text:p>
          </table:table-cell>
          <table:table-cell office:value-type="float" office:value="-5.332320351023" calcext:value-type="float">
            <text:p>-5.33E+00</text:p>
          </table:table-cell>
          <table:table-cell office:value-type="float" office:value="1.164" calcext:value-type="float">
            <text:p>1.164</text:p>
          </table:table-cell>
          <table:table-cell office:value-type="float" office:value="-8.451164820911" calcext:value-type="float">
            <text:p>-8.4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5" calcext:value-type="float">
            <text:p>1.165</text:p>
          </table:table-cell>
          <table:table-cell office:value-type="float" office:value="-2.116603745164" calcext:value-type="float">
            <text:p>-2.12E+00</text:p>
          </table:table-cell>
          <table:table-cell office:value-type="float" office:value="1.165" calcext:value-type="float">
            <text:p>1.165</text:p>
          </table:table-cell>
          <table:table-cell office:value-type="float" office:value="-7.781702919886" calcext:value-type="float">
            <text:p>-7.78E+00</text:p>
          </table:table-cell>
          <table:table-cell office:value-type="float" office:value="1.165" calcext:value-type="float">
            <text:p>1.165</text:p>
          </table:table-cell>
          <table:table-cell office:value-type="float" office:value="-6.136918055492" calcext:value-type="float">
            <text:p>-6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6" calcext:value-type="float">
            <text:p>1.166</text:p>
          </table:table-cell>
          <table:table-cell office:value-type="float" office:value="-0.02479958046839" calcext:value-type="float">
            <text:p>-2.48E-02</text:p>
          </table:table-cell>
          <table:table-cell office:value-type="float" office:value="1.166" calcext:value-type="float">
            <text:p>1.166</text:p>
          </table:table-cell>
          <table:table-cell office:value-type="float" office:value="-10.12022984739" calcext:value-type="float">
            <text:p>-1.01E+01</text:p>
          </table:table-cell>
          <table:table-cell office:value-type="float" office:value="1.166" calcext:value-type="float">
            <text:p>1.166</text:p>
          </table:table-cell>
          <table:table-cell office:value-type="float" office:value="-4.107389517831" calcext:value-type="float">
            <text:p>-4.1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7" calcext:value-type="float">
            <text:p>1.167</text:p>
          </table:table-cell>
          <table:table-cell office:value-type="float" office:value="1.913727770246" calcext:value-type="float">
            <text:p>1.91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2.2498855035" calcext:value-type="float">
            <text:p>-1.22E+01</text:p>
          </table:table-cell>
          <table:table-cell office:value-type="float" office:value="1.167" calcext:value-type="float">
            <text:p>1.167</text:p>
          </table:table-cell>
          <table:table-cell office:value-type="float" office:value="-2.432216702832" calcext:value-type="float">
            <text:p>-2.4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8" calcext:value-type="float">
            <text:p>1.168</text:p>
          </table:table-cell>
          <table:table-cell office:value-type="float" office:value="3.787300454055" calcext:value-type="float">
            <text:p>3.79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4.2524662972" calcext:value-type="float">
            <text:p>-1.43E+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919169946419" calcext:value-type="float">
            <text:p>-9.19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69" calcext:value-type="float">
            <text:p>1.169</text:p>
          </table:table-cell>
          <table:table-cell office:value-type="float" office:value="5.456410647311" calcext:value-type="float">
            <text:p>5.46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6.02736779021" calcext:value-type="float">
            <text:p>-1.60E+01</text:p>
          </table:table-cell>
          <table:table-cell office:value-type="float" office:value="1.169" calcext:value-type="float">
            <text:p>1.169</text:p>
          </table:table-cell>
          <table:table-cell office:value-type="float" office:value="0.6188269988724" calcext:value-type="float">
            <text:p>6.19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6.881226523713" calcext:value-type="float">
            <text:p>6.88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7.68223702068" calcext:value-type="float">
            <text:p>-1.77E+01</text:p>
          </table:table-cell>
          <table:table-cell office:value-type="float" office:value="1.17" calcext:value-type="float">
            <text:p>1.17</text:p>
          </table:table-cell>
          <table:table-cell office:value-type="float" office:value="2.360091579369" calcext:value-type="float">
            <text:p>2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1" calcext:value-type="float">
            <text:p>1.171</text:p>
          </table:table-cell>
          <table:table-cell office:value-type="float" office:value="8.047017895576" calcext:value-type="float">
            <text:p>8.0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9.28596788236" calcext:value-type="float">
            <text:p>-1.93E+01</text:p>
          </table:table-cell>
          <table:table-cell office:value-type="float" office:value="1.171" calcext:value-type="float">
            <text:p>1.171</text:p>
          </table:table-cell>
          <table:table-cell office:value-type="float" office:value="4.323627154791" calcext:value-type="float">
            <text:p>4.3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2" calcext:value-type="float">
            <text:p>1.172</text:p>
          </table:table-cell>
          <table:table-cell office:value-type="float" office:value="8.887319514017" calcext:value-type="float">
            <text:p>8.8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0.84118379453" calcext:value-type="float">
            <text:p>-2.08E+01</text:p>
          </table:table-cell>
          <table:table-cell office:value-type="float" office:value="1.172" calcext:value-type="float">
            <text:p>1.172</text:p>
          </table:table-cell>
          <table:table-cell office:value-type="float" office:value="6.298045734655" calcext:value-type="float">
            <text:p>6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3" calcext:value-type="float">
            <text:p>1.173</text:p>
          </table:table-cell>
          <table:table-cell office:value-type="float" office:value="9.353874682191" calcext:value-type="float">
            <text:p>9.35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2.32122664525" calcext:value-type="float">
            <text:p>-2.23E+01</text:p>
          </table:table-cell>
          <table:table-cell office:value-type="float" office:value="1.173" calcext:value-type="float">
            <text:p>1.173</text:p>
          </table:table-cell>
          <table:table-cell office:value-type="float" office:value="7.951030207843" calcext:value-type="float">
            <text:p>7.9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4" calcext:value-type="float">
            <text:p>1.174</text:p>
          </table:table-cell>
          <table:table-cell office:value-type="float" office:value="9.390689855" calcext:value-type="float">
            <text:p>9.39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3.65887609568" calcext:value-type="float">
            <text:p>-2.37E+01</text:p>
          </table:table-cell>
          <table:table-cell office:value-type="float" office:value="1.174" calcext:value-type="float">
            <text:p>1.174</text:p>
          </table:table-cell>
          <table:table-cell office:value-type="float" office:value="8.913450792748" calcext:value-type="float">
            <text:p>8.9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5" calcext:value-type="float">
            <text:p>1.175</text:p>
          </table:table-cell>
          <table:table-cell office:value-type="float" office:value="9.121513668264" calcext:value-type="float">
            <text:p>9.12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4.77418034925" calcext:value-type="float">
            <text:p>-2.48E+01</text:p>
          </table:table-cell>
          <table:table-cell office:value-type="float" office:value="1.175" calcext:value-type="float">
            <text:p>1.175</text:p>
          </table:table-cell>
          <table:table-cell office:value-type="float" office:value="8.942984477423" calcext:value-type="float">
            <text:p>8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6" calcext:value-type="float">
            <text:p>1.176</text:p>
          </table:table-cell>
          <table:table-cell office:value-type="float" office:value="8.520691818883" calcext:value-type="float">
            <text:p>8.52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5.52308642215" calcext:value-type="float">
            <text:p>-2.55E+01</text:p>
          </table:table-cell>
          <table:table-cell office:value-type="float" office:value="1.176" calcext:value-type="float">
            <text:p>1.176</text:p>
          </table:table-cell>
          <table:table-cell office:value-type="float" office:value="7.902110050299" calcext:value-type="float">
            <text:p>7.9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7" calcext:value-type="float">
            <text:p>1.177</text:p>
          </table:table-cell>
          <table:table-cell office:value-type="float" office:value="7.646332154713" calcext:value-type="float">
            <text:p>7.65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5.81881020487" calcext:value-type="float">
            <text:p>-2.58E+01</text:p>
          </table:table-cell>
          <table:table-cell office:value-type="float" office:value="1.177" calcext:value-type="float">
            <text:p>1.177</text:p>
          </table:table-cell>
          <table:table-cell office:value-type="float" office:value="5.884840759213" calcext:value-type="float">
            <text:p>5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8" calcext:value-type="float">
            <text:p>1.178</text:p>
          </table:table-cell>
          <table:table-cell office:value-type="float" office:value="6.560618910256" calcext:value-type="float">
            <text:p>6.56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5.7803832358" calcext:value-type="float">
            <text:p>-2.58E+01</text:p>
          </table:table-cell>
          <table:table-cell office:value-type="float" office:value="1.178" calcext:value-type="float">
            <text:p>1.178</text:p>
          </table:table-cell>
          <table:table-cell office:value-type="float" office:value="3.137295064074" calcext:value-type="float">
            <text:p>3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79" calcext:value-type="float">
            <text:p>1.179</text:p>
          </table:table-cell>
          <table:table-cell office:value-type="float" office:value="5.340570826834" calcext:value-type="float">
            <text:p>5.34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24.98898182027" calcext:value-type="float">
            <text:p>-2.50E+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8528591833833" calcext:value-type="float">
            <text:p>8.53E-0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" calcext:value-type="float">
            <text:p>1.18</text:p>
          </table:table-cell>
          <table:table-cell office:value-type="float" office:value="4.069020417998" calcext:value-type="float">
            <text:p>4.07E+00</text:p>
          </table:table-cell>
          <table:table-cell office:value-type="float" office:value="1.18" calcext:value-type="float">
            <text:p>1.18</text:p>
          </table:table-cell>
          <table:table-cell office:value-type="float" office:value="-23.71336228364" calcext:value-type="float">
            <text:p>-2.37E+01</text:p>
          </table:table-cell>
          <table:table-cell office:value-type="float" office:value="1.18" calcext:value-type="float">
            <text:p>1.18</text:p>
          </table:table-cell>
          <table:table-cell office:value-type="float" office:value="-3.102149415256" calcext:value-type="float">
            <text:p>-3.1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2.795504196991" calcext:value-type="float">
            <text:p>2.80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22.07309950377" calcext:value-type="float">
            <text:p>-2.21E+01</text:p>
          </table:table-cell>
          <table:table-cell office:value-type="float" office:value="1.181" calcext:value-type="float">
            <text:p>1.181</text:p>
          </table:table-cell>
          <table:table-cell office:value-type="float" office:value="-5.832157332399" calcext:value-type="float">
            <text:p>-5.8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2" calcext:value-type="float">
            <text:p>1.182</text:p>
          </table:table-cell>
          <table:table-cell office:value-type="float" office:value="1.545228290275" calcext:value-type="float">
            <text:p>1.55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9.97502221651" calcext:value-type="float">
            <text:p>-2.00E+01</text:p>
          </table:table-cell>
          <table:table-cell office:value-type="float" office:value="1.182" calcext:value-type="float">
            <text:p>1.182</text:p>
          </table:table-cell>
          <table:table-cell office:value-type="float" office:value="-7.877519948489" calcext:value-type="float">
            <text:p>-7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3" calcext:value-type="float">
            <text:p>1.183</text:p>
          </table:table-cell>
          <table:table-cell office:value-type="float" office:value="0.3468436037061" calcext:value-type="float">
            <text:p>3.47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17.35101434724" calcext:value-type="float">
            <text:p>-1.74E+01</text:p>
          </table:table-cell>
          <table:table-cell office:value-type="float" office:value="1.183" calcext:value-type="float">
            <text:p>1.183</text:p>
          </table:table-cell>
          <table:table-cell office:value-type="float" office:value="-9.139186292191" calcext:value-type="float">
            <text:p>-9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4" calcext:value-type="float">
            <text:p>1.184</text:p>
          </table:table-cell>
          <table:table-cell office:value-type="float" office:value="-0.8625244974526" calcext:value-type="float">
            <text:p>-8.63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14.61441511625" calcext:value-type="float">
            <text:p>-1.46E+01</text:p>
          </table:table-cell>
          <table:table-cell office:value-type="float" office:value="1.184" calcext:value-type="float">
            <text:p>1.184</text:p>
          </table:table-cell>
          <table:table-cell office:value-type="float" office:value="-9.629894797279" calcext:value-type="float">
            <text:p>-9.6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2.047543167807" calcext:value-type="float">
            <text:p>-2.05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11.63858507712" calcext:value-type="float">
            <text:p>-1.16E+01</text:p>
          </table:table-cell>
          <table:table-cell office:value-type="float" office:value="1.185" calcext:value-type="float">
            <text:p>1.185</text:p>
          </table:table-cell>
          <table:table-cell office:value-type="float" office:value="-9.651797987291" calcext:value-type="float">
            <text:p>-9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6" calcext:value-type="float">
            <text:p>1.186</text:p>
          </table:table-cell>
          <table:table-cell office:value-type="float" office:value="-3.312251515363" calcext:value-type="float">
            <text:p>-3.31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8.67137883604" calcext:value-type="float">
            <text:p>-8.67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9.587579831151" calcext:value-type="float">
            <text:p>-9.5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7" calcext:value-type="float">
            <text:p>1.187</text:p>
          </table:table-cell>
          <table:table-cell office:value-type="float" office:value="-4.673754017557" calcext:value-type="float">
            <text:p>-4.67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5.706836029446" calcext:value-type="float">
            <text:p>-5.71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9.674684048477" calcext:value-type="float">
            <text:p>-9.6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-6.124465671495" calcext:value-type="float">
            <text:p>-6.12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2.852416572982" calcext:value-type="float">
            <text:p>-2.8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10.3137829524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89" calcext:value-type="float">
            <text:p>1.189</text:p>
          </table:table-cell>
          <table:table-cell office:value-type="float" office:value="-7.728906792503" calcext:value-type="float">
            <text:p>-7.73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997866266374" calcext:value-type="float">
            <text:p>-2.00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11.53387219335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-9.384972398532" calcext:value-type="float">
            <text:p>-9.38E+00</text:p>
          </table:table-cell>
          <table:table-cell office:value-type="float" office:value="1.19" calcext:value-type="float">
            <text:p>1.19</text:p>
          </table:table-cell>
          <table:table-cell office:value-type="float" office:value="2.200611017464" calcext:value-type="float">
            <text:p>2.20E+00</text:p>
          </table:table-cell>
          <table:table-cell office:value-type="float" office:value="1.19" calcext:value-type="float">
            <text:p>1.19</text:p>
          </table:table-cell>
          <table:table-cell office:value-type="float" office:value="-13.39938095388" calcext:value-type="float">
            <text:p>-1.3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1" calcext:value-type="float">
            <text:p>1.191</text:p>
          </table:table-cell>
          <table:table-cell office:value-type="float" office:value="-11.07548876396" calcext:value-type="float">
            <text:p>-1.11E+01</text:p>
          </table:table-cell>
          <table:table-cell office:value-type="float" office:value="1.191" calcext:value-type="float">
            <text:p>1.191</text:p>
          </table:table-cell>
          <table:table-cell office:value-type="float" office:value="4.271192855873" calcext:value-type="float">
            <text:p>4.27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-15.57305091483" calcext:value-type="float">
            <text:p>-1.5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2" calcext:value-type="float">
            <text:p>1.192</text:p>
          </table:table-cell>
          <table:table-cell office:value-type="float" office:value="-12.75961279419" calcext:value-type="float">
            <text:p>-1.28E+01</text:p>
          </table:table-cell>
          <table:table-cell office:value-type="float" office:value="1.192" calcext:value-type="float">
            <text:p>1.192</text:p>
          </table:table-cell>
          <table:table-cell office:value-type="float" office:value="6.008993455394" calcext:value-type="float">
            <text:p>6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-17.47890618232" calcext:value-type="float">
            <text:p>-1.7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3" calcext:value-type="float">
            <text:p>1.193</text:p>
          </table:table-cell>
          <table:table-cell office:value-type="float" office:value="-14.40674717931" calcext:value-type="float">
            <text:p>-1.44E+01</text:p>
          </table:table-cell>
          <table:table-cell office:value-type="float" office:value="1.193" calcext:value-type="float">
            <text:p>1.193</text:p>
          </table:table-cell>
          <table:table-cell office:value-type="float" office:value="7.324084123056" calcext:value-type="float">
            <text:p>7.32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-18.94841052577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4" calcext:value-type="float">
            <text:p>1.194</text:p>
          </table:table-cell>
          <table:table-cell office:value-type="float" office:value="-15.8931596845" calcext:value-type="float">
            <text:p>-1.59E+01</text:p>
          </table:table-cell>
          <table:table-cell office:value-type="float" office:value="1.194" calcext:value-type="float">
            <text:p>1.194</text:p>
          </table:table-cell>
          <table:table-cell office:value-type="float" office:value="8.290094065826" calcext:value-type="float">
            <text:p>8.29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19.37233548241" calcext:value-type="float">
            <text:p>-1.9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5" calcext:value-type="float">
            <text:p>1.195</text:p>
          </table:table-cell>
          <table:table-cell office:value-type="float" office:value="-17.21135855615" calcext:value-type="float">
            <text:p>-1.72E+01</text:p>
          </table:table-cell>
          <table:table-cell office:value-type="float" office:value="1.195" calcext:value-type="float">
            <text:p>1.195</text:p>
          </table:table-cell>
          <table:table-cell office:value-type="float" office:value="8.849669974041" calcext:value-type="float">
            <text:p>8.85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18.83914691035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6" calcext:value-type="float">
            <text:p>1.196</text:p>
          </table:table-cell>
          <table:table-cell office:value-type="float" office:value="-18.35452748662" calcext:value-type="float">
            <text:p>-1.84E+01</text:p>
          </table:table-cell>
          <table:table-cell office:value-type="float" office:value="1.196" calcext:value-type="float">
            <text:p>1.196</text:p>
          </table:table-cell>
          <table:table-cell office:value-type="float" office:value="9.026115326176" calcext:value-type="float">
            <text:p>9.03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17.3857349569" calcext:value-type="float">
            <text:p>-1.7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7" calcext:value-type="float">
            <text:p>1.197</text:p>
          </table:table-cell>
          <table:table-cell office:value-type="float" office:value="-19.33235908864" calcext:value-type="float">
            <text:p>-1.93E+01</text:p>
          </table:table-cell>
          <table:table-cell office:value-type="float" office:value="1.197" calcext:value-type="float">
            <text:p>1.197</text:p>
          </table:table-cell>
          <table:table-cell office:value-type="float" office:value="8.815892957033" calcext:value-type="float">
            <text:p>8.82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-15.24595929033" calcext:value-type="float">
            <text:p>-1.5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8" calcext:value-type="float">
            <text:p>1.198</text:p>
          </table:table-cell>
          <table:table-cell office:value-type="float" office:value="-20.1119770641" calcext:value-type="float">
            <text:p>-2.01E+01</text:p>
          </table:table-cell>
          <table:table-cell office:value-type="float" office:value="1.198" calcext:value-type="float">
            <text:p>1.198</text:p>
          </table:table-cell>
          <table:table-cell office:value-type="float" office:value="8.280261470287" calcext:value-type="float">
            <text:p>8.28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-12.70076640879" calcext:value-type="float">
            <text:p>-1.2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199" calcext:value-type="float">
            <text:p>1.199</text:p>
          </table:table-cell>
          <table:table-cell office:value-type="float" office:value="-20.85064056185" calcext:value-type="float">
            <text:p>-2.09E+01</text:p>
          </table:table-cell>
          <table:table-cell office:value-type="float" office:value="1.199" calcext:value-type="float">
            <text:p>1.199</text:p>
          </table:table-cell>
          <table:table-cell office:value-type="float" office:value="7.371888087427" calcext:value-type="float">
            <text:p>7.37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-10.01974820126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-21.317866759" calcext:value-type="float">
            <text:p>-2.13E+01</text:p>
          </table:table-cell>
          <table:table-cell office:value-type="float" office:value="1.2" calcext:value-type="float">
            <text:p>1.2</text:p>
          </table:table-cell>
          <table:table-cell office:value-type="float" office:value="6.099956368548" calcext:value-type="float">
            <text:p>6.10E+00</text:p>
          </table:table-cell>
          <table:table-cell office:value-type="float" office:value="1.2" calcext:value-type="float">
            <text:p>1.2</text:p>
          </table:table-cell>
          <table:table-cell office:value-type="float" office:value="-7.523927572548" calcext:value-type="float">
            <text:p>-7.5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1" calcext:value-type="float">
            <text:p>1.201</text:p>
          </table:table-cell>
          <table:table-cell office:value-type="float" office:value="-21.73303794707" calcext:value-type="float">
            <text:p>-2.17E+01</text:p>
          </table:table-cell>
          <table:table-cell office:value-type="float" office:value="1.201" calcext:value-type="float">
            <text:p>1.201</text:p>
          </table:table-cell>
          <table:table-cell office:value-type="float" office:value="4.518849984754" calcext:value-type="float">
            <text:p>4.52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-5.318815703459" calcext:value-type="float">
            <text:p>-5.3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2" calcext:value-type="float">
            <text:p>1.202</text:p>
          </table:table-cell>
          <table:table-cell office:value-type="float" office:value="-21.97656827682" calcext:value-type="float">
            <text:p>-2.20E+01</text:p>
          </table:table-cell>
          <table:table-cell office:value-type="float" office:value="1.202" calcext:value-type="float">
            <text:p>1.202</text:p>
          </table:table-cell>
          <table:table-cell office:value-type="float" office:value="2.631653807817" calcext:value-type="float">
            <text:p>2.63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3.485038885737" calcext:value-type="float">
            <text:p>-3.4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-21.8730892295" calcext:value-type="float">
            <text:p>-2.19E+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5147190752959" calcext:value-type="float">
            <text:p>5.15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928681508695" calcext:value-type="float">
            <text:p>-1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4" calcext:value-type="float">
            <text:p>1.204</text:p>
          </table:table-cell>
          <table:table-cell office:value-type="float" office:value="-21.65775902713" calcext:value-type="float">
            <text:p>-2.17E+01</text:p>
          </table:table-cell>
          <table:table-cell office:value-type="float" office:value="1.204" calcext:value-type="float">
            <text:p>1.204</text:p>
          </table:table-cell>
          <table:table-cell office:value-type="float" office:value="-1.746404004127" calcext:value-type="float">
            <text:p>-1.75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254981929619" calcext:value-type="float">
            <text:p>-4.25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-20.98180114667" calcext:value-type="float">
            <text:p>-2.10E+01</text:p>
          </table:table-cell>
          <table:table-cell office:value-type="float" office:value="1.205" calcext:value-type="float">
            <text:p>1.205</text:p>
          </table:table-cell>
          <table:table-cell office:value-type="float" office:value="-4.095834517424" calcext:value-type="float">
            <text:p>-4.1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1.230123529335" calcext:value-type="float">
            <text:p>1.2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6" calcext:value-type="float">
            <text:p>1.206</text:p>
          </table:table-cell>
          <table:table-cell office:value-type="float" office:value="-20.01890980879" calcext:value-type="float">
            <text:p>-2.00E+01</text:p>
          </table:table-cell>
          <table:table-cell office:value-type="float" office:value="1.206" calcext:value-type="float">
            <text:p>1.206</text:p>
          </table:table-cell>
          <table:table-cell office:value-type="float" office:value="-6.388148060878" calcext:value-type="float">
            <text:p>-6.3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3.141823146216" calcext:value-type="float">
            <text:p>3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7" calcext:value-type="float">
            <text:p>1.207</text:p>
          </table:table-cell>
          <table:table-cell office:value-type="float" office:value="-18.73031567126" calcext:value-type="float">
            <text:p>-1.87E+01</text:p>
          </table:table-cell>
          <table:table-cell office:value-type="float" office:value="1.207" calcext:value-type="float">
            <text:p>1.207</text:p>
          </table:table-cell>
          <table:table-cell office:value-type="float" office:value="-8.656891323565" calcext:value-type="float">
            <text:p>-8.66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5.239388728142" calcext:value-type="float">
            <text:p>5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8" calcext:value-type="float">
            <text:p>1.208</text:p>
          </table:table-cell>
          <table:table-cell office:value-type="float" office:value="-17.13881361241" calcext:value-type="float">
            <text:p>-1.71E+01</text:p>
          </table:table-cell>
          <table:table-cell office:value-type="float" office:value="1.208" calcext:value-type="float">
            <text:p>1.208</text:p>
          </table:table-cell>
          <table:table-cell office:value-type="float" office:value="-10.7384411652" calcext:value-type="float">
            <text:p>-1.07E+01</text:p>
          </table:table-cell>
          <table:table-cell office:value-type="float" office:value="1.208" calcext:value-type="float">
            <text:p>1.208</text:p>
          </table:table-cell>
          <table:table-cell office:value-type="float" office:value="7.228080889222" calcext:value-type="float">
            <text:p>7.2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09" calcext:value-type="float">
            <text:p>1.209</text:p>
          </table:table-cell>
          <table:table-cell office:value-type="float" office:value="-15.35457937914" calcext:value-type="float">
            <text:p>-1.54E+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2.68404551165" calcext:value-type="float">
            <text:p>-1.27E+01</text:p>
          </table:table-cell>
          <table:table-cell office:value-type="float" office:value="1.209" calcext:value-type="float">
            <text:p>1.209</text:p>
          </table:table-cell>
          <table:table-cell office:value-type="float" office:value="8.710188264351" calcext:value-type="float">
            <text:p>8.7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-13.24082359818" calcext:value-type="float">
            <text:p>-1.32E+01</text:p>
          </table:table-cell>
          <table:table-cell office:value-type="float" office:value="1.21" calcext:value-type="float">
            <text:p>1.21</text:p>
          </table:table-cell>
          <table:table-cell office:value-type="float" office:value="-14.42471196025" calcext:value-type="float">
            <text:p>-1.44E+01</text:p>
          </table:table-cell>
          <table:table-cell office:value-type="float" office:value="1.21" calcext:value-type="float">
            <text:p>1.21</text:p>
          </table:table-cell>
          <table:table-cell office:value-type="float" office:value="9.360192522415" calcext:value-type="float">
            <text:p>9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1" calcext:value-type="float">
            <text:p>1.211</text:p>
          </table:table-cell>
          <table:table-cell office:value-type="float" office:value="-11.06391134381" calcext:value-type="float">
            <text:p>-1.11E+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6.03163073689" calcext:value-type="float">
            <text:p>-1.60E+01</text:p>
          </table:table-cell>
          <table:table-cell office:value-type="float" office:value="1.211" calcext:value-type="float">
            <text:p>1.211</text:p>
          </table:table-cell>
          <table:table-cell office:value-type="float" office:value="8.936651358467" calcext:value-type="float">
            <text:p>8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2" calcext:value-type="float">
            <text:p>1.212</text:p>
          </table:table-cell>
          <table:table-cell office:value-type="float" office:value="-8.810427389019" calcext:value-type="float">
            <text:p>-8.81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-17.58446287047" calcext:value-type="float">
            <text:p>-1.76E+01</text:p>
          </table:table-cell>
          <table:table-cell office:value-type="float" office:value="1.212" calcext:value-type="float">
            <text:p>1.212</text:p>
          </table:table-cell>
          <table:table-cell office:value-type="float" office:value="7.460406583501" calcext:value-type="float">
            <text:p>7.4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3" calcext:value-type="float">
            <text:p>1.213</text:p>
          </table:table-cell>
          <table:table-cell office:value-type="float" office:value="-6.581392796662" calcext:value-type="float">
            <text:p>-6.58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-19.11304622362" calcext:value-type="float">
            <text:p>-1.91E+01</text:p>
          </table:table-cell>
          <table:table-cell office:value-type="float" office:value="1.213" calcext:value-type="float">
            <text:p>1.213</text:p>
          </table:table-cell>
          <table:table-cell office:value-type="float" office:value="5.067619706798" calcext:value-type="float">
            <text:p>5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4" calcext:value-type="float">
            <text:p>1.214</text:p>
          </table:table-cell>
          <table:table-cell office:value-type="float" office:value="-4.369310007674" calcext:value-type="float">
            <text:p>-4.37E+00</text:p>
          </table:table-cell>
          <table:table-cell office:value-type="float" office:value="1.214" calcext:value-type="float">
            <text:p>1.214</text:p>
          </table:table-cell>
          <table:table-cell office:value-type="float" office:value="-20.6347490045" calcext:value-type="float">
            <text:p>-2.06E+01</text:p>
          </table:table-cell>
          <table:table-cell office:value-type="float" office:value="1.214" calcext:value-type="float">
            <text:p>1.214</text:p>
          </table:table-cell>
          <table:table-cell office:value-type="float" office:value="2.087404102084" calcext:value-type="float">
            <text:p>2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5" calcext:value-type="float">
            <text:p>1.215</text:p>
          </table:table-cell>
          <table:table-cell office:value-type="float" office:value="-2.21461311054" calcext:value-type="float">
            <text:p>-2.21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22.08530997179" calcext:value-type="float">
            <text:p>-2.21E+01</text:p>
          </table:table-cell>
          <table:table-cell office:value-type="float" office:value="1.215" calcext:value-type="float">
            <text:p>1.215</text:p>
          </table:table-cell>
          <table:table-cell office:value-type="float" office:value="-1.107750351818" calcext:value-type="float">
            <text:p>-1.1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6" calcext:value-type="float">
            <text:p>1.216</text:p>
          </table:table-cell>
          <table:table-cell office:value-type="float" office:value="-0.1755498576907" calcext:value-type="float">
            <text:p>-1.76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3.34795575558" calcext:value-type="float">
            <text:p>-2.33E+01</text:p>
          </table:table-cell>
          <table:table-cell office:value-type="float" office:value="1.216" calcext:value-type="float">
            <text:p>1.216</text:p>
          </table:table-cell>
          <table:table-cell office:value-type="float" office:value="-4.100519104268" calcext:value-type="float">
            <text:p>-4.1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7" calcext:value-type="float">
            <text:p>1.217</text:p>
          </table:table-cell>
          <table:table-cell office:value-type="float" office:value="1.815166902732" calcext:value-type="float">
            <text:p>1.82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4.448792589" calcext:value-type="float">
            <text:p>-2.44E+01</text:p>
          </table:table-cell>
          <table:table-cell office:value-type="float" office:value="1.217" calcext:value-type="float">
            <text:p>1.217</text:p>
          </table:table-cell>
          <table:table-cell office:value-type="float" office:value="-6.540074559453" calcext:value-type="float">
            <text:p>-6.5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8" calcext:value-type="float">
            <text:p>1.218</text:p>
          </table:table-cell>
          <table:table-cell office:value-type="float" office:value="3.618834542089" calcext:value-type="float">
            <text:p>3.62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5.04775806894" calcext:value-type="float">
            <text:p>-2.50E+01</text:p>
          </table:table-cell>
          <table:table-cell office:value-type="float" office:value="1.218" calcext:value-type="float">
            <text:p>1.218</text:p>
          </table:table-cell>
          <table:table-cell office:value-type="float" office:value="-8.23878444287" calcext:value-type="float">
            <text:p>-8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5.246985606537" calcext:value-type="float">
            <text:p>5.25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5.26415562325" calcext:value-type="float">
            <text:p>-2.53E+01</text:p>
          </table:table-cell>
          <table:table-cell office:value-type="float" office:value="1.219" calcext:value-type="float">
            <text:p>1.219</text:p>
          </table:table-cell>
          <table:table-cell office:value-type="float" office:value="-9.089022859064" calcext:value-type="float">
            <text:p>-9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" calcext:value-type="float">
            <text:p>1.22</text:p>
          </table:table-cell>
          <table:table-cell office:value-type="float" office:value="6.632743825557" calcext:value-type="float">
            <text:p>6.63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5.05893910498" calcext:value-type="float">
            <text:p>-2.51E+01</text:p>
          </table:table-cell>
          <table:table-cell office:value-type="float" office:value="1.22" calcext:value-type="float">
            <text:p>1.22</text:p>
          </table:table-cell>
          <table:table-cell office:value-type="float" office:value="-9.34232429389" calcext:value-type="float">
            <text:p>-9.3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1" calcext:value-type="float">
            <text:p>1.221</text:p>
          </table:table-cell>
          <table:table-cell office:value-type="float" office:value="7.710048157341" calcext:value-type="float">
            <text:p>7.7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24.15396272309" calcext:value-type="float">
            <text:p>-2.42E+01</text:p>
          </table:table-cell>
          <table:table-cell office:value-type="float" office:value="1.221" calcext:value-type="float">
            <text:p>1.221</text:p>
          </table:table-cell>
          <table:table-cell office:value-type="float" office:value="-9.262024256361" calcext:value-type="float">
            <text:p>-9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2" calcext:value-type="float">
            <text:p>1.222</text:p>
          </table:table-cell>
          <table:table-cell office:value-type="float" office:value="8.426751216461" calcext:value-type="float">
            <text:p>8.43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22.80819323375" calcext:value-type="float">
            <text:p>-2.28E+01</text:p>
          </table:table-cell>
          <table:table-cell office:value-type="float" office:value="1.222" calcext:value-type="float">
            <text:p>1.222</text:p>
          </table:table-cell>
          <table:table-cell office:value-type="float" office:value="-9.239874752716" calcext:value-type="float">
            <text:p>-9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3" calcext:value-type="float">
            <text:p>1.223</text:p>
          </table:table-cell>
          <table:table-cell office:value-type="float" office:value="8.765279258077" calcext:value-type="float">
            <text:p>8.77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20.94768194061" calcext:value-type="float">
            <text:p>-2.09E+01</text:p>
          </table:table-cell>
          <table:table-cell office:value-type="float" office:value="1.223" calcext:value-type="float">
            <text:p>1.223</text:p>
          </table:table-cell>
          <table:table-cell office:value-type="float" office:value="-9.625799812155" calcext:value-type="float">
            <text:p>-9.6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4" calcext:value-type="float">
            <text:p>1.224</text:p>
          </table:table-cell>
          <table:table-cell office:value-type="float" office:value="8.731499263746" calcext:value-type="float">
            <text:p>8.7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18.69891576035" calcext:value-type="float">
            <text:p>-1.87E+01</text:p>
          </table:table-cell>
          <table:table-cell office:value-type="float" office:value="1.224" calcext:value-type="float">
            <text:p>1.224</text:p>
          </table:table-cell>
          <table:table-cell office:value-type="float" office:value="-10.5884548564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5" calcext:value-type="float">
            <text:p>1.225</text:p>
          </table:table-cell>
          <table:table-cell office:value-type="float" office:value="8.300782026797" calcext:value-type="float">
            <text:p>8.30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16.1529590872" calcext:value-type="float">
            <text:p>-1.62E+01</text:p>
          </table:table-cell>
          <table:table-cell office:value-type="float" office:value="1.225" calcext:value-type="float">
            <text:p>1.225</text:p>
          </table:table-cell>
          <table:table-cell office:value-type="float" office:value="-12.21296419914" calcext:value-type="float">
            <text:p>-1.2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6" calcext:value-type="float">
            <text:p>1.226</text:p>
          </table:table-cell>
          <table:table-cell office:value-type="float" office:value="7.611104203466" calcext:value-type="float">
            <text:p>7.61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13.31205526243" calcext:value-type="float">
            <text:p>-1.33E+01</text:p>
          </table:table-cell>
          <table:table-cell office:value-type="float" office:value="1.226" calcext:value-type="float">
            <text:p>1.226</text:p>
          </table:table-cell>
          <table:table-cell office:value-type="float" office:value="-14.33503302869" calcext:value-type="float">
            <text:p>-1.4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6.667882404458" calcext:value-type="float">
            <text:p>6.6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10.35635882034" calcext:value-type="float">
            <text:p>-1.04E+01</text:p>
          </table:table-cell>
          <table:table-cell office:value-type="float" office:value="1.227" calcext:value-type="float">
            <text:p>1.227</text:p>
          </table:table-cell>
          <table:table-cell office:value-type="float" office:value="-16.61805403205" calcext:value-type="float">
            <text:p>-1.6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5.592516632548" calcext:value-type="float">
            <text:p>5.59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7.42295740854" calcext:value-type="float">
            <text:p>-7.4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18.40315517243" calcext:value-type="float">
            <text:p>-1.8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4.501909130366" calcext:value-type="float">
            <text:p>4.50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4.45844610341" calcext:value-type="float">
            <text:p>-4.46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19.62512816881" calcext:value-type="float">
            <text:p>-1.9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3.452177821219" calcext:value-type="float">
            <text:p>3.45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678483269568" calcext:value-type="float">
            <text:p>-1.68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9.70307720448" calcext:value-type="float">
            <text:p>-1.9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1" calcext:value-type="float">
            <text:p>1.231</text:p>
          </table:table-cell>
          <table:table-cell office:value-type="float" office:value="2.522313323594" calcext:value-type="float">
            <text:p>2.52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0.9084630455131" calcext:value-type="float">
            <text:p>9.08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-18.77224920205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2" calcext:value-type="float">
            <text:p>1.232</text:p>
          </table:table-cell>
          <table:table-cell office:value-type="float" office:value="1.693781909887" calcext:value-type="float">
            <text:p>1.69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3.237931598119" calcext:value-type="float">
            <text:p>3.24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7.06511145227" calcext:value-type="float">
            <text:p>-1.7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float" office:value="0.8966990432076" calcext:value-type="float">
            <text:p>8.97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5.246093047606" calcext:value-type="float">
            <text:p>5.25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14.64151452468" calcext:value-type="float">
            <text:p>-1.4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4" calcext:value-type="float">
            <text:p>1.234</text:p>
          </table:table-cell>
          <table:table-cell office:value-type="float" office:value="0.05272304831168" calcext:value-type="float">
            <text:p>5.27E-02</text:p>
          </table:table-cell>
          <table:table-cell office:value-type="float" office:value="1.234" calcext:value-type="float">
            <text:p>1.234</text:p>
          </table:table-cell>
          <table:table-cell office:value-type="float" office:value="6.889146742303" calcext:value-type="float">
            <text:p>6.8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12.07977119253" calcext:value-type="float">
            <text:p>-1.2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-0.9723281232921" calcext:value-type="float">
            <text:p>-9.72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8.134121419068" calcext:value-type="float">
            <text:p>8.13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9.388410638896" calcext:value-type="float">
            <text:p>-9.3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6" calcext:value-type="float">
            <text:p>1.236</text:p>
          </table:table-cell>
          <table:table-cell office:value-type="float" office:value="-2.217761241515" calcext:value-type="float">
            <text:p>-2.22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8.994302818437" calcext:value-type="float">
            <text:p>8.9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6.99871444426" calcext:value-type="float">
            <text:p>-7.0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7" calcext:value-type="float">
            <text:p>1.237</text:p>
          </table:table-cell>
          <table:table-cell office:value-type="float" office:value="-3.749373152312" calcext:value-type="float">
            <text:p>-3.75E+00</text:p>
          </table:table-cell>
          <table:table-cell office:value-type="float" office:value="1.237" calcext:value-type="float">
            <text:p>1.237</text:p>
          </table:table-cell>
          <table:table-cell office:value-type="float" office:value="9.479236154259" calcext:value-type="float">
            <text:p>9.48E+00</text:p>
          </table:table-cell>
          <table:table-cell office:value-type="float" office:value="1.237" calcext:value-type="float">
            <text:p>1.237</text:p>
          </table:table-cell>
          <table:table-cell office:value-type="float" office:value="-4.952906292047" calcext:value-type="float">
            <text:p>-4.9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8" calcext:value-type="float">
            <text:p>1.238</text:p>
          </table:table-cell>
          <table:table-cell office:value-type="float" office:value="-5.534830268705" calcext:value-type="float">
            <text:p>-5.53E+00</text:p>
          </table:table-cell>
          <table:table-cell office:value-type="float" office:value="1.238" calcext:value-type="float">
            <text:p>1.238</text:p>
          </table:table-cell>
          <table:table-cell office:value-type="float" office:value="9.576993382883" calcext:value-type="float">
            <text:p>9.58E+00</text:p>
          </table:table-cell>
          <table:table-cell office:value-type="float" office:value="1.238" calcext:value-type="float">
            <text:p>1.238</text:p>
          </table:table-cell>
          <table:table-cell office:value-type="float" office:value="-3.21381471136" calcext:value-type="float">
            <text:p>-3.2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39" calcext:value-type="float">
            <text:p>1.239</text:p>
          </table:table-cell>
          <table:table-cell office:value-type="float" office:value="-7.45395377522" calcext:value-type="float">
            <text:p>-7.45E+00</text:p>
          </table:table-cell>
          <table:table-cell office:value-type="float" office:value="1.239" calcext:value-type="float">
            <text:p>1.239</text:p>
          </table:table-cell>
          <table:table-cell office:value-type="float" office:value="9.321108685288" calcext:value-type="float">
            <text:p>9.32E+00</text:p>
          </table:table-cell>
          <table:table-cell office:value-type="float" office:value="1.239" calcext:value-type="float">
            <text:p>1.239</text:p>
          </table:table-cell>
          <table:table-cell office:value-type="float" office:value="-1.68401341411" calcext:value-type="float">
            <text:p>-1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-9.42830681592" calcext:value-type="float">
            <text:p>-9.43E+00</text:p>
          </table:table-cell>
          <table:table-cell office:value-type="float" office:value="1.24" calcext:value-type="float">
            <text:p>1.24</text:p>
          </table:table-cell>
          <table:table-cell office:value-type="float" office:value="8.737295530326" calcext:value-type="float">
            <text:p>8.74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09832550087096" calcext:value-type="float">
            <text:p>-9.83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1" calcext:value-type="float">
            <text:p>1.241</text:p>
          </table:table-cell>
          <table:table-cell office:value-type="float" office:value="-11.30048624666" calcext:value-type="float">
            <text:p>-1.13E+01</text:p>
          </table:table-cell>
          <table:table-cell office:value-type="float" office:value="1.241" calcext:value-type="float">
            <text:p>1.241</text:p>
          </table:table-cell>
          <table:table-cell office:value-type="float" office:value="7.804759211432" calcext:value-type="float">
            <text:p>7.8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1.700660245576" calcext:value-type="float">
            <text:p>1.7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2" calcext:value-type="float">
            <text:p>1.242</text:p>
          </table:table-cell>
          <table:table-cell office:value-type="float" office:value="-13.01345115572" calcext:value-type="float">
            <text:p>-1.30E+01</text:p>
          </table:table-cell>
          <table:table-cell office:value-type="float" office:value="1.242" calcext:value-type="float">
            <text:p>1.242</text:p>
          </table:table-cell>
          <table:table-cell office:value-type="float" office:value="6.531289073301" calcext:value-type="float">
            <text:p>6.53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3.751338045505" calcext:value-type="float">
            <text:p>3.7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3" calcext:value-type="float">
            <text:p>1.243</text:p>
          </table:table-cell>
          <table:table-cell office:value-type="float" office:value="-14.49349186781" calcext:value-type="float">
            <text:p>-1.45E+01</text:p>
          </table:table-cell>
          <table:table-cell office:value-type="float" office:value="1.243" calcext:value-type="float">
            <text:p>1.243</text:p>
          </table:table-cell>
          <table:table-cell office:value-type="float" office:value="4.941332695615" calcext:value-type="float">
            <text:p>4.94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5.859528725998" calcext:value-type="float">
            <text:p>5.8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4" calcext:value-type="float">
            <text:p>1.244</text:p>
          </table:table-cell>
          <table:table-cell office:value-type="float" office:value="-15.77908998397" calcext:value-type="float">
            <text:p>-1.58E+01</text:p>
          </table:table-cell>
          <table:table-cell office:value-type="float" office:value="1.244" calcext:value-type="float">
            <text:p>1.244</text:p>
          </table:table-cell>
          <table:table-cell office:value-type="float" office:value="3.026718690734" calcext:value-type="float">
            <text:p>3.03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7.688819495117" calcext:value-type="float">
            <text:p>7.6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5" calcext:value-type="float">
            <text:p>1.245</text:p>
          </table:table-cell>
          <table:table-cell office:value-type="float" office:value="-16.87452770002" calcext:value-type="float">
            <text:p>-1.69E+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8648609908371" calcext:value-type="float">
            <text:p>8.65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8.858957085807" calcext:value-type="float">
            <text:p>8.8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6" calcext:value-type="float">
            <text:p>1.246</text:p>
          </table:table-cell>
          <table:table-cell office:value-type="float" office:value="-17.7133926362" calcext:value-type="float">
            <text:p>-1.77E+01</text:p>
          </table:table-cell>
          <table:table-cell office:value-type="float" office:value="1.246" calcext:value-type="float">
            <text:p>1.246</text:p>
          </table:table-cell>
          <table:table-cell office:value-type="float" office:value="-1.511517569885" calcext:value-type="float">
            <text:p>-1.51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9.068873148101" calcext:value-type="float">
            <text:p>9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7" calcext:value-type="float">
            <text:p>1.247</text:p>
          </table:table-cell>
          <table:table-cell office:value-type="float" office:value="-18.52978529267" calcext:value-type="float">
            <text:p>-1.85E+01</text:p>
          </table:table-cell>
          <table:table-cell office:value-type="float" office:value="1.247" calcext:value-type="float">
            <text:p>1.247</text:p>
          </table:table-cell>
          <table:table-cell office:value-type="float" office:value="-3.966097905155" calcext:value-type="float">
            <text:p>-3.97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8.237653169758" calcext:value-type="float">
            <text:p>8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8" calcext:value-type="float">
            <text:p>1.248</text:p>
          </table:table-cell>
          <table:table-cell office:value-type="float" office:value="-19.17307956111" calcext:value-type="float">
            <text:p>-1.92E+01</text:p>
          </table:table-cell>
          <table:table-cell office:value-type="float" office:value="1.248" calcext:value-type="float">
            <text:p>1.248</text:p>
          </table:table-cell>
          <table:table-cell office:value-type="float" office:value="-6.451801233176" calcext:value-type="float">
            <text:p>-6.45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6.394955066867" calcext:value-type="float">
            <text:p>6.3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49" calcext:value-type="float">
            <text:p>1.249</text:p>
          </table:table-cell>
          <table:table-cell office:value-type="float" office:value="-19.775363311" calcext:value-type="float">
            <text:p>-1.98E+01</text:p>
          </table:table-cell>
          <table:table-cell office:value-type="float" office:value="1.249" calcext:value-type="float">
            <text:p>1.249</text:p>
          </table:table-cell>
          <table:table-cell office:value-type="float" office:value="-8.88681100742" calcext:value-type="float">
            <text:p>-8.89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3.773366354523" calcext:value-type="float">
            <text:p>3.7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-20.35593361835" calcext:value-type="float">
            <text:p>-2.04E+01</text:p>
          </table:table-cell>
          <table:table-cell office:value-type="float" office:value="1.25" calcext:value-type="float">
            <text:p>1.25</text:p>
          </table:table-cell>
          <table:table-cell office:value-type="float" office:value="-11.16234219072" calcext:value-type="float">
            <text:p>-1.12E+01</text:p>
          </table:table-cell>
          <table:table-cell office:value-type="float" office:value="1.25" calcext:value-type="float">
            <text:p>1.25</text:p>
          </table:table-cell>
          <table:table-cell office:value-type="float" office:value="0.7184443738752" calcext:value-type="float">
            <text:p>7.18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1" calcext:value-type="float">
            <text:p>1.251</text:p>
          </table:table-cell>
          <table:table-cell office:value-type="float" office:value="-20.80527620333" calcext:value-type="float">
            <text:p>-2.08E+01</text:p>
          </table:table-cell>
          <table:table-cell office:value-type="float" office:value="1.251" calcext:value-type="float">
            <text:p>1.251</text:p>
          </table:table-cell>
          <table:table-cell office:value-type="float" office:value="-13.2786048321" calcext:value-type="float">
            <text:p>-1.33E+01</text:p>
          </table:table-cell>
          <table:table-cell office:value-type="float" office:value="1.251" calcext:value-type="float">
            <text:p>1.251</text:p>
          </table:table-cell>
          <table:table-cell office:value-type="float" office:value="-2.345802548032" calcext:value-type="float">
            <text:p>-2.3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2" calcext:value-type="float">
            <text:p>1.252</text:p>
          </table:table-cell>
          <table:table-cell office:value-type="float" office:value="-21.13247754785" calcext:value-type="float">
            <text:p>-2.11E+01</text:p>
          </table:table-cell>
          <table:table-cell office:value-type="float" office:value="1.252" calcext:value-type="float">
            <text:p>1.252</text:p>
          </table:table-cell>
          <table:table-cell office:value-type="float" office:value="-15.13380071436" calcext:value-type="float">
            <text:p>-1.51E+01</text:p>
          </table:table-cell>
          <table:table-cell office:value-type="float" office:value="1.252" calcext:value-type="float">
            <text:p>1.252</text:p>
          </table:table-cell>
          <table:table-cell office:value-type="float" office:value="-5.06395119809" calcext:value-type="float">
            <text:p>-5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3" calcext:value-type="float">
            <text:p>1.253</text:p>
          </table:table-cell>
          <table:table-cell office:value-type="float" office:value="-21.25808346873" calcext:value-type="float">
            <text:p>-2.13E+01</text:p>
          </table:table-cell>
          <table:table-cell office:value-type="float" office:value="1.253" calcext:value-type="float">
            <text:p>1.253</text:p>
          </table:table-cell>
          <table:table-cell office:value-type="float" office:value="-16.90205262222" calcext:value-type="float">
            <text:p>-1.69E+01</text:p>
          </table:table-cell>
          <table:table-cell office:value-type="float" office:value="1.253" calcext:value-type="float">
            <text:p>1.253</text:p>
          </table:table-cell>
          <table:table-cell office:value-type="float" office:value="-7.141155603337" calcext:value-type="float">
            <text:p>-7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4" calcext:value-type="float">
            <text:p>1.254</text:p>
          </table:table-cell>
          <table:table-cell office:value-type="float" office:value="-21.13239554017" calcext:value-type="float">
            <text:p>-2.11E+01</text:p>
          </table:table-cell>
          <table:table-cell office:value-type="float" office:value="1.254" calcext:value-type="float">
            <text:p>1.254</text:p>
          </table:table-cell>
          <table:table-cell office:value-type="float" office:value="-18.51750162687" calcext:value-type="float">
            <text:p>-1.85E+01</text:p>
          </table:table-cell>
          <table:table-cell office:value-type="float" office:value="1.254" calcext:value-type="float">
            <text:p>1.254</text:p>
          </table:table-cell>
          <table:table-cell office:value-type="float" office:value="-8.408038660756" calcext:value-type="float">
            <text:p>-8.4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5" calcext:value-type="float">
            <text:p>1.255</text:p>
          </table:table-cell>
          <table:table-cell office:value-type="float" office:value="-20.45752165804" calcext:value-type="float">
            <text:p>-2.05E+01</text:p>
          </table:table-cell>
          <table:table-cell office:value-type="float" office:value="1.255" calcext:value-type="float">
            <text:p>1.255</text:p>
          </table:table-cell>
          <table:table-cell office:value-type="float" office:value="-20.07245021137" calcext:value-type="float">
            <text:p>-2.01E+01</text:p>
          </table:table-cell>
          <table:table-cell office:value-type="float" office:value="1.255" calcext:value-type="float">
            <text:p>1.255</text:p>
          </table:table-cell>
          <table:table-cell office:value-type="float" office:value="-8.934457685317" calcext:value-type="float">
            <text:p>-8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6" calcext:value-type="float">
            <text:p>1.256</text:p>
          </table:table-cell>
          <table:table-cell office:value-type="float" office:value="-19.67695188923" calcext:value-type="float">
            <text:p>-1.97E+01</text:p>
          </table:table-cell>
          <table:table-cell office:value-type="float" office:value="1.256" calcext:value-type="float">
            <text:p>1.256</text:p>
          </table:table-cell>
          <table:table-cell office:value-type="float" office:value="-21.59454996784" calcext:value-type="float">
            <text:p>-2.16E+01</text:p>
          </table:table-cell>
          <table:table-cell office:value-type="float" office:value="1.256" calcext:value-type="float">
            <text:p>1.256</text:p>
          </table:table-cell>
          <table:table-cell office:value-type="float" office:value="-8.966328502998" calcext:value-type="float">
            <text:p>-8.9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7" calcext:value-type="float">
            <text:p>1.257</text:p>
          </table:table-cell>
          <table:table-cell office:value-type="float" office:value="-18.36759546961" calcext:value-type="float">
            <text:p>-1.84E+01</text:p>
          </table:table-cell>
          <table:table-cell office:value-type="float" office:value="1.257" calcext:value-type="float">
            <text:p>1.257</text:p>
          </table:table-cell>
          <table:table-cell office:value-type="float" office:value="-23.01795384107" calcext:value-type="float">
            <text:p>-2.30E+01</text:p>
          </table:table-cell>
          <table:table-cell office:value-type="float" office:value="1.257" calcext:value-type="float">
            <text:p>1.257</text:p>
          </table:table-cell>
          <table:table-cell office:value-type="float" office:value="-8.88337807793" calcext:value-type="float">
            <text:p>-8.8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8" calcext:value-type="float">
            <text:p>1.258</text:p>
          </table:table-cell>
          <table:table-cell office:value-type="float" office:value="-16.72042291323" calcext:value-type="float">
            <text:p>-1.67E+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4.25691431935" calcext:value-type="float">
            <text:p>-2.43E+01</text:p>
          </table:table-cell>
          <table:table-cell office:value-type="float" office:value="1.258" calcext:value-type="float">
            <text:p>1.258</text:p>
          </table:table-cell>
          <table:table-cell office:value-type="float" office:value="-9.025043827629" calcext:value-type="float">
            <text:p>-9.0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59" calcext:value-type="float">
            <text:p>1.259</text:p>
          </table:table-cell>
          <table:table-cell office:value-type="float" office:value="-14.91754594863" calcext:value-type="float">
            <text:p>-1.49E+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5.22640671572" calcext:value-type="float">
            <text:p>-2.52E+01</text:p>
          </table:table-cell>
          <table:table-cell office:value-type="float" office:value="1.259" calcext:value-type="float">
            <text:p>1.259</text:p>
          </table:table-cell>
          <table:table-cell office:value-type="float" office:value="-9.661463467716" calcext:value-type="float">
            <text:p>-9.6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-12.85608730351" calcext:value-type="float">
            <text:p>-1.29E+01</text:p>
          </table:table-cell>
          <table:table-cell office:value-type="float" office:value="1.26" calcext:value-type="float">
            <text:p>1.26</text:p>
          </table:table-cell>
          <table:table-cell office:value-type="float" office:value="-25.67461074927" calcext:value-type="float">
            <text:p>-2.57E+01</text:p>
          </table:table-cell>
          <table:table-cell office:value-type="float" office:value="1.26" calcext:value-type="float">
            <text:p>1.26</text:p>
          </table:table-cell>
          <table:table-cell office:value-type="float" office:value="-10.92514239357" calcext:value-type="float">
            <text:p>-1.0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1" calcext:value-type="float">
            <text:p>1.261</text:p>
          </table:table-cell>
          <table:table-cell office:value-type="float" office:value="-10.68479255819" calcext:value-type="float">
            <text:p>-1.07E+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5.89612847029" calcext:value-type="float">
            <text:p>-2.59E+01</text:p>
          </table:table-cell>
          <table:table-cell office:value-type="float" office:value="1.261" calcext:value-type="float">
            <text:p>1.261</text:p>
          </table:table-cell>
          <table:table-cell office:value-type="float" office:value="-12.80367886687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2" calcext:value-type="float">
            <text:p>1.262</text:p>
          </table:table-cell>
          <table:table-cell office:value-type="float" office:value="-8.468055764056" calcext:value-type="float">
            <text:p>-8.4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25.5464943032" calcext:value-type="float">
            <text:p>-2.55E+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5.1221822932" calcext:value-type="float">
            <text:p>-1.5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3" calcext:value-type="float">
            <text:p>1.263</text:p>
          </table:table-cell>
          <table:table-cell office:value-type="float" office:value="-6.37516116822" calcext:value-type="float">
            <text:p>-6.38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24.59789765907" calcext:value-type="float">
            <text:p>-2.46E+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7.24403890458" calcext:value-type="float">
            <text:p>-1.7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4" calcext:value-type="float">
            <text:p>1.264</text:p>
          </table:table-cell>
          <table:table-cell office:value-type="float" office:value="-4.146603280748" calcext:value-type="float">
            <text:p>-4.15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23.01706344017" calcext:value-type="float">
            <text:p>-2.30E+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8.80486727396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5" calcext:value-type="float">
            <text:p>1.265</text:p>
          </table:table-cell>
          <table:table-cell office:value-type="float" office:value="-2.068029594476" calcext:value-type="float">
            <text:p>-2.07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21.11290607905" calcext:value-type="float">
            <text:p>-2.11E+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9.57169851089" calcext:value-type="float">
            <text:p>-1.9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6" calcext:value-type="float">
            <text:p>1.266</text:p>
          </table:table-cell>
          <table:table-cell office:value-type="float" office:value="-0.03986747863514" calcext:value-type="float">
            <text:p>-3.99E-02</text:p>
          </table:table-cell>
          <table:table-cell office:value-type="float" office:value="1.266" calcext:value-type="float">
            <text:p>1.266</text:p>
          </table:table-cell>
          <table:table-cell office:value-type="float" office:value="-18.71720223518" calcext:value-type="float">
            <text:p>-1.87E+01</text:p>
          </table:table-cell>
          <table:table-cell office:value-type="float" office:value="1.266" calcext:value-type="float">
            <text:p>1.266</text:p>
          </table:table-cell>
          <table:table-cell office:value-type="float" office:value="-19.27762150809" calcext:value-type="float">
            <text:p>-1.93E+0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0" office:value-type="float" office:value="1.267" calcext:value-type="float">
            <text:p>1.267</text:p>
          </table:table-cell>
          <table:table-cell office:value-type="float" office:value="1.93465230415" calcext:value-type="float">
            <text:p>1.9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6.0462729385" calcext:value-type="float">
            <text:p>-1.60E+01</text:p>
          </table:table-cell>
          <table:table-cell office:value-type="float" office:value="1.267" calcext:value-type="float">
            <text:p>1.267</text:p>
          </table:table-cell>
          <table:table-cell office:value-type="float" office:value="-18.01820355974" calcext:value-type="float">
            <text:p>-1.8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8" calcext:value-type="float">
            <text:p>1.268</text:p>
          </table:table-cell>
          <table:table-cell office:value-type="float" office:value="3.80172009637" calcext:value-type="float">
            <text:p>3.8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13.12125903753" calcext:value-type="float">
            <text:p>-1.31E+01</text:p>
          </table:table-cell>
          <table:table-cell office:value-type="float" office:value="1.268" calcext:value-type="float">
            <text:p>1.268</text:p>
          </table:table-cell>
          <table:table-cell office:value-type="float" office:value="-15.99753738028" calcext:value-type="float">
            <text:p>-1.6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69" calcext:value-type="float">
            <text:p>1.269</text:p>
          </table:table-cell>
          <table:table-cell office:value-type="float" office:value="5.497084119222" calcext:value-type="float">
            <text:p>5.50E+00</text:p>
          </table:table-cell>
          <table:table-cell office:value-type="float" office:value="1.269" calcext:value-type="float">
            <text:p>1.269</text:p>
          </table:table-cell>
          <table:table-cell office:value-type="float" office:value="-10.1063108672" calcext:value-type="float">
            <text:p>-1.01E+01</text:p>
          </table:table-cell>
          <table:table-cell office:value-type="float" office:value="1.269" calcext:value-type="float">
            <text:p>1.269</text:p>
          </table:table-cell>
          <table:table-cell office:value-type="float" office:value="-13.56369891278" calcext:value-type="float">
            <text:p>-1.3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6.967401564773" calcext:value-type="float">
            <text:p>6.97E+00</text:p>
          </table:table-cell>
          <table:table-cell office:value-type="float" office:value="1.27" calcext:value-type="float">
            <text:p>1.27</text:p>
          </table:table-cell>
          <table:table-cell office:value-type="float" office:value="-7.051450945688" calcext:value-type="float">
            <text:p>-7.05E+00</text:p>
          </table:table-cell>
          <table:table-cell office:value-type="float" office:value="1.27" calcext:value-type="float">
            <text:p>1.27</text:p>
          </table:table-cell>
          <table:table-cell office:value-type="float" office:value="-11.00884343352" calcext:value-type="float">
            <text:p>-1.1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1" calcext:value-type="float">
            <text:p>1.271</text:p>
          </table:table-cell>
          <table:table-cell office:value-type="float" office:value="8.158635423863" calcext:value-type="float">
            <text:p>8.16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-4.180253816441" calcext:value-type="float">
            <text:p>-4.18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-8.383498131258" calcext:value-type="float">
            <text:p>-8.3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2" calcext:value-type="float">
            <text:p>1.272</text:p>
          </table:table-cell>
          <table:table-cell office:value-type="float" office:value="8.963393137227" calcext:value-type="float">
            <text:p>8.9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-1.394883992078" calcext:value-type="float">
            <text:p>-1.39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-6.178514769342" calcext:value-type="float">
            <text:p>-6.1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3" calcext:value-type="float">
            <text:p>1.273</text:p>
          </table:table-cell>
          <table:table-cell office:value-type="float" office:value="9.427512900065" calcext:value-type="float">
            <text:p>9.43E+00</text:p>
          </table:table-cell>
          <table:table-cell table:style-name="ce80" office:value-type="float" office:value="1.273" calcext:value-type="float">
            <text:p>1.273</text:p>
          </table:table-cell>
          <table:table-cell office:value-type="float" office:value="1.116425842554" calcext:value-type="float">
            <text:p>1.12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-4.304876638436" calcext:value-type="float">
            <text:p>-4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4" calcext:value-type="float">
            <text:p>1.274</text:p>
          </table:table-cell>
          <table:table-cell office:value-type="float" office:value="9.497720255333" calcext:value-type="float">
            <text:p>9.50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3.311014315993" calcext:value-type="float">
            <text:p>3.31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-2.629487356744" calcext:value-type="float">
            <text:p>-2.6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5" calcext:value-type="float">
            <text:p>1.275</text:p>
          </table:table-cell>
          <table:table-cell office:value-type="float" office:value="9.213079475843" calcext:value-type="float">
            <text:p>9.2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5.195941946163" calcext:value-type="float">
            <text:p>5.20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-1.088152523729" calcext:value-type="float">
            <text:p>-1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6" calcext:value-type="float">
            <text:p>1.276</text:p>
          </table:table-cell>
          <table:table-cell office:value-type="float" office:value="8.635366671774" calcext:value-type="float">
            <text:p>8.64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6.648922945099" calcext:value-type="float">
            <text:p>6.65E+00</text:p>
          </table:table-cell>
          <table:table-cell table:style-name="ce174" office:value-type="float" office:value="1.276" calcext:value-type="float">
            <text:p>1.276</text:p>
          </table:table-cell>
          <table:table-cell office:value-type="float" office:value="0.5995689917415" calcext:value-type="float">
            <text:p>6.00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7" calcext:value-type="float">
            <text:p>1.277</text:p>
          </table:table-cell>
          <table:table-cell office:value-type="float" office:value="7.837464717651" calcext:value-type="float">
            <text:p>7.84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7.782866040057" calcext:value-type="float">
            <text:p>7.78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53315098822" calcext:value-type="float">
            <text:p>2.5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8" calcext:value-type="float">
            <text:p>1.278</text:p>
          </table:table-cell>
          <table:table-cell office:value-type="float" office:value="6.859186013564" calcext:value-type="float">
            <text:p>6.86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8.506572646542" calcext:value-type="float">
            <text:p>8.5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4.640398642459" calcext:value-type="float">
            <text:p>4.6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79" calcext:value-type="float">
            <text:p>1.279</text:p>
          </table:table-cell>
          <table:table-cell office:value-type="float" office:value="5.829707510269" calcext:value-type="float">
            <text:p>5.8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8.84977270274" calcext:value-type="float">
            <text:p>8.8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6.749487861546" calcext:value-type="float">
            <text:p>6.7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4.735824958406" calcext:value-type="float">
            <text:p>4.74E+00</text:p>
          </table:table-cell>
          <table:table-cell office:value-type="float" office:value="1.28" calcext:value-type="float">
            <text:p>1.28</text:p>
          </table:table-cell>
          <table:table-cell office:value-type="float" office:value="8.842797530971" calcext:value-type="float">
            <text:p>8.84E+00</text:p>
          </table:table-cell>
          <table:table-cell office:value-type="float" office:value="1.28" calcext:value-type="float">
            <text:p>1.28</text:p>
          </table:table-cell>
          <table:table-cell office:value-type="float" office:value="8.40108989387" calcext:value-type="float">
            <text:p>8.4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1" calcext:value-type="float">
            <text:p>1.281</text:p>
          </table:table-cell>
          <table:table-cell office:value-type="float" office:value="3.611314966896" calcext:value-type="float">
            <text:p>3.6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8.431651009411" calcext:value-type="float">
            <text:p>8.43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9.246454304925" calcext:value-type="float">
            <text:p>9.2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2" calcext:value-type="float">
            <text:p>1.282</text:p>
          </table:table-cell>
          <table:table-cell office:value-type="float" office:value="2.470470435645" calcext:value-type="float">
            <text:p>2.4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7.70606421736" calcext:value-type="float">
            <text:p>7.71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9.075740998551" calcext:value-type="float">
            <text:p>9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3" calcext:value-type="float">
            <text:p>1.283</text:p>
          </table:table-cell>
          <table:table-cell office:value-type="float" office:value="1.246187969736" calcext:value-type="float">
            <text:p>1.2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6.596701497417" calcext:value-type="float">
            <text:p>6.60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7.873494441589" calcext:value-type="float">
            <text:p>7.8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4" calcext:value-type="float">
            <text:p>1.284</text:p>
          </table:table-cell>
          <table:table-cell office:value-type="float" office:value="-0.07830658186393" calcext:value-type="float">
            <text:p>-7.83E-02</text:p>
          </table:table-cell>
          <table:table-cell office:value-type="float" office:value="1.284" calcext:value-type="float">
            <text:p>1.284</text:p>
          </table:table-cell>
          <table:table-cell office:value-type="float" office:value="5.149263610734" calcext:value-type="float">
            <text:p>5.15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5.717166524226" calcext:value-type="float">
            <text:p>5.7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5" calcext:value-type="float">
            <text:p>1.285</text:p>
          </table:table-cell>
          <table:table-cell office:value-type="float" office:value="-1.530431394433" calcext:value-type="float">
            <text:p>-1.53E+00</text:p>
          </table:table-cell>
          <table:table-cell office:value-type="float" office:value="1.285" calcext:value-type="float">
            <text:p>1.285</text:p>
          </table:table-cell>
          <table:table-cell office:value-type="float" office:value="3.383204179001" calcext:value-type="float">
            <text:p>3.38E+00</text:p>
          </table:table-cell>
          <table:table-cell office:value-type="float" office:value="1.285" calcext:value-type="float">
            <text:p>1.285</text:p>
          </table:table-cell>
          <table:table-cell office:value-type="float" office:value="2.918944726927" calcext:value-type="float">
            <text:p>2.9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6" calcext:value-type="float">
            <text:p>1.286</text:p>
          </table:table-cell>
          <table:table-cell office:value-type="float" office:value="-3.165363004894" calcext:value-type="float">
            <text:p>-3.17E+00</text:p>
          </table:table-cell>
          <table:table-cell office:value-type="float" office:value="1.286" calcext:value-type="float">
            <text:p>1.286</text:p>
          </table:table-cell>
          <table:table-cell office:value-type="float" office:value="1.355817689993" calcext:value-type="float">
            <text:p>1.36E+00</text:p>
          </table:table-cell>
          <table:table-cell office:value-type="float" office:value="1.286" calcext:value-type="float">
            <text:p>1.286</text:p>
          </table:table-cell>
          <table:table-cell office:value-type="float" office:value="-0.1536785909956" calcext:value-type="float">
            <text:p>-1.54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7" calcext:value-type="float">
            <text:p>1.287</text:p>
          </table:table-cell>
          <table:table-cell office:value-type="float" office:value="-4.943840685608" calcext:value-type="float">
            <text:p>-4.94E+00</text:p>
          </table:table-cell>
          <table:table-cell office:value-type="float" office:value="1.287" calcext:value-type="float">
            <text:p>1.287</text:p>
          </table:table-cell>
          <table:table-cell office:value-type="float" office:value="-0.8502468096794" calcext:value-type="float">
            <text:p>-8.5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3.093732265675" calcext:value-type="float">
            <text:p>-3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8" calcext:value-type="float">
            <text:p>1.288</text:p>
          </table:table-cell>
          <table:table-cell office:value-type="float" office:value="-6.772078257152" calcext:value-type="float">
            <text:p>-6.77E+00</text:p>
          </table:table-cell>
          <table:table-cell office:value-type="float" office:value="1.288" calcext:value-type="float">
            <text:p>1.288</text:p>
          </table:table-cell>
          <table:table-cell office:value-type="float" office:value="-3.181794917142" calcext:value-type="float">
            <text:p>-3.18E+00</text:p>
          </table:table-cell>
          <table:table-cell office:value-type="float" office:value="1.288" calcext:value-type="float">
            <text:p>1.288</text:p>
          </table:table-cell>
          <table:table-cell office:value-type="float" office:value="-5.53852661647" calcext:value-type="float">
            <text:p>-5.5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89" calcext:value-type="float">
            <text:p>1.289</text:p>
          </table:table-cell>
          <table:table-cell office:value-type="float" office:value="-8.718473202282" calcext:value-type="float">
            <text:p>-8.72E+00</text:p>
          </table:table-cell>
          <table:table-cell office:value-type="float" office:value="1.289" calcext:value-type="float">
            <text:p>1.289</text:p>
          </table:table-cell>
          <table:table-cell office:value-type="float" office:value="-5.511638943902" calcext:value-type="float">
            <text:p>-5.51E+00</text:p>
          </table:table-cell>
          <table:table-cell office:value-type="float" office:value="1.289" calcext:value-type="float">
            <text:p>1.289</text:p>
          </table:table-cell>
          <table:table-cell office:value-type="float" office:value="-7.279013811268" calcext:value-type="float">
            <text:p>-7.2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-10.60388648946" calcext:value-type="float">
            <text:p>-1.06E+01</text:p>
          </table:table-cell>
          <table:table-cell office:value-type="float" office:value="1.29" calcext:value-type="float">
            <text:p>1.29</text:p>
          </table:table-cell>
          <table:table-cell office:value-type="float" office:value="-7.779691589941" calcext:value-type="float">
            <text:p>-7.78E+00</text:p>
          </table:table-cell>
          <table:table-cell office:value-type="float" office:value="1.29" calcext:value-type="float">
            <text:p>1.29</text:p>
          </table:table-cell>
          <table:table-cell office:value-type="float" office:value="-8.261424735636" calcext:value-type="float">
            <text:p>-8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1" calcext:value-type="float">
            <text:p>1.291</text:p>
          </table:table-cell>
          <table:table-cell office:value-type="float" office:value="-12.39466038747" calcext:value-type="float">
            <text:p>-1.24E+01</text:p>
          </table:table-cell>
          <table:table-cell office:value-type="float" office:value="1.291" calcext:value-type="float">
            <text:p>1.291</text:p>
          </table:table-cell>
          <table:table-cell office:value-type="float" office:value="-9.895342571292" calcext:value-type="float">
            <text:p>-9.90E+00</text:p>
          </table:table-cell>
          <table:table-cell office:value-type="float" office:value="1.291" calcext:value-type="float">
            <text:p>1.291</text:p>
          </table:table-cell>
          <table:table-cell office:value-type="float" office:value="-8.617063048509" calcext:value-type="float">
            <text:p>-8.6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2" calcext:value-type="float">
            <text:p>1.292</text:p>
          </table:table-cell>
          <table:table-cell office:value-type="float" office:value="-14.02755450633" calcext:value-type="float">
            <text:p>-1.40E+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1.86624753039" calcext:value-type="float">
            <text:p>-1.19E+01</text:p>
          </table:table-cell>
          <table:table-cell office:value-type="float" office:value="1.292" calcext:value-type="float">
            <text:p>1.292</text:p>
          </table:table-cell>
          <table:table-cell office:value-type="float" office:value="-8.643893026275" calcext:value-type="float">
            <text:p>-8.6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3" calcext:value-type="float">
            <text:p>1.293</text:p>
          </table:table-cell>
          <table:table-cell office:value-type="float" office:value="-15.48048095609" calcext:value-type="float">
            <text:p>-1.55E+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3.65832153211" calcext:value-type="float">
            <text:p>-1.37E+01</text:p>
          </table:table-cell>
          <table:table-cell office:value-type="float" office:value="1.293" calcext:value-type="float">
            <text:p>1.293</text:p>
          </table:table-cell>
          <table:table-cell office:value-type="float" office:value="-8.736502739173" calcext:value-type="float">
            <text:p>-8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4" calcext:value-type="float">
            <text:p>1.294</text:p>
          </table:table-cell>
          <table:table-cell office:value-type="float" office:value="-16.71927799148" calcext:value-type="float">
            <text:p>-1.67E+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5.26624720469" calcext:value-type="float">
            <text:p>-1.53E+01</text:p>
          </table:table-cell>
          <table:table-cell office:value-type="float" office:value="1.294" calcext:value-type="float">
            <text:p>1.294</text:p>
          </table:table-cell>
          <table:table-cell office:value-type="float" office:value="-9.159600480678" calcext:value-type="float">
            <text:p>-9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5" calcext:value-type="float">
            <text:p>1.295</text:p>
          </table:table-cell>
          <table:table-cell office:value-type="float" office:value="-17.78094462347" calcext:value-type="float">
            <text:p>-1.78E+01</text:p>
          </table:table-cell>
          <table:table-cell office:value-type="float" office:value="1.295" calcext:value-type="float">
            <text:p>1.295</text:p>
          </table:table-cell>
          <table:table-cell office:value-type="float" office:value="-16.82467163352" calcext:value-type="float">
            <text:p>-1.68E+01</text:p>
          </table:table-cell>
          <table:table-cell office:value-type="float" office:value="1.295" calcext:value-type="float">
            <text:p>1.295</text:p>
          </table:table-cell>
          <table:table-cell office:value-type="float" office:value="-10.14380643325" calcext:value-type="float">
            <text:p>-1.0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6" calcext:value-type="float">
            <text:p>1.296</text:p>
          </table:table-cell>
          <table:table-cell office:value-type="float" office:value="-18.80169451559" calcext:value-type="float">
            <text:p>-1.88E+01</text:p>
          </table:table-cell>
          <table:table-cell office:value-type="float" office:value="1.296" calcext:value-type="float">
            <text:p>1.296</text:p>
          </table:table-cell>
          <table:table-cell office:value-type="float" office:value="-18.33631377716" calcext:value-type="float">
            <text:p>-1.83E+01</text:p>
          </table:table-cell>
          <table:table-cell office:value-type="float" office:value="1.296" calcext:value-type="float">
            <text:p>1.296</text:p>
          </table:table-cell>
          <table:table-cell office:value-type="float" office:value="-11.72216775252" calcext:value-type="float">
            <text:p>-1.1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7" calcext:value-type="float">
            <text:p>1.297</text:p>
          </table:table-cell>
          <table:table-cell office:value-type="float" office:value="-19.63886074556" calcext:value-type="float">
            <text:p>-1.96E+01</text:p>
          </table:table-cell>
          <table:table-cell office:value-type="float" office:value="1.297" calcext:value-type="float">
            <text:p>1.297</text:p>
          </table:table-cell>
          <table:table-cell office:value-type="float" office:value="-19.87104720547" calcext:value-type="float">
            <text:p>-1.99E+01</text:p>
          </table:table-cell>
          <table:table-cell office:value-type="float" office:value="1.297" calcext:value-type="float">
            <text:p>1.297</text:p>
          </table:table-cell>
          <table:table-cell office:value-type="float" office:value="-13.86626606359" calcext:value-type="float">
            <text:p>-1.3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-20.45307846135" calcext:value-type="float">
            <text:p>-2.05E+01</text:p>
          </table:table-cell>
          <table:table-cell office:value-type="float" office:value="1.298" calcext:value-type="float">
            <text:p>1.298</text:p>
          </table:table-cell>
          <table:table-cell office:value-type="float" office:value="-21.3684292942" calcext:value-type="float">
            <text:p>-2.14E+01</text:p>
          </table:table-cell>
          <table:table-cell office:value-type="float" office:value="1.298" calcext:value-type="float">
            <text:p>1.298</text:p>
          </table:table-cell>
          <table:table-cell office:value-type="float" office:value="-16.21101000765" calcext:value-type="float">
            <text:p>-1.6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299" calcext:value-type="float">
            <text:p>1.299</text:p>
          </table:table-cell>
          <table:table-cell office:value-type="float" office:value="-21.14929465845" calcext:value-type="float">
            <text:p>-2.11E+01</text:p>
          </table:table-cell>
          <table:table-cell office:value-type="float" office:value="1.299" calcext:value-type="float">
            <text:p>1.299</text:p>
          </table:table-cell>
          <table:table-cell office:value-type="float" office:value="-22.73519391127" calcext:value-type="float">
            <text:p>-2.27E+01</text:p>
          </table:table-cell>
          <table:table-cell office:value-type="float" office:value="1.299" calcext:value-type="float">
            <text:p>1.299</text:p>
          </table:table-cell>
          <table:table-cell office:value-type="float" office:value="-18.23228527067" calcext:value-type="float">
            <text:p>-1.8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-21.75232749279" calcext:value-type="float">
            <text:p>-2.18E+01</text:p>
          </table:table-cell>
          <table:table-cell office:value-type="float" office:value="1.3" calcext:value-type="float">
            <text:p>1.3</text:p>
          </table:table-cell>
          <table:table-cell office:value-type="float" office:value="-23.89875751493" calcext:value-type="float">
            <text:p>-2.39E+01</text:p>
          </table:table-cell>
          <table:table-cell office:value-type="float" office:value="1.3" calcext:value-type="float">
            <text:p>1.3</text:p>
          </table:table-cell>
          <table:table-cell office:value-type="float" office:value="-19.53463977845" calcext:value-type="float">
            <text:p>-1.9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1" calcext:value-type="float">
            <text:p>1.301</text:p>
          </table:table-cell>
          <table:table-cell office:value-type="float" office:value="-22.3338609012" calcext:value-type="float">
            <text:p>-2.23E+01</text:p>
          </table:table-cell>
          <table:table-cell office:value-type="float" office:value="1.301" calcext:value-type="float">
            <text:p>1.301</text:p>
          </table:table-cell>
          <table:table-cell office:value-type="float" office:value="-24.76412037399" calcext:value-type="float">
            <text:p>-2.48E+01</text:p>
          </table:table-cell>
          <table:table-cell office:value-type="float" office:value="1.301" calcext:value-type="float">
            <text:p>1.301</text:p>
          </table:table-cell>
          <table:table-cell office:value-type="float" office:value="-19.91528185545" calcext:value-type="float">
            <text:p>-1.9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2" calcext:value-type="float">
            <text:p>1.302</text:p>
          </table:table-cell>
          <table:table-cell office:value-type="float" office:value="-22.82670263734" calcext:value-type="float">
            <text:p>-2.28E+01</text:p>
          </table:table-cell>
          <table:table-cell office:value-type="float" office:value="1.302" calcext:value-type="float">
            <text:p>1.302</text:p>
          </table:table-cell>
          <table:table-cell office:value-type="float" office:value="-25.04069990595" calcext:value-type="float">
            <text:p>-2.50E+01</text:p>
          </table:table-cell>
          <table:table-cell office:value-type="float" office:value="1.302" calcext:value-type="float">
            <text:p>1.302</text:p>
          </table:table-cell>
          <table:table-cell office:value-type="float" office:value="-19.20160881434" calcext:value-type="float">
            <text:p>-1.9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3" calcext:value-type="float">
            <text:p>1.303</text:p>
          </table:table-cell>
          <table:table-cell office:value-type="float" office:value="-22.79497332196" calcext:value-type="float">
            <text:p>-2.28E+01</text:p>
          </table:table-cell>
          <table:table-cell office:value-type="float" office:value="1.303" calcext:value-type="float">
            <text:p>1.303</text:p>
          </table:table-cell>
          <table:table-cell office:value-type="float" office:value="-24.90554001236" calcext:value-type="float">
            <text:p>-2.49E+01</text:p>
          </table:table-cell>
          <table:table-cell office:value-type="float" office:value="1.303" calcext:value-type="float">
            <text:p>1.303</text:p>
          </table:table-cell>
          <table:table-cell office:value-type="float" office:value="-17.69960959745" calcext:value-type="float">
            <text:p>-1.7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-22.6471835163" calcext:value-type="float">
            <text:p>-2.26E+01</text:p>
          </table:table-cell>
          <table:table-cell office:value-type="float" office:value="1.304" calcext:value-type="float">
            <text:p>1.304</text:p>
          </table:table-cell>
          <table:table-cell office:value-type="float" office:value="-24.18047339098" calcext:value-type="float">
            <text:p>-2.42E+01</text:p>
          </table:table-cell>
          <table:table-cell office:value-type="float" office:value="1.304" calcext:value-type="float">
            <text:p>1.304</text:p>
          </table:table-cell>
          <table:table-cell office:value-type="float" office:value="-15.46813600765" calcext:value-type="float">
            <text:p>-1.5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5" calcext:value-type="float">
            <text:p>1.305</text:p>
          </table:table-cell>
          <table:table-cell office:value-type="float" office:value="-21.9985136076" calcext:value-type="float">
            <text:p>-2.20E+01</text:p>
          </table:table-cell>
          <table:table-cell office:value-type="float" office:value="1.305" calcext:value-type="float">
            <text:p>1.305</text:p>
          </table:table-cell>
          <table:table-cell office:value-type="float" office:value="-23.04806349159" calcext:value-type="float">
            <text:p>-2.30E+01</text:p>
          </table:table-cell>
          <table:table-cell office:value-type="float" office:value="1.305" calcext:value-type="float">
            <text:p>1.305</text:p>
          </table:table-cell>
          <table:table-cell office:value-type="float" office:value="-12.94309958011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6" calcext:value-type="float">
            <text:p>1.306</text:p>
          </table:table-cell>
          <table:table-cell office:value-type="float" office:value="-20.95816439876" calcext:value-type="float">
            <text:p>-2.10E+01</text:p>
          </table:table-cell>
          <table:table-cell office:value-type="float" office:value="1.306" calcext:value-type="float">
            <text:p>1.306</text:p>
          </table:table-cell>
          <table:table-cell office:value-type="float" office:value="-21.33613690036" calcext:value-type="float">
            <text:p>-2.13E+01</text:p>
          </table:table-cell>
          <table:table-cell office:value-type="float" office:value="1.306" calcext:value-type="float">
            <text:p>1.306</text:p>
          </table:table-cell>
          <table:table-cell office:value-type="float" office:value="-10.3382327203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-19.75016545982" calcext:value-type="float">
            <text:p>-1.98E+01</text:p>
          </table:table-cell>
          <table:table-cell office:value-type="float" office:value="1.307" calcext:value-type="float">
            <text:p>1.307</text:p>
          </table:table-cell>
          <table:table-cell office:value-type="float" office:value="-19.37554132382" calcext:value-type="float">
            <text:p>-1.94E+01</text:p>
          </table:table-cell>
          <table:table-cell office:value-type="float" office:value="1.307" calcext:value-type="float">
            <text:p>1.307</text:p>
          </table:table-cell>
          <table:table-cell office:value-type="float" office:value="-7.935662448993" calcext:value-type="float">
            <text:p>-7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8" calcext:value-type="float">
            <text:p>1.308</text:p>
          </table:table-cell>
          <table:table-cell office:value-type="float" office:value="-17.91400964888" calcext:value-type="float">
            <text:p>-1.79E+01</text:p>
          </table:table-cell>
          <table:table-cell office:value-type="float" office:value="1.308" calcext:value-type="float">
            <text:p>1.308</text:p>
          </table:table-cell>
          <table:table-cell office:value-type="float" office:value="-16.78830257122" calcext:value-type="float">
            <text:p>-1.68E+01</text:p>
          </table:table-cell>
          <table:table-cell office:value-type="float" office:value="1.308" calcext:value-type="float">
            <text:p>1.308</text:p>
          </table:table-cell>
          <table:table-cell office:value-type="float" office:value="-5.814349554016" calcext:value-type="float">
            <text:p>-5.8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09" calcext:value-type="float">
            <text:p>1.309</text:p>
          </table:table-cell>
          <table:table-cell office:value-type="float" office:value="-15.97975374049" calcext:value-type="float">
            <text:p>-1.60E+01</text:p>
          </table:table-cell>
          <table:table-cell office:value-type="float" office:value="1.309" calcext:value-type="float">
            <text:p>1.309</text:p>
          </table:table-cell>
          <table:table-cell office:value-type="float" office:value="-14.09309308597" calcext:value-type="float">
            <text:p>-1.41E+01</text:p>
          </table:table-cell>
          <table:table-cell office:value-type="float" office:value="1.309" calcext:value-type="float">
            <text:p>1.309</text:p>
          </table:table-cell>
          <table:table-cell office:value-type="float" office:value="-4.013812706028" calcext:value-type="float">
            <text:p>-4.0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-13.8185388591" calcext:value-type="float">
            <text:p>-1.38E+01</text:p>
          </table:table-cell>
          <table:table-cell office:value-type="float" office:value="1.31" calcext:value-type="float">
            <text:p>1.31</text:p>
          </table:table-cell>
          <table:table-cell office:value-type="float" office:value="-11.24813170035" calcext:value-type="float">
            <text:p>-1.12E+01</text:p>
          </table:table-cell>
          <table:table-cell office:value-type="float" office:value="1.31" calcext:value-type="float">
            <text:p>1.31</text:p>
          </table:table-cell>
          <table:table-cell office:value-type="float" office:value="-2.370652389623" calcext:value-type="float">
            <text:p>-2.3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1" calcext:value-type="float">
            <text:p>1.311</text:p>
          </table:table-cell>
          <table:table-cell office:value-type="float" office:value="-11.67249269001" calcext:value-type="float">
            <text:p>-1.17E+01</text:p>
          </table:table-cell>
          <table:table-cell office:value-type="float" office:value="1.311" calcext:value-type="float">
            <text:p>1.311</text:p>
          </table:table-cell>
          <table:table-cell office:value-type="float" office:value="-8.307759609219" calcext:value-type="float">
            <text:p>-8.31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-0.7422497612127" calcext:value-type="float">
            <text:p>-7.42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2" calcext:value-type="float">
            <text:p>1.312</text:p>
          </table:table-cell>
          <table:table-cell office:value-type="float" office:value="-9.494375875604" calcext:value-type="float">
            <text:p>-9.49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-5.373126585604" calcext:value-type="float">
            <text:p>-5.37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057656456854" calcext:value-type="float">
            <text:p>1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3" calcext:value-type="float">
            <text:p>1.313</text:p>
          </table:table-cell>
          <table:table-cell office:value-type="float" office:value="-7.34875004589" calcext:value-type="float">
            <text:p>-7.35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2.500506438529" calcext:value-type="float">
            <text:p>-2.50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3.079209552072" calcext:value-type="float">
            <text:p>3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4" calcext:value-type="float">
            <text:p>1.314</text:p>
          </table:table-cell>
          <table:table-cell office:value-type="float" office:value="-5.23763423035" calcext:value-type="float">
            <text:p>-5.24E+00</text:p>
          </table:table-cell>
          <table:table-cell table:style-name="ce80" office:value-type="float" office:value="1.314" calcext:value-type="float">
            <text:p>1.314</text:p>
          </table:table-cell>
          <table:table-cell office:value-type="float" office:value="0.1761357290779" calcext:value-type="float">
            <text:p>1.76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5.19037981163" calcext:value-type="float">
            <text:p>5.1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5" calcext:value-type="float">
            <text:p>1.315</text:p>
          </table:table-cell>
          <table:table-cell office:value-type="float" office:value="-3.250783021518" calcext:value-type="float">
            <text:p>-3.25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2.641010281683" calcext:value-type="float">
            <text:p>2.64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7.086185582124" calcext:value-type="float">
            <text:p>7.0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6" calcext:value-type="float">
            <text:p>1.316</text:p>
          </table:table-cell>
          <table:table-cell office:value-type="float" office:value="-1.297099505473" calcext:value-type="float">
            <text:p>-1.30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4.772638603007" calcext:value-type="float">
            <text:p>4.77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8.443062728262" calcext:value-type="float">
            <text:p>8.4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7" calcext:value-type="float">
            <text:p>1.317</text:p>
          </table:table-cell>
          <table:table-cell office:value-type="float" office:value="0.5426633340533" calcext:value-type="float">
            <text:p>5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6.572052408958" calcext:value-type="float">
            <text:p>6.57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8.893880003342" calcext:value-type="float">
            <text:p>8.8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8" calcext:value-type="float">
            <text:p>1.318</text:p>
          </table:table-cell>
          <table:table-cell office:value-type="float" office:value="2.237739044818" calcext:value-type="float">
            <text:p>2.24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7.973781171075" calcext:value-type="float">
            <text:p>7.97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8.353414246712" calcext:value-type="float">
            <text:p>8.3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19" calcext:value-type="float">
            <text:p>1.319</text:p>
          </table:table-cell>
          <table:table-cell office:value-type="float" office:value="3.733722845493" calcext:value-type="float">
            <text:p>3.73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8.959310967392" calcext:value-type="float">
            <text:p>8.96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6.824043430708" calcext:value-type="float">
            <text:p>6.8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5.028450035048" calcext:value-type="float">
            <text:p>5.03E+00</text:p>
          </table:table-cell>
          <table:table-cell office:value-type="float" office:value="1.32" calcext:value-type="float">
            <text:p>1.32</text:p>
          </table:table-cell>
          <table:table-cell office:value-type="float" office:value="9.570366270495" calcext:value-type="float">
            <text:p>9.57E+00</text:p>
          </table:table-cell>
          <table:table-cell office:value-type="float" office:value="1.32" calcext:value-type="float">
            <text:p>1.32</text:p>
          </table:table-cell>
          <table:table-cell office:value-type="float" office:value="4.507004474712" calcext:value-type="float">
            <text:p>4.5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1" calcext:value-type="float">
            <text:p>1.321</text:p>
          </table:table-cell>
          <table:table-cell office:value-type="float" office:value="6.034496127812" calcext:value-type="float">
            <text:p>6.03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9.824433309601" calcext:value-type="float">
            <text:p>9.82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1.67519980142" calcext:value-type="float">
            <text:p>1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2" calcext:value-type="float">
            <text:p>1.322</text:p>
          </table:table-cell>
          <table:table-cell office:value-type="float" office:value="6.845739495256" calcext:value-type="float">
            <text:p>6.85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9.7141209916" calcext:value-type="float">
            <text:p>9.71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-1.26153968867" calcext:value-type="float">
            <text:p>-1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3" calcext:value-type="float">
            <text:p>1.323</text:p>
          </table:table-cell>
          <table:table-cell office:value-type="float" office:value="7.464428509621" calcext:value-type="float">
            <text:p>7.46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9.261951992246" calcext:value-type="float">
            <text:p>9.26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3.94347651056" calcext:value-type="float">
            <text:p>-3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4" calcext:value-type="float">
            <text:p>1.324</text:p>
          </table:table-cell>
          <table:table-cell office:value-type="float" office:value="7.884269437756" calcext:value-type="float">
            <text:p>7.88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8.483133195132" calcext:value-type="float">
            <text:p>8.48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6.070162256042" calcext:value-type="float">
            <text:p>-6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5" calcext:value-type="float">
            <text:p>1.325</text:p>
          </table:table-cell>
          <table:table-cell office:value-type="float" office:value="8.070461071865" calcext:value-type="float">
            <text:p>8.0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7.372678432055" calcext:value-type="float">
            <text:p>7.3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7.508987536698" calcext:value-type="float">
            <text:p>-7.5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6" calcext:value-type="float">
            <text:p>1.326</text:p>
          </table:table-cell>
          <table:table-cell office:value-type="float" office:value="8.044687597312" calcext:value-type="float">
            <text:p>8.04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5.913607348803" calcext:value-type="float">
            <text:p>5.9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8.25171540611" calcext:value-type="float">
            <text:p>-8.2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7" calcext:value-type="float">
            <text:p>1.327</text:p>
          </table:table-cell>
          <table:table-cell office:value-type="float" office:value="7.751064853825" calcext:value-type="float">
            <text:p>7.75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4.113309492793" calcext:value-type="float">
            <text:p>4.1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-8.472194076487" calcext:value-type="float">
            <text:p>-8.4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8" calcext:value-type="float">
            <text:p>1.328</text:p>
          </table:table-cell>
          <table:table-cell office:value-type="float" office:value="7.233807576205" calcext:value-type="float">
            <text:p>7.2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2.028627057975" calcext:value-type="float">
            <text:p>2.0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-8.539825603157" calcext:value-type="float">
            <text:p>-8.5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29" calcext:value-type="float">
            <text:p>1.329</text:p>
          </table:table-cell>
          <table:table-cell office:value-type="float" office:value="6.533614846402" calcext:value-type="float">
            <text:p>6.53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0.3077246473272" calcext:value-type="float">
            <text:p>-3.08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-8.743182672798" calcext:value-type="float">
            <text:p>-8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5.643749110164" calcext:value-type="float">
            <text:p>5.64E+00</text:p>
          </table:table-cell>
          <table:table-cell office:value-type="float" office:value="1.33" calcext:value-type="float">
            <text:p>1.33</text:p>
          </table:table-cell>
          <table:table-cell office:value-type="float" office:value="-2.806059011157" calcext:value-type="float">
            <text:p>-2.81E+00</text:p>
          </table:table-cell>
          <table:table-cell office:value-type="float" office:value="1.33" calcext:value-type="float">
            <text:p>1.33</text:p>
          </table:table-cell>
          <table:table-cell office:value-type="float" office:value="-9.359501851687" calcext:value-type="float">
            <text:p>-9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1" calcext:value-type="float">
            <text:p>1.331</text:p>
          </table:table-cell>
          <table:table-cell office:value-type="float" office:value="4.633664605795" calcext:value-type="float">
            <text:p>4.63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5.351069796348" calcext:value-type="float">
            <text:p>-5.35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10.59171864732" calcext:value-type="float">
            <text:p>-1.0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2" calcext:value-type="float">
            <text:p>1.332</text:p>
          </table:table-cell>
          <table:table-cell office:value-type="float" office:value="3.507152694092" calcext:value-type="float">
            <text:p>3.5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7.899603847347" calcext:value-type="float">
            <text:p>-7.90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12.37773797645" calcext:value-type="float">
            <text:p>-1.2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3" calcext:value-type="float">
            <text:p>1.333</text:p>
          </table:table-cell>
          <table:table-cell office:value-type="float" office:value="2.283899991658" calcext:value-type="float">
            <text:p>2.28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10.29660187749" calcext:value-type="float">
            <text:p>-1.03E+01</text:p>
          </table:table-cell>
          <table:table-cell office:value-type="float" office:value="1.333" calcext:value-type="float">
            <text:p>1.333</text:p>
          </table:table-cell>
          <table:table-cell office:value-type="float" office:value="-14.55223515204" calcext:value-type="float">
            <text:p>-1.4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4" calcext:value-type="float">
            <text:p>1.334</text:p>
          </table:table-cell>
          <table:table-cell office:value-type="float" office:value="0.9368857142439" calcext:value-type="float">
            <text:p>9.37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2.52743879179" calcext:value-type="float">
            <text:p>-1.25E+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6.75560856051" calcext:value-type="float">
            <text:p>-1.6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5" calcext:value-type="float">
            <text:p>1.335</text:p>
          </table:table-cell>
          <table:table-cell office:value-type="float" office:value="-0.5210063270925" calcext:value-type="float">
            <text:p>-5.21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4.54998863795" calcext:value-type="float">
            <text:p>-1.45E+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8.52961781447" calcext:value-type="float">
            <text:p>-1.8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6" calcext:value-type="float">
            <text:p>1.336</text:p>
          </table:table-cell>
          <table:table-cell office:value-type="float" office:value="-2.108729052805" calcext:value-type="float">
            <text:p>-2.11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-16.35115879402" calcext:value-type="float">
            <text:p>-1.64E+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9.54324669404" calcext:value-type="float">
            <text:p>-1.9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7" calcext:value-type="float">
            <text:p>1.337</text:p>
          </table:table-cell>
          <table:table-cell office:value-type="float" office:value="-3.801126760524" calcext:value-type="float">
            <text:p>-3.80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-18.06230207976" calcext:value-type="float">
            <text:p>-1.81E+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9.36453785637" calcext:value-type="float">
            <text:p>-1.9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8" calcext:value-type="float">
            <text:p>1.338</text:p>
          </table:table-cell>
          <table:table-cell office:value-type="float" office:value="-5.538224297436" calcext:value-type="float">
            <text:p>-5.54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-19.62388644087" calcext:value-type="float">
            <text:p>-1.96E+01</text:p>
          </table:table-cell>
          <table:table-cell office:value-type="float" office:value="1.338" calcext:value-type="float">
            <text:p>1.338</text:p>
          </table:table-cell>
          <table:table-cell office:value-type="float" office:value="-18.49065198295" calcext:value-type="float">
            <text:p>-1.8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39" calcext:value-type="float">
            <text:p>1.339</text:p>
          </table:table-cell>
          <table:table-cell office:value-type="float" office:value="-7.329095511684" calcext:value-type="float">
            <text:p>-7.33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-21.1944777766" calcext:value-type="float">
            <text:p>-2.12E+01</text:p>
          </table:table-cell>
          <table:table-cell office:value-type="float" office:value="1.339" calcext:value-type="float">
            <text:p>1.339</text:p>
          </table:table-cell>
          <table:table-cell office:value-type="float" office:value="-16.7749436281" calcext:value-type="float">
            <text:p>-1.6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-8.991136049585" calcext:value-type="float">
            <text:p>-8.99E+00</text:p>
          </table:table-cell>
          <table:table-cell office:value-type="float" office:value="1.34" calcext:value-type="float">
            <text:p>1.34</text:p>
          </table:table-cell>
          <table:table-cell office:value-type="float" office:value="-22.69578053258" calcext:value-type="float">
            <text:p>-2.27E+01</text:p>
          </table:table-cell>
          <table:table-cell office:value-type="float" office:value="1.34" calcext:value-type="float">
            <text:p>1.34</text:p>
          </table:table-cell>
          <table:table-cell office:value-type="float" office:value="-14.26813636256" calcext:value-type="float">
            <text:p>-1.4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1" calcext:value-type="float">
            <text:p>1.341</text:p>
          </table:table-cell>
          <table:table-cell office:value-type="float" office:value="-10.6786135341" calcext:value-type="float">
            <text:p>-1.07E+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4.07698644159" calcext:value-type="float">
            <text:p>-2.41E+01</text:p>
          </table:table-cell>
          <table:table-cell office:value-type="float" office:value="1.341" calcext:value-type="float">
            <text:p>1.341</text:p>
          </table:table-cell>
          <table:table-cell office:value-type="float" office:value="-11.87153721566" calcext:value-type="float">
            <text:p>-1.1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2" calcext:value-type="float">
            <text:p>1.342</text:p>
          </table:table-cell>
          <table:table-cell office:value-type="float" office:value="-12.13936564136" calcext:value-type="float">
            <text:p>-1.21E+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5.17025259656" calcext:value-type="float">
            <text:p>-2.52E+01</text:p>
          </table:table-cell>
          <table:table-cell office:value-type="float" office:value="1.342" calcext:value-type="float">
            <text:p>1.342</text:p>
          </table:table-cell>
          <table:table-cell office:value-type="float" office:value="-9.405244198687" calcext:value-type="float">
            <text:p>-9.4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3" calcext:value-type="float">
            <text:p>1.343</text:p>
          </table:table-cell>
          <table:table-cell office:value-type="float" office:value="-13.46672595466" calcext:value-type="float">
            <text:p>-1.35E+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5.9986108745" calcext:value-type="float">
            <text:p>-2.60E+01</text:p>
          </table:table-cell>
          <table:table-cell office:value-type="float" office:value="1.343" calcext:value-type="float">
            <text:p>1.343</text:p>
          </table:table-cell>
          <table:table-cell office:value-type="float" office:value="-7.107621706818" calcext:value-type="float">
            <text:p>-7.1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4" calcext:value-type="float">
            <text:p>1.344</text:p>
          </table:table-cell>
          <table:table-cell office:value-type="float" office:value="-14.71167121751" calcext:value-type="float">
            <text:p>-1.47E+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6.13189910434" calcext:value-type="float">
            <text:p>-2.61E+01</text:p>
          </table:table-cell>
          <table:table-cell office:value-type="float" office:value="1.344" calcext:value-type="float">
            <text:p>1.344</text:p>
          </table:table-cell>
          <table:table-cell office:value-type="float" office:value="-5.075358975488" calcext:value-type="float">
            <text:p>-5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5" calcext:value-type="float">
            <text:p>1.345</text:p>
          </table:table-cell>
          <table:table-cell office:value-type="float" office:value="-15.83993149943" calcext:value-type="float">
            <text:p>-1.58E+01</text:p>
          </table:table-cell>
          <table:table-cell office:value-type="float" office:value="1.345" calcext:value-type="float">
            <text:p>1.345</text:p>
          </table:table-cell>
          <table:table-cell office:value-type="float" office:value="-26.01890220552" calcext:value-type="float">
            <text:p>-2.60E+01</text:p>
          </table:table-cell>
          <table:table-cell office:value-type="float" office:value="1.345" calcext:value-type="float">
            <text:p>1.345</text:p>
          </table:table-cell>
          <table:table-cell office:value-type="float" office:value="-3.356407867575" calcext:value-type="float">
            <text:p>-3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6" calcext:value-type="float">
            <text:p>1.346</text:p>
          </table:table-cell>
          <table:table-cell office:value-type="float" office:value="-16.90016202003" calcext:value-type="float">
            <text:p>-1.69E+01</text:p>
          </table:table-cell>
          <table:table-cell office:value-type="float" office:value="1.346" calcext:value-type="float">
            <text:p>1.346</text:p>
          </table:table-cell>
          <table:table-cell office:value-type="float" office:value="-25.31174005577" calcext:value-type="float">
            <text:p>-2.53E+01</text:p>
          </table:table-cell>
          <table:table-cell office:value-type="float" office:value="1.346" calcext:value-type="float">
            <text:p>1.346</text:p>
          </table:table-cell>
          <table:table-cell office:value-type="float" office:value="-1.721538372671" calcext:value-type="float">
            <text:p>-1.7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7" calcext:value-type="float">
            <text:p>1.347</text:p>
          </table:table-cell>
          <table:table-cell office:value-type="float" office:value="-17.91858330021" calcext:value-type="float">
            <text:p>-1.79E+01</text:p>
          </table:table-cell>
          <table:table-cell office:value-type="float" office:value="1.347" calcext:value-type="float">
            <text:p>1.347</text:p>
          </table:table-cell>
          <table:table-cell office:value-type="float" office:value="-23.94294565846" calcext:value-type="float">
            <text:p>-2.39E+01</text:p>
          </table:table-cell>
          <table:table-cell table:style-name="ce174" office:value-type="float" office:value="1.347" calcext:value-type="float">
            <text:p>1.347</text:p>
          </table:table-cell>
          <table:table-cell office:value-type="float" office:value="-0.03276052828793" calcext:value-type="float">
            <text:p>-3.28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8" calcext:value-type="float">
            <text:p>1.348</text:p>
          </table:table-cell>
          <table:table-cell office:value-type="float" office:value="-18.84017084616" calcext:value-type="float">
            <text:p>-1.88E+01</text:p>
          </table:table-cell>
          <table:table-cell office:value-type="float" office:value="1.348" calcext:value-type="float">
            <text:p>1.348</text:p>
          </table:table-cell>
          <table:table-cell office:value-type="float" office:value="-22.14642808764" calcext:value-type="float">
            <text:p>-2.21E+01</text:p>
          </table:table-cell>
          <table:table-cell office:value-type="float" office:value="1.348" calcext:value-type="float">
            <text:p>1.348</text:p>
          </table:table-cell>
          <table:table-cell office:value-type="float" office:value="1.856806672042" calcext:value-type="float">
            <text:p>1.8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49" calcext:value-type="float">
            <text:p>1.349</text:p>
          </table:table-cell>
          <table:table-cell office:value-type="float" office:value="-19.73032705294" calcext:value-type="float">
            <text:p>-1.97E+01</text:p>
          </table:table-cell>
          <table:table-cell office:value-type="float" office:value="1.349" calcext:value-type="float">
            <text:p>1.349</text:p>
          </table:table-cell>
          <table:table-cell office:value-type="float" office:value="-19.92215657813" calcext:value-type="float">
            <text:p>-1.99E+01</text:p>
          </table:table-cell>
          <table:table-cell office:value-type="float" office:value="1.349" calcext:value-type="float">
            <text:p>1.349</text:p>
          </table:table-cell>
          <table:table-cell office:value-type="float" office:value="3.938619266509" calcext:value-type="float">
            <text:p>3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-20.47839076941" calcext:value-type="float">
            <text:p>-2.05E+01</text:p>
          </table:table-cell>
          <table:table-cell office:value-type="float" office:value="1.35" calcext:value-type="float">
            <text:p>1.35</text:p>
          </table:table-cell>
          <table:table-cell office:value-type="float" office:value="-17.24927050362" calcext:value-type="float">
            <text:p>-1.72E+01</text:p>
          </table:table-cell>
          <table:table-cell office:value-type="float" office:value="1.35" calcext:value-type="float">
            <text:p>1.35</text:p>
          </table:table-cell>
          <table:table-cell office:value-type="float" office:value="6.024159131495" calcext:value-type="float">
            <text:p>6.0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1" calcext:value-type="float">
            <text:p>1.351</text:p>
          </table:table-cell>
          <table:table-cell office:value-type="float" office:value="-21.08153814288" calcext:value-type="float">
            <text:p>-2.11E+01</text:p>
          </table:table-cell>
          <table:table-cell office:value-type="float" office:value="1.351" calcext:value-type="float">
            <text:p>1.351</text:p>
          </table:table-cell>
          <table:table-cell office:value-type="float" office:value="-14.39000804957" calcext:value-type="float">
            <text:p>-1.44E+01</text:p>
          </table:table-cell>
          <table:table-cell office:value-type="float" office:value="1.351" calcext:value-type="float">
            <text:p>1.351</text:p>
          </table:table-cell>
          <table:table-cell office:value-type="float" office:value="7.758721017195" calcext:value-type="float">
            <text:p>7.7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2" calcext:value-type="float">
            <text:p>1.352</text:p>
          </table:table-cell>
          <table:table-cell office:value-type="float" office:value="-21.47693136633" calcext:value-type="float">
            <text:p>-2.15E+01</text:p>
          </table:table-cell>
          <table:table-cell office:value-type="float" office:value="1.352" calcext:value-type="float">
            <text:p>1.352</text:p>
          </table:table-cell>
          <table:table-cell office:value-type="float" office:value="-11.37018230067" calcext:value-type="float">
            <text:p>-1.14E+01</text:p>
          </table:table-cell>
          <table:table-cell office:value-type="float" office:value="1.352" calcext:value-type="float">
            <text:p>1.352</text:p>
          </table:table-cell>
          <table:table-cell office:value-type="float" office:value="8.830152683972" calcext:value-type="float">
            <text:p>8.8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3" calcext:value-type="float">
            <text:p>1.353</text:p>
          </table:table-cell>
          <table:table-cell office:value-type="float" office:value="-21.67876572025" calcext:value-type="float">
            <text:p>-2.17E+01</text:p>
          </table:table-cell>
          <table:table-cell office:value-type="float" office:value="1.353" calcext:value-type="float">
            <text:p>1.353</text:p>
          </table:table-cell>
          <table:table-cell office:value-type="float" office:value="-8.301282024728" calcext:value-type="float">
            <text:p>-8.3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8.990779780894" calcext:value-type="float">
            <text:p>8.9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4" calcext:value-type="float">
            <text:p>1.354</text:p>
          </table:table-cell>
          <table:table-cell office:value-type="float" office:value="-21.46292989623" calcext:value-type="float">
            <text:p>-2.15E+01</text:p>
          </table:table-cell>
          <table:table-cell office:value-type="float" office:value="1.354" calcext:value-type="float">
            <text:p>1.354</text:p>
          </table:table-cell>
          <table:table-cell office:value-type="float" office:value="-5.330592920246" calcext:value-type="float">
            <text:p>-5.33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8.155158784372" calcext:value-type="float">
            <text:p>8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5" calcext:value-type="float">
            <text:p>1.355</text:p>
          </table:table-cell>
          <table:table-cell office:value-type="float" office:value="-20.74759508119" calcext:value-type="float">
            <text:p>-2.07E+01</text:p>
          </table:table-cell>
          <table:table-cell office:value-type="float" office:value="1.355" calcext:value-type="float">
            <text:p>1.355</text:p>
          </table:table-cell>
          <table:table-cell office:value-type="float" office:value="-2.526703059951" calcext:value-type="float">
            <text:p>-2.53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6.37928298411" calcext:value-type="float">
            <text:p>6.3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6" calcext:value-type="float">
            <text:p>1.356</text:p>
          </table:table-cell>
          <table:table-cell office:value-type="float" office:value="-19.79595326948" calcext:value-type="float">
            <text:p>-1.98E+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06502255109361" calcext:value-type="float">
            <text:p>6.50E-02</text:p>
          </table:table-cell>
          <table:table-cell office:value-type="float" office:value="1.356" calcext:value-type="float">
            <text:p>1.356</text:p>
          </table:table-cell>
          <table:table-cell office:value-type="float" office:value="3.898242451796" calcext:value-type="float">
            <text:p>3.9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7" calcext:value-type="float">
            <text:p>1.357</text:p>
          </table:table-cell>
          <table:table-cell office:value-type="float" office:value="-18.59308384246" calcext:value-type="float">
            <text:p>-1.86E+01</text:p>
          </table:table-cell>
          <table:table-cell office:value-type="float" office:value="1.357" calcext:value-type="float">
            <text:p>1.357</text:p>
          </table:table-cell>
          <table:table-cell office:value-type="float" office:value="2.360715001311" calcext:value-type="float">
            <text:p>2.36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042495148786" calcext:value-type="float">
            <text:p>1.0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8" calcext:value-type="float">
            <text:p>1.358</text:p>
          </table:table-cell>
          <table:table-cell office:value-type="float" office:value="-16.85609164751" calcext:value-type="float">
            <text:p>-1.69E+01</text:p>
          </table:table-cell>
          <table:table-cell office:value-type="float" office:value="1.358" calcext:value-type="float">
            <text:p>1.358</text:p>
          </table:table-cell>
          <table:table-cell office:value-type="float" office:value="4.313135441362" calcext:value-type="float">
            <text:p>4.31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-1.81319765247" calcext:value-type="float">
            <text:p>-1.8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59" calcext:value-type="float">
            <text:p>1.359</text:p>
          </table:table-cell>
          <table:table-cell office:value-type="float" office:value="-15.1630581661" calcext:value-type="float">
            <text:p>-1.52E+01</text:p>
          </table:table-cell>
          <table:table-cell office:value-type="float" office:value="1.359" calcext:value-type="float">
            <text:p>1.359</text:p>
          </table:table-cell>
          <table:table-cell office:value-type="float" office:value="5.938205066474" calcext:value-type="float">
            <text:p>5.94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-4.308646557457" calcext:value-type="float">
            <text:p>-4.3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-13.21326172137" calcext:value-type="float">
            <text:p>-1.32E+01</text:p>
          </table:table-cell>
          <table:table-cell office:value-type="float" office:value="1.36" calcext:value-type="float">
            <text:p>1.36</text:p>
          </table:table-cell>
          <table:table-cell office:value-type="float" office:value="7.186981103869" calcext:value-type="float">
            <text:p>7.19E+00</text:p>
          </table:table-cell>
          <table:table-cell office:value-type="float" office:value="1.36" calcext:value-type="float">
            <text:p>1.36</text:p>
          </table:table-cell>
          <table:table-cell office:value-type="float" office:value="-6.238242076002" calcext:value-type="float">
            <text:p>-6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1" calcext:value-type="float">
            <text:p>1.361</text:p>
          </table:table-cell>
          <table:table-cell office:value-type="float" office:value="-11.08597675727" calcext:value-type="float">
            <text:p>-1.11E+01</text:p>
          </table:table-cell>
          <table:table-cell office:value-type="float" office:value="1.361" calcext:value-type="float">
            <text:p>1.361</text:p>
          </table:table-cell>
          <table:table-cell office:value-type="float" office:value="8.04388870705" calcext:value-type="float">
            <text:p>8.04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-7.48817101862" calcext:value-type="float">
            <text:p>-7.4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2" calcext:value-type="float">
            <text:p>1.362</text:p>
          </table:table-cell>
          <table:table-cell office:value-type="float" office:value="-8.970552200066" calcext:value-type="float">
            <text:p>-8.97E+00</text:p>
          </table:table-cell>
          <table:table-cell office:value-type="float" office:value="1.362" calcext:value-type="float">
            <text:p>1.362</text:p>
          </table:table-cell>
          <table:table-cell office:value-type="float" office:value="8.493630044962" calcext:value-type="float">
            <text:p>8.49E+00</text:p>
          </table:table-cell>
          <table:table-cell office:value-type="float" office:value="1.362" calcext:value-type="float">
            <text:p>1.362</text:p>
          </table:table-cell>
          <table:table-cell office:value-type="float" office:value="-8.114862811216" calcext:value-type="float">
            <text:p>-8.1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3" calcext:value-type="float">
            <text:p>1.363</text:p>
          </table:table-cell>
          <table:table-cell office:value-type="float" office:value="-6.802656152766" calcext:value-type="float">
            <text:p>-6.80E+00</text:p>
          </table:table-cell>
          <table:table-cell office:value-type="float" office:value="1.363" calcext:value-type="float">
            <text:p>1.363</text:p>
          </table:table-cell>
          <table:table-cell office:value-type="float" office:value="8.595195677554" calcext:value-type="float">
            <text:p>8.60E+00</text:p>
          </table:table-cell>
          <table:table-cell office:value-type="float" office:value="1.363" calcext:value-type="float">
            <text:p>1.363</text:p>
          </table:table-cell>
          <table:table-cell office:value-type="float" office:value="-8.377219364698" calcext:value-type="float">
            <text:p>-8.3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4" calcext:value-type="float">
            <text:p>1.364</text:p>
          </table:table-cell>
          <table:table-cell office:value-type="float" office:value="-4.737556003321" calcext:value-type="float">
            <text:p>-4.74E+00</text:p>
          </table:table-cell>
          <table:table-cell office:value-type="float" office:value="1.364" calcext:value-type="float">
            <text:p>1.364</text:p>
          </table:table-cell>
          <table:table-cell office:value-type="float" office:value="8.301211436183" calcext:value-type="float">
            <text:p>8.30E+00</text:p>
          </table:table-cell>
          <table:table-cell office:value-type="float" office:value="1.364" calcext:value-type="float">
            <text:p>1.364</text:p>
          </table:table-cell>
          <table:table-cell office:value-type="float" office:value="-8.581313768393" calcext:value-type="float">
            <text:p>-8.5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5" calcext:value-type="float">
            <text:p>1.365</text:p>
          </table:table-cell>
          <table:table-cell office:value-type="float" office:value="-2.628581575658" calcext:value-type="float">
            <text:p>-2.63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7.65364423238" calcext:value-type="float">
            <text:p>7.65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9.08206663903" calcext:value-type="float">
            <text:p>-9.0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6" calcext:value-type="float">
            <text:p>1.366</text:p>
          </table:table-cell>
          <table:table-cell office:value-type="float" office:value="-0.5884675241191" calcext:value-type="float">
            <text:p>-5.8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6.635522741193" calcext:value-type="float">
            <text:p>6.64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-9.99583545544" calcext:value-type="float">
            <text:p>-1.00E+0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0" office:value-type="float" office:value="1.367" calcext:value-type="float">
            <text:p>1.367</text:p>
          </table:table-cell>
          <table:table-cell office:value-type="float" office:value="1.363432200022" calcext:value-type="float">
            <text:p>1.36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5.274763234438" calcext:value-type="float">
            <text:p>5.2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-11.46629597847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8" calcext:value-type="float">
            <text:p>1.368</text:p>
          </table:table-cell>
          <table:table-cell office:value-type="float" office:value="3.171968846175" calcext:value-type="float">
            <text:p>3.17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3.616850839659" calcext:value-type="float">
            <text:p>3.6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-13.45254098052" calcext:value-type="float">
            <text:p>-1.3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69" calcext:value-type="float">
            <text:p>1.369</text:p>
          </table:table-cell>
          <table:table-cell office:value-type="float" office:value="4.833638389572" calcext:value-type="float">
            <text:p>4.83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1.686768377143" calcext:value-type="float">
            <text:p>1.6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-15.70385587317" calcext:value-type="float">
            <text:p>-1.5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6.238047101759" calcext:value-type="float">
            <text:p>6.24E+00</text:p>
          </table:table-cell>
          <table:table-cell office:value-type="float" office:value="1.37" calcext:value-type="float">
            <text:p>1.37</text:p>
          </table:table-cell>
          <table:table-cell office:value-type="float" office:value="-0.4187542958962" calcext:value-type="float">
            <text:p>-4.1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17.79682873684" calcext:value-type="float">
            <text:p>-1.7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1" calcext:value-type="float">
            <text:p>1.371</text:p>
          </table:table-cell>
          <table:table-cell office:value-type="float" office:value="7.354391839911" calcext:value-type="float">
            <text:p>7.35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-2.636813545584" calcext:value-type="float">
            <text:p>-2.64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-19.27110898475" calcext:value-type="float">
            <text:p>-1.9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2" calcext:value-type="float">
            <text:p>1.372</text:p>
          </table:table-cell>
          <table:table-cell office:value-type="float" office:value="8.219355769088" calcext:value-type="float">
            <text:p>8.22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4.855525093353" calcext:value-type="float">
            <text:p>-4.86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19.97042405106" calcext:value-type="float">
            <text:p>-2.0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3" calcext:value-type="float">
            <text:p>1.373</text:p>
          </table:table-cell>
          <table:table-cell office:value-type="float" office:value="8.706182465937" calcext:value-type="float">
            <text:p>8.7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7.059651501134" calcext:value-type="float">
            <text:p>-7.06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19.54100375064" calcext:value-type="float">
            <text:p>-1.9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4" calcext:value-type="float">
            <text:p>1.374</text:p>
          </table:table-cell>
          <table:table-cell office:value-type="float" office:value="8.938096798869" calcext:value-type="float">
            <text:p>8.94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9.170850658714" calcext:value-type="float">
            <text:p>-9.17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18.29602313466" calcext:value-type="float">
            <text:p>-1.8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5" calcext:value-type="float">
            <text:p>1.375</text:p>
          </table:table-cell>
          <table:table-cell office:value-type="float" office:value="8.843802300072" calcext:value-type="float">
            <text:p>8.84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11.09231504676" calcext:value-type="float">
            <text:p>-1.11E+01</text:p>
          </table:table-cell>
          <table:table-cell office:value-type="float" office:value="1.375" calcext:value-type="float">
            <text:p>1.375</text:p>
          </table:table-cell>
          <table:table-cell office:value-type="float" office:value="-16.39002947684" calcext:value-type="float">
            <text:p>-1.6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6" calcext:value-type="float">
            <text:p>1.376</text:p>
          </table:table-cell>
          <table:table-cell office:value-type="float" office:value="8.504444415903" calcext:value-type="float">
            <text:p>8.50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2.91413439524" calcext:value-type="float">
            <text:p>-1.29E+01</text:p>
          </table:table-cell>
          <table:table-cell office:value-type="float" office:value="1.376" calcext:value-type="float">
            <text:p>1.376</text:p>
          </table:table-cell>
          <table:table-cell office:value-type="float" office:value="-14.08714053075" calcext:value-type="float">
            <text:p>-1.4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7" calcext:value-type="float">
            <text:p>1.377</text:p>
          </table:table-cell>
          <table:table-cell office:value-type="float" office:value="7.976236688115" calcext:value-type="float">
            <text:p>7.98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4.55996069301" calcext:value-type="float">
            <text:p>-1.46E+01</text:p>
          </table:table-cell>
          <table:table-cell office:value-type="float" office:value="1.377" calcext:value-type="float">
            <text:p>1.377</text:p>
          </table:table-cell>
          <table:table-cell office:value-type="float" office:value="-11.52001992272" calcext:value-type="float">
            <text:p>-1.15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8" calcext:value-type="float">
            <text:p>1.378</text:p>
          </table:table-cell>
          <table:table-cell office:value-type="float" office:value="7.272572095101" calcext:value-type="float">
            <text:p>7.27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6.19746728859" calcext:value-type="float">
            <text:p>-1.62E+01</text:p>
          </table:table-cell>
          <table:table-cell office:value-type="float" office:value="1.378" calcext:value-type="float">
            <text:p>1.378</text:p>
          </table:table-cell>
          <table:table-cell office:value-type="float" office:value="-9.050984186637" calcext:value-type="float">
            <text:p>-9.0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79" calcext:value-type="float">
            <text:p>1.379</text:p>
          </table:table-cell>
          <table:table-cell office:value-type="float" office:value="6.431860341992" calcext:value-type="float">
            <text:p>6.43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7.73030317371" calcext:value-type="float">
            <text:p>-1.77E+01</text:p>
          </table:table-cell>
          <table:table-cell office:value-type="float" office:value="1.379" calcext:value-type="float">
            <text:p>1.379</text:p>
          </table:table-cell>
          <table:table-cell office:value-type="float" office:value="-6.892960556217" calcext:value-type="float">
            <text:p>-6.8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5.481654852984" calcext:value-type="float">
            <text:p>5.48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9.34067761394" calcext:value-type="float">
            <text:p>-1.93E+01</text:p>
          </table:table-cell>
          <table:table-cell office:value-type="float" office:value="1.38" calcext:value-type="float">
            <text:p>1.38</text:p>
          </table:table-cell>
          <table:table-cell office:value-type="float" office:value="-4.889861362565" calcext:value-type="float">
            <text:p>-4.8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1" calcext:value-type="float">
            <text:p>1.381</text:p>
          </table:table-cell>
          <table:table-cell office:value-type="float" office:value="4.451629827684" calcext:value-type="float">
            <text:p>4.45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0.86659590677" calcext:value-type="float">
            <text:p>-2.09E+01</text:p>
          </table:table-cell>
          <table:table-cell office:value-type="float" office:value="1.381" calcext:value-type="float">
            <text:p>1.381</text:p>
          </table:table-cell>
          <table:table-cell office:value-type="float" office:value="-3.162317330552" calcext:value-type="float">
            <text:p>-3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2" calcext:value-type="float">
            <text:p>1.382</text:p>
          </table:table-cell>
          <table:table-cell office:value-type="float" office:value="3.328383023877" calcext:value-type="float">
            <text:p>3.33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2.362859749" calcext:value-type="float">
            <text:p>-2.24E+01</text:p>
          </table:table-cell>
          <table:table-cell office:value-type="float" office:value="1.382" calcext:value-type="float">
            <text:p>1.382</text:p>
          </table:table-cell>
          <table:table-cell office:value-type="float" office:value="-1.477087325343" calcext:value-type="float">
            <text:p>-1.4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3" calcext:value-type="float">
            <text:p>1.383</text:p>
          </table:table-cell>
          <table:table-cell office:value-type="float" office:value="2.101555922471" calcext:value-type="float">
            <text:p>2.10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3.61939987366" calcext:value-type="float">
            <text:p>-2.36E+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2935359361788" calcext:value-type="float">
            <text:p>2.94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4" calcext:value-type="float">
            <text:p>1.384</text:p>
          </table:table-cell>
          <table:table-cell office:value-type="float" office:value="0.7657178985884" calcext:value-type="float">
            <text:p>7.66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4.49149582424" calcext:value-type="float">
            <text:p>-2.45E+01</text:p>
          </table:table-cell>
          <table:table-cell office:value-type="float" office:value="1.384" calcext:value-type="float">
            <text:p>1.384</text:p>
          </table:table-cell>
          <table:table-cell office:value-type="float" office:value="2.241833990826" calcext:value-type="float">
            <text:p>2.2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5" calcext:value-type="float">
            <text:p>1.385</text:p>
          </table:table-cell>
          <table:table-cell office:value-type="float" office:value="-0.7003436590551" calcext:value-type="float">
            <text:p>-7.00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5.03118562496" calcext:value-type="float">
            <text:p>-2.50E+01</text:p>
          </table:table-cell>
          <table:table-cell office:value-type="float" office:value="1.385" calcext:value-type="float">
            <text:p>1.385</text:p>
          </table:table-cell>
          <table:table-cell office:value-type="float" office:value="4.292663376125" calcext:value-type="float">
            <text:p>4.2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6" calcext:value-type="float">
            <text:p>1.386</text:p>
          </table:table-cell>
          <table:table-cell office:value-type="float" office:value="-2.272382662979" calcext:value-type="float">
            <text:p>-2.27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24.98394871039" calcext:value-type="float">
            <text:p>-2.50E+01</text:p>
          </table:table-cell>
          <table:table-cell office:value-type="float" office:value="1.386" calcext:value-type="float">
            <text:p>1.386</text:p>
          </table:table-cell>
          <table:table-cell office:value-type="float" office:value="6.232278517062" calcext:value-type="float">
            <text:p>6.2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7" calcext:value-type="float">
            <text:p>1.387</text:p>
          </table:table-cell>
          <table:table-cell office:value-type="float" office:value="-3.946806438632" calcext:value-type="float">
            <text:p>-3.95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24.29240027217" calcext:value-type="float">
            <text:p>-2.43E+01</text:p>
          </table:table-cell>
          <table:table-cell office:value-type="float" office:value="1.387" calcext:value-type="float">
            <text:p>1.387</text:p>
          </table:table-cell>
          <table:table-cell office:value-type="float" office:value="7.724668798238" calcext:value-type="float">
            <text:p>7.7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8" calcext:value-type="float">
            <text:p>1.388</text:p>
          </table:table-cell>
          <table:table-cell office:value-type="float" office:value="-5.6891653559" calcext:value-type="float">
            <text:p>-5.69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23.17452868323" calcext:value-type="float">
            <text:p>-2.32E+01</text:p>
          </table:table-cell>
          <table:table-cell office:value-type="float" office:value="1.388" calcext:value-type="float">
            <text:p>1.388</text:p>
          </table:table-cell>
          <table:table-cell office:value-type="float" office:value="8.491610323405" calcext:value-type="float">
            <text:p>8.4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89" calcext:value-type="float">
            <text:p>1.389</text:p>
          </table:table-cell>
          <table:table-cell office:value-type="float" office:value="-7.488700650369" calcext:value-type="float">
            <text:p>-7.4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21.54754721001" calcext:value-type="float">
            <text:p>-2.15E+01</text:p>
          </table:table-cell>
          <table:table-cell office:value-type="float" office:value="1.389" calcext:value-type="float">
            <text:p>1.389</text:p>
          </table:table-cell>
          <table:table-cell office:value-type="float" office:value="8.350840620729" calcext:value-type="float">
            <text:p>8.3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-9.268208863683" calcext:value-type="float">
            <text:p>-9.27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9.65737756418" calcext:value-type="float">
            <text:p>-1.97E+01</text:p>
          </table:table-cell>
          <table:table-cell office:value-type="float" office:value="1.39" calcext:value-type="float">
            <text:p>1.39</text:p>
          </table:table-cell>
          <table:table-cell office:value-type="float" office:value="7.26262309545" calcext:value-type="float">
            <text:p>7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1" calcext:value-type="float">
            <text:p>1.391</text:p>
          </table:table-cell>
          <table:table-cell office:value-type="float" office:value="-10.92414463427" calcext:value-type="float">
            <text:p>-1.09E+01</text:p>
          </table:table-cell>
          <table:table-cell office:value-type="float" office:value="1.391" calcext:value-type="float">
            <text:p>1.391</text:p>
          </table:table-cell>
          <table:table-cell office:value-type="float" office:value="-17.39995309515" calcext:value-type="float">
            <text:p>-1.74E+01</text:p>
          </table:table-cell>
          <table:table-cell office:value-type="float" office:value="1.391" calcext:value-type="float">
            <text:p>1.391</text:p>
          </table:table-cell>
          <table:table-cell office:value-type="float" office:value="5.352523192037" calcext:value-type="float">
            <text:p>5.3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2" calcext:value-type="float">
            <text:p>1.392</text:p>
          </table:table-cell>
          <table:table-cell office:value-type="float" office:value="-12.49443720644" calcext:value-type="float">
            <text:p>-1.25E+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4.86382567094" calcext:value-type="float">
            <text:p>-1.49E+01</text:p>
          </table:table-cell>
          <table:table-cell office:value-type="float" office:value="1.392" calcext:value-type="float">
            <text:p>1.392</text:p>
          </table:table-cell>
          <table:table-cell office:value-type="float" office:value="2.841948143938" calcext:value-type="float">
            <text:p>2.8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3" calcext:value-type="float">
            <text:p>1.393</text:p>
          </table:table-cell>
          <table:table-cell office:value-type="float" office:value="-13.93801205195" calcext:value-type="float">
            <text:p>-1.39E+01</text:p>
          </table:table-cell>
          <table:table-cell office:value-type="float" office:value="1.393" calcext:value-type="float">
            <text:p>1.393</text:p>
          </table:table-cell>
          <table:table-cell office:value-type="float" office:value="-12.13465496515" calcext:value-type="float">
            <text:p>-1.21E+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08291559635359" calcext:value-type="float">
            <text:p>8.29E-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4" calcext:value-type="float">
            <text:p>1.394</text:p>
          </table:table-cell>
          <table:table-cell office:value-type="float" office:value="-15.25227153547" calcext:value-type="float">
            <text:p>-1.53E+01</text:p>
          </table:table-cell>
          <table:table-cell office:value-type="float" office:value="1.394" calcext:value-type="float">
            <text:p>1.394</text:p>
          </table:table-cell>
          <table:table-cell office:value-type="float" office:value="-9.215804090539" calcext:value-type="float">
            <text:p>-9.22E+00</text:p>
          </table:table-cell>
          <table:table-cell office:value-type="float" office:value="1.394" calcext:value-type="float">
            <text:p>1.394</text:p>
          </table:table-cell>
          <table:table-cell office:value-type="float" office:value="-2.572535304258" calcext:value-type="float">
            <text:p>-2.5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5" calcext:value-type="float">
            <text:p>1.395</text:p>
          </table:table-cell>
          <table:table-cell office:value-type="float" office:value="-16.49510754662" calcext:value-type="float">
            <text:p>-1.65E+01</text:p>
          </table:table-cell>
          <table:table-cell office:value-type="float" office:value="1.395" calcext:value-type="float">
            <text:p>1.395</text:p>
          </table:table-cell>
          <table:table-cell office:value-type="float" office:value="-6.308596925134" calcext:value-type="float">
            <text:p>-6.3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-4.837990304985" calcext:value-type="float">
            <text:p>-4.8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6" calcext:value-type="float">
            <text:p>1.396</text:p>
          </table:table-cell>
          <table:table-cell office:value-type="float" office:value="-17.61272513434" calcext:value-type="float">
            <text:p>-1.76E+01</text:p>
          </table:table-cell>
          <table:table-cell office:value-type="float" office:value="1.396" calcext:value-type="float">
            <text:p>1.396</text:p>
          </table:table-cell>
          <table:table-cell office:value-type="float" office:value="-3.331654991763" calcext:value-type="float">
            <text:p>-3.33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-6.521445244616" calcext:value-type="float">
            <text:p>-6.5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7" calcext:value-type="float">
            <text:p>1.397</text:p>
          </table:table-cell>
          <table:table-cell office:value-type="float" office:value="-18.69606000519" calcext:value-type="float">
            <text:p>-1.87E+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553345385508" calcext:value-type="float">
            <text:p>-5.53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7.571670105531" calcext:value-type="float">
            <text:p>-7.5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8" calcext:value-type="float">
            <text:p>1.398</text:p>
          </table:table-cell>
          <table:table-cell office:value-type="float" office:value="-19.68436273331" calcext:value-type="float">
            <text:p>-1.97E+01</text:p>
          </table:table-cell>
          <table:table-cell office:value-type="float" office:value="1.398" calcext:value-type="float">
            <text:p>1.398</text:p>
          </table:table-cell>
          <table:table-cell office:value-type="float" office:value="2.061923008665" calcext:value-type="float">
            <text:p>2.06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-8.099733877924" calcext:value-type="float">
            <text:p>-8.1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399" calcext:value-type="float">
            <text:p>1.399</text:p>
          </table:table-cell>
          <table:table-cell office:value-type="float" office:value="-20.4657190954" calcext:value-type="float">
            <text:p>-2.05E+01</text:p>
          </table:table-cell>
          <table:table-cell office:value-type="float" office:value="1.399" calcext:value-type="float">
            <text:p>1.399</text:p>
          </table:table-cell>
          <table:table-cell office:value-type="float" office:value="4.336856880172" calcext:value-type="float">
            <text:p>4.3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-8.358099970662" calcext:value-type="float">
            <text:p>-8.3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-21.32370921509" calcext:value-type="float">
            <text:p>-2.13E+01</text:p>
          </table:table-cell>
          <table:table-cell office:value-type="float" office:value="1.4" calcext:value-type="float">
            <text:p>1.4</text:p>
          </table:table-cell>
          <table:table-cell office:value-type="float" office:value="6.262843422624" calcext:value-type="float">
            <text:p>6.26E+00</text:p>
          </table:table-cell>
          <table:table-cell office:value-type="float" office:value="1.4" calcext:value-type="float">
            <text:p>1.4</text:p>
          </table:table-cell>
          <table:table-cell office:value-type="float" office:value="-8.636242017263" calcext:value-type="float">
            <text:p>-8.6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1" calcext:value-type="float">
            <text:p>1.401</text:p>
          </table:table-cell>
          <table:table-cell office:value-type="float" office:value="-21.97937701754" calcext:value-type="float">
            <text:p>-2.20E+01</text:p>
          </table:table-cell>
          <table:table-cell office:value-type="float" office:value="1.401" calcext:value-type="float">
            <text:p>1.401</text:p>
          </table:table-cell>
          <table:table-cell office:value-type="float" office:value="7.760596313526" calcext:value-type="float">
            <text:p>7.76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-9.177197879542" calcext:value-type="float">
            <text:p>-9.1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2" calcext:value-type="float">
            <text:p>1.402</text:p>
          </table:table-cell>
          <table:table-cell office:value-type="float" office:value="-22.11767008917" calcext:value-type="float">
            <text:p>-2.21E+01</text:p>
          </table:table-cell>
          <table:table-cell office:value-type="float" office:value="1.402" calcext:value-type="float">
            <text:p>1.402</text:p>
          </table:table-cell>
          <table:table-cell office:value-type="float" office:value="8.865738671586" calcext:value-type="float">
            <text:p>8.87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-10.22347564325" calcext:value-type="float">
            <text:p>-1.0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3" calcext:value-type="float">
            <text:p>1.403</text:p>
          </table:table-cell>
          <table:table-cell office:value-type="float" office:value="-22.27823095471" calcext:value-type="float">
            <text:p>-2.23E+01</text:p>
          </table:table-cell>
          <table:table-cell office:value-type="float" office:value="1.403" calcext:value-type="float">
            <text:p>1.403</text:p>
          </table:table-cell>
          <table:table-cell office:value-type="float" office:value="9.57986180535" calcext:value-type="float">
            <text:p>9.58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11.76279542856" calcext:value-type="float">
            <text:p>-1.1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4" calcext:value-type="float">
            <text:p>1.404</text:p>
          </table:table-cell>
          <table:table-cell office:value-type="float" office:value="-22.0504442424" calcext:value-type="float">
            <text:p>-2.21E+01</text:p>
          </table:table-cell>
          <table:table-cell office:value-type="float" office:value="1.404" calcext:value-type="float">
            <text:p>1.404</text:p>
          </table:table-cell>
          <table:table-cell office:value-type="float" office:value="9.977080094889" calcext:value-type="float">
            <text:p>9.98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13.74805009192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5" calcext:value-type="float">
            <text:p>1.405</text:p>
          </table:table-cell>
          <table:table-cell office:value-type="float" office:value="-21.40153080596" calcext:value-type="float">
            <text:p>-2.14E+01</text:p>
          </table:table-cell>
          <table:table-cell office:value-type="float" office:value="1.405" calcext:value-type="float">
            <text:p>1.405</text:p>
          </table:table-cell>
          <table:table-cell office:value-type="float" office:value="10.03023160615" calcext:value-type="float">
            <text:p>1.00E+01</text:p>
          </table:table-cell>
          <table:table-cell office:value-type="float" office:value="1.405" calcext:value-type="float">
            <text:p>1.405</text:p>
          </table:table-cell>
          <table:table-cell office:value-type="float" office:value="-15.86484624362" calcext:value-type="float">
            <text:p>-1.5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6" calcext:value-type="float">
            <text:p>1.406</text:p>
          </table:table-cell>
          <table:table-cell office:value-type="float" office:value="-20.53459640599" calcext:value-type="float">
            <text:p>-2.05E+01</text:p>
          </table:table-cell>
          <table:table-cell office:value-type="float" office:value="1.406" calcext:value-type="float">
            <text:p>1.406</text:p>
          </table:table-cell>
          <table:table-cell office:value-type="float" office:value="9.758316395811" calcext:value-type="float">
            <text:p>9.7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17.80062050917" calcext:value-type="float">
            <text:p>-1.7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7" calcext:value-type="float">
            <text:p>1.407</text:p>
          </table:table-cell>
          <table:table-cell office:value-type="float" office:value="-19.20180150567" calcext:value-type="float">
            <text:p>-1.92E+01</text:p>
          </table:table-cell>
          <table:table-cell office:value-type="float" office:value="1.407" calcext:value-type="float">
            <text:p>1.407</text:p>
          </table:table-cell>
          <table:table-cell office:value-type="float" office:value="9.176997635723" calcext:value-type="float">
            <text:p>9.18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18.89272162779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8" calcext:value-type="float">
            <text:p>1.408</text:p>
          </table:table-cell>
          <table:table-cell office:value-type="float" office:value="-17.59551390267" calcext:value-type="float">
            <text:p>-1.76E+01</text:p>
          </table:table-cell>
          <table:table-cell office:value-type="float" office:value="1.408" calcext:value-type="float">
            <text:p>1.408</text:p>
          </table:table-cell>
          <table:table-cell office:value-type="float" office:value="8.234078917593" calcext:value-type="float">
            <text:p>8.2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19.22320635316" calcext:value-type="float">
            <text:p>-1.9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09" calcext:value-type="float">
            <text:p>1.409</text:p>
          </table:table-cell>
          <table:table-cell office:value-type="float" office:value="-15.80700209007" calcext:value-type="float">
            <text:p>-1.58E+01</text:p>
          </table:table-cell>
          <table:table-cell office:value-type="float" office:value="1.409" calcext:value-type="float">
            <text:p>1.409</text:p>
          </table:table-cell>
          <table:table-cell office:value-type="float" office:value="6.917355967496" calcext:value-type="float">
            <text:p>6.92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-18.6103961807" calcext:value-type="float">
            <text:p>-1.86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-13.7937410641" calcext:value-type="float">
            <text:p>-1.38E+01</text:p>
          </table:table-cell>
          <table:table-cell office:value-type="float" office:value="1.41" calcext:value-type="float">
            <text:p>1.41</text:p>
          </table:table-cell>
          <table:table-cell office:value-type="float" office:value="5.215672566267" calcext:value-type="float">
            <text:p>5.22E+00</text:p>
          </table:table-cell>
          <table:table-cell office:value-type="float" office:value="1.41" calcext:value-type="float">
            <text:p>1.41</text:p>
          </table:table-cell>
          <table:table-cell office:value-type="float" office:value="-17.15324301421" calcext:value-type="float">
            <text:p>-1.7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1" calcext:value-type="float">
            <text:p>1.411</text:p>
          </table:table-cell>
          <table:table-cell office:value-type="float" office:value="-11.68028686971" calcext:value-type="float">
            <text:p>-1.17E+01</text:p>
          </table:table-cell>
          <table:table-cell office:value-type="float" office:value="1.411" calcext:value-type="float">
            <text:p>1.411</text:p>
          </table:table-cell>
          <table:table-cell office:value-type="float" office:value="3.159777967581" calcext:value-type="float">
            <text:p>3.16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-15.10913990676" calcext:value-type="float">
            <text:p>-1.5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2" calcext:value-type="float">
            <text:p>1.412</text:p>
          </table:table-cell>
          <table:table-cell office:value-type="float" office:value="-9.495200227015" calcext:value-type="float">
            <text:p>-9.50E+00</text:p>
          </table:table-cell>
          <table:table-cell office:value-type="float" office:value="1.412" calcext:value-type="float">
            <text:p>1.412</text:p>
          </table:table-cell>
          <table:table-cell office:value-type="float" office:value="0.8024758932723" calcext:value-type="float">
            <text:p>8.02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12.76814552351" calcext:value-type="float">
            <text:p>-1.2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3" calcext:value-type="float">
            <text:p>1.413</text:p>
          </table:table-cell>
          <table:table-cell office:value-type="float" office:value="-7.283263814463" calcext:value-type="float">
            <text:p>-7.28E+00</text:p>
          </table:table-cell>
          <table:table-cell office:value-type="float" office:value="1.413" calcext:value-type="float">
            <text:p>1.413</text:p>
          </table:table-cell>
          <table:table-cell office:value-type="float" office:value="-1.770034479552" calcext:value-type="float">
            <text:p>-1.77E+00</text:p>
          </table:table-cell>
          <table:table-cell office:value-type="float" office:value="1.413" calcext:value-type="float">
            <text:p>1.413</text:p>
          </table:table-cell>
          <table:table-cell office:value-type="float" office:value="-10.29875741873" calcext:value-type="float">
            <text:p>-1.0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4" calcext:value-type="float">
            <text:p>1.414</text:p>
          </table:table-cell>
          <table:table-cell office:value-type="float" office:value="-5.095041271274" calcext:value-type="float">
            <text:p>-5.10E+00</text:p>
          </table:table-cell>
          <table:table-cell office:value-type="float" office:value="1.414" calcext:value-type="float">
            <text:p>1.414</text:p>
          </table:table-cell>
          <table:table-cell office:value-type="float" office:value="-4.435669566773" calcext:value-type="float">
            <text:p>-4.44E+00</text:p>
          </table:table-cell>
          <table:table-cell office:value-type="float" office:value="1.414" calcext:value-type="float">
            <text:p>1.414</text:p>
          </table:table-cell>
          <table:table-cell office:value-type="float" office:value="-7.957624176651" calcext:value-type="float">
            <text:p>-7.9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5" calcext:value-type="float">
            <text:p>1.415</text:p>
          </table:table-cell>
          <table:table-cell office:value-type="float" office:value="-2.973298668727" calcext:value-type="float">
            <text:p>-2.97E+00</text:p>
          </table:table-cell>
          <table:table-cell office:value-type="float" office:value="1.415" calcext:value-type="float">
            <text:p>1.415</text:p>
          </table:table-cell>
          <table:table-cell office:value-type="float" office:value="-7.102130303729" calcext:value-type="float">
            <text:p>-7.10E+00</text:p>
          </table:table-cell>
          <table:table-cell office:value-type="float" office:value="1.415" calcext:value-type="float">
            <text:p>1.415</text:p>
          </table:table-cell>
          <table:table-cell office:value-type="float" office:value="-5.866375188651" calcext:value-type="float">
            <text:p>-5.8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6" calcext:value-type="float">
            <text:p>1.416</text:p>
          </table:table-cell>
          <table:table-cell office:value-type="float" office:value="-0.9000656220467" calcext:value-type="float">
            <text:p>-9.00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9.644171521723" calcext:value-type="float">
            <text:p>-9.64E+00</text:p>
          </table:table-cell>
          <table:table-cell office:value-type="float" office:value="1.416" calcext:value-type="float">
            <text:p>1.416</text:p>
          </table:table-cell>
          <table:table-cell office:value-type="float" office:value="-3.996950408956" calcext:value-type="float">
            <text:p>-4.0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7" calcext:value-type="float">
            <text:p>1.417</text:p>
          </table:table-cell>
          <table:table-cell office:value-type="float" office:value="1.072045999855" calcext:value-type="float">
            <text:p>1.07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1.98956046039" calcext:value-type="float">
            <text:p>-1.20E+01</text:p>
          </table:table-cell>
          <table:table-cell office:value-type="float" office:value="1.417" calcext:value-type="float">
            <text:p>1.417</text:p>
          </table:table-cell>
          <table:table-cell office:value-type="float" office:value="-2.259100735458" calcext:value-type="float">
            <text:p>-2.2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8" calcext:value-type="float">
            <text:p>1.418</text:p>
          </table:table-cell>
          <table:table-cell office:value-type="float" office:value="2.89170173048" calcext:value-type="float">
            <text:p>2.89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4.09540513015" calcext:value-type="float">
            <text:p>-1.41E+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6315995168831" calcext:value-type="float">
            <text:p>-6.32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19" calcext:value-type="float">
            <text:p>1.419</text:p>
          </table:table-cell>
          <table:table-cell office:value-type="float" office:value="4.556079144535" calcext:value-type="float">
            <text:p>4.56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5.92583712838" calcext:value-type="float">
            <text:p>-1.59E+01</text:p>
          </table:table-cell>
          <table:table-cell office:value-type="float" office:value="1.419" calcext:value-type="float">
            <text:p>1.419</text:p>
          </table:table-cell>
          <table:table-cell office:value-type="float" office:value="1.180759313722" calcext:value-type="float">
            <text:p>1.1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5.951014047952" calcext:value-type="float">
            <text:p>5.95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7.60893252871" calcext:value-type="float">
            <text:p>-1.76E+01</text:p>
          </table:table-cell>
          <table:table-cell office:value-type="float" office:value="1.42" calcext:value-type="float">
            <text:p>1.42</text:p>
          </table:table-cell>
          <table:table-cell office:value-type="float" office:value="3.150805096692" calcext:value-type="float">
            <text:p>3.1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1" calcext:value-type="float">
            <text:p>1.421</text:p>
          </table:table-cell>
          <table:table-cell office:value-type="float" office:value="7.099996694838" calcext:value-type="float">
            <text:p>7.10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9.20475719863" calcext:value-type="float">
            <text:p>-1.92E+01</text:p>
          </table:table-cell>
          <table:table-cell office:value-type="float" office:value="1.421" calcext:value-type="float">
            <text:p>1.421</text:p>
          </table:table-cell>
          <table:table-cell office:value-type="float" office:value="5.177338247329" calcext:value-type="float">
            <text:p>5.1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2" calcext:value-type="float">
            <text:p>1.422</text:p>
          </table:table-cell>
          <table:table-cell office:value-type="float" office:value="7.966621927574" calcext:value-type="float">
            <text:p>7.97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20.72619733428" calcext:value-type="float">
            <text:p>-2.07E+01</text:p>
          </table:table-cell>
          <table:table-cell office:value-type="float" office:value="1.422" calcext:value-type="float">
            <text:p>1.422</text:p>
          </table:table-cell>
          <table:table-cell office:value-type="float" office:value="7.033112662213" calcext:value-type="float">
            <text:p>7.0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3" calcext:value-type="float">
            <text:p>1.423</text:p>
          </table:table-cell>
          <table:table-cell office:value-type="float" office:value="8.555504889064" calcext:value-type="float">
            <text:p>8.56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2.2481579439" calcext:value-type="float">
            <text:p>-2.22E+01</text:p>
          </table:table-cell>
          <table:table-cell office:value-type="float" office:value="1.423" calcext:value-type="float">
            <text:p>1.423</text:p>
          </table:table-cell>
          <table:table-cell office:value-type="float" office:value="8.321800532653" calcext:value-type="float">
            <text:p>8.3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4" calcext:value-type="float">
            <text:p>1.424</text:p>
          </table:table-cell>
          <table:table-cell office:value-type="float" office:value="8.710863985227" calcext:value-type="float">
            <text:p>8.71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3.76023457745" calcext:value-type="float">
            <text:p>-2.38E+01</text:p>
          </table:table-cell>
          <table:table-cell office:value-type="float" office:value="1.424" calcext:value-type="float">
            <text:p>1.424</text:p>
          </table:table-cell>
          <table:table-cell office:value-type="float" office:value="8.847819200139" calcext:value-type="float">
            <text:p>8.8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5" calcext:value-type="float">
            <text:p>1.425</text:p>
          </table:table-cell>
          <table:table-cell office:value-type="float" office:value="8.641611716325" calcext:value-type="float">
            <text:p>8.6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4.96729470251" calcext:value-type="float">
            <text:p>-2.50E+01</text:p>
          </table:table-cell>
          <table:table-cell office:value-type="float" office:value="1.425" calcext:value-type="float">
            <text:p>1.425</text:p>
          </table:table-cell>
          <table:table-cell office:value-type="float" office:value="8.442604567514" calcext:value-type="float">
            <text:p>8.4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6" calcext:value-type="float">
            <text:p>1.426</text:p>
          </table:table-cell>
          <table:table-cell office:value-type="float" office:value="8.28999628368" calcext:value-type="float">
            <text:p>8.29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5.91548459322" calcext:value-type="float">
            <text:p>-2.59E+01</text:p>
          </table:table-cell>
          <table:table-cell office:value-type="float" office:value="1.426" calcext:value-type="float">
            <text:p>1.426</text:p>
          </table:table-cell>
          <table:table-cell office:value-type="float" office:value="7.135410108431" calcext:value-type="float">
            <text:p>7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7" calcext:value-type="float">
            <text:p>1.427</text:p>
          </table:table-cell>
          <table:table-cell office:value-type="float" office:value="7.682035384473" calcext:value-type="float">
            <text:p>7.68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6.47875089543" calcext:value-type="float">
            <text:p>-2.65E+01</text:p>
          </table:table-cell>
          <table:table-cell office:value-type="float" office:value="1.427" calcext:value-type="float">
            <text:p>1.427</text:p>
          </table:table-cell>
          <table:table-cell office:value-type="float" office:value="5.028052037707" calcext:value-type="float">
            <text:p>5.0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8" calcext:value-type="float">
            <text:p>1.428</text:p>
          </table:table-cell>
          <table:table-cell office:value-type="float" office:value="6.902201320782" calcext:value-type="float">
            <text:p>6.90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6.59912587636" calcext:value-type="float">
            <text:p>-2.66E+01</text:p>
          </table:table-cell>
          <table:table-cell office:value-type="float" office:value="1.428" calcext:value-type="float">
            <text:p>1.428</text:p>
          </table:table-cell>
          <table:table-cell office:value-type="float" office:value="2.409161036637" calcext:value-type="float">
            <text:p>2.4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29" calcext:value-type="float">
            <text:p>1.429</text:p>
          </table:table-cell>
          <table:table-cell office:value-type="float" office:value="5.954090281321" calcext:value-type="float">
            <text:p>5.95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26.02627628359" calcext:value-type="float">
            <text:p>-2.60E+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3795620487426" calcext:value-type="float">
            <text:p>-3.80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4.885050881941" calcext:value-type="float">
            <text:p>4.89E+00</text:p>
          </table:table-cell>
          <table:table-cell office:value-type="float" office:value="1.43" calcext:value-type="float">
            <text:p>1.43</text:p>
          </table:table-cell>
          <table:table-cell office:value-type="float" office:value="-24.94260122903" calcext:value-type="float">
            <text:p>-2.49E+01</text:p>
          </table:table-cell>
          <table:table-cell office:value-type="float" office:value="1.43" calcext:value-type="float">
            <text:p>1.43</text:p>
          </table:table-cell>
          <table:table-cell office:value-type="float" office:value="-2.982436000838" calcext:value-type="float">
            <text:p>-2.9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1" calcext:value-type="float">
            <text:p>1.431</text:p>
          </table:table-cell>
          <table:table-cell office:value-type="float" office:value="3.709299072615" calcext:value-type="float">
            <text:p>3.71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23.33165115124" calcext:value-type="float">
            <text:p>-2.33E+01</text:p>
          </table:table-cell>
          <table:table-cell office:value-type="float" office:value="1.431" calcext:value-type="float">
            <text:p>1.431</text:p>
          </table:table-cell>
          <table:table-cell office:value-type="float" office:value="-5.148924099741" calcext:value-type="float">
            <text:p>-5.1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2" calcext:value-type="float">
            <text:p>1.432</text:p>
          </table:table-cell>
          <table:table-cell office:value-type="float" office:value="2.455833356445" calcext:value-type="float">
            <text:p>2.4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21.05136056755" calcext:value-type="float">
            <text:p>-2.11E+01</text:p>
          </table:table-cell>
          <table:table-cell office:value-type="float" office:value="1.432" calcext:value-type="float">
            <text:p>1.432</text:p>
          </table:table-cell>
          <table:table-cell office:value-type="float" office:value="-6.738246671364" calcext:value-type="float">
            <text:p>-6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3" calcext:value-type="float">
            <text:p>1.433</text:p>
          </table:table-cell>
          <table:table-cell office:value-type="float" office:value="1.117809139421" calcext:value-type="float">
            <text:p>1.12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18.53030934678" calcext:value-type="float">
            <text:p>-1.85E+01</text:p>
          </table:table-cell>
          <table:table-cell office:value-type="float" office:value="1.433" calcext:value-type="float">
            <text:p>1.433</text:p>
          </table:table-cell>
          <table:table-cell office:value-type="float" office:value="-7.739811874661" calcext:value-type="float">
            <text:p>-7.7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4" calcext:value-type="float">
            <text:p>1.434</text:p>
          </table:table-cell>
          <table:table-cell office:value-type="float" office:value="-0.2931641112169" calcext:value-type="float">
            <text:p>-2.93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15.73169256248" calcext:value-type="float">
            <text:p>-1.57E+01</text:p>
          </table:table-cell>
          <table:table-cell office:value-type="float" office:value="1.434" calcext:value-type="float">
            <text:p>1.434</text:p>
          </table:table-cell>
          <table:table-cell office:value-type="float" office:value="-8.298102308627" calcext:value-type="float">
            <text:p>-8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5" calcext:value-type="float">
            <text:p>1.435</text:p>
          </table:table-cell>
          <table:table-cell office:value-type="float" office:value="-1.766774090859" calcext:value-type="float">
            <text:p>-1.77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12.57317725909" calcext:value-type="float">
            <text:p>-1.26E+01</text:p>
          </table:table-cell>
          <table:table-cell office:value-type="float" office:value="1.435" calcext:value-type="float">
            <text:p>1.435</text:p>
          </table:table-cell>
          <table:table-cell office:value-type="float" office:value="-8.668528193199" calcext:value-type="float">
            <text:p>-8.6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6" calcext:value-type="float">
            <text:p>1.436</text:p>
          </table:table-cell>
          <table:table-cell office:value-type="float" office:value="-3.310194445891" calcext:value-type="float">
            <text:p>-3.31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9.561806340078" calcext:value-type="float">
            <text:p>-9.56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9.155307827366" calcext:value-type="float">
            <text:p>-9.1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7" calcext:value-type="float">
            <text:p>1.437</text:p>
          </table:table-cell>
          <table:table-cell office:value-type="float" office:value="-4.900839050814" calcext:value-type="float">
            <text:p>-4.90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6.536981688857" calcext:value-type="float">
            <text:p>-6.54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9.934780995176" calcext:value-type="float">
            <text:p>-9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8" calcext:value-type="float">
            <text:p>1.438</text:p>
          </table:table-cell>
          <table:table-cell office:value-type="float" office:value="-6.489484471787" calcext:value-type="float">
            <text:p>-6.4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3.680967165976" calcext:value-type="float">
            <text:p>-3.68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11.19963704776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39" calcext:value-type="float">
            <text:p>1.439</text:p>
          </table:table-cell>
          <table:table-cell office:value-type="float" office:value="-8.096564782763" calcext:value-type="float">
            <text:p>-8.10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-1.012633052674" calcext:value-type="float">
            <text:p>-1.01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-12.92681866013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-9.674717957542" calcext:value-type="float">
            <text:p>-9.67E+00</text:p>
          </table:table-cell>
          <table:table-cell office:value-type="float" office:value="1.44" calcext:value-type="float">
            <text:p>1.44</text:p>
          </table:table-cell>
          <table:table-cell office:value-type="float" office:value="1.354643250042" calcext:value-type="float">
            <text:p>1.35E+00</text:p>
          </table:table-cell>
          <table:table-cell office:value-type="float" office:value="1.44" calcext:value-type="float">
            <text:p>1.44</text:p>
          </table:table-cell>
          <table:table-cell office:value-type="float" office:value="-15.04579058266" calcext:value-type="float">
            <text:p>-1.5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1" calcext:value-type="float">
            <text:p>1.441</text:p>
          </table:table-cell>
          <table:table-cell office:value-type="float" office:value="-11.20107336378" calcext:value-type="float">
            <text:p>-1.12E+01</text:p>
          </table:table-cell>
          <table:table-cell office:value-type="float" office:value="1.441" calcext:value-type="float">
            <text:p>1.441</text:p>
          </table:table-cell>
          <table:table-cell office:value-type="float" office:value="3.447445534131" calcext:value-type="float">
            <text:p>3.45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-17.12675809644" calcext:value-type="float">
            <text:p>-1.71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2" calcext:value-type="float">
            <text:p>1.442</text:p>
          </table:table-cell>
          <table:table-cell office:value-type="float" office:value="-12.62118126502" calcext:value-type="float">
            <text:p>-1.26E+01</text:p>
          </table:table-cell>
          <table:table-cell office:value-type="float" office:value="1.442" calcext:value-type="float">
            <text:p>1.442</text:p>
          </table:table-cell>
          <table:table-cell office:value-type="float" office:value="5.190779075061" calcext:value-type="float">
            <text:p>5.19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-18.83154448376" calcext:value-type="float">
            <text:p>-1.8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3" calcext:value-type="float">
            <text:p>1.443</text:p>
          </table:table-cell>
          <table:table-cell office:value-type="float" office:value="-13.97570037016" calcext:value-type="float">
            <text:p>-1.40E+01</text:p>
          </table:table-cell>
          <table:table-cell office:value-type="float" office:value="1.443" calcext:value-type="float">
            <text:p>1.443</text:p>
          </table:table-cell>
          <table:table-cell office:value-type="float" office:value="6.581821871856" calcext:value-type="float">
            <text:p>6.58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-19.75267710098" calcext:value-type="float">
            <text:p>-1.9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4" calcext:value-type="float">
            <text:p>1.444</text:p>
          </table:table-cell>
          <table:table-cell office:value-type="float" office:value="-15.26459124137" calcext:value-type="float">
            <text:p>-1.53E+01</text:p>
          </table:table-cell>
          <table:table-cell office:value-type="float" office:value="1.444" calcext:value-type="float">
            <text:p>1.444</text:p>
          </table:table-cell>
          <table:table-cell office:value-type="float" office:value="7.530541041405" calcext:value-type="float">
            <text:p>7.53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20.00265316772" calcext:value-type="float">
            <text:p>-2.0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5" calcext:value-type="float">
            <text:p>1.445</text:p>
          </table:table-cell>
          <table:table-cell office:value-type="float" office:value="-16.46082685048" calcext:value-type="float">
            <text:p>-1.65E+01</text:p>
          </table:table-cell>
          <table:table-cell office:value-type="float" office:value="1.445" calcext:value-type="float">
            <text:p>1.445</text:p>
          </table:table-cell>
          <table:table-cell office:value-type="float" office:value="8.098219261617" calcext:value-type="float">
            <text:p>8.1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18.99684109842" calcext:value-type="float">
            <text:p>-1.9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6" calcext:value-type="float">
            <text:p>1.446</text:p>
          </table:table-cell>
          <table:table-cell office:value-type="float" office:value="-17.53277863969" calcext:value-type="float">
            <text:p>-1.75E+01</text:p>
          </table:table-cell>
          <table:table-cell office:value-type="float" office:value="1.446" calcext:value-type="float">
            <text:p>1.446</text:p>
          </table:table-cell>
          <table:table-cell office:value-type="float" office:value="8.260412314395" calcext:value-type="float">
            <text:p>8.26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17.37719716726" calcext:value-type="float">
            <text:p>-1.7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7" calcext:value-type="float">
            <text:p>1.447</text:p>
          </table:table-cell>
          <table:table-cell office:value-type="float" office:value="-18.52749517115" calcext:value-type="float">
            <text:p>-1.85E+01</text:p>
          </table:table-cell>
          <table:table-cell office:value-type="float" office:value="1.447" calcext:value-type="float">
            <text:p>1.447</text:p>
          </table:table-cell>
          <table:table-cell office:value-type="float" office:value="8.022501063842" calcext:value-type="float">
            <text:p>8.02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-15.20717613458" calcext:value-type="float">
            <text:p>-1.5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8" calcext:value-type="float">
            <text:p>1.448</text:p>
          </table:table-cell>
          <table:table-cell office:value-type="float" office:value="-19.36123355205" calcext:value-type="float">
            <text:p>-1.94E+01</text:p>
          </table:table-cell>
          <table:table-cell office:value-type="float" office:value="1.448" calcext:value-type="float">
            <text:p>1.448</text:p>
          </table:table-cell>
          <table:table-cell office:value-type="float" office:value="7.409502602984" calcext:value-type="float">
            <text:p>7.41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-13.00622623241" calcext:value-type="float">
            <text:p>-1.30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49" calcext:value-type="float">
            <text:p>1.449</text:p>
          </table:table-cell>
          <table:table-cell office:value-type="float" office:value="-20.02553266333" calcext:value-type="float">
            <text:p>-2.00E+01</text:p>
          </table:table-cell>
          <table:table-cell office:value-type="float" office:value="1.449" calcext:value-type="float">
            <text:p>1.449</text:p>
          </table:table-cell>
          <table:table-cell office:value-type="float" office:value="6.431714577692" calcext:value-type="float">
            <text:p>6.43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-10.36281734303" calcext:value-type="float">
            <text:p>-1.04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-20.43409009757" calcext:value-type="float">
            <text:p>-2.04E+01</text:p>
          </table:table-cell>
          <table:table-cell office:value-type="float" office:value="1.45" calcext:value-type="float">
            <text:p>1.45</text:p>
          </table:table-cell>
          <table:table-cell office:value-type="float" office:value="5.141551059435" calcext:value-type="float">
            <text:p>5.14E+00</text:p>
          </table:table-cell>
          <table:table-cell office:value-type="float" office:value="1.45" calcext:value-type="float">
            <text:p>1.45</text:p>
          </table:table-cell>
          <table:table-cell office:value-type="float" office:value="-8.073034263468" calcext:value-type="float">
            <text:p>-8.0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1" calcext:value-type="float">
            <text:p>1.451</text:p>
          </table:table-cell>
          <table:table-cell office:value-type="float" office:value="-20.56819269536" calcext:value-type="float">
            <text:p>-2.06E+01</text:p>
          </table:table-cell>
          <table:table-cell office:value-type="float" office:value="1.451" calcext:value-type="float">
            <text:p>1.451</text:p>
          </table:table-cell>
          <table:table-cell office:value-type="float" office:value="3.58793762579" calcext:value-type="float">
            <text:p>3.59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-5.938346564804" calcext:value-type="float">
            <text:p>-5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2" calcext:value-type="float">
            <text:p>1.452</text:p>
          </table:table-cell>
          <table:table-cell office:value-type="float" office:value="-20.48757723409" calcext:value-type="float">
            <text:p>-2.05E+01</text:p>
          </table:table-cell>
          <table:table-cell office:value-type="float" office:value="1.452" calcext:value-type="float">
            <text:p>1.452</text:p>
          </table:table-cell>
          <table:table-cell office:value-type="float" office:value="1.827488077657" calcext:value-type="float">
            <text:p>1.83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4.040889925296" calcext:value-type="float">
            <text:p>-4.0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3" calcext:value-type="float">
            <text:p>1.453</text:p>
          </table:table-cell>
          <table:table-cell office:value-type="float" office:value="-20.29426703465" calcext:value-type="float">
            <text:p>-2.03E+01</text:p>
          </table:table-cell>
          <table:table-cell office:value-type="float" office:value="1.453" calcext:value-type="float">
            <text:p>1.453</text:p>
          </table:table-cell>
          <table:table-cell office:value-type="float" office:value="-0.07716425896501" calcext:value-type="float">
            <text:p>-7.72E-02</text:p>
          </table:table-cell>
          <table:table-cell office:value-type="float" office:value="1.453" calcext:value-type="float">
            <text:p>1.453</text:p>
          </table:table-cell>
          <table:table-cell office:value-type="float" office:value="-2.283038415526" calcext:value-type="float">
            <text:p>-2.2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4" calcext:value-type="float">
            <text:p>1.454</text:p>
          </table:table-cell>
          <table:table-cell office:value-type="float" office:value="-19.84645553112" calcext:value-type="float">
            <text:p>-1.98E+01</text:p>
          </table:table-cell>
          <table:table-cell office:value-type="float" office:value="1.454" calcext:value-type="float">
            <text:p>1.454</text:p>
          </table:table-cell>
          <table:table-cell office:value-type="float" office:value="-2.103873020653" calcext:value-type="float">
            <text:p>-2.10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5381507002651" calcext:value-type="float">
            <text:p>-5.38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5" calcext:value-type="float">
            <text:p>1.455</text:p>
          </table:table-cell>
          <table:table-cell office:value-type="float" office:value="-19.26755816058" calcext:value-type="float">
            <text:p>-1.93E+01</text:p>
          </table:table-cell>
          <table:table-cell office:value-type="float" office:value="1.455" calcext:value-type="float">
            <text:p>1.455</text:p>
          </table:table-cell>
          <table:table-cell office:value-type="float" office:value="-4.16170312211" calcext:value-type="float">
            <text:p>-4.16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1.31198978925" calcext:value-type="float">
            <text:p>1.3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6" calcext:value-type="float">
            <text:p>1.456</text:p>
          </table:table-cell>
          <table:table-cell office:value-type="float" office:value="-18.73913372763" calcext:value-type="float">
            <text:p>-1.87E+01</text:p>
          </table:table-cell>
          <table:table-cell office:value-type="float" office:value="1.456" calcext:value-type="float">
            <text:p>1.456</text:p>
          </table:table-cell>
          <table:table-cell office:value-type="float" office:value="-6.204471221254" calcext:value-type="float">
            <text:p>-6.20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3.269395501915" calcext:value-type="float">
            <text:p>3.2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7" calcext:value-type="float">
            <text:p>1.457</text:p>
          </table:table-cell>
          <table:table-cell office:value-type="float" office:value="-17.99986226629" calcext:value-type="float">
            <text:p>-1.80E+01</text:p>
          </table:table-cell>
          <table:table-cell office:value-type="float" office:value="1.457" calcext:value-type="float">
            <text:p>1.457</text:p>
          </table:table-cell>
          <table:table-cell office:value-type="float" office:value="-8.279541044778" calcext:value-type="float">
            <text:p>-8.28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5.223853333307" calcext:value-type="float">
            <text:p>5.2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8" calcext:value-type="float">
            <text:p>1.458</text:p>
          </table:table-cell>
          <table:table-cell office:value-type="float" office:value="-16.78853291583" calcext:value-type="float">
            <text:p>-1.68E+01</text:p>
          </table:table-cell>
          <table:table-cell office:value-type="float" office:value="1.458" calcext:value-type="float">
            <text:p>1.458</text:p>
          </table:table-cell>
          <table:table-cell office:value-type="float" office:value="-10.25543958998" calcext:value-type="float">
            <text:p>-1.03E+01</text:p>
          </table:table-cell>
          <table:table-cell office:value-type="float" office:value="1.458" calcext:value-type="float">
            <text:p>1.458</text:p>
          </table:table-cell>
          <table:table-cell office:value-type="float" office:value="6.863637235475" calcext:value-type="float">
            <text:p>6.8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59" calcext:value-type="float">
            <text:p>1.459</text:p>
          </table:table-cell>
          <table:table-cell office:value-type="float" office:value="-15.2836536087" calcext:value-type="float">
            <text:p>-1.53E+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2.1333623685" calcext:value-type="float">
            <text:p>-1.21E+01</text:p>
          </table:table-cell>
          <table:table-cell office:value-type="float" office:value="1.459" calcext:value-type="float">
            <text:p>1.459</text:p>
          </table:table-cell>
          <table:table-cell office:value-type="float" office:value="7.930357892508" calcext:value-type="float">
            <text:p>7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-13.40201183204" calcext:value-type="float">
            <text:p>-1.34E+01</text:p>
          </table:table-cell>
          <table:table-cell office:value-type="float" office:value="1.46" calcext:value-type="float">
            <text:p>1.46</text:p>
          </table:table-cell>
          <table:table-cell office:value-type="float" office:value="-13.94296724039" calcext:value-type="float">
            <text:p>-1.39E+01</text:p>
          </table:table-cell>
          <table:table-cell office:value-type="float" office:value="1.46" calcext:value-type="float">
            <text:p>1.46</text:p>
          </table:table-cell>
          <table:table-cell office:value-type="float" office:value="8.205187489606" calcext:value-type="float">
            <text:p>8.2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1" calcext:value-type="float">
            <text:p>1.461</text:p>
          </table:table-cell>
          <table:table-cell office:value-type="float" office:value="-11.23507032372" calcext:value-type="float">
            <text:p>-1.12E+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5.65959426669" calcext:value-type="float">
            <text:p>-1.57E+01</text:p>
          </table:table-cell>
          <table:table-cell office:value-type="float" office:value="1.461" calcext:value-type="float">
            <text:p>1.461</text:p>
          </table:table-cell>
          <table:table-cell office:value-type="float" office:value="7.594828673249" calcext:value-type="float">
            <text:p>7.5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2" calcext:value-type="float">
            <text:p>1.462</text:p>
          </table:table-cell>
          <table:table-cell office:value-type="float" office:value="-8.939567484168" calcext:value-type="float">
            <text:p>-8.9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-17.32210425696" calcext:value-type="float">
            <text:p>-1.73E+01</text:p>
          </table:table-cell>
          <table:table-cell office:value-type="float" office:value="1.462" calcext:value-type="float">
            <text:p>1.462</text:p>
          </table:table-cell>
          <table:table-cell office:value-type="float" office:value="6.131437214397" calcext:value-type="float">
            <text:p>6.1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3" calcext:value-type="float">
            <text:p>1.463</text:p>
          </table:table-cell>
          <table:table-cell office:value-type="float" office:value="-6.456014845501" calcext:value-type="float">
            <text:p>-6.46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-18.96112879575" calcext:value-type="float">
            <text:p>-1.90E+01</text:p>
          </table:table-cell>
          <table:table-cell office:value-type="float" office:value="1.463" calcext:value-type="float">
            <text:p>1.463</text:p>
          </table:table-cell>
          <table:table-cell office:value-type="float" office:value="3.973240049789" calcext:value-type="float">
            <text:p>3.9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4" calcext:value-type="float">
            <text:p>1.464</text:p>
          </table:table-cell>
          <table:table-cell office:value-type="float" office:value="-4.030686164838" calcext:value-type="float">
            <text:p>-4.03E+00</text:p>
          </table:table-cell>
          <table:table-cell office:value-type="float" office:value="1.464" calcext:value-type="float">
            <text:p>1.464</text:p>
          </table:table-cell>
          <table:table-cell office:value-type="float" office:value="-20.58028007562" calcext:value-type="float">
            <text:p>-2.06E+01</text:p>
          </table:table-cell>
          <table:table-cell office:value-type="float" office:value="1.464" calcext:value-type="float">
            <text:p>1.464</text:p>
          </table:table-cell>
          <table:table-cell office:value-type="float" office:value="1.397724160745" calcext:value-type="float">
            <text:p>1.40E+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74" office:value-type="float" office:value="1.465" calcext:value-type="float">
            <text:p>1.465</text:p>
          </table:table-cell>
          <table:table-cell office:value-type="float" office:value="-1.790137080478" calcext:value-type="float">
            <text:p>-1.79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22.08820451049" calcext:value-type="float">
            <text:p>-2.21E+01</text:p>
          </table:table-cell>
          <table:table-cell office:value-type="float" office:value="1.465" calcext:value-type="float">
            <text:p>1.465</text:p>
          </table:table-cell>
          <table:table-cell office:value-type="float" office:value="-1.251911610917" calcext:value-type="float">
            <text:p>-1.2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6" calcext:value-type="float">
            <text:p>1.466</text:p>
          </table:table-cell>
          <table:table-cell office:value-type="float" office:value="0.3625967143643" calcext:value-type="float">
            <text:p>3.63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3.29589082168" calcext:value-type="float">
            <text:p>-2.33E+01</text:p>
          </table:table-cell>
          <table:table-cell office:value-type="float" office:value="1.466" calcext:value-type="float">
            <text:p>1.466</text:p>
          </table:table-cell>
          <table:table-cell office:value-type="float" office:value="-3.685803513034" calcext:value-type="float">
            <text:p>-3.6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7" calcext:value-type="float">
            <text:p>1.467</text:p>
          </table:table-cell>
          <table:table-cell office:value-type="float" office:value="2.352125282222" calcext:value-type="float">
            <text:p>2.35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4.23882510179" calcext:value-type="float">
            <text:p>-2.42E+01</text:p>
          </table:table-cell>
          <table:table-cell office:value-type="float" office:value="1.467" calcext:value-type="float">
            <text:p>1.467</text:p>
          </table:table-cell>
          <table:table-cell office:value-type="float" office:value="-5.646960385496" calcext:value-type="float">
            <text:p>-5.6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8" calcext:value-type="float">
            <text:p>1.468</text:p>
          </table:table-cell>
          <table:table-cell office:value-type="float" office:value="4.181538791497" calcext:value-type="float">
            <text:p>4.1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4.66341475374" calcext:value-type="float">
            <text:p>-2.47E+01</text:p>
          </table:table-cell>
          <table:table-cell office:value-type="float" office:value="1.468" calcext:value-type="float">
            <text:p>1.468</text:p>
          </table:table-cell>
          <table:table-cell office:value-type="float" office:value="-7.05941702908" calcext:value-type="float">
            <text:p>-7.0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69" calcext:value-type="float">
            <text:p>1.469</text:p>
          </table:table-cell>
          <table:table-cell office:value-type="float" office:value="5.851968798123" calcext:value-type="float">
            <text:p>5.8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4.57174261225" calcext:value-type="float">
            <text:p>-2.46E+01</text:p>
          </table:table-cell>
          <table:table-cell office:value-type="float" office:value="1.469" calcext:value-type="float">
            <text:p>1.469</text:p>
          </table:table-cell>
          <table:table-cell office:value-type="float" office:value="-7.915077736243" calcext:value-type="float">
            <text:p>-7.92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7.294469042409" calcext:value-type="float">
            <text:p>7.29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3.88330651193" calcext:value-type="float">
            <text:p>-2.39E+01</text:p>
          </table:table-cell>
          <table:table-cell office:value-type="float" office:value="1.47" calcext:value-type="float">
            <text:p>1.47</text:p>
          </table:table-cell>
          <table:table-cell office:value-type="float" office:value="-8.383216640454" calcext:value-type="float">
            <text:p>-8.3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1" calcext:value-type="float">
            <text:p>1.471</text:p>
          </table:table-cell>
          <table:table-cell office:value-type="float" office:value="8.488600747653" calcext:value-type="float">
            <text:p>8.49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22.83999141701" calcext:value-type="float">
            <text:p>-2.28E+01</text:p>
          </table:table-cell>
          <table:table-cell office:value-type="float" office:value="1.471" calcext:value-type="float">
            <text:p>1.471</text:p>
          </table:table-cell>
          <table:table-cell office:value-type="float" office:value="-8.713221031694" calcext:value-type="float">
            <text:p>-8.7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2" calcext:value-type="float">
            <text:p>1.472</text:p>
          </table:table-cell>
          <table:table-cell office:value-type="float" office:value="9.401535670215" calcext:value-type="float">
            <text:p>9.40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21.23496694867" calcext:value-type="float">
            <text:p>-2.12E+01</text:p>
          </table:table-cell>
          <table:table-cell office:value-type="float" office:value="1.472" calcext:value-type="float">
            <text:p>1.472</text:p>
          </table:table-cell>
          <table:table-cell office:value-type="float" office:value="-9.140563425122" calcext:value-type="float">
            <text:p>-9.1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3" calcext:value-type="float">
            <text:p>1.473</text:p>
          </table:table-cell>
          <table:table-cell office:value-type="float" office:value="9.947284856347" calcext:value-type="float">
            <text:p>9.95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9.65854222459" calcext:value-type="float">
            <text:p>-1.97E+01</text:p>
          </table:table-cell>
          <table:table-cell office:value-type="float" office:value="1.473" calcext:value-type="float">
            <text:p>1.473</text:p>
          </table:table-cell>
          <table:table-cell office:value-type="float" office:value="-9.941077812054" calcext:value-type="float">
            <text:p>-9.94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4" calcext:value-type="float">
            <text:p>1.474</text:p>
          </table:table-cell>
          <table:table-cell office:value-type="float" office:value="10.13873089927" calcext:value-type="float">
            <text:p>1.01E+01</text:p>
          </table:table-cell>
          <table:table-cell office:value-type="float" office:value="1.474" calcext:value-type="float">
            <text:p>1.474</text:p>
          </table:table-cell>
          <table:table-cell office:value-type="float" office:value="-17.88989313977" calcext:value-type="float">
            <text:p>-1.79E+01</text:p>
          </table:table-cell>
          <table:table-cell office:value-type="float" office:value="1.474" calcext:value-type="float">
            <text:p>1.474</text:p>
          </table:table-cell>
          <table:table-cell office:value-type="float" office:value="-11.19729360589" calcext:value-type="float">
            <text:p>-1.1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5" calcext:value-type="float">
            <text:p>1.475</text:p>
          </table:table-cell>
          <table:table-cell office:value-type="float" office:value="9.981281056521" calcext:value-type="float">
            <text:p>9.98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15.75993963249" calcext:value-type="float">
            <text:p>-1.58E+01</text:p>
          </table:table-cell>
          <table:table-cell office:value-type="float" office:value="1.475" calcext:value-type="float">
            <text:p>1.475</text:p>
          </table:table-cell>
          <table:table-cell office:value-type="float" office:value="-12.89858542822" calcext:value-type="float">
            <text:p>-1.2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6" calcext:value-type="float">
            <text:p>1.476</text:p>
          </table:table-cell>
          <table:table-cell office:value-type="float" office:value="9.45836748397" calcext:value-type="float">
            <text:p>9.46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13.27509646518" calcext:value-type="float">
            <text:p>-1.33E+01</text:p>
          </table:table-cell>
          <table:table-cell office:value-type="float" office:value="1.476" calcext:value-type="float">
            <text:p>1.476</text:p>
          </table:table-cell>
          <table:table-cell office:value-type="float" office:value="-14.87709702407" calcext:value-type="float">
            <text:p>-1.4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7" calcext:value-type="float">
            <text:p>1.477</text:p>
          </table:table-cell>
          <table:table-cell office:value-type="float" office:value="8.667414834869" calcext:value-type="float">
            <text:p>8.67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10.45088199707" calcext:value-type="float">
            <text:p>-1.05E+01</text:p>
          </table:table-cell>
          <table:table-cell office:value-type="float" office:value="1.477" calcext:value-type="float">
            <text:p>1.477</text:p>
          </table:table-cell>
          <table:table-cell office:value-type="float" office:value="-16.76103649137" calcext:value-type="float">
            <text:p>-1.6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8" calcext:value-type="float">
            <text:p>1.478</text:p>
          </table:table-cell>
          <table:table-cell office:value-type="float" office:value="7.659964317972" calcext:value-type="float">
            <text:p>7.66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7.436374840646" calcext:value-type="float">
            <text:p>-7.4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18.24226008584" calcext:value-type="float">
            <text:p>-1.82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79" calcext:value-type="float">
            <text:p>1.479</text:p>
          </table:table-cell>
          <table:table-cell office:value-type="float" office:value="6.505460864627" calcext:value-type="float">
            <text:p>6.5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4.352126831223" calcext:value-type="float">
            <text:p>-4.35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8.88620305044" calcext:value-type="float">
            <text:p>-1.8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5.266306841242" calcext:value-type="float">
            <text:p>5.27E+00</text:p>
          </table:table-cell>
          <table:table-cell table:style-name="ce80" office:value-type="float" office:value="1.48" calcext:value-type="float">
            <text:p>1.48</text:p>
          </table:table-cell>
          <table:table-cell office:value-type="float" office:value="-1.373237680543" calcext:value-type="float">
            <text:p>-1.37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8.66913958556" calcext:value-type="float">
            <text:p>-1.8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1" calcext:value-type="float">
            <text:p>1.481</text:p>
          </table:table-cell>
          <table:table-cell office:value-type="float" office:value="4.012505029703" calcext:value-type="float">
            <text:p>4.01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329486444447" calcext:value-type="float">
            <text:p>1.33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7.76932978036" calcext:value-type="float">
            <text:p>-1.78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2" calcext:value-type="float">
            <text:p>1.482</text:p>
          </table:table-cell>
          <table:table-cell office:value-type="float" office:value="2.745092745231" calcext:value-type="float">
            <text:p>2.75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3.67536665376" calcext:value-type="float">
            <text:p>3.68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5.853677057" calcext:value-type="float">
            <text:p>-1.59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3" calcext:value-type="float">
            <text:p>1.483</text:p>
          </table:table-cell>
          <table:table-cell office:value-type="float" office:value="1.472481885926" calcext:value-type="float">
            <text:p>1.47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5.679683128961" calcext:value-type="float">
            <text:p>5.68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13.69797685943" calcext:value-type="float">
            <text:p>-1.37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4" calcext:value-type="float">
            <text:p>1.484</text:p>
          </table:table-cell>
          <table:table-cell office:value-type="float" office:value="0.1680523518482" calcext:value-type="float">
            <text:p>1.68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7.274909557637" calcext:value-type="float">
            <text:p>7.27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11.29435126212" calcext:value-type="float">
            <text:p>-1.13E+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5" calcext:value-type="float">
            <text:p>1.485</text:p>
          </table:table-cell>
          <table:table-cell office:value-type="float" office:value="-1.199993580516" calcext:value-type="float">
            <text:p>-1.20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8.523603465034" calcext:value-type="float">
            <text:p>8.52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8.80913472351" calcext:value-type="float">
            <text:p>-8.8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6" calcext:value-type="float">
            <text:p>1.486</text:p>
          </table:table-cell>
          <table:table-cell office:value-type="float" office:value="-2.67363813581" calcext:value-type="float">
            <text:p>-2.6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9.390093659343" calcext:value-type="float">
            <text:p>9.39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6.692648945601" calcext:value-type="float">
            <text:p>-6.6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7" calcext:value-type="float">
            <text:p>1.487</text:p>
          </table:table-cell>
          <table:table-cell office:value-type="float" office:value="-4.282146643779" calcext:value-type="float">
            <text:p>-4.28E+00</text:p>
          </table:table-cell>
          <table:table-cell office:value-type="float" office:value="1.487" calcext:value-type="float">
            <text:p>1.487</text:p>
          </table:table-cell>
          <table:table-cell office:value-type="float" office:value="9.977566040375" calcext:value-type="float">
            <text:p>9.98E+00</text:p>
          </table:table-cell>
          <table:table-cell office:value-type="float" office:value="1.487" calcext:value-type="float">
            <text:p>1.487</text:p>
          </table:table-cell>
          <table:table-cell office:value-type="float" office:value="-4.688720259337" calcext:value-type="float">
            <text:p>-4.69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8" calcext:value-type="float">
            <text:p>1.488</text:p>
          </table:table-cell>
          <table:table-cell office:value-type="float" office:value="-6.029298216512" calcext:value-type="float">
            <text:p>-6.03E+00</text:p>
          </table:table-cell>
          <table:table-cell office:value-type="float" office:value="1.488" calcext:value-type="float">
            <text:p>1.488</text:p>
          </table:table-cell>
          <table:table-cell office:value-type="float" office:value="10.25925782946" calcext:value-type="float">
            <text:p>1.03E+01</text:p>
          </table:table-cell>
          <table:table-cell office:value-type="float" office:value="1.488" calcext:value-type="float">
            <text:p>1.488</text:p>
          </table:table-cell>
          <table:table-cell office:value-type="float" office:value="-2.913451695383" calcext:value-type="float">
            <text:p>-2.9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89" calcext:value-type="float">
            <text:p>1.489</text:p>
          </table:table-cell>
          <table:table-cell office:value-type="float" office:value="-7.898454606314" calcext:value-type="float">
            <text:p>-7.90E+00</text:p>
          </table:table-cell>
          <table:table-cell office:value-type="float" office:value="1.489" calcext:value-type="float">
            <text:p>1.489</text:p>
          </table:table-cell>
          <table:table-cell office:value-type="float" office:value="10.22887810842" calcext:value-type="float">
            <text:p>1.02E+01</text:p>
          </table:table-cell>
          <table:table-cell table:style-name="ce174" office:value-type="float" office:value="1.489" calcext:value-type="float">
            <text:p>1.489</text:p>
          </table:table-cell>
          <table:table-cell office:value-type="float" office:value="-1.230409932281" calcext:value-type="float">
            <text:p>-1.2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" calcext:value-type="float">
            <text:p>1.49</text:p>
          </table:table-cell>
          <table:table-cell office:value-type="float" office:value="-9.794690078393" calcext:value-type="float">
            <text:p>-9.79E+00</text:p>
          </table:table-cell>
          <table:table-cell office:value-type="float" office:value="1.49" calcext:value-type="float">
            <text:p>1.49</text:p>
          </table:table-cell>
          <table:table-cell office:value-type="float" office:value="9.86924314885" calcext:value-type="float">
            <text:p>9.87E+00</text:p>
          </table:table-cell>
          <table:table-cell office:value-type="float" office:value="1.49" calcext:value-type="float">
            <text:p>1.49</text:p>
          </table:table-cell>
          <table:table-cell office:value-type="float" office:value="0.4801680616648" calcext:value-type="float">
            <text:p>4.80E-0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1" calcext:value-type="float">
            <text:p>1.491</text:p>
          </table:table-cell>
          <table:table-cell office:value-type="float" office:value="-11.67566831" calcext:value-type="float">
            <text:p>-1.17E+01</text:p>
          </table:table-cell>
          <table:table-cell office:value-type="float" office:value="1.491" calcext:value-type="float">
            <text:p>1.491</text:p>
          </table:table-cell>
          <table:table-cell office:value-type="float" office:value="9.10446745459" calcext:value-type="float">
            <text:p>9.10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2.326221110281" calcext:value-type="float">
            <text:p>2.3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2" calcext:value-type="float">
            <text:p>1.492</text:p>
          </table:table-cell>
          <table:table-cell office:value-type="float" office:value="-13.51031500868" calcext:value-type="float">
            <text:p>-1.35E+01</text:p>
          </table:table-cell>
          <table:table-cell office:value-type="float" office:value="1.492" calcext:value-type="float">
            <text:p>1.492</text:p>
          </table:table-cell>
          <table:table-cell office:value-type="float" office:value="7.911189155404" calcext:value-type="float">
            <text:p>7.9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4.304854552072" calcext:value-type="float">
            <text:p>4.30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3" calcext:value-type="float">
            <text:p>1.493</text:p>
          </table:table-cell>
          <table:table-cell office:value-type="float" office:value="-15.20387190201" calcext:value-type="float">
            <text:p>-1.52E+01</text:p>
          </table:table-cell>
          <table:table-cell office:value-type="float" office:value="1.493" calcext:value-type="float">
            <text:p>1.493</text:p>
          </table:table-cell>
          <table:table-cell office:value-type="float" office:value="6.25625332342" calcext:value-type="float">
            <text:p>6.26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6.209198101571" calcext:value-type="float">
            <text:p>6.2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4" calcext:value-type="float">
            <text:p>1.494</text:p>
          </table:table-cell>
          <table:table-cell office:value-type="float" office:value="-16.71247392765" calcext:value-type="float">
            <text:p>-1.67E+01</text:p>
          </table:table-cell>
          <table:table-cell office:value-type="float" office:value="1.494" calcext:value-type="float">
            <text:p>1.494</text:p>
          </table:table-cell>
          <table:table-cell office:value-type="float" office:value="4.189189989024" calcext:value-type="float">
            <text:p>4.19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7.768981562786" calcext:value-type="float">
            <text:p>7.77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5" calcext:value-type="float">
            <text:p>1.495</text:p>
          </table:table-cell>
          <table:table-cell office:value-type="float" office:value="-18.06156555313" calcext:value-type="float">
            <text:p>-1.81E+01</text:p>
          </table:table-cell>
          <table:table-cell office:value-type="float" office:value="1.495" calcext:value-type="float">
            <text:p>1.495</text:p>
          </table:table-cell>
          <table:table-cell office:value-type="float" office:value="1.754257112723" calcext:value-type="float">
            <text:p>1.75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8.680399605689" calcext:value-type="float">
            <text:p>8.68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6" calcext:value-type="float">
            <text:p>1.496</text:p>
          </table:table-cell>
          <table:table-cell office:value-type="float" office:value="-19.15577810618" calcext:value-type="float">
            <text:p>-1.92E+01</text:p>
          </table:table-cell>
          <table:table-cell office:value-type="float" office:value="1.496" calcext:value-type="float">
            <text:p>1.496</text:p>
          </table:table-cell>
          <table:table-cell office:value-type="float" office:value="-0.9220621407295" calcext:value-type="float">
            <text:p>-9.22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8.763551685609" calcext:value-type="float">
            <text:p>8.76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7" calcext:value-type="float">
            <text:p>1.497</text:p>
          </table:table-cell>
          <table:table-cell office:value-type="float" office:value="-20.12096905702" calcext:value-type="float">
            <text:p>-2.01E+01</text:p>
          </table:table-cell>
          <table:table-cell office:value-type="float" office:value="1.497" calcext:value-type="float">
            <text:p>1.497</text:p>
          </table:table-cell>
          <table:table-cell office:value-type="float" office:value="-3.699035626685" calcext:value-type="float">
            <text:p>-3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7.93002596726" calcext:value-type="float">
            <text:p>7.93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8" calcext:value-type="float">
            <text:p>1.498</text:p>
          </table:table-cell>
          <table:table-cell office:value-type="float" office:value="-20.92710900468" calcext:value-type="float">
            <text:p>-2.09E+01</text:p>
          </table:table-cell>
          <table:table-cell office:value-type="float" office:value="1.498" calcext:value-type="float">
            <text:p>1.498</text:p>
          </table:table-cell>
          <table:table-cell office:value-type="float" office:value="-6.464470950367" calcext:value-type="float">
            <text:p>-6.46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6.210007409787" calcext:value-type="float">
            <text:p>6.21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499" calcext:value-type="float">
            <text:p>1.499</text:p>
          </table:table-cell>
          <table:table-cell office:value-type="float" office:value="-21.55199777082" calcext:value-type="float">
            <text:p>-2.16E+01</text:p>
          </table:table-cell>
          <table:table-cell office:value-type="float" office:value="1.499" calcext:value-type="float">
            <text:p>1.499</text:p>
          </table:table-cell>
          <table:table-cell office:value-type="float" office:value="-9.055592307519" calcext:value-type="float">
            <text:p>-9.06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3.853641323075" calcext:value-type="float">
            <text:p>3.85E+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22.16225417879" calcext:value-type="float">
            <text:p>-2.22E+01</text:p>
          </table:table-cell>
          <table:table-cell office:value-type="float" office:value="1.5" calcext:value-type="float">
            <text:p>1.5</text:p>
          </table:table-cell>
          <table:table-cell office:value-type="float" office:value="-11.43339953034" calcext:value-type="float">
            <text:p>-1.14E+01</text:p>
          </table:table-cell>
          <table:table-cell office:value-type="float" office:value="1.5" calcext:value-type="float">
            <text:p>1.5</text:p>
          </table:table-cell>
          <table:table-cell office:value-type="float" office:value="1.136831972726" calcext:value-type="float">
            <text:p>1.14E+0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01" calcext:value-type="float">
            <text:p>1.501</text:p>
          </table:table-cell>
          <table:table-cell office:value-type="float" office:value="-13.59561567954" calcext:value-type="float">
            <text:p>-1.3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02" calcext:value-type="float">
            <text:p>1.502</text:p>
          </table:table-cell>
          <table:table-cell office:value-type="float" office:value="-15.36829147477" calcext:value-type="float">
            <text:p>-1.5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03" calcext:value-type="float">
            <text:p>1.503</text:p>
          </table:table-cell>
          <table:table-cell office:value-type="float" office:value="-16.95755890493" calcext:value-type="float">
            <text:p>-1.7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04" calcext:value-type="float">
            <text:p>1.504</text:p>
          </table:table-cell>
          <table:table-cell office:value-type="float" office:value="-18.53557372816" calcext:value-type="float">
            <text:p>-1.8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05" calcext:value-type="float">
            <text:p>1.505</text:p>
          </table:table-cell>
          <table:table-cell office:value-type="float" office:value="-20.09567493233" calcext:value-type="float">
            <text:p>-2.0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06" calcext:value-type="float">
            <text:p>1.506</text:p>
          </table:table-cell>
          <table:table-cell office:value-type="float" office:value="-21.68195911818" calcext:value-type="float">
            <text:p>-2.17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07" calcext:value-type="float">
            <text:p>1.507</text:p>
          </table:table-cell>
          <table:table-cell office:value-type="float" office:value="-23.28987775287" calcext:value-type="float">
            <text:p>-2.3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08" calcext:value-type="float">
            <text:p>1.508</text:p>
          </table:table-cell>
          <table:table-cell office:value-type="float" office:value="-24.82163423372" calcext:value-type="float">
            <text:p>-2.4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09" calcext:value-type="float">
            <text:p>1.509</text:p>
          </table:table-cell>
          <table:table-cell office:value-type="float" office:value="-25.89024012836" calcext:value-type="float">
            <text:p>-2.5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" calcext:value-type="float">
            <text:p>1.51</text:p>
          </table:table-cell>
          <table:table-cell office:value-type="float" office:value="-26.8542365072" calcext:value-type="float">
            <text:p>-2.6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1" calcext:value-type="float">
            <text:p>1.511</text:p>
          </table:table-cell>
          <table:table-cell office:value-type="float" office:value="-27.12039241521" calcext:value-type="float">
            <text:p>-2.7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2" calcext:value-type="float">
            <text:p>1.512</text:p>
          </table:table-cell>
          <table:table-cell office:value-type="float" office:value="-26.82934290571" calcext:value-type="float">
            <text:p>-2.6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3" calcext:value-type="float">
            <text:p>1.513</text:p>
          </table:table-cell>
          <table:table-cell office:value-type="float" office:value="-25.88275898784" calcext:value-type="float">
            <text:p>-2.5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4" calcext:value-type="float">
            <text:p>1.514</text:p>
          </table:table-cell>
          <table:table-cell office:value-type="float" office:value="-24.38224961166" calcext:value-type="float">
            <text:p>-2.4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5" calcext:value-type="float">
            <text:p>1.515</text:p>
          </table:table-cell>
          <table:table-cell office:value-type="float" office:value="-22.2041913416" calcext:value-type="float">
            <text:p>-2.22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6" calcext:value-type="float">
            <text:p>1.516</text:p>
          </table:table-cell>
          <table:table-cell office:value-type="float" office:value="-19.71608600969" calcext:value-type="float">
            <text:p>-1.97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7" calcext:value-type="float">
            <text:p>1.517</text:p>
          </table:table-cell>
          <table:table-cell office:value-type="float" office:value="-16.95126045334" calcext:value-type="float">
            <text:p>-1.7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8" calcext:value-type="float">
            <text:p>1.518</text:p>
          </table:table-cell>
          <table:table-cell office:value-type="float" office:value="-13.86908665568" calcext:value-type="float">
            <text:p>-1.3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19" calcext:value-type="float">
            <text:p>1.519</text:p>
          </table:table-cell>
          <table:table-cell office:value-type="float" office:value="-10.82064631693" calcext:value-type="float">
            <text:p>-1.0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" calcext:value-type="float">
            <text:p>1.52</text:p>
          </table:table-cell>
          <table:table-cell office:value-type="float" office:value="-7.824284952022" calcext:value-type="float">
            <text:p>-7.82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1" calcext:value-type="float">
            <text:p>1.521</text:p>
          </table:table-cell>
          <table:table-cell office:value-type="float" office:value="-4.953352436828" calcext:value-type="float">
            <text:p>-4.9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2" calcext:value-type="float">
            <text:p>1.522</text:p>
          </table:table-cell>
          <table:table-cell office:value-type="float" office:value="-2.204173224709" calcext:value-type="float">
            <text:p>-2.20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3" calcext:value-type="float">
            <text:p>1.523</text:p>
          </table:table-cell>
          <table:table-cell office:value-type="float" office:value="0.2719422397807" calcext:value-type="float">
            <text:p>2.72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4" calcext:value-type="float">
            <text:p>1.524</text:p>
          </table:table-cell>
          <table:table-cell office:value-type="float" office:value="2.494841316457" calcext:value-type="float">
            <text:p>2.4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5" calcext:value-type="float">
            <text:p>1.525</text:p>
          </table:table-cell>
          <table:table-cell office:value-type="float" office:value="4.387025336781" calcext:value-type="float">
            <text:p>4.3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6" calcext:value-type="float">
            <text:p>1.526</text:p>
          </table:table-cell>
          <table:table-cell office:value-type="float" office:value="5.881364645804" calcext:value-type="float">
            <text:p>5.88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7" calcext:value-type="float">
            <text:p>1.527</text:p>
          </table:table-cell>
          <table:table-cell office:value-type="float" office:value="6.97696044802" calcext:value-type="float">
            <text:p>6.98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8" calcext:value-type="float">
            <text:p>1.528</text:p>
          </table:table-cell>
          <table:table-cell office:value-type="float" office:value="7.598605519323" calcext:value-type="float">
            <text:p>7.60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29" calcext:value-type="float">
            <text:p>1.529</text:p>
          </table:table-cell>
          <table:table-cell office:value-type="float" office:value="7.791077621577" calcext:value-type="float">
            <text:p>7.7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" calcext:value-type="float">
            <text:p>1.53</text:p>
          </table:table-cell>
          <table:table-cell office:value-type="float" office:value="7.574941336788" calcext:value-type="float">
            <text:p>7.5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1" calcext:value-type="float">
            <text:p>1.531</text:p>
          </table:table-cell>
          <table:table-cell office:value-type="float" office:value="6.987391842259" calcext:value-type="float">
            <text:p>6.9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2" calcext:value-type="float">
            <text:p>1.532</text:p>
          </table:table-cell>
          <table:table-cell office:value-type="float" office:value="6.073230969553" calcext:value-type="float">
            <text:p>6.0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3" calcext:value-type="float">
            <text:p>1.533</text:p>
          </table:table-cell>
          <table:table-cell office:value-type="float" office:value="4.913127022929" calcext:value-type="float">
            <text:p>4.9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4" calcext:value-type="float">
            <text:p>1.534</text:p>
          </table:table-cell>
          <table:table-cell office:value-type="float" office:value="3.561602131923" calcext:value-type="float">
            <text:p>3.5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5" calcext:value-type="float">
            <text:p>1.535</text:p>
          </table:table-cell>
          <table:table-cell office:value-type="float" office:value="2.02741047054" calcext:value-type="float">
            <text:p>2.0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6" calcext:value-type="float">
            <text:p>1.536</text:p>
          </table:table-cell>
          <table:table-cell office:value-type="float" office:value="0.3482914439503" calcext:value-type="float">
            <text:p>3.48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7" calcext:value-type="float">
            <text:p>1.537</text:p>
          </table:table-cell>
          <table:table-cell office:value-type="float" office:value="-1.474922981657" calcext:value-type="float">
            <text:p>-1.4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8" calcext:value-type="float">
            <text:p>1.538</text:p>
          </table:table-cell>
          <table:table-cell office:value-type="float" office:value="-3.413982778227" calcext:value-type="float">
            <text:p>-3.4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39" calcext:value-type="float">
            <text:p>1.539</text:p>
          </table:table-cell>
          <table:table-cell office:value-type="float" office:value="-5.427597377441" calcext:value-type="float">
            <text:p>-5.4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" calcext:value-type="float">
            <text:p>1.54</text:p>
          </table:table-cell>
          <table:table-cell office:value-type="float" office:value="-7.472932362146" calcext:value-type="float">
            <text:p>-7.4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1" calcext:value-type="float">
            <text:p>1.541</text:p>
          </table:table-cell>
          <table:table-cell office:value-type="float" office:value="-9.554266481288" calcext:value-type="float">
            <text:p>-9.5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2" calcext:value-type="float">
            <text:p>1.542</text:p>
          </table:table-cell>
          <table:table-cell office:value-type="float" office:value="-11.5567349062" calcext:value-type="float">
            <text:p>-1.1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3" calcext:value-type="float">
            <text:p>1.543</text:p>
          </table:table-cell>
          <table:table-cell office:value-type="float" office:value="-13.47837701518" calcext:value-type="float">
            <text:p>-1.3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4" calcext:value-type="float">
            <text:p>1.544</text:p>
          </table:table-cell>
          <table:table-cell office:value-type="float" office:value="-15.33592290583" calcext:value-type="float">
            <text:p>-1.5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5" calcext:value-type="float">
            <text:p>1.545</text:p>
          </table:table-cell>
          <table:table-cell office:value-type="float" office:value="-17.12645346989" calcext:value-type="float">
            <text:p>-1.7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6" calcext:value-type="float">
            <text:p>1.546</text:p>
          </table:table-cell>
          <table:table-cell office:value-type="float" office:value="-18.85350209363" calcext:value-type="float">
            <text:p>-1.8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7" calcext:value-type="float">
            <text:p>1.547</text:p>
          </table:table-cell>
          <table:table-cell office:value-type="float" office:value="-20.50750127571" calcext:value-type="float">
            <text:p>-2.0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8" calcext:value-type="float">
            <text:p>1.548</text:p>
          </table:table-cell>
          <table:table-cell office:value-type="float" office:value="-21.95954128713" calcext:value-type="float">
            <text:p>-2.2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49" calcext:value-type="float">
            <text:p>1.549</text:p>
          </table:table-cell>
          <table:table-cell office:value-type="float" office:value="-23.14616683405" calcext:value-type="float">
            <text:p>-2.3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" calcext:value-type="float">
            <text:p>1.55</text:p>
          </table:table-cell>
          <table:table-cell office:value-type="float" office:value="-24.07610984052" calcext:value-type="float">
            <text:p>-2.4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1" calcext:value-type="float">
            <text:p>1.551</text:p>
          </table:table-cell>
          <table:table-cell office:value-type="float" office:value="-24.42052050386" calcext:value-type="float">
            <text:p>-2.4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2" calcext:value-type="float">
            <text:p>1.552</text:p>
          </table:table-cell>
          <table:table-cell office:value-type="float" office:value="-24.44564202341" calcext:value-type="float">
            <text:p>-2.4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3" calcext:value-type="float">
            <text:p>1.553</text:p>
          </table:table-cell>
          <table:table-cell office:value-type="float" office:value="-23.81313195505" calcext:value-type="float">
            <text:p>-2.3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4" calcext:value-type="float">
            <text:p>1.554</text:p>
          </table:table-cell>
          <table:table-cell office:value-type="float" office:value="-22.68586899381" calcext:value-type="float">
            <text:p>-2.27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5" calcext:value-type="float">
            <text:p>1.555</text:p>
          </table:table-cell>
          <table:table-cell office:value-type="float" office:value="-21.41995457498" calcext:value-type="float">
            <text:p>-2.1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6" calcext:value-type="float">
            <text:p>1.556</text:p>
          </table:table-cell>
          <table:table-cell office:value-type="float" office:value="-20.09586540175" calcext:value-type="float">
            <text:p>-2.0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7" calcext:value-type="float">
            <text:p>1.557</text:p>
          </table:table-cell>
          <table:table-cell office:value-type="float" office:value="-18.59394369222" calcext:value-type="float">
            <text:p>-1.8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8" calcext:value-type="float">
            <text:p>1.558</text:p>
          </table:table-cell>
          <table:table-cell office:value-type="float" office:value="-16.8440441949" calcext:value-type="float">
            <text:p>-1.6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59" calcext:value-type="float">
            <text:p>1.559</text:p>
          </table:table-cell>
          <table:table-cell office:value-type="float" office:value="-14.53233327495" calcext:value-type="float">
            <text:p>-1.4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6" calcext:value-type="float">
            <text:p>1.56</text:p>
          </table:table-cell>
          <table:table-cell office:value-type="float" office:value="-11.7995400194" calcext:value-type="float">
            <text:p>-1.1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61" calcext:value-type="float">
            <text:p>1.561</text:p>
          </table:table-cell>
          <table:table-cell office:value-type="float" office:value="-8.79846292387" calcext:value-type="float">
            <text:p>-8.80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62" calcext:value-type="float">
            <text:p>1.562</text:p>
          </table:table-cell>
          <table:table-cell office:value-type="float" office:value="-5.5553169728" calcext:value-type="float">
            <text:p>-5.5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63" calcext:value-type="float">
            <text:p>1.563</text:p>
          </table:table-cell>
          <table:table-cell office:value-type="float" office:value="-2.480960126598" calcext:value-type="float">
            <text:p>-2.48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style-name="ce174" office:value-type="float" office:value="1.564" calcext:value-type="float">
            <text:p>1.564</text:p>
          </table:table-cell>
          <table:table-cell office:value-type="float" office:value="0.3239087725222" calcext:value-type="float">
            <text:p>3.24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65" calcext:value-type="float">
            <text:p>1.565</text:p>
          </table:table-cell>
          <table:table-cell office:value-type="float" office:value="2.791567811758" calcext:value-type="float">
            <text:p>2.7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66" calcext:value-type="float">
            <text:p>1.566</text:p>
          </table:table-cell>
          <table:table-cell office:value-type="float" office:value="4.874086668816" calcext:value-type="float">
            <text:p>4.8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67" calcext:value-type="float">
            <text:p>1.567</text:p>
          </table:table-cell>
          <table:table-cell office:value-type="float" office:value="6.617116618154" calcext:value-type="float">
            <text:p>6.62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68" calcext:value-type="float">
            <text:p>1.568</text:p>
          </table:table-cell>
          <table:table-cell office:value-type="float" office:value="7.971315371869" calcext:value-type="float">
            <text:p>7.9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69" calcext:value-type="float">
            <text:p>1.569</text:p>
          </table:table-cell>
          <table:table-cell office:value-type="float" office:value="9.009183681335" calcext:value-type="float">
            <text:p>9.0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" calcext:value-type="float">
            <text:p>1.57</text:p>
          </table:table-cell>
          <table:table-cell office:value-type="float" office:value="9.81828432607" calcext:value-type="float">
            <text:p>9.82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1" calcext:value-type="float">
            <text:p>1.571</text:p>
          </table:table-cell>
          <table:table-cell office:value-type="float" office:value="10.34182947195" calcext:value-type="float">
            <text:p>1.0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2" calcext:value-type="float">
            <text:p>1.572</text:p>
          </table:table-cell>
          <table:table-cell office:value-type="float" office:value="10.56535643825" calcext:value-type="float">
            <text:p>1.0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3" calcext:value-type="float">
            <text:p>1.573</text:p>
          </table:table-cell>
          <table:table-cell office:value-type="float" office:value="10.44774639428" calcext:value-type="float">
            <text:p>1.0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4" calcext:value-type="float">
            <text:p>1.574</text:p>
          </table:table-cell>
          <table:table-cell office:value-type="float" office:value="9.890315928368" calcext:value-type="float">
            <text:p>9.8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5" calcext:value-type="float">
            <text:p>1.575</text:p>
          </table:table-cell>
          <table:table-cell office:value-type="float" office:value="8.845763822627" calcext:value-type="float">
            <text:p>8.8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6" calcext:value-type="float">
            <text:p>1.576</text:p>
          </table:table-cell>
          <table:table-cell office:value-type="float" office:value="7.265339475606" calcext:value-type="float">
            <text:p>7.2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7" calcext:value-type="float">
            <text:p>1.577</text:p>
          </table:table-cell>
          <table:table-cell office:value-type="float" office:value="5.21263916153" calcext:value-type="float">
            <text:p>5.2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8" calcext:value-type="float">
            <text:p>1.578</text:p>
          </table:table-cell>
          <table:table-cell office:value-type="float" office:value="2.746597215037" calcext:value-type="float">
            <text:p>2.7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79" calcext:value-type="float">
            <text:p>1.579</text:p>
          </table:table-cell>
          <table:table-cell office:value-type="float" office:value="-0.009149034455209" calcext:value-type="float">
            <text:p>-9.15E-03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" calcext:value-type="float">
            <text:p>1.58</text:p>
          </table:table-cell>
          <table:table-cell office:value-type="float" office:value="-2.877132617446" calcext:value-type="float">
            <text:p>-2.88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1" calcext:value-type="float">
            <text:p>1.581</text:p>
          </table:table-cell>
          <table:table-cell office:value-type="float" office:value="-5.735260221667" calcext:value-type="float">
            <text:p>-5.7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2" calcext:value-type="float">
            <text:p>1.582</text:p>
          </table:table-cell>
          <table:table-cell office:value-type="float" office:value="-8.418166794417" calcext:value-type="float">
            <text:p>-8.42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3" calcext:value-type="float">
            <text:p>1.583</text:p>
          </table:table-cell>
          <table:table-cell office:value-type="float" office:value="-10.84415134987" calcext:value-type="float">
            <text:p>-1.0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4" calcext:value-type="float">
            <text:p>1.584</text:p>
          </table:table-cell>
          <table:table-cell office:value-type="float" office:value="-12.94432872655" calcext:value-type="float">
            <text:p>-1.2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5" calcext:value-type="float">
            <text:p>1.585</text:p>
          </table:table-cell>
          <table:table-cell office:value-type="float" office:value="-14.7618990092" calcext:value-type="float">
            <text:p>-1.4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6" calcext:value-type="float">
            <text:p>1.586</text:p>
          </table:table-cell>
          <table:table-cell office:value-type="float" office:value="-16.37897811766" calcext:value-type="float">
            <text:p>-1.6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7" calcext:value-type="float">
            <text:p>1.587</text:p>
          </table:table-cell>
          <table:table-cell office:value-type="float" office:value="-17.96699504794" calcext:value-type="float">
            <text:p>-1.8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8" calcext:value-type="float">
            <text:p>1.588</text:p>
          </table:table-cell>
          <table:table-cell office:value-type="float" office:value="-19.48707176142" calcext:value-type="float">
            <text:p>-1.9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89" calcext:value-type="float">
            <text:p>1.589</text:p>
          </table:table-cell>
          <table:table-cell office:value-type="float" office:value="-21.1896821459" calcext:value-type="float">
            <text:p>-2.12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" calcext:value-type="float">
            <text:p>1.59</text:p>
          </table:table-cell>
          <table:table-cell office:value-type="float" office:value="-22.96741225762" calcext:value-type="float">
            <text:p>-2.3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1" calcext:value-type="float">
            <text:p>1.591</text:p>
          </table:table-cell>
          <table:table-cell office:value-type="float" office:value="-24.71568444324" calcext:value-type="float">
            <text:p>-2.47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2" calcext:value-type="float">
            <text:p>1.592</text:p>
          </table:table-cell>
          <table:table-cell office:value-type="float" office:value="-26.14174778164" calcext:value-type="float">
            <text:p>-2.6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3" calcext:value-type="float">
            <text:p>1.593</text:p>
          </table:table-cell>
          <table:table-cell office:value-type="float" office:value="-27.26244881978" calcext:value-type="float">
            <text:p>-2.7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4" calcext:value-type="float">
            <text:p>1.594</text:p>
          </table:table-cell>
          <table:table-cell office:value-type="float" office:value="-27.76206170138" calcext:value-type="float">
            <text:p>-2.7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5" calcext:value-type="float">
            <text:p>1.595</text:p>
          </table:table-cell>
          <table:table-cell office:value-type="float" office:value="-27.78123077926" calcext:value-type="float">
            <text:p>-2.7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6" calcext:value-type="float">
            <text:p>1.596</text:p>
          </table:table-cell>
          <table:table-cell office:value-type="float" office:value="-27.0220227592" calcext:value-type="float">
            <text:p>-2.7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7" calcext:value-type="float">
            <text:p>1.597</text:p>
          </table:table-cell>
          <table:table-cell office:value-type="float" office:value="-25.49342173242" calcext:value-type="float">
            <text:p>-2.5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8" calcext:value-type="float">
            <text:p>1.598</text:p>
          </table:table-cell>
          <table:table-cell office:value-type="float" office:value="-23.81169699658" calcext:value-type="float">
            <text:p>-2.3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599" calcext:value-type="float">
            <text:p>1.599</text:p>
          </table:table-cell>
          <table:table-cell office:value-type="float" office:value="-21.06854662948" calcext:value-type="float">
            <text:p>-2.1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" calcext:value-type="float">
            <text:p>1.6</text:p>
          </table:table-cell>
          <table:table-cell office:value-type="float" office:value="-18.38917121375" calcext:value-type="float">
            <text:p>-1.8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01" calcext:value-type="float">
            <text:p>1.601</text:p>
          </table:table-cell>
          <table:table-cell office:value-type="float" office:value="-15.45079338388" calcext:value-type="float">
            <text:p>-1.5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02" calcext:value-type="float">
            <text:p>1.602</text:p>
          </table:table-cell>
          <table:table-cell office:value-type="float" office:value="-12.3980618499" calcext:value-type="float">
            <text:p>-1.2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03" calcext:value-type="float">
            <text:p>1.603</text:p>
          </table:table-cell>
          <table:table-cell office:value-type="float" office:value="-9.450299721981" calcext:value-type="float">
            <text:p>-9.4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04" calcext:value-type="float">
            <text:p>1.604</text:p>
          </table:table-cell>
          <table:table-cell office:value-type="float" office:value="-6.429258077548" calcext:value-type="float">
            <text:p>-6.4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05" calcext:value-type="float">
            <text:p>1.605</text:p>
          </table:table-cell>
          <table:table-cell office:value-type="float" office:value="-3.649827662648" calcext:value-type="float">
            <text:p>-3.6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06" calcext:value-type="float">
            <text:p>1.606</text:p>
          </table:table-cell>
          <table:table-cell office:value-type="float" office:value="-1.092272217402" calcext:value-type="float">
            <text:p>-1.0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07" calcext:value-type="float">
            <text:p>1.607</text:p>
          </table:table-cell>
          <table:table-cell office:value-type="float" office:value="1.30794095461" calcext:value-type="float">
            <text:p>1.3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08" calcext:value-type="float">
            <text:p>1.608</text:p>
          </table:table-cell>
          <table:table-cell office:value-type="float" office:value="3.327100004954" calcext:value-type="float">
            <text:p>3.3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09" calcext:value-type="float">
            <text:p>1.609</text:p>
          </table:table-cell>
          <table:table-cell office:value-type="float" office:value="4.968661979184" calcext:value-type="float">
            <text:p>4.9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" calcext:value-type="float">
            <text:p>1.61</text:p>
          </table:table-cell>
          <table:table-cell office:value-type="float" office:value="6.205119254507" calcext:value-type="float">
            <text:p>6.2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1" calcext:value-type="float">
            <text:p>1.611</text:p>
          </table:table-cell>
          <table:table-cell office:value-type="float" office:value="6.914939791939" calcext:value-type="float">
            <text:p>6.9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2" calcext:value-type="float">
            <text:p>1.612</text:p>
          </table:table-cell>
          <table:table-cell office:value-type="float" office:value="7.213693042041" calcext:value-type="float">
            <text:p>7.2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3" calcext:value-type="float">
            <text:p>1.613</text:p>
          </table:table-cell>
          <table:table-cell office:value-type="float" office:value="7.064055099126" calcext:value-type="float">
            <text:p>7.0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4" calcext:value-type="float">
            <text:p>1.614</text:p>
          </table:table-cell>
          <table:table-cell office:value-type="float" office:value="6.557154163295" calcext:value-type="float">
            <text:p>6.5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5" calcext:value-type="float">
            <text:p>1.615</text:p>
          </table:table-cell>
          <table:table-cell office:value-type="float" office:value="5.76257439603" calcext:value-type="float">
            <text:p>5.7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6" calcext:value-type="float">
            <text:p>1.616</text:p>
          </table:table-cell>
          <table:table-cell office:value-type="float" office:value="4.748389543107" calcext:value-type="float">
            <text:p>4.7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7" calcext:value-type="float">
            <text:p>1.617</text:p>
          </table:table-cell>
          <table:table-cell office:value-type="float" office:value="3.555590786791" calcext:value-type="float">
            <text:p>3.5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8" calcext:value-type="float">
            <text:p>1.618</text:p>
          </table:table-cell>
          <table:table-cell office:value-type="float" office:value="2.182782848565" calcext:value-type="float">
            <text:p>2.18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19" calcext:value-type="float">
            <text:p>1.619</text:p>
          </table:table-cell>
          <table:table-cell office:value-type="float" office:value="0.6480450861288" calcext:value-type="float">
            <text:p>6.48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" calcext:value-type="float">
            <text:p>1.62</text:p>
          </table:table-cell>
          <table:table-cell office:value-type="float" office:value="-1.034574064228" calcext:value-type="float">
            <text:p>-1.0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1" calcext:value-type="float">
            <text:p>1.621</text:p>
          </table:table-cell>
          <table:table-cell office:value-type="float" office:value="-2.848627069122" calcext:value-type="float">
            <text:p>-2.8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2" calcext:value-type="float">
            <text:p>1.622</text:p>
          </table:table-cell>
          <table:table-cell office:value-type="float" office:value="-4.786779433814" calcext:value-type="float">
            <text:p>-4.7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3" calcext:value-type="float">
            <text:p>1.623</text:p>
          </table:table-cell>
          <table:table-cell office:value-type="float" office:value="-6.826886987948" calcext:value-type="float">
            <text:p>-6.8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4" calcext:value-type="float">
            <text:p>1.624</text:p>
          </table:table-cell>
          <table:table-cell office:value-type="float" office:value="-8.903680247619" calcext:value-type="float">
            <text:p>-8.90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5" calcext:value-type="float">
            <text:p>1.625</text:p>
          </table:table-cell>
          <table:table-cell office:value-type="float" office:value="-10.98515698117" calcext:value-type="float">
            <text:p>-1.1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6" calcext:value-type="float">
            <text:p>1.626</text:p>
          </table:table-cell>
          <table:table-cell office:value-type="float" office:value="-13.01178702317" calcext:value-type="float">
            <text:p>-1.3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7" calcext:value-type="float">
            <text:p>1.627</text:p>
          </table:table-cell>
          <table:table-cell office:value-type="float" office:value="-14.98090743914" calcext:value-type="float">
            <text:p>-1.5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8" calcext:value-type="float">
            <text:p>1.628</text:p>
          </table:table-cell>
          <table:table-cell office:value-type="float" office:value="-16.92460611605" calcext:value-type="float">
            <text:p>-1.6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29" calcext:value-type="float">
            <text:p>1.629</text:p>
          </table:table-cell>
          <table:table-cell office:value-type="float" office:value="-18.77566184814" calcext:value-type="float">
            <text:p>-1.8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" calcext:value-type="float">
            <text:p>1.63</text:p>
          </table:table-cell>
          <table:table-cell office:value-type="float" office:value="-20.49211055689" calcext:value-type="float">
            <text:p>-2.0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1" calcext:value-type="float">
            <text:p>1.631</text:p>
          </table:table-cell>
          <table:table-cell office:value-type="float" office:value="-21.99323306671" calcext:value-type="float">
            <text:p>-2.2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2" calcext:value-type="float">
            <text:p>1.632</text:p>
          </table:table-cell>
          <table:table-cell office:value-type="float" office:value="-23.14405097195" calcext:value-type="float">
            <text:p>-2.3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3" calcext:value-type="float">
            <text:p>1.633</text:p>
          </table:table-cell>
          <table:table-cell office:value-type="float" office:value="-24.02560010448" calcext:value-type="float">
            <text:p>-2.4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4" calcext:value-type="float">
            <text:p>1.634</text:p>
          </table:table-cell>
          <table:table-cell office:value-type="float" office:value="-24.46325072081" calcext:value-type="float">
            <text:p>-2.4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5" calcext:value-type="float">
            <text:p>1.635</text:p>
          </table:table-cell>
          <table:table-cell office:value-type="float" office:value="-24.50168242253" calcext:value-type="float">
            <text:p>-2.4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6" calcext:value-type="float">
            <text:p>1.636</text:p>
          </table:table-cell>
          <table:table-cell office:value-type="float" office:value="-24.09210785084" calcext:value-type="float">
            <text:p>-2.4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7" calcext:value-type="float">
            <text:p>1.637</text:p>
          </table:table-cell>
          <table:table-cell office:value-type="float" office:value="-23.01945879172" calcext:value-type="float">
            <text:p>-2.3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8" calcext:value-type="float">
            <text:p>1.638</text:p>
          </table:table-cell>
          <table:table-cell office:value-type="float" office:value="-21.90326182517" calcext:value-type="float">
            <text:p>-2.1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39" calcext:value-type="float">
            <text:p>1.639</text:p>
          </table:table-cell>
          <table:table-cell office:value-type="float" office:value="-20.54725993489" calcext:value-type="float">
            <text:p>-2.0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4" calcext:value-type="float">
            <text:p>1.64</text:p>
          </table:table-cell>
          <table:table-cell office:value-type="float" office:value="-19.26981569913" calcext:value-type="float">
            <text:p>-1.9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41" calcext:value-type="float">
            <text:p>1.641</text:p>
          </table:table-cell>
          <table:table-cell office:value-type="float" office:value="-17.79221040884" calcext:value-type="float">
            <text:p>-1.7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42" calcext:value-type="float">
            <text:p>1.642</text:p>
          </table:table-cell>
          <table:table-cell office:value-type="float" office:value="-15.75519672145" calcext:value-type="float">
            <text:p>-1.5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43" calcext:value-type="float">
            <text:p>1.643</text:p>
          </table:table-cell>
          <table:table-cell office:value-type="float" office:value="-13.25228739251" calcext:value-type="float">
            <text:p>-1.3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44" calcext:value-type="float">
            <text:p>1.644</text:p>
          </table:table-cell>
          <table:table-cell office:value-type="float" office:value="-10.33628120456" calcext:value-type="float">
            <text:p>-1.0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45" calcext:value-type="float">
            <text:p>1.645</text:p>
          </table:table-cell>
          <table:table-cell office:value-type="float" office:value="-7.168473231643" calcext:value-type="float">
            <text:p>-7.1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style-name="ce174" office:value-type="float" office:value="1.646" calcext:value-type="float">
            <text:p>1.646</text:p>
          </table:table-cell>
          <table:table-cell office:value-type="float" office:value="-3.952617855298" calcext:value-type="float">
            <text:p>-3.9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47" calcext:value-type="float">
            <text:p>1.647</text:p>
          </table:table-cell>
          <table:table-cell office:value-type="float" office:value="-0.9899591135325" calcext:value-type="float">
            <text:p>-9.90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48" calcext:value-type="float">
            <text:p>1.648</text:p>
          </table:table-cell>
          <table:table-cell office:value-type="float" office:value="1.64590522458" calcext:value-type="float">
            <text:p>1.6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49" calcext:value-type="float">
            <text:p>1.649</text:p>
          </table:table-cell>
          <table:table-cell office:value-type="float" office:value="3.87418656353" calcext:value-type="float">
            <text:p>3.8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" calcext:value-type="float">
            <text:p>1.65</text:p>
          </table:table-cell>
          <table:table-cell office:value-type="float" office:value="5.738671713755" calcext:value-type="float">
            <text:p>5.7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1" calcext:value-type="float">
            <text:p>1.651</text:p>
          </table:table-cell>
          <table:table-cell office:value-type="float" office:value="7.240359486783" calcext:value-type="float">
            <text:p>7.2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2" calcext:value-type="float">
            <text:p>1.652</text:p>
          </table:table-cell>
          <table:table-cell office:value-type="float" office:value="8.475744033821" calcext:value-type="float">
            <text:p>8.48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3" calcext:value-type="float">
            <text:p>1.653</text:p>
          </table:table-cell>
          <table:table-cell office:value-type="float" office:value="9.425915826972" calcext:value-type="float">
            <text:p>9.4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4" calcext:value-type="float">
            <text:p>1.654</text:p>
          </table:table-cell>
          <table:table-cell office:value-type="float" office:value="10.16759251616" calcext:value-type="float">
            <text:p>1.02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5" calcext:value-type="float">
            <text:p>1.655</text:p>
          </table:table-cell>
          <table:table-cell office:value-type="float" office:value="10.62568732819" calcext:value-type="float">
            <text:p>1.0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6" calcext:value-type="float">
            <text:p>1.656</text:p>
          </table:table-cell>
          <table:table-cell office:value-type="float" office:value="10.7812905448" calcext:value-type="float">
            <text:p>1.0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7" calcext:value-type="float">
            <text:p>1.657</text:p>
          </table:table-cell>
          <table:table-cell office:value-type="float" office:value="10.48883988335" calcext:value-type="float">
            <text:p>1.0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8" calcext:value-type="float">
            <text:p>1.658</text:p>
          </table:table-cell>
          <table:table-cell office:value-type="float" office:value="9.677517705029" calcext:value-type="float">
            <text:p>9.68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59" calcext:value-type="float">
            <text:p>1.659</text:p>
          </table:table-cell>
          <table:table-cell office:value-type="float" office:value="8.269101817557" calcext:value-type="float">
            <text:p>8.2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" calcext:value-type="float">
            <text:p>1.66</text:p>
          </table:table-cell>
          <table:table-cell office:value-type="float" office:value="6.346118618619" calcext:value-type="float">
            <text:p>6.3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1" calcext:value-type="float">
            <text:p>1.661</text:p>
          </table:table-cell>
          <table:table-cell office:value-type="float" office:value="3.914245333326" calcext:value-type="float">
            <text:p>3.9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2" calcext:value-type="float">
            <text:p>1.662</text:p>
          </table:table-cell>
          <table:table-cell office:value-type="float" office:value="1.121120994221" calcext:value-type="float">
            <text:p>1.12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3" calcext:value-type="float">
            <text:p>1.663</text:p>
          </table:table-cell>
          <table:table-cell office:value-type="float" office:value="-1.843492064952" calcext:value-type="float">
            <text:p>-1.8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4" calcext:value-type="float">
            <text:p>1.664</text:p>
          </table:table-cell>
          <table:table-cell office:value-type="float" office:value="-4.819677629445" calcext:value-type="float">
            <text:p>-4.82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5" calcext:value-type="float">
            <text:p>1.665</text:p>
          </table:table-cell>
          <table:table-cell office:value-type="float" office:value="-7.639928847855" calcext:value-type="float">
            <text:p>-7.6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6" calcext:value-type="float">
            <text:p>1.666</text:p>
          </table:table-cell>
          <table:table-cell office:value-type="float" office:value="-10.15385996307" calcext:value-type="float">
            <text:p>-1.02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7" calcext:value-type="float">
            <text:p>1.667</text:p>
          </table:table-cell>
          <table:table-cell office:value-type="float" office:value="-12.37952929185" calcext:value-type="float">
            <text:p>-1.2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8" calcext:value-type="float">
            <text:p>1.668</text:p>
          </table:table-cell>
          <table:table-cell office:value-type="float" office:value="-14.25972835431" calcext:value-type="float">
            <text:p>-1.4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69" calcext:value-type="float">
            <text:p>1.669</text:p>
          </table:table-cell>
          <table:table-cell office:value-type="float" office:value="-15.84588730101" calcext:value-type="float">
            <text:p>-1.5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" calcext:value-type="float">
            <text:p>1.67</text:p>
          </table:table-cell>
          <table:table-cell office:value-type="float" office:value="-17.38541522186" calcext:value-type="float">
            <text:p>-1.7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1" calcext:value-type="float">
            <text:p>1.671</text:p>
          </table:table-cell>
          <table:table-cell office:value-type="float" office:value="-18.93519266312" calcext:value-type="float">
            <text:p>-1.8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2" calcext:value-type="float">
            <text:p>1.672</text:p>
          </table:table-cell>
          <table:table-cell office:value-type="float" office:value="-20.61063401541" calcext:value-type="float">
            <text:p>-2.0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3" calcext:value-type="float">
            <text:p>1.673</text:p>
          </table:table-cell>
          <table:table-cell office:value-type="float" office:value="-22.44720619827" calcext:value-type="float">
            <text:p>-2.2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4" calcext:value-type="float">
            <text:p>1.674</text:p>
          </table:table-cell>
          <table:table-cell office:value-type="float" office:value="-24.35863937036" calcext:value-type="float">
            <text:p>-2.4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5" calcext:value-type="float">
            <text:p>1.675</text:p>
          </table:table-cell>
          <table:table-cell office:value-type="float" office:value="-26.1538002865" calcext:value-type="float">
            <text:p>-2.62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6" calcext:value-type="float">
            <text:p>1.676</text:p>
          </table:table-cell>
          <table:table-cell office:value-type="float" office:value="-27.56724432343" calcext:value-type="float">
            <text:p>-2.7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7" calcext:value-type="float">
            <text:p>1.677</text:p>
          </table:table-cell>
          <table:table-cell office:value-type="float" office:value="-28.53462960854" calcext:value-type="float">
            <text:p>-2.8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8" calcext:value-type="float">
            <text:p>1.678</text:p>
          </table:table-cell>
          <table:table-cell office:value-type="float" office:value="-28.89656866805" calcext:value-type="float">
            <text:p>-2.8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79" calcext:value-type="float">
            <text:p>1.679</text:p>
          </table:table-cell>
          <table:table-cell office:value-type="float" office:value="-28.35228243393" calcext:value-type="float">
            <text:p>-2.8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" calcext:value-type="float">
            <text:p>1.68</text:p>
          </table:table-cell>
          <table:table-cell office:value-type="float" office:value="-27.17156161948" calcext:value-type="float">
            <text:p>-2.72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1" calcext:value-type="float">
            <text:p>1.681</text:p>
          </table:table-cell>
          <table:table-cell office:value-type="float" office:value="-25.46790635028" calcext:value-type="float">
            <text:p>-2.5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2" calcext:value-type="float">
            <text:p>1.682</text:p>
          </table:table-cell>
          <table:table-cell office:value-type="float" office:value="-23.02897846803" calcext:value-type="float">
            <text:p>-2.3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3" calcext:value-type="float">
            <text:p>1.683</text:p>
          </table:table-cell>
          <table:table-cell office:value-type="float" office:value="-20.32619487785" calcext:value-type="float">
            <text:p>-2.0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4" calcext:value-type="float">
            <text:p>1.684</text:p>
          </table:table-cell>
          <table:table-cell office:value-type="float" office:value="-17.38474400233" calcext:value-type="float">
            <text:p>-1.7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5" calcext:value-type="float">
            <text:p>1.685</text:p>
          </table:table-cell>
          <table:table-cell office:value-type="float" office:value="-14.36079316193" calcext:value-type="float">
            <text:p>-1.4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6" calcext:value-type="float">
            <text:p>1.686</text:p>
          </table:table-cell>
          <table:table-cell office:value-type="float" office:value="-11.33889615465" calcext:value-type="float">
            <text:p>-1.1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7" calcext:value-type="float">
            <text:p>1.687</text:p>
          </table:table-cell>
          <table:table-cell office:value-type="float" office:value="-8.268884106212" calcext:value-type="float">
            <text:p>-8.2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8" calcext:value-type="float">
            <text:p>1.688</text:p>
          </table:table-cell>
          <table:table-cell office:value-type="float" office:value="-5.368122829867" calcext:value-type="float">
            <text:p>-5.3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89" calcext:value-type="float">
            <text:p>1.689</text:p>
          </table:table-cell>
          <table:table-cell office:value-type="float" office:value="-2.702265526944" calcext:value-type="float">
            <text:p>-2.70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" calcext:value-type="float">
            <text:p>1.69</text:p>
          </table:table-cell>
          <table:table-cell office:value-type="float" office:value="-0.1995490093319" calcext:value-type="float">
            <text:p>-2.00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1" calcext:value-type="float">
            <text:p>1.691</text:p>
          </table:table-cell>
          <table:table-cell office:value-type="float" office:value="1.93042273056" calcext:value-type="float">
            <text:p>1.9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2" calcext:value-type="float">
            <text:p>1.692</text:p>
          </table:table-cell>
          <table:table-cell office:value-type="float" office:value="3.729648369702" calcext:value-type="float">
            <text:p>3.7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3" calcext:value-type="float">
            <text:p>1.693</text:p>
          </table:table-cell>
          <table:table-cell office:value-type="float" office:value="5.09123549986" calcext:value-type="float">
            <text:p>5.0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4" calcext:value-type="float">
            <text:p>1.694</text:p>
          </table:table-cell>
          <table:table-cell office:value-type="float" office:value="5.997439179183" calcext:value-type="float">
            <text:p>6.00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5" calcext:value-type="float">
            <text:p>1.695</text:p>
          </table:table-cell>
          <table:table-cell office:value-type="float" office:value="6.436401555261" calcext:value-type="float">
            <text:p>6.4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6" calcext:value-type="float">
            <text:p>1.696</text:p>
          </table:table-cell>
          <table:table-cell office:value-type="float" office:value="6.466691312215" calcext:value-type="float">
            <text:p>6.4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7" calcext:value-type="float">
            <text:p>1.697</text:p>
          </table:table-cell>
          <table:table-cell office:value-type="float" office:value="6.128560410684" calcext:value-type="float">
            <text:p>6.1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8" calcext:value-type="float">
            <text:p>1.698</text:p>
          </table:table-cell>
          <table:table-cell office:value-type="float" office:value="5.464657646469" calcext:value-type="float">
            <text:p>5.4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699" calcext:value-type="float">
            <text:p>1.699</text:p>
          </table:table-cell>
          <table:table-cell office:value-type="float" office:value="4.541992127798" calcext:value-type="float">
            <text:p>4.5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" calcext:value-type="float">
            <text:p>1.7</text:p>
          </table:table-cell>
          <table:table-cell office:value-type="float" office:value="3.405917159137" calcext:value-type="float">
            <text:p>3.4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01" calcext:value-type="float">
            <text:p>1.701</text:p>
          </table:table-cell>
          <table:table-cell office:value-type="float" office:value="2.106485679825" calcext:value-type="float">
            <text:p>2.1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02" calcext:value-type="float">
            <text:p>1.702</text:p>
          </table:table-cell>
          <table:table-cell office:value-type="float" office:value="0.655622151008" calcext:value-type="float">
            <text:p>6.56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03" calcext:value-type="float">
            <text:p>1.703</text:p>
          </table:table-cell>
          <table:table-cell office:value-type="float" office:value="-0.9168905095903" calcext:value-type="float">
            <text:p>-9.17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04" calcext:value-type="float">
            <text:p>1.704</text:p>
          </table:table-cell>
          <table:table-cell office:value-type="float" office:value="-2.606179994079" calcext:value-type="float">
            <text:p>-2.6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05" calcext:value-type="float">
            <text:p>1.705</text:p>
          </table:table-cell>
          <table:table-cell office:value-type="float" office:value="-4.404758788721" calcext:value-type="float">
            <text:p>-4.40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06" calcext:value-type="float">
            <text:p>1.706</text:p>
          </table:table-cell>
          <table:table-cell office:value-type="float" office:value="-6.320964369066" calcext:value-type="float">
            <text:p>-6.32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07" calcext:value-type="float">
            <text:p>1.707</text:p>
          </table:table-cell>
          <table:table-cell office:value-type="float" office:value="-8.343872442032" calcext:value-type="float">
            <text:p>-8.3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08" calcext:value-type="float">
            <text:p>1.708</text:p>
          </table:table-cell>
          <table:table-cell office:value-type="float" office:value="-10.4100874734" calcext:value-type="float">
            <text:p>-1.0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09" calcext:value-type="float">
            <text:p>1.709</text:p>
          </table:table-cell>
          <table:table-cell office:value-type="float" office:value="-12.50952204417" calcext:value-type="float">
            <text:p>-1.2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" calcext:value-type="float">
            <text:p>1.71</text:p>
          </table:table-cell>
          <table:table-cell office:value-type="float" office:value="-14.57680031103" calcext:value-type="float">
            <text:p>-1.4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1" calcext:value-type="float">
            <text:p>1.711</text:p>
          </table:table-cell>
          <table:table-cell office:value-type="float" office:value="-16.59166945332" calcext:value-type="float">
            <text:p>-1.6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2" calcext:value-type="float">
            <text:p>1.712</text:p>
          </table:table-cell>
          <table:table-cell office:value-type="float" office:value="-18.54852759709" calcext:value-type="float">
            <text:p>-1.8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3" calcext:value-type="float">
            <text:p>1.713</text:p>
          </table:table-cell>
          <table:table-cell office:value-type="float" office:value="-20.43963218747" calcext:value-type="float">
            <text:p>-2.0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4" calcext:value-type="float">
            <text:p>1.714</text:p>
          </table:table-cell>
          <table:table-cell office:value-type="float" office:value="-22.09057270373" calcext:value-type="float">
            <text:p>-2.2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5" calcext:value-type="float">
            <text:p>1.715</text:p>
          </table:table-cell>
          <table:table-cell office:value-type="float" office:value="-23.37839277894" calcext:value-type="float">
            <text:p>-2.34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6" calcext:value-type="float">
            <text:p>1.716</text:p>
          </table:table-cell>
          <table:table-cell office:value-type="float" office:value="-24.2822139701" calcext:value-type="float">
            <text:p>-2.4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7" calcext:value-type="float">
            <text:p>1.717</text:p>
          </table:table-cell>
          <table:table-cell office:value-type="float" office:value="-24.81176950811" calcext:value-type="float">
            <text:p>-2.4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8" calcext:value-type="float">
            <text:p>1.718</text:p>
          </table:table-cell>
          <table:table-cell office:value-type="float" office:value="-24.94643874023" calcext:value-type="float">
            <text:p>-2.4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19" calcext:value-type="float">
            <text:p>1.719</text:p>
          </table:table-cell>
          <table:table-cell office:value-type="float" office:value="-24.64856492516" calcext:value-type="float">
            <text:p>-2.46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" calcext:value-type="float">
            <text:p>1.72</text:p>
          </table:table-cell>
          <table:table-cell office:value-type="float" office:value="-23.89859551548" calcext:value-type="float">
            <text:p>-2.39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1" calcext:value-type="float">
            <text:p>1.721</text:p>
          </table:table-cell>
          <table:table-cell office:value-type="float" office:value="-22.73968143313" calcext:value-type="float">
            <text:p>-2.27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2" calcext:value-type="float">
            <text:p>1.722</text:p>
          </table:table-cell>
          <table:table-cell office:value-type="float" office:value="-21.32617917314" calcext:value-type="float">
            <text:p>-2.1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3" calcext:value-type="float">
            <text:p>1.723</text:p>
          </table:table-cell>
          <table:table-cell office:value-type="float" office:value="-19.99154851752" calcext:value-type="float">
            <text:p>-2.0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4" calcext:value-type="float">
            <text:p>1.724</text:p>
          </table:table-cell>
          <table:table-cell office:value-type="float" office:value="-18.53292308283" calcext:value-type="float">
            <text:p>-1.85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5" calcext:value-type="float">
            <text:p>1.725</text:p>
          </table:table-cell>
          <table:table-cell office:value-type="float" office:value="-16.99707283036" calcext:value-type="float">
            <text:p>-1.70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6" calcext:value-type="float">
            <text:p>1.726</text:p>
          </table:table-cell>
          <table:table-cell office:value-type="float" office:value="-14.74798391518" calcext:value-type="float">
            <text:p>-1.47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7" calcext:value-type="float">
            <text:p>1.727</text:p>
          </table:table-cell>
          <table:table-cell office:value-type="float" office:value="-12.05804871251" calcext:value-type="float">
            <text:p>-1.21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8" calcext:value-type="float">
            <text:p>1.728</text:p>
          </table:table-cell>
          <table:table-cell office:value-type="float" office:value="-8.955272435174" calcext:value-type="float">
            <text:p>-8.9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29" calcext:value-type="float">
            <text:p>1.729</text:p>
          </table:table-cell>
          <table:table-cell office:value-type="float" office:value="-5.849709494174" calcext:value-type="float">
            <text:p>-5.8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style-name="ce174" office:value-type="float" office:value="1.73" calcext:value-type="float">
            <text:p>1.73</text:p>
          </table:table-cell>
          <table:table-cell office:value-type="float" office:value="-2.63451474321" calcext:value-type="float">
            <text:p>-2.6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31" calcext:value-type="float">
            <text:p>1.731</text:p>
          </table:table-cell>
          <table:table-cell office:value-type="float" office:value="0.1709895784188" calcext:value-type="float">
            <text:p>1.71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32" calcext:value-type="float">
            <text:p>1.732</text:p>
          </table:table-cell>
          <table:table-cell office:value-type="float" office:value="2.646780472682" calcext:value-type="float">
            <text:p>2.6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33" calcext:value-type="float">
            <text:p>1.733</text:p>
          </table:table-cell>
          <table:table-cell office:value-type="float" office:value="4.684817488164" calcext:value-type="float">
            <text:p>4.68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34" calcext:value-type="float">
            <text:p>1.734</text:p>
          </table:table-cell>
          <table:table-cell office:value-type="float" office:value="6.344314569493" calcext:value-type="float">
            <text:p>6.3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35" calcext:value-type="float">
            <text:p>1.735</text:p>
          </table:table-cell>
          <table:table-cell office:value-type="float" office:value="7.680083091577" calcext:value-type="float">
            <text:p>7.68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36" calcext:value-type="float">
            <text:p>1.736</text:p>
          </table:table-cell>
          <table:table-cell office:value-type="float" office:value="8.758180960095" calcext:value-type="float">
            <text:p>8.7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37" calcext:value-type="float">
            <text:p>1.737</text:p>
          </table:table-cell>
          <table:table-cell office:value-type="float" office:value="9.641338130651" calcext:value-type="float">
            <text:p>9.64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38" calcext:value-type="float">
            <text:p>1.738</text:p>
          </table:table-cell>
          <table:table-cell office:value-type="float" office:value="10.32980217012" calcext:value-type="float">
            <text:p>1.0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39" calcext:value-type="float">
            <text:p>1.739</text:p>
          </table:table-cell>
          <table:table-cell office:value-type="float" office:value="10.73268794334" calcext:value-type="float">
            <text:p>1.07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" calcext:value-type="float">
            <text:p>1.74</text:p>
          </table:table-cell>
          <table:table-cell office:value-type="float" office:value="10.76994770122" calcext:value-type="float">
            <text:p>1.08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1" calcext:value-type="float">
            <text:p>1.741</text:p>
          </table:table-cell>
          <table:table-cell office:value-type="float" office:value="10.30526341658" calcext:value-type="float">
            <text:p>1.03E+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2" calcext:value-type="float">
            <text:p>1.742</text:p>
          </table:table-cell>
          <table:table-cell office:value-type="float" office:value="9.206092252495" calcext:value-type="float">
            <text:p>9.2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3" calcext:value-type="float">
            <text:p>1.743</text:p>
          </table:table-cell>
          <table:table-cell office:value-type="float" office:value="7.554229340841" calcext:value-type="float">
            <text:p>7.55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4" calcext:value-type="float">
            <text:p>1.744</text:p>
          </table:table-cell>
          <table:table-cell office:value-type="float" office:value="5.294414188835" calcext:value-type="float">
            <text:p>5.29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5" calcext:value-type="float">
            <text:p>1.745</text:p>
          </table:table-cell>
          <table:table-cell office:value-type="float" office:value="2.56232398127" calcext:value-type="float">
            <text:p>2.56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6" calcext:value-type="float">
            <text:p>1.746</text:p>
          </table:table-cell>
          <table:table-cell office:value-type="float" office:value="-0.4617749827374" calcext:value-type="float">
            <text:p>-4.62E-01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7" calcext:value-type="float">
            <text:p>1.747</text:p>
          </table:table-cell>
          <table:table-cell office:value-type="float" office:value="-3.574597785339" calcext:value-type="float">
            <text:p>-3.57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8" calcext:value-type="float">
            <text:p>1.748</text:p>
          </table:table-cell>
          <table:table-cell office:value-type="float" office:value="-6.612781948693" calcext:value-type="float">
            <text:p>-6.61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49" calcext:value-type="float">
            <text:p>1.749</text:p>
          </table:table-cell>
          <table:table-cell office:value-type="float" office:value="-9.325040699473" calcext:value-type="float">
            <text:p>-9.33E+0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office:value-type="float" office:value="1.75" calcext:value-type="float">
            <text:p>1.75</text:p>
          </table:table-cell>
          <table:table-cell office:value-type="float" office:value="-11.72011957438" calcext:value-type="float">
            <text:p>-1.17E+01</text:p>
          </table:table-cell>
          <table:table-cell/>
          <table:table-cell table:style-name="Default"/>
          <table:table-cell table:number-columns-repeated="6"/>
        </table:table-row>
      </table:table>
      <table:table table:name="Data-CD-145" table:style-name="ta1">
        <table:table-column table:style-name="co3" table:default-cell-style-name="Default"/>
        <table:table-column table:style-name="co3" table:default-cell-style-name="ce112"/>
        <table:table-column table:style-name="co3" table:default-cell-style-name="Default"/>
        <table:table-column table:style-name="co3" table:default-cell-style-name="ce112"/>
        <table:table-column table:style-name="co3" table:default-cell-style-name="Default"/>
        <table:table-column table:style-name="co3" table:default-cell-style-name="ce112"/>
        <table:table-column table:style-name="co3" table:number-columns-repeated="8" table:default-cell-style-name="Default"/>
        <table:table-row table:style-name="ro2">
          <table:table-cell table:style-name="ce116" office:value-type="string" calcext:value-type="string" table:number-columns-spanned="14" table:number-rows-spanned="2">
            <text:p>V=1.45 m/s</text:p>
          </table:table-cell>
          <table:covered-table-cell table:style-name="ce78" office:value-type="string" calcext:value-type="string">
            <text:p>m/s</text:p>
          </table:covered-table-cell>
          <table:covered-table-cell table:number-columns-repeated="11" table:style-name="ce78"/>
          <table:covered-table-cell table:style-name="ce87"/>
        </table:table-row>
        <table:table-row table:style-name="ro2">
          <table:covered-table-cell table:style-name="ce75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7"/>
          <table:covered-table-cell table:style-name="ce88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89"/>
          <table:table-cell table:style-name="ce126" office:value-type="string" calcext:value-type="string" table:number-columns-spanned="2" table:number-rows-spanned="1">
            <text:p><text:s/>10 Hz</text:p>
          </table:table-cell>
          <table:covered-table-cell table:style-name="ce79" office:value-type="float" office:value="10" calcext:value-type="float">
            <text:p>10</text:p>
          </table:covered-table-cell>
          <table:table-cell table:style-name="ce126" office:value-type="string" calcext:value-type="string" table:number-columns-spanned="2" table:number-rows-spanned="1">
            <text:p><text:s/>12 Hz</text:p>
          </table:table-cell>
          <table:covered-table-cell table:style-name="ce79" office:value-type="float" office:value="12" calcext:value-type="float">
            <text:p>12</text:p>
          </table:covered-table-cell>
          <table:table-cell table:style-name="ce126" office:value-type="string" calcext:value-type="string" table:number-columns-spanned="2" table:number-rows-spanned="1">
            <text:p><text:s/>14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6 Hz</text:p>
          </table:table-cell>
          <table:covered-table-cell table:style-name="ce79"/>
          <table:table-cell table:style-name="ce126" office:value-type="string" calcext:value-type="string" table:number-columns-spanned="2" table:number-rows-spanned="1">
            <text:p><text:s/>18 Hz</text:p>
          </table:table-cell>
          <table:covered-table-cell table:style-name="ce79"/>
          <table:table-cell table:style-name="ce131" office:value-type="string" calcext:value-type="string" table:number-columns-spanned="2" table:number-rows-spanned="1">
            <text:p>20 Hz</text:p>
          </table:table-cell>
          <table:covered-table-cell table:style-name="ce8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7734925668693" calcext:value-type="float">
            <text:p>-7.73E-02</text:p>
          </table:table-cell>
          <table:table-cell office:value-type="float" office:value="1" calcext:value-type="float">
            <text:p>1</text:p>
          </table:table-cell>
          <table:table-cell office:value-type="float" office:value="0.1506575038328" calcext:value-type="float">
            <text:p>1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1" calcext:value-type="float">
            <text:p>1.001</text:p>
          </table:table-cell>
          <table:table-cell office:value-type="float" office:value="-0.09047595565927" calcext:value-type="float">
            <text:p>-9.05E-02</text:p>
          </table:table-cell>
          <table:table-cell office:value-type="float" office:value="1.001" calcext:value-type="float">
            <text:p>1.001</text:p>
          </table:table-cell>
          <table:table-cell office:value-type="float" office:value="0.2325540607494" calcext:value-type="float">
            <text:p>2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2" calcext:value-type="float">
            <text:p>1.002</text:p>
          </table:table-cell>
          <table:table-cell office:value-type="float" office:value="-0.0447072781671" calcext:value-type="float">
            <text:p>-4.47E-02</text:p>
          </table:table-cell>
          <table:table-cell office:value-type="float" office:value="1.002" calcext:value-type="float">
            <text:p>1.002</text:p>
          </table:table-cell>
          <table:table-cell office:value-type="float" office:value="0.3254576837396" calcext:value-type="float">
            <text:p>3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3" calcext:value-type="float">
            <text:p>1.003</text:p>
          </table:table-cell>
          <table:table-cell office:value-type="float" office:value="-0.01305007167639" calcext:value-type="float">
            <text:p>-1.31E-02</text:p>
          </table:table-cell>
          <table:table-cell office:value-type="float" office:value="1.003" calcext:value-type="float">
            <text:p>1.003</text:p>
          </table:table-cell>
          <table:table-cell office:value-type="float" office:value="0.2229535167898" calcext:value-type="float">
            <text:p>2.2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4" calcext:value-type="float">
            <text:p>1.004</text:p>
          </table:table-cell>
          <table:table-cell office:value-type="float" office:value="0.005515318513941" calcext:value-type="float">
            <text:p>5.52E-03</text:p>
          </table:table-cell>
          <table:table-cell office:value-type="float" office:value="1.004" calcext:value-type="float">
            <text:p>1.004</text:p>
          </table:table-cell>
          <table:table-cell office:value-type="float" office:value="-0.002015328374187" calcext:value-type="float">
            <text:p>-2.02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5" calcext:value-type="float">
            <text:p>1.005</text:p>
          </table:table-cell>
          <table:table-cell office:value-type="float" office:value="0.01505212712837" calcext:value-type="float">
            <text:p>1.51E-02</text:p>
          </table:table-cell>
          <table:table-cell office:value-type="float" office:value="1.005" calcext:value-type="float">
            <text:p>1.005</text:p>
          </table:table-cell>
          <table:table-cell office:value-type="float" office:value="-0.2436453816745" calcext:value-type="float">
            <text:p>-2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6" calcext:value-type="float">
            <text:p>1.006</text:p>
          </table:table-cell>
          <table:table-cell office:value-type="float" office:value="0.02526623827676" calcext:value-type="float">
            <text:p>2.53E-02</text:p>
          </table:table-cell>
          <table:table-cell office:value-type="float" office:value="1.006" calcext:value-type="float">
            <text:p>1.006</text:p>
          </table:table-cell>
          <table:table-cell office:value-type="float" office:value="-0.4104791183969" calcext:value-type="float">
            <text:p>-4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7" calcext:value-type="float">
            <text:p>1.007</text:p>
          </table:table-cell>
          <table:table-cell office:value-type="float" office:value="0.0337197226969" calcext:value-type="float">
            <text:p>3.37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-0.4737457524459" calcext:value-type="float">
            <text:p>-4.7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0.0534577810099" calcext:value-type="float">
            <text:p>5.35E-02</text:p>
          </table:table-cell>
          <table:table-cell office:value-type="float" office:value="1.008" calcext:value-type="float">
            <text:p>1.008</text:p>
          </table:table-cell>
          <table:table-cell office:value-type="float" office:value="-0.4512925707609" calcext:value-type="float">
            <text:p>-4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09" calcext:value-type="float">
            <text:p>1.009</text:p>
          </table:table-cell>
          <table:table-cell office:value-type="float" office:value="0.08167763781105" calcext:value-type="float">
            <text:p>8.17E-02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743404624546" calcext:value-type="float">
            <text:p>-3.7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0.1218041385966" calcext:value-type="float">
            <text:p>1.22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278490926505" calcext:value-type="float">
            <text:p>-2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1" calcext:value-type="float">
            <text:p>1.011</text:p>
          </table:table-cell>
          <table:table-cell office:value-type="float" office:value="0.174188034889" calcext:value-type="float">
            <text:p>1.74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843546670758" calcext:value-type="float">
            <text:p>-1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2" calcext:value-type="float">
            <text:p>1.012</text:p>
          </table:table-cell>
          <table:table-cell office:value-type="float" office:value="0.2358382154131" calcext:value-type="float">
            <text:p>2.36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1036082789446" calcext:value-type="float">
            <text:p>-1.0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3" calcext:value-type="float">
            <text:p>1.013</text:p>
          </table:table-cell>
          <table:table-cell office:value-type="float" office:value="0.3042550843015" calcext:value-type="float">
            <text:p>3.0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02983224033818" calcext:value-type="float">
            <text:p>-2.98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4" calcext:value-type="float">
            <text:p>1.014</text:p>
          </table:table-cell>
          <table:table-cell office:value-type="float" office:value="0.3765953238423" calcext:value-type="float">
            <text:p>3.77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0.04260370670988" calcext:value-type="float">
            <text:p>4.26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5" calcext:value-type="float">
            <text:p>1.015</text:p>
          </table:table-cell>
          <table:table-cell office:value-type="float" office:value="0.4479551503709" calcext:value-type="float">
            <text:p>4.48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0.1185004402634" calcext:value-type="float">
            <text:p>1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6" calcext:value-type="float">
            <text:p>1.016</text:p>
          </table:table-cell>
          <table:table-cell office:value-type="float" office:value="0.5118855714324" calcext:value-type="float">
            <text:p>5.12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0.2058532715846" calcext:value-type="float">
            <text:p>2.0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0.5640254796531" calcext:value-type="float">
            <text:p>5.64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073510253275" calcext:value-type="float">
            <text:p>3.0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8" calcext:value-type="float">
            <text:p>1.018</text:p>
          </table:table-cell>
          <table:table-cell office:value-type="float" office:value="0.6013823769752" calcext:value-type="float">
            <text:p>6.01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0.4292186722192" calcext:value-type="float">
            <text:p>4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19" calcext:value-type="float">
            <text:p>1.019</text:p>
          </table:table-cell>
          <table:table-cell office:value-type="float" office:value="0.6257181160358" calcext:value-type="float">
            <text:p>6.26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0.5609936684148" calcext:value-type="float">
            <text:p>5.6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6416213710307" calcext:value-type="float">
            <text:p>6.42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6907788496519" calcext:value-type="float">
            <text:p>6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1" calcext:value-type="float">
            <text:p>1.021</text:p>
          </table:table-cell>
          <table:table-cell office:value-type="float" office:value="0.6531352805537" calcext:value-type="float">
            <text:p>6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8051793348614" calcext:value-type="float">
            <text:p>8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2" calcext:value-type="float">
            <text:p>1.022</text:p>
          </table:table-cell>
          <table:table-cell office:value-type="float" office:value="0.6679126715493" calcext:value-type="float">
            <text:p>6.68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0.8940692431194" calcext:value-type="float">
            <text:p>8.9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3" calcext:value-type="float">
            <text:p>1.023</text:p>
          </table:table-cell>
          <table:table-cell office:value-type="float" office:value="0.7127084863312" calcext:value-type="float">
            <text:p>7.13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9530916806289" calcext:value-type="float">
            <text:p>9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4" calcext:value-type="float">
            <text:p>1.024</text:p>
          </table:table-cell>
          <table:table-cell office:value-type="float" office:value="0.8134508277332" calcext:value-type="float">
            <text:p>8.13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9759511475681" calcext:value-type="float">
            <text:p>9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5" calcext:value-type="float">
            <text:p>1.025</text:p>
          </table:table-cell>
          <table:table-cell office:value-type="float" office:value="0.9702332145488" calcext:value-type="float">
            <text:p>9.70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9648661593581" calcext:value-type="float">
            <text:p>9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6" calcext:value-type="float">
            <text:p>1.026</text:p>
          </table:table-cell>
          <table:table-cell office:value-type="float" office:value="1.110425401837" calcext:value-type="float">
            <text:p>1.11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224376149134" calcext:value-type="float">
            <text:p>9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7" calcext:value-type="float">
            <text:p>1.027</text:p>
          </table:table-cell>
          <table:table-cell office:value-type="float" office:value="1.13393637751" calcext:value-type="float">
            <text:p>1.1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651518275508" calcext:value-type="float">
            <text:p>8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8" calcext:value-type="float">
            <text:p>1.028</text:p>
          </table:table-cell>
          <table:table-cell office:value-type="float" office:value="1.102920788956" calcext:value-type="float">
            <text:p>1.10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8112487689234" calcext:value-type="float">
            <text:p>8.1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29" calcext:value-type="float">
            <text:p>1.029</text:p>
          </table:table-cell>
          <table:table-cell office:value-type="float" office:value="1.057838357504" calcext:value-type="float">
            <text:p>1.06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7704945141066" calcext:value-type="float">
            <text:p>7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007180119695" calcext:value-type="float">
            <text:p>1.01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7755719334967" calcext:value-type="float">
            <text:p>7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1" calcext:value-type="float">
            <text:p>1.031</text:p>
          </table:table-cell>
          <table:table-cell office:value-type="float" office:value="0.9420700715857" calcext:value-type="float">
            <text:p>9.42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8622190075733" calcext:value-type="float">
            <text:p>8.6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2" calcext:value-type="float">
            <text:p>1.032</text:p>
          </table:table-cell>
          <table:table-cell office:value-type="float" office:value="0.865512249202" calcext:value-type="float">
            <text:p>8.66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1.007876646232" calcext:value-type="float">
            <text:p>1.01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3" calcext:value-type="float">
            <text:p>1.033</text:p>
          </table:table-cell>
          <table:table-cell office:value-type="float" office:value="0.7777392874512" calcext:value-type="float">
            <text:p>7.78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083787173744" calcext:value-type="float">
            <text:p>1.08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4" calcext:value-type="float">
            <text:p>1.034</text:p>
          </table:table-cell>
          <table:table-cell office:value-type="float" office:value="0.6916093566508" calcext:value-type="float">
            <text:p>6.92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26631485571" calcext:value-type="float">
            <text:p>1.03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5" calcext:value-type="float">
            <text:p>1.035</text:p>
          </table:table-cell>
          <table:table-cell office:value-type="float" office:value="0.6246965504021" calcext:value-type="float">
            <text:p>6.2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9015002179931" calcext:value-type="float">
            <text:p>9.0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6" calcext:value-type="float">
            <text:p>1.036</text:p>
          </table:table-cell>
          <table:table-cell office:value-type="float" office:value="0.5680634505446" calcext:value-type="float">
            <text:p>5.68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7560031424614" calcext:value-type="float">
            <text:p>7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7" calcext:value-type="float">
            <text:p>1.037</text:p>
          </table:table-cell>
          <table:table-cell office:value-type="float" office:value="0.5215840487536" calcext:value-type="float">
            <text:p>5.22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5984555925251" calcext:value-type="float">
            <text:p>5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8" calcext:value-type="float">
            <text:p>1.038</text:p>
          </table:table-cell>
          <table:table-cell office:value-type="float" office:value="0.4762194046733" calcext:value-type="float">
            <text:p>4.76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0.4272849994993" calcext:value-type="float">
            <text:p>4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39" calcext:value-type="float">
            <text:p>1.039</text:p>
          </table:table-cell>
          <table:table-cell office:value-type="float" office:value="0.440494769656" calcext:value-type="float">
            <text:p>4.40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0.2550478250337" calcext:value-type="float">
            <text:p>2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0.4104141778068" calcext:value-type="float">
            <text:p>4.10E-01</text:p>
          </table:table-cell>
          <table:table-cell office:value-type="float" office:value="1.04" calcext:value-type="float">
            <text:p>1.04</text:p>
          </table:table-cell>
          <table:table-cell office:value-type="float" office:value="0.09029914218001" calcext:value-type="float">
            <text:p>9.03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1" calcext:value-type="float">
            <text:p>1.041</text:p>
          </table:table-cell>
          <table:table-cell office:value-type="float" office:value="0.3775715265882" calcext:value-type="float">
            <text:p>3.78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04296308501373" calcext:value-type="float">
            <text:p>-4.3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2" calcext:value-type="float">
            <text:p>1.042</text:p>
          </table:table-cell>
          <table:table-cell office:value-type="float" office:value="0.3407770206447" calcext:value-type="float">
            <text:p>3.41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140878293965" calcext:value-type="float">
            <text:p>-1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3" calcext:value-type="float">
            <text:p>1.043</text:p>
          </table:table-cell>
          <table:table-cell office:value-type="float" office:value="0.3011665512876" calcext:value-type="float">
            <text:p>3.01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45313452823" calcext:value-type="float">
            <text:p>-2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4" calcext:value-type="float">
            <text:p>1.044</text:p>
          </table:table-cell>
          <table:table-cell office:value-type="float" office:value="0.2594742241256" calcext:value-type="float">
            <text:p>2.59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239975535599" calcext:value-type="float">
            <text:p>-2.4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5" calcext:value-type="float">
            <text:p>1.045</text:p>
          </table:table-cell>
          <table:table-cell office:value-type="float" office:value="0.2040706568761" calcext:value-type="float">
            <text:p>2.04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-0.2552379839919" calcext:value-type="float">
            <text:p>-2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6" calcext:value-type="float">
            <text:p>1.046</text:p>
          </table:table-cell>
          <table:table-cell office:value-type="float" office:value="0.1322202280027" calcext:value-type="float">
            <text:p>1.32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-0.257126536862" calcext:value-type="float">
            <text:p>-2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7" calcext:value-type="float">
            <text:p>1.047</text:p>
          </table:table-cell>
          <table:table-cell office:value-type="float" office:value="0.04732444403067" calcext:value-type="float">
            <text:p>4.73E-02</text:p>
          </table:table-cell>
          <table:table-cell office:value-type="float" office:value="1.047" calcext:value-type="float">
            <text:p>1.047</text:p>
          </table:table-cell>
          <table:table-cell office:value-type="float" office:value="-0.2547181910117" calcext:value-type="float">
            <text:p>-2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8" calcext:value-type="float">
            <text:p>1.048</text:p>
          </table:table-cell>
          <table:table-cell office:value-type="float" office:value="-0.03022164994453" calcext:value-type="float">
            <text:p>-3.02E-02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576178947354" calcext:value-type="float">
            <text:p>-2.5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49" calcext:value-type="float">
            <text:p>1.049</text:p>
          </table:table-cell>
          <table:table-cell office:value-type="float" office:value="-0.08407344754966" calcext:value-type="float">
            <text:p>-8.41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-0.2607675082072" calcext:value-type="float">
            <text:p>-2.6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-0.1155463401032" calcext:value-type="float">
            <text:p>-1.16E-01</text:p>
          </table:table-cell>
          <table:table-cell office:value-type="float" office:value="1.05" calcext:value-type="float">
            <text:p>1.05</text:p>
          </table:table-cell>
          <table:table-cell office:value-type="float" office:value="-0.2738406663682" calcext:value-type="float">
            <text:p>-2.7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1" calcext:value-type="float">
            <text:p>1.051</text:p>
          </table:table-cell>
          <table:table-cell office:value-type="float" office:value="-0.124535161655" calcext:value-type="float">
            <text:p>-1.25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-0.2854189611785" calcext:value-type="float">
            <text:p>-2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-0.1141862557301" calcext:value-type="float">
            <text:p>-1.14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-0.2819147966016" calcext:value-type="float">
            <text:p>-2.8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3" calcext:value-type="float">
            <text:p>1.053</text:p>
          </table:table-cell>
          <table:table-cell office:value-type="float" office:value="-0.09489628715697" calcext:value-type="float">
            <text:p>-9.49E-02</text:p>
          </table:table-cell>
          <table:table-cell office:value-type="float" office:value="1.053" calcext:value-type="float">
            <text:p>1.053</text:p>
          </table:table-cell>
          <table:table-cell office:value-type="float" office:value="-0.2629997921949" calcext:value-type="float">
            <text:p>-2.6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4" calcext:value-type="float">
            <text:p>1.054</text:p>
          </table:table-cell>
          <table:table-cell office:value-type="float" office:value="-0.07657585626226" calcext:value-type="float">
            <text:p>-7.66E-02</text:p>
          </table:table-cell>
          <table:table-cell office:value-type="float" office:value="1.054" calcext:value-type="float">
            <text:p>1.054</text:p>
          </table:table-cell>
          <table:table-cell office:value-type="float" office:value="-0.2018808541129" calcext:value-type="float">
            <text:p>-2.0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5" calcext:value-type="float">
            <text:p>1.055</text:p>
          </table:table-cell>
          <table:table-cell office:value-type="float" office:value="-0.05629500144928" calcext:value-type="float">
            <text:p>-5.63E-02</text:p>
          </table:table-cell>
          <table:table-cell office:value-type="float" office:value="1.055" calcext:value-type="float">
            <text:p>1.055</text:p>
          </table:table-cell>
          <table:table-cell office:value-type="float" office:value="-0.1105465853715" calcext:value-type="float">
            <text:p>-1.1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-0.03656875539221" calcext:value-type="float">
            <text:p>-3.66E-02</text:p>
          </table:table-cell>
          <table:table-cell office:value-type="float" office:value="1.056" calcext:value-type="float">
            <text:p>1.056</text:p>
          </table:table-cell>
          <table:table-cell office:value-type="float" office:value="0.004063754450003" calcext:value-type="float">
            <text:p>4.06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7" calcext:value-type="float">
            <text:p>1.057</text:p>
          </table:table-cell>
          <table:table-cell office:value-type="float" office:value="-0.01344807988208" calcext:value-type="float">
            <text:p>-1.34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1272106552735" calcext:value-type="float">
            <text:p>1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8" calcext:value-type="float">
            <text:p>1.058</text:p>
          </table:table-cell>
          <table:table-cell office:value-type="float" office:value="0.01739634793261" calcext:value-type="float">
            <text:p>1.74E-02</text:p>
          </table:table-cell>
          <table:table-cell office:value-type="float" office:value="1.058" calcext:value-type="float">
            <text:p>1.058</text:p>
          </table:table-cell>
          <table:table-cell office:value-type="float" office:value="0.2486762758469" calcext:value-type="float">
            <text:p>2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05850108279066" calcext:value-type="float">
            <text:p>5.85E-02</text:p>
          </table:table-cell>
          <table:table-cell office:value-type="float" office:value="1.059" calcext:value-type="float">
            <text:p>1.059</text:p>
          </table:table-cell>
          <table:table-cell office:value-type="float" office:value="0.3612681462458" calcext:value-type="float">
            <text:p>3.6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0.1102880965502" calcext:value-type="float">
            <text:p>1.10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4600961365388" calcext:value-type="float">
            <text:p>4.6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1" calcext:value-type="float">
            <text:p>1.061</text:p>
          </table:table-cell>
          <table:table-cell office:value-type="float" office:value="0.1740859851835" calcext:value-type="float">
            <text:p>1.74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385224070928" calcext:value-type="float">
            <text:p>5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2" calcext:value-type="float">
            <text:p>1.062</text:p>
          </table:table-cell>
          <table:table-cell office:value-type="float" office:value="0.2439449442655" calcext:value-type="float">
            <text:p>2.44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0.6051795996123" calcext:value-type="float">
            <text:p>6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3" calcext:value-type="float">
            <text:p>1.063</text:p>
          </table:table-cell>
          <table:table-cell office:value-type="float" office:value="0.3170776111167" calcext:value-type="float">
            <text:p>3.17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0.6712043248748" calcext:value-type="float">
            <text:p>6.7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4" calcext:value-type="float">
            <text:p>1.064</text:p>
          </table:table-cell>
          <table:table-cell office:value-type="float" office:value="0.3849407802253" calcext:value-type="float">
            <text:p>3.8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0.7493059183905" calcext:value-type="float">
            <text:p>7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5" calcext:value-type="float">
            <text:p>1.065</text:p>
          </table:table-cell>
          <table:table-cell office:value-type="float" office:value="0.4456435644096" calcext:value-type="float">
            <text:p>4.46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7171343732" calcext:value-type="float">
            <text:p>8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6" calcext:value-type="float">
            <text:p>1.066</text:p>
          </table:table-cell>
          <table:table-cell office:value-type="float" office:value="0.5004490170191" calcext:value-type="float">
            <text:p>5.00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0.9048926062193" calcext:value-type="float">
            <text:p>9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7" calcext:value-type="float">
            <text:p>1.067</text:p>
          </table:table-cell>
          <table:table-cell office:value-type="float" office:value="0.5475577581812" calcext:value-type="float">
            <text:p>5.48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0.9788057875785" calcext:value-type="float">
            <text:p>9.7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8" calcext:value-type="float">
            <text:p>1.068</text:p>
          </table:table-cell>
          <table:table-cell office:value-type="float" office:value="0.585567411743" calcext:value-type="float">
            <text:p>5.86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1.044490505188" calcext:value-type="float">
            <text:p>1.04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69" calcext:value-type="float">
            <text:p>1.069</text:p>
          </table:table-cell>
          <table:table-cell office:value-type="float" office:value="0.6185985756407" calcext:value-type="float">
            <text:p>6.19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1.086336820694" calcext:value-type="float">
            <text:p>1.09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0.6537273468823" calcext:value-type="float">
            <text:p>6.54E-01</text:p>
          </table:table-cell>
          <table:table-cell office:value-type="float" office:value="1.07" calcext:value-type="float">
            <text:p>1.07</text:p>
          </table:table-cell>
          <table:table-cell office:value-type="float" office:value="1.089873888642" calcext:value-type="float">
            <text:p>1.09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1" calcext:value-type="float">
            <text:p>1.071</text:p>
          </table:table-cell>
          <table:table-cell office:value-type="float" office:value="0.6962812960734" calcext:value-type="float">
            <text:p>6.9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1.047008273186" calcext:value-type="float">
            <text:p>1.05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2" calcext:value-type="float">
            <text:p>1.072</text:p>
          </table:table-cell>
          <table:table-cell office:value-type="float" office:value="0.7397132672842" calcext:value-type="float">
            <text:p>7.40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9689696071681" calcext:value-type="float">
            <text:p>9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3" calcext:value-type="float">
            <text:p>1.073</text:p>
          </table:table-cell>
          <table:table-cell office:value-type="float" office:value="0.7755971845427" calcext:value-type="float">
            <text:p>7.76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8662250827892" calcext:value-type="float">
            <text:p>8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4" calcext:value-type="float">
            <text:p>1.074</text:p>
          </table:table-cell>
          <table:table-cell office:value-type="float" office:value="0.8117395539583" calcext:value-type="float">
            <text:p>8.12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7522009101437" calcext:value-type="float">
            <text:p>7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5" calcext:value-type="float">
            <text:p>1.075</text:p>
          </table:table-cell>
          <table:table-cell office:value-type="float" office:value="0.8562978487136" calcext:value-type="float">
            <text:p>8.56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362487076633" calcext:value-type="float">
            <text:p>6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6" calcext:value-type="float">
            <text:p>1.076</text:p>
          </table:table-cell>
          <table:table-cell office:value-type="float" office:value="0.9172360008902" calcext:value-type="float">
            <text:p>9.1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5525195849379" calcext:value-type="float">
            <text:p>5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7" calcext:value-type="float">
            <text:p>1.077</text:p>
          </table:table-cell>
          <table:table-cell office:value-type="float" office:value="1.015768885079" calcext:value-type="float">
            <text:p>1.0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5373610050248" calcext:value-type="float">
            <text:p>5.3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8" calcext:value-type="float">
            <text:p>1.078</text:p>
          </table:table-cell>
          <table:table-cell office:value-type="float" office:value="1.129370807997" calcext:value-type="float">
            <text:p>1.1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54693315281" calcext:value-type="float">
            <text:p>5.7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79" calcext:value-type="float">
            <text:p>1.079</text:p>
          </table:table-cell>
          <table:table-cell office:value-type="float" office:value="1.181428626987" calcext:value-type="float">
            <text:p>1.18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5991933433109" calcext:value-type="float">
            <text:p>5.9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1.103880728916" calcext:value-type="float">
            <text:p>1.10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5544560321169" calcext:value-type="float">
            <text:p>5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1" calcext:value-type="float">
            <text:p>1.081</text:p>
          </table:table-cell>
          <table:table-cell office:value-type="float" office:value="0.9658841133637" calcext:value-type="float">
            <text:p>9.66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4411185653922" calcext:value-type="float">
            <text:p>4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2" calcext:value-type="float">
            <text:p>1.082</text:p>
          </table:table-cell>
          <table:table-cell office:value-type="float" office:value="0.838663713995" calcext:value-type="float">
            <text:p>8.39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3093042427884" calcext:value-type="float">
            <text:p>3.0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3" calcext:value-type="float">
            <text:p>1.083</text:p>
          </table:table-cell>
          <table:table-cell office:value-type="float" office:value="0.7367290494088" calcext:value-type="float">
            <text:p>7.3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1862932881722" calcext:value-type="float">
            <text:p>1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4" calcext:value-type="float">
            <text:p>1.084</text:p>
          </table:table-cell>
          <table:table-cell office:value-type="float" office:value="0.6622896929993" calcext:value-type="float">
            <text:p>6.62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06859833255536" calcext:value-type="float">
            <text:p>6.86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5" calcext:value-type="float">
            <text:p>1.085</text:p>
          </table:table-cell>
          <table:table-cell office:value-type="float" office:value="0.6115637640322" calcext:value-type="float">
            <text:p>6.1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04543571520425" calcext:value-type="float">
            <text:p>-4.5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6" calcext:value-type="float">
            <text:p>1.086</text:p>
          </table:table-cell>
          <table:table-cell office:value-type="float" office:value="0.5733408979278" calcext:value-type="float">
            <text:p>5.73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1539284734539" calcext:value-type="float">
            <text:p>-1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7" calcext:value-type="float">
            <text:p>1.087</text:p>
          </table:table-cell>
          <table:table-cell office:value-type="float" office:value="0.5427062405644" calcext:value-type="float">
            <text:p>5.4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2526362231634" calcext:value-type="float">
            <text:p>-2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8" calcext:value-type="float">
            <text:p>1.088</text:p>
          </table:table-cell>
          <table:table-cell office:value-type="float" office:value="0.5247526648519" calcext:value-type="float">
            <text:p>5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3274999430891" calcext:value-type="float">
            <text:p>-3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89" calcext:value-type="float">
            <text:p>1.089</text:p>
          </table:table-cell>
          <table:table-cell office:value-type="float" office:value="0.5050712884952" calcext:value-type="float">
            <text:p>5.05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3832814698107" calcext:value-type="float">
            <text:p>-3.8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0.4747315188281" calcext:value-type="float">
            <text:p>4.7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0.4095961776135" calcext:value-type="float">
            <text:p>-4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1" calcext:value-type="float">
            <text:p>1.091</text:p>
          </table:table-cell>
          <table:table-cell office:value-type="float" office:value="0.4262153395656" calcext:value-type="float">
            <text:p>4.2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117822697495" calcext:value-type="float">
            <text:p>-4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2" calcext:value-type="float">
            <text:p>1.092</text:p>
          </table:table-cell>
          <table:table-cell office:value-type="float" office:value="0.3695609812928" calcext:value-type="float">
            <text:p>3.70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892988505212" calcext:value-type="float">
            <text:p>-3.8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3" calcext:value-type="float">
            <text:p>1.093</text:p>
          </table:table-cell>
          <table:table-cell office:value-type="float" office:value="0.3176152490672" calcext:value-type="float">
            <text:p>3.18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3439333696993" calcext:value-type="float">
            <text:p>-3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4" calcext:value-type="float">
            <text:p>1.094</text:p>
          </table:table-cell>
          <table:table-cell office:value-type="float" office:value="0.2519393165799" calcext:value-type="float">
            <text:p>2.52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2857761955623" calcext:value-type="float">
            <text:p>-2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1725618023858" calcext:value-type="float">
            <text:p>1.73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-0.2173166027021" calcext:value-type="float">
            <text:p>-2.1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6" calcext:value-type="float">
            <text:p>1.096</text:p>
          </table:table-cell>
          <table:table-cell office:value-type="float" office:value="0.07229384888461" calcext:value-type="float">
            <text:p>7.23E-02</text:p>
          </table:table-cell>
          <table:table-cell office:value-type="float" office:value="1.096" calcext:value-type="float">
            <text:p>1.096</text:p>
          </table:table-cell>
          <table:table-cell office:value-type="float" office:value="-0.1432988857532" calcext:value-type="float">
            <text:p>-1.4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7" calcext:value-type="float">
            <text:p>1.097</text:p>
          </table:table-cell>
          <table:table-cell office:value-type="float" office:value="-0.01934429624059" calcext:value-type="float">
            <text:p>-1.93E-02</text:p>
          </table:table-cell>
          <table:table-cell office:value-type="float" office:value="1.097" calcext:value-type="float">
            <text:p>1.097</text:p>
          </table:table-cell>
          <table:table-cell office:value-type="float" office:value="-0.06404280482996" calcext:value-type="float">
            <text:p>-6.4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8" calcext:value-type="float">
            <text:p>1.098</text:p>
          </table:table-cell>
          <table:table-cell office:value-type="float" office:value="-0.08856584670326" calcext:value-type="float">
            <text:p>-8.86E-02</text:p>
          </table:table-cell>
          <table:table-cell office:value-type="float" office:value="1.098" calcext:value-type="float">
            <text:p>1.098</text:p>
          </table:table-cell>
          <table:table-cell office:value-type="float" office:value="0.02495962921294" calcext:value-type="float">
            <text:p>2.5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099" calcext:value-type="float">
            <text:p>1.099</text:p>
          </table:table-cell>
          <table:table-cell office:value-type="float" office:value="-0.1251149272697" calcext:value-type="float">
            <text:p>-1.25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1219883718882" calcext:value-type="float">
            <text:p>1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-0.1354955545239" calcext:value-type="float">
            <text:p>-1.35E-01</text:p>
          </table:table-cell>
          <table:table-cell office:value-type="float" office:value="1.1" calcext:value-type="float">
            <text:p>1.1</text:p>
          </table:table-cell>
          <table:table-cell office:value-type="float" office:value="0.2303059506559" calcext:value-type="float">
            <text:p>2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1" calcext:value-type="float">
            <text:p>1.101</text:p>
          </table:table-cell>
          <table:table-cell office:value-type="float" office:value="-0.1259717603581" calcext:value-type="float">
            <text:p>-1.26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3460101752629" calcext:value-type="float">
            <text:p>3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2" calcext:value-type="float">
            <text:p>1.102</text:p>
          </table:table-cell>
          <table:table-cell office:value-type="float" office:value="-0.101856188057" calcext:value-type="float">
            <text:p>-1.02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4638006483638" calcext:value-type="float">
            <text:p>4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3" calcext:value-type="float">
            <text:p>1.103</text:p>
          </table:table-cell>
          <table:table-cell office:value-type="float" office:value="-0.07764954812801" calcext:value-type="float">
            <text:p>-7.76E-02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12594375652" calcext:value-type="float">
            <text:p>5.8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4" calcext:value-type="float">
            <text:p>1.104</text:p>
          </table:table-cell>
          <table:table-cell office:value-type="float" office:value="-0.05936495963035" calcext:value-type="float">
            <text:p>-5.94E-02</text:p>
          </table:table-cell>
          <table:table-cell office:value-type="float" office:value="1.104" calcext:value-type="float">
            <text:p>1.104</text:p>
          </table:table-cell>
          <table:table-cell office:value-type="float" office:value="0.6917869941578" calcext:value-type="float">
            <text:p>6.9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5" calcext:value-type="float">
            <text:p>1.105</text:p>
          </table:table-cell>
          <table:table-cell office:value-type="float" office:value="-0.04962784687187" calcext:value-type="float">
            <text:p>-4.9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78483427803" calcext:value-type="float">
            <text:p>7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6" calcext:value-type="float">
            <text:p>1.106</text:p>
          </table:table-cell>
          <table:table-cell office:value-type="float" office:value="-0.04172054146006" calcext:value-type="float">
            <text:p>-4.17E-02</text:p>
          </table:table-cell>
          <table:table-cell office:value-type="float" office:value="1.106" calcext:value-type="float">
            <text:p>1.106</text:p>
          </table:table-cell>
          <table:table-cell office:value-type="float" office:value="0.8552763797665" calcext:value-type="float">
            <text:p>8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7" calcext:value-type="float">
            <text:p>1.107</text:p>
          </table:table-cell>
          <table:table-cell office:value-type="float" office:value="-0.02727442031715" calcext:value-type="float">
            <text:p>-2.73E-02</text:p>
          </table:table-cell>
          <table:table-cell office:value-type="float" office:value="1.107" calcext:value-type="float">
            <text:p>1.107</text:p>
          </table:table-cell>
          <table:table-cell office:value-type="float" office:value="0.89787969274" calcext:value-type="float">
            <text:p>8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8" calcext:value-type="float">
            <text:p>1.108</text:p>
          </table:table-cell>
          <table:table-cell office:value-type="float" office:value="-0.002009926020889" calcext:value-type="float">
            <text:p>-2.01E-03</text:p>
          </table:table-cell>
          <table:table-cell office:value-type="float" office:value="1.108" calcext:value-type="float">
            <text:p>1.108</text:p>
          </table:table-cell>
          <table:table-cell office:value-type="float" office:value="0.9199985054488" calcext:value-type="float">
            <text:p>9.2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09" calcext:value-type="float">
            <text:p>1.109</text:p>
          </table:table-cell>
          <table:table-cell office:value-type="float" office:value="0.04302932613617" calcext:value-type="float">
            <text:p>4.30E-02</text:p>
          </table:table-cell>
          <table:table-cell office:value-type="float" office:value="1.109" calcext:value-type="float">
            <text:p>1.109</text:p>
          </table:table-cell>
          <table:table-cell office:value-type="float" office:value="0.9292475392052" calcext:value-type="float">
            <text:p>9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0.1049607075135" calcext:value-type="float">
            <text:p>1.05E-01</text:p>
          </table:table-cell>
          <table:table-cell office:value-type="float" office:value="1.11" calcext:value-type="float">
            <text:p>1.11</text:p>
          </table:table-cell>
          <table:table-cell office:value-type="float" office:value="0.9256263318549" calcext:value-type="float">
            <text:p>9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1" calcext:value-type="float">
            <text:p>1.111</text:p>
          </table:table-cell>
          <table:table-cell office:value-type="float" office:value="0.1797920409126" calcext:value-type="float">
            <text:p>1.8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0.9100368761807" calcext:value-type="float">
            <text:p>9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2" calcext:value-type="float">
            <text:p>1.112</text:p>
          </table:table-cell>
          <table:table-cell office:value-type="float" office:value="0.2568364262209" calcext:value-type="float">
            <text:p>2.57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938256232952" calcext:value-type="float">
            <text:p>8.9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3" calcext:value-type="float">
            <text:p>1.113</text:p>
          </table:table-cell>
          <table:table-cell office:value-type="float" office:value="0.330592585552" calcext:value-type="float">
            <text:p>3.31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838707715268" calcext:value-type="float">
            <text:p>8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4" calcext:value-type="float">
            <text:p>1.114</text:p>
          </table:table-cell>
          <table:table-cell office:value-type="float" office:value="0.39472068939" calcext:value-type="float">
            <text:p>3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8708194433261" calcext:value-type="float">
            <text:p>8.7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5" calcext:value-type="float">
            <text:p>1.115</text:p>
          </table:table-cell>
          <table:table-cell office:value-type="float" office:value="0.4522585281793" calcext:value-type="float">
            <text:p>4.52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8518441242968" calcext:value-type="float">
            <text:p>8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6" calcext:value-type="float">
            <text:p>1.116</text:p>
          </table:table-cell>
          <table:table-cell office:value-type="float" office:value="0.4966030734767" calcext:value-type="float">
            <text:p>4.97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42534648046" calcext:value-type="float">
            <text:p>8.1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7" calcext:value-type="float">
            <text:p>1.117</text:p>
          </table:table-cell>
          <table:table-cell office:value-type="float" office:value="0.5309253531225" calcext:value-type="float">
            <text:p>5.31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7599078451218" calcext:value-type="float">
            <text:p>7.6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8" calcext:value-type="float">
            <text:p>1.118</text:p>
          </table:table-cell>
          <table:table-cell office:value-type="float" office:value="0.5605429756273" calcext:value-type="float">
            <text:p>5.61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6875400239925" calcext:value-type="float">
            <text:p>6.8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19" calcext:value-type="float">
            <text:p>1.119</text:p>
          </table:table-cell>
          <table:table-cell office:value-type="float" office:value="0.5992927985509" calcext:value-type="float">
            <text:p>5.9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0.596944035653" calcext:value-type="float">
            <text:p>5.9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0.6519327749477" calcext:value-type="float">
            <text:p>6.52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4960361243886" calcext:value-type="float">
            <text:p>4.9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1" calcext:value-type="float">
            <text:p>1.121</text:p>
          </table:table-cell>
          <table:table-cell office:value-type="float" office:value="0.7107466519554" calcext:value-type="float">
            <text:p>7.11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4006562190298" calcext:value-type="float">
            <text:p>4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2" calcext:value-type="float">
            <text:p>1.122</text:p>
          </table:table-cell>
          <table:table-cell office:value-type="float" office:value="0.7736053379371" calcext:value-type="float">
            <text:p>7.74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3329115802433" calcext:value-type="float">
            <text:p>3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3" calcext:value-type="float">
            <text:p>1.123</text:p>
          </table:table-cell>
          <table:table-cell office:value-type="float" office:value="0.8325461872145" calcext:value-type="float">
            <text:p>8.33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2805305018103" calcext:value-type="float">
            <text:p>2.8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4" calcext:value-type="float">
            <text:p>1.124</text:p>
          </table:table-cell>
          <table:table-cell office:value-type="float" office:value="0.8905524929264" calcext:value-type="float">
            <text:p>8.91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2217291399128" calcext:value-type="float">
            <text:p>2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float" office:value="0.9294007787515" calcext:value-type="float">
            <text:p>9.29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1313775531962" calcext:value-type="float">
            <text:p>1.3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6" calcext:value-type="float">
            <text:p>1.126</text:p>
          </table:table-cell>
          <table:table-cell office:value-type="float" office:value="0.9392571150291" calcext:value-type="float">
            <text:p>9.39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0174464283278" calcext:value-type="float">
            <text:p>1.7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7" calcext:value-type="float">
            <text:p>1.127</text:p>
          </table:table-cell>
          <table:table-cell office:value-type="float" office:value="0.9257328583003" calcext:value-type="float">
            <text:p>9.26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-0.08868345795582" calcext:value-type="float">
            <text:p>-8.8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8" calcext:value-type="float">
            <text:p>1.128</text:p>
          </table:table-cell>
          <table:table-cell office:value-type="float" office:value="0.9035357213614" calcext:value-type="float">
            <text:p>9.04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1708034211639" calcext:value-type="float">
            <text:p>-1.7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29" calcext:value-type="float">
            <text:p>1.129</text:p>
          </table:table-cell>
          <table:table-cell office:value-type="float" office:value="0.8974232662286" calcext:value-type="float">
            <text:p>8.97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226061071108" calcext:value-type="float">
            <text:p>-2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0.9096735851164" calcext:value-type="float">
            <text:p>9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2656590791402" calcext:value-type="float">
            <text:p>-2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1" calcext:value-type="float">
            <text:p>1.131</text:p>
          </table:table-cell>
          <table:table-cell office:value-type="float" office:value="0.9356248244228" calcext:value-type="float">
            <text:p>9.36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912926640528" calcext:value-type="float">
            <text:p>-2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2" calcext:value-type="float">
            <text:p>1.132</text:p>
          </table:table-cell>
          <table:table-cell office:value-type="float" office:value="0.9311545576266" calcext:value-type="float">
            <text:p>9.31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3093190544803" calcext:value-type="float">
            <text:p>-3.0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3" calcext:value-type="float">
            <text:p>1.133</text:p>
          </table:table-cell>
          <table:table-cell office:value-type="float" office:value="0.8606950566489" calcext:value-type="float">
            <text:p>8.61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-0.312496229673" calcext:value-type="float">
            <text:p>-3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4" calcext:value-type="float">
            <text:p>1.134</text:p>
          </table:table-cell>
          <table:table-cell office:value-type="float" office:value="0.7643095995171" calcext:value-type="float">
            <text:p>7.64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3178916900843" calcext:value-type="float">
            <text:p>-3.1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5" calcext:value-type="float">
            <text:p>1.135</text:p>
          </table:table-cell>
          <table:table-cell office:value-type="float" office:value="0.686435388998" calcext:value-type="float">
            <text:p>6.86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054940663609" calcext:value-type="float">
            <text:p>-3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6" calcext:value-type="float">
            <text:p>1.136</text:p>
          </table:table-cell>
          <table:table-cell office:value-type="float" office:value="0.6368551459443" calcext:value-type="float">
            <text:p>6.37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276071509013" calcext:value-type="float">
            <text:p>-2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7" calcext:value-type="float">
            <text:p>1.137</text:p>
          </table:table-cell>
          <table:table-cell office:value-type="float" office:value="0.6006872457322" calcext:value-type="float">
            <text:p>6.01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2222838924242" calcext:value-type="float">
            <text:p>-2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8" calcext:value-type="float">
            <text:p>1.138</text:p>
          </table:table-cell>
          <table:table-cell office:value-type="float" office:value="0.5726660215016" calcext:value-type="float">
            <text:p>5.73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1542120005851" calcext:value-type="float">
            <text:p>-1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39" calcext:value-type="float">
            <text:p>1.139</text:p>
          </table:table-cell>
          <table:table-cell office:value-type="float" office:value="0.5450895266887" calcext:value-type="float">
            <text:p>5.45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5950375389066" calcext:value-type="float">
            <text:p>-5.9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0.5092155275398" calcext:value-type="float">
            <text:p>5.09E-01</text:p>
          </table:table-cell>
          <table:table-cell office:value-type="float" office:value="1.14" calcext:value-type="float">
            <text:p>1.14</text:p>
          </table:table-cell>
          <table:table-cell office:value-type="float" office:value="0.05051045148944" calcext:value-type="float">
            <text:p>5.0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1" calcext:value-type="float">
            <text:p>1.141</text:p>
          </table:table-cell>
          <table:table-cell office:value-type="float" office:value="0.473390144004" calcext:value-type="float">
            <text:p>4.73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0.1687532298166" calcext:value-type="float">
            <text:p>1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2" calcext:value-type="float">
            <text:p>1.142</text:p>
          </table:table-cell>
          <table:table-cell office:value-type="float" office:value="0.4311810956353" calcext:value-type="float">
            <text:p>4.3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0.2864460823181" calcext:value-type="float">
            <text:p>2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3" calcext:value-type="float">
            <text:p>1.143</text:p>
          </table:table-cell>
          <table:table-cell office:value-type="float" office:value="0.3690264326943" calcext:value-type="float">
            <text:p>3.6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396572918059" calcext:value-type="float">
            <text:p>3.9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4" calcext:value-type="float">
            <text:p>1.144</text:p>
          </table:table-cell>
          <table:table-cell office:value-type="float" office:value="0.270203737001" calcext:value-type="float">
            <text:p>2.70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981294280158" calcext:value-type="float">
            <text:p>4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5" calcext:value-type="float">
            <text:p>1.145</text:p>
          </table:table-cell>
          <table:table-cell office:value-type="float" office:value="0.1453013410379" calcext:value-type="float">
            <text:p>1.45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5906546708529" calcext:value-type="float">
            <text:p>5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6" calcext:value-type="float">
            <text:p>1.146</text:p>
          </table:table-cell>
          <table:table-cell office:value-type="float" office:value="0.02310076753794" calcext:value-type="float">
            <text:p>2.3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6702992636749" calcext:value-type="float">
            <text:p>6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7" calcext:value-type="float">
            <text:p>1.147</text:p>
          </table:table-cell>
          <table:table-cell office:value-type="float" office:value="-0.07250907999031" calcext:value-type="float">
            <text:p>-7.25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0.7411020499951" calcext:value-type="float">
            <text:p>7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8" calcext:value-type="float">
            <text:p>1.148</text:p>
          </table:table-cell>
          <table:table-cell office:value-type="float" office:value="-0.1306414194477" calcext:value-type="float">
            <text:p>-1.31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8054369137772" calcext:value-type="float">
            <text:p>8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49" calcext:value-type="float">
            <text:p>1.149</text:p>
          </table:table-cell>
          <table:table-cell office:value-type="float" office:value="-0.1525159125169" calcext:value-type="float">
            <text:p>-1.53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8702802365243" calcext:value-type="float">
            <text:p>8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-0.1516949048231" calcext:value-type="float">
            <text:p>-1.52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9291146862583" calcext:value-type="float">
            <text:p>9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1" calcext:value-type="float">
            <text:p>1.151</text:p>
          </table:table-cell>
          <table:table-cell office:value-type="float" office:value="-0.1300694776977" calcext:value-type="float">
            <text:p>-1.30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9795338816785" calcext:value-type="float">
            <text:p>9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2" calcext:value-type="float">
            <text:p>1.152</text:p>
          </table:table-cell>
          <table:table-cell office:value-type="float" office:value="-0.1074364443176" calcext:value-type="float">
            <text:p>-1.07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1.013180538186" calcext:value-type="float">
            <text:p>1.01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3" calcext:value-type="float">
            <text:p>1.153</text:p>
          </table:table-cell>
          <table:table-cell office:value-type="float" office:value="-0.08763844538052" calcext:value-type="float">
            <text:p>-8.76E-02</text:p>
          </table:table-cell>
          <table:table-cell office:value-type="float" office:value="1.153" calcext:value-type="float">
            <text:p>1.153</text:p>
          </table:table-cell>
          <table:table-cell office:value-type="float" office:value="1.029425370696" calcext:value-type="float">
            <text:p>1.03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4" calcext:value-type="float">
            <text:p>1.154</text:p>
          </table:table-cell>
          <table:table-cell office:value-type="float" office:value="-0.07673494382188" calcext:value-type="float">
            <text:p>-7.67E-02</text:p>
          </table:table-cell>
          <table:table-cell office:value-type="float" office:value="1.154" calcext:value-type="float">
            <text:p>1.154</text:p>
          </table:table-cell>
          <table:table-cell office:value-type="float" office:value="1.026174876667" calcext:value-type="float">
            <text:p>1.03E+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5" calcext:value-type="float">
            <text:p>1.155</text:p>
          </table:table-cell>
          <table:table-cell office:value-type="float" office:value="-0.06938771953585" calcext:value-type="float">
            <text:p>-6.94E-02</text:p>
          </table:table-cell>
          <table:table-cell office:value-type="float" office:value="1.155" calcext:value-type="float">
            <text:p>1.155</text:p>
          </table:table-cell>
          <table:table-cell office:value-type="float" office:value="0.9973227880339" calcext:value-type="float">
            <text:p>9.9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6" calcext:value-type="float">
            <text:p>1.156</text:p>
          </table:table-cell>
          <table:table-cell office:value-type="float" office:value="-0.06076403623073" calcext:value-type="float">
            <text:p>-6.08E-02</text:p>
          </table:table-cell>
          <table:table-cell office:value-type="float" office:value="1.156" calcext:value-type="float">
            <text:p>1.156</text:p>
          </table:table-cell>
          <table:table-cell office:value-type="float" office:value="0.9330461239734" calcext:value-type="float">
            <text:p>9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7" calcext:value-type="float">
            <text:p>1.157</text:p>
          </table:table-cell>
          <table:table-cell office:value-type="float" office:value="-0.04218956776775" calcext:value-type="float">
            <text:p>-4.22E-02</text:p>
          </table:table-cell>
          <table:table-cell office:value-type="float" office:value="1.157" calcext:value-type="float">
            <text:p>1.157</text:p>
          </table:table-cell>
          <table:table-cell office:value-type="float" office:value="0.8478253510399" calcext:value-type="float">
            <text:p>8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8" calcext:value-type="float">
            <text:p>1.158</text:p>
          </table:table-cell>
          <table:table-cell office:value-type="float" office:value="-0.01007677625577" calcext:value-type="float">
            <text:p>-1.01E-02</text:p>
          </table:table-cell>
          <table:table-cell office:value-type="float" office:value="1.158" calcext:value-type="float">
            <text:p>1.158</text:p>
          </table:table-cell>
          <table:table-cell office:value-type="float" office:value="0.7459697996928" calcext:value-type="float">
            <text:p>7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59" calcext:value-type="float">
            <text:p>1.159</text:p>
          </table:table-cell>
          <table:table-cell office:value-type="float" office:value="0.03876993534029" calcext:value-type="float">
            <text:p>3.88E-02</text:p>
          </table:table-cell>
          <table:table-cell office:value-type="float" office:value="1.159" calcext:value-type="float">
            <text:p>1.159</text:p>
          </table:table-cell>
          <table:table-cell office:value-type="float" office:value="0.6379248254799" calcext:value-type="float">
            <text:p>6.3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" calcext:value-type="float">
            <text:p>1.16</text:p>
          </table:table-cell>
          <table:table-cell office:value-type="float" office:value="0.104880825713" calcext:value-type="float">
            <text:p>1.05E-01</text:p>
          </table:table-cell>
          <table:table-cell office:value-type="float" office:value="1.16" calcext:value-type="float">
            <text:p>1.16</text:p>
          </table:table-cell>
          <table:table-cell office:value-type="float" office:value="0.5386845922438" calcext:value-type="float">
            <text:p>5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1" calcext:value-type="float">
            <text:p>1.161</text:p>
          </table:table-cell>
          <table:table-cell office:value-type="float" office:value="0.1793610914513" calcext:value-type="float">
            <text:p>1.79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4663828590918" calcext:value-type="float">
            <text:p>4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2" calcext:value-type="float">
            <text:p>1.162</text:p>
          </table:table-cell>
          <table:table-cell office:value-type="float" office:value="0.2552952177266" calcext:value-type="float">
            <text:p>2.5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42405193817" calcext:value-type="float">
            <text:p>4.4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3" calcext:value-type="float">
            <text:p>1.163</text:p>
          </table:table-cell>
          <table:table-cell office:value-type="float" office:value="0.3276677054125" calcext:value-type="float">
            <text:p>3.28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76921289122" calcext:value-type="float">
            <text:p>4.5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4" calcext:value-type="float">
            <text:p>1.164</text:p>
          </table:table-cell>
          <table:table-cell office:value-type="float" office:value="0.3920728860362" calcext:value-type="float">
            <text:p>3.92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4648028523309" calcext:value-type="float">
            <text:p>4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5" calcext:value-type="float">
            <text:p>1.165</text:p>
          </table:table-cell>
          <table:table-cell office:value-type="float" office:value="0.4461607484672" calcext:value-type="float">
            <text:p>4.46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4102608410347" calcext:value-type="float">
            <text:p>4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6" calcext:value-type="float">
            <text:p>1.166</text:p>
          </table:table-cell>
          <table:table-cell office:value-type="float" office:value="0.489723332709" calcext:value-type="float">
            <text:p>4.90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2870445752403" calcext:value-type="float">
            <text:p>2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7" calcext:value-type="float">
            <text:p>1.167</text:p>
          </table:table-cell>
          <table:table-cell office:value-type="float" office:value="0.525537451907" calcext:value-type="float">
            <text:p>5.26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0.1388484246954" calcext:value-type="float">
            <text:p>1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8" calcext:value-type="float">
            <text:p>1.168</text:p>
          </table:table-cell>
          <table:table-cell office:value-type="float" office:value="0.564906952638" calcext:value-type="float">
            <text:p>5.65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0.002353784289948" calcext:value-type="float">
            <text:p>2.35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69" calcext:value-type="float">
            <text:p>1.169</text:p>
          </table:table-cell>
          <table:table-cell office:value-type="float" office:value="0.6132594668641" calcext:value-type="float">
            <text:p>6.1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116294693109" calcext:value-type="float">
            <text:p>-1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0.6697711529896" calcext:value-type="float">
            <text:p>6.70E-01</text:p>
          </table:table-cell>
          <table:table-cell office:value-type="float" office:value="1.17" calcext:value-type="float">
            <text:p>1.17</text:p>
          </table:table-cell>
          <table:table-cell office:value-type="float" office:value="-0.2089954885773" calcext:value-type="float">
            <text:p>-2.0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1" calcext:value-type="float">
            <text:p>1.171</text:p>
          </table:table-cell>
          <table:table-cell office:value-type="float" office:value="0.73214947921" calcext:value-type="float">
            <text:p>7.32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-0.2865073064227" calcext:value-type="float">
            <text:p>-2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2" calcext:value-type="float">
            <text:p>1.172</text:p>
          </table:table-cell>
          <table:table-cell office:value-type="float" office:value="0.7961294702822" calcext:value-type="float">
            <text:p>7.96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-0.345201224268" calcext:value-type="float">
            <text:p>-3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3" calcext:value-type="float">
            <text:p>1.173</text:p>
          </table:table-cell>
          <table:table-cell office:value-type="float" office:value="0.8589644984599" calcext:value-type="float">
            <text:p>8.59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-0.3839290374364" calcext:value-type="float">
            <text:p>-3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4" calcext:value-type="float">
            <text:p>1.174</text:p>
          </table:table-cell>
          <table:table-cell office:value-type="float" office:value="0.9037812547851" calcext:value-type="float">
            <text:p>9.04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3955974699006" calcext:value-type="float">
            <text:p>-3.9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5" calcext:value-type="float">
            <text:p>1.175</text:p>
          </table:table-cell>
          <table:table-cell office:value-type="float" office:value="0.9336691472128" calcext:value-type="float">
            <text:p>9.34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3909993886304" calcext:value-type="float">
            <text:p>-3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6" calcext:value-type="float">
            <text:p>1.176</text:p>
          </table:table-cell>
          <table:table-cell office:value-type="float" office:value="0.9269313654073" calcext:value-type="float">
            <text:p>9.27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3639037209573" calcext:value-type="float">
            <text:p>-3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7" calcext:value-type="float">
            <text:p>1.177</text:p>
          </table:table-cell>
          <table:table-cell office:value-type="float" office:value="0.8959917079168" calcext:value-type="float">
            <text:p>8.96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232213891734" calcext:value-type="float">
            <text:p>-3.2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8" calcext:value-type="float">
            <text:p>1.178</text:p>
          </table:table-cell>
          <table:table-cell office:value-type="float" office:value="0.8657974604188" calcext:value-type="float">
            <text:p>8.6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2631306618291" calcext:value-type="float">
            <text:p>-2.6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79" calcext:value-type="float">
            <text:p>1.179</text:p>
          </table:table-cell>
          <table:table-cell office:value-type="float" office:value="0.8385236226518" calcext:value-type="float">
            <text:p>8.3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1944447837543" calcext:value-type="float">
            <text:p>-1.9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" calcext:value-type="float">
            <text:p>1.18</text:p>
          </table:table-cell>
          <table:table-cell office:value-type="float" office:value="0.8350693562782" calcext:value-type="float">
            <text:p>8.35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1128432279189" calcext:value-type="float">
            <text:p>-1.1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8675317795368" calcext:value-type="float">
            <text:p>8.68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02116311467214" calcext:value-type="float">
            <text:p>-2.12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2" calcext:value-type="float">
            <text:p>1.182</text:p>
          </table:table-cell>
          <table:table-cell office:value-type="float" office:value="0.9135591946476" calcext:value-type="float">
            <text:p>9.14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08210304330043" calcext:value-type="float">
            <text:p>8.2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3" calcext:value-type="float">
            <text:p>1.183</text:p>
          </table:table-cell>
          <table:table-cell office:value-type="float" office:value="0.9124902194341" calcext:value-type="float">
            <text:p>9.12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1860103462998" calcext:value-type="float">
            <text:p>1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4" calcext:value-type="float">
            <text:p>1.184</text:p>
          </table:table-cell>
          <table:table-cell office:value-type="float" office:value="0.8396058358844" calcext:value-type="float">
            <text:p>8.4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0.2995667896014" calcext:value-type="float">
            <text:p>3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0.7501279519515" calcext:value-type="float">
            <text:p>7.50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4133263896287" calcext:value-type="float">
            <text:p>4.1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6" calcext:value-type="float">
            <text:p>1.186</text:p>
          </table:table-cell>
          <table:table-cell office:value-type="float" office:value="0.682302331592" calcext:value-type="float">
            <text:p>6.82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5273763573303" calcext:value-type="float">
            <text:p>5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7" calcext:value-type="float">
            <text:p>1.187</text:p>
          </table:table-cell>
          <table:table-cell office:value-type="float" office:value="0.6374120617241" calcext:value-type="float">
            <text:p>6.37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6328624255278" calcext:value-type="float">
            <text:p>6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5946519160447" calcext:value-type="float">
            <text:p>5.95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0.724020230368" calcext:value-type="float">
            <text:p>7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89" calcext:value-type="float">
            <text:p>1.189</text:p>
          </table:table-cell>
          <table:table-cell office:value-type="float" office:value="0.5353597725488" calcext:value-type="float">
            <text:p>5.35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0.8041928671099" calcext:value-type="float">
            <text:p>8.0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0.4583856012188" calcext:value-type="float">
            <text:p>4.58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8687000258861" calcext:value-type="float">
            <text:p>8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1" calcext:value-type="float">
            <text:p>1.191</text:p>
          </table:table-cell>
          <table:table-cell office:value-type="float" office:value="0.3726316849069" calcext:value-type="float">
            <text:p>3.73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91278699554" calcext:value-type="float">
            <text:p>9.1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2" calcext:value-type="float">
            <text:p>1.192</text:p>
          </table:table-cell>
          <table:table-cell office:value-type="float" office:value="0.2913040371794" calcext:value-type="float">
            <text:p>2.91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9359698507243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3" calcext:value-type="float">
            <text:p>1.193</text:p>
          </table:table-cell>
          <table:table-cell office:value-type="float" office:value="0.2144494989386" calcext:value-type="float">
            <text:p>2.1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0.9478131494294" calcext:value-type="float">
            <text:p>9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4" calcext:value-type="float">
            <text:p>1.194</text:p>
          </table:table-cell>
          <table:table-cell office:value-type="float" office:value="0.147067835679" calcext:value-type="float">
            <text:p>1.4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9470808426482" calcext:value-type="float">
            <text:p>9.4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5" calcext:value-type="float">
            <text:p>1.195</text:p>
          </table:table-cell>
          <table:table-cell office:value-type="float" office:value="0.08861146504911" calcext:value-type="float">
            <text:p>8.86E-02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67686320326" calcext:value-type="float">
            <text:p>9.3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6" calcext:value-type="float">
            <text:p>1.196</text:p>
          </table:table-cell>
          <table:table-cell office:value-type="float" office:value="0.04205595462414" calcext:value-type="float">
            <text:p>4.21E-02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3521386104" calcext:value-type="float">
            <text:p>9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7" calcext:value-type="float">
            <text:p>1.197</text:p>
          </table:table-cell>
          <table:table-cell office:value-type="float" office:value="0.01289233241834" calcext:value-type="float">
            <text:p>1.29E-02</text:p>
          </table:table-cell>
          <table:table-cell office:value-type="float" office:value="1.197" calcext:value-type="float">
            <text:p>1.197</text:p>
          </table:table-cell>
          <table:table-cell office:value-type="float" office:value="0.8979771661483" calcext:value-type="float">
            <text:p>8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8" calcext:value-type="float">
            <text:p>1.198</text:p>
          </table:table-cell>
          <table:table-cell office:value-type="float" office:value="-0.01513804333824" calcext:value-type="float">
            <text:p>-1.51E-02</text:p>
          </table:table-cell>
          <table:table-cell office:value-type="float" office:value="1.198" calcext:value-type="float">
            <text:p>1.198</text:p>
          </table:table-cell>
          <table:table-cell office:value-type="float" office:value="0.8653481501413" calcext:value-type="float">
            <text:p>8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199" calcext:value-type="float">
            <text:p>1.199</text:p>
          </table:table-cell>
          <table:table-cell office:value-type="float" office:value="-0.04331375777228" calcext:value-type="float">
            <text:p>-4.33E-02</text:p>
          </table:table-cell>
          <table:table-cell office:value-type="float" office:value="1.199" calcext:value-type="float">
            <text:p>1.199</text:p>
          </table:table-cell>
          <table:table-cell office:value-type="float" office:value="0.8218827451422" calcext:value-type="float">
            <text:p>8.2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-0.06944160663609" calcext:value-type="float">
            <text:p>-6.94E-02</text:p>
          </table:table-cell>
          <table:table-cell office:value-type="float" office:value="1.2" calcext:value-type="float">
            <text:p>1.2</text:p>
          </table:table-cell>
          <table:table-cell office:value-type="float" office:value="0.7642737767719" calcext:value-type="float">
            <text:p>7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1" calcext:value-type="float">
            <text:p>1.201</text:p>
          </table:table-cell>
          <table:table-cell office:value-type="float" office:value="-0.08466989148088" calcext:value-type="float">
            <text:p>-8.47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687853569686" calcext:value-type="float">
            <text:p>6.8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2" calcext:value-type="float">
            <text:p>1.202</text:p>
          </table:table-cell>
          <table:table-cell office:value-type="float" office:value="-0.09246677184128" calcext:value-type="float">
            <text:p>-9.25E-02</text:p>
          </table:table-cell>
          <table:table-cell office:value-type="float" office:value="1.202" calcext:value-type="float">
            <text:p>1.202</text:p>
          </table:table-cell>
          <table:table-cell office:value-type="float" office:value="0.5961294603923" calcext:value-type="float">
            <text:p>5.9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-0.09442443406447" calcext:value-type="float">
            <text:p>-9.44E-02</text:p>
          </table:table-cell>
          <table:table-cell office:value-type="float" office:value="1.203" calcext:value-type="float">
            <text:p>1.203</text:p>
          </table:table-cell>
          <table:table-cell office:value-type="float" office:value="0.4995403333452" calcext:value-type="float">
            <text:p>5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4" calcext:value-type="float">
            <text:p>1.204</text:p>
          </table:table-cell>
          <table:table-cell office:value-type="float" office:value="-0.09452324888737" calcext:value-type="float">
            <text:p>-9.45E-02</text:p>
          </table:table-cell>
          <table:table-cell office:value-type="float" office:value="1.204" calcext:value-type="float">
            <text:p>1.204</text:p>
          </table:table-cell>
          <table:table-cell office:value-type="float" office:value="0.4116503252621" calcext:value-type="float">
            <text:p>4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-0.08852420132832" calcext:value-type="float">
            <text:p>-8.85E-02</text:p>
          </table:table-cell>
          <table:table-cell office:value-type="float" office:value="1.205" calcext:value-type="float">
            <text:p>1.205</text:p>
          </table:table-cell>
          <table:table-cell office:value-type="float" office:value="0.3435446000348" calcext:value-type="float">
            <text:p>3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6" calcext:value-type="float">
            <text:p>1.206</text:p>
          </table:table-cell>
          <table:table-cell office:value-type="float" office:value="-0.07088083264576" calcext:value-type="float">
            <text:p>-7.09E-02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86527467854" calcext:value-type="float">
            <text:p>2.9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7" calcext:value-type="float">
            <text:p>1.207</text:p>
          </table:table-cell>
          <table:table-cell office:value-type="float" office:value="-0.04715794841501" calcext:value-type="float">
            <text:p>-4.72E-02</text:p>
          </table:table-cell>
          <table:table-cell office:value-type="float" office:value="1.207" calcext:value-type="float">
            <text:p>1.207</text:p>
          </table:table-cell>
          <table:table-cell office:value-type="float" office:value="0.2664227280138" calcext:value-type="float">
            <text:p>2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8" calcext:value-type="float">
            <text:p>1.208</text:p>
          </table:table-cell>
          <table:table-cell office:value-type="float" office:value="-0.01014186294742" calcext:value-type="float">
            <text:p>-1.01E-02</text:p>
          </table:table-cell>
          <table:table-cell office:value-type="float" office:value="1.208" calcext:value-type="float">
            <text:p>1.208</text:p>
          </table:table-cell>
          <table:table-cell office:value-type="float" office:value="0.210812025263" calcext:value-type="float">
            <text:p>2.1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09" calcext:value-type="float">
            <text:p>1.209</text:p>
          </table:table-cell>
          <table:table-cell office:value-type="float" office:value="0.04149609335077" calcext:value-type="float">
            <text:p>4.15E-02</text:p>
          </table:table-cell>
          <table:table-cell office:value-type="float" office:value="1.209" calcext:value-type="float">
            <text:p>1.209</text:p>
          </table:table-cell>
          <table:table-cell office:value-type="float" office:value="0.1127957121084" calcext:value-type="float">
            <text:p>1.1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0.1043392636156" calcext:value-type="float">
            <text:p>1.04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007594436371885" calcext:value-type="float">
            <text:p>-7.59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1" calcext:value-type="float">
            <text:p>1.211</text:p>
          </table:table-cell>
          <table:table-cell office:value-type="float" office:value="0.1734178815494" calcext:value-type="float">
            <text:p>1.73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1211305648076" calcext:value-type="float">
            <text:p>-1.2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2" calcext:value-type="float">
            <text:p>1.212</text:p>
          </table:table-cell>
          <table:table-cell office:value-type="float" office:value="0.2429880181445" calcext:value-type="float">
            <text:p>2.43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2079969347796" calcext:value-type="float">
            <text:p>-2.0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3" calcext:value-type="float">
            <text:p>1.213</text:p>
          </table:table-cell>
          <table:table-cell office:value-type="float" office:value="0.3136766349709" calcext:value-type="float">
            <text:p>3.14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2647012841373" calcext:value-type="float">
            <text:p>-2.6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4" calcext:value-type="float">
            <text:p>1.214</text:p>
          </table:table-cell>
          <table:table-cell office:value-type="float" office:value="0.3818073277061" calcext:value-type="float">
            <text:p>3.82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086623251608" calcext:value-type="float">
            <text:p>-3.0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5" calcext:value-type="float">
            <text:p>1.215</text:p>
          </table:table-cell>
          <table:table-cell office:value-type="float" office:value="0.4411503645817" calcext:value-type="float">
            <text:p>4.4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3322202610327" calcext:value-type="float">
            <text:p>-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6" calcext:value-type="float">
            <text:p>1.216</text:p>
          </table:table-cell>
          <table:table-cell office:value-type="float" office:value="0.4933107380849" calcext:value-type="float">
            <text:p>4.93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0.349888406853" calcext:value-type="float">
            <text:p>-3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7" calcext:value-type="float">
            <text:p>1.217</text:p>
          </table:table-cell>
          <table:table-cell office:value-type="float" office:value="0.5406568467662" calcext:value-type="float">
            <text:p>5.4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436070292214" calcext:value-type="float">
            <text:p>-3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8" calcext:value-type="float">
            <text:p>1.218</text:p>
          </table:table-cell>
          <table:table-cell office:value-type="float" office:value="0.5932401979246" calcext:value-type="float">
            <text:p>5.93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3284645678465" calcext:value-type="float">
            <text:p>-3.2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0.6487499426518" calcext:value-type="float">
            <text:p>6.49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2949231274463" calcext:value-type="float">
            <text:p>-2.9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" calcext:value-type="float">
            <text:p>1.22</text:p>
          </table:table-cell>
          <table:table-cell office:value-type="float" office:value="0.6994852287447" calcext:value-type="float">
            <text:p>6.99E-01</text:p>
          </table:table-cell>
          <table:table-cell office:value-type="float" office:value="1.22" calcext:value-type="float">
            <text:p>1.22</text:p>
          </table:table-cell>
          <table:table-cell office:value-type="float" office:value="-0.2459955572003" calcext:value-type="float">
            <text:p>-2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1" calcext:value-type="float">
            <text:p>1.221</text:p>
          </table:table-cell>
          <table:table-cell office:value-type="float" office:value="0.7494426910773" calcext:value-type="float">
            <text:p>7.49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-0.1767607906637" calcext:value-type="float">
            <text:p>-1.7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2" calcext:value-type="float">
            <text:p>1.222</text:p>
          </table:table-cell>
          <table:table-cell office:value-type="float" office:value="0.7969463488743" calcext:value-type="float">
            <text:p>7.97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-0.09101788124383" calcext:value-type="float">
            <text:p>-9.1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3" calcext:value-type="float">
            <text:p>1.223</text:p>
          </table:table-cell>
          <table:table-cell office:value-type="float" office:value="0.8420892064659" calcext:value-type="float">
            <text:p>8.42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01044048184958" calcext:value-type="float">
            <text:p>1.0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4" calcext:value-type="float">
            <text:p>1.224</text:p>
          </table:table-cell>
          <table:table-cell office:value-type="float" office:value="0.8737362330155" calcext:value-type="float">
            <text:p>8.7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1192497840491" calcext:value-type="float">
            <text:p>1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5" calcext:value-type="float">
            <text:p>1.225</text:p>
          </table:table-cell>
          <table:table-cell office:value-type="float" office:value="0.8801576272864" calcext:value-type="float">
            <text:p>8.80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2348585095655" calcext:value-type="float">
            <text:p>2.3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6" calcext:value-type="float">
            <text:p>1.226</text:p>
          </table:table-cell>
          <table:table-cell office:value-type="float" office:value="0.8709660703368" calcext:value-type="float">
            <text:p>8.71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3498764674857" calcext:value-type="float">
            <text:p>3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0.8716826051324" calcext:value-type="float">
            <text:p>8.72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4593377924316" calcext:value-type="float">
            <text:p>4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0.9061445661294" calcext:value-type="float">
            <text:p>9.06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5588155119306" calcext:value-type="float">
            <text:p>5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0.9817859583346" calcext:value-type="float">
            <text:p>9.82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647324486138" calcext:value-type="float">
            <text:p>6.4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052168735328" calcext:value-type="float">
            <text:p>1.05E+00</text:p>
          </table:table-cell>
          <table:table-cell office:value-type="float" office:value="1.23" calcext:value-type="float">
            <text:p>1.23</text:p>
          </table:table-cell>
          <table:table-cell office:value-type="float" office:value="0.7262794607887" calcext:value-type="float">
            <text:p>7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1" calcext:value-type="float">
            <text:p>1.231</text:p>
          </table:table-cell>
          <table:table-cell office:value-type="float" office:value="1.053312543052" calcext:value-type="float">
            <text:p>1.05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0.7993163109443" calcext:value-type="float">
            <text:p>7.9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2" calcext:value-type="float">
            <text:p>1.232</text:p>
          </table:table-cell>
          <table:table-cell office:value-type="float" office:value="0.9593321422425" calcext:value-type="float">
            <text:p>9.59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8569605791684" calcext:value-type="float">
            <text:p>8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float" office:value="0.8495097186192" calcext:value-type="float">
            <text:p>8.50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0.9053052895672" calcext:value-type="float">
            <text:p>9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4" calcext:value-type="float">
            <text:p>1.234</text:p>
          </table:table-cell>
          <table:table-cell office:value-type="float" office:value="0.7579506978443" calcext:value-type="float">
            <text:p>7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0.9411203691164" calcext:value-type="float">
            <text:p>9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0.6908943064264" calcext:value-type="float">
            <text:p>6.91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0.9757361784762" calcext:value-type="float">
            <text:p>9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6" calcext:value-type="float">
            <text:p>1.236</text:p>
          </table:table-cell>
          <table:table-cell office:value-type="float" office:value="0.6393211577939" calcext:value-type="float">
            <text:p>6.39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0.9918142643409" calcext:value-type="float">
            <text:p>9.9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7" calcext:value-type="float">
            <text:p>1.237</text:p>
          </table:table-cell>
          <table:table-cell office:value-type="float" office:value="0.5972688970319" calcext:value-type="float">
            <text:p>5.9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0.9904641540072" calcext:value-type="float">
            <text:p>9.9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8" calcext:value-type="float">
            <text:p>1.238</text:p>
          </table:table-cell>
          <table:table-cell office:value-type="float" office:value="0.5502588293213" calcext:value-type="float">
            <text:p>5.50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0.9723447480377" calcext:value-type="float">
            <text:p>9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39" calcext:value-type="float">
            <text:p>1.239</text:p>
          </table:table-cell>
          <table:table-cell office:value-type="float" office:value="0.4923548129484" calcext:value-type="float">
            <text:p>4.92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0.9360551926818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0.4280617566299" calcext:value-type="float">
            <text:p>4.28E-01</text:p>
          </table:table-cell>
          <table:table-cell office:value-type="float" office:value="1.24" calcext:value-type="float">
            <text:p>1.24</text:p>
          </table:table-cell>
          <table:table-cell office:value-type="float" office:value="0.8799211082506" calcext:value-type="float">
            <text:p>8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1" calcext:value-type="float">
            <text:p>1.241</text:p>
          </table:table-cell>
          <table:table-cell office:value-type="float" office:value="0.3592162192002" calcext:value-type="float">
            <text:p>3.59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0.8022187963356" calcext:value-type="float">
            <text:p>8.0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2" calcext:value-type="float">
            <text:p>1.242</text:p>
          </table:table-cell>
          <table:table-cell office:value-type="float" office:value="0.287936489161" calcext:value-type="float">
            <text:p>2.88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0.7069334002962" calcext:value-type="float">
            <text:p>7.0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3" calcext:value-type="float">
            <text:p>1.243</text:p>
          </table:table-cell>
          <table:table-cell office:value-type="float" office:value="0.2082523829141" calcext:value-type="float">
            <text:p>2.08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0.6042577050654" calcext:value-type="float">
            <text:p>6.0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4" calcext:value-type="float">
            <text:p>1.244</text:p>
          </table:table-cell>
          <table:table-cell office:value-type="float" office:value="0.1346988788154" calcext:value-type="float">
            <text:p>1.35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5084506223383" calcext:value-type="float">
            <text:p>5.0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5" calcext:value-type="float">
            <text:p>1.245</text:p>
          </table:table-cell>
          <table:table-cell office:value-type="float" office:value="0.07597745850192" calcext:value-type="float">
            <text:p>7.60E-02</text:p>
          </table:table-cell>
          <table:table-cell office:value-type="float" office:value="1.245" calcext:value-type="float">
            <text:p>1.245</text:p>
          </table:table-cell>
          <table:table-cell office:value-type="float" office:value="0.4304944907197" calcext:value-type="float">
            <text:p>4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6" calcext:value-type="float">
            <text:p>1.246</text:p>
          </table:table-cell>
          <table:table-cell office:value-type="float" office:value="0.03480972141347" calcext:value-type="float">
            <text:p>3.48E-02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59520443103" calcext:value-type="float">
            <text:p>3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7" calcext:value-type="float">
            <text:p>1.247</text:p>
          </table:table-cell>
          <table:table-cell office:value-type="float" office:value="0.004818753833083" calcext:value-type="float">
            <text:p>4.82E-03</text:p>
          </table:table-cell>
          <table:table-cell office:value-type="float" office:value="1.247" calcext:value-type="float">
            <text:p>1.247</text:p>
          </table:table-cell>
          <table:table-cell office:value-type="float" office:value="0.3799232945092" calcext:value-type="float">
            <text:p>3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8" calcext:value-type="float">
            <text:p>1.248</text:p>
          </table:table-cell>
          <table:table-cell office:value-type="float" office:value="-0.02037460545754" calcext:value-type="float">
            <text:p>-2.04E-02</text:p>
          </table:table-cell>
          <table:table-cell office:value-type="float" office:value="1.248" calcext:value-type="float">
            <text:p>1.248</text:p>
          </table:table-cell>
          <table:table-cell office:value-type="float" office:value="0.3748311428575" calcext:value-type="float">
            <text:p>3.7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49" calcext:value-type="float">
            <text:p>1.249</text:p>
          </table:table-cell>
          <table:table-cell office:value-type="float" office:value="-0.04500089538177" calcext:value-type="float">
            <text:p>-4.50E-02</text:p>
          </table:table-cell>
          <table:table-cell office:value-type="float" office:value="1.249" calcext:value-type="float">
            <text:p>1.249</text:p>
          </table:table-cell>
          <table:table-cell office:value-type="float" office:value="0.3322098805863" calcext:value-type="float">
            <text:p>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-0.06279248771642" calcext:value-type="float">
            <text:p>-6.28E-02</text:p>
          </table:table-cell>
          <table:table-cell office:value-type="float" office:value="1.25" calcext:value-type="float">
            <text:p>1.25</text:p>
          </table:table-cell>
          <table:table-cell office:value-type="float" office:value="0.2249858299496" calcext:value-type="float">
            <text:p>2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1" calcext:value-type="float">
            <text:p>1.251</text:p>
          </table:table-cell>
          <table:table-cell office:value-type="float" office:value="-0.07582788250547" calcext:value-type="float">
            <text:p>-7.58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0.08714342421006" calcext:value-type="float">
            <text:p>8.7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2" calcext:value-type="float">
            <text:p>1.252</text:p>
          </table:table-cell>
          <table:table-cell office:value-type="float" office:value="-0.08534136016582" calcext:value-type="float">
            <text:p>-8.53E-02</text:p>
          </table:table-cell>
          <table:table-cell office:value-type="float" office:value="1.252" calcext:value-type="float">
            <text:p>1.252</text:p>
          </table:table-cell>
          <table:table-cell office:value-type="float" office:value="-0.04811874664518" calcext:value-type="float">
            <text:p>-4.8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3" calcext:value-type="float">
            <text:p>1.253</text:p>
          </table:table-cell>
          <table:table-cell office:value-type="float" office:value="-0.08941871688649" calcext:value-type="float">
            <text:p>-8.94E-02</text:p>
          </table:table-cell>
          <table:table-cell office:value-type="float" office:value="1.253" calcext:value-type="float">
            <text:p>1.253</text:p>
          </table:table-cell>
          <table:table-cell office:value-type="float" office:value="-0.1576789293823" calcext:value-type="float">
            <text:p>-1.5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4" calcext:value-type="float">
            <text:p>1.254</text:p>
          </table:table-cell>
          <table:table-cell office:value-type="float" office:value="-0.08921761724055" calcext:value-type="float">
            <text:p>-8.92E-02</text:p>
          </table:table-cell>
          <table:table-cell office:value-type="float" office:value="1.254" calcext:value-type="float">
            <text:p>1.254</text:p>
          </table:table-cell>
          <table:table-cell office:value-type="float" office:value="-0.2442216011384" calcext:value-type="float">
            <text:p>-2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5" calcext:value-type="float">
            <text:p>1.255</text:p>
          </table:table-cell>
          <table:table-cell office:value-type="float" office:value="-0.07885112872244" calcext:value-type="float">
            <text:p>-7.89E-02</text:p>
          </table:table-cell>
          <table:table-cell office:value-type="float" office:value="1.255" calcext:value-type="float">
            <text:p>1.255</text:p>
          </table:table-cell>
          <table:table-cell office:value-type="float" office:value="-0.3030305755188" calcext:value-type="float">
            <text:p>-3.0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6" calcext:value-type="float">
            <text:p>1.256</text:p>
          </table:table-cell>
          <table:table-cell office:value-type="float" office:value="-0.06119415913715" calcext:value-type="float">
            <text:p>-6.12E-02</text:p>
          </table:table-cell>
          <table:table-cell office:value-type="float" office:value="1.256" calcext:value-type="float">
            <text:p>1.256</text:p>
          </table:table-cell>
          <table:table-cell office:value-type="float" office:value="-0.3448341246061" calcext:value-type="float">
            <text:p>-3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7" calcext:value-type="float">
            <text:p>1.257</text:p>
          </table:table-cell>
          <table:table-cell office:value-type="float" office:value="-0.03783163463103" calcext:value-type="float">
            <text:p>-3.78E-02</text:p>
          </table:table-cell>
          <table:table-cell office:value-type="float" office:value="1.257" calcext:value-type="float">
            <text:p>1.257</text:p>
          </table:table-cell>
          <table:table-cell office:value-type="float" office:value="-0.3697715022712" calcext:value-type="float">
            <text:p>-3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8" calcext:value-type="float">
            <text:p>1.258</text:p>
          </table:table-cell>
          <table:table-cell office:value-type="float" office:value="-0.001107722394411" calcext:value-type="float">
            <text:p>-1.11E-0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3729785829123" calcext:value-type="float">
            <text:p>-3.7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59" calcext:value-type="float">
            <text:p>1.259</text:p>
          </table:table-cell>
          <table:table-cell office:value-type="float" office:value="0.04829645551878" calcext:value-type="float">
            <text:p>4.83E-02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602043227984" calcext:value-type="float">
            <text:p>-3.6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0.1082269633751" calcext:value-type="float">
            <text:p>1.08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324561094859" calcext:value-type="float">
            <text:p>-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1" calcext:value-type="float">
            <text:p>1.261</text:p>
          </table:table-cell>
          <table:table-cell office:value-type="float" office:value="0.173869420864" calcext:value-type="float">
            <text:p>1.74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2848096672214" calcext:value-type="float">
            <text:p>-2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2" calcext:value-type="float">
            <text:p>1.262</text:p>
          </table:table-cell>
          <table:table-cell office:value-type="float" office:value="0.2446143781807" calcext:value-type="float">
            <text:p>2.4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2212907835568" calcext:value-type="float">
            <text:p>-2.2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3" calcext:value-type="float">
            <text:p>1.263</text:p>
          </table:table-cell>
          <table:table-cell office:value-type="float" office:value="0.3181600271176" calcext:value-type="float">
            <text:p>3.18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1449698736272" calcext:value-type="float">
            <text:p>-1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4" calcext:value-type="float">
            <text:p>1.264</text:p>
          </table:table-cell>
          <table:table-cell office:value-type="float" office:value="0.3856580995753" calcext:value-type="float">
            <text:p>3.86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05666623779791" calcext:value-type="float">
            <text:p>-5.6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5" calcext:value-type="float">
            <text:p>1.265</text:p>
          </table:table-cell>
          <table:table-cell office:value-type="float" office:value="0.4444902678259" calcext:value-type="float">
            <text:p>4.44E-01</text:p>
          </table:table-cell>
          <table:table-cell table:style-name="ce174" office:value-type="float" office:value="1.265" calcext:value-type="float">
            <text:p>1.265</text:p>
          </table:table-cell>
          <table:table-cell office:value-type="float" office:value="0.04412311248918" calcext:value-type="float">
            <text:p>4.4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6" calcext:value-type="float">
            <text:p>1.266</text:p>
          </table:table-cell>
          <table:table-cell office:value-type="float" office:value="0.4992034873519" calcext:value-type="float">
            <text:p>4.99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0.1519192175279" calcext:value-type="float">
            <text:p>1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7" calcext:value-type="float">
            <text:p>1.267</text:p>
          </table:table-cell>
          <table:table-cell office:value-type="float" office:value="0.5536603573672" calcext:value-type="float">
            <text:p>5.54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0.2643006071646" calcext:value-type="float">
            <text:p>2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8" calcext:value-type="float">
            <text:p>1.268</text:p>
          </table:table-cell>
          <table:table-cell office:value-type="float" office:value="0.6041823164363" calcext:value-type="float">
            <text:p>6.0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0.3758327185053" calcext:value-type="float">
            <text:p>3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69" calcext:value-type="float">
            <text:p>1.269</text:p>
          </table:table-cell>
          <table:table-cell office:value-type="float" office:value="0.6503989744882" calcext:value-type="float">
            <text:p>6.50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0.4844708317545" calcext:value-type="float">
            <text:p>4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0.6932232114701" calcext:value-type="float">
            <text:p>6.93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5900541111898" calcext:value-type="float">
            <text:p>5.9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1" calcext:value-type="float">
            <text:p>1.271</text:p>
          </table:table-cell>
          <table:table-cell office:value-type="float" office:value="0.7372676801752" calcext:value-type="float">
            <text:p>7.37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0.6862877774186" calcext:value-type="float">
            <text:p>6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2" calcext:value-type="float">
            <text:p>1.272</text:p>
          </table:table-cell>
          <table:table-cell office:value-type="float" office:value="0.781814502632" calcext:value-type="float">
            <text:p>7.82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7723118931129" calcext:value-type="float">
            <text:p>7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3" calcext:value-type="float">
            <text:p>1.273</text:p>
          </table:table-cell>
          <table:table-cell office:value-type="float" office:value="0.819074523311" calcext:value-type="float">
            <text:p>8.19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835614248514" calcext:value-type="float">
            <text:p>8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4" calcext:value-type="float">
            <text:p>1.274</text:p>
          </table:table-cell>
          <table:table-cell office:value-type="float" office:value="0.8411228121909" calcext:value-type="float">
            <text:p>8.4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8872083086988" calcext:value-type="float">
            <text:p>8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5" calcext:value-type="float">
            <text:p>1.275</text:p>
          </table:table-cell>
          <table:table-cell office:value-type="float" office:value="0.8614781163399" calcext:value-type="float">
            <text:p>8.6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9258190132005" calcext:value-type="float">
            <text:p>9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6" calcext:value-type="float">
            <text:p>1.276</text:p>
          </table:table-cell>
          <table:table-cell office:value-type="float" office:value="0.9073741139839" calcext:value-type="float">
            <text:p>9.07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9504804018521" calcext:value-type="float">
            <text:p>9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7" calcext:value-type="float">
            <text:p>1.277</text:p>
          </table:table-cell>
          <table:table-cell office:value-type="float" office:value="1.000155618269" calcext:value-type="float">
            <text:p>1.00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57094499747" calcext:value-type="float">
            <text:p>9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8" calcext:value-type="float">
            <text:p>1.278</text:p>
          </table:table-cell>
          <table:table-cell office:value-type="float" office:value="1.112162041435" calcext:value-type="float">
            <text:p>1.1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9547340905715" calcext:value-type="float">
            <text:p>9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79" calcext:value-type="float">
            <text:p>1.279</text:p>
          </table:table-cell>
          <table:table-cell office:value-type="float" office:value="1.163992552468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402382073396" calcext:value-type="float">
            <text:p>9.4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1.083592819825" calcext:value-type="float">
            <text:p>1.08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9202750115665" calcext:value-type="float">
            <text:p>9.2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1" calcext:value-type="float">
            <text:p>1.281</text:p>
          </table:table-cell>
          <table:table-cell office:value-type="float" office:value="0.9576694735403" calcext:value-type="float">
            <text:p>9.58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8869303906104" calcext:value-type="float">
            <text:p>8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2" calcext:value-type="float">
            <text:p>1.282</text:p>
          </table:table-cell>
          <table:table-cell office:value-type="float" office:value="0.8496563374738" calcext:value-type="float">
            <text:p>8.50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8348498773534" calcext:value-type="float">
            <text:p>8.3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3" calcext:value-type="float">
            <text:p>1.283</text:p>
          </table:table-cell>
          <table:table-cell office:value-type="float" office:value="0.7639295040181" calcext:value-type="float">
            <text:p>7.64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0.7695515985206" calcext:value-type="float">
            <text:p>7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4" calcext:value-type="float">
            <text:p>1.284</text:p>
          </table:table-cell>
          <table:table-cell office:value-type="float" office:value="0.6968882587581" calcext:value-type="float">
            <text:p>6.9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6913467740032" calcext:value-type="float">
            <text:p>6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5" calcext:value-type="float">
            <text:p>1.285</text:p>
          </table:table-cell>
          <table:table-cell office:value-type="float" office:value="0.6470528783272" calcext:value-type="float">
            <text:p>6.47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053565193768" calcext:value-type="float">
            <text:p>6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6" calcext:value-type="float">
            <text:p>1.286</text:p>
          </table:table-cell>
          <table:table-cell office:value-type="float" office:value="0.6100654106731" calcext:value-type="float">
            <text:p>6.1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5118482729448" calcext:value-type="float">
            <text:p>5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7" calcext:value-type="float">
            <text:p>1.287</text:p>
          </table:table-cell>
          <table:table-cell office:value-type="float" office:value="0.5697253848208" calcext:value-type="float">
            <text:p>5.7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296203490475" calcext:value-type="float">
            <text:p>4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8" calcext:value-type="float">
            <text:p>1.288</text:p>
          </table:table-cell>
          <table:table-cell office:value-type="float" office:value="0.5398154415781" calcext:value-type="float">
            <text:p>5.40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0.3764040546224" calcext:value-type="float">
            <text:p>3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89" calcext:value-type="float">
            <text:p>1.289</text:p>
          </table:table-cell>
          <table:table-cell office:value-type="float" office:value="0.4955955775793" calcext:value-type="float">
            <text:p>4.96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0.3528819066179" calcext:value-type="float">
            <text:p>3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0.4409835784065" calcext:value-type="float">
            <text:p>4.41E-01</text:p>
          </table:table-cell>
          <table:table-cell office:value-type="float" office:value="1.29" calcext:value-type="float">
            <text:p>1.29</text:p>
          </table:table-cell>
          <table:table-cell office:value-type="float" office:value="0.3320825237463" calcext:value-type="float">
            <text:p>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1" calcext:value-type="float">
            <text:p>1.291</text:p>
          </table:table-cell>
          <table:table-cell office:value-type="float" office:value="0.3766034274823" calcext:value-type="float">
            <text:p>3.77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0.2724857202541" calcext:value-type="float">
            <text:p>2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2" calcext:value-type="float">
            <text:p>1.292</text:p>
          </table:table-cell>
          <table:table-cell office:value-type="float" office:value="0.3043295930861" calcext:value-type="float">
            <text:p>3.04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0.1573850973909" calcext:value-type="float">
            <text:p>1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3" calcext:value-type="float">
            <text:p>1.293</text:p>
          </table:table-cell>
          <table:table-cell office:value-type="float" office:value="0.2347064344263" calcext:value-type="float">
            <text:p>2.35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0.01996902953487" calcext:value-type="float">
            <text:p>2.0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4" calcext:value-type="float">
            <text:p>1.294</text:p>
          </table:table-cell>
          <table:table-cell office:value-type="float" office:value="0.175010288306" calcext:value-type="float">
            <text:p>1.75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49637850778" calcext:value-type="float">
            <text:p>-1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5" calcext:value-type="float">
            <text:p>1.295</text:p>
          </table:table-cell>
          <table:table-cell office:value-type="float" office:value="0.120470868268" calcext:value-type="float">
            <text:p>1.20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-0.200883689302" calcext:value-type="float">
            <text:p>-2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6" calcext:value-type="float">
            <text:p>1.296</text:p>
          </table:table-cell>
          <table:table-cell office:value-type="float" office:value="0.06746340712925" calcext:value-type="float">
            <text:p>6.75E-02</text:p>
          </table:table-cell>
          <table:table-cell office:value-type="float" office:value="1.296" calcext:value-type="float">
            <text:p>1.296</text:p>
          </table:table-cell>
          <table:table-cell office:value-type="float" office:value="-0.2691023872835" calcext:value-type="float">
            <text:p>-2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7" calcext:value-type="float">
            <text:p>1.297</text:p>
          </table:table-cell>
          <table:table-cell office:value-type="float" office:value="0.01096909734415" calcext:value-type="float">
            <text:p>1.10E-02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148656233005" calcext:value-type="float">
            <text:p>-3.1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-0.03661297367451" calcext:value-type="float">
            <text:p>-3.66E-02</text:p>
          </table:table-cell>
          <table:table-cell office:value-type="float" office:value="1.298" calcext:value-type="float">
            <text:p>1.298</text:p>
          </table:table-cell>
          <table:table-cell office:value-type="float" office:value="-0.3436447899036" calcext:value-type="float">
            <text:p>-3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299" calcext:value-type="float">
            <text:p>1.299</text:p>
          </table:table-cell>
          <table:table-cell office:value-type="float" office:value="-0.07353778315634" calcext:value-type="float">
            <text:p>-7.35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-0.3538507057856" calcext:value-type="float">
            <text:p>-3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-0.09370979987425" calcext:value-type="float">
            <text:p>-9.37E-02</text:p>
          </table:table-cell>
          <table:table-cell office:value-type="float" office:value="1.3" calcext:value-type="float">
            <text:p>1.3</text:p>
          </table:table-cell>
          <table:table-cell office:value-type="float" office:value="-0.3532009955459" calcext:value-type="float">
            <text:p>-3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1" calcext:value-type="float">
            <text:p>1.301</text:p>
          </table:table-cell>
          <table:table-cell office:value-type="float" office:value="-0.1012709948954" calcext:value-type="float">
            <text:p>-1.01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-0.3425092364719" calcext:value-type="float">
            <text:p>-3.4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2" calcext:value-type="float">
            <text:p>1.302</text:p>
          </table:table-cell>
          <table:table-cell office:value-type="float" office:value="-0.09440375902298" calcext:value-type="float">
            <text:p>-9.44E-02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137473636329" calcext:value-type="float">
            <text:p>-3.1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3" calcext:value-type="float">
            <text:p>1.303</text:p>
          </table:table-cell>
          <table:table-cell office:value-type="float" office:value="-0.08540586527328" calcext:value-type="float">
            <text:p>-8.54E-02</text:p>
          </table:table-cell>
          <table:table-cell office:value-type="float" office:value="1.303" calcext:value-type="float">
            <text:p>1.303</text:p>
          </table:table-cell>
          <table:table-cell office:value-type="float" office:value="-0.2675134136492" calcext:value-type="float">
            <text:p>-2.6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-0.07529763600988" calcext:value-type="float">
            <text:p>-7.53E-02</text:p>
          </table:table-cell>
          <table:table-cell office:value-type="float" office:value="1.304" calcext:value-type="float">
            <text:p>1.304</text:p>
          </table:table-cell>
          <table:table-cell office:value-type="float" office:value="-0.2046769424319" calcext:value-type="float">
            <text:p>-2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5" calcext:value-type="float">
            <text:p>1.305</text:p>
          </table:table-cell>
          <table:table-cell office:value-type="float" office:value="-0.06497711887907" calcext:value-type="float">
            <text:p>-6.50E-02</text:p>
          </table:table-cell>
          <table:table-cell office:value-type="float" office:value="1.305" calcext:value-type="float">
            <text:p>1.305</text:p>
          </table:table-cell>
          <table:table-cell office:value-type="float" office:value="-0.1279116287265" calcext:value-type="float">
            <text:p>-1.2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6" calcext:value-type="float">
            <text:p>1.306</text:p>
          </table:table-cell>
          <table:table-cell office:value-type="float" office:value="-0.0520210397287" calcext:value-type="float">
            <text:p>-5.20E-02</text:p>
          </table:table-cell>
          <table:table-cell office:value-type="float" office:value="1.306" calcext:value-type="float">
            <text:p>1.306</text:p>
          </table:table-cell>
          <table:table-cell office:value-type="float" office:value="-0.03057426488351" calcext:value-type="float">
            <text:p>-3.06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-0.03064112831778" calcext:value-type="float">
            <text:p>-3.06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7768959921414" calcext:value-type="float">
            <text:p>7.7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8" calcext:value-type="float">
            <text:p>1.308</text:p>
          </table:table-cell>
          <table:table-cell office:value-type="float" office:value="0.005262845355228" calcext:value-type="float">
            <text:p>5.26E-03</text:p>
          </table:table-cell>
          <table:table-cell office:value-type="float" office:value="1.308" calcext:value-type="float">
            <text:p>1.308</text:p>
          </table:table-cell>
          <table:table-cell office:value-type="float" office:value="0.1913998332752" calcext:value-type="float">
            <text:p>1.9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09" calcext:value-type="float">
            <text:p>1.309</text:p>
          </table:table-cell>
          <table:table-cell office:value-type="float" office:value="0.05205745486152" calcext:value-type="float">
            <text:p>5.21E-02</text:p>
          </table:table-cell>
          <table:table-cell office:value-type="float" office:value="1.309" calcext:value-type="float">
            <text:p>1.309</text:p>
          </table:table-cell>
          <table:table-cell office:value-type="float" office:value="0.3046762239317" calcext:value-type="float">
            <text:p>3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0.1130558364787" calcext:value-type="float">
            <text:p>1.13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41703269493" calcext:value-type="float">
            <text:p>4.1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1" calcext:value-type="float">
            <text:p>1.311</text:p>
          </table:table-cell>
          <table:table-cell office:value-type="float" office:value="0.1842231586617" calcext:value-type="float">
            <text:p>1.84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523704579081" calcext:value-type="float">
            <text:p>5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2" calcext:value-type="float">
            <text:p>1.312</text:p>
          </table:table-cell>
          <table:table-cell office:value-type="float" office:value="0.2581210863955" calcext:value-type="float">
            <text:p>2.5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6205220532835" calcext:value-type="float">
            <text:p>6.2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3" calcext:value-type="float">
            <text:p>1.313</text:p>
          </table:table-cell>
          <table:table-cell office:value-type="float" office:value="0.3295254759008" calcext:value-type="float">
            <text:p>3.30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0.7050339347322" calcext:value-type="float">
            <text:p>7.0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4" calcext:value-type="float">
            <text:p>1.314</text:p>
          </table:table-cell>
          <table:table-cell office:value-type="float" office:value="0.3936142879289" calcext:value-type="float">
            <text:p>3.94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0.7771185518899" calcext:value-type="float">
            <text:p>7.7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5" calcext:value-type="float">
            <text:p>1.315</text:p>
          </table:table-cell>
          <table:table-cell office:value-type="float" office:value="0.4504383323154" calcext:value-type="float">
            <text:p>4.50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0.8376438358829" calcext:value-type="float">
            <text:p>8.3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6" calcext:value-type="float">
            <text:p>1.316</text:p>
          </table:table-cell>
          <table:table-cell office:value-type="float" office:value="0.5002314659074" calcext:value-type="float">
            <text:p>5.00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0.8892732175777" calcext:value-type="float">
            <text:p>8.8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7" calcext:value-type="float">
            <text:p>1.317</text:p>
          </table:table-cell>
          <table:table-cell office:value-type="float" office:value="0.5417781969359" calcext:value-type="float">
            <text:p>5.42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0.9302096390551" calcext:value-type="float">
            <text:p>9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8" calcext:value-type="float">
            <text:p>1.318</text:p>
          </table:table-cell>
          <table:table-cell office:value-type="float" office:value="0.5830231356556" calcext:value-type="float">
            <text:p>5.83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0.9572198771139" calcext:value-type="float">
            <text:p>9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19" calcext:value-type="float">
            <text:p>1.319</text:p>
          </table:table-cell>
          <table:table-cell office:value-type="float" office:value="0.6271862225912" calcext:value-type="float">
            <text:p>6.27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0.9725920029893" calcext:value-type="float">
            <text:p>9.7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0.6779198556641" calcext:value-type="float">
            <text:p>6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9779249467901" calcext:value-type="float">
            <text:p>9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1" calcext:value-type="float">
            <text:p>1.321</text:p>
          </table:table-cell>
          <table:table-cell office:value-type="float" office:value="0.731224750442" calcext:value-type="float">
            <text:p>7.31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970292215424" calcext:value-type="float">
            <text:p>9.7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2" calcext:value-type="float">
            <text:p>1.322</text:p>
          </table:table-cell>
          <table:table-cell office:value-type="float" office:value="0.786533382458" calcext:value-type="float">
            <text:p>7.87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9435567203695" calcext:value-type="float">
            <text:p>9.4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3" calcext:value-type="float">
            <text:p>1.323</text:p>
          </table:table-cell>
          <table:table-cell office:value-type="float" office:value="0.8354567077862" calcext:value-type="float">
            <text:p>8.35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896456468494" calcext:value-type="float">
            <text:p>8.9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4" calcext:value-type="float">
            <text:p>1.324</text:p>
          </table:table-cell>
          <table:table-cell office:value-type="float" office:value="0.8736921141308" calcext:value-type="float">
            <text:p>8.7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8329114594174" calcext:value-type="float">
            <text:p>8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5" calcext:value-type="float">
            <text:p>1.325</text:p>
          </table:table-cell>
          <table:table-cell office:value-type="float" office:value="0.895034804898" calcext:value-type="float">
            <text:p>8.95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7534092059093" calcext:value-type="float">
            <text:p>7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6" calcext:value-type="float">
            <text:p>1.326</text:p>
          </table:table-cell>
          <table:table-cell office:value-type="float" office:value="0.8979116731129" calcext:value-type="float">
            <text:p>8.98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658446850146" calcext:value-type="float">
            <text:p>6.5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7" calcext:value-type="float">
            <text:p>1.327</text:p>
          </table:table-cell>
          <table:table-cell office:value-type="float" office:value="0.8928590893146" calcext:value-type="float">
            <text:p>8.93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0.5557064265499" calcext:value-type="float">
            <text:p>5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8" calcext:value-type="float">
            <text:p>1.328</text:p>
          </table:table-cell>
          <table:table-cell office:value-type="float" office:value="0.9005343040061" calcext:value-type="float">
            <text:p>9.01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4559825653268" calcext:value-type="float">
            <text:p>4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29" calcext:value-type="float">
            <text:p>1.329</text:p>
          </table:table-cell>
          <table:table-cell office:value-type="float" office:value="0.9425778481797" calcext:value-type="float">
            <text:p>9.43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3784493660201" calcext:value-type="float">
            <text:p>3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0.9982526332482" calcext:value-type="float">
            <text:p>9.98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3388718954608" calcext:value-type="float">
            <text:p>3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1" calcext:value-type="float">
            <text:p>1.331</text:p>
          </table:table-cell>
          <table:table-cell office:value-type="float" office:value="1.024686006311" calcext:value-type="float">
            <text:p>1.02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0.3292260071416" calcext:value-type="float">
            <text:p>3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2" calcext:value-type="float">
            <text:p>1.332</text:p>
          </table:table-cell>
          <table:table-cell office:value-type="float" office:value="0.9589345201003" calcext:value-type="float">
            <text:p>9.59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3161516660485" calcext:value-type="float">
            <text:p>3.1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3" calcext:value-type="float">
            <text:p>1.333</text:p>
          </table:table-cell>
          <table:table-cell office:value-type="float" office:value="0.8372586620029" calcext:value-type="float">
            <text:p>8.37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2631404161121" calcext:value-type="float">
            <text:p>2.6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4" calcext:value-type="float">
            <text:p>1.334</text:p>
          </table:table-cell>
          <table:table-cell office:value-type="float" office:value="0.734939481412" calcext:value-type="float">
            <text:p>7.35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1573169558477" calcext:value-type="float">
            <text:p>1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5" calcext:value-type="float">
            <text:p>1.335</text:p>
          </table:table-cell>
          <table:table-cell office:value-type="float" office:value="0.667493207658" calcext:value-type="float">
            <text:p>6.67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0.02443159830208" calcext:value-type="float">
            <text:p>2.4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6" calcext:value-type="float">
            <text:p>1.336</text:p>
          </table:table-cell>
          <table:table-cell office:value-type="float" office:value="0.6185452234683" calcext:value-type="float">
            <text:p>6.19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09950509531017" calcext:value-type="float">
            <text:p>-9.9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7" calcext:value-type="float">
            <text:p>1.337</text:p>
          </table:table-cell>
          <table:table-cell office:value-type="float" office:value="0.5830965069645" calcext:value-type="float">
            <text:p>5.8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1946821604591" calcext:value-type="float">
            <text:p>-1.9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8" calcext:value-type="float">
            <text:p>1.338</text:p>
          </table:table-cell>
          <table:table-cell office:value-type="float" office:value="0.5373262575222" calcext:value-type="float">
            <text:p>5.37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2740656484022" calcext:value-type="float">
            <text:p>-2.7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39" calcext:value-type="float">
            <text:p>1.339</text:p>
          </table:table-cell>
          <table:table-cell office:value-type="float" office:value="0.4932955478163" calcext:value-type="float">
            <text:p>4.93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32433936486" calcext:value-type="float">
            <text:p>-3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0.4443478582015" calcext:value-type="float">
            <text:p>4.44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3544042617754" calcext:value-type="float">
            <text:p>-3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1" calcext:value-type="float">
            <text:p>1.341</text:p>
          </table:table-cell>
          <table:table-cell office:value-type="float" office:value="0.3916704430322" calcext:value-type="float">
            <text:p>3.92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3688721175502" calcext:value-type="float">
            <text:p>-3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2" calcext:value-type="float">
            <text:p>1.342</text:p>
          </table:table-cell>
          <table:table-cell office:value-type="float" office:value="0.3341110980301" calcext:value-type="float">
            <text:p>3.34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658558503584" calcext:value-type="float">
            <text:p>-3.6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3" calcext:value-type="float">
            <text:p>1.343</text:p>
          </table:table-cell>
          <table:table-cell office:value-type="float" office:value="0.2751128932028" calcext:value-type="float">
            <text:p>2.7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3427411822998" calcext:value-type="float">
            <text:p>-3.4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4" calcext:value-type="float">
            <text:p>1.344</text:p>
          </table:table-cell>
          <table:table-cell office:value-type="float" office:value="0.2179735202185" calcext:value-type="float">
            <text:p>2.18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300682854588" calcext:value-type="float">
            <text:p>-3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5" calcext:value-type="float">
            <text:p>1.345</text:p>
          </table:table-cell>
          <table:table-cell office:value-type="float" office:value="0.1578460289685" calcext:value-type="float">
            <text:p>1.58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-0.2445251286613" calcext:value-type="float">
            <text:p>-2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6" calcext:value-type="float">
            <text:p>1.346</text:p>
          </table:table-cell>
          <table:table-cell office:value-type="float" office:value="0.0911128069539" calcext:value-type="float">
            <text:p>9.11E-02</text:p>
          </table:table-cell>
          <table:table-cell office:value-type="float" office:value="1.346" calcext:value-type="float">
            <text:p>1.346</text:p>
          </table:table-cell>
          <table:table-cell office:value-type="float" office:value="-0.1728643458504" calcext:value-type="float">
            <text:p>-1.7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7" calcext:value-type="float">
            <text:p>1.347</text:p>
          </table:table-cell>
          <table:table-cell office:value-type="float" office:value="0.01445604701503" calcext:value-type="float">
            <text:p>1.45E-02</text:p>
          </table:table-cell>
          <table:table-cell office:value-type="float" office:value="1.347" calcext:value-type="float">
            <text:p>1.347</text:p>
          </table:table-cell>
          <table:table-cell office:value-type="float" office:value="-0.08720462462873" calcext:value-type="float">
            <text:p>-8.72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8" calcext:value-type="float">
            <text:p>1.348</text:p>
          </table:table-cell>
          <table:table-cell office:value-type="float" office:value="-0.05292033085627" calcext:value-type="float">
            <text:p>-5.29E-02</text:p>
          </table:table-cell>
          <table:table-cell office:value-type="float" office:value="1.348" calcext:value-type="float">
            <text:p>1.348</text:p>
          </table:table-cell>
          <table:table-cell office:value-type="float" office:value="0.008543257578114" calcext:value-type="float">
            <text:p>8.54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49" calcext:value-type="float">
            <text:p>1.349</text:p>
          </table:table-cell>
          <table:table-cell office:value-type="float" office:value="-0.1003414630582" calcext:value-type="float">
            <text:p>-1.00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1142058103366" calcext:value-type="float">
            <text:p>1.1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-0.1199898303658" calcext:value-type="float">
            <text:p>-1.20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2255061649622" calcext:value-type="float">
            <text:p>2.2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1" calcext:value-type="float">
            <text:p>1.351</text:p>
          </table:table-cell>
          <table:table-cell office:value-type="float" office:value="-0.1250322234742" calcext:value-type="float">
            <text:p>-1.25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3374075459491" calcext:value-type="float">
            <text:p>3.3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2" calcext:value-type="float">
            <text:p>1.352</text:p>
          </table:table-cell>
          <table:table-cell office:value-type="float" office:value="-0.1177117319266" calcext:value-type="float">
            <text:p>-1.18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4477526810456" calcext:value-type="float">
            <text:p>4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3" calcext:value-type="float">
            <text:p>1.353</text:p>
          </table:table-cell>
          <table:table-cell office:value-type="float" office:value="-0.1052632709188" calcext:value-type="float">
            <text:p>-1.05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5535293638408" calcext:value-type="float">
            <text:p>5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4" calcext:value-type="float">
            <text:p>1.354</text:p>
          </table:table-cell>
          <table:table-cell office:value-type="float" office:value="-0.08758494334549" calcext:value-type="float">
            <text:p>-8.76E-02</text:p>
          </table:table-cell>
          <table:table-cell office:value-type="float" office:value="1.354" calcext:value-type="float">
            <text:p>1.354</text:p>
          </table:table-cell>
          <table:table-cell office:value-type="float" office:value="0.6511216688247" calcext:value-type="float">
            <text:p>6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5" calcext:value-type="float">
            <text:p>1.355</text:p>
          </table:table-cell>
          <table:table-cell office:value-type="float" office:value="-0.07253336892469" calcext:value-type="float">
            <text:p>-7.25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7377330935724" calcext:value-type="float">
            <text:p>7.3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6" calcext:value-type="float">
            <text:p>1.356</text:p>
          </table:table-cell>
          <table:table-cell office:value-type="float" office:value="-0.0594001380529" calcext:value-type="float">
            <text:p>-5.94E-02</text:p>
          </table:table-cell>
          <table:table-cell office:value-type="float" office:value="1.356" calcext:value-type="float">
            <text:p>1.356</text:p>
          </table:table-cell>
          <table:table-cell office:value-type="float" office:value="0.8144495469508" calcext:value-type="float">
            <text:p>8.1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7" calcext:value-type="float">
            <text:p>1.357</text:p>
          </table:table-cell>
          <table:table-cell office:value-type="float" office:value="-0.03314306959503" calcext:value-type="float">
            <text:p>-3.31E-02</text:p>
          </table:table-cell>
          <table:table-cell office:value-type="float" office:value="1.357" calcext:value-type="float">
            <text:p>1.357</text:p>
          </table:table-cell>
          <table:table-cell office:value-type="float" office:value="0.8716496881506" calcext:value-type="float">
            <text:p>8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8" calcext:value-type="float">
            <text:p>1.358</text:p>
          </table:table-cell>
          <table:table-cell office:value-type="float" office:value="0.0005749944343402" calcext:value-type="float">
            <text:p>5.75E-04</text:p>
          </table:table-cell>
          <table:table-cell office:value-type="float" office:value="1.358" calcext:value-type="float">
            <text:p>1.358</text:p>
          </table:table-cell>
          <table:table-cell office:value-type="float" office:value="0.9122783835639" calcext:value-type="float">
            <text:p>9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59" calcext:value-type="float">
            <text:p>1.359</text:p>
          </table:table-cell>
          <table:table-cell office:value-type="float" office:value="0.04676751715698" calcext:value-type="float">
            <text:p>4.68E-02</text:p>
          </table:table-cell>
          <table:table-cell office:value-type="float" office:value="1.359" calcext:value-type="float">
            <text:p>1.359</text:p>
          </table:table-cell>
          <table:table-cell office:value-type="float" office:value="0.9401247985571" calcext:value-type="float">
            <text:p>9.4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0.108016437301" calcext:value-type="float">
            <text:p>1.08E-01</text:p>
          </table:table-cell>
          <table:table-cell office:value-type="float" office:value="1.36" calcext:value-type="float">
            <text:p>1.36</text:p>
          </table:table-cell>
          <table:table-cell office:value-type="float" office:value="0.9550033322815" calcext:value-type="float">
            <text:p>9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1" calcext:value-type="float">
            <text:p>1.361</text:p>
          </table:table-cell>
          <table:table-cell office:value-type="float" office:value="0.177692240261" calcext:value-type="float">
            <text:p>1.78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0.9588286689032" calcext:value-type="float">
            <text:p>9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2" calcext:value-type="float">
            <text:p>1.362</text:p>
          </table:table-cell>
          <table:table-cell office:value-type="float" office:value="0.253412941553" calcext:value-type="float">
            <text:p>2.53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490179657866" calcext:value-type="float">
            <text:p>9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3" calcext:value-type="float">
            <text:p>1.363</text:p>
          </table:table-cell>
          <table:table-cell office:value-type="float" office:value="0.3279539212454" calcext:value-type="float">
            <text:p>3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271257003886" calcext:value-type="float">
            <text:p>9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4" calcext:value-type="float">
            <text:p>1.364</text:p>
          </table:table-cell>
          <table:table-cell office:value-type="float" office:value="0.3941157830265" calcext:value-type="float">
            <text:p>3.94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952399232432" calcext:value-type="float">
            <text:p>8.9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5" calcext:value-type="float">
            <text:p>1.365</text:p>
          </table:table-cell>
          <table:table-cell office:value-type="float" office:value="0.4507104967158" calcext:value-type="float">
            <text:p>4.5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8524023576882" calcext:value-type="float">
            <text:p>8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6" calcext:value-type="float">
            <text:p>1.366</text:p>
          </table:table-cell>
          <table:table-cell office:value-type="float" office:value="0.5001434254381" calcext:value-type="float">
            <text:p>5.00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0.7930309082513" calcext:value-type="float">
            <text:p>7.9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7" calcext:value-type="float">
            <text:p>1.367</text:p>
          </table:table-cell>
          <table:table-cell office:value-type="float" office:value="0.5447902428686" calcext:value-type="float">
            <text:p>5.45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7168278775488" calcext:value-type="float">
            <text:p>7.1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8" calcext:value-type="float">
            <text:p>1.368</text:p>
          </table:table-cell>
          <table:table-cell office:value-type="float" office:value="0.5866234436701" calcext:value-type="float">
            <text:p>5.87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6298648220348" calcext:value-type="float">
            <text:p>6.3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69" calcext:value-type="float">
            <text:p>1.369</text:p>
          </table:table-cell>
          <table:table-cell office:value-type="float" office:value="0.6272628512135" calcext:value-type="float">
            <text:p>6.27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0.5391309722139" calcext:value-type="float">
            <text:p>5.3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0.6724107696013" calcext:value-type="float">
            <text:p>6.72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4587851557213" calcext:value-type="float">
            <text:p>4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1" calcext:value-type="float">
            <text:p>1.371</text:p>
          </table:table-cell>
          <table:table-cell office:value-type="float" office:value="0.7238459064712" calcext:value-type="float">
            <text:p>7.24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404032211116" calcext:value-type="float">
            <text:p>4.0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2" calcext:value-type="float">
            <text:p>1.372</text:p>
          </table:table-cell>
          <table:table-cell office:value-type="float" office:value="0.7785478247473" calcext:value-type="float">
            <text:p>7.7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3785579357206" calcext:value-type="float">
            <text:p>3.7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3" calcext:value-type="float">
            <text:p>1.373</text:p>
          </table:table-cell>
          <table:table-cell office:value-type="float" office:value="0.8276864805767" calcext:value-type="float">
            <text:p>8.28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3591048453688" calcext:value-type="float">
            <text:p>3.5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4" calcext:value-type="float">
            <text:p>1.374</text:p>
          </table:table-cell>
          <table:table-cell office:value-type="float" office:value="0.8635294201241" calcext:value-type="float">
            <text:p>8.64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3074577635951" calcext:value-type="float">
            <text:p>3.0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5" calcext:value-type="float">
            <text:p>1.375</text:p>
          </table:table-cell>
          <table:table-cell office:value-type="float" office:value="0.8878956741904" calcext:value-type="float">
            <text:p>8.88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1977480279202" calcext:value-type="float">
            <text:p>1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6" calcext:value-type="float">
            <text:p>1.376</text:p>
          </table:table-cell>
          <table:table-cell office:value-type="float" office:value="0.9071286914215" calcext:value-type="float">
            <text:p>9.07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05750171320997" calcext:value-type="float">
            <text:p>5.7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7" calcext:value-type="float">
            <text:p>1.377</text:p>
          </table:table-cell>
          <table:table-cell office:value-type="float" office:value="0.9389053435174" calcext:value-type="float">
            <text:p>9.39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07371489296138" calcext:value-type="float">
            <text:p>-7.3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8" calcext:value-type="float">
            <text:p>1.378</text:p>
          </table:table-cell>
          <table:table-cell office:value-type="float" office:value="1.000973511754" calcext:value-type="float">
            <text:p>1.00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0.1777390910645" calcext:value-type="float">
            <text:p>-1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79" calcext:value-type="float">
            <text:p>1.379</text:p>
          </table:table-cell>
          <table:table-cell office:value-type="float" office:value="1.079588896301" calcext:value-type="float">
            <text:p>1.08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0.2493947009992" calcext:value-type="float">
            <text:p>-2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.11011618826" calcext:value-type="float">
            <text:p>1.11E+00</text:p>
          </table:table-cell>
          <table:table-cell office:value-type="float" office:value="1.38" calcext:value-type="float">
            <text:p>1.38</text:p>
          </table:table-cell>
          <table:table-cell office:value-type="float" office:value="-0.3007477783801" calcext:value-type="float">
            <text:p>-3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1" calcext:value-type="float">
            <text:p>1.381</text:p>
          </table:table-cell>
          <table:table-cell office:value-type="float" office:value="1.027921938027" calcext:value-type="float">
            <text:p>1.03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0.3346049043005" calcext:value-type="float">
            <text:p>-3.3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2" calcext:value-type="float">
            <text:p>1.382</text:p>
          </table:table-cell>
          <table:table-cell office:value-type="float" office:value="0.8895788797892" calcext:value-type="float">
            <text:p>8.9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493624991366" calcext:value-type="float">
            <text:p>-3.4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3" calcext:value-type="float">
            <text:p>1.383</text:p>
          </table:table-cell>
          <table:table-cell office:value-type="float" office:value="0.768725419983" calcext:value-type="float">
            <text:p>7.69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-0.3557221284762" calcext:value-type="float">
            <text:p>-3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4" calcext:value-type="float">
            <text:p>1.384</text:p>
          </table:table-cell>
          <table:table-cell office:value-type="float" office:value="0.6884348898145" calcext:value-type="float">
            <text:p>6.88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34842585603" calcext:value-type="float">
            <text:p>-3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5" calcext:value-type="float">
            <text:p>1.385</text:p>
          </table:table-cell>
          <table:table-cell office:value-type="float" office:value="0.6391374322014" calcext:value-type="float">
            <text:p>6.39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2436626066" calcext:value-type="float">
            <text:p>-3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6" calcext:value-type="float">
            <text:p>1.386</text:p>
          </table:table-cell>
          <table:table-cell office:value-type="float" office:value="0.6058092090094" calcext:value-type="float">
            <text:p>6.06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2869485293928" calcext:value-type="float">
            <text:p>-2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7" calcext:value-type="float">
            <text:p>1.387</text:p>
          </table:table-cell>
          <table:table-cell office:value-type="float" office:value="0.5768841491137" calcext:value-type="float">
            <text:p>5.77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2236901824703" calcext:value-type="float">
            <text:p>-2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8" calcext:value-type="float">
            <text:p>1.388</text:p>
          </table:table-cell>
          <table:table-cell office:value-type="float" office:value="0.5427538862974" calcext:value-type="float">
            <text:p>5.43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1529255370923" calcext:value-type="float">
            <text:p>-1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89" calcext:value-type="float">
            <text:p>1.389</text:p>
          </table:table-cell>
          <table:table-cell office:value-type="float" office:value="0.506538779011" calcext:value-type="float">
            <text:p>5.07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06329419120569" calcext:value-type="float">
            <text:p>-6.33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0.4612524629556" calcext:value-type="float">
            <text:p>4.61E-01</text:p>
          </table:table-cell>
          <table:table-cell office:value-type="float" office:value="1.39" calcext:value-type="float">
            <text:p>1.39</text:p>
          </table:table-cell>
          <table:table-cell office:value-type="float" office:value="0.03936263020155" calcext:value-type="float">
            <text:p>3.94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1" calcext:value-type="float">
            <text:p>1.391</text:p>
          </table:table-cell>
          <table:table-cell office:value-type="float" office:value="0.4009170394402" calcext:value-type="float">
            <text:p>4.0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0.1537396584475" calcext:value-type="float">
            <text:p>1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2" calcext:value-type="float">
            <text:p>1.392</text:p>
          </table:table-cell>
          <table:table-cell office:value-type="float" office:value="0.3299258538191" calcext:value-type="float">
            <text:p>3.30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0.2678342362414" calcext:value-type="float">
            <text:p>2.6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3" calcext:value-type="float">
            <text:p>1.393</text:p>
          </table:table-cell>
          <table:table-cell office:value-type="float" office:value="0.2555982447748" calcext:value-type="float">
            <text:p>2.56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3803486114381" calcext:value-type="float">
            <text:p>3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4" calcext:value-type="float">
            <text:p>1.394</text:p>
          </table:table-cell>
          <table:table-cell office:value-type="float" office:value="0.1934552646762" calcext:value-type="float">
            <text:p>1.9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857013873303" calcext:value-type="float">
            <text:p>4.8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5" calcext:value-type="float">
            <text:p>1.395</text:p>
          </table:table-cell>
          <table:table-cell office:value-type="float" office:value="0.1329478340763" calcext:value-type="float">
            <text:p>1.3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5873741714927" calcext:value-type="float">
            <text:p>5.8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6" calcext:value-type="float">
            <text:p>1.396</text:p>
          </table:table-cell>
          <table:table-cell office:value-type="float" office:value="0.06847300989529" calcext:value-type="float">
            <text:p>6.85E-02</text:p>
          </table:table-cell>
          <table:table-cell office:value-type="float" office:value="1.396" calcext:value-type="float">
            <text:p>1.396</text:p>
          </table:table-cell>
          <table:table-cell office:value-type="float" office:value="0.6775717876827" calcext:value-type="float">
            <text:p>6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7" calcext:value-type="float">
            <text:p>1.397</text:p>
          </table:table-cell>
          <table:table-cell office:value-type="float" office:value="-0.003297168346151" calcext:value-type="float">
            <text:p>-3.30E-03</text:p>
          </table:table-cell>
          <table:table-cell office:value-type="float" office:value="1.397" calcext:value-type="float">
            <text:p>1.397</text:p>
          </table:table-cell>
          <table:table-cell office:value-type="float" office:value="0.7542285783363" calcext:value-type="float">
            <text:p>7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8" calcext:value-type="float">
            <text:p>1.398</text:p>
          </table:table-cell>
          <table:table-cell office:value-type="float" office:value="-0.06873936823558" calcext:value-type="float">
            <text:p>-6.87E-02</text:p>
          </table:table-cell>
          <table:table-cell office:value-type="float" office:value="1.398" calcext:value-type="float">
            <text:p>1.398</text:p>
          </table:table-cell>
          <table:table-cell office:value-type="float" office:value="0.8190511209709" calcext:value-type="float">
            <text:p>8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399" calcext:value-type="float">
            <text:p>1.399</text:p>
          </table:table-cell>
          <table:table-cell office:value-type="float" office:value="-0.1029182148609" calcext:value-type="float">
            <text:p>-1.03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8705674352433" calcext:value-type="float">
            <text:p>8.7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-0.1166756247535" calcext:value-type="float">
            <text:p>-1.17E-01</text:p>
          </table:table-cell>
          <table:table-cell office:value-type="float" office:value="1.4" calcext:value-type="float">
            <text:p>1.4</text:p>
          </table:table-cell>
          <table:table-cell office:value-type="float" office:value="0.9149574615688" calcext:value-type="float">
            <text:p>9.1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1" calcext:value-type="float">
            <text:p>1.401</text:p>
          </table:table-cell>
          <table:table-cell office:value-type="float" office:value="-0.1127273331633" calcext:value-type="float">
            <text:p>-1.1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9497284821681" calcext:value-type="float">
            <text:p>9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2" calcext:value-type="float">
            <text:p>1.402</text:p>
          </table:table-cell>
          <table:table-cell office:value-type="float" office:value="-0.1035044067847" calcext:value-type="float">
            <text:p>-1.0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2089764338" calcext:value-type="float">
            <text:p>9.7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3" calcext:value-type="float">
            <text:p>1.403</text:p>
          </table:table-cell>
          <table:table-cell office:value-type="float" office:value="-0.08726337436084" calcext:value-type="float">
            <text:p>-8.73E-02</text:p>
          </table:table-cell>
          <table:table-cell office:value-type="float" office:value="1.403" calcext:value-type="float">
            <text:p>1.403</text:p>
          </table:table-cell>
          <table:table-cell office:value-type="float" office:value="0.980242871081" calcext:value-type="float">
            <text:p>9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4" calcext:value-type="float">
            <text:p>1.404</text:p>
          </table:table-cell>
          <table:table-cell office:value-type="float" office:value="-0.07009659640662" calcext:value-type="float">
            <text:p>-7.01E-02</text:p>
          </table:table-cell>
          <table:table-cell office:value-type="float" office:value="1.404" calcext:value-type="float">
            <text:p>1.404</text:p>
          </table:table-cell>
          <table:table-cell office:value-type="float" office:value="0.974925022236" calcext:value-type="float">
            <text:p>9.7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5" calcext:value-type="float">
            <text:p>1.405</text:p>
          </table:table-cell>
          <table:table-cell office:value-type="float" office:value="-0.06178181116382" calcext:value-type="float">
            <text:p>-6.18E-02</text:p>
          </table:table-cell>
          <table:table-cell office:value-type="float" office:value="1.405" calcext:value-type="float">
            <text:p>1.405</text:p>
          </table:table-cell>
          <table:table-cell office:value-type="float" office:value="0.9551468262741" calcext:value-type="float">
            <text:p>9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6" calcext:value-type="float">
            <text:p>1.406</text:p>
          </table:table-cell>
          <table:table-cell office:value-type="float" office:value="-0.05021045300031" calcext:value-type="float">
            <text:p>-5.02E-02</text:p>
          </table:table-cell>
          <table:table-cell office:value-type="float" office:value="1.406" calcext:value-type="float">
            <text:p>1.406</text:p>
          </table:table-cell>
          <table:table-cell office:value-type="float" office:value="0.9170202685644" calcext:value-type="float">
            <text:p>9.1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7" calcext:value-type="float">
            <text:p>1.407</text:p>
          </table:table-cell>
          <table:table-cell office:value-type="float" office:value="-0.03201658103567" calcext:value-type="float">
            <text:p>-3.20E-02</text:p>
          </table:table-cell>
          <table:table-cell office:value-type="float" office:value="1.407" calcext:value-type="float">
            <text:p>1.407</text:p>
          </table:table-cell>
          <table:table-cell office:value-type="float" office:value="0.8567973178502" calcext:value-type="float">
            <text:p>8.5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8" calcext:value-type="float">
            <text:p>1.408</text:p>
          </table:table-cell>
          <table:table-cell office:value-type="float" office:value="-0.0004212926791046" calcext:value-type="float">
            <text:p>-4.21E-04</text:p>
          </table:table-cell>
          <table:table-cell office:value-type="float" office:value="1.408" calcext:value-type="float">
            <text:p>1.408</text:p>
          </table:table-cell>
          <table:table-cell office:value-type="float" office:value="0.7779317370658" calcext:value-type="float">
            <text:p>7.7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09" calcext:value-type="float">
            <text:p>1.409</text:p>
          </table:table-cell>
          <table:table-cell office:value-type="float" office:value="0.04682871836039" calcext:value-type="float">
            <text:p>4.68E-02</text:p>
          </table:table-cell>
          <table:table-cell office:value-type="float" office:value="1.409" calcext:value-type="float">
            <text:p>1.409</text:p>
          </table:table-cell>
          <table:table-cell office:value-type="float" office:value="0.6836705968466" calcext:value-type="float">
            <text:p>6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0.1088178598595" calcext:value-type="float">
            <text:p>1.09E-01</text:p>
          </table:table-cell>
          <table:table-cell office:value-type="float" office:value="1.41" calcext:value-type="float">
            <text:p>1.41</text:p>
          </table:table-cell>
          <table:table-cell office:value-type="float" office:value="0.5851141116963" calcext:value-type="float">
            <text:p>5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1" calcext:value-type="float">
            <text:p>1.411</text:p>
          </table:table-cell>
          <table:table-cell office:value-type="float" office:value="0.1824142447151" calcext:value-type="float">
            <text:p>1.82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4843018412714" calcext:value-type="float">
            <text:p>4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2" calcext:value-type="float">
            <text:p>1.412</text:p>
          </table:table-cell>
          <table:table-cell office:value-type="float" office:value="0.26014523483" calcext:value-type="float">
            <text:p>2.60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399500199942" calcext:value-type="float">
            <text:p>4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3" calcext:value-type="float">
            <text:p>1.413</text:p>
          </table:table-cell>
          <table:table-cell office:value-type="float" office:value="0.3331112708974" calcext:value-type="float">
            <text:p>3.33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3457434399458" calcext:value-type="float">
            <text:p>3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4" calcext:value-type="float">
            <text:p>1.414</text:p>
          </table:table-cell>
          <table:table-cell office:value-type="float" office:value="0.396436341994" calcext:value-type="float">
            <text:p>3.96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3305247859341" calcext:value-type="float">
            <text:p>3.3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5" calcext:value-type="float">
            <text:p>1.415</text:p>
          </table:table-cell>
          <table:table-cell office:value-type="float" office:value="0.4511473714274" calcext:value-type="float">
            <text:p>4.51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3245299381801" calcext:value-type="float">
            <text:p>3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6" calcext:value-type="float">
            <text:p>1.416</text:p>
          </table:table-cell>
          <table:table-cell office:value-type="float" office:value="0.4999680247056" calcext:value-type="float">
            <text:p>5.00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2904510266126" calcext:value-type="float">
            <text:p>2.9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7" calcext:value-type="float">
            <text:p>1.417</text:p>
          </table:table-cell>
          <table:table-cell office:value-type="float" office:value="0.5423353089559" calcext:value-type="float">
            <text:p>5.42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0.1984003214041" calcext:value-type="float">
            <text:p>1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8" calcext:value-type="float">
            <text:p>1.418</text:p>
          </table:table-cell>
          <table:table-cell office:value-type="float" office:value="0.5774105039171" calcext:value-type="float">
            <text:p>5.77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0.06873780002383" calcext:value-type="float">
            <text:p>6.87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19" calcext:value-type="float">
            <text:p>1.419</text:p>
          </table:table-cell>
          <table:table-cell office:value-type="float" office:value="0.6165585253834" calcext:value-type="float">
            <text:p>6.17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06101792286161" calcext:value-type="float">
            <text:p>-6.10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0.666500338423" calcext:value-type="float">
            <text:p>6.67E-01</text:p>
          </table:table-cell>
          <table:table-cell office:value-type="float" office:value="1.42" calcext:value-type="float">
            <text:p>1.42</text:p>
          </table:table-cell>
          <table:table-cell office:value-type="float" office:value="-0.1682085302321" calcext:value-type="float">
            <text:p>-1.6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1" calcext:value-type="float">
            <text:p>1.421</text:p>
          </table:table-cell>
          <table:table-cell office:value-type="float" office:value="0.728822798545" calcext:value-type="float">
            <text:p>7.2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-0.2483809079742" calcext:value-type="float">
            <text:p>-2.4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2" calcext:value-type="float">
            <text:p>1.422</text:p>
          </table:table-cell>
          <table:table-cell office:value-type="float" office:value="0.7883396971877" calcext:value-type="float">
            <text:p>7.88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-0.3119932996923" calcext:value-type="float">
            <text:p>-3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3" calcext:value-type="float">
            <text:p>1.423</text:p>
          </table:table-cell>
          <table:table-cell office:value-type="float" office:value="0.8402912817209" calcext:value-type="float">
            <text:p>8.40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-0.3510997647459" calcext:value-type="float">
            <text:p>-3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4" calcext:value-type="float">
            <text:p>1.424</text:p>
          </table:table-cell>
          <table:table-cell office:value-type="float" office:value="0.8837952990244" calcext:value-type="float">
            <text:p>8.8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3694726867116" calcext:value-type="float">
            <text:p>-3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5" calcext:value-type="float">
            <text:p>1.425</text:p>
          </table:table-cell>
          <table:table-cell office:value-type="float" office:value="0.9108534422902" calcext:value-type="float">
            <text:p>9.11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3688766277035" calcext:value-type="float">
            <text:p>-3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6" calcext:value-type="float">
            <text:p>1.426</text:p>
          </table:table-cell>
          <table:table-cell office:value-type="float" office:value="0.9196043473524" calcext:value-type="float">
            <text:p>9.20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3543676632522" calcext:value-type="float">
            <text:p>-3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7" calcext:value-type="float">
            <text:p>1.427</text:p>
          </table:table-cell>
          <table:table-cell office:value-type="float" office:value="0.9161825759126" calcext:value-type="float">
            <text:p>9.16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197940671697" calcext:value-type="float">
            <text:p>-3.2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8" calcext:value-type="float">
            <text:p>1.428</text:p>
          </table:table-cell>
          <table:table-cell office:value-type="float" office:value="0.9177924206266" calcext:value-type="float">
            <text:p>9.18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2692453328482" calcext:value-type="float">
            <text:p>-2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29" calcext:value-type="float">
            <text:p>1.429</text:p>
          </table:table-cell>
          <table:table-cell office:value-type="float" office:value="0.9510030617795" calcext:value-type="float">
            <text:p>9.5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200185276396" calcext:value-type="float">
            <text:p>-2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008119411043" calcext:value-type="float">
            <text:p>1.01E+00</text:p>
          </table:table-cell>
          <table:table-cell office:value-type="float" office:value="1.43" calcext:value-type="float">
            <text:p>1.43</text:p>
          </table:table-cell>
          <table:table-cell office:value-type="float" office:value="-0.1192722541319" calcext:value-type="float">
            <text:p>-1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1" calcext:value-type="float">
            <text:p>1.431</text:p>
          </table:table-cell>
          <table:table-cell office:value-type="float" office:value="1.022356924747" calcext:value-type="float">
            <text:p>1.02E+00</text:p>
          </table:table-cell>
          <table:table-cell table:style-name="ce174" office:value-type="float" office:value="1.431" calcext:value-type="float">
            <text:p>1.431</text:p>
          </table:table-cell>
          <table:table-cell office:value-type="float" office:value="-0.0260729846656" calcext:value-type="float">
            <text:p>-2.61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2" calcext:value-type="float">
            <text:p>1.432</text:p>
          </table:table-cell>
          <table:table-cell office:value-type="float" office:value="0.9381009754253" calcext:value-type="float">
            <text:p>9.38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07752170002711" calcext:value-type="float">
            <text:p>7.75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3" calcext:value-type="float">
            <text:p>1.433</text:p>
          </table:table-cell>
          <table:table-cell office:value-type="float" office:value="0.8117456803197" calcext:value-type="float">
            <text:p>8.12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188132018871" calcext:value-type="float">
            <text:p>1.8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4" calcext:value-type="float">
            <text:p>1.434</text:p>
          </table:table-cell>
          <table:table-cell office:value-type="float" office:value="0.7121786666054" calcext:value-type="float">
            <text:p>7.12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0.2981792699764" calcext:value-type="float">
            <text:p>2.9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5" calcext:value-type="float">
            <text:p>1.435</text:p>
          </table:table-cell>
          <table:table-cell office:value-type="float" office:value="0.6583993927581" calcext:value-type="float">
            <text:p>6.5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4098806205556" calcext:value-type="float">
            <text:p>4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6" calcext:value-type="float">
            <text:p>1.436</text:p>
          </table:table-cell>
          <table:table-cell office:value-type="float" office:value="0.6217013566873" calcext:value-type="float">
            <text:p>6.22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5191382710825" calcext:value-type="float">
            <text:p>5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7" calcext:value-type="float">
            <text:p>1.437</text:p>
          </table:table-cell>
          <table:table-cell office:value-type="float" office:value="0.5870962810643" calcext:value-type="float">
            <text:p>5.8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6207876522804" calcext:value-type="float">
            <text:p>6.2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8" calcext:value-type="float">
            <text:p>1.438</text:p>
          </table:table-cell>
          <table:table-cell office:value-type="float" office:value="0.5499141551006" calcext:value-type="float">
            <text:p>5.50E-01</text:p>
          </table:table-cell>
          <table:table-cell office:value-type="float" office:value="1.438" calcext:value-type="float">
            <text:p>1.438</text:p>
          </table:table-cell>
          <table:table-cell office:value-type="float" office:value="0.7124256598539" calcext:value-type="float">
            <text:p>7.1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39" calcext:value-type="float">
            <text:p>1.439</text:p>
          </table:table-cell>
          <table:table-cell office:value-type="float" office:value="0.5106021417072" calcext:value-type="float">
            <text:p>5.11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0.7891251295229" calcext:value-type="float">
            <text:p>7.8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0.4704203623527" calcext:value-type="float">
            <text:p>4.70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8519465211226" calcext:value-type="float">
            <text:p>8.5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1" calcext:value-type="float">
            <text:p>1.441</text:p>
          </table:table-cell>
          <table:table-cell office:value-type="float" office:value="0.4200552853241" calcext:value-type="float">
            <text:p>4.20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9001792390344" calcext:value-type="float">
            <text:p>9.0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2" calcext:value-type="float">
            <text:p>1.442</text:p>
          </table:table-cell>
          <table:table-cell office:value-type="float" office:value="0.3608251639007" calcext:value-type="float">
            <text:p>3.61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9358188421989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3" calcext:value-type="float">
            <text:p>1.443</text:p>
          </table:table-cell>
          <table:table-cell office:value-type="float" office:value="0.2994849583094" calcext:value-type="float">
            <text:p>2.99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0.9514647953393" calcext:value-type="float">
            <text:p>9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4" calcext:value-type="float">
            <text:p>1.444</text:p>
          </table:table-cell>
          <table:table-cell office:value-type="float" office:value="0.2349056629653" calcext:value-type="float">
            <text:p>2.35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9558868614647" calcext:value-type="float">
            <text:p>9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5" calcext:value-type="float">
            <text:p>1.445</text:p>
          </table:table-cell>
          <table:table-cell office:value-type="float" office:value="0.1601108166883" calcext:value-type="float">
            <text:p>1.60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512012945607" calcext:value-type="float">
            <text:p>9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6" calcext:value-type="float">
            <text:p>1.446</text:p>
          </table:table-cell>
          <table:table-cell office:value-type="float" office:value="0.07001156632651" calcext:value-type="float">
            <text:p>7.00E-02</text:p>
          </table:table-cell>
          <table:table-cell office:value-type="float" office:value="1.446" calcext:value-type="float">
            <text:p>1.446</text:p>
          </table:table-cell>
          <table:table-cell office:value-type="float" office:value="0.9358369259468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7" calcext:value-type="float">
            <text:p>1.447</text:p>
          </table:table-cell>
          <table:table-cell office:value-type="float" office:value="-0.01998993659236" calcext:value-type="float">
            <text:p>-2.00E-02</text:p>
          </table:table-cell>
          <table:table-cell office:value-type="float" office:value="1.447" calcext:value-type="float">
            <text:p>1.447</text:p>
          </table:table-cell>
          <table:table-cell office:value-type="float" office:value="0.9099616660048" calcext:value-type="float">
            <text:p>9.1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8" calcext:value-type="float">
            <text:p>1.448</text:p>
          </table:table-cell>
          <table:table-cell office:value-type="float" office:value="-0.08839281615813" calcext:value-type="float">
            <text:p>-8.84E-02</text:p>
          </table:table-cell>
          <table:table-cell office:value-type="float" office:value="1.448" calcext:value-type="float">
            <text:p>1.448</text:p>
          </table:table-cell>
          <table:table-cell office:value-type="float" office:value="0.8691418042544" calcext:value-type="float">
            <text:p>8.6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49" calcext:value-type="float">
            <text:p>1.449</text:p>
          </table:table-cell>
          <table:table-cell office:value-type="float" office:value="-0.1256375122155" calcext:value-type="float">
            <text:p>-1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8147826801111" calcext:value-type="float">
            <text:p>8.1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-0.1332341505031" calcext:value-type="float">
            <text:p>-1.33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7456147700906" calcext:value-type="float">
            <text:p>7.4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1" calcext:value-type="float">
            <text:p>1.451</text:p>
          </table:table-cell>
          <table:table-cell office:value-type="float" office:value="-0.1242420045083" calcext:value-type="float">
            <text:p>-1.24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6637610925915" calcext:value-type="float">
            <text:p>6.6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2" calcext:value-type="float">
            <text:p>1.452</text:p>
          </table:table-cell>
          <table:table-cell office:value-type="float" office:value="-0.1095335335798" calcext:value-type="float">
            <text:p>-1.10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0.575017683915" calcext:value-type="float">
            <text:p>5.7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3" calcext:value-type="float">
            <text:p>1.453</text:p>
          </table:table-cell>
          <table:table-cell office:value-type="float" office:value="-0.0917127323637" calcext:value-type="float">
            <text:p>-9.17E-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4851496721593" calcext:value-type="float">
            <text:p>4.8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4" calcext:value-type="float">
            <text:p>1.454</text:p>
          </table:table-cell>
          <table:table-cell office:value-type="float" office:value="-0.07668244599445" calcext:value-type="float">
            <text:p>-7.67E-02</text:p>
          </table:table-cell>
          <table:table-cell office:value-type="float" office:value="1.454" calcext:value-type="float">
            <text:p>1.454</text:p>
          </table:table-cell>
          <table:table-cell office:value-type="float" office:value="0.4161632787598" calcext:value-type="float">
            <text:p>4.1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5" calcext:value-type="float">
            <text:p>1.455</text:p>
          </table:table-cell>
          <table:table-cell office:value-type="float" office:value="-0.06699905774147" calcext:value-type="float">
            <text:p>-6.70E-02</text:p>
          </table:table-cell>
          <table:table-cell office:value-type="float" office:value="1.455" calcext:value-type="float">
            <text:p>1.455</text:p>
          </table:table-cell>
          <table:table-cell office:value-type="float" office:value="0.3789691349751" calcext:value-type="float">
            <text:p>3.7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6" calcext:value-type="float">
            <text:p>1.456</text:p>
          </table:table-cell>
          <table:table-cell office:value-type="float" office:value="-0.05570563135982" calcext:value-type="float">
            <text:p>-5.57E-02</text:p>
          </table:table-cell>
          <table:table-cell office:value-type="float" office:value="1.456" calcext:value-type="float">
            <text:p>1.456</text:p>
          </table:table-cell>
          <table:table-cell office:value-type="float" office:value="0.3607293447174" calcext:value-type="float">
            <text:p>3.6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7" calcext:value-type="float">
            <text:p>1.457</text:p>
          </table:table-cell>
          <table:table-cell office:value-type="float" office:value="-0.03701883588127" calcext:value-type="float">
            <text:p>-3.70E-02</text:p>
          </table:table-cell>
          <table:table-cell office:value-type="float" office:value="1.457" calcext:value-type="float">
            <text:p>1.457</text:p>
          </table:table-cell>
          <table:table-cell office:value-type="float" office:value="0.3250145809757" calcext:value-type="float">
            <text:p>3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8" calcext:value-type="float">
            <text:p>1.458</text:p>
          </table:table-cell>
          <table:table-cell office:value-type="float" office:value="-0.003736857763589" calcext:value-type="float">
            <text:p>-3.74E-03</text:p>
          </table:table-cell>
          <table:table-cell office:value-type="float" office:value="1.458" calcext:value-type="float">
            <text:p>1.458</text:p>
          </table:table-cell>
          <table:table-cell office:value-type="float" office:value="0.2416940501025" calcext:value-type="float">
            <text:p>2.4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59" calcext:value-type="float">
            <text:p>1.459</text:p>
          </table:table-cell>
          <table:table-cell office:value-type="float" office:value="0.04464070747164" calcext:value-type="float">
            <text:p>4.46E-02</text:p>
          </table:table-cell>
          <table:table-cell office:value-type="float" office:value="1.459" calcext:value-type="float">
            <text:p>1.459</text:p>
          </table:table-cell>
          <table:table-cell office:value-type="float" office:value="0.1107670536273" calcext:value-type="float">
            <text:p>1.1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0.1068417878299" calcext:value-type="float">
            <text:p>1.07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02420736223645" calcext:value-type="float">
            <text:p>-2.42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1" calcext:value-type="float">
            <text:p>1.461</text:p>
          </table:table-cell>
          <table:table-cell office:value-type="float" office:value="0.1813177388494" calcext:value-type="float">
            <text:p>1.8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1408073807221" calcext:value-type="float">
            <text:p>-1.4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2" calcext:value-type="float">
            <text:p>1.462</text:p>
          </table:table-cell>
          <table:table-cell office:value-type="float" office:value="0.2596276146999" calcext:value-type="float">
            <text:p>2.60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2252287719486" calcext:value-type="float">
            <text:p>-2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3" calcext:value-type="float">
            <text:p>1.463</text:p>
          </table:table-cell>
          <table:table-cell office:value-type="float" office:value="0.3324877164391" calcext:value-type="float">
            <text:p>3.32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2842384034195" calcext:value-type="float">
            <text:p>-2.8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4" calcext:value-type="float">
            <text:p>1.464</text:p>
          </table:table-cell>
          <table:table-cell office:value-type="float" office:value="0.3951789832824" calcext:value-type="float">
            <text:p>3.95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241729764021" calcext:value-type="float">
            <text:p>-3.2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5" calcext:value-type="float">
            <text:p>1.465</text:p>
          </table:table-cell>
          <table:table-cell office:value-type="float" office:value="0.4494596835128" calcext:value-type="float">
            <text:p>4.49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344653601047" calcext:value-type="float">
            <text:p>-3.4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6" calcext:value-type="float">
            <text:p>1.466</text:p>
          </table:table-cell>
          <table:table-cell office:value-type="float" office:value="0.4982458378376" calcext:value-type="float">
            <text:p>4.98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0.3560830218277" calcext:value-type="float">
            <text:p>-3.5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7" calcext:value-type="float">
            <text:p>1.467</text:p>
          </table:table-cell>
          <table:table-cell office:value-type="float" office:value="0.5389853594618" calcext:value-type="float">
            <text:p>5.39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504776511461" calcext:value-type="float">
            <text:p>-3.5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8" calcext:value-type="float">
            <text:p>1.468</text:p>
          </table:table-cell>
          <table:table-cell office:value-type="float" office:value="0.5743361907646" calcext:value-type="float">
            <text:p>5.74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3323811486608" calcext:value-type="float">
            <text:p>-3.3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69" calcext:value-type="float">
            <text:p>1.469</text:p>
          </table:table-cell>
          <table:table-cell office:value-type="float" office:value="0.6132245108952" calcext:value-type="float">
            <text:p>6.13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2950973093155" calcext:value-type="float">
            <text:p>-2.9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0.6664046598715" calcext:value-type="float">
            <text:p>6.66E-01</text:p>
          </table:table-cell>
          <table:table-cell office:value-type="float" office:value="1.47" calcext:value-type="float">
            <text:p>1.47</text:p>
          </table:table-cell>
          <table:table-cell office:value-type="float" office:value="-0.2514186692145" calcext:value-type="float">
            <text:p>-2.5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1" calcext:value-type="float">
            <text:p>1.471</text:p>
          </table:table-cell>
          <table:table-cell office:value-type="float" office:value="0.7286124223346" calcext:value-type="float">
            <text:p>7.29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-0.1796948658277" calcext:value-type="float">
            <text:p>-1.80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2" calcext:value-type="float">
            <text:p>1.472</text:p>
          </table:table-cell>
          <table:table-cell office:value-type="float" office:value="0.7940461574891" calcext:value-type="float">
            <text:p>7.9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-0.09089101556713" calcext:value-type="float">
            <text:p>-9.09E-0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3" calcext:value-type="float">
            <text:p>1.473</text:p>
          </table:table-cell>
          <table:table-cell office:value-type="float" office:value="0.845351479703" calcext:value-type="float">
            <text:p>8.4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005924963427001" calcext:value-type="float">
            <text:p>5.92E-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4" calcext:value-type="float">
            <text:p>1.474</text:p>
          </table:table-cell>
          <table:table-cell office:value-type="float" office:value="0.8865995599757" calcext:value-type="float">
            <text:p>8.87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1150188455885" calcext:value-type="float">
            <text:p>1.1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5" calcext:value-type="float">
            <text:p>1.475</text:p>
          </table:table-cell>
          <table:table-cell office:value-type="float" office:value="0.9134792399053" calcext:value-type="float">
            <text:p>9.1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2287613947763" calcext:value-type="float">
            <text:p>2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6" calcext:value-type="float">
            <text:p>1.476</text:p>
          </table:table-cell>
          <table:table-cell office:value-type="float" office:value="0.9227601689666" calcext:value-type="float">
            <text:p>9.23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3428309526845" calcext:value-type="float">
            <text:p>3.4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7" calcext:value-type="float">
            <text:p>1.477</text:p>
          </table:table-cell>
          <table:table-cell office:value-type="float" office:value="0.9099516424427" calcext:value-type="float">
            <text:p>9.10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529832271067" calcext:value-type="float">
            <text:p>4.5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8" calcext:value-type="float">
            <text:p>1.478</text:p>
          </table:table-cell>
          <table:table-cell office:value-type="float" office:value="0.8959985240956" calcext:value-type="float">
            <text:p>8.96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5551686918032" calcext:value-type="float">
            <text:p>5.5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79" calcext:value-type="float">
            <text:p>1.479</text:p>
          </table:table-cell>
          <table:table-cell office:value-type="float" office:value="0.918507501842" calcext:value-type="float">
            <text:p>9.19E-01</text:p>
          </table:table-cell>
          <table:table-cell office:value-type="float" office:value="1.479" calcext:value-type="float">
            <text:p>1.479</text:p>
          </table:table-cell>
          <table:table-cell office:value-type="float" office:value="0.6467787028001" calcext:value-type="float">
            <text:p>6.4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0.9684780642364" calcext:value-type="float">
            <text:p>9.68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7272962705165" calcext:value-type="float">
            <text:p>7.2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1" calcext:value-type="float">
            <text:p>1.481</text:p>
          </table:table-cell>
          <table:table-cell office:value-type="float" office:value="1.00652696002" calcext:value-type="float">
            <text:p>1.01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0.7971639226585" calcext:value-type="float">
            <text:p>7.9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2" calcext:value-type="float">
            <text:p>1.482</text:p>
          </table:table-cell>
          <table:table-cell office:value-type="float" office:value="0.9577804267684" calcext:value-type="float">
            <text:p>9.58E-01</text:p>
          </table:table-cell>
          <table:table-cell office:value-type="float" office:value="1.482" calcext:value-type="float">
            <text:p>1.482</text:p>
          </table:table-cell>
          <table:table-cell office:value-type="float" office:value="0.8544672471072" calcext:value-type="float">
            <text:p>8.54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3" calcext:value-type="float">
            <text:p>1.483</text:p>
          </table:table-cell>
          <table:table-cell office:value-type="float" office:value="0.8393628944911" calcext:value-type="float">
            <text:p>8.39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0.9014599133538" calcext:value-type="float">
            <text:p>9.01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4" calcext:value-type="float">
            <text:p>1.484</text:p>
          </table:table-cell>
          <table:table-cell office:value-type="float" office:value="0.7349449431409" calcext:value-type="float">
            <text:p>7.35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0.9357968360134" calcext:value-type="float">
            <text:p>9.3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5" calcext:value-type="float">
            <text:p>1.485</text:p>
          </table:table-cell>
          <table:table-cell office:value-type="float" office:value="0.6738696787885" calcext:value-type="float">
            <text:p>6.74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0.9631270909636" calcext:value-type="float">
            <text:p>9.6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6" calcext:value-type="float">
            <text:p>1.486</text:p>
          </table:table-cell>
          <table:table-cell office:value-type="float" office:value="0.6364783583985" calcext:value-type="float">
            <text:p>6.36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0.9771807912936" calcext:value-type="float">
            <text:p>9.7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7" calcext:value-type="float">
            <text:p>1.487</text:p>
          </table:table-cell>
          <table:table-cell office:value-type="float" office:value="0.5998266353159" calcext:value-type="float">
            <text:p>6.00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0.9756840661774" calcext:value-type="float">
            <text:p>9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8" calcext:value-type="float">
            <text:p>1.488</text:p>
          </table:table-cell>
          <table:table-cell office:value-type="float" office:value="0.5624808475738" calcext:value-type="float">
            <text:p>5.6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0.9615504406514" calcext:value-type="float">
            <text:p>9.6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89" calcext:value-type="float">
            <text:p>1.489</text:p>
          </table:table-cell>
          <table:table-cell office:value-type="float" office:value="0.5160583727288" calcext:value-type="float">
            <text:p>5.1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89173799915" calcext:value-type="float">
            <text:p>9.2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" calcext:value-type="float">
            <text:p>1.49</text:p>
          </table:table-cell>
          <table:table-cell office:value-type="float" office:value="0.4626974727282" calcext:value-type="float">
            <text:p>4.63E-01</text:p>
          </table:table-cell>
          <table:table-cell office:value-type="float" office:value="1.49" calcext:value-type="float">
            <text:p>1.49</text:p>
          </table:table-cell>
          <table:table-cell office:value-type="float" office:value="0.8762689357778" calcext:value-type="float">
            <text:p>8.7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1" calcext:value-type="float">
            <text:p>1.491</text:p>
          </table:table-cell>
          <table:table-cell office:value-type="float" office:value="0.3990551508602" calcext:value-type="float">
            <text:p>3.99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0.8066142744066" calcext:value-type="float">
            <text:p>8.07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2" calcext:value-type="float">
            <text:p>1.492</text:p>
          </table:table-cell>
          <table:table-cell office:value-type="float" office:value="0.3272565812127" calcext:value-type="float">
            <text:p>3.27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0.719425069776" calcext:value-type="float">
            <text:p>7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3" calcext:value-type="float">
            <text:p>1.493</text:p>
          </table:table-cell>
          <table:table-cell office:value-type="float" office:value="0.2589126360967" calcext:value-type="float">
            <text:p>2.59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0.6186575846273" calcext:value-type="float">
            <text:p>6.19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4" calcext:value-type="float">
            <text:p>1.494</text:p>
          </table:table-cell>
          <table:table-cell office:value-type="float" office:value="0.1957153377706" calcext:value-type="float">
            <text:p>1.96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516082901571" calcext:value-type="float">
            <text:p>5.16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5" calcext:value-type="float">
            <text:p>1.495</text:p>
          </table:table-cell>
          <table:table-cell office:value-type="float" office:value="0.1377752810287" calcext:value-type="float">
            <text:p>1.38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425444308601" calcext:value-type="float">
            <text:p>4.25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6" calcext:value-type="float">
            <text:p>1.496</text:p>
          </table:table-cell>
          <table:table-cell office:value-type="float" office:value="0.0719561838803" calcext:value-type="float">
            <text:p>7.20E-02</text:p>
          </table:table-cell>
          <table:table-cell office:value-type="float" office:value="1.496" calcext:value-type="float">
            <text:p>1.496</text:p>
          </table:table-cell>
          <table:table-cell office:value-type="float" office:value="0.3619143441691" calcext:value-type="float">
            <text:p>3.62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7" calcext:value-type="float">
            <text:p>1.497</text:p>
          </table:table-cell>
          <table:table-cell office:value-type="float" office:value="0.0007838440256951" calcext:value-type="float">
            <text:p>7.84E-04</text:p>
          </table:table-cell>
          <table:table-cell office:value-type="float" office:value="1.497" calcext:value-type="float">
            <text:p>1.497</text:p>
          </table:table-cell>
          <table:table-cell office:value-type="float" office:value="0.3330289286589" calcext:value-type="float">
            <text:p>3.33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8" calcext:value-type="float">
            <text:p>1.498</text:p>
          </table:table-cell>
          <table:table-cell office:value-type="float" office:value="-0.05811183894955" calcext:value-type="float">
            <text:p>-5.81E-02</text:p>
          </table:table-cell>
          <table:table-cell office:value-type="float" office:value="1.498" calcext:value-type="float">
            <text:p>1.498</text:p>
          </table:table-cell>
          <table:table-cell office:value-type="float" office:value="0.3278676647995" calcext:value-type="float">
            <text:p>3.28E-0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.499" calcext:value-type="float">
            <text:p>1.499</text:p>
          </table:table-cell>
          <table:table-cell office:value-type="float" office:value="-0.09391559941503" calcext:value-type="float">
            <text:p>-9.39E-02</text:p>
          </table:table-cell>
          <table:table-cell office:value-type="float" office:value="1.499" calcext:value-type="float">
            <text:p>1.499</text:p>
          </table:table-cell>
          <table:table-cell office:value-type="float" office:value="0.3069216923314" calcext:value-type="float">
            <text:p>3.07E-01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office:value-type="float" office:value="1.5" calcext:value-type="float">
            <text:p>1.5</text:p>
          </table:table-cell>
          <table:table-cell office:value-type="float" office:value="-0.1133465352344" calcext:value-type="float">
            <text:p>-1.13E-01</text:p>
          </table:table-cell>
          <table:table-cell/>
          <table:table-cell table:style-name="Default"/>
          <table:table-cell table:number-columns-repeated="8"/>
        </table:table-row>
      </table:table>
      <table:table table:name="Sheet6" table:style-name="ta1">
        <table:table-column table:style-name="co3" table:default-cell-style-name="Default"/>
        <table:table-column table:style-name="co3" table:default-cell-style-name="ce112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7.76174341556" calcext:value-type="float">
            <text:p>-1.78E+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20.14346843683" calcext:value-type="float">
            <text:p>-2.01E+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15.80256921164" calcext:value-type="float">
            <text:p>-1.58E+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16.69177255313" calcext:value-type="float">
            <text:p>-1.67E+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16.61645742973" calcext:value-type="float">
            <text:p>-1.66E+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-15.63680187509" calcext:value-type="float">
            <text:p>-1.56E+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-14.52899751432" calcext:value-type="float">
            <text:p>-1.45E+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-13.29164180438" calcext:value-type="float">
            <text:p>-1.33E+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-11.69717171669" calcext:value-type="float">
            <text:p>-1.17E+01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-10.10683484527" calcext:value-type="float">
            <text:p>-1.01E+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-8.321025359685" calcext:value-type="float">
            <text:p>-8.32E+00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-6.512471681464" calcext:value-type="float">
            <text:p>-6.51E+00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-4.666223936771" calcext:value-type="float">
            <text:p>-4.67E+00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-2.841921591289" calcext:value-type="float">
            <text:p>-2.84E+00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-1.05864036774" calcext:value-type="float">
            <text:p>-1.06E+00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64289647671" calcext:value-type="float">
            <text:p>6.43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2.222947033789" calcext:value-type="float">
            <text:p>2.22E+00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3.679777441861" calcext:value-type="float">
            <text:p>3.68E+00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4.995581071373" calcext:value-type="float">
            <text:p>5.00E+00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6.147894398348" calcext:value-type="float">
            <text:p>6.15E+00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7.060211874626" calcext:value-type="float">
            <text:p>7.06E+00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7.763025495899" calcext:value-type="float">
            <text:p>7.76E+00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8.20950502665" calcext:value-type="float">
            <text:p>8.21E+00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8.426129729124" calcext:value-type="float">
            <text:p>8.43E+00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8.325979541026" calcext:value-type="float">
            <text:p>8.33E+00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8.001946580756" calcext:value-type="float">
            <text:p>8.00E+00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7.423094152252" calcext:value-type="float">
            <text:p>7.42E+00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6.628505113162" calcext:value-type="float">
            <text:p>6.63E+00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5.68456963298" calcext:value-type="float">
            <text:p>5.68E+00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4.541000237272" calcext:value-type="float">
            <text:p>4.54E+00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3.347645792354" calcext:value-type="float">
            <text:p>3.35E+00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2.038114408581" calcext:value-type="float">
            <text:p>2.04E+00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314856110755" calcext:value-type="float">
            <text:p>7.31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-0.6045441910979" calcext:value-type="float">
            <text:p>-6.05E-01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-1.982139612406" calcext:value-type="float">
            <text:p>-1.98E+00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-3.337337552426" calcext:value-type="float">
            <text:p>-3.34E+00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-4.784139328562" calcext:value-type="float">
            <text:p>-4.78E+00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-6.180401615624" calcext:value-type="float">
            <text:p>-6.18E+00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-7.685527330714" calcext:value-type="float">
            <text:p>-7.69E+00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-9.195266916967" calcext:value-type="float">
            <text:p>-9.20E+00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-10.68479487161" calcext:value-type="float">
            <text:p>-1.07E+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-12.18743457588" calcext:value-type="float">
            <text:p>-1.22E+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-13.62817493915" calcext:value-type="float">
            <text:p>-1.36E+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-15.03476490557" calcext:value-type="float">
            <text:p>-1.50E+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16.33457185416" calcext:value-type="float">
            <text:p>-1.63E+01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17.59719151435" calcext:value-type="float">
            <text:p>-1.76E+01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18.59681108011" calcext:value-type="float">
            <text:p>-1.86E+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19.5179344966" calcext:value-type="float">
            <text:p>-1.95E+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20.26326034232" calcext:value-type="float">
            <text:p>-2.03E+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20.7701304749" calcext:value-type="float">
            <text:p>-2.08E+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21.09188843959" calcext:value-type="float">
            <text:p>-2.11E+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21.12862851488" calcext:value-type="float">
            <text:p>-2.11E+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21.13819616617" calcext:value-type="float">
            <text:p>-2.11E+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20.82764799339" calcext:value-type="float">
            <text:p>-2.08E+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20.39131693507" calcext:value-type="float">
            <text:p>-2.04E+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19.68905422384" calcext:value-type="float">
            <text:p>-1.97E+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18.78012446127" calcext:value-type="float">
            <text:p>-1.88E+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17.56426980231" calcext:value-type="float">
            <text:p>-1.76E+01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16.03258505644" calcext:value-type="float">
            <text:p>-1.60E+01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14.22669549981" calcext:value-type="float">
            <text:p>-1.42E+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12.23756702542" calcext:value-type="float">
            <text:p>-1.22E+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10.10346423661" calcext:value-type="float">
            <text:p>-1.01E+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7.943657811047" calcext:value-type="float">
            <text:p>-7.94E+00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5.713350875681" calcext:value-type="float">
            <text:p>-5.71E+00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3.567090883688" calcext:value-type="float">
            <text:p>-3.57E+00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1.508218054711" calcext:value-type="float">
            <text:p>-1.51E+00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0.4816991829372" calcext:value-type="float">
            <text:p>4.82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2.369238664901" calcext:value-type="float">
            <text:p>2.37E+00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4.081604892657" calcext:value-type="float">
            <text:p>4.08E+00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5.633255230777" calcext:value-type="float">
            <text:p>5.63E+00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6.940882769879" calcext:value-type="float">
            <text:p>6.94E+00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8.039758038543" calcext:value-type="float">
            <text:p>8.04E+00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8.805950109198" calcext:value-type="float">
            <text:p>8.81E+00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9.238893302168" calcext:value-type="float">
            <text:p>9.24E+00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9.366880492435" calcext:value-type="float">
            <text:p>9.37E+00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9.115443238173" calcext:value-type="float">
            <text:p>9.12E+00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8.601548296082" calcext:value-type="float">
            <text:p>8.60E+00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7.801324707183" calcext:value-type="float">
            <text:p>7.80E+00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6.773459872277" calcext:value-type="float">
            <text:p>6.77E+00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5.613736947948" calcext:value-type="float">
            <text:p>5.61E+00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4.327834374954" calcext:value-type="float">
            <text:p>4.33E+00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3.026605732976" calcext:value-type="float">
            <text:p>3.03E+00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663169131497" calcext:value-type="float">
            <text:p>1.66E+00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0.3280913126395" calcext:value-type="float">
            <text:p>3.28E-01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-1.035929737992" calcext:value-type="float">
            <text:p>-1.04E+00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-2.433305069034" calcext:value-type="float">
            <text:p>-2.43E+00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-3.846139112822" calcext:value-type="float">
            <text:p>-3.85E+00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-5.367078244609" calcext:value-type="float">
            <text:p>-5.37E+00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-6.880922604761" calcext:value-type="float">
            <text:p>-6.88E+00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-8.515994237243" calcext:value-type="float">
            <text:p>-8.52E+00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-10.1594196267" calcext:value-type="float">
            <text:p>-1.02E+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-11.74379079195" calcext:value-type="float">
            <text:p>-1.17E+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-13.2968230175" calcext:value-type="float">
            <text:p>-1.33E+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-14.77335024235" calcext:value-type="float">
            <text:p>-1.48E+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-16.16785692591" calcext:value-type="float">
            <text:p>-1.62E+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-17.36751925395" calcext:value-type="float">
            <text:p>-1.74E+01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-18.49714811605" calcext:value-type="float">
            <text:p>-1.85E+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-19.44142671092" calcext:value-type="float">
            <text:p>-1.94E+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-20.29441956525" calcext:value-type="float">
            <text:p>-2.03E+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-20.9358479579" calcext:value-type="float">
            <text:p>-2.09E+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-21.42282536188" calcext:value-type="float">
            <text:p>-2.14E+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-21.78563203621" calcext:value-type="float">
            <text:p>-2.18E+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-21.9053487242" calcext:value-type="float">
            <text:p>-2.19E+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-21.85293065675" calcext:value-type="float">
            <text:p>-2.19E+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-21.59755645988" calcext:value-type="float">
            <text:p>-2.16E+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-20.91224602098" calcext:value-type="float">
            <text:p>-2.09E+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19.95740984157" calcext:value-type="float">
            <text:p>-2.00E+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18.66417994747" calcext:value-type="float">
            <text:p>-1.87E+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17.10120422944" calcext:value-type="float">
            <text:p>-1.71E+01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15.26033234303" calcext:value-type="float">
            <text:p>-1.53E+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13.21483827161" calcext:value-type="float">
            <text:p>-1.32E+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11.05263946584" calcext:value-type="float">
            <text:p>-1.11E+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8.724092191265" calcext:value-type="float">
            <text:p>-8.72E+00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6.509283522291" calcext:value-type="float">
            <text:p>-6.51E+00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4.27633190534" calcext:value-type="float">
            <text:p>-4.28E+00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2.114992847316" calcext:value-type="float">
            <text:p>-2.11E+00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04006150492511" calcext:value-type="float">
            <text:p>-4.01E-02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1.93307373309" calcext:value-type="float">
            <text:p>1.93E+00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3.793911229916" calcext:value-type="float">
            <text:p>3.79E+00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5.460939137925" calcext:value-type="float">
            <text:p>5.46E+00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6.912889813231" calcext:value-type="float">
            <text:p>6.91E+00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8.075745916027" calcext:value-type="float">
            <text:p>8.08E+00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8.905424562685" calcext:value-type="float">
            <text:p>8.91E+00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9.397208476126" calcext:value-type="float">
            <text:p>9.40E+00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9.488068846727" calcext:value-type="float">
            <text:p>9.49E+00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9.268286566992" calcext:value-type="float">
            <text:p>9.27E+00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8.661696382778" calcext:value-type="float">
            <text:p>8.66E+00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7.816846941792" calcext:value-type="float">
            <text:p>7.82E+00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6.739709278701" calcext:value-type="float">
            <text:p>6.74E+00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5.534165501075" calcext:value-type="float">
            <text:p>5.53E+00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4.236882425268" calcext:value-type="float">
            <text:p>4.24E+00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2.914441698301" calcext:value-type="float">
            <text:p>2.91E+00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1.646426868589" calcext:value-type="float">
            <text:p>1.65E+00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37880763718" calcext:value-type="float">
            <text:p>3.79E-01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-0.8420375096392" calcext:value-type="float">
            <text:p>-8.42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-2.095055359633" calcext:value-type="float">
            <text:p>-2.10E+00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-3.396570853869" calcext:value-type="float">
            <text:p>-3.40E+00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-4.756098498756" calcext:value-type="float">
            <text:p>-4.76E+00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-6.224732354142" calcext:value-type="float">
            <text:p>-6.22E+00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-7.793491151916" calcext:value-type="float">
            <text:p>-7.79E+00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-9.435998077359" calcext:value-type="float">
            <text:p>-9.44E+00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-11.11527753328" calcext:value-type="float">
            <text:p>-1.11E+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-12.73153642228" calcext:value-type="float">
            <text:p>-1.27E+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-14.29631493244" calcext:value-type="float">
            <text:p>-1.43E+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-15.74788598853" calcext:value-type="float">
            <text:p>-1.57E+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-17.07417070704" calcext:value-type="float">
            <text:p>-1.71E+01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-18.15088843608" calcext:value-type="float">
            <text:p>-1.82E+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-19.19116072471" calcext:value-type="float">
            <text:p>-1.92E+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-19.97274233931" calcext:value-type="float">
            <text:p>-2.00E+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-20.64802115938" calcext:value-type="float">
            <text:p>-2.06E+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-21.20750842887" calcext:value-type="float">
            <text:p>-2.12E+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-21.53831016921" calcext:value-type="float">
            <text:p>-2.15E+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-21.79403986643" calcext:value-type="float">
            <text:p>-2.18E+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-21.67838082099" calcext:value-type="float">
            <text:p>-2.17E+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-21.42634650738" calcext:value-type="float">
            <text:p>-2.14E+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-20.83883447864" calcext:value-type="float">
            <text:p>-2.08E+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-19.8554003831" calcext:value-type="float">
            <text:p>-1.99E+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-18.6257784641" calcext:value-type="float">
            <text:p>-1.86E+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-17.0813021955" calcext:value-type="float">
            <text:p>-1.71E+01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-15.22854027945" calcext:value-type="float">
            <text:p>-1.52E+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-13.12060654891" calcext:value-type="float">
            <text:p>-1.31E+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-10.88720900626" calcext:value-type="float">
            <text:p>-1.09E+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-8.714324087017" calcext:value-type="float">
            <text:p>-8.71E+00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-6.454973667708" calcext:value-type="float">
            <text:p>-6.45E+00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-4.256278784618" calcext:value-type="float">
            <text:p>-4.26E+00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-2.116603745164" calcext:value-type="float">
            <text:p>-2.12E+00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-0.02479958046839" calcext:value-type="float">
            <text:p>-2.48E-02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1.913727770246" calcext:value-type="float">
            <text:p>1.91E+00</text:p>
          </table:table-cell>
        </table:table-row>
        <table:table-row table:style-name="ro2">
          <table:table-cell office:value-type="float" office:value="1.168" calcext:value-type="float">
            <text:p>1.168</text:p>
          </table:table-cell>
          <table:table-cell office:value-type="float" office:value="3.787300454055" calcext:value-type="float">
            <text:p>3.79E+00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5.456410647311" calcext:value-type="float">
            <text:p>5.46E+00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6.881226523713" calcext:value-type="float">
            <text:p>6.88E+00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8.047017895576" calcext:value-type="float">
            <text:p>8.05E+00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8.887319514017" calcext:value-type="float">
            <text:p>8.89E+00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9.353874682191" calcext:value-type="float">
            <text:p>9.35E+00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9.390689855" calcext:value-type="float">
            <text:p>9.39E+00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9.121513668264" calcext:value-type="float">
            <text:p>9.12E+00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8.520691818883" calcext:value-type="float">
            <text:p>8.52E+00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7.646332154713" calcext:value-type="float">
            <text:p>7.65E+00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6.560618910256" calcext:value-type="float">
            <text:p>6.56E+00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5.340570826834" calcext:value-type="float">
            <text:p>5.34E+00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4.069020417998" calcext:value-type="float">
            <text:p>4.07E+00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2.795504196991" calcext:value-type="float">
            <text:p>2.80E+00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1.545228290275" calcext:value-type="float">
            <text:p>1.55E+00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0.3468436037061" calcext:value-type="float">
            <text:p>3.47E-01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8625244974526" calcext:value-type="float">
            <text:p>-8.63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2.047543167807" calcext:value-type="float">
            <text:p>-2.05E+00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3.312251515363" calcext:value-type="float">
            <text:p>-3.31E+00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4.673754017557" calcext:value-type="float">
            <text:p>-4.67E+00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6.124465671495" calcext:value-type="float">
            <text:p>-6.12E+00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7.728906792503" calcext:value-type="float">
            <text:p>-7.73E+00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9.384972398532" calcext:value-type="float">
            <text:p>-9.38E+00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11.07548876396" calcext:value-type="float">
            <text:p>-1.11E+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12.75961279419" calcext:value-type="float">
            <text:p>-1.28E+01</text:p>
          </table:table-cell>
        </table:table-row>
        <table:table-row table:style-name="ro2">
          <table:table-cell office:value-type="float" office:value="1.193" calcext:value-type="float">
            <text:p>1.193</text:p>
          </table:table-cell>
          <table:table-cell office:value-type="float" office:value="-14.40674717931" calcext:value-type="float">
            <text:p>-1.44E+01</text:p>
          </table:table-cell>
        </table:table-row>
        <table:table-row table:style-name="ro2">
          <table:table-cell office:value-type="float" office:value="1.194" calcext:value-type="float">
            <text:p>1.194</text:p>
          </table:table-cell>
          <table:table-cell office:value-type="float" office:value="-15.8931596845" calcext:value-type="float">
            <text:p>-1.59E+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-17.21135855615" calcext:value-type="float">
            <text:p>-1.72E+01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-18.35452748662" calcext:value-type="float">
            <text:p>-1.84E+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-19.33235908864" calcext:value-type="float">
            <text:p>-1.93E+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-20.1119770641" calcext:value-type="float">
            <text:p>-2.01E+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-20.85064056185" calcext:value-type="float">
            <text:p>-2.09E+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-21.317866759" calcext:value-type="float">
            <text:p>-2.13E+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-21.73303794707" calcext:value-type="float">
            <text:p>-2.17E+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-21.97656827682" calcext:value-type="float">
            <text:p>-2.20E+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-21.8730892295" calcext:value-type="float">
            <text:p>-2.19E+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-21.65775902713" calcext:value-type="float">
            <text:p>-2.17E+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-20.98180114667" calcext:value-type="float">
            <text:p>-2.10E+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-20.01890980879" calcext:value-type="float">
            <text:p>-2.00E+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-18.73031567126" calcext:value-type="float">
            <text:p>-1.87E+01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-17.13881361241" calcext:value-type="float">
            <text:p>-1.71E+01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-15.35457937914" calcext:value-type="float">
            <text:p>-1.54E+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-13.24082359818" calcext:value-type="float">
            <text:p>-1.32E+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-11.06391134381" calcext:value-type="float">
            <text:p>-1.11E+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-8.810427389019" calcext:value-type="float">
            <text:p>-8.81E+00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-6.581392796662" calcext:value-type="float">
            <text:p>-6.58E+00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-4.369310007674" calcext:value-type="float">
            <text:p>-4.37E+00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-2.21461311054" calcext:value-type="float">
            <text:p>-2.21E+00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-0.1755498576907" calcext:value-type="float">
            <text:p>-1.76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1.815166902732" calcext:value-type="float">
            <text:p>1.82E+00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3.618834542089" calcext:value-type="float">
            <text:p>3.62E+00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5.246985606537" calcext:value-type="float">
            <text:p>5.25E+00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6.632743825557" calcext:value-type="float">
            <text:p>6.63E+00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7.710048157341" calcext:value-type="float">
            <text:p>7.71E+00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8.426751216461" calcext:value-type="float">
            <text:p>8.43E+00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8.765279258077" calcext:value-type="float">
            <text:p>8.77E+00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8.731499263746" calcext:value-type="float">
            <text:p>8.73E+00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8.300782026797" calcext:value-type="float">
            <text:p>8.30E+00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7.611104203466" calcext:value-type="float">
            <text:p>7.61E+00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6.667882404458" calcext:value-type="float">
            <text:p>6.67E+00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5.592516632548" calcext:value-type="float">
            <text:p>5.59E+00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4.501909130366" calcext:value-type="float">
            <text:p>4.50E+00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3.452177821219" calcext:value-type="float">
            <text:p>3.45E+00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2.522313323594" calcext:value-type="float">
            <text:p>2.52E+00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1.693781909887" calcext:value-type="float">
            <text:p>1.69E+00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0.8966990432076" calcext:value-type="float">
            <text:p>8.97E-01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0.05272304831168" calcext:value-type="float">
            <text:p>5.27E-02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9723281232921" calcext:value-type="float">
            <text:p>-9.7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2.217761241515" calcext:value-type="float">
            <text:p>-2.22E+00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3.749373152312" calcext:value-type="float">
            <text:p>-3.75E+00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5.534830268705" calcext:value-type="float">
            <text:p>-5.53E+00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7.45395377522" calcext:value-type="float">
            <text:p>-7.45E+00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9.42830681592" calcext:value-type="float">
            <text:p>-9.43E+00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11.30048624666" calcext:value-type="float">
            <text:p>-1.13E+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13.01345115572" calcext:value-type="float">
            <text:p>-1.30E+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14.49349186781" calcext:value-type="float">
            <text:p>-1.45E+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15.77908998397" calcext:value-type="float">
            <text:p>-1.58E+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16.87452770002" calcext:value-type="float">
            <text:p>-1.69E+01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17.7133926362" calcext:value-type="float">
            <text:p>-1.77E+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18.52978529267" calcext:value-type="float">
            <text:p>-1.85E+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19.17307956111" calcext:value-type="float">
            <text:p>-1.92E+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19.775363311" calcext:value-type="float">
            <text:p>-1.98E+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20.35593361835" calcext:value-type="float">
            <text:p>-2.04E+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20.80527620333" calcext:value-type="float">
            <text:p>-2.08E+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21.13247754785" calcext:value-type="float">
            <text:p>-2.11E+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21.25808346873" calcext:value-type="float">
            <text:p>-2.13E+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21.13239554017" calcext:value-type="float">
            <text:p>-2.11E+01</text:p>
          </table:table-cell>
        </table:table-row>
        <table:table-row table:style-name="ro2">
          <table:table-cell office:value-type="float" office:value="1.255" calcext:value-type="float">
            <text:p>1.255</text:p>
          </table:table-cell>
          <table:table-cell office:value-type="float" office:value="-20.45752165804" calcext:value-type="float">
            <text:p>-2.05E+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-19.67695188923" calcext:value-type="float">
            <text:p>-1.97E+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-18.36759546961" calcext:value-type="float">
            <text:p>-1.84E+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-16.72042291323" calcext:value-type="float">
            <text:p>-1.67E+01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-14.91754594863" calcext:value-type="float">
            <text:p>-1.49E+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-12.85608730351" calcext:value-type="float">
            <text:p>-1.29E+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-10.68479255819" calcext:value-type="float">
            <text:p>-1.07E+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-8.468055764056" calcext:value-type="float">
            <text:p>-8.47E+00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-6.37516116822" calcext:value-type="float">
            <text:p>-6.38E+00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-4.146603280748" calcext:value-type="float">
            <text:p>-4.15E+00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-2.068029594476" calcext:value-type="float">
            <text:p>-2.07E+00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-0.03986747863514" calcext:value-type="float">
            <text:p>-3.99E-02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1.93465230415" calcext:value-type="float">
            <text:p>1.93E+00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3.80172009637" calcext:value-type="float">
            <text:p>3.80E+00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5.497084119222" calcext:value-type="float">
            <text:p>5.50E+00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6.967401564773" calcext:value-type="float">
            <text:p>6.97E+00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8.158635423863" calcext:value-type="float">
            <text:p>8.16E+00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8.963393137227" calcext:value-type="float">
            <text:p>8.96E+00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9.427512900065" calcext:value-type="float">
            <text:p>9.43E+00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9.497720255333" calcext:value-type="float">
            <text:p>9.50E+00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9.213079475843" calcext:value-type="float">
            <text:p>9.21E+00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8.635366671774" calcext:value-type="float">
            <text:p>8.64E+00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7.837464717651" calcext:value-type="float">
            <text:p>7.84E+00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6.859186013564" calcext:value-type="float">
            <text:p>6.86E+00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5.829707510269" calcext:value-type="float">
            <text:p>5.83E+00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4.735824958406" calcext:value-type="float">
            <text:p>4.74E+00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3.611314966896" calcext:value-type="float">
            <text:p>3.61E+00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2.470470435645" calcext:value-type="float">
            <text:p>2.47E+00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1.246187969736" calcext:value-type="float">
            <text:p>1.25E+00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-0.07830658186393" calcext:value-type="float">
            <text:p>-7.83E-02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-1.530431394433" calcext:value-type="float">
            <text:p>-1.53E+00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-3.165363004894" calcext:value-type="float">
            <text:p>-3.17E+00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-4.943840685608" calcext:value-type="float">
            <text:p>-4.94E+00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-6.772078257152" calcext:value-type="float">
            <text:p>-6.77E+00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-8.718473202282" calcext:value-type="float">
            <text:p>-8.72E+00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-10.60388648946" calcext:value-type="float">
            <text:p>-1.06E+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-12.39466038747" calcext:value-type="float">
            <text:p>-1.24E+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-14.02755450633" calcext:value-type="float">
            <text:p>-1.40E+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15.48048095609" calcext:value-type="float">
            <text:p>-1.55E+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16.71927799148" calcext:value-type="float">
            <text:p>-1.67E+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17.78094462347" calcext:value-type="float">
            <text:p>-1.78E+01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18.80169451559" calcext:value-type="float">
            <text:p>-1.88E+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19.63886074556" calcext:value-type="float">
            <text:p>-1.96E+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20.45307846135" calcext:value-type="float">
            <text:p>-2.05E+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21.14929465845" calcext:value-type="float">
            <text:p>-2.11E+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21.75232749279" calcext:value-type="float">
            <text:p>-2.18E+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22.3338609012" calcext:value-type="float">
            <text:p>-2.23E+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22.82670263734" calcext:value-type="float">
            <text:p>-2.28E+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22.79497332196" calcext:value-type="float">
            <text:p>-2.28E+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22.6471835163" calcext:value-type="float">
            <text:p>-2.26E+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21.9985136076" calcext:value-type="float">
            <text:p>-2.20E+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20.95816439876" calcext:value-type="float">
            <text:p>-2.10E+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19.75016545982" calcext:value-type="float">
            <text:p>-1.98E+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17.91400964888" calcext:value-type="float">
            <text:p>-1.79E+01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15.97975374049" calcext:value-type="float">
            <text:p>-1.60E+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13.8185388591" calcext:value-type="float">
            <text:p>-1.38E+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11.67249269001" calcext:value-type="float">
            <text:p>-1.17E+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9.494375875604" calcext:value-type="float">
            <text:p>-9.49E+00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7.34875004589" calcext:value-type="float">
            <text:p>-7.35E+00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5.23763423035" calcext:value-type="float">
            <text:p>-5.24E+00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3.250783021518" calcext:value-type="float">
            <text:p>-3.25E+00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1.297099505473" calcext:value-type="float">
            <text:p>-1.30E+00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0.5426633340533" calcext:value-type="float">
            <text:p>5.43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2.237739044818" calcext:value-type="float">
            <text:p>2.24E+00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3.733722845493" calcext:value-type="float">
            <text:p>3.73E+00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5.028450035048" calcext:value-type="float">
            <text:p>5.03E+00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6.034496127812" calcext:value-type="float">
            <text:p>6.03E+00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6.845739495256" calcext:value-type="float">
            <text:p>6.85E+00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7.464428509621" calcext:value-type="float">
            <text:p>7.46E+00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7.884269437756" calcext:value-type="float">
            <text:p>7.88E+00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8.070461071865" calcext:value-type="float">
            <text:p>8.07E+00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8.044687597312" calcext:value-type="float">
            <text:p>8.04E+00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7.751064853825" calcext:value-type="float">
            <text:p>7.75E+00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7.233807576205" calcext:value-type="float">
            <text:p>7.23E+00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6.533614846402" calcext:value-type="float">
            <text:p>6.53E+00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5.643749110164" calcext:value-type="float">
            <text:p>5.64E+00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4.633664605795" calcext:value-type="float">
            <text:p>4.63E+00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3.507152694092" calcext:value-type="float">
            <text:p>3.51E+00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2.283899991658" calcext:value-type="float">
            <text:p>2.28E+00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0.9368857142439" calcext:value-type="float">
            <text:p>9.3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-0.5210063270925" calcext:value-type="float">
            <text:p>-5.21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-2.108729052805" calcext:value-type="float">
            <text:p>-2.11E+00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-3.801126760524" calcext:value-type="float">
            <text:p>-3.80E+00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-5.538224297436" calcext:value-type="float">
            <text:p>-5.54E+00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-7.329095511684" calcext:value-type="float">
            <text:p>-7.33E+00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-8.991136049585" calcext:value-type="float">
            <text:p>-8.99E+00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-10.6786135341" calcext:value-type="float">
            <text:p>-1.07E+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-12.13936564136" calcext:value-type="float">
            <text:p>-1.21E+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-13.46672595466" calcext:value-type="float">
            <text:p>-1.35E+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-14.71167121751" calcext:value-type="float">
            <text:p>-1.47E+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-15.83993149943" calcext:value-type="float">
            <text:p>-1.58E+01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-16.90016202003" calcext:value-type="float">
            <text:p>-1.69E+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-17.91858330021" calcext:value-type="float">
            <text:p>-1.79E+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-18.84017084616" calcext:value-type="float">
            <text:p>-1.88E+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-19.73032705294" calcext:value-type="float">
            <text:p>-1.97E+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-20.47839076941" calcext:value-type="float">
            <text:p>-2.05E+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-21.08153814288" calcext:value-type="float">
            <text:p>-2.11E+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-21.47693136633" calcext:value-type="float">
            <text:p>-2.15E+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-21.67876572025" calcext:value-type="float">
            <text:p>-2.17E+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-21.46292989623" calcext:value-type="float">
            <text:p>-2.15E+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-20.74759508119" calcext:value-type="float">
            <text:p>-2.07E+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19.79595326948" calcext:value-type="float">
            <text:p>-1.98E+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18.59308384246" calcext:value-type="float">
            <text:p>-1.86E+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16.85609164751" calcext:value-type="float">
            <text:p>-1.69E+01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15.1630581661" calcext:value-type="float">
            <text:p>-1.52E+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13.21326172137" calcext:value-type="float">
            <text:p>-1.32E+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11.08597675727" calcext:value-type="float">
            <text:p>-1.11E+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8.970552200066" calcext:value-type="float">
            <text:p>-8.97E+00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6.802656152766" calcext:value-type="float">
            <text:p>-6.80E+00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4.737556003321" calcext:value-type="float">
            <text:p>-4.74E+00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2.628581575658" calcext:value-type="float">
            <text:p>-2.63E+00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5884675241191" calcext:value-type="float">
            <text:p>-5.88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1.363432200022" calcext:value-type="float">
            <text:p>1.36E+00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3.171968846175" calcext:value-type="float">
            <text:p>3.17E+00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4.833638389572" calcext:value-type="float">
            <text:p>4.83E+00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6.238047101759" calcext:value-type="float">
            <text:p>6.24E+00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7.354391839911" calcext:value-type="float">
            <text:p>7.35E+00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8.219355769088" calcext:value-type="float">
            <text:p>8.22E+00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8.706182465937" calcext:value-type="float">
            <text:p>8.71E+00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8.938096798869" calcext:value-type="float">
            <text:p>8.94E+00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8.843802300072" calcext:value-type="float">
            <text:p>8.84E+00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8.504444415903" calcext:value-type="float">
            <text:p>8.50E+00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7.976236688115" calcext:value-type="float">
            <text:p>7.98E+00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7.272572095101" calcext:value-type="float">
            <text:p>7.27E+00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6.431860341992" calcext:value-type="float">
            <text:p>6.43E+00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5.481654852984" calcext:value-type="float">
            <text:p>5.48E+00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4.451629827684" calcext:value-type="float">
            <text:p>4.45E+00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3.328383023877" calcext:value-type="float">
            <text:p>3.33E+00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2.101555922471" calcext:value-type="float">
            <text:p>2.10E+00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7657178985884" calcext:value-type="float">
            <text:p>7.66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-0.7003436590551" calcext:value-type="float">
            <text:p>-7.00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-2.272382662979" calcext:value-type="float">
            <text:p>-2.27E+00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-3.946806438632" calcext:value-type="float">
            <text:p>-3.95E+00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-5.6891653559" calcext:value-type="float">
            <text:p>-5.69E+00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-7.488700650369" calcext:value-type="float">
            <text:p>-7.49E+00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-9.268208863683" calcext:value-type="float">
            <text:p>-9.27E+00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-10.92414463427" calcext:value-type="float">
            <text:p>-1.09E+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-12.49443720644" calcext:value-type="float">
            <text:p>-1.25E+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-13.93801205195" calcext:value-type="float">
            <text:p>-1.39E+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-15.25227153547" calcext:value-type="float">
            <text:p>-1.53E+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-16.49510754662" calcext:value-type="float">
            <text:p>-1.65E+01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-17.61272513434" calcext:value-type="float">
            <text:p>-1.76E+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-18.69606000519" calcext:value-type="float">
            <text:p>-1.87E+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-19.68436273331" calcext:value-type="float">
            <text:p>-1.97E+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-20.4657190954" calcext:value-type="float">
            <text:p>-2.05E+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-21.32370921509" calcext:value-type="float">
            <text:p>-2.13E+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-21.97937701754" calcext:value-type="float">
            <text:p>-2.20E+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-22.11767008917" calcext:value-type="float">
            <text:p>-2.21E+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-22.27823095471" calcext:value-type="float">
            <text:p>-2.23E+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-22.0504442424" calcext:value-type="float">
            <text:p>-2.21E+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-21.40153080596" calcext:value-type="float">
            <text:p>-2.14E+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-20.53459640599" calcext:value-type="float">
            <text:p>-2.05E+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-19.20180150567" calcext:value-type="float">
            <text:p>-1.92E+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-17.59551390267" calcext:value-type="float">
            <text:p>-1.76E+01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-15.80700209007" calcext:value-type="float">
            <text:p>-1.58E+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-13.7937410641" calcext:value-type="float">
            <text:p>-1.38E+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-11.68028686971" calcext:value-type="float">
            <text:p>-1.17E+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-9.495200227015" calcext:value-type="float">
            <text:p>-9.50E+00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-7.283263814463" calcext:value-type="float">
            <text:p>-7.28E+00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-5.095041271274" calcext:value-type="float">
            <text:p>-5.10E+00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-2.973298668727" calcext:value-type="float">
            <text:p>-2.97E+00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-0.9000656220467" calcext:value-type="float">
            <text:p>-9.00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1.072045999855" calcext:value-type="float">
            <text:p>1.07E+00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2.89170173048" calcext:value-type="float">
            <text:p>2.89E+00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4.556079144535" calcext:value-type="float">
            <text:p>4.56E+00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5.951014047952" calcext:value-type="float">
            <text:p>5.95E+00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7.099996694838" calcext:value-type="float">
            <text:p>7.10E+00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7.966621927574" calcext:value-type="float">
            <text:p>7.97E+00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8.555504889064" calcext:value-type="float">
            <text:p>8.56E+00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8.710863985227" calcext:value-type="float">
            <text:p>8.71E+00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8.641611716325" calcext:value-type="float">
            <text:p>8.64E+00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8.28999628368" calcext:value-type="float">
            <text:p>8.29E+00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7.682035384473" calcext:value-type="float">
            <text:p>7.68E+00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6.902201320782" calcext:value-type="float">
            <text:p>6.90E+00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5.954090281321" calcext:value-type="float">
            <text:p>5.95E+00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4.885050881941" calcext:value-type="float">
            <text:p>4.89E+00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3.709299072615" calcext:value-type="float">
            <text:p>3.71E+00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2.455833356445" calcext:value-type="float">
            <text:p>2.46E+00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1.117809139421" calcext:value-type="float">
            <text:p>1.12E+00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2931641112169" calcext:value-type="float">
            <text:p>-2.93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1.766774090859" calcext:value-type="float">
            <text:p>-1.77E+00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3.310194445891" calcext:value-type="float">
            <text:p>-3.31E+00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4.900839050814" calcext:value-type="float">
            <text:p>-4.90E+00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6.489484471787" calcext:value-type="float">
            <text:p>-6.49E+00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8.096564782763" calcext:value-type="float">
            <text:p>-8.10E+00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9.674717957542" calcext:value-type="float">
            <text:p>-9.67E+00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11.20107336378" calcext:value-type="float">
            <text:p>-1.12E+01</text:p>
          </table:table-cell>
        </table:table-row>
        <table:table-row table:style-name="ro2">
          <table:table-cell office:value-type="float" office:value="1.442" calcext:value-type="float">
            <text:p>1.442</text:p>
          </table:table-cell>
          <table:table-cell office:value-type="float" office:value="-12.62118126502" calcext:value-type="float">
            <text:p>-1.26E+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-13.97570037016" calcext:value-type="float">
            <text:p>-1.40E+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-15.26459124137" calcext:value-type="float">
            <text:p>-1.53E+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-16.46082685048" calcext:value-type="float">
            <text:p>-1.65E+01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-17.53277863969" calcext:value-type="float">
            <text:p>-1.75E+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-18.52749517115" calcext:value-type="float">
            <text:p>-1.85E+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-19.36123355205" calcext:value-type="float">
            <text:p>-1.94E+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-20.02553266333" calcext:value-type="float">
            <text:p>-2.00E+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-20.43409009757" calcext:value-type="float">
            <text:p>-2.04E+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-20.56819269536" calcext:value-type="float">
            <text:p>-2.06E+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-20.48757723409" calcext:value-type="float">
            <text:p>-2.05E+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-20.29426703465" calcext:value-type="float">
            <text:p>-2.03E+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-19.84645553112" calcext:value-type="float">
            <text:p>-1.98E+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-19.26755816058" calcext:value-type="float">
            <text:p>-1.93E+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-18.73913372763" calcext:value-type="float">
            <text:p>-1.87E+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-17.99986226629" calcext:value-type="float">
            <text:p>-1.80E+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-16.78853291583" calcext:value-type="float">
            <text:p>-1.68E+01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-15.2836536087" calcext:value-type="float">
            <text:p>-1.53E+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-13.40201183204" calcext:value-type="float">
            <text:p>-1.34E+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-11.23507032372" calcext:value-type="float">
            <text:p>-1.12E+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-8.939567484168" calcext:value-type="float">
            <text:p>-8.94E+00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-6.456014845501" calcext:value-type="float">
            <text:p>-6.46E+00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-4.030686164838" calcext:value-type="float">
            <text:p>-4.03E+00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-1.790137080478" calcext:value-type="float">
            <text:p>-1.79E+00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3625967143643" calcext:value-type="float">
            <text:p>3.63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2.352125282222" calcext:value-type="float">
            <text:p>2.35E+00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4.181538791497" calcext:value-type="float">
            <text:p>4.18E+00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5.851968798123" calcext:value-type="float">
            <text:p>5.85E+00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7.294469042409" calcext:value-type="float">
            <text:p>7.29E+00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8.488600747653" calcext:value-type="float">
            <text:p>8.49E+00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9.401535670215" calcext:value-type="float">
            <text:p>9.40E+00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9.947284856347" calcext:value-type="float">
            <text:p>9.95E+00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10.13873089927" calcext:value-type="float">
            <text:p>1.01E+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9.981281056521" calcext:value-type="float">
            <text:p>9.98E+00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9.45836748397" calcext:value-type="float">
            <text:p>9.46E+00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8.667414834869" calcext:value-type="float">
            <text:p>8.67E+00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7.659964317972" calcext:value-type="float">
            <text:p>7.66E+00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6.505460864627" calcext:value-type="float">
            <text:p>6.51E+00</text:p>
          </table:table-cell>
        </table:table-row>
        <table:table-row table:style-name="ro2">
          <table:table-cell office:value-type="float" office:value="1.48" calcext:value-type="float">
            <text:p>1.48</text:p>
          </table:table-cell>
          <table:table-cell office:value-type="float" office:value="5.266306841242" calcext:value-type="float">
            <text:p>5.27E+00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4.012505029703" calcext:value-type="float">
            <text:p>4.01E+00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2.745092745231" calcext:value-type="float">
            <text:p>2.75E+00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1.472481885926" calcext:value-type="float">
            <text:p>1.47E+00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0.1680523518482" calcext:value-type="float">
            <text:p>1.68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1.199993580516" calcext:value-type="float">
            <text:p>-1.20E+00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2.67363813581" calcext:value-type="float">
            <text:p>-2.67E+00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4.282146643779" calcext:value-type="float">
            <text:p>-4.28E+00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6.029298216512" calcext:value-type="float">
            <text:p>-6.03E+00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7.898454606314" calcext:value-type="float">
            <text:p>-7.90E+00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9.794690078393" calcext:value-type="float">
            <text:p>-9.79E+00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11.67566831" calcext:value-type="float">
            <text:p>-1.17E+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13.51031500868" calcext:value-type="float">
            <text:p>-1.35E+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15.20387190201" calcext:value-type="float">
            <text:p>-1.52E+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16.71247392765" calcext:value-type="float">
            <text:p>-1.67E+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18.06156555313" calcext:value-type="float">
            <text:p>-1.81E+01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19.15577810618" calcext:value-type="float">
            <text:p>-1.92E+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20.12096905702" calcext:value-type="float">
            <text:p>-2.01E+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20.92710900468" calcext:value-type="float">
            <text:p>-2.09E+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21.55199777082" calcext:value-type="float">
            <text:p>-2.16E+01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-22.16225417879" calcext:value-type="float">
            <text:p>-2.22E+01</text:p>
          </table:table-cell>
        </table:table-row>
      </table:table>
      <table:named-expressions/>
      <table:database-ranges>
        <table:database-range table:name="__Anonymous_Sheet_DB__3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Data-CD-145'.A1:'Data-CD-145'.B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heet6.A1:Sheet6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22:35:11.152153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11T22:59:28.976798646</dc:date>
    <meta:editing-duration>PT19H57M</meta:editing-duration>
    <meta:editing-cycles>120</meta:editing-cycles>
    <meta:generator>LibreOffice/6.4.7.2$Linux_X86_64 LibreOffice_project/40$Build-2</meta:generator>
    <meta:document-statistic meta:table-count="7" meta:cell-count="14171" meta:object-count="0"/>
  </office:meta>
</office:document-meta>
</file>